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36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0063in" svg:y="351.7276in">
            <draw:object draw:notify-on-update-of-ranges="Sheet1.C2:Sheet1.C2001 Sheet1.A2:Sheet1.A20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Flow (L/sec) 2 msec:</text:p>
          </table:table-cell>
          <table:table-cell office:value-type="string">
            <text:p>80 msec avg:</text:p>
          </table:table-cell>
          <table:table-cell office:value-type="string">
            <text:p>Volume (L)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2">
            <text:p>0.002</text:p>
          </table:table-cell>
          <table:table-cell/>
          <table:table-cell table:formula="of:=([.A3]*0.002)+[.C2]" office:value-type="float" office:value="0.000004">
            <text:p>0.000004</text:p>
          </table:table-cell>
          <table:table-cell/>
        </table:table-row>
        <table:table-row table:style-name="ro1">
          <table:table-cell office:value-type="float" office:value="0.003">
            <text:p>0.003</text:p>
          </table:table-cell>
          <table:table-cell/>
          <table:table-cell table:formula="of:=([.A4]*0.002)+[.C3]" office:value-type="float" office:value="0.00001">
            <text:p>0.00001</text:p>
          </table:table-cell>
          <table:table-cell/>
        </table:table-row>
        <table:table-row table:style-name="ro1">
          <table:table-cell office:value-type="float" office:value="0.004">
            <text:p>0.004</text:p>
          </table:table-cell>
          <table:table-cell/>
          <table:table-cell table:formula="of:=([.A5]*0.002)+[.C4]" office:value-type="float" office:value="0.000018">
            <text:p>0.000018</text:p>
          </table:table-cell>
          <table:table-cell/>
        </table:table-row>
        <table:table-row table:style-name="ro1">
          <table:table-cell office:value-type="float" office:value="0.004">
            <text:p>0.004</text:p>
          </table:table-cell>
          <table:table-cell/>
          <table:table-cell table:formula="of:=([.A6]*0.002)+[.C5]" office:value-type="float" office:value="0.000026">
            <text:p>0.000026</text:p>
          </table:table-cell>
          <table:table-cell/>
        </table:table-row>
        <table:table-row table:style-name="ro1">
          <table:table-cell office:value-type="float" office:value="0.004">
            <text:p>0.004</text:p>
          </table:table-cell>
          <table:table-cell/>
          <table:table-cell table:formula="of:=([.A7]*0.002)+[.C6]" office:value-type="float" office:value="0.000034">
            <text:p>0.000034</text:p>
          </table:table-cell>
          <table:table-cell/>
        </table:table-row>
        <table:table-row table:style-name="ro1">
          <table:table-cell office:value-type="float" office:value="0.004">
            <text:p>0.004</text:p>
          </table:table-cell>
          <table:table-cell/>
          <table:table-cell table:formula="of:=([.A8]*0.002)+[.C7]" office:value-type="float" office:value="0.000042">
            <text:p>0.000042</text:p>
          </table:table-cell>
          <table:table-cell/>
        </table:table-row>
        <table:table-row table:style-name="ro1">
          <table:table-cell office:value-type="float" office:value="0.004">
            <text:p>0.004</text:p>
          </table:table-cell>
          <table:table-cell/>
          <table:table-cell table:formula="of:=([.A9]*0.002)+[.C8]" office:value-type="float" office:value="0.00005">
            <text:p>0.00005</text:p>
          </table:table-cell>
          <table:table-cell/>
        </table:table-row>
        <table:table-row table:style-name="ro1">
          <table:table-cell office:value-type="float" office:value="0.004">
            <text:p>0.004</text:p>
          </table:table-cell>
          <table:table-cell/>
          <table:table-cell table:formula="of:=([.A10]*0.002)+[.C9]" office:value-type="float" office:value="0.000058">
            <text:p>0.000058</text:p>
          </table:table-cell>
          <table:table-cell/>
        </table:table-row>
        <table:table-row table:style-name="ro1">
          <table:table-cell office:value-type="float" office:value="0.003">
            <text:p>0.003</text:p>
          </table:table-cell>
          <table:table-cell/>
          <table:table-cell table:formula="of:=([.A11]*0.002)+[.C10]" office:value-type="float" office:value="0.000064">
            <text:p>0.000064</text:p>
          </table:table-cell>
          <table:table-cell/>
        </table:table-row>
        <table:table-row table:style-name="ro1">
          <table:table-cell office:value-type="float" office:value="0.003">
            <text:p>0.003</text:p>
          </table:table-cell>
          <table:table-cell/>
          <table:table-cell table:formula="of:=([.A12]*0.002)+[.C11]" office:value-type="float" office:value="0.00007">
            <text:p>0.00007</text:p>
          </table:table-cell>
          <table:table-cell/>
        </table:table-row>
        <table:table-row table:style-name="ro1">
          <table:table-cell office:value-type="float" office:value="0.002">
            <text:p>0.002</text:p>
          </table:table-cell>
          <table:table-cell/>
          <table:table-cell table:formula="of:=([.A13]*0.002)+[.C12]" office:value-type="float" office:value="0.000074">
            <text:p>0.000074</text:p>
          </table:table-cell>
          <table:table-cell/>
        </table:table-row>
        <table:table-row table:style-name="ro1">
          <table:table-cell office:value-type="float" office:value="0.002">
            <text:p>0.002</text:p>
          </table:table-cell>
          <table:table-cell/>
          <table:table-cell table:formula="of:=([.A14]*0.002)+[.C13]" office:value-type="float" office:value="0.000078">
            <text:p>0.000078</text:p>
          </table:table-cell>
          <table:table-cell/>
        </table:table-row>
        <table:table-row table:style-name="ro1">
          <table:table-cell office:value-type="float" office:value="0.002">
            <text:p>0.002</text:p>
          </table:table-cell>
          <table:table-cell/>
          <table:table-cell table:formula="of:=([.A15]*0.002)+[.C14]" office:value-type="float" office:value="0.000082">
            <text:p>0.000082</text:p>
          </table:table-cell>
          <table:table-cell/>
        </table:table-row>
        <table:table-row table:style-name="ro1">
          <table:table-cell office:value-type="float" office:value="0.002">
            <text:p>0.002</text:p>
          </table:table-cell>
          <table:table-cell/>
          <table:table-cell table:formula="of:=([.A16]*0.002)+[.C15]" office:value-type="float" office:value="0.000086">
            <text:p>0.000086</text:p>
          </table:table-cell>
          <table:table-cell/>
        </table:table-row>
        <table:table-row table:style-name="ro1">
          <table:table-cell office:value-type="float" office:value="0.001">
            <text:p>0.001</text:p>
          </table:table-cell>
          <table:table-cell/>
          <table:table-cell table:formula="of:=([.A17]*0.002)+[.C16]" office:value-type="float" office:value="0.000088">
            <text:p>0.000088</text:p>
          </table:table-cell>
          <table:table-cell/>
        </table:table-row>
        <table:table-row table:style-name="ro1">
          <table:table-cell office:value-type="float" office:value="0.001">
            <text:p>0.001</text:p>
          </table:table-cell>
          <table:table-cell/>
          <table:table-cell table:formula="of:=([.A18]*0.002)+[.C17]" office:value-type="float" office:value="0.00009">
            <text:p>0.00009</text:p>
          </table:table-cell>
          <table:table-cell/>
        </table:table-row>
        <table:table-row table:style-name="ro1">
          <table:table-cell office:value-type="float" office:value="0.001">
            <text:p>0.001</text:p>
          </table:table-cell>
          <table:table-cell/>
          <table:table-cell table:formula="of:=([.A19]*0.002)+[.C18]" office:value-type="float" office:value="0.000092">
            <text:p>0.000092</text:p>
          </table:table-cell>
          <table:table-cell/>
        </table:table-row>
        <table:table-row table:style-name="ro1">
          <table:table-cell office:value-type="float" office:value="0.001">
            <text:p>0.001</text:p>
          </table:table-cell>
          <table:table-cell/>
          <table:table-cell table:formula="of:=([.A20]*0.002)+[.C19]" office:value-type="float" office:value="0.000094">
            <text:p>0.000094</text:p>
          </table:table-cell>
          <table:table-cell/>
        </table:table-row>
        <table:table-row table:style-name="ro1">
          <table:table-cell office:value-type="float" office:value="0.001">
            <text:p>0.001</text:p>
          </table:table-cell>
          <table:table-cell table:formula="of:=AVERAGE([.A2:.A41])" office:value-type="float" office:value="0.001975">
            <text:p>0.001975</text:p>
          </table:table-cell>
          <table:table-cell table:formula="of:=([.A21]*0.002)+[.C20]" office:value-type="float" office:value="0.000096">
            <text:p>0.000096</text:p>
          </table:table-cell>
          <table:table-cell/>
        </table:table-row>
        <table:table-row table:style-name="ro1">
          <table:table-cell office:value-type="float" office:value="0.001">
            <text:p>0.001</text:p>
          </table:table-cell>
          <table:table-cell table:formula="of:=AVERAGE([.A3:.A42])" office:value-type="float" office:value="0.002025">
            <text:p>0.002025</text:p>
          </table:table-cell>
          <table:table-cell table:formula="of:=([.A22]*0.002)+[.C21]" office:value-type="float" office:value="0.000098">
            <text:p>0.000098</text:p>
          </table:table-cell>
          <table:table-cell/>
        </table:table-row>
        <table:table-row table:style-name="ro1">
          <table:table-cell office:value-type="float" office:value="0.001">
            <text:p>0.001</text:p>
          </table:table-cell>
          <table:table-cell table:formula="of:=AVERAGE([.A4:.A43])" office:value-type="float" office:value="0.002025">
            <text:p>0.002025</text:p>
          </table:table-cell>
          <table:table-cell table:formula="of:=([.A23]*0.002)+[.C22]" office:value-type="float" office:value="0.0001">
            <text:p>0.0001</text:p>
          </table:table-cell>
          <table:table-cell/>
        </table:table-row>
        <table:table-row table:style-name="ro1">
          <table:table-cell office:value-type="float" office:value="0.001">
            <text:p>0.001</text:p>
          </table:table-cell>
          <table:table-cell table:formula="of:=AVERAGE([.A5:.A44])" office:value-type="float" office:value="0.001975">
            <text:p>0.001975</text:p>
          </table:table-cell>
          <table:table-cell table:formula="of:=([.A24]*0.002)+[.C23]" office:value-type="float" office:value="0.000102">
            <text:p>0.000102</text:p>
          </table:table-cell>
          <table:table-cell/>
        </table:table-row>
        <table:table-row table:style-name="ro1">
          <table:table-cell office:value-type="float" office:value="0.001">
            <text:p>0.001</text:p>
          </table:table-cell>
          <table:table-cell table:formula="of:=AVERAGE([.A6:.A45])" office:value-type="float" office:value="0.0019">
            <text:p>0.0019</text:p>
          </table:table-cell>
          <table:table-cell table:formula="of:=([.A25]*0.002)+[.C24]" office:value-type="float" office:value="0.000104">
            <text:p>0.000104</text:p>
          </table:table-cell>
          <table:table-cell/>
        </table:table-row>
        <table:table-row table:style-name="ro1">
          <table:table-cell office:value-type="float" office:value="0.001">
            <text:p>0.001</text:p>
          </table:table-cell>
          <table:table-cell table:formula="of:=AVERAGE([.A7:.A46])" office:value-type="float" office:value="0.001825">
            <text:p>0.001825</text:p>
          </table:table-cell>
          <table:table-cell table:formula="of:=([.A26]*0.002)+[.C25]" office:value-type="float" office:value="0.000106">
            <text:p>0.000106</text:p>
          </table:table-cell>
          <table:table-cell/>
        </table:table-row>
        <table:table-row table:style-name="ro1">
          <table:table-cell office:value-type="float" office:value="0.001">
            <text:p>0.001</text:p>
          </table:table-cell>
          <table:table-cell table:formula="of:=AVERAGE([.A8:.A47])" office:value-type="float" office:value="0.001725">
            <text:p>0.001725</text:p>
          </table:table-cell>
          <table:table-cell table:formula="of:=([.A27]*0.002)+[.C26]" office:value-type="float" office:value="0.000108">
            <text:p>0.000108</text:p>
          </table:table-cell>
          <table:table-cell/>
        </table:table-row>
        <table:table-row table:style-name="ro1">
          <table:table-cell office:value-type="float" office:value="0.001">
            <text:p>0.001</text:p>
          </table:table-cell>
          <table:table-cell table:formula="of:=AVERAGE([.A9:.A48])" office:value-type="float" office:value="0.001625">
            <text:p>0.001625</text:p>
          </table:table-cell>
          <table:table-cell table:formula="of:=([.A28]*0.002)+[.C27]" office:value-type="float" office:value="0.00011">
            <text:p>0.00011</text:p>
          </table:table-cell>
          <table:table-cell/>
        </table:table-row>
        <table:table-row table:style-name="ro1">
          <table:table-cell office:value-type="float" office:value="0.001">
            <text:p>0.001</text:p>
          </table:table-cell>
          <table:table-cell table:formula="of:=AVERAGE([.A10:.A49])" office:value-type="float" office:value="0.001525">
            <text:p>0.001525</text:p>
          </table:table-cell>
          <table:table-cell table:formula="of:=([.A29]*0.002)+[.C28]" office:value-type="float" office:value="0.000112">
            <text:p>0.000112</text:p>
          </table:table-cell>
          <table:table-cell/>
        </table:table-row>
        <table:table-row table:style-name="ro1">
          <table:table-cell office:value-type="float" office:value="0.001">
            <text:p>0.001</text:p>
          </table:table-cell>
          <table:table-cell table:formula="of:=AVERAGE([.A11:.A50])" office:value-type="float" office:value="0.001425">
            <text:p>0.001425</text:p>
          </table:table-cell>
          <table:table-cell table:formula="of:=([.A30]*0.002)+[.C29]" office:value-type="float" office:value="0.000114">
            <text:p>0.000114</text:p>
          </table:table-cell>
          <table:table-cell/>
        </table:table-row>
        <table:table-row table:style-name="ro1">
          <table:table-cell office:value-type="float" office:value="0.002">
            <text:p>0.002</text:p>
          </table:table-cell>
          <table:table-cell table:formula="of:=AVERAGE([.A12:.A51])" office:value-type="float" office:value="0.00135">
            <text:p>0.00135</text:p>
          </table:table-cell>
          <table:table-cell table:formula="of:=([.A31]*0.002)+[.C30]" office:value-type="float" office:value="0.000118">
            <text:p>0.000118</text:p>
          </table:table-cell>
          <table:table-cell/>
        </table:table-row>
        <table:table-row table:style-name="ro1">
          <table:table-cell office:value-type="float" office:value="0.002">
            <text:p>0.002</text:p>
          </table:table-cell>
          <table:table-cell table:formula="of:=AVERAGE([.A13:.A52])" office:value-type="float" office:value="0.001275">
            <text:p>0.001275</text:p>
          </table:table-cell>
          <table:table-cell table:formula="of:=([.A32]*0.002)+[.C31]" office:value-type="float" office:value="0.000122">
            <text:p>0.000122</text:p>
          </table:table-cell>
          <table:table-cell/>
        </table:table-row>
        <table:table-row table:style-name="ro1">
          <table:table-cell office:value-type="float" office:value="0.002">
            <text:p>0.002</text:p>
          </table:table-cell>
          <table:table-cell table:formula="of:=AVERAGE([.A14:.A53])" office:value-type="float" office:value="0.001225">
            <text:p>0.001225</text:p>
          </table:table-cell>
          <table:table-cell table:formula="of:=([.A33]*0.002)+[.C32]" office:value-type="float" office:value="0.000126">
            <text:p>0.000126</text:p>
          </table:table-cell>
          <table:table-cell/>
        </table:table-row>
        <table:table-row table:style-name="ro1">
          <table:table-cell office:value-type="float" office:value="0.002">
            <text:p>0.002</text:p>
          </table:table-cell>
          <table:table-cell table:formula="of:=AVERAGE([.A15:.A54])" office:value-type="float" office:value="0.001175">
            <text:p>0.001175</text:p>
          </table:table-cell>
          <table:table-cell table:formula="of:=([.A34]*0.002)+[.C33]" office:value-type="float" office:value="0.00013">
            <text:p>0.00013</text:p>
          </table:table-cell>
          <table:table-cell/>
        </table:table-row>
        <table:table-row table:style-name="ro1">
          <table:table-cell office:value-type="float" office:value="0.002">
            <text:p>0.002</text:p>
          </table:table-cell>
          <table:table-cell table:formula="of:=AVERAGE([.A16:.A55])" office:value-type="float" office:value="0.001125">
            <text:p>0.001125</text:p>
          </table:table-cell>
          <table:table-cell table:formula="of:=([.A35]*0.002)+[.C34]" office:value-type="float" office:value="0.000134">
            <text:p>0.000134</text:p>
          </table:table-cell>
          <table:table-cell/>
        </table:table-row>
        <table:table-row table:style-name="ro1">
          <table:table-cell office:value-type="float" office:value="0.002">
            <text:p>0.002</text:p>
          </table:table-cell>
          <table:table-cell table:formula="of:=AVERAGE([.A17:.A56])" office:value-type="float" office:value="0.001075">
            <text:p>0.001075</text:p>
          </table:table-cell>
          <table:table-cell table:formula="of:=([.A36]*0.002)+[.C35]" office:value-type="float" office:value="0.000138">
            <text:p>0.000138</text:p>
          </table:table-cell>
          <table:table-cell/>
        </table:table-row>
        <table:table-row table:style-name="ro1">
          <table:table-cell office:value-type="float" office:value="0.002">
            <text:p>0.002</text:p>
          </table:table-cell>
          <table:table-cell table:formula="of:=AVERAGE([.A18:.A57])" office:value-type="float" office:value="0.00105">
            <text:p>0.00105</text:p>
          </table:table-cell>
          <table:table-cell table:formula="of:=([.A37]*0.002)+[.C36]" office:value-type="float" office:value="0.000142">
            <text:p>0.000142</text:p>
          </table:table-cell>
          <table:table-cell/>
        </table:table-row>
        <table:table-row table:style-name="ro1">
          <table:table-cell office:value-type="float" office:value="0.002">
            <text:p>0.002</text:p>
          </table:table-cell>
          <table:table-cell table:formula="of:=AVERAGE([.A19:.A58])" office:value-type="float" office:value="0.001025">
            <text:p>0.001025</text:p>
          </table:table-cell>
          <table:table-cell table:formula="of:=([.A38]*0.002)+[.C37]" office:value-type="float" office:value="0.000146">
            <text:p>0.000146</text:p>
          </table:table-cell>
          <table:table-cell/>
        </table:table-row>
        <table:table-row table:style-name="ro1">
          <table:table-cell office:value-type="float" office:value="0.002">
            <text:p>0.002</text:p>
          </table:table-cell>
          <table:table-cell table:formula="of:=AVERAGE([.A20:.A59])" office:value-type="float" office:value="0.001">
            <text:p>0.001</text:p>
          </table:table-cell>
          <table:table-cell table:formula="of:=([.A39]*0.002)+[.C38]" office:value-type="float" office:value="0.00015">
            <text:p>0.00015</text:p>
          </table:table-cell>
          <table:table-cell/>
        </table:table-row>
        <table:table-row table:style-name="ro1">
          <table:table-cell office:value-type="float" office:value="0.002">
            <text:p>0.002</text:p>
          </table:table-cell>
          <table:table-cell table:formula="of:=AVERAGE([.A21:.A60])" office:value-type="float" office:value="0.000975000000000001">
            <text:p>0.000975</text:p>
          </table:table-cell>
          <table:table-cell table:formula="of:=([.A40]*0.002)+[.C39]" office:value-type="float" office:value="0.000154">
            <text:p>0.000154</text:p>
          </table:table-cell>
          <table:table-cell/>
        </table:table-row>
        <table:table-row table:style-name="ro1">
          <table:table-cell office:value-type="float" office:value="0.002">
            <text:p>0.002</text:p>
          </table:table-cell>
          <table:table-cell table:formula="of:=AVERAGE([.A22:.A61])" office:value-type="float" office:value="0.000975000000000001">
            <text:p>0.000975</text:p>
          </table:table-cell>
          <table:table-cell table:formula="of:=([.A41]*0.002)+[.C40]" office:value-type="float" office:value="0.000158">
            <text:p>0.000158</text:p>
          </table:table-cell>
          <table:table-cell/>
        </table:table-row>
        <table:table-row table:style-name="ro1">
          <table:table-cell office:value-type="float" office:value="0.002">
            <text:p>0.002</text:p>
          </table:table-cell>
          <table:table-cell table:formula="of:=AVERAGE([.A23:.A62])" office:value-type="float" office:value="0.001">
            <text:p>0.001</text:p>
          </table:table-cell>
          <table:table-cell table:formula="of:=([.A42]*0.002)+[.C41]" office:value-type="float" office:value="0.000162">
            <text:p>0.000162</text:p>
          </table:table-cell>
          <table:table-cell/>
        </table:table-row>
        <table:table-row table:style-name="ro1">
          <table:table-cell office:value-type="float" office:value="0.002">
            <text:p>0.002</text:p>
          </table:table-cell>
          <table:table-cell table:formula="of:=AVERAGE([.A24:.A63])" office:value-type="float" office:value="0.001075">
            <text:p>0.001075</text:p>
          </table:table-cell>
          <table:table-cell table:formula="of:=([.A43]*0.002)+[.C42]" office:value-type="float" office:value="0.000166">
            <text:p>0.000166</text:p>
          </table:table-cell>
          <table:table-cell/>
        </table:table-row>
        <table:table-row table:style-name="ro1">
          <table:table-cell office:value-type="float" office:value="0.001">
            <text:p>0.001</text:p>
          </table:table-cell>
          <table:table-cell table:formula="of:=AVERAGE([.A25:.A64])" office:value-type="float" office:value="0.001225">
            <text:p>0.001225</text:p>
          </table:table-cell>
          <table:table-cell table:formula="of:=([.A44]*0.002)+[.C43]" office:value-type="float" office:value="0.000168">
            <text:p>0.000168</text:p>
          </table:table-cell>
          <table:table-cell/>
        </table:table-row>
        <table:table-row table:style-name="ro1">
          <table:table-cell office:value-type="float" office:value="0.001">
            <text:p>0.001</text:p>
          </table:table-cell>
          <table:table-cell table:formula="of:=AVERAGE([.A26:.A65])" office:value-type="float" office:value="0.00145">
            <text:p>0.00145</text:p>
          </table:table-cell>
          <table:table-cell table:formula="of:=([.A45]*0.002)+[.C44]" office:value-type="float" office:value="0.00017">
            <text:p>0.00017</text:p>
          </table:table-cell>
          <table:table-cell/>
        </table:table-row>
        <table:table-row table:style-name="ro1">
          <table:table-cell office:value-type="float" office:value="0.001">
            <text:p>0.001</text:p>
          </table:table-cell>
          <table:table-cell table:formula="of:=AVERAGE([.A27:.A66])" office:value-type="float" office:value="0.00175">
            <text:p>0.00175</text:p>
          </table:table-cell>
          <table:table-cell table:formula="of:=([.A46]*0.002)+[.C45]" office:value-type="float" office:value="0.000172">
            <text:p>0.00017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AVERAGE([.A28:.A67])" office:value-type="float" office:value="0.00215">
            <text:p>0.00215</text:p>
          </table:table-cell>
          <table:table-cell table:formula="of:=([.A47]*0.002)+[.C46]" office:value-type="float" office:value="0.000172">
            <text:p>0.00017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AVERAGE([.A29:.A68])" office:value-type="float" office:value="0.00265">
            <text:p>0.00265</text:p>
          </table:table-cell>
          <table:table-cell table:formula="of:=([.A48]*0.002)+[.C47]" office:value-type="float" office:value="0.000172">
            <text:p>0.00017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AVERAGE([.A30:.A69])" office:value-type="float" office:value="0.003275">
            <text:p>0.003275</text:p>
          </table:table-cell>
          <table:table-cell table:formula="of:=([.A49]*0.002)+[.C48]" office:value-type="float" office:value="0.000172">
            <text:p>0.00017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AVERAGE([.A31:.A70])" office:value-type="float" office:value="0.004025">
            <text:p>0.004025</text:p>
          </table:table-cell>
          <table:table-cell table:formula="of:=([.A50]*0.002)+[.C49]" office:value-type="float" office:value="0.000172">
            <text:p>0.00017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AVERAGE([.A32:.A71])" office:value-type="float" office:value="0.0049">
            <text:p>0.0049</text:p>
          </table:table-cell>
          <table:table-cell table:formula="of:=([.A51]*0.002)+[.C50]" office:value-type="float" office:value="0.000172">
            <text:p>0.00017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AVERAGE([.A33:.A72])" office:value-type="float" office:value="0.005925">
            <text:p>0.005925</text:p>
          </table:table-cell>
          <table:table-cell table:formula="of:=([.A52]*0.002)+[.C51]" office:value-type="float" office:value="0.000172">
            <text:p>0.00017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AVERAGE([.A34:.A73])" office:value-type="float" office:value="0.0071">
            <text:p>0.0071</text:p>
          </table:table-cell>
          <table:table-cell table:formula="of:=([.A53]*0.002)+[.C52]" office:value-type="float" office:value="0.000172">
            <text:p>0.00017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AVERAGE([.A35:.A74])" office:value-type="float" office:value="0.008425">
            <text:p>0.008425</text:p>
          </table:table-cell>
          <table:table-cell table:formula="of:=([.A54]*0.002)+[.C53]" office:value-type="float" office:value="0.000172">
            <text:p>0.00017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AVERAGE([.A36:.A75])" office:value-type="float" office:value="0.0099">
            <text:p>0.0099</text:p>
          </table:table-cell>
          <table:table-cell table:formula="of:=([.A55]*0.002)+[.C54]" office:value-type="float" office:value="0.000172">
            <text:p>0.00017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AVERAGE([.A37:.A76])" office:value-type="float" office:value="0.011525">
            <text:p>0.011525</text:p>
          </table:table-cell>
          <table:table-cell table:formula="of:=([.A56]*0.002)+[.C55]" office:value-type="float" office:value="0.000172">
            <text:p>0.00017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AVERAGE([.A38:.A77])" office:value-type="float" office:value="0.0133">
            <text:p>0.0133</text:p>
          </table:table-cell>
          <table:table-cell table:formula="of:=([.A57]*0.002)+[.C56]" office:value-type="float" office:value="0.000172">
            <text:p>0.00017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AVERAGE([.A39:.A78])" office:value-type="float" office:value="0.0152">
            <text:p>0.0152</text:p>
          </table:table-cell>
          <table:table-cell table:formula="of:=([.A58]*0.002)+[.C57]" office:value-type="float" office:value="0.000172">
            <text:p>0.00017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AVERAGE([.A40:.A79])" office:value-type="float" office:value="0.017225">
            <text:p>0.017225</text:p>
          </table:table-cell>
          <table:table-cell table:formula="of:=([.A59]*0.002)+[.C58]" office:value-type="float" office:value="0.000172">
            <text:p>0.00017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AVERAGE([.A41:.A80])" office:value-type="float" office:value="0.01935">
            <text:p>0.01935</text:p>
          </table:table-cell>
          <table:table-cell table:formula="of:=([.A60]*0.002)+[.C59]" office:value-type="float" office:value="0.000172">
            <text:p>0.000172</text:p>
          </table:table-cell>
          <table:table-cell/>
        </table:table-row>
        <table:table-row table:style-name="ro1">
          <table:table-cell office:value-type="float" office:value="0.001">
            <text:p>0.001</text:p>
          </table:table-cell>
          <table:table-cell table:formula="of:=AVERAGE([.A42:.A81])" office:value-type="float" office:value="0.02155">
            <text:p>0.02155</text:p>
          </table:table-cell>
          <table:table-cell table:formula="of:=([.A61]*0.002)+[.C60]" office:value-type="float" office:value="0.000174">
            <text:p>0.000174</text:p>
          </table:table-cell>
          <table:table-cell/>
        </table:table-row>
        <table:table-row table:style-name="ro1">
          <table:table-cell office:value-type="float" office:value="0.002">
            <text:p>0.002</text:p>
          </table:table-cell>
          <table:table-cell table:formula="of:=AVERAGE([.A43:.A82])" office:value-type="float" office:value="0.023825">
            <text:p>0.023825</text:p>
          </table:table-cell>
          <table:table-cell table:formula="of:=([.A62]*0.002)+[.C61]" office:value-type="float" office:value="0.000178">
            <text:p>0.000178</text:p>
          </table:table-cell>
          <table:table-cell/>
        </table:table-row>
        <table:table-row table:style-name="ro1">
          <table:table-cell office:value-type="float" office:value="0.004">
            <text:p>0.004</text:p>
          </table:table-cell>
          <table:table-cell table:formula="of:=AVERAGE([.A44:.A83])" office:value-type="float" office:value="0.026125">
            <text:p>0.026125</text:p>
          </table:table-cell>
          <table:table-cell table:formula="of:=([.A63]*0.002)+[.C62]" office:value-type="float" office:value="0.000186">
            <text:p>0.000186</text:p>
          </table:table-cell>
          <table:table-cell/>
        </table:table-row>
        <table:table-row table:style-name="ro1">
          <table:table-cell office:value-type="float" office:value="0.007">
            <text:p>0.007</text:p>
          </table:table-cell>
          <table:table-cell table:formula="of:=AVERAGE([.A45:.A84])" office:value-type="float" office:value="0.028475">
            <text:p>0.028475</text:p>
          </table:table-cell>
          <table:table-cell table:formula="of:=([.A64]*0.002)+[.C63]" office:value-type="float" office:value="0.0002">
            <text:p>0.0002</text:p>
          </table:table-cell>
          <table:table-cell/>
        </table:table-row>
        <table:table-row table:style-name="ro1">
          <table:table-cell office:value-type="float" office:value="0.01">
            <text:p>0.01</text:p>
          </table:table-cell>
          <table:table-cell table:formula="of:=AVERAGE([.A46:.A85])" office:value-type="float" office:value="0.030825">
            <text:p>0.030825</text:p>
          </table:table-cell>
          <table:table-cell table:formula="of:=([.A65]*0.002)+[.C64]" office:value-type="float" office:value="0.00022">
            <text:p>0.00022</text:p>
          </table:table-cell>
          <table:table-cell/>
        </table:table-row>
        <table:table-row table:style-name="ro1">
          <table:table-cell office:value-type="float" office:value="0.013">
            <text:p>0.013</text:p>
          </table:table-cell>
          <table:table-cell table:formula="of:=AVERAGE([.A47:.A86])" office:value-type="float" office:value="0.033175">
            <text:p>0.033175</text:p>
          </table:table-cell>
          <table:table-cell table:formula="of:=([.A66]*0.002)+[.C65]" office:value-type="float" office:value="0.000246">
            <text:p>0.000246</text:p>
          </table:table-cell>
          <table:table-cell/>
        </table:table-row>
        <table:table-row table:style-name="ro1">
          <table:table-cell office:value-type="float" office:value="0.017">
            <text:p>0.017</text:p>
          </table:table-cell>
          <table:table-cell table:formula="of:=AVERAGE([.A48:.A87])" office:value-type="float" office:value="0.035525">
            <text:p>0.035525</text:p>
          </table:table-cell>
          <table:table-cell table:formula="of:=([.A67]*0.002)+[.C66]" office:value-type="float" office:value="0.00028">
            <text:p>0.00028</text:p>
          </table:table-cell>
          <table:table-cell/>
        </table:table-row>
        <table:table-row table:style-name="ro1">
          <table:table-cell office:value-type="float" office:value="0.021">
            <text:p>0.021</text:p>
          </table:table-cell>
          <table:table-cell table:formula="of:=AVERAGE([.A49:.A88])" office:value-type="float" office:value="0.03785">
            <text:p>0.03785</text:p>
          </table:table-cell>
          <table:table-cell table:formula="of:=([.A68]*0.002)+[.C67]" office:value-type="float" office:value="0.000322">
            <text:p>0.000322</text:p>
          </table:table-cell>
          <table:table-cell/>
        </table:table-row>
        <table:table-row table:style-name="ro1">
          <table:table-cell office:value-type="float" office:value="0.026">
            <text:p>0.026</text:p>
          </table:table-cell>
          <table:table-cell table:formula="of:=AVERAGE([.A50:.A89])" office:value-type="float" office:value="0.040175">
            <text:p>0.040175</text:p>
          </table:table-cell>
          <table:table-cell table:formula="of:=([.A69]*0.002)+[.C68]" office:value-type="float" office:value="0.000374">
            <text:p>0.000374</text:p>
          </table:table-cell>
          <table:table-cell/>
        </table:table-row>
        <table:table-row table:style-name="ro1">
          <table:table-cell office:value-type="float" office:value="0.031">
            <text:p>0.031</text:p>
          </table:table-cell>
          <table:table-cell table:formula="of:=AVERAGE([.A51:.A90])" office:value-type="float" office:value="0.0425">
            <text:p>0.0425</text:p>
          </table:table-cell>
          <table:table-cell table:formula="of:=([.A70]*0.002)+[.C69]" office:value-type="float" office:value="0.000436">
            <text:p>0.000436</text:p>
          </table:table-cell>
          <table:table-cell/>
        </table:table-row>
        <table:table-row table:style-name="ro1">
          <table:table-cell office:value-type="float" office:value="0.037">
            <text:p>0.037</text:p>
          </table:table-cell>
          <table:table-cell table:formula="of:=AVERAGE([.A52:.A91])" office:value-type="float" office:value="0.044875">
            <text:p>0.044875</text:p>
          </table:table-cell>
          <table:table-cell table:formula="of:=([.A71]*0.002)+[.C70]" office:value-type="float" office:value="0.00051">
            <text:p>0.00051</text:p>
          </table:table-cell>
          <table:table-cell/>
        </table:table-row>
        <table:table-row table:style-name="ro1">
          <table:table-cell office:value-type="float" office:value="0.043">
            <text:p>0.043</text:p>
          </table:table-cell>
          <table:table-cell table:formula="of:=AVERAGE([.A53:.A92])" office:value-type="float" office:value="0.047325">
            <text:p>0.047325</text:p>
          </table:table-cell>
          <table:table-cell table:formula="of:=([.A72]*0.002)+[.C71]" office:value-type="float" office:value="0.000596">
            <text:p>0.000596</text:p>
          </table:table-cell>
          <table:table-cell/>
        </table:table-row>
        <table:table-row table:style-name="ro1">
          <table:table-cell office:value-type="float" office:value="0.049">
            <text:p>0.049</text:p>
          </table:table-cell>
          <table:table-cell table:formula="of:=AVERAGE([.A54:.A93])" office:value-type="float" office:value="0.049925">
            <text:p>0.049925</text:p>
          </table:table-cell>
          <table:table-cell table:formula="of:=([.A73]*0.002)+[.C72]" office:value-type="float" office:value="0.000694">
            <text:p>0.000694</text:p>
          </table:table-cell>
          <table:table-cell/>
        </table:table-row>
        <table:table-row table:style-name="ro1">
          <table:table-cell office:value-type="float" office:value="0.055">
            <text:p>0.055</text:p>
          </table:table-cell>
          <table:table-cell table:formula="of:=AVERAGE([.A55:.A94])" office:value-type="float" office:value="0.05275">
            <text:p>0.05275</text:p>
          </table:table-cell>
          <table:table-cell table:formula="of:=([.A74]*0.002)+[.C73]" office:value-type="float" office:value="0.000804">
            <text:p>0.000804</text:p>
          </table:table-cell>
          <table:table-cell/>
        </table:table-row>
        <table:table-row table:style-name="ro1">
          <table:table-cell office:value-type="float" office:value="0.061">
            <text:p>0.061</text:p>
          </table:table-cell>
          <table:table-cell table:formula="of:=AVERAGE([.A56:.A95])" office:value-type="float" office:value="0.0559">
            <text:p>0.0559</text:p>
          </table:table-cell>
          <table:table-cell table:formula="of:=([.A75]*0.002)+[.C74]" office:value-type="float" office:value="0.000926">
            <text:p>0.000926</text:p>
          </table:table-cell>
          <table:table-cell/>
        </table:table-row>
        <table:table-row table:style-name="ro1">
          <table:table-cell office:value-type="float" office:value="0.067">
            <text:p>0.067</text:p>
          </table:table-cell>
          <table:table-cell table:formula="of:=AVERAGE([.A57:.A96])" office:value-type="float" office:value="0.05945">
            <text:p>0.05945</text:p>
          </table:table-cell>
          <table:table-cell table:formula="of:=([.A76]*0.002)+[.C75]" office:value-type="float" office:value="0.00106">
            <text:p>0.00106</text:p>
          </table:table-cell>
          <table:table-cell/>
        </table:table-row>
        <table:table-row table:style-name="ro1">
          <table:table-cell office:value-type="float" office:value="0.073">
            <text:p>0.073</text:p>
          </table:table-cell>
          <table:table-cell table:formula="of:=AVERAGE([.A58:.A97])" office:value-type="float" office:value="0.06355">
            <text:p>0.06355</text:p>
          </table:table-cell>
          <table:table-cell table:formula="of:=([.A77]*0.002)+[.C76]" office:value-type="float" office:value="0.001206">
            <text:p>0.001206</text:p>
          </table:table-cell>
          <table:table-cell/>
        </table:table-row>
        <table:table-row table:style-name="ro1">
          <table:table-cell office:value-type="float" office:value="0.078">
            <text:p>0.078</text:p>
          </table:table-cell>
          <table:table-cell table:formula="of:=AVERAGE([.A59:.A98])" office:value-type="float" office:value="0.068325">
            <text:p>0.068325</text:p>
          </table:table-cell>
          <table:table-cell table:formula="of:=([.A78]*0.002)+[.C77]" office:value-type="float" office:value="0.001362">
            <text:p>0.001362</text:p>
          </table:table-cell>
          <table:table-cell/>
        </table:table-row>
        <table:table-row table:style-name="ro1">
          <table:table-cell office:value-type="float" office:value="0.083">
            <text:p>0.083</text:p>
          </table:table-cell>
          <table:table-cell table:formula="of:=AVERAGE([.A60:.A99])" office:value-type="float" office:value="0.0739">
            <text:p>0.0739</text:p>
          </table:table-cell>
          <table:table-cell table:formula="of:=([.A79]*0.002)+[.C78]" office:value-type="float" office:value="0.001528">
            <text:p>0.001528</text:p>
          </table:table-cell>
          <table:table-cell/>
        </table:table-row>
        <table:table-row table:style-name="ro1">
          <table:table-cell office:value-type="float" office:value="0.087">
            <text:p>0.087</text:p>
          </table:table-cell>
          <table:table-cell table:formula="of:=AVERAGE([.A61:.A100])" office:value-type="float" office:value="0.080425">
            <text:p>0.080425</text:p>
          </table:table-cell>
          <table:table-cell table:formula="of:=([.A80]*0.002)+[.C79]" office:value-type="float" office:value="0.001702">
            <text:p>0.001702</text:p>
          </table:table-cell>
          <table:table-cell/>
        </table:table-row>
        <table:table-row table:style-name="ro1">
          <table:table-cell office:value-type="float" office:value="0.09">
            <text:p>0.09</text:p>
          </table:table-cell>
          <table:table-cell table:formula="of:=AVERAGE([.A62:.A101])" office:value-type="float" office:value="0.088025">
            <text:p>0.088025</text:p>
          </table:table-cell>
          <table:table-cell table:formula="of:=([.A81]*0.002)+[.C80]" office:value-type="float" office:value="0.001882">
            <text:p>0.001882</text:p>
          </table:table-cell>
          <table:table-cell/>
        </table:table-row>
        <table:table-row table:style-name="ro1">
          <table:table-cell office:value-type="float" office:value="0.093">
            <text:p>0.093</text:p>
          </table:table-cell>
          <table:table-cell table:formula="of:=AVERAGE([.A63:.A102])" office:value-type="float" office:value="0.09685">
            <text:p>0.09685</text:p>
          </table:table-cell>
          <table:table-cell table:formula="of:=([.A82]*0.002)+[.C81]" office:value-type="float" office:value="0.002068">
            <text:p>0.002068</text:p>
          </table:table-cell>
          <table:table-cell/>
        </table:table-row>
        <table:table-row table:style-name="ro1">
          <table:table-cell office:value-type="float" office:value="0.094">
            <text:p>0.094</text:p>
          </table:table-cell>
          <table:table-cell table:formula="of:=AVERAGE([.A64:.A103])" office:value-type="float" office:value="0.107025">
            <text:p>0.107025</text:p>
          </table:table-cell>
          <table:table-cell table:formula="of:=([.A83]*0.002)+[.C82]" office:value-type="float" office:value="0.002256">
            <text:p>0.002256</text:p>
          </table:table-cell>
          <table:table-cell/>
        </table:table-row>
        <table:table-row table:style-name="ro1">
          <table:table-cell office:value-type="float" office:value="0.095">
            <text:p>0.095</text:p>
          </table:table-cell>
          <table:table-cell table:formula="of:=AVERAGE([.A65:.A104])" office:value-type="float" office:value="0.118675">
            <text:p>0.118675</text:p>
          </table:table-cell>
          <table:table-cell table:formula="of:=([.A84]*0.002)+[.C83]" office:value-type="float" office:value="0.002446">
            <text:p>0.002446</text:p>
          </table:table-cell>
          <table:table-cell/>
        </table:table-row>
        <table:table-row table:style-name="ro1">
          <table:table-cell office:value-type="float" office:value="0.095">
            <text:p>0.095</text:p>
          </table:table-cell>
          <table:table-cell table:formula="of:=AVERAGE([.A66:.A105])" office:value-type="float" office:value="0.13195">
            <text:p>0.13195</text:p>
          </table:table-cell>
          <table:table-cell table:formula="of:=([.A85]*0.002)+[.C84]" office:value-type="float" office:value="0.002636">
            <text:p>0.002636</text:p>
          </table:table-cell>
          <table:table-cell/>
        </table:table-row>
        <table:table-row table:style-name="ro1">
          <table:table-cell office:value-type="float" office:value="0.095">
            <text:p>0.095</text:p>
          </table:table-cell>
          <table:table-cell table:formula="of:=AVERAGE([.A67:.A106])" office:value-type="float" office:value="0.147">
            <text:p>0.147</text:p>
          </table:table-cell>
          <table:table-cell table:formula="of:=([.A86]*0.002)+[.C85]" office:value-type="float" office:value="0.002826">
            <text:p>0.002826</text:p>
          </table:table-cell>
          <table:table-cell/>
        </table:table-row>
        <table:table-row table:style-name="ro1">
          <table:table-cell office:value-type="float" office:value="0.094">
            <text:p>0.094</text:p>
          </table:table-cell>
          <table:table-cell table:formula="of:=AVERAGE([.A68:.A107])" office:value-type="float" office:value="0.16395">
            <text:p>0.16395</text:p>
          </table:table-cell>
          <table:table-cell table:formula="of:=([.A87]*0.002)+[.C86]" office:value-type="float" office:value="0.003014">
            <text:p>0.003014</text:p>
          </table:table-cell>
          <table:table-cell/>
        </table:table-row>
        <table:table-row table:style-name="ro1">
          <table:table-cell office:value-type="float" office:value="0.093">
            <text:p>0.093</text:p>
          </table:table-cell>
          <table:table-cell table:formula="of:=AVERAGE([.A69:.A108])" office:value-type="float" office:value="0.182925">
            <text:p>0.182925</text:p>
          </table:table-cell>
          <table:table-cell table:formula="of:=([.A88]*0.002)+[.C87]" office:value-type="float" office:value="0.0032">
            <text:p>0.0032</text:p>
          </table:table-cell>
          <table:table-cell/>
        </table:table-row>
        <table:table-row table:style-name="ro1">
          <table:table-cell office:value-type="float" office:value="0.093">
            <text:p>0.093</text:p>
          </table:table-cell>
          <table:table-cell table:formula="of:=AVERAGE([.A70:.A109])" office:value-type="float" office:value="0.204025">
            <text:p>0.204025</text:p>
          </table:table-cell>
          <table:table-cell table:formula="of:=([.A89]*0.002)+[.C88]" office:value-type="float" office:value="0.003386">
            <text:p>0.003386</text:p>
          </table:table-cell>
          <table:table-cell/>
        </table:table-row>
        <table:table-row table:style-name="ro1">
          <table:table-cell office:value-type="float" office:value="0.093">
            <text:p>0.093</text:p>
          </table:table-cell>
          <table:table-cell table:formula="of:=AVERAGE([.A71:.A110])" office:value-type="float" office:value="0.227375">
            <text:p>0.227375</text:p>
          </table:table-cell>
          <table:table-cell table:formula="of:=([.A90]*0.002)+[.C89]" office:value-type="float" office:value="0.003572">
            <text:p>0.003572</text:p>
          </table:table-cell>
          <table:table-cell/>
        </table:table-row>
        <table:table-row table:style-name="ro1">
          <table:table-cell office:value-type="float" office:value="0.095">
            <text:p>0.095</text:p>
          </table:table-cell>
          <table:table-cell table:formula="of:=AVERAGE([.A72:.A111])" office:value-type="float" office:value="0.253075">
            <text:p>0.253075</text:p>
          </table:table-cell>
          <table:table-cell table:formula="of:=([.A91]*0.002)+[.C90]" office:value-type="float" office:value="0.003762">
            <text:p>0.003762</text:p>
          </table:table-cell>
          <table:table-cell/>
        </table:table-row>
        <table:table-row table:style-name="ro1">
          <table:table-cell office:value-type="float" office:value="0.098">
            <text:p>0.098</text:p>
          </table:table-cell>
          <table:table-cell table:formula="of:=AVERAGE([.A73:.A112])" office:value-type="float" office:value="0.281225">
            <text:p>0.281225</text:p>
          </table:table-cell>
          <table:table-cell table:formula="of:=([.A92]*0.002)+[.C91]" office:value-type="float" office:value="0.003958">
            <text:p>0.003958</text:p>
          </table:table-cell>
          <table:table-cell/>
        </table:table-row>
        <table:table-row table:style-name="ro1">
          <table:table-cell office:value-type="float" office:value="0.104">
            <text:p>0.104</text:p>
          </table:table-cell>
          <table:table-cell table:formula="of:=AVERAGE([.A74:.A113])" office:value-type="float" office:value="0.311925">
            <text:p>0.311925</text:p>
          </table:table-cell>
          <table:table-cell table:formula="of:=([.A93]*0.002)+[.C92]" office:value-type="float" office:value="0.004166">
            <text:p>0.004166</text:p>
          </table:table-cell>
          <table:table-cell/>
        </table:table-row>
        <table:table-row table:style-name="ro1">
          <table:table-cell office:value-type="float" office:value="0.113">
            <text:p>0.113</text:p>
          </table:table-cell>
          <table:table-cell table:formula="of:=AVERAGE([.A75:.A114])" office:value-type="float" office:value="0.345275">
            <text:p>0.345275</text:p>
          </table:table-cell>
          <table:table-cell table:formula="of:=([.A94]*0.002)+[.C93]" office:value-type="float" office:value="0.004392">
            <text:p>0.004392</text:p>
          </table:table-cell>
          <table:table-cell/>
        </table:table-row>
        <table:table-row table:style-name="ro1">
          <table:table-cell office:value-type="float" office:value="0.126">
            <text:p>0.126</text:p>
          </table:table-cell>
          <table:table-cell table:formula="of:=AVERAGE([.A76:.A115])" office:value-type="float" office:value="0.381375">
            <text:p>0.381375</text:p>
          </table:table-cell>
          <table:table-cell table:formula="of:=([.A95]*0.002)+[.C94]" office:value-type="float" office:value="0.004644">
            <text:p>0.004644</text:p>
          </table:table-cell>
          <table:table-cell/>
        </table:table-row>
        <table:table-row table:style-name="ro1">
          <table:table-cell office:value-type="float" office:value="0.142">
            <text:p>0.142</text:p>
          </table:table-cell>
          <table:table-cell table:formula="of:=AVERAGE([.A77:.A116])" office:value-type="float" office:value="0.4203">
            <text:p>0.4203</text:p>
          </table:table-cell>
          <table:table-cell table:formula="of:=([.A96]*0.002)+[.C95]" office:value-type="float" office:value="0.004928">
            <text:p>0.004928</text:p>
          </table:table-cell>
          <table:table-cell/>
        </table:table-row>
        <table:table-row table:style-name="ro1">
          <table:table-cell office:value-type="float" office:value="0.164">
            <text:p>0.164</text:p>
          </table:table-cell>
          <table:table-cell table:formula="of:=AVERAGE([.A78:.A117])" office:value-type="float" office:value="0.462125">
            <text:p>0.462125</text:p>
          </table:table-cell>
          <table:table-cell table:formula="of:=([.A97]*0.002)+[.C96]" office:value-type="float" office:value="0.005256">
            <text:p>0.005256</text:p>
          </table:table-cell>
          <table:table-cell/>
        </table:table-row>
        <table:table-row table:style-name="ro1">
          <table:table-cell office:value-type="float" office:value="0.191">
            <text:p>0.191</text:p>
          </table:table-cell>
          <table:table-cell table:formula="of:=AVERAGE([.A79:.A118])" office:value-type="float" office:value="0.506925">
            <text:p>0.506925</text:p>
          </table:table-cell>
          <table:table-cell table:formula="of:=([.A98]*0.002)+[.C97]" office:value-type="float" office:value="0.005638">
            <text:p>0.005638</text:p>
          </table:table-cell>
          <table:table-cell/>
        </table:table-row>
        <table:table-row table:style-name="ro1">
          <table:table-cell office:value-type="float" office:value="0.223">
            <text:p>0.223</text:p>
          </table:table-cell>
          <table:table-cell table:formula="of:=AVERAGE([.A80:.A119])" office:value-type="float" office:value="0.5548">
            <text:p>0.5548</text:p>
          </table:table-cell>
          <table:table-cell table:formula="of:=([.A99]*0.002)+[.C98]" office:value-type="float" office:value="0.006084">
            <text:p>0.006084</text:p>
          </table:table-cell>
          <table:table-cell/>
        </table:table-row>
        <table:table-row table:style-name="ro1">
          <table:table-cell office:value-type="float" office:value="0.261">
            <text:p>0.261</text:p>
          </table:table-cell>
          <table:table-cell table:formula="of:=AVERAGE([.A81:.A120])" office:value-type="float" office:value="0.605825">
            <text:p>0.605825</text:p>
          </table:table-cell>
          <table:table-cell table:formula="of:=([.A100]*0.002)+[.C99]" office:value-type="float" office:value="0.006606">
            <text:p>0.006606</text:p>
          </table:table-cell>
          <table:table-cell/>
        </table:table-row>
        <table:table-row table:style-name="ro1">
          <table:table-cell office:value-type="float" office:value="0.305">
            <text:p>0.305</text:p>
          </table:table-cell>
          <table:table-cell table:formula="of:=AVERAGE([.A82:.A121])" office:value-type="float" office:value="0.660075">
            <text:p>0.660075</text:p>
          </table:table-cell>
          <table:table-cell table:formula="of:=([.A101]*0.002)+[.C100]" office:value-type="float" office:value="0.007216">
            <text:p>0.007216</text:p>
          </table:table-cell>
          <table:table-cell/>
        </table:table-row>
        <table:table-row table:style-name="ro1">
          <table:table-cell office:value-type="float" office:value="0.355">
            <text:p>0.355</text:p>
          </table:table-cell>
          <table:table-cell table:formula="of:=AVERAGE([.A83:.A122])" office:value-type="float" office:value="0.7176">
            <text:p>0.7176</text:p>
          </table:table-cell>
          <table:table-cell table:formula="of:=([.A102]*0.002)+[.C101]" office:value-type="float" office:value="0.007926">
            <text:p>0.007926</text:p>
          </table:table-cell>
          <table:table-cell/>
        </table:table-row>
        <table:table-row table:style-name="ro1">
          <table:table-cell office:value-type="float" office:value="0.411">
            <text:p>0.411</text:p>
          </table:table-cell>
          <table:table-cell table:formula="of:=AVERAGE([.A84:.A123])" office:value-type="float" office:value="0.7785">
            <text:p>0.7785</text:p>
          </table:table-cell>
          <table:table-cell table:formula="of:=([.A103]*0.002)+[.C102]" office:value-type="float" office:value="0.008748">
            <text:p>0.008748</text:p>
          </table:table-cell>
          <table:table-cell/>
        </table:table-row>
        <table:table-row table:style-name="ro1">
          <table:table-cell office:value-type="float" office:value="0.473">
            <text:p>0.473</text:p>
          </table:table-cell>
          <table:table-cell table:formula="of:=AVERAGE([.A85:.A124])" office:value-type="float" office:value="0.842825">
            <text:p>0.842825</text:p>
          </table:table-cell>
          <table:table-cell table:formula="of:=([.A104]*0.002)+[.C103]" office:value-type="float" office:value="0.009694">
            <text:p>0.009694</text:p>
          </table:table-cell>
          <table:table-cell/>
        </table:table-row>
        <table:table-row table:style-name="ro1">
          <table:table-cell office:value-type="float" office:value="0.541">
            <text:p>0.541</text:p>
          </table:table-cell>
          <table:table-cell table:formula="of:=AVERAGE([.A86:.A125])" office:value-type="float" office:value="0.91065">
            <text:p>0.91065</text:p>
          </table:table-cell>
          <table:table-cell table:formula="of:=([.A105]*0.002)+[.C104]" office:value-type="float" office:value="0.010776">
            <text:p>0.010776</text:p>
          </table:table-cell>
          <table:table-cell/>
        </table:table-row>
        <table:table-row table:style-name="ro1">
          <table:table-cell office:value-type="float" office:value="0.615">
            <text:p>0.615</text:p>
          </table:table-cell>
          <table:table-cell table:formula="of:=AVERAGE([.A87:.A126])" office:value-type="float" office:value="0.982">
            <text:p>0.982</text:p>
          </table:table-cell>
          <table:table-cell table:formula="of:=([.A106]*0.002)+[.C105]" office:value-type="float" office:value="0.012006">
            <text:p>0.012006</text:p>
          </table:table-cell>
          <table:table-cell/>
        </table:table-row>
        <table:table-row table:style-name="ro1">
          <table:table-cell office:value-type="float" office:value="0.695">
            <text:p>0.695</text:p>
          </table:table-cell>
          <table:table-cell table:formula="of:=AVERAGE([.A88:.A127])" office:value-type="float" office:value="1.05695">
            <text:p>1.05695</text:p>
          </table:table-cell>
          <table:table-cell table:formula="of:=([.A107]*0.002)+[.C106]" office:value-type="float" office:value="0.013396">
            <text:p>0.013396</text:p>
          </table:table-cell>
          <table:table-cell/>
        </table:table-row>
        <table:table-row table:style-name="ro1">
          <table:table-cell office:value-type="float" office:value="0.78">
            <text:p>0.78</text:p>
          </table:table-cell>
          <table:table-cell table:formula="of:=AVERAGE([.A89:.A128])" office:value-type="float" office:value="1.135525">
            <text:p>1.135525</text:p>
          </table:table-cell>
          <table:table-cell table:formula="of:=([.A108]*0.002)+[.C107]" office:value-type="float" office:value="0.014956">
            <text:p>0.014956</text:p>
          </table:table-cell>
          <table:table-cell/>
        </table:table-row>
        <table:table-row table:style-name="ro1">
          <table:table-cell office:value-type="float" office:value="0.87">
            <text:p>0.87</text:p>
          </table:table-cell>
          <table:table-cell table:formula="of:=AVERAGE([.A90:.A129])" office:value-type="float" office:value="1.217725">
            <text:p>1.217725</text:p>
          </table:table-cell>
          <table:table-cell table:formula="of:=([.A109]*0.002)+[.C108]" office:value-type="float" office:value="0.016696">
            <text:p>0.016696</text:p>
          </table:table-cell>
          <table:table-cell/>
        </table:table-row>
        <table:table-row table:style-name="ro1">
          <table:table-cell office:value-type="float" office:value="0.965">
            <text:p>0.965</text:p>
          </table:table-cell>
          <table:table-cell table:formula="of:=AVERAGE([.A91:.A130])" office:value-type="float" office:value="1.303575">
            <text:p>1.303575</text:p>
          </table:table-cell>
          <table:table-cell table:formula="of:=([.A110]*0.002)+[.C109]" office:value-type="float" office:value="0.018626">
            <text:p>0.018626</text:p>
          </table:table-cell>
          <table:table-cell/>
        </table:table-row>
        <table:table-row table:style-name="ro1">
          <table:table-cell office:value-type="float" office:value="1.065">
            <text:p>1.065</text:p>
          </table:table-cell>
          <table:table-cell table:formula="of:=AVERAGE([.A92:.A131])" office:value-type="float" office:value="1.39305">
            <text:p>1.39305</text:p>
          </table:table-cell>
          <table:table-cell table:formula="of:=([.A111]*0.002)+[.C110]" office:value-type="float" office:value="0.020756">
            <text:p>0.020756</text:p>
          </table:table-cell>
          <table:table-cell/>
        </table:table-row>
        <table:table-row table:style-name="ro1">
          <table:table-cell office:value-type="float" office:value="1.169">
            <text:p>1.169</text:p>
          </table:table-cell>
          <table:table-cell table:formula="of:=AVERAGE([.A93:.A132])" office:value-type="float" office:value="1.486125">
            <text:p>1.486125</text:p>
          </table:table-cell>
          <table:table-cell table:formula="of:=([.A112]*0.002)+[.C111]" office:value-type="float" office:value="0.023094">
            <text:p>0.023094</text:p>
          </table:table-cell>
          <table:table-cell/>
        </table:table-row>
        <table:table-row table:style-name="ro1">
          <table:table-cell office:value-type="float" office:value="1.277">
            <text:p>1.277</text:p>
          </table:table-cell>
          <table:table-cell table:formula="of:=AVERAGE([.A94:.A133])" office:value-type="float" office:value="1.582725">
            <text:p>1.582725</text:p>
          </table:table-cell>
          <table:table-cell table:formula="of:=([.A113]*0.002)+[.C112]" office:value-type="float" office:value="0.025648">
            <text:p>0.025648</text:p>
          </table:table-cell>
          <table:table-cell/>
        </table:table-row>
        <table:table-row table:style-name="ro1">
          <table:table-cell office:value-type="float" office:value="1.389">
            <text:p>1.389</text:p>
          </table:table-cell>
          <table:table-cell table:formula="of:=AVERAGE([.A95:.A134])" office:value-type="float" office:value="1.6828">
            <text:p>1.6828</text:p>
          </table:table-cell>
          <table:table-cell table:formula="of:=([.A114]*0.002)+[.C113]" office:value-type="float" office:value="0.028426">
            <text:p>0.028426</text:p>
          </table:table-cell>
          <table:table-cell/>
        </table:table-row>
        <table:table-row table:style-name="ro1">
          <table:table-cell office:value-type="float" office:value="1.505">
            <text:p>1.505</text:p>
          </table:table-cell>
          <table:table-cell table:formula="of:=AVERAGE([.A96:.A135])" office:value-type="float" office:value="1.786225">
            <text:p>1.786225</text:p>
          </table:table-cell>
          <table:table-cell table:formula="of:=([.A115]*0.002)+[.C114]" office:value-type="float" office:value="0.031436">
            <text:p>0.031436</text:p>
          </table:table-cell>
          <table:table-cell/>
        </table:table-row>
        <table:table-row table:style-name="ro1">
          <table:table-cell office:value-type="float" office:value="1.624">
            <text:p>1.624</text:p>
          </table:table-cell>
          <table:table-cell table:formula="of:=AVERAGE([.A97:.A136])" office:value-type="float" office:value="1.8929">
            <text:p>1.8929</text:p>
          </table:table-cell>
          <table:table-cell table:formula="of:=([.A116]*0.002)+[.C115]" office:value-type="float" office:value="0.034684">
            <text:p>0.034684</text:p>
          </table:table-cell>
          <table:table-cell/>
        </table:table-row>
        <table:table-row table:style-name="ro1">
          <table:table-cell office:value-type="float" office:value="1.746">
            <text:p>1.746</text:p>
          </table:table-cell>
          <table:table-cell table:formula="of:=AVERAGE([.A98:.A137])" office:value-type="float" office:value="2.002675">
            <text:p>2.002675</text:p>
          </table:table-cell>
          <table:table-cell table:formula="of:=([.A117]*0.002)+[.C116]" office:value-type="float" office:value="0.038176">
            <text:p>0.038176</text:p>
          </table:table-cell>
          <table:table-cell/>
        </table:table-row>
        <table:table-row table:style-name="ro1">
          <table:table-cell office:value-type="float" office:value="1.87">
            <text:p>1.87</text:p>
          </table:table-cell>
          <table:table-cell table:formula="of:=AVERAGE([.A99:.A138])" office:value-type="float" office:value="2.1154">
            <text:p>2.1154</text:p>
          </table:table-cell>
          <table:table-cell table:formula="of:=([.A118]*0.002)+[.C117]" office:value-type="float" office:value="0.041916">
            <text:p>0.041916</text:p>
          </table:table-cell>
          <table:table-cell/>
        </table:table-row>
        <table:table-row table:style-name="ro1">
          <table:table-cell office:value-type="float" office:value="1.998">
            <text:p>1.998</text:p>
          </table:table-cell>
          <table:table-cell table:formula="of:=AVERAGE([.A100:.A139])" office:value-type="float" office:value="2.2309">
            <text:p>2.2309</text:p>
          </table:table-cell>
          <table:table-cell table:formula="of:=([.A119]*0.002)+[.C118]" office:value-type="float" office:value="0.045912">
            <text:p>0.045912</text:p>
          </table:table-cell>
          <table:table-cell/>
        </table:table-row>
        <table:table-row table:style-name="ro1">
          <table:table-cell office:value-type="float" office:value="2.128">
            <text:p>2.128</text:p>
          </table:table-cell>
          <table:table-cell table:formula="of:=AVERAGE([.A101:.A140])" office:value-type="float" office:value="2.349">
            <text:p>2.349</text:p>
          </table:table-cell>
          <table:table-cell table:formula="of:=([.A120]*0.002)+[.C119]" office:value-type="float" office:value="0.050168">
            <text:p>0.050168</text:p>
          </table:table-cell>
          <table:table-cell/>
        </table:table-row>
        <table:table-row table:style-name="ro1">
          <table:table-cell office:value-type="float" office:value="2.26">
            <text:p>2.26</text:p>
          </table:table-cell>
          <table:table-cell table:formula="of:=AVERAGE([.A102:.A141])" office:value-type="float" office:value="2.4695">
            <text:p>2.4695</text:p>
          </table:table-cell>
          <table:table-cell table:formula="of:=([.A121]*0.002)+[.C120]" office:value-type="float" office:value="0.054688">
            <text:p>0.054688</text:p>
          </table:table-cell>
          <table:table-cell/>
        </table:table-row>
        <table:table-row table:style-name="ro1">
          <table:table-cell office:value-type="float" office:value="2.394">
            <text:p>2.394</text:p>
          </table:table-cell>
          <table:table-cell table:formula="of:=AVERAGE([.A103:.A142])" office:value-type="float" office:value="2.5922">
            <text:p>2.5922</text:p>
          </table:table-cell>
          <table:table-cell table:formula="of:=([.A122]*0.002)+[.C121]" office:value-type="float" office:value="0.059476">
            <text:p>0.059476</text:p>
          </table:table-cell>
          <table:table-cell/>
        </table:table-row>
        <table:table-row table:style-name="ro1">
          <table:table-cell office:value-type="float" office:value="2.53">
            <text:p>2.53</text:p>
          </table:table-cell>
          <table:table-cell table:formula="of:=AVERAGE([.A104:.A143])" office:value-type="float" office:value="2.7169">
            <text:p>2.7169</text:p>
          </table:table-cell>
          <table:table-cell table:formula="of:=([.A123]*0.002)+[.C122]" office:value-type="float" office:value="0.064536">
            <text:p>0.064536</text:p>
          </table:table-cell>
          <table:table-cell/>
        </table:table-row>
        <table:table-row table:style-name="ro1">
          <table:table-cell office:value-type="float" office:value="2.668">
            <text:p>2.668</text:p>
          </table:table-cell>
          <table:table-cell table:formula="of:=AVERAGE([.A105:.A144])" office:value-type="float" office:value="2.843375">
            <text:p>2.843375</text:p>
          </table:table-cell>
          <table:table-cell table:formula="of:=([.A124]*0.002)+[.C123]" office:value-type="float" office:value="0.069872">
            <text:p>0.069872</text:p>
          </table:table-cell>
          <table:table-cell/>
        </table:table-row>
        <table:table-row table:style-name="ro1">
          <table:table-cell office:value-type="float" office:value="2.808">
            <text:p>2.808</text:p>
          </table:table-cell>
          <table:table-cell table:formula="of:=AVERAGE([.A106:.A145])" office:value-type="float" office:value="2.9714">
            <text:p>2.9714</text:p>
          </table:table-cell>
          <table:table-cell table:formula="of:=([.A125]*0.002)+[.C124]" office:value-type="float" office:value="0.075488">
            <text:p>0.075488</text:p>
          </table:table-cell>
          <table:table-cell/>
        </table:table-row>
        <table:table-row table:style-name="ro1">
          <table:table-cell office:value-type="float" office:value="2.949">
            <text:p>2.949</text:p>
          </table:table-cell>
          <table:table-cell table:formula="of:=AVERAGE([.A107:.A146])" office:value-type="float" office:value="3.100775">
            <text:p>3.100775</text:p>
          </table:table-cell>
          <table:table-cell table:formula="of:=([.A126]*0.002)+[.C125]" office:value-type="float" office:value="0.081386">
            <text:p>0.081386</text:p>
          </table:table-cell>
          <table:table-cell/>
        </table:table-row>
        <table:table-row table:style-name="ro1">
          <table:table-cell office:value-type="float" office:value="3.092">
            <text:p>3.092</text:p>
          </table:table-cell>
          <table:table-cell table:formula="of:=AVERAGE([.A108:.A147])" office:value-type="float" office:value="3.23125">
            <text:p>3.23125</text:p>
          </table:table-cell>
          <table:table-cell table:formula="of:=([.A127]*0.002)+[.C126]" office:value-type="float" office:value="0.08757">
            <text:p>0.08757</text:p>
          </table:table-cell>
          <table:table-cell/>
        </table:table-row>
        <table:table-row table:style-name="ro1">
          <table:table-cell office:value-type="float" office:value="3.236">
            <text:p>3.236</text:p>
          </table:table-cell>
          <table:table-cell table:formula="of:=AVERAGE([.A109:.A148])" office:value-type="float" office:value="3.362625">
            <text:p>3.362625</text:p>
          </table:table-cell>
          <table:table-cell table:formula="of:=([.A128]*0.002)+[.C127]" office:value-type="float" office:value="0.094042">
            <text:p>0.094042</text:p>
          </table:table-cell>
          <table:table-cell/>
        </table:table-row>
        <table:table-row table:style-name="ro1">
          <table:table-cell office:value-type="float" office:value="3.381">
            <text:p>3.381</text:p>
          </table:table-cell>
          <table:table-cell table:formula="of:=AVERAGE([.A110:.A149])" office:value-type="float" office:value="3.494675">
            <text:p>3.494675</text:p>
          </table:table-cell>
          <table:table-cell table:formula="of:=([.A129]*0.002)+[.C128]" office:value-type="float" office:value="0.100804">
            <text:p>0.100804</text:p>
          </table:table-cell>
          <table:table-cell/>
        </table:table-row>
        <table:table-row table:style-name="ro1">
          <table:table-cell office:value-type="float" office:value="3.527">
            <text:p>3.527</text:p>
          </table:table-cell>
          <table:table-cell table:formula="of:=AVERAGE([.A111:.A150])" office:value-type="float" office:value="3.62715">
            <text:p>3.62715</text:p>
          </table:table-cell>
          <table:table-cell table:formula="of:=([.A130]*0.002)+[.C129]" office:value-type="float" office:value="0.107858">
            <text:p>0.107858</text:p>
          </table:table-cell>
          <table:table-cell/>
        </table:table-row>
        <table:table-row table:style-name="ro1">
          <table:table-cell office:value-type="float" office:value="3.674">
            <text:p>3.674</text:p>
          </table:table-cell>
          <table:table-cell table:formula="of:=AVERAGE([.A112:.A151])" office:value-type="float" office:value="3.75985">
            <text:p>3.75985</text:p>
          </table:table-cell>
          <table:table-cell table:formula="of:=([.A131]*0.002)+[.C130]" office:value-type="float" office:value="0.115206">
            <text:p>0.115206</text:p>
          </table:table-cell>
          <table:table-cell/>
        </table:table-row>
        <table:table-row table:style-name="ro1">
          <table:table-cell office:value-type="float" office:value="3.821">
            <text:p>3.821</text:p>
          </table:table-cell>
          <table:table-cell table:formula="of:=AVERAGE([.A113:.A152])" office:value-type="float" office:value="3.89255">
            <text:p>3.89255</text:p>
          </table:table-cell>
          <table:table-cell table:formula="of:=([.A132]*0.002)+[.C131]" office:value-type="float" office:value="0.122848">
            <text:p>0.122848</text:p>
          </table:table-cell>
          <table:table-cell/>
        </table:table-row>
        <table:table-row table:style-name="ro1">
          <table:table-cell office:value-type="float" office:value="3.968">
            <text:p>3.968</text:p>
          </table:table-cell>
          <table:table-cell table:formula="of:=AVERAGE([.A114:.A153])" office:value-type="float" office:value="4.025025">
            <text:p>4.025025</text:p>
          </table:table-cell>
          <table:table-cell table:formula="of:=([.A133]*0.002)+[.C132]" office:value-type="float" office:value="0.130784">
            <text:p>0.130784</text:p>
          </table:table-cell>
          <table:table-cell/>
        </table:table-row>
        <table:table-row table:style-name="ro1">
          <table:table-cell office:value-type="float" office:value="4.116">
            <text:p>4.116</text:p>
          </table:table-cell>
          <table:table-cell table:formula="of:=AVERAGE([.A115:.A154])" office:value-type="float" office:value="4.15705">
            <text:p>4.15705</text:p>
          </table:table-cell>
          <table:table-cell table:formula="of:=([.A134]*0.002)+[.C133]" office:value-type="float" office:value="0.139016">
            <text:p>0.139016</text:p>
          </table:table-cell>
          <table:table-cell/>
        </table:table-row>
        <table:table-row table:style-name="ro1">
          <table:table-cell office:value-type="float" office:value="4.263">
            <text:p>4.263</text:p>
          </table:table-cell>
          <table:table-cell table:formula="of:=AVERAGE([.A116:.A155])" office:value-type="float" office:value="4.288375">
            <text:p>4.288375</text:p>
          </table:table-cell>
          <table:table-cell table:formula="of:=([.A135]*0.002)+[.C134]" office:value-type="float" office:value="0.147542">
            <text:p>0.147542</text:p>
          </table:table-cell>
          <table:table-cell/>
        </table:table-row>
        <table:table-row table:style-name="ro1">
          <table:table-cell office:value-type="float" office:value="4.409">
            <text:p>4.409</text:p>
          </table:table-cell>
          <table:table-cell table:formula="of:=AVERAGE([.A117:.A156])" office:value-type="float" office:value="4.418825">
            <text:p>4.418825</text:p>
          </table:table-cell>
          <table:table-cell table:formula="of:=([.A136]*0.002)+[.C135]" office:value-type="float" office:value="0.15636">
            <text:p>0.15636</text:p>
          </table:table-cell>
          <table:table-cell/>
        </table:table-row>
        <table:table-row table:style-name="ro1">
          <table:table-cell office:value-type="float" office:value="4.555">
            <text:p>4.555</text:p>
          </table:table-cell>
          <table:table-cell table:formula="of:=AVERAGE([.A118:.A157])" office:value-type="float" office:value="4.54815">
            <text:p>4.54815</text:p>
          </table:table-cell>
          <table:table-cell table:formula="of:=([.A137]*0.002)+[.C136]" office:value-type="float" office:value="0.16547">
            <text:p>0.16547</text:p>
          </table:table-cell>
          <table:table-cell/>
        </table:table-row>
        <table:table-row table:style-name="ro1">
          <table:table-cell office:value-type="float" office:value="4.7">
            <text:p>4.7</text:p>
          </table:table-cell>
          <table:table-cell table:formula="of:=AVERAGE([.A119:.A158])" office:value-type="float" office:value="4.676175">
            <text:p>4.676175</text:p>
          </table:table-cell>
          <table:table-cell table:formula="of:=([.A138]*0.002)+[.C137]" office:value-type="float" office:value="0.17487">
            <text:p>0.17487</text:p>
          </table:table-cell>
          <table:table-cell/>
        </table:table-row>
        <table:table-row table:style-name="ro1">
          <table:table-cell office:value-type="float" office:value="4.843">
            <text:p>4.843</text:p>
          </table:table-cell>
          <table:table-cell table:formula="of:=AVERAGE([.A120:.A159])" office:value-type="float" office:value="4.802675">
            <text:p>4.802675</text:p>
          </table:table-cell>
          <table:table-cell table:formula="of:=([.A139]*0.002)+[.C138]" office:value-type="float" office:value="0.184556">
            <text:p>0.184556</text:p>
          </table:table-cell>
          <table:table-cell/>
        </table:table-row>
        <table:table-row table:style-name="ro1">
          <table:table-cell office:value-type="float" office:value="4.985">
            <text:p>4.985</text:p>
          </table:table-cell>
          <table:table-cell table:formula="of:=AVERAGE([.A121:.A160])" office:value-type="float" office:value="4.927425">
            <text:p>4.927425</text:p>
          </table:table-cell>
          <table:table-cell table:formula="of:=([.A140]*0.002)+[.C139]" office:value-type="float" office:value="0.194526">
            <text:p>0.194526</text:p>
          </table:table-cell>
          <table:table-cell/>
        </table:table-row>
        <table:table-row table:style-name="ro1">
          <table:table-cell office:value-type="float" office:value="5.125">
            <text:p>5.125</text:p>
          </table:table-cell>
          <table:table-cell table:formula="of:=AVERAGE([.A122:.A161])" office:value-type="float" office:value="5.050225">
            <text:p>5.050225</text:p>
          </table:table-cell>
          <table:table-cell table:formula="of:=([.A141]*0.002)+[.C140]" office:value-type="float" office:value="0.204776">
            <text:p>0.204776</text:p>
          </table:table-cell>
          <table:table-cell/>
        </table:table-row>
        <table:table-row table:style-name="ro1">
          <table:table-cell office:value-type="float" office:value="5.263">
            <text:p>5.263</text:p>
          </table:table-cell>
          <table:table-cell table:formula="of:=AVERAGE([.A123:.A162])" office:value-type="float" office:value="5.1709">
            <text:p>5.1709</text:p>
          </table:table-cell>
          <table:table-cell table:formula="of:=([.A142]*0.002)+[.C141]" office:value-type="float" office:value="0.215302">
            <text:p>0.215302</text:p>
          </table:table-cell>
          <table:table-cell/>
        </table:table-row>
        <table:table-row table:style-name="ro1">
          <table:table-cell office:value-type="float" office:value="5.399">
            <text:p>5.399</text:p>
          </table:table-cell>
          <table:table-cell table:formula="of:=AVERAGE([.A124:.A163])" office:value-type="float" office:value="5.28925">
            <text:p>5.28925</text:p>
          </table:table-cell>
          <table:table-cell table:formula="of:=([.A143]*0.002)+[.C142]" office:value-type="float" office:value="0.2261">
            <text:p>0.2261</text:p>
          </table:table-cell>
          <table:table-cell/>
        </table:table-row>
        <table:table-row table:style-name="ro1">
          <table:table-cell office:value-type="float" office:value="5.532">
            <text:p>5.532</text:p>
          </table:table-cell>
          <table:table-cell table:formula="of:=AVERAGE([.A125:.A164])" office:value-type="float" office:value="5.4051">
            <text:p>5.4051</text:p>
          </table:table-cell>
          <table:table-cell table:formula="of:=([.A144]*0.002)+[.C143]" office:value-type="float" office:value="0.237164">
            <text:p>0.237164</text:p>
          </table:table-cell>
          <table:table-cell/>
        </table:table-row>
        <table:table-row table:style-name="ro1">
          <table:table-cell office:value-type="float" office:value="5.662">
            <text:p>5.662</text:p>
          </table:table-cell>
          <table:table-cell table:formula="of:=AVERAGE([.A126:.A165])" office:value-type="float" office:value="5.51825">
            <text:p>5.51825</text:p>
          </table:table-cell>
          <table:table-cell table:formula="of:=([.A145]*0.002)+[.C144]" office:value-type="float" office:value="0.248488">
            <text:p>0.248488</text:p>
          </table:table-cell>
          <table:table-cell/>
        </table:table-row>
        <table:table-row table:style-name="ro1">
          <table:table-cell office:value-type="float" office:value="5.79">
            <text:p>5.79</text:p>
          </table:table-cell>
          <table:table-cell table:formula="of:=AVERAGE([.A127:.A166])" office:value-type="float" office:value="5.62855">
            <text:p>5.62855</text:p>
          </table:table-cell>
          <table:table-cell table:formula="of:=([.A146]*0.002)+[.C145]" office:value-type="float" office:value="0.260068">
            <text:p>0.260068</text:p>
          </table:table-cell>
          <table:table-cell/>
        </table:table-row>
        <table:table-row table:style-name="ro1">
          <table:table-cell office:value-type="float" office:value="5.914">
            <text:p>5.914</text:p>
          </table:table-cell>
          <table:table-cell table:formula="of:=AVERAGE([.A128:.A167])" office:value-type="float" office:value="5.73585">
            <text:p>5.73585</text:p>
          </table:table-cell>
          <table:table-cell table:formula="of:=([.A147]*0.002)+[.C146]" office:value-type="float" office:value="0.271896">
            <text:p>0.271896</text:p>
          </table:table-cell>
          <table:table-cell/>
        </table:table-row>
        <table:table-row table:style-name="ro1">
          <table:table-cell office:value-type="float" office:value="6.035">
            <text:p>6.035</text:p>
          </table:table-cell>
          <table:table-cell table:formula="of:=AVERAGE([.A129:.A168])" office:value-type="float" office:value="5.84">
            <text:p>5.84</text:p>
          </table:table-cell>
          <table:table-cell table:formula="of:=([.A148]*0.002)+[.C147]" office:value-type="float" office:value="0.283966">
            <text:p>0.283966</text:p>
          </table:table-cell>
          <table:table-cell/>
        </table:table-row>
        <table:table-row table:style-name="ro1">
          <table:table-cell office:value-type="float" office:value="6.152">
            <text:p>6.152</text:p>
          </table:table-cell>
          <table:table-cell table:formula="of:=AVERAGE([.A130:.A169])" office:value-type="float" office:value="5.9409">
            <text:p>5.9409</text:p>
          </table:table-cell>
          <table:table-cell table:formula="of:=([.A149]*0.002)+[.C148]" office:value-type="float" office:value="0.29627">
            <text:p>0.29627</text:p>
          </table:table-cell>
          <table:table-cell/>
        </table:table-row>
        <table:table-row table:style-name="ro1">
          <table:table-cell office:value-type="float" office:value="6.264">
            <text:p>6.264</text:p>
          </table:table-cell>
          <table:table-cell table:formula="of:=AVERAGE([.A131:.A170])" office:value-type="float" office:value="6.038425">
            <text:p>6.038425</text:p>
          </table:table-cell>
          <table:table-cell table:formula="of:=([.A150]*0.002)+[.C149]" office:value-type="float" office:value="0.308798">
            <text:p>0.308798</text:p>
          </table:table-cell>
          <table:table-cell/>
        </table:table-row>
        <table:table-row table:style-name="ro1">
          <table:table-cell office:value-type="float" office:value="6.373">
            <text:p>6.373</text:p>
          </table:table-cell>
          <table:table-cell table:formula="of:=AVERAGE([.A132:.A171])" office:value-type="float" office:value="6.132475">
            <text:p>6.132475</text:p>
          </table:table-cell>
          <table:table-cell table:formula="of:=([.A151]*0.002)+[.C150]" office:value-type="float" office:value="0.321544">
            <text:p>0.321544</text:p>
          </table:table-cell>
          <table:table-cell/>
        </table:table-row>
        <table:table-row table:style-name="ro1">
          <table:table-cell office:value-type="float" office:value="6.477">
            <text:p>6.477</text:p>
          </table:table-cell>
          <table:table-cell table:formula="of:=AVERAGE([.A133:.A172])" office:value-type="float" office:value="6.222975">
            <text:p>6.222975</text:p>
          </table:table-cell>
          <table:table-cell table:formula="of:=([.A152]*0.002)+[.C151]" office:value-type="float" office:value="0.334498">
            <text:p>0.334498</text:p>
          </table:table-cell>
          <table:table-cell/>
        </table:table-row>
        <table:table-row table:style-name="ro1">
          <table:table-cell office:value-type="float" office:value="6.576">
            <text:p>6.576</text:p>
          </table:table-cell>
          <table:table-cell table:formula="of:=AVERAGE([.A134:.A173])" office:value-type="float" office:value="6.309875">
            <text:p>6.309875</text:p>
          </table:table-cell>
          <table:table-cell table:formula="of:=([.A153]*0.002)+[.C152]" office:value-type="float" office:value="0.34765">
            <text:p>0.34765</text:p>
          </table:table-cell>
          <table:table-cell/>
        </table:table-row>
        <table:table-row table:style-name="ro1">
          <table:table-cell office:value-type="float" office:value="6.67">
            <text:p>6.67</text:p>
          </table:table-cell>
          <table:table-cell table:formula="of:=AVERAGE([.A135:.A174])" office:value-type="float" office:value="6.3931">
            <text:p>6.3931</text:p>
          </table:table-cell>
          <table:table-cell table:formula="of:=([.A154]*0.002)+[.C153]" office:value-type="float" office:value="0.36099">
            <text:p>0.36099</text:p>
          </table:table-cell>
          <table:table-cell/>
        </table:table-row>
        <table:table-row table:style-name="ro1">
          <table:table-cell office:value-type="float" office:value="6.758">
            <text:p>6.758</text:p>
          </table:table-cell>
          <table:table-cell table:formula="of:=AVERAGE([.A136:.A175])" office:value-type="float" office:value="6.4726">
            <text:p>6.4726</text:p>
          </table:table-cell>
          <table:table-cell table:formula="of:=([.A155]*0.002)+[.C154]" office:value-type="float" office:value="0.374506">
            <text:p>0.374506</text:p>
          </table:table-cell>
          <table:table-cell/>
        </table:table-row>
        <table:table-row table:style-name="ro1">
          <table:table-cell office:value-type="float" office:value="6.842">
            <text:p>6.842</text:p>
          </table:table-cell>
          <table:table-cell table:formula="of:=AVERAGE([.A137:.A176])" office:value-type="float" office:value="6.548375">
            <text:p>6.548375</text:p>
          </table:table-cell>
          <table:table-cell table:formula="of:=([.A156]*0.002)+[.C155]" office:value-type="float" office:value="0.38819">
            <text:p>0.38819</text:p>
          </table:table-cell>
          <table:table-cell/>
        </table:table-row>
        <table:table-row table:style-name="ro1">
          <table:table-cell office:value-type="float" office:value="6.919">
            <text:p>6.919</text:p>
          </table:table-cell>
          <table:table-cell table:formula="of:=AVERAGE([.A138:.A177])" office:value-type="float" office:value="6.620375">
            <text:p>6.620375</text:p>
          </table:table-cell>
          <table:table-cell table:formula="of:=([.A157]*0.002)+[.C156]" office:value-type="float" office:value="0.402028">
            <text:p>0.402028</text:p>
          </table:table-cell>
          <table:table-cell/>
        </table:table-row>
        <table:table-row table:style-name="ro1">
          <table:table-cell office:value-type="float" office:value="6.991">
            <text:p>6.991</text:p>
          </table:table-cell>
          <table:table-cell table:formula="of:=AVERAGE([.A139:.A178])" office:value-type="float" office:value="6.688575">
            <text:p>6.688575</text:p>
          </table:table-cell>
          <table:table-cell table:formula="of:=([.A158]*0.002)+[.C157]" office:value-type="float" office:value="0.41601">
            <text:p>0.41601</text:p>
          </table:table-cell>
          <table:table-cell/>
        </table:table-row>
        <table:table-row table:style-name="ro1">
          <table:table-cell office:value-type="float" office:value="7.058">
            <text:p>7.058</text:p>
          </table:table-cell>
          <table:table-cell table:formula="of:=AVERAGE([.A140:.A179])" office:value-type="float" office:value="6.752975">
            <text:p>6.752975</text:p>
          </table:table-cell>
          <table:table-cell table:formula="of:=([.A159]*0.002)+[.C158]" office:value-type="float" office:value="0.430126">
            <text:p>0.430126</text:p>
          </table:table-cell>
          <table:table-cell/>
        </table:table-row>
        <table:table-row table:style-name="ro1">
          <table:table-cell office:value-type="float" office:value="7.118">
            <text:p>7.118</text:p>
          </table:table-cell>
          <table:table-cell table:formula="of:=AVERAGE([.A141:.A180])" office:value-type="float" office:value="6.81355">
            <text:p>6.81355</text:p>
          </table:table-cell>
          <table:table-cell table:formula="of:=([.A160]*0.002)+[.C159]" office:value-type="float" office:value="0.444362">
            <text:p>0.444362</text:p>
          </table:table-cell>
          <table:table-cell/>
        </table:table-row>
        <table:table-row table:style-name="ro1">
          <table:table-cell office:value-type="float" office:value="7.172">
            <text:p>7.172</text:p>
          </table:table-cell>
          <table:table-cell table:formula="of:=AVERAGE([.A142:.A181])" office:value-type="float" office:value="6.8703">
            <text:p>6.8703</text:p>
          </table:table-cell>
          <table:table-cell table:formula="of:=([.A161]*0.002)+[.C160]" office:value-type="float" office:value="0.458706">
            <text:p>0.458706</text:p>
          </table:table-cell>
          <table:table-cell/>
        </table:table-row>
        <table:table-row table:style-name="ro1">
          <table:table-cell office:value-type="float" office:value="7.221">
            <text:p>7.221</text:p>
          </table:table-cell>
          <table:table-cell table:formula="of:=AVERAGE([.A143:.A182])" office:value-type="float" office:value="6.923225">
            <text:p>6.923225</text:p>
          </table:table-cell>
          <table:table-cell table:formula="of:=([.A162]*0.002)+[.C161]" office:value-type="float" office:value="0.473148">
            <text:p>0.473148</text:p>
          </table:table-cell>
          <table:table-cell/>
        </table:table-row>
        <table:table-row table:style-name="ro1">
          <table:table-cell office:value-type="float" office:value="7.264">
            <text:p>7.264</text:p>
          </table:table-cell>
          <table:table-cell table:formula="of:=AVERAGE([.A144:.A183])" office:value-type="float" office:value="6.972325">
            <text:p>6.972325</text:p>
          </table:table-cell>
          <table:table-cell table:formula="of:=([.A163]*0.002)+[.C162]" office:value-type="float" office:value="0.487676">
            <text:p>0.487676</text:p>
          </table:table-cell>
          <table:table-cell/>
        </table:table-row>
        <table:table-row table:style-name="ro1">
          <table:table-cell office:value-type="float" office:value="7.302">
            <text:p>7.302</text:p>
          </table:table-cell>
          <table:table-cell table:formula="of:=AVERAGE([.A145:.A184])" office:value-type="float" office:value="7.0176">
            <text:p>7.0176</text:p>
          </table:table-cell>
          <table:table-cell table:formula="of:=([.A164]*0.002)+[.C163]" office:value-type="float" office:value="0.50228">
            <text:p>0.50228</text:p>
          </table:table-cell>
          <table:table-cell/>
        </table:table-row>
        <table:table-row table:style-name="ro1">
          <table:table-cell office:value-type="float" office:value="7.334">
            <text:p>7.334</text:p>
          </table:table-cell>
          <table:table-cell table:formula="of:=AVERAGE([.A146:.A185])" office:value-type="float" office:value="7.0591">
            <text:p>7.0591</text:p>
          </table:table-cell>
          <table:table-cell table:formula="of:=([.A165]*0.002)+[.C164]" office:value-type="float" office:value="0.516948">
            <text:p>0.516948</text:p>
          </table:table-cell>
          <table:table-cell/>
        </table:table-row>
        <table:table-row table:style-name="ro1">
          <table:table-cell office:value-type="float" office:value="7.361">
            <text:p>7.361</text:p>
          </table:table-cell>
          <table:table-cell table:formula="of:=AVERAGE([.A147:.A186])" office:value-type="float" office:value="7.0968">
            <text:p>7.0968</text:p>
          </table:table-cell>
          <table:table-cell table:formula="of:=([.A166]*0.002)+[.C165]" office:value-type="float" office:value="0.53167">
            <text:p>0.53167</text:p>
          </table:table-cell>
          <table:table-cell/>
        </table:table-row>
        <table:table-row table:style-name="ro1">
          <table:table-cell office:value-type="float" office:value="7.384">
            <text:p>7.384</text:p>
          </table:table-cell>
          <table:table-cell table:formula="of:=AVERAGE([.A148:.A187])" office:value-type="float" office:value="7.130775">
            <text:p>7.130775</text:p>
          </table:table-cell>
          <table:table-cell table:formula="of:=([.A167]*0.002)+[.C166]" office:value-type="float" office:value="0.546438">
            <text:p>0.546438</text:p>
          </table:table-cell>
          <table:table-cell/>
        </table:table-row>
        <table:table-row table:style-name="ro1">
          <table:table-cell office:value-type="float" office:value="7.402">
            <text:p>7.402</text:p>
          </table:table-cell>
          <table:table-cell table:formula="of:=AVERAGE([.A149:.A188])" office:value-type="float" office:value="7.16105">
            <text:p>7.16105</text:p>
          </table:table-cell>
          <table:table-cell table:formula="of:=([.A168]*0.002)+[.C167]" office:value-type="float" office:value="0.561242">
            <text:p>0.561242</text:p>
          </table:table-cell>
          <table:table-cell/>
        </table:table-row>
        <table:table-row table:style-name="ro1">
          <table:table-cell office:value-type="float" office:value="7.417">
            <text:p>7.417</text:p>
          </table:table-cell>
          <table:table-cell table:formula="of:=AVERAGE([.A150:.A189])" office:value-type="float" office:value="7.187725">
            <text:p>7.187725</text:p>
          </table:table-cell>
          <table:table-cell table:formula="of:=([.A169]*0.002)+[.C168]" office:value-type="float" office:value="0.576076">
            <text:p>0.576076</text:p>
          </table:table-cell>
          <table:table-cell/>
        </table:table-row>
        <table:table-row table:style-name="ro1">
          <table:table-cell office:value-type="float" office:value="7.428">
            <text:p>7.428</text:p>
          </table:table-cell>
          <table:table-cell table:formula="of:=AVERAGE([.A151:.A190])" office:value-type="float" office:value="7.210875">
            <text:p>7.210875</text:p>
          </table:table-cell>
          <table:table-cell table:formula="of:=([.A170]*0.002)+[.C169]" office:value-type="float" office:value="0.590932">
            <text:p>0.590932</text:p>
          </table:table-cell>
          <table:table-cell/>
        </table:table-row>
        <table:table-row table:style-name="ro1">
          <table:table-cell office:value-type="float" office:value="7.436">
            <text:p>7.436</text:p>
          </table:table-cell>
          <table:table-cell table:formula="of:=AVERAGE([.A152:.A191])" office:value-type="float" office:value="7.23055">
            <text:p>7.23055</text:p>
          </table:table-cell>
          <table:table-cell table:formula="of:=([.A171]*0.002)+[.C170]" office:value-type="float" office:value="0.605804">
            <text:p>0.605804</text:p>
          </table:table-cell>
          <table:table-cell/>
        </table:table-row>
        <table:table-row table:style-name="ro1">
          <table:table-cell office:value-type="float" office:value="7.441">
            <text:p>7.441</text:p>
          </table:table-cell>
          <table:table-cell table:formula="of:=AVERAGE([.A153:.A192])" office:value-type="float" office:value="7.2469">
            <text:p>7.2469</text:p>
          </table:table-cell>
          <table:table-cell table:formula="of:=([.A172]*0.002)+[.C171]" office:value-type="float" office:value="0.620686">
            <text:p>0.620686</text:p>
          </table:table-cell>
          <table:table-cell/>
        </table:table-row>
        <table:table-row table:style-name="ro1">
          <table:table-cell office:value-type="float" office:value="7.444">
            <text:p>7.444</text:p>
          </table:table-cell>
          <table:table-cell table:formula="of:=AVERAGE([.A154:.A193])" office:value-type="float" office:value="7.260025">
            <text:p>7.260025</text:p>
          </table:table-cell>
          <table:table-cell table:formula="of:=([.A173]*0.002)+[.C172]" office:value-type="float" office:value="0.635574">
            <text:p>0.635574</text:p>
          </table:table-cell>
          <table:table-cell/>
        </table:table-row>
        <table:table-row table:style-name="ro1">
          <table:table-cell office:value-type="float" office:value="7.445">
            <text:p>7.445</text:p>
          </table:table-cell>
          <table:table-cell table:formula="of:=AVERAGE([.A155:.A194])" office:value-type="float" office:value="7.270075">
            <text:p>7.270075</text:p>
          </table:table-cell>
          <table:table-cell table:formula="of:=([.A174]*0.002)+[.C173]" office:value-type="float" office:value="0.650464">
            <text:p>0.650464</text:p>
          </table:table-cell>
          <table:table-cell/>
        </table:table-row>
        <table:table-row table:style-name="ro1">
          <table:table-cell office:value-type="float" office:value="7.443">
            <text:p>7.443</text:p>
          </table:table-cell>
          <table:table-cell table:formula="of:=AVERAGE([.A156:.A195])" office:value-type="float" office:value="7.2772">
            <text:p>7.2772</text:p>
          </table:table-cell>
          <table:table-cell table:formula="of:=([.A175]*0.002)+[.C174]" office:value-type="float" office:value="0.66535">
            <text:p>0.66535</text:p>
          </table:table-cell>
          <table:table-cell/>
        </table:table-row>
        <table:table-row table:style-name="ro1">
          <table:table-cell office:value-type="float" office:value="7.44">
            <text:p>7.44</text:p>
          </table:table-cell>
          <table:table-cell table:formula="of:=AVERAGE([.A157:.A196])" office:value-type="float" office:value="7.2815">
            <text:p>7.2815</text:p>
          </table:table-cell>
          <table:table-cell table:formula="of:=([.A176]*0.002)+[.C175]" office:value-type="float" office:value="0.68023">
            <text:p>0.68023</text:p>
          </table:table-cell>
          <table:table-cell/>
        </table:table-row>
        <table:table-row table:style-name="ro1">
          <table:table-cell office:value-type="float" office:value="7.435">
            <text:p>7.435</text:p>
          </table:table-cell>
          <table:table-cell table:formula="of:=AVERAGE([.A158:.A197])" office:value-type="float" office:value="7.28315">
            <text:p>7.28315</text:p>
          </table:table-cell>
          <table:table-cell table:formula="of:=([.A177]*0.002)+[.C176]" office:value-type="float" office:value="0.6951">
            <text:p>0.6951</text:p>
          </table:table-cell>
          <table:table-cell/>
        </table:table-row>
        <table:table-row table:style-name="ro1">
          <table:table-cell office:value-type="float" office:value="7.428">
            <text:p>7.428</text:p>
          </table:table-cell>
          <table:table-cell table:formula="of:=AVERAGE([.A159:.A198])" office:value-type="float" office:value="7.2823">
            <text:p>7.2823</text:p>
          </table:table-cell>
          <table:table-cell table:formula="of:=([.A178]*0.002)+[.C177]" office:value-type="float" office:value="0.709956">
            <text:p>0.709956</text:p>
          </table:table-cell>
          <table:table-cell/>
        </table:table-row>
        <table:table-row table:style-name="ro1">
          <table:table-cell office:value-type="float" office:value="7.419">
            <text:p>7.419</text:p>
          </table:table-cell>
          <table:table-cell table:formula="of:=AVERAGE([.A160:.A199])" office:value-type="float" office:value="7.279075">
            <text:p>7.279075</text:p>
          </table:table-cell>
          <table:table-cell table:formula="of:=([.A179]*0.002)+[.C178]" office:value-type="float" office:value="0.724794">
            <text:p>0.724794</text:p>
          </table:table-cell>
          <table:table-cell/>
        </table:table-row>
        <table:table-row table:style-name="ro1">
          <table:table-cell office:value-type="float" office:value="7.408">
            <text:p>7.408</text:p>
          </table:table-cell>
          <table:table-cell table:formula="of:=AVERAGE([.A161:.A200])" office:value-type="float" office:value="7.273675">
            <text:p>7.273675</text:p>
          </table:table-cell>
          <table:table-cell table:formula="of:=([.A180]*0.002)+[.C179]" office:value-type="float" office:value="0.73961">
            <text:p>0.73961</text:p>
          </table:table-cell>
          <table:table-cell/>
        </table:table-row>
        <table:table-row table:style-name="ro1">
          <table:table-cell office:value-type="float" office:value="7.395">
            <text:p>7.395</text:p>
          </table:table-cell>
          <table:table-cell table:formula="of:=AVERAGE([.A162:.A201])" office:value-type="float" office:value="7.266225">
            <text:p>7.266225</text:p>
          </table:table-cell>
          <table:table-cell table:formula="of:=([.A181]*0.002)+[.C180]" office:value-type="float" office:value="0.7544">
            <text:p>0.7544</text:p>
          </table:table-cell>
          <table:table-cell/>
        </table:table-row>
        <table:table-row table:style-name="ro1">
          <table:table-cell office:value-type="float" office:value="7.38">
            <text:p>7.38</text:p>
          </table:table-cell>
          <table:table-cell table:formula="of:=AVERAGE([.A163:.A202])" office:value-type="float" office:value="7.256875">
            <text:p>7.256875</text:p>
          </table:table-cell>
          <table:table-cell table:formula="of:=([.A182]*0.002)+[.C181]" office:value-type="float" office:value="0.76916">
            <text:p>0.76916</text:p>
          </table:table-cell>
          <table:table-cell/>
        </table:table-row>
        <table:table-row table:style-name="ro1">
          <table:table-cell office:value-type="float" office:value="7.363">
            <text:p>7.363</text:p>
          </table:table-cell>
          <table:table-cell table:formula="of:=AVERAGE([.A164:.A203])" office:value-type="float" office:value="7.24575">
            <text:p>7.24575</text:p>
          </table:table-cell>
          <table:table-cell table:formula="of:=([.A183]*0.002)+[.C182]" office:value-type="float" office:value="0.783886">
            <text:p>0.783886</text:p>
          </table:table-cell>
          <table:table-cell/>
        </table:table-row>
        <table:table-row table:style-name="ro1">
          <table:table-cell office:value-type="float" office:value="7.343">
            <text:p>7.343</text:p>
          </table:table-cell>
          <table:table-cell table:formula="of:=AVERAGE([.A165:.A204])" office:value-type="float" office:value="7.233">
            <text:p>7.233</text:p>
          </table:table-cell>
          <table:table-cell table:formula="of:=([.A184]*0.002)+[.C183]" office:value-type="float" office:value="0.798572">
            <text:p>0.798572</text:p>
          </table:table-cell>
          <table:table-cell/>
        </table:table-row>
        <table:table-row table:style-name="ro1">
          <table:table-cell office:value-type="float" office:value="7.322">
            <text:p>7.322</text:p>
          </table:table-cell>
          <table:table-cell table:formula="of:=AVERAGE([.A166:.A205])" office:value-type="float" office:value="7.21875">
            <text:p>7.21875</text:p>
          </table:table-cell>
          <table:table-cell table:formula="of:=([.A185]*0.002)+[.C184]" office:value-type="float" office:value="0.813216">
            <text:p>0.813216</text:p>
          </table:table-cell>
          <table:table-cell/>
        </table:table-row>
        <table:table-row table:style-name="ro1">
          <table:table-cell office:value-type="float" office:value="7.298">
            <text:p>7.298</text:p>
          </table:table-cell>
          <table:table-cell table:formula="of:=AVERAGE([.A167:.A206])" office:value-type="float" office:value="7.2031">
            <text:p>7.2031</text:p>
          </table:table-cell>
          <table:table-cell table:formula="of:=([.A186]*0.002)+[.C185]" office:value-type="float" office:value="0.827812">
            <text:p>0.827812</text:p>
          </table:table-cell>
          <table:table-cell/>
        </table:table-row>
        <table:table-row table:style-name="ro1">
          <table:table-cell office:value-type="float" office:value="7.273">
            <text:p>7.273</text:p>
          </table:table-cell>
          <table:table-cell table:formula="of:=AVERAGE([.A168:.A207])" office:value-type="float" office:value="7.186175">
            <text:p>7.186175</text:p>
          </table:table-cell>
          <table:table-cell table:formula="of:=([.A187]*0.002)+[.C186]" office:value-type="float" office:value="0.842358">
            <text:p>0.842358</text:p>
          </table:table-cell>
          <table:table-cell/>
        </table:table-row>
        <table:table-row table:style-name="ro1">
          <table:table-cell office:value-type="float" office:value="7.246">
            <text:p>7.246</text:p>
          </table:table-cell>
          <table:table-cell table:formula="of:=AVERAGE([.A169:.A208])" office:value-type="float" office:value="7.168075">
            <text:p>7.168075</text:p>
          </table:table-cell>
          <table:table-cell table:formula="of:=([.A188]*0.002)+[.C187]" office:value-type="float" office:value="0.85685">
            <text:p>0.85685</text:p>
          </table:table-cell>
          <table:table-cell/>
        </table:table-row>
        <table:table-row table:style-name="ro1">
          <table:table-cell office:value-type="float" office:value="7.219">
            <text:p>7.219</text:p>
          </table:table-cell>
          <table:table-cell table:formula="of:=AVERAGE([.A170:.A209])" office:value-type="float" office:value="7.148875">
            <text:p>7.148875</text:p>
          </table:table-cell>
          <table:table-cell table:formula="of:=([.A189]*0.002)+[.C188]" office:value-type="float" office:value="0.871288">
            <text:p>0.871288</text:p>
          </table:table-cell>
          <table:table-cell/>
        </table:table-row>
        <table:table-row table:style-name="ro1">
          <table:table-cell office:value-type="float" office:value="7.19">
            <text:p>7.19</text:p>
          </table:table-cell>
          <table:table-cell table:formula="of:=AVERAGE([.A171:.A210])" office:value-type="float" office:value="7.128675">
            <text:p>7.128675</text:p>
          </table:table-cell>
          <table:table-cell table:formula="of:=([.A190]*0.002)+[.C189]" office:value-type="float" office:value="0.885668">
            <text:p>0.885668</text:p>
          </table:table-cell>
          <table:table-cell/>
        </table:table-row>
        <table:table-row table:style-name="ro1">
          <table:table-cell office:value-type="float" office:value="7.16">
            <text:p>7.16</text:p>
          </table:table-cell>
          <table:table-cell table:formula="of:=AVERAGE([.A172:.A211])" office:value-type="float" office:value="7.107525">
            <text:p>7.107525</text:p>
          </table:table-cell>
          <table:table-cell table:formula="of:=([.A191]*0.002)+[.C190]" office:value-type="float" office:value="0.899988">
            <text:p>0.899988</text:p>
          </table:table-cell>
          <table:table-cell/>
        </table:table-row>
        <table:table-row table:style-name="ro1">
          <table:table-cell office:value-type="float" office:value="7.131">
            <text:p>7.131</text:p>
          </table:table-cell>
          <table:table-cell table:formula="of:=AVERAGE([.A173:.A212])" office:value-type="float" office:value="7.085525">
            <text:p>7.085525</text:p>
          </table:table-cell>
          <table:table-cell table:formula="of:=([.A192]*0.002)+[.C191]" office:value-type="float" office:value="0.91425">
            <text:p>0.91425</text:p>
          </table:table-cell>
          <table:table-cell/>
        </table:table-row>
        <table:table-row table:style-name="ro1">
          <table:table-cell office:value-type="float" office:value="7.101">
            <text:p>7.101</text:p>
          </table:table-cell>
          <table:table-cell table:formula="of:=AVERAGE([.A174:.A213])" office:value-type="float" office:value="7.0627">
            <text:p>7.0627</text:p>
          </table:table-cell>
          <table:table-cell table:formula="of:=([.A193]*0.002)+[.C192]" office:value-type="float" office:value="0.928452">
            <text:p>0.928452</text:p>
          </table:table-cell>
          <table:table-cell/>
        </table:table-row>
        <table:table-row table:style-name="ro1">
          <table:table-cell office:value-type="float" office:value="7.072">
            <text:p>7.072</text:p>
          </table:table-cell>
          <table:table-cell table:formula="of:=AVERAGE([.A175:.A214])" office:value-type="float" office:value="7.0391">
            <text:p>7.0391</text:p>
          </table:table-cell>
          <table:table-cell table:formula="of:=([.A194]*0.002)+[.C193]" office:value-type="float" office:value="0.942596">
            <text:p>0.942596</text:p>
          </table:table-cell>
          <table:table-cell/>
        </table:table-row>
        <table:table-row table:style-name="ro1">
          <table:table-cell office:value-type="float" office:value="7.043">
            <text:p>7.043</text:p>
          </table:table-cell>
          <table:table-cell table:formula="of:=AVERAGE([.A176:.A215])" office:value-type="float" office:value="7.014775">
            <text:p>7.014775</text:p>
          </table:table-cell>
          <table:table-cell table:formula="of:=([.A195]*0.002)+[.C194]" office:value-type="float" office:value="0.956682">
            <text:p>0.956682</text:p>
          </table:table-cell>
          <table:table-cell/>
        </table:table-row>
        <table:table-row table:style-name="ro1">
          <table:table-cell office:value-type="float" office:value="7.014">
            <text:p>7.014</text:p>
          </table:table-cell>
          <table:table-cell table:formula="of:=AVERAGE([.A177:.A216])" office:value-type="float" office:value="6.989725">
            <text:p>6.989725</text:p>
          </table:table-cell>
          <table:table-cell table:formula="of:=([.A196]*0.002)+[.C195]" office:value-type="float" office:value="0.97071">
            <text:p>0.97071</text:p>
          </table:table-cell>
          <table:table-cell/>
        </table:table-row>
        <table:table-row table:style-name="ro1">
          <table:table-cell office:value-type="float" office:value="6.985">
            <text:p>6.985</text:p>
          </table:table-cell>
          <table:table-cell table:formula="of:=AVERAGE([.A178:.A217])" office:value-type="float" office:value="6.964">
            <text:p>6.964</text:p>
          </table:table-cell>
          <table:table-cell table:formula="of:=([.A197]*0.002)+[.C196]" office:value-type="float" office:value="0.98468">
            <text:p>0.98468</text:p>
          </table:table-cell>
          <table:table-cell/>
        </table:table-row>
        <table:table-row table:style-name="ro1">
          <table:table-cell office:value-type="float" office:value="6.957">
            <text:p>6.957</text:p>
          </table:table-cell>
          <table:table-cell table:formula="of:=AVERAGE([.A179:.A218])" office:value-type="float" office:value="6.937625">
            <text:p>6.937625</text:p>
          </table:table-cell>
          <table:table-cell table:formula="of:=([.A198]*0.002)+[.C197]" office:value-type="float" office:value="0.998594">
            <text:p>0.998594</text:p>
          </table:table-cell>
          <table:table-cell/>
        </table:table-row>
        <table:table-row table:style-name="ro1">
          <table:table-cell office:value-type="float" office:value="6.929">
            <text:p>6.929</text:p>
          </table:table-cell>
          <table:table-cell table:formula="of:=AVERAGE([.A180:.A219])" office:value-type="float" office:value="6.9106">
            <text:p>6.9106</text:p>
          </table:table-cell>
          <table:table-cell table:formula="of:=([.A199]*0.002)+[.C198]" office:value-type="float" office:value="1.012452">
            <text:p>1.012452</text:p>
          </table:table-cell>
          <table:table-cell/>
        </table:table-row>
        <table:table-row table:style-name="ro1">
          <table:table-cell office:value-type="float" office:value="6.902">
            <text:p>6.902</text:p>
          </table:table-cell>
          <table:table-cell table:formula="of:=AVERAGE([.A181:.A220])" office:value-type="float" office:value="6.882975">
            <text:p>6.882975</text:p>
          </table:table-cell>
          <table:table-cell table:formula="of:=([.A200]*0.002)+[.C199]" office:value-type="float" office:value="1.026256">
            <text:p>1.026256</text:p>
          </table:table-cell>
          <table:table-cell/>
        </table:table-row>
        <table:table-row table:style-name="ro1">
          <table:table-cell office:value-type="float" office:value="6.874">
            <text:p>6.874</text:p>
          </table:table-cell>
          <table:table-cell table:formula="of:=AVERAGE([.A182:.A221])" office:value-type="float" office:value="6.85475">
            <text:p>6.85475</text:p>
          </table:table-cell>
          <table:table-cell table:formula="of:=([.A201]*0.002)+[.C200]" office:value-type="float" office:value="1.040004">
            <text:p>1.040004</text:p>
          </table:table-cell>
          <table:table-cell/>
        </table:table-row>
        <table:table-row table:style-name="ro1">
          <table:table-cell office:value-type="float" office:value="6.847">
            <text:p>6.847</text:p>
          </table:table-cell>
          <table:table-cell table:formula="of:=AVERAGE([.A183:.A222])" office:value-type="float" office:value="6.82595">
            <text:p>6.82595</text:p>
          </table:table-cell>
          <table:table-cell table:formula="of:=([.A202]*0.002)+[.C201]" office:value-type="float" office:value="1.053698">
            <text:p>1.053698</text:p>
          </table:table-cell>
          <table:table-cell/>
        </table:table-row>
        <table:table-row table:style-name="ro1">
          <table:table-cell office:value-type="float" office:value="6.819">
            <text:p>6.819</text:p>
          </table:table-cell>
          <table:table-cell table:formula="of:=AVERAGE([.A184:.A223])" office:value-type="float" office:value="6.796575">
            <text:p>6.796575</text:p>
          </table:table-cell>
          <table:table-cell table:formula="of:=([.A203]*0.002)+[.C202]" office:value-type="float" office:value="1.067336">
            <text:p>1.067336</text:p>
          </table:table-cell>
          <table:table-cell/>
        </table:table-row>
        <table:table-row table:style-name="ro1">
          <table:table-cell office:value-type="float" office:value="6.792">
            <text:p>6.792</text:p>
          </table:table-cell>
          <table:table-cell table:formula="of:=AVERAGE([.A185:.A224])" office:value-type="float" office:value="6.766675">
            <text:p>6.766675</text:p>
          </table:table-cell>
          <table:table-cell table:formula="of:=([.A204]*0.002)+[.C203]" office:value-type="float" office:value="1.08092">
            <text:p>1.08092</text:p>
          </table:table-cell>
          <table:table-cell/>
        </table:table-row>
        <table:table-row table:style-name="ro1">
          <table:table-cell office:value-type="float" office:value="6.764">
            <text:p>6.764</text:p>
          </table:table-cell>
          <table:table-cell table:formula="of:=AVERAGE([.A186:.A225])" office:value-type="float" office:value="6.736275">
            <text:p>6.736275</text:p>
          </table:table-cell>
          <table:table-cell table:formula="of:=([.A205]*0.002)+[.C204]" office:value-type="float" office:value="1.094448">
            <text:p>1.094448</text:p>
          </table:table-cell>
          <table:table-cell/>
        </table:table-row>
        <table:table-row table:style-name="ro1">
          <table:table-cell office:value-type="float" office:value="6.735">
            <text:p>6.735</text:p>
          </table:table-cell>
          <table:table-cell table:formula="of:=AVERAGE([.A187:.A226])" office:value-type="float" office:value="6.7054">
            <text:p>6.7054</text:p>
          </table:table-cell>
          <table:table-cell table:formula="of:=([.A206]*0.002)+[.C205]" office:value-type="float" office:value="1.107918">
            <text:p>1.107918</text:p>
          </table:table-cell>
          <table:table-cell/>
        </table:table-row>
        <table:table-row table:style-name="ro1">
          <table:table-cell office:value-type="float" office:value="6.707">
            <text:p>6.707</text:p>
          </table:table-cell>
          <table:table-cell table:formula="of:=AVERAGE([.A188:.A227])" office:value-type="float" office:value="6.67405">
            <text:p>6.67405</text:p>
          </table:table-cell>
          <table:table-cell table:formula="of:=([.A207]*0.002)+[.C206]" office:value-type="float" office:value="1.121332">
            <text:p>1.121332</text:p>
          </table:table-cell>
          <table:table-cell/>
        </table:table-row>
        <table:table-row table:style-name="ro1">
          <table:table-cell office:value-type="float" office:value="6.678">
            <text:p>6.678</text:p>
          </table:table-cell>
          <table:table-cell table:formula="of:=AVERAGE([.A189:.A228])" office:value-type="float" office:value="6.642275">
            <text:p>6.642275</text:p>
          </table:table-cell>
          <table:table-cell table:formula="of:=([.A208]*0.002)+[.C207]" office:value-type="float" office:value="1.134688">
            <text:p>1.134688</text:p>
          </table:table-cell>
          <table:table-cell/>
        </table:table-row>
        <table:table-row table:style-name="ro1">
          <table:table-cell office:value-type="float" office:value="6.649">
            <text:p>6.649</text:p>
          </table:table-cell>
          <table:table-cell table:formula="of:=AVERAGE([.A190:.A229])" office:value-type="float" office:value="6.61005">
            <text:p>6.61005</text:p>
          </table:table-cell>
          <table:table-cell table:formula="of:=([.A209]*0.002)+[.C208]" office:value-type="float" office:value="1.147986">
            <text:p>1.147986</text:p>
          </table:table-cell>
          <table:table-cell/>
        </table:table-row>
        <table:table-row table:style-name="ro1">
          <table:table-cell office:value-type="float" office:value="6.62">
            <text:p>6.62</text:p>
          </table:table-cell>
          <table:table-cell table:formula="of:=AVERAGE([.A191:.A230])" office:value-type="float" office:value="6.5774">
            <text:p>6.5774</text:p>
          </table:table-cell>
          <table:table-cell table:formula="of:=([.A210]*0.002)+[.C209]" office:value-type="float" office:value="1.161226">
            <text:p>1.161226</text:p>
          </table:table-cell>
          <table:table-cell/>
        </table:table-row>
        <table:table-row table:style-name="ro1">
          <table:table-cell office:value-type="float" office:value="6.59">
            <text:p>6.59</text:p>
          </table:table-cell>
          <table:table-cell table:formula="of:=AVERAGE([.A192:.A231])" office:value-type="float" office:value="6.54435">
            <text:p>6.54435</text:p>
          </table:table-cell>
          <table:table-cell table:formula="of:=([.A211]*0.002)+[.C210]" office:value-type="float" office:value="1.174406">
            <text:p>1.174406</text:p>
          </table:table-cell>
          <table:table-cell/>
        </table:table-row>
        <table:table-row table:style-name="ro1">
          <table:table-cell office:value-type="float" office:value="6.561">
            <text:p>6.561</text:p>
          </table:table-cell>
          <table:table-cell table:formula="of:=AVERAGE([.A193:.A232])" office:value-type="float" office:value="6.51085">
            <text:p>6.51085</text:p>
          </table:table-cell>
          <table:table-cell table:formula="of:=([.A212]*0.002)+[.C211]" office:value-type="float" office:value="1.187528">
            <text:p>1.187528</text:p>
          </table:table-cell>
          <table:table-cell/>
        </table:table-row>
        <table:table-row table:style-name="ro1">
          <table:table-cell office:value-type="float" office:value="6.531">
            <text:p>6.531</text:p>
          </table:table-cell>
          <table:table-cell table:formula="of:=AVERAGE([.A194:.A233])" office:value-type="float" office:value="6.476925">
            <text:p>6.476925</text:p>
          </table:table-cell>
          <table:table-cell table:formula="of:=([.A213]*0.002)+[.C212]" office:value-type="float" office:value="1.20059">
            <text:p>1.20059</text:p>
          </table:table-cell>
          <table:table-cell/>
        </table:table-row>
        <table:table-row table:style-name="ro1">
          <table:table-cell office:value-type="float" office:value="6.501">
            <text:p>6.501</text:p>
          </table:table-cell>
          <table:table-cell table:formula="of:=AVERAGE([.A195:.A234])" office:value-type="float" office:value="6.44255">
            <text:p>6.44255</text:p>
          </table:table-cell>
          <table:table-cell table:formula="of:=([.A214]*0.002)+[.C213]" office:value-type="float" office:value="1.213592">
            <text:p>1.213592</text:p>
          </table:table-cell>
          <table:table-cell/>
        </table:table-row>
        <table:table-row table:style-name="ro1">
          <table:table-cell office:value-type="float" office:value="6.47">
            <text:p>6.47</text:p>
          </table:table-cell>
          <table:table-cell table:formula="of:=AVERAGE([.A196:.A235])" office:value-type="float" office:value="6.407725">
            <text:p>6.407725</text:p>
          </table:table-cell>
          <table:table-cell table:formula="of:=([.A215]*0.002)+[.C214]" office:value-type="float" office:value="1.226532">
            <text:p>1.226532</text:p>
          </table:table-cell>
          <table:table-cell/>
        </table:table-row>
        <table:table-row table:style-name="ro1">
          <table:table-cell office:value-type="float" office:value="6.438">
            <text:p>6.438</text:p>
          </table:table-cell>
          <table:table-cell table:formula="of:=AVERAGE([.A197:.A236])" office:value-type="float" office:value="6.372425">
            <text:p>6.372425</text:p>
          </table:table-cell>
          <table:table-cell table:formula="of:=([.A216]*0.002)+[.C215]" office:value-type="float" office:value="1.239408">
            <text:p>1.239408</text:p>
          </table:table-cell>
          <table:table-cell/>
        </table:table-row>
        <table:table-row table:style-name="ro1">
          <table:table-cell office:value-type="float" office:value="6.406">
            <text:p>6.406</text:p>
          </table:table-cell>
          <table:table-cell table:formula="of:=AVERAGE([.A198:.A237])" office:value-type="float" office:value="6.33665">
            <text:p>6.33665</text:p>
          </table:table-cell>
          <table:table-cell table:formula="of:=([.A217]*0.002)+[.C216]" office:value-type="float" office:value="1.25222">
            <text:p>1.25222</text:p>
          </table:table-cell>
          <table:table-cell/>
        </table:table-row>
        <table:table-row table:style-name="ro1">
          <table:table-cell office:value-type="float" office:value="6.373">
            <text:p>6.373</text:p>
          </table:table-cell>
          <table:table-cell table:formula="of:=AVERAGE([.A199:.A238])" office:value-type="float" office:value="6.300375">
            <text:p>6.300375</text:p>
          </table:table-cell>
          <table:table-cell table:formula="of:=([.A218]*0.002)+[.C217]" office:value-type="float" office:value="1.264966">
            <text:p>1.264966</text:p>
          </table:table-cell>
          <table:table-cell/>
        </table:table-row>
        <table:table-row table:style-name="ro1">
          <table:table-cell office:value-type="float" office:value="6.338">
            <text:p>6.338</text:p>
          </table:table-cell>
          <table:table-cell table:formula="of:=AVERAGE([.A200:.A239])" office:value-type="float" office:value="6.2636">
            <text:p>6.2636</text:p>
          </table:table-cell>
          <table:table-cell table:formula="of:=([.A219]*0.002)+[.C218]" office:value-type="float" office:value="1.277642">
            <text:p>1.277642</text:p>
          </table:table-cell>
          <table:table-cell/>
        </table:table-row>
        <table:table-row table:style-name="ro1">
          <table:table-cell office:value-type="float" office:value="6.303">
            <text:p>6.303</text:p>
          </table:table-cell>
          <table:table-cell table:formula="of:=AVERAGE([.A201:.A240])" office:value-type="float" office:value="6.226325">
            <text:p>6.226325</text:p>
          </table:table-cell>
          <table:table-cell table:formula="of:=([.A220]*0.002)+[.C219]" office:value-type="float" office:value="1.290248">
            <text:p>1.290248</text:p>
          </table:table-cell>
          <table:table-cell/>
        </table:table-row>
        <table:table-row table:style-name="ro1">
          <table:table-cell office:value-type="float" office:value="6.266">
            <text:p>6.266</text:p>
          </table:table-cell>
          <table:table-cell table:formula="of:=AVERAGE([.A202:.A241])" office:value-type="float" office:value="6.188575">
            <text:p>6.188575</text:p>
          </table:table-cell>
          <table:table-cell table:formula="of:=([.A221]*0.002)+[.C220]" office:value-type="float" office:value="1.30278">
            <text:p>1.30278</text:p>
          </table:table-cell>
          <table:table-cell/>
        </table:table-row>
        <table:table-row table:style-name="ro1">
          <table:table-cell office:value-type="float" office:value="6.228">
            <text:p>6.228</text:p>
          </table:table-cell>
          <table:table-cell table:formula="of:=AVERAGE([.A203:.A242])" office:value-type="float" office:value="6.150325">
            <text:p>6.150325</text:p>
          </table:table-cell>
          <table:table-cell table:formula="of:=([.A222]*0.002)+[.C221]" office:value-type="float" office:value="1.315236">
            <text:p>1.315236</text:p>
          </table:table-cell>
          <table:table-cell/>
        </table:table-row>
        <table:table-row table:style-name="ro1">
          <table:table-cell office:value-type="float" office:value="6.188">
            <text:p>6.188</text:p>
          </table:table-cell>
          <table:table-cell table:formula="of:=AVERAGE([.A204:.A243])" office:value-type="float" office:value="6.111625">
            <text:p>6.111625</text:p>
          </table:table-cell>
          <table:table-cell table:formula="of:=([.A223]*0.002)+[.C222]" office:value-type="float" office:value="1.327612">
            <text:p>1.327612</text:p>
          </table:table-cell>
          <table:table-cell/>
        </table:table-row>
        <table:table-row table:style-name="ro1">
          <table:table-cell office:value-type="float" office:value="6.147">
            <text:p>6.147</text:p>
          </table:table-cell>
          <table:table-cell table:formula="of:=AVERAGE([.A205:.A244])" office:value-type="float" office:value="6.072475">
            <text:p>6.072475</text:p>
          </table:table-cell>
          <table:table-cell table:formula="of:=([.A224]*0.002)+[.C223]" office:value-type="float" office:value="1.339906">
            <text:p>1.339906</text:p>
          </table:table-cell>
          <table:table-cell/>
        </table:table-row>
        <table:table-row table:style-name="ro1">
          <table:table-cell office:value-type="float" office:value="6.106">
            <text:p>6.106</text:p>
          </table:table-cell>
          <table:table-cell table:formula="of:=AVERAGE([.A206:.A245])" office:value-type="float" office:value="6.032925">
            <text:p>6.032925</text:p>
          </table:table-cell>
          <table:table-cell table:formula="of:=([.A225]*0.002)+[.C224]" office:value-type="float" office:value="1.352118">
            <text:p>1.352118</text:p>
          </table:table-cell>
          <table:table-cell/>
        </table:table-row>
        <table:table-row table:style-name="ro1">
          <table:table-cell office:value-type="float" office:value="6.063">
            <text:p>6.063</text:p>
          </table:table-cell>
          <table:table-cell table:formula="of:=AVERAGE([.A207:.A246])" office:value-type="float" office:value="5.993025">
            <text:p>5.993025</text:p>
          </table:table-cell>
          <table:table-cell table:formula="of:=([.A226]*0.002)+[.C225]" office:value-type="float" office:value="1.364244">
            <text:p>1.364244</text:p>
          </table:table-cell>
          <table:table-cell/>
        </table:table-row>
        <table:table-row table:style-name="ro1">
          <table:table-cell office:value-type="float" office:value="6.019">
            <text:p>6.019</text:p>
          </table:table-cell>
          <table:table-cell table:formula="of:=AVERAGE([.A208:.A247])" office:value-type="float" office:value="5.952775">
            <text:p>5.952775</text:p>
          </table:table-cell>
          <table:table-cell table:formula="of:=([.A227]*0.002)+[.C226]" office:value-type="float" office:value="1.376282">
            <text:p>1.376282</text:p>
          </table:table-cell>
          <table:table-cell/>
        </table:table-row>
        <table:table-row table:style-name="ro1">
          <table:table-cell office:value-type="float" office:value="5.975">
            <text:p>5.975</text:p>
          </table:table-cell>
          <table:table-cell table:formula="of:=AVERAGE([.A209:.A248])" office:value-type="float" office:value="5.91225">
            <text:p>5.91225</text:p>
          </table:table-cell>
          <table:table-cell table:formula="of:=([.A228]*0.002)+[.C227]" office:value-type="float" office:value="1.388232">
            <text:p>1.388232</text:p>
          </table:table-cell>
          <table:table-cell/>
        </table:table-row>
        <table:table-row table:style-name="ro1">
          <table:table-cell office:value-type="float" office:value="5.93">
            <text:p>5.93</text:p>
          </table:table-cell>
          <table:table-cell table:formula="of:=AVERAGE([.A210:.A249])" office:value-type="float" office:value="5.87145">
            <text:p>5.87145</text:p>
          </table:table-cell>
          <table:table-cell table:formula="of:=([.A229]*0.002)+[.C228]" office:value-type="float" office:value="1.400092">
            <text:p>1.400092</text:p>
          </table:table-cell>
          <table:table-cell/>
        </table:table-row>
        <table:table-row table:style-name="ro1">
          <table:table-cell office:value-type="float" office:value="5.884">
            <text:p>5.884</text:p>
          </table:table-cell>
          <table:table-cell table:formula="of:=AVERAGE([.A211:.A250])" office:value-type="float" office:value="5.830425">
            <text:p>5.830425</text:p>
          </table:table-cell>
          <table:table-cell table:formula="of:=([.A230]*0.002)+[.C229]" office:value-type="float" office:value="1.41186">
            <text:p>1.41186</text:p>
          </table:table-cell>
          <table:table-cell/>
        </table:table-row>
        <table:table-row table:style-name="ro1">
          <table:table-cell office:value-type="float" office:value="5.838">
            <text:p>5.838</text:p>
          </table:table-cell>
          <table:table-cell table:formula="of:=AVERAGE([.A212:.A251])" office:value-type="float" office:value="5.789225">
            <text:p>5.789225</text:p>
          </table:table-cell>
          <table:table-cell table:formula="of:=([.A231]*0.002)+[.C230]" office:value-type="float" office:value="1.423536">
            <text:p>1.423536</text:p>
          </table:table-cell>
          <table:table-cell/>
        </table:table-row>
        <table:table-row table:style-name="ro1">
          <table:table-cell office:value-type="float" office:value="5.791">
            <text:p>5.791</text:p>
          </table:table-cell>
          <table:table-cell table:formula="of:=AVERAGE([.A213:.A252])" office:value-type="float" office:value="5.74785">
            <text:p>5.74785</text:p>
          </table:table-cell>
          <table:table-cell table:formula="of:=([.A232]*0.002)+[.C231]" office:value-type="float" office:value="1.435118">
            <text:p>1.435118</text:p>
          </table:table-cell>
          <table:table-cell/>
        </table:table-row>
        <table:table-row table:style-name="ro1">
          <table:table-cell office:value-type="float" office:value="5.744">
            <text:p>5.744</text:p>
          </table:table-cell>
          <table:table-cell table:formula="of:=AVERAGE([.A214:.A253])" office:value-type="float" office:value="5.70635">
            <text:p>5.70635</text:p>
          </table:table-cell>
          <table:table-cell table:formula="of:=([.A233]*0.002)+[.C232]" office:value-type="float" office:value="1.446606">
            <text:p>1.446606</text:p>
          </table:table-cell>
          <table:table-cell/>
        </table:table-row>
        <table:table-row table:style-name="ro1">
          <table:table-cell office:value-type="float" office:value="5.697">
            <text:p>5.697</text:p>
          </table:table-cell>
          <table:table-cell table:formula="of:=AVERAGE([.A215:.A254])" office:value-type="float" office:value="5.66475">
            <text:p>5.66475</text:p>
          </table:table-cell>
          <table:table-cell table:formula="of:=([.A234]*0.002)+[.C233]" office:value-type="float" office:value="1.458">
            <text:p>1.458</text:p>
          </table:table-cell>
          <table:table-cell/>
        </table:table-row>
        <table:table-row table:style-name="ro1">
          <table:table-cell office:value-type="float" office:value="5.65">
            <text:p>5.65</text:p>
          </table:table-cell>
          <table:table-cell table:formula="of:=AVERAGE([.A216:.A255])" office:value-type="float" office:value="5.6231">
            <text:p>5.6231</text:p>
          </table:table-cell>
          <table:table-cell table:formula="of:=([.A235]*0.002)+[.C234]" office:value-type="float" office:value="1.4693">
            <text:p>1.4693</text:p>
          </table:table-cell>
          <table:table-cell/>
        </table:table-row>
        <table:table-row table:style-name="ro1">
          <table:table-cell office:value-type="float" office:value="5.602">
            <text:p>5.602</text:p>
          </table:table-cell>
          <table:table-cell table:formula="of:=AVERAGE([.A217:.A256])" office:value-type="float" office:value="5.58145">
            <text:p>5.58145</text:p>
          </table:table-cell>
          <table:table-cell table:formula="of:=([.A236]*0.002)+[.C235]" office:value-type="float" office:value="1.480504">
            <text:p>1.480504</text:p>
          </table:table-cell>
          <table:table-cell/>
        </table:table-row>
        <table:table-row table:style-name="ro1">
          <table:table-cell office:value-type="float" office:value="5.554">
            <text:p>5.554</text:p>
          </table:table-cell>
          <table:table-cell table:formula="of:=AVERAGE([.A218:.A257])" office:value-type="float" office:value="5.5398">
            <text:p>5.5398</text:p>
          </table:table-cell>
          <table:table-cell table:formula="of:=([.A237]*0.002)+[.C236]" office:value-type="float" office:value="1.491612">
            <text:p>1.491612</text:p>
          </table:table-cell>
          <table:table-cell/>
        </table:table-row>
        <table:table-row table:style-name="ro1">
          <table:table-cell office:value-type="float" office:value="5.506">
            <text:p>5.506</text:p>
          </table:table-cell>
          <table:table-cell table:formula="of:=AVERAGE([.A219:.A258])" office:value-type="float" office:value="5.4982">
            <text:p>5.4982</text:p>
          </table:table-cell>
          <table:table-cell table:formula="of:=([.A238]*0.002)+[.C237]" office:value-type="float" office:value="1.502624">
            <text:p>1.502624</text:p>
          </table:table-cell>
          <table:table-cell/>
        </table:table-row>
        <table:table-row table:style-name="ro1">
          <table:table-cell office:value-type="float" office:value="5.458">
            <text:p>5.458</text:p>
          </table:table-cell>
          <table:table-cell table:formula="of:=AVERAGE([.A220:.A259])" office:value-type="float" office:value="5.456725">
            <text:p>5.456725</text:p>
          </table:table-cell>
          <table:table-cell table:formula="of:=([.A239]*0.002)+[.C238]" office:value-type="float" office:value="1.51354">
            <text:p>1.51354</text:p>
          </table:table-cell>
          <table:table-cell/>
        </table:table-row>
        <table:table-row table:style-name="ro1">
          <table:table-cell office:value-type="float" office:value="5.411">
            <text:p>5.411</text:p>
          </table:table-cell>
          <table:table-cell table:formula="of:=AVERAGE([.A221:.A260])" office:value-type="float" office:value="5.415375">
            <text:p>5.415375</text:p>
          </table:table-cell>
          <table:table-cell table:formula="of:=([.A240]*0.002)+[.C239]" office:value-type="float" office:value="1.524362">
            <text:p>1.524362</text:p>
          </table:table-cell>
          <table:table-cell/>
        </table:table-row>
        <table:table-row table:style-name="ro1">
          <table:table-cell office:value-type="float" office:value="5.364">
            <text:p>5.364</text:p>
          </table:table-cell>
          <table:table-cell table:formula="of:=AVERAGE([.A222:.A261])" office:value-type="float" office:value="5.3742">
            <text:p>5.3742</text:p>
          </table:table-cell>
          <table:table-cell table:formula="of:=([.A241]*0.002)+[.C240]" office:value-type="float" office:value="1.53509">
            <text:p>1.53509</text:p>
          </table:table-cell>
          <table:table-cell/>
        </table:table-row>
        <table:table-row table:style-name="ro1">
          <table:table-cell office:value-type="float" office:value="5.317">
            <text:p>5.317</text:p>
          </table:table-cell>
          <table:table-cell table:formula="of:=AVERAGE([.A223:.A262])" office:value-type="float" office:value="5.333225">
            <text:p>5.333225</text:p>
          </table:table-cell>
          <table:table-cell table:formula="of:=([.A242]*0.002)+[.C241]" office:value-type="float" office:value="1.545724">
            <text:p>1.545724</text:p>
          </table:table-cell>
          <table:table-cell/>
        </table:table-row>
        <table:table-row table:style-name="ro1">
          <table:table-cell office:value-type="float" office:value="5.271">
            <text:p>5.271</text:p>
          </table:table-cell>
          <table:table-cell table:formula="of:=AVERAGE([.A224:.A263])" office:value-type="float" office:value="5.292525">
            <text:p>5.292525</text:p>
          </table:table-cell>
          <table:table-cell table:formula="of:=([.A243]*0.002)+[.C242]" office:value-type="float" office:value="1.556266">
            <text:p>1.556266</text:p>
          </table:table-cell>
          <table:table-cell/>
        </table:table-row>
        <table:table-row table:style-name="ro1">
          <table:table-cell office:value-type="float" office:value="5.226">
            <text:p>5.226</text:p>
          </table:table-cell>
          <table:table-cell table:formula="of:=AVERAGE([.A225:.A264])" office:value-type="float" office:value="5.252125">
            <text:p>5.252125</text:p>
          </table:table-cell>
          <table:table-cell table:formula="of:=([.A244]*0.002)+[.C243]" office:value-type="float" office:value="1.566718">
            <text:p>1.566718</text:p>
          </table:table-cell>
          <table:table-cell/>
        </table:table-row>
        <table:table-row table:style-name="ro1">
          <table:table-cell office:value-type="float" office:value="5.182">
            <text:p>5.182</text:p>
          </table:table-cell>
          <table:table-cell table:formula="of:=AVERAGE([.A226:.A265])" office:value-type="float" office:value="5.212">
            <text:p>5.212</text:p>
          </table:table-cell>
          <table:table-cell table:formula="of:=([.A245]*0.002)+[.C244]" office:value-type="float" office:value="1.577082">
            <text:p>1.577082</text:p>
          </table:table-cell>
          <table:table-cell/>
        </table:table-row>
        <table:table-row table:style-name="ro1">
          <table:table-cell office:value-type="float" office:value="5.139">
            <text:p>5.139</text:p>
          </table:table-cell>
          <table:table-cell table:formula="of:=AVERAGE([.A227:.A266])" office:value-type="float" office:value="5.17225">
            <text:p>5.17225</text:p>
          </table:table-cell>
          <table:table-cell table:formula="of:=([.A246]*0.002)+[.C245]" office:value-type="float" office:value="1.58736">
            <text:p>1.58736</text:p>
          </table:table-cell>
          <table:table-cell/>
        </table:table-row>
        <table:table-row table:style-name="ro1">
          <table:table-cell office:value-type="float" office:value="5.097">
            <text:p>5.097</text:p>
          </table:table-cell>
          <table:table-cell table:formula="of:=AVERAGE([.A228:.A267])" office:value-type="float" office:value="5.132875">
            <text:p>5.132875</text:p>
          </table:table-cell>
          <table:table-cell table:formula="of:=([.A247]*0.002)+[.C246]" office:value-type="float" office:value="1.597554">
            <text:p>1.597554</text:p>
          </table:table-cell>
          <table:table-cell/>
        </table:table-row>
        <table:table-row table:style-name="ro1">
          <table:table-cell office:value-type="float" office:value="5.057">
            <text:p>5.057</text:p>
          </table:table-cell>
          <table:table-cell table:formula="of:=AVERAGE([.A229:.A268])" office:value-type="float" office:value="5.093875">
            <text:p>5.093875</text:p>
          </table:table-cell>
          <table:table-cell table:formula="of:=([.A248]*0.002)+[.C247]" office:value-type="float" office:value="1.607668">
            <text:p>1.607668</text:p>
          </table:table-cell>
          <table:table-cell/>
        </table:table-row>
        <table:table-row table:style-name="ro1">
          <table:table-cell office:value-type="float" office:value="5.017">
            <text:p>5.017</text:p>
          </table:table-cell>
          <table:table-cell table:formula="of:=AVERAGE([.A230:.A269])" office:value-type="float" office:value="5.055275">
            <text:p>5.055275</text:p>
          </table:table-cell>
          <table:table-cell table:formula="of:=([.A249]*0.002)+[.C248]" office:value-type="float" office:value="1.617702">
            <text:p>1.617702</text:p>
          </table:table-cell>
          <table:table-cell/>
        </table:table-row>
        <table:table-row table:style-name="ro1">
          <table:table-cell office:value-type="float" office:value="4.979">
            <text:p>4.979</text:p>
          </table:table-cell>
          <table:table-cell table:formula="of:=AVERAGE([.A231:.A270])" office:value-type="float" office:value="5.0171">
            <text:p>5.0171</text:p>
          </table:table-cell>
          <table:table-cell table:formula="of:=([.A250]*0.002)+[.C249]" office:value-type="float" office:value="1.62766">
            <text:p>1.62766</text:p>
          </table:table-cell>
          <table:table-cell/>
        </table:table-row>
        <table:table-row table:style-name="ro1">
          <table:table-cell office:value-type="float" office:value="4.942">
            <text:p>4.942</text:p>
          </table:table-cell>
          <table:table-cell table:formula="of:=AVERAGE([.A232:.A271])" office:value-type="float" office:value="4.97935">
            <text:p>4.97935</text:p>
          </table:table-cell>
          <table:table-cell table:formula="of:=([.A251]*0.002)+[.C250]" office:value-type="float" office:value="1.637544">
            <text:p>1.637544</text:p>
          </table:table-cell>
          <table:table-cell/>
        </table:table-row>
        <table:table-row table:style-name="ro1">
          <table:table-cell office:value-type="float" office:value="4.906">
            <text:p>4.906</text:p>
          </table:table-cell>
          <table:table-cell table:formula="of:=AVERAGE([.A233:.A272])" office:value-type="float" office:value="4.94205">
            <text:p>4.94205</text:p>
          </table:table-cell>
          <table:table-cell table:formula="of:=([.A252]*0.002)+[.C251]" office:value-type="float" office:value="1.647356">
            <text:p>1.647356</text:p>
          </table:table-cell>
          <table:table-cell/>
        </table:table-row>
        <table:table-row table:style-name="ro1">
          <table:table-cell office:value-type="float" office:value="4.871">
            <text:p>4.871</text:p>
          </table:table-cell>
          <table:table-cell table:formula="of:=AVERAGE([.A234:.A273])" office:value-type="float" office:value="4.905225">
            <text:p>4.905225</text:p>
          </table:table-cell>
          <table:table-cell table:formula="of:=([.A253]*0.002)+[.C252]" office:value-type="float" office:value="1.657098">
            <text:p>1.657098</text:p>
          </table:table-cell>
          <table:table-cell/>
        </table:table-row>
        <table:table-row table:style-name="ro1">
          <table:table-cell office:value-type="float" office:value="4.837">
            <text:p>4.837</text:p>
          </table:table-cell>
          <table:table-cell table:formula="of:=AVERAGE([.A235:.A274])" office:value-type="float" office:value="4.86885">
            <text:p>4.86885</text:p>
          </table:table-cell>
          <table:table-cell table:formula="of:=([.A254]*0.002)+[.C253]" office:value-type="float" office:value="1.666772">
            <text:p>1.666772</text:p>
          </table:table-cell>
          <table:table-cell/>
        </table:table-row>
        <table:table-row table:style-name="ro1">
          <table:table-cell office:value-type="float" office:value="4.804">
            <text:p>4.804</text:p>
          </table:table-cell>
          <table:table-cell table:formula="of:=AVERAGE([.A236:.A275])" office:value-type="float" office:value="4.83295">
            <text:p>4.83295</text:p>
          </table:table-cell>
          <table:table-cell table:formula="of:=([.A255]*0.002)+[.C254]" office:value-type="float" office:value="1.67638">
            <text:p>1.67638</text:p>
          </table:table-cell>
          <table:table-cell/>
        </table:table-row>
        <table:table-row table:style-name="ro1">
          <table:table-cell office:value-type="float" office:value="4.772">
            <text:p>4.772</text:p>
          </table:table-cell>
          <table:table-cell table:formula="of:=AVERAGE([.A237:.A276])" office:value-type="float" office:value="4.797525">
            <text:p>4.797525</text:p>
          </table:table-cell>
          <table:table-cell table:formula="of:=([.A256]*0.002)+[.C255]" office:value-type="float" office:value="1.685924">
            <text:p>1.685924</text:p>
          </table:table-cell>
          <table:table-cell/>
        </table:table-row>
        <table:table-row table:style-name="ro1">
          <table:table-cell office:value-type="float" office:value="4.74">
            <text:p>4.74</text:p>
          </table:table-cell>
          <table:table-cell table:formula="of:=AVERAGE([.A238:.A277])" office:value-type="float" office:value="4.7626">
            <text:p>4.7626</text:p>
          </table:table-cell>
          <table:table-cell table:formula="of:=([.A257]*0.002)+[.C256]" office:value-type="float" office:value="1.695404">
            <text:p>1.695404</text:p>
          </table:table-cell>
          <table:table-cell/>
        </table:table-row>
        <table:table-row table:style-name="ro1">
          <table:table-cell office:value-type="float" office:value="4.709">
            <text:p>4.709</text:p>
          </table:table-cell>
          <table:table-cell table:formula="of:=AVERAGE([.A239:.A278])" office:value-type="float" office:value="4.728175">
            <text:p>4.728175</text:p>
          </table:table-cell>
          <table:table-cell table:formula="of:=([.A258]*0.002)+[.C257]" office:value-type="float" office:value="1.704822">
            <text:p>1.704822</text:p>
          </table:table-cell>
          <table:table-cell/>
        </table:table-row>
        <table:table-row table:style-name="ro1">
          <table:table-cell office:value-type="float" office:value="4.679">
            <text:p>4.679</text:p>
          </table:table-cell>
          <table:table-cell table:formula="of:=AVERAGE([.A240:.A279])" office:value-type="float" office:value="4.694275">
            <text:p>4.694275</text:p>
          </table:table-cell>
          <table:table-cell table:formula="of:=([.A259]*0.002)+[.C258]" office:value-type="float" office:value="1.71418">
            <text:p>1.71418</text:p>
          </table:table-cell>
          <table:table-cell/>
        </table:table-row>
        <table:table-row table:style-name="ro1">
          <table:table-cell office:value-type="float" office:value="4.649">
            <text:p>4.649</text:p>
          </table:table-cell>
          <table:table-cell table:formula="of:=AVERAGE([.A241:.A280])" office:value-type="float" office:value="4.660875">
            <text:p>4.660875</text:p>
          </table:table-cell>
          <table:table-cell table:formula="of:=([.A260]*0.002)+[.C259]" office:value-type="float" office:value="1.723478">
            <text:p>1.723478</text:p>
          </table:table-cell>
          <table:table-cell/>
        </table:table-row>
        <table:table-row table:style-name="ro1">
          <table:table-cell office:value-type="float" office:value="4.619">
            <text:p>4.619</text:p>
          </table:table-cell>
          <table:table-cell table:formula="of:=AVERAGE([.A242:.A281])" office:value-type="float" office:value="4.627975">
            <text:p>4.627975</text:p>
          </table:table-cell>
          <table:table-cell table:formula="of:=([.A261]*0.002)+[.C260]" office:value-type="float" office:value="1.732716">
            <text:p>1.732716</text:p>
          </table:table-cell>
          <table:table-cell/>
        </table:table-row>
        <table:table-row table:style-name="ro1">
          <table:table-cell office:value-type="float" office:value="4.589">
            <text:p>4.589</text:p>
          </table:table-cell>
          <table:table-cell table:formula="of:=AVERAGE([.A243:.A282])" office:value-type="float" office:value="4.5956">
            <text:p>4.5956</text:p>
          </table:table-cell>
          <table:table-cell table:formula="of:=([.A262]*0.002)+[.C261]" office:value-type="float" office:value="1.741894">
            <text:p>1.741894</text:p>
          </table:table-cell>
          <table:table-cell/>
        </table:table-row>
        <table:table-row table:style-name="ro1">
          <table:table-cell office:value-type="float" office:value="4.56">
            <text:p>4.56</text:p>
          </table:table-cell>
          <table:table-cell table:formula="of:=AVERAGE([.A244:.A283])" office:value-type="float" office:value="4.56375">
            <text:p>4.56375</text:p>
          </table:table-cell>
          <table:table-cell table:formula="of:=([.A263]*0.002)+[.C262]" office:value-type="float" office:value="1.751014">
            <text:p>1.751014</text:p>
          </table:table-cell>
          <table:table-cell/>
        </table:table-row>
        <table:table-row table:style-name="ro1">
          <table:table-cell office:value-type="float" office:value="4.531">
            <text:p>4.531</text:p>
          </table:table-cell>
          <table:table-cell table:formula="of:=AVERAGE([.A245:.A284])" office:value-type="float" office:value="4.5324">
            <text:p>4.5324</text:p>
          </table:table-cell>
          <table:table-cell table:formula="of:=([.A264]*0.002)+[.C263]" office:value-type="float" office:value="1.760076">
            <text:p>1.760076</text:p>
          </table:table-cell>
          <table:table-cell/>
        </table:table-row>
        <table:table-row table:style-name="ro1">
          <table:table-cell office:value-type="float" office:value="4.501">
            <text:p>4.501</text:p>
          </table:table-cell>
          <table:table-cell table:formula="of:=AVERAGE([.A246:.A285])" office:value-type="float" office:value="4.50155">
            <text:p>4.50155</text:p>
          </table:table-cell>
          <table:table-cell table:formula="of:=([.A265]*0.002)+[.C264]" office:value-type="float" office:value="1.769078">
            <text:p>1.769078</text:p>
          </table:table-cell>
          <table:table-cell/>
        </table:table-row>
        <table:table-row table:style-name="ro1">
          <table:table-cell office:value-type="float" office:value="4.473">
            <text:p>4.473</text:p>
          </table:table-cell>
          <table:table-cell table:formula="of:=AVERAGE([.A247:.A286])" office:value-type="float" office:value="4.4712">
            <text:p>4.4712</text:p>
          </table:table-cell>
          <table:table-cell table:formula="of:=([.A266]*0.002)+[.C265]" office:value-type="float" office:value="1.778024">
            <text:p>1.778024</text:p>
          </table:table-cell>
          <table:table-cell/>
        </table:table-row>
        <table:table-row table:style-name="ro1">
          <table:table-cell office:value-type="float" office:value="4.444">
            <text:p>4.444</text:p>
          </table:table-cell>
          <table:table-cell table:formula="of:=AVERAGE([.A248:.A287])" office:value-type="float" office:value="4.441325">
            <text:p>4.441325</text:p>
          </table:table-cell>
          <table:table-cell table:formula="of:=([.A267]*0.002)+[.C266]" office:value-type="float" office:value="1.786912">
            <text:p>1.786912</text:p>
          </table:table-cell>
          <table:table-cell/>
        </table:table-row>
        <table:table-row table:style-name="ro1">
          <table:table-cell office:value-type="float" office:value="4.415">
            <text:p>4.415</text:p>
          </table:table-cell>
          <table:table-cell table:formula="of:=AVERAGE([.A249:.A288])" office:value-type="float" office:value="4.411925">
            <text:p>4.411925</text:p>
          </table:table-cell>
          <table:table-cell table:formula="of:=([.A268]*0.002)+[.C267]" office:value-type="float" office:value="1.795742">
            <text:p>1.795742</text:p>
          </table:table-cell>
          <table:table-cell/>
        </table:table-row>
        <table:table-row table:style-name="ro1">
          <table:table-cell office:value-type="float" office:value="4.386">
            <text:p>4.386</text:p>
          </table:table-cell>
          <table:table-cell table:formula="of:=AVERAGE([.A250:.A289])" office:value-type="float" office:value="4.383">
            <text:p>4.383</text:p>
          </table:table-cell>
          <table:table-cell table:formula="of:=([.A269]*0.002)+[.C268]" office:value-type="float" office:value="1.804514">
            <text:p>1.804514</text:p>
          </table:table-cell>
          <table:table-cell/>
        </table:table-row>
        <table:table-row table:style-name="ro1">
          <table:table-cell office:value-type="float" office:value="4.357">
            <text:p>4.357</text:p>
          </table:table-cell>
          <table:table-cell table:formula="of:=AVERAGE([.A251:.A290])" office:value-type="float" office:value="4.35455">
            <text:p>4.35455</text:p>
          </table:table-cell>
          <table:table-cell table:formula="of:=([.A270]*0.002)+[.C269]" office:value-type="float" office:value="1.813228">
            <text:p>1.813228</text:p>
          </table:table-cell>
          <table:table-cell/>
        </table:table-row>
        <table:table-row table:style-name="ro1">
          <table:table-cell office:value-type="float" office:value="4.328">
            <text:p>4.328</text:p>
          </table:table-cell>
          <table:table-cell table:formula="of:=AVERAGE([.A252:.A291])" office:value-type="float" office:value="4.32655">
            <text:p>4.32655</text:p>
          </table:table-cell>
          <table:table-cell table:formula="of:=([.A271]*0.002)+[.C270]" office:value-type="float" office:value="1.821884">
            <text:p>1.821884</text:p>
          </table:table-cell>
          <table:table-cell/>
        </table:table-row>
        <table:table-row table:style-name="ro1">
          <table:table-cell office:value-type="float" office:value="4.299">
            <text:p>4.299</text:p>
          </table:table-cell>
          <table:table-cell table:formula="of:=AVERAGE([.A253:.A292])" office:value-type="float" office:value="4.299">
            <text:p>4.299</text:p>
          </table:table-cell>
          <table:table-cell table:formula="of:=([.A272]*0.002)+[.C271]" office:value-type="float" office:value="1.830482">
            <text:p>1.830482</text:p>
          </table:table-cell>
          <table:table-cell/>
        </table:table-row>
        <table:table-row table:style-name="ro1">
          <table:table-cell office:value-type="float" office:value="4.271">
            <text:p>4.271</text:p>
          </table:table-cell>
          <table:table-cell table:formula="of:=AVERAGE([.A254:.A293])" office:value-type="float" office:value="4.271875">
            <text:p>4.271875</text:p>
          </table:table-cell>
          <table:table-cell table:formula="of:=([.A273]*0.002)+[.C272]" office:value-type="float" office:value="1.839024">
            <text:p>1.839024</text:p>
          </table:table-cell>
          <table:table-cell/>
        </table:table-row>
        <table:table-row table:style-name="ro1">
          <table:table-cell office:value-type="float" office:value="4.242">
            <text:p>4.242</text:p>
          </table:table-cell>
          <table:table-cell table:formula="of:=AVERAGE([.A255:.A294])" office:value-type="float" office:value="4.245175">
            <text:p>4.245175</text:p>
          </table:table-cell>
          <table:table-cell table:formula="of:=([.A274]*0.002)+[.C273]" office:value-type="float" office:value="1.847508">
            <text:p>1.847508</text:p>
          </table:table-cell>
          <table:table-cell/>
        </table:table-row>
        <table:table-row table:style-name="ro1">
          <table:table-cell office:value-type="float" office:value="4.214">
            <text:p>4.214</text:p>
          </table:table-cell>
          <table:table-cell table:formula="of:=AVERAGE([.A256:.A295])" office:value-type="float" office:value="4.2189">
            <text:p>4.2189</text:p>
          </table:table-cell>
          <table:table-cell table:formula="of:=([.A275]*0.002)+[.C274]" office:value-type="float" office:value="1.855936">
            <text:p>1.855936</text:p>
          </table:table-cell>
          <table:table-cell/>
        </table:table-row>
        <table:table-row table:style-name="ro1">
          <table:table-cell office:value-type="float" office:value="4.185">
            <text:p>4.185</text:p>
          </table:table-cell>
          <table:table-cell table:formula="of:=AVERAGE([.A257:.A296])" office:value-type="float" office:value="4.193025">
            <text:p>4.193025</text:p>
          </table:table-cell>
          <table:table-cell table:formula="of:=([.A276]*0.002)+[.C275]" office:value-type="float" office:value="1.864306">
            <text:p>1.864306</text:p>
          </table:table-cell>
          <table:table-cell/>
        </table:table-row>
        <table:table-row table:style-name="ro1">
          <table:table-cell office:value-type="float" office:value="4.157">
            <text:p>4.157</text:p>
          </table:table-cell>
          <table:table-cell table:formula="of:=AVERAGE([.A258:.A297])" office:value-type="float" office:value="4.167525">
            <text:p>4.167525</text:p>
          </table:table-cell>
          <table:table-cell table:formula="of:=([.A277]*0.002)+[.C276]" office:value-type="float" office:value="1.87262">
            <text:p>1.87262</text:p>
          </table:table-cell>
          <table:table-cell/>
        </table:table-row>
        <table:table-row table:style-name="ro1">
          <table:table-cell office:value-type="float" office:value="4.129">
            <text:p>4.129</text:p>
          </table:table-cell>
          <table:table-cell table:formula="of:=AVERAGE([.A259:.A298])" office:value-type="float" office:value="4.1424">
            <text:p>4.1424</text:p>
          </table:table-cell>
          <table:table-cell table:formula="of:=([.A278]*0.002)+[.C277]" office:value-type="float" office:value="1.880878">
            <text:p>1.880878</text:p>
          </table:table-cell>
          <table:table-cell/>
        </table:table-row>
        <table:table-row table:style-name="ro1">
          <table:table-cell office:value-type="float" office:value="4.102">
            <text:p>4.102</text:p>
          </table:table-cell>
          <table:table-cell table:formula="of:=AVERAGE([.A260:.A299])" office:value-type="float" office:value="4.117625">
            <text:p>4.117625</text:p>
          </table:table-cell>
          <table:table-cell table:formula="of:=([.A279]*0.002)+[.C278]" office:value-type="float" office:value="1.889082">
            <text:p>1.889082</text:p>
          </table:table-cell>
          <table:table-cell/>
        </table:table-row>
        <table:table-row table:style-name="ro1">
          <table:table-cell office:value-type="float" office:value="4.075">
            <text:p>4.075</text:p>
          </table:table-cell>
          <table:table-cell table:formula="of:=AVERAGE([.A261:.A300])" office:value-type="float" office:value="4.093175">
            <text:p>4.093175</text:p>
          </table:table-cell>
          <table:table-cell table:formula="of:=([.A280]*0.002)+[.C279]" office:value-type="float" office:value="1.897232">
            <text:p>1.897232</text:p>
          </table:table-cell>
          <table:table-cell/>
        </table:table-row>
        <table:table-row table:style-name="ro1">
          <table:table-cell office:value-type="float" office:value="4.048">
            <text:p>4.048</text:p>
          </table:table-cell>
          <table:table-cell table:formula="of:=AVERAGE([.A262:.A301])" office:value-type="float" office:value="4.06905">
            <text:p>4.06905</text:p>
          </table:table-cell>
          <table:table-cell table:formula="of:=([.A281]*0.002)+[.C280]" office:value-type="float" office:value="1.905328">
            <text:p>1.905328</text:p>
          </table:table-cell>
          <table:table-cell/>
        </table:table-row>
        <table:table-row table:style-name="ro1">
          <table:table-cell office:value-type="float" office:value="4.022">
            <text:p>4.022</text:p>
          </table:table-cell>
          <table:table-cell table:formula="of:=AVERAGE([.A263:.A302])" office:value-type="float" office:value="4.045225">
            <text:p>4.045225</text:p>
          </table:table-cell>
          <table:table-cell table:formula="of:=([.A282]*0.002)+[.C281]" office:value-type="float" office:value="1.913372">
            <text:p>1.913372</text:p>
          </table:table-cell>
          <table:table-cell/>
        </table:table-row>
        <table:table-row table:style-name="ro1">
          <table:table-cell office:value-type="float" office:value="3.997">
            <text:p>3.997</text:p>
          </table:table-cell>
          <table:table-cell table:formula="of:=AVERAGE([.A264:.A303])" office:value-type="float" office:value="4.021675">
            <text:p>4.021675</text:p>
          </table:table-cell>
          <table:table-cell table:formula="of:=([.A283]*0.002)+[.C282]" office:value-type="float" office:value="1.921366">
            <text:p>1.921366</text:p>
          </table:table-cell>
          <table:table-cell/>
        </table:table-row>
        <table:table-row table:style-name="ro1">
          <table:table-cell office:value-type="float" office:value="3.972">
            <text:p>3.972</text:p>
          </table:table-cell>
          <table:table-cell table:formula="of:=AVERAGE([.A265:.A304])" office:value-type="float" office:value="3.9984">
            <text:p>3.9984</text:p>
          </table:table-cell>
          <table:table-cell table:formula="of:=([.A284]*0.002)+[.C283]" office:value-type="float" office:value="1.92931">
            <text:p>1.92931</text:p>
          </table:table-cell>
          <table:table-cell/>
        </table:table-row>
        <table:table-row table:style-name="ro1">
          <table:table-cell office:value-type="float" office:value="3.948">
            <text:p>3.948</text:p>
          </table:table-cell>
          <table:table-cell table:formula="of:=AVERAGE([.A266:.A305])" office:value-type="float" office:value="3.975425">
            <text:p>3.975425</text:p>
          </table:table-cell>
          <table:table-cell table:formula="of:=([.A285]*0.002)+[.C284]" office:value-type="float" office:value="1.937206">
            <text:p>1.937206</text:p>
          </table:table-cell>
          <table:table-cell/>
        </table:table-row>
        <table:table-row table:style-name="ro1">
          <table:table-cell office:value-type="float" office:value="3.925">
            <text:p>3.925</text:p>
          </table:table-cell>
          <table:table-cell table:formula="of:=AVERAGE([.A267:.A306])" office:value-type="float" office:value="3.952675">
            <text:p>3.952675</text:p>
          </table:table-cell>
          <table:table-cell table:formula="of:=([.A286]*0.002)+[.C285]" office:value-type="float" office:value="1.945056">
            <text:p>1.945056</text:p>
          </table:table-cell>
          <table:table-cell/>
        </table:table-row>
        <table:table-row table:style-name="ro1">
          <table:table-cell office:value-type="float" office:value="3.902">
            <text:p>3.902</text:p>
          </table:table-cell>
          <table:table-cell table:formula="of:=AVERAGE([.A268:.A307])" office:value-type="float" office:value="3.9302">
            <text:p>3.9302</text:p>
          </table:table-cell>
          <table:table-cell table:formula="of:=([.A287]*0.002)+[.C286]" office:value-type="float" office:value="1.95286">
            <text:p>1.95286</text:p>
          </table:table-cell>
          <table:table-cell/>
        </table:table-row>
        <table:table-row table:style-name="ro1">
          <table:table-cell office:value-type="float" office:value="3.881">
            <text:p>3.881</text:p>
          </table:table-cell>
          <table:table-cell table:formula="of:=AVERAGE([.A269:.A308])" office:value-type="float" office:value="3.907975">
            <text:p>3.907975</text:p>
          </table:table-cell>
          <table:table-cell table:formula="of:=([.A288]*0.002)+[.C287]" office:value-type="float" office:value="1.960622">
            <text:p>1.960622</text:p>
          </table:table-cell>
          <table:table-cell/>
        </table:table-row>
        <table:table-row table:style-name="ro1">
          <table:table-cell office:value-type="float" office:value="3.86">
            <text:p>3.86</text:p>
          </table:table-cell>
          <table:table-cell table:formula="of:=AVERAGE([.A270:.A309])" office:value-type="float" office:value="3.886025">
            <text:p>3.886025</text:p>
          </table:table-cell>
          <table:table-cell table:formula="of:=([.A289]*0.002)+[.C288]" office:value-type="float" office:value="1.968342">
            <text:p>1.968342</text:p>
          </table:table-cell>
          <table:table-cell/>
        </table:table-row>
        <table:table-row table:style-name="ro1">
          <table:table-cell office:value-type="float" office:value="3.841">
            <text:p>3.841</text:p>
          </table:table-cell>
          <table:table-cell table:formula="of:=AVERAGE([.A271:.A310])" office:value-type="float" office:value="3.86435">
            <text:p>3.86435</text:p>
          </table:table-cell>
          <table:table-cell table:formula="of:=([.A290]*0.002)+[.C289]" office:value-type="float" office:value="1.976024">
            <text:p>1.976024</text:p>
          </table:table-cell>
          <table:table-cell/>
        </table:table-row>
        <table:table-row table:style-name="ro1">
          <table:table-cell office:value-type="float" office:value="3.822">
            <text:p>3.822</text:p>
          </table:table-cell>
          <table:table-cell table:formula="of:=AVERAGE([.A272:.A311])" office:value-type="float" office:value="3.84295">
            <text:p>3.84295</text:p>
          </table:table-cell>
          <table:table-cell table:formula="of:=([.A291]*0.002)+[.C290]" office:value-type="float" office:value="1.983668">
            <text:p>1.983668</text:p>
          </table:table-cell>
          <table:table-cell/>
        </table:table-row>
        <table:table-row table:style-name="ro1">
          <table:table-cell office:value-type="float" office:value="3.804">
            <text:p>3.804</text:p>
          </table:table-cell>
          <table:table-cell table:formula="of:=AVERAGE([.A273:.A312])" office:value-type="float" office:value="3.82185">
            <text:p>3.82185</text:p>
          </table:table-cell>
          <table:table-cell table:formula="of:=([.A292]*0.002)+[.C291]" office:value-type="float" office:value="1.991276">
            <text:p>1.991276</text:p>
          </table:table-cell>
          <table:table-cell/>
        </table:table-row>
        <table:table-row table:style-name="ro1">
          <table:table-cell office:value-type="float" office:value="3.786">
            <text:p>3.786</text:p>
          </table:table-cell>
          <table:table-cell table:formula="of:=AVERAGE([.A274:.A313])" office:value-type="float" office:value="3.801025">
            <text:p>3.801025</text:p>
          </table:table-cell>
          <table:table-cell table:formula="of:=([.A293]*0.002)+[.C292]" office:value-type="float" office:value="1.998848">
            <text:p>1.998848</text:p>
          </table:table-cell>
          <table:table-cell/>
        </table:table-row>
        <table:table-row table:style-name="ro1">
          <table:table-cell office:value-type="float" office:value="3.769">
            <text:p>3.769</text:p>
          </table:table-cell>
          <table:table-cell table:formula="of:=AVERAGE([.A275:.A314])" office:value-type="float" office:value="3.7805">
            <text:p>3.7805</text:p>
          </table:table-cell>
          <table:table-cell table:formula="of:=([.A294]*0.002)+[.C293]" office:value-type="float" office:value="2.006386">
            <text:p>2.006386</text:p>
          </table:table-cell>
          <table:table-cell/>
        </table:table-row>
        <table:table-row table:style-name="ro1">
          <table:table-cell office:value-type="float" office:value="3.753">
            <text:p>3.753</text:p>
          </table:table-cell>
          <table:table-cell table:formula="of:=AVERAGE([.A276:.A315])" office:value-type="float" office:value="3.760275">
            <text:p>3.760275</text:p>
          </table:table-cell>
          <table:table-cell table:formula="of:=([.A295]*0.002)+[.C294]" office:value-type="float" office:value="2.013892">
            <text:p>2.013892</text:p>
          </table:table-cell>
          <table:table-cell/>
        </table:table-row>
        <table:table-row table:style-name="ro1">
          <table:table-cell office:value-type="float" office:value="3.737">
            <text:p>3.737</text:p>
          </table:table-cell>
          <table:table-cell table:formula="of:=AVERAGE([.A277:.A316])" office:value-type="float" office:value="3.740375">
            <text:p>3.740375</text:p>
          </table:table-cell>
          <table:table-cell table:formula="of:=([.A296]*0.002)+[.C295]" office:value-type="float" office:value="2.021366">
            <text:p>2.021366</text:p>
          </table:table-cell>
          <table:table-cell/>
        </table:table-row>
        <table:table-row table:style-name="ro1">
          <table:table-cell office:value-type="float" office:value="3.72">
            <text:p>3.72</text:p>
          </table:table-cell>
          <table:table-cell table:formula="of:=AVERAGE([.A278:.A317])" office:value-type="float" office:value="3.720775">
            <text:p>3.720775</text:p>
          </table:table-cell>
          <table:table-cell table:formula="of:=([.A297]*0.002)+[.C296]" office:value-type="float" office:value="2.028806">
            <text:p>2.028806</text:p>
          </table:table-cell>
          <table:table-cell/>
        </table:table-row>
        <table:table-row table:style-name="ro1">
          <table:table-cell office:value-type="float" office:value="3.704">
            <text:p>3.704</text:p>
          </table:table-cell>
          <table:table-cell table:formula="of:=AVERAGE([.A279:.A318])" office:value-type="float" office:value="3.701475">
            <text:p>3.701475</text:p>
          </table:table-cell>
          <table:table-cell table:formula="of:=([.A298]*0.002)+[.C297]" office:value-type="float" office:value="2.036214">
            <text:p>2.036214</text:p>
          </table:table-cell>
          <table:table-cell/>
        </table:table-row>
        <table:table-row table:style-name="ro1">
          <table:table-cell office:value-type="float" office:value="3.688">
            <text:p>3.688</text:p>
          </table:table-cell>
          <table:table-cell table:formula="of:=AVERAGE([.A280:.A319])" office:value-type="float" office:value="3.68245">
            <text:p>3.68245</text:p>
          </table:table-cell>
          <table:table-cell table:formula="of:=([.A299]*0.002)+[.C298]" office:value-type="float" office:value="2.04359">
            <text:p>2.04359</text:p>
          </table:table-cell>
          <table:table-cell/>
        </table:table-row>
        <table:table-row table:style-name="ro1">
          <table:table-cell office:value-type="float" office:value="3.671">
            <text:p>3.671</text:p>
          </table:table-cell>
          <table:table-cell table:formula="of:=AVERAGE([.A281:.A320])" office:value-type="float" office:value="3.663725">
            <text:p>3.663725</text:p>
          </table:table-cell>
          <table:table-cell table:formula="of:=([.A300]*0.002)+[.C299]" office:value-type="float" office:value="2.050932">
            <text:p>2.050932</text:p>
          </table:table-cell>
          <table:table-cell/>
        </table:table-row>
        <table:table-row table:style-name="ro1">
          <table:table-cell office:value-type="float" office:value="3.654">
            <text:p>3.654</text:p>
          </table:table-cell>
          <table:table-cell table:formula="of:=AVERAGE([.A282:.A321])" office:value-type="float" office:value="3.645275">
            <text:p>3.645275</text:p>
          </table:table-cell>
          <table:table-cell table:formula="of:=([.A301]*0.002)+[.C300]" office:value-type="float" office:value="2.05824">
            <text:p>2.05824</text:p>
          </table:table-cell>
          <table:table-cell/>
        </table:table-row>
        <table:table-row table:style-name="ro1">
          <table:table-cell office:value-type="float" office:value="3.636">
            <text:p>3.636</text:p>
          </table:table-cell>
          <table:table-cell table:formula="of:=AVERAGE([.A283:.A322])" office:value-type="float" office:value="3.627075">
            <text:p>3.627075</text:p>
          </table:table-cell>
          <table:table-cell table:formula="of:=([.A302]*0.002)+[.C301]" office:value-type="float" office:value="2.065512">
            <text:p>2.065512</text:p>
          </table:table-cell>
          <table:table-cell/>
        </table:table-row>
        <table:table-row table:style-name="ro1">
          <table:table-cell office:value-type="float" office:value="3.618">
            <text:p>3.618</text:p>
          </table:table-cell>
          <table:table-cell table:formula="of:=AVERAGE([.A284:.A323])" office:value-type="float" office:value="3.6091">
            <text:p>3.6091</text:p>
          </table:table-cell>
          <table:table-cell table:formula="of:=([.A303]*0.002)+[.C302]" office:value-type="float" office:value="2.072748">
            <text:p>2.072748</text:p>
          </table:table-cell>
          <table:table-cell/>
        </table:table-row>
        <table:table-row table:style-name="ro1">
          <table:table-cell office:value-type="float" office:value="3.6">
            <text:p>3.6</text:p>
          </table:table-cell>
          <table:table-cell table:formula="of:=AVERAGE([.A285:.A324])" office:value-type="float" office:value="3.591325">
            <text:p>3.591325</text:p>
          </table:table-cell>
          <table:table-cell table:formula="of:=([.A304]*0.002)+[.C303]" office:value-type="float" office:value="2.079948">
            <text:p>2.079948</text:p>
          </table:table-cell>
          <table:table-cell/>
        </table:table-row>
        <table:table-row table:style-name="ro1">
          <table:table-cell office:value-type="float" office:value="3.582">
            <text:p>3.582</text:p>
          </table:table-cell>
          <table:table-cell table:formula="of:=AVERAGE([.A286:.A325])" office:value-type="float" office:value="3.57375">
            <text:p>3.57375</text:p>
          </table:table-cell>
          <table:table-cell table:formula="of:=([.A305]*0.002)+[.C304]" office:value-type="float" office:value="2.087112">
            <text:p>2.087112</text:p>
          </table:table-cell>
          <table:table-cell/>
        </table:table-row>
        <table:table-row table:style-name="ro1">
          <table:table-cell office:value-type="float" office:value="3.563">
            <text:p>3.563</text:p>
          </table:table-cell>
          <table:table-cell table:formula="of:=AVERAGE([.A287:.A326])" office:value-type="float" office:value="3.556325">
            <text:p>3.556325</text:p>
          </table:table-cell>
          <table:table-cell table:formula="of:=([.A306]*0.002)+[.C305]" office:value-type="float" office:value="2.094238">
            <text:p>2.094238</text:p>
          </table:table-cell>
          <table:table-cell/>
        </table:table-row>
        <table:table-row table:style-name="ro1">
          <table:table-cell office:value-type="float" office:value="3.545">
            <text:p>3.545</text:p>
          </table:table-cell>
          <table:table-cell table:formula="of:=AVERAGE([.A288:.A327])" office:value-type="float" office:value="3.539075">
            <text:p>3.539075</text:p>
          </table:table-cell>
          <table:table-cell table:formula="of:=([.A307]*0.002)+[.C306]" office:value-type="float" office:value="2.101328">
            <text:p>2.101328</text:p>
          </table:table-cell>
          <table:table-cell/>
        </table:table-row>
        <table:table-row table:style-name="ro1">
          <table:table-cell office:value-type="float" office:value="3.526">
            <text:p>3.526</text:p>
          </table:table-cell>
          <table:table-cell table:formula="of:=AVERAGE([.A289:.A328])" office:value-type="float" office:value="3.52195">
            <text:p>3.52195</text:p>
          </table:table-cell>
          <table:table-cell table:formula="of:=([.A308]*0.002)+[.C307]" office:value-type="float" office:value="2.10838">
            <text:p>2.10838</text:p>
          </table:table-cell>
          <table:table-cell/>
        </table:table-row>
        <table:table-row table:style-name="ro1">
          <table:table-cell office:value-type="float" office:value="3.508">
            <text:p>3.508</text:p>
          </table:table-cell>
          <table:table-cell table:formula="of:=AVERAGE([.A290:.A329])" office:value-type="float" office:value="3.504925">
            <text:p>3.504925</text:p>
          </table:table-cell>
          <table:table-cell table:formula="of:=([.A309]*0.002)+[.C308]" office:value-type="float" office:value="2.115396">
            <text:p>2.115396</text:p>
          </table:table-cell>
          <table:table-cell/>
        </table:table-row>
        <table:table-row table:style-name="ro1">
          <table:table-cell office:value-type="float" office:value="3.49">
            <text:p>3.49</text:p>
          </table:table-cell>
          <table:table-cell table:formula="of:=AVERAGE([.A291:.A330])" office:value-type="float" office:value="3.487975">
            <text:p>3.487975</text:p>
          </table:table-cell>
          <table:table-cell table:formula="of:=([.A310]*0.002)+[.C309]" office:value-type="float" office:value="2.122376">
            <text:p>2.122376</text:p>
          </table:table-cell>
          <table:table-cell/>
        </table:table-row>
        <table:table-row table:style-name="ro1">
          <table:table-cell office:value-type="float" office:value="3.472">
            <text:p>3.472</text:p>
          </table:table-cell>
          <table:table-cell table:formula="of:=AVERAGE([.A292:.A331])" office:value-type="float" office:value="3.4711">
            <text:p>3.4711</text:p>
          </table:table-cell>
          <table:table-cell table:formula="of:=([.A311]*0.002)+[.C310]" office:value-type="float" office:value="2.12932">
            <text:p>2.12932</text:p>
          </table:table-cell>
          <table:table-cell/>
        </table:table-row>
        <table:table-row table:style-name="ro1">
          <table:table-cell office:value-type="float" office:value="3.455">
            <text:p>3.455</text:p>
          </table:table-cell>
          <table:table-cell table:formula="of:=AVERAGE([.A293:.A332])" office:value-type="float" office:value="3.4543">
            <text:p>3.4543</text:p>
          </table:table-cell>
          <table:table-cell table:formula="of:=([.A312]*0.002)+[.C311]" office:value-type="float" office:value="2.13623">
            <text:p>2.13623</text:p>
          </table:table-cell>
          <table:table-cell/>
        </table:table-row>
        <table:table-row table:style-name="ro1">
          <table:table-cell office:value-type="float" office:value="3.438">
            <text:p>3.438</text:p>
          </table:table-cell>
          <table:table-cell table:formula="of:=AVERAGE([.A294:.A333])" office:value-type="float" office:value="3.437575">
            <text:p>3.437575</text:p>
          </table:table-cell>
          <table:table-cell table:formula="of:=([.A313]*0.002)+[.C312]" office:value-type="float" office:value="2.143106">
            <text:p>2.143106</text:p>
          </table:table-cell>
          <table:table-cell/>
        </table:table-row>
        <table:table-row table:style-name="ro1">
          <table:table-cell office:value-type="float" office:value="3.421">
            <text:p>3.421</text:p>
          </table:table-cell>
          <table:table-cell table:formula="of:=AVERAGE([.A295:.A334])" office:value-type="float" office:value="3.4209">
            <text:p>3.4209</text:p>
          </table:table-cell>
          <table:table-cell table:formula="of:=([.A314]*0.002)+[.C313]" office:value-type="float" office:value="2.149948">
            <text:p>2.149948</text:p>
          </table:table-cell>
          <table:table-cell/>
        </table:table-row>
        <table:table-row table:style-name="ro1">
          <table:table-cell office:value-type="float" office:value="3.405">
            <text:p>3.405</text:p>
          </table:table-cell>
          <table:table-cell table:formula="of:=AVERAGE([.A296:.A335])" office:value-type="float" office:value="3.40425">
            <text:p>3.40425</text:p>
          </table:table-cell>
          <table:table-cell table:formula="of:=([.A315]*0.002)+[.C314]" office:value-type="float" office:value="2.156758">
            <text:p>2.156758</text:p>
          </table:table-cell>
          <table:table-cell/>
        </table:table-row>
        <table:table-row table:style-name="ro1">
          <table:table-cell office:value-type="float" office:value="3.389">
            <text:p>3.389</text:p>
          </table:table-cell>
          <table:table-cell table:formula="of:=AVERAGE([.A297:.A336])" office:value-type="float" office:value="3.387625">
            <text:p>3.387625</text:p>
          </table:table-cell>
          <table:table-cell table:formula="of:=([.A316]*0.002)+[.C315]" office:value-type="float" office:value="2.163536">
            <text:p>2.163536</text:p>
          </table:table-cell>
          <table:table-cell/>
        </table:table-row>
        <table:table-row table:style-name="ro1">
          <table:table-cell office:value-type="float" office:value="3.373">
            <text:p>3.373</text:p>
          </table:table-cell>
          <table:table-cell table:formula="of:=AVERAGE([.A298:.A337])" office:value-type="float" office:value="3.37105">
            <text:p>3.37105</text:p>
          </table:table-cell>
          <table:table-cell table:formula="of:=([.A317]*0.002)+[.C316]" office:value-type="float" office:value="2.170282">
            <text:p>2.170282</text:p>
          </table:table-cell>
          <table:table-cell/>
        </table:table-row>
        <table:table-row table:style-name="ro1">
          <table:table-cell office:value-type="float" office:value="3.357">
            <text:p>3.357</text:p>
          </table:table-cell>
          <table:table-cell table:formula="of:=AVERAGE([.A299:.A338])" office:value-type="float" office:value="3.354525">
            <text:p>3.354525</text:p>
          </table:table-cell>
          <table:table-cell table:formula="of:=([.A318]*0.002)+[.C317]" office:value-type="float" office:value="2.176996">
            <text:p>2.176996</text:p>
          </table:table-cell>
          <table:table-cell/>
        </table:table-row>
        <table:table-row table:style-name="ro1">
          <table:table-cell office:value-type="float" office:value="3.341">
            <text:p>3.341</text:p>
          </table:table-cell>
          <table:table-cell table:formula="of:=AVERAGE([.A300:.A339])" office:value-type="float" office:value="3.338025">
            <text:p>3.338025</text:p>
          </table:table-cell>
          <table:table-cell table:formula="of:=([.A319]*0.002)+[.C318]" office:value-type="float" office:value="2.183678">
            <text:p>2.183678</text:p>
          </table:table-cell>
          <table:table-cell/>
        </table:table-row>
        <table:table-row table:style-name="ro1">
          <table:table-cell office:value-type="float" office:value="3.326">
            <text:p>3.326</text:p>
          </table:table-cell>
          <table:table-cell table:formula="of:=AVERAGE([.A301:.A340])" office:value-type="float" office:value="3.321575">
            <text:p>3.321575</text:p>
          </table:table-cell>
          <table:table-cell table:formula="of:=([.A320]*0.002)+[.C319]" office:value-type="float" office:value="2.19033">
            <text:p>2.19033</text:p>
          </table:table-cell>
          <table:table-cell/>
        </table:table-row>
        <table:table-row table:style-name="ro1">
          <table:table-cell office:value-type="float" office:value="3.31">
            <text:p>3.31</text:p>
          </table:table-cell>
          <table:table-cell table:formula="of:=AVERAGE([.A302:.A341])" office:value-type="float" office:value="3.3052">
            <text:p>3.3052</text:p>
          </table:table-cell>
          <table:table-cell table:formula="of:=([.A321]*0.002)+[.C320]" office:value-type="float" office:value="2.19695">
            <text:p>2.19695</text:p>
          </table:table-cell>
          <table:table-cell/>
        </table:table-row>
        <table:table-row table:style-name="ro1">
          <table:table-cell office:value-type="float" office:value="3.294">
            <text:p>3.294</text:p>
          </table:table-cell>
          <table:table-cell table:formula="of:=AVERAGE([.A303:.A342])" office:value-type="float" office:value="3.2889">
            <text:p>3.2889</text:p>
          </table:table-cell>
          <table:table-cell table:formula="of:=([.A322]*0.002)+[.C321]" office:value-type="float" office:value="2.203538">
            <text:p>2.203538</text:p>
          </table:table-cell>
          <table:table-cell/>
        </table:table-row>
        <table:table-row table:style-name="ro1">
          <table:table-cell office:value-type="float" office:value="3.278">
            <text:p>3.278</text:p>
          </table:table-cell>
          <table:table-cell table:formula="of:=AVERAGE([.A304:.A343])" office:value-type="float" office:value="3.272675">
            <text:p>3.272675</text:p>
          </table:table-cell>
          <table:table-cell table:formula="of:=([.A323]*0.002)+[.C322]" office:value-type="float" office:value="2.210094">
            <text:p>2.210094</text:p>
          </table:table-cell>
          <table:table-cell/>
        </table:table-row>
        <table:table-row table:style-name="ro1">
          <table:table-cell office:value-type="float" office:value="3.261">
            <text:p>3.261</text:p>
          </table:table-cell>
          <table:table-cell table:formula="of:=AVERAGE([.A305:.A344])" office:value-type="float" office:value="3.256525">
            <text:p>3.256525</text:p>
          </table:table-cell>
          <table:table-cell table:formula="of:=([.A324]*0.002)+[.C323]" office:value-type="float" office:value="2.216616">
            <text:p>2.216616</text:p>
          </table:table-cell>
          <table:table-cell/>
        </table:table-row>
        <table:table-row table:style-name="ro1">
          <table:table-cell office:value-type="float" office:value="3.245">
            <text:p>3.245</text:p>
          </table:table-cell>
          <table:table-cell table:formula="of:=AVERAGE([.A306:.A345])" office:value-type="float" office:value="3.240475">
            <text:p>3.240475</text:p>
          </table:table-cell>
          <table:table-cell table:formula="of:=([.A325]*0.002)+[.C324]" office:value-type="float" office:value="2.223106">
            <text:p>2.223106</text:p>
          </table:table-cell>
          <table:table-cell/>
        </table:table-row>
        <table:table-row table:style-name="ro1">
          <table:table-cell office:value-type="float" office:value="3.228">
            <text:p>3.228</text:p>
          </table:table-cell>
          <table:table-cell table:formula="of:=AVERAGE([.A307:.A346])" office:value-type="float" office:value="3.224525">
            <text:p>3.224525</text:p>
          </table:table-cell>
          <table:table-cell table:formula="of:=([.A326]*0.002)+[.C325]" office:value-type="float" office:value="2.229562">
            <text:p>2.229562</text:p>
          </table:table-cell>
          <table:table-cell/>
        </table:table-row>
        <table:table-row table:style-name="ro1">
          <table:table-cell office:value-type="float" office:value="3.212">
            <text:p>3.212</text:p>
          </table:table-cell>
          <table:table-cell table:formula="of:=AVERAGE([.A308:.A347])" office:value-type="float" office:value="3.20865">
            <text:p>3.20865</text:p>
          </table:table-cell>
          <table:table-cell table:formula="of:=([.A327]*0.002)+[.C326]" office:value-type="float" office:value="2.235986">
            <text:p>2.235986</text:p>
          </table:table-cell>
          <table:table-cell/>
        </table:table-row>
        <table:table-row table:style-name="ro1">
          <table:table-cell office:value-type="float" office:value="3.196">
            <text:p>3.196</text:p>
          </table:table-cell>
          <table:table-cell table:formula="of:=AVERAGE([.A309:.A348])" office:value-type="float" office:value="3.1929">
            <text:p>3.1929</text:p>
          </table:table-cell>
          <table:table-cell table:formula="of:=([.A328]*0.002)+[.C327]" office:value-type="float" office:value="2.242378">
            <text:p>2.242378</text:p>
          </table:table-cell>
          <table:table-cell/>
        </table:table-row>
        <table:table-row table:style-name="ro1">
          <table:table-cell office:value-type="float" office:value="3.179">
            <text:p>3.179</text:p>
          </table:table-cell>
          <table:table-cell table:formula="of:=AVERAGE([.A310:.A349])" office:value-type="float" office:value="3.177225">
            <text:p>3.177225</text:p>
          </table:table-cell>
          <table:table-cell table:formula="of:=([.A329]*0.002)+[.C328]" office:value-type="float" office:value="2.248736">
            <text:p>2.248736</text:p>
          </table:table-cell>
          <table:table-cell/>
        </table:table-row>
        <table:table-row table:style-name="ro1">
          <table:table-cell office:value-type="float" office:value="3.163">
            <text:p>3.163</text:p>
          </table:table-cell>
          <table:table-cell table:formula="of:=AVERAGE([.A311:.A350])" office:value-type="float" office:value="3.16165">
            <text:p>3.16165</text:p>
          </table:table-cell>
          <table:table-cell table:formula="of:=([.A330]*0.002)+[.C329]" office:value-type="float" office:value="2.255062">
            <text:p>2.255062</text:p>
          </table:table-cell>
          <table:table-cell/>
        </table:table-row>
        <table:table-row table:style-name="ro1">
          <table:table-cell office:value-type="float" office:value="3.147">
            <text:p>3.147</text:p>
          </table:table-cell>
          <table:table-cell table:formula="of:=AVERAGE([.A312:.A351])" office:value-type="float" office:value="3.146175">
            <text:p>3.146175</text:p>
          </table:table-cell>
          <table:table-cell table:formula="of:=([.A331]*0.002)+[.C330]" office:value-type="float" office:value="2.261356">
            <text:p>2.261356</text:p>
          </table:table-cell>
          <table:table-cell/>
        </table:table-row>
        <table:table-row table:style-name="ro1">
          <table:table-cell office:value-type="float" office:value="3.132">
            <text:p>3.132</text:p>
          </table:table-cell>
          <table:table-cell table:formula="of:=AVERAGE([.A313:.A352])" office:value-type="float" office:value="3.1308">
            <text:p>3.1308</text:p>
          </table:table-cell>
          <table:table-cell table:formula="of:=([.A332]*0.002)+[.C331]" office:value-type="float" office:value="2.26762">
            <text:p>2.26762</text:p>
          </table:table-cell>
          <table:table-cell/>
        </table:table-row>
        <table:table-row table:style-name="ro1">
          <table:table-cell office:value-type="float" office:value="3.117">
            <text:p>3.117</text:p>
          </table:table-cell>
          <table:table-cell table:formula="of:=AVERAGE([.A314:.A353])" office:value-type="float" office:value="3.1155">
            <text:p>3.1155</text:p>
          </table:table-cell>
          <table:table-cell table:formula="of:=([.A333]*0.002)+[.C332]" office:value-type="float" office:value="2.273854">
            <text:p>2.273854</text:p>
          </table:table-cell>
          <table:table-cell/>
        </table:table-row>
        <table:table-row table:style-name="ro1">
          <table:table-cell office:value-type="float" office:value="3.102">
            <text:p>3.102</text:p>
          </table:table-cell>
          <table:table-cell table:formula="of:=AVERAGE([.A315:.A354])" office:value-type="float" office:value="3.1003">
            <text:p>3.1003</text:p>
          </table:table-cell>
          <table:table-cell table:formula="of:=([.A334]*0.002)+[.C333]" office:value-type="float" office:value="2.280058">
            <text:p>2.280058</text:p>
          </table:table-cell>
          <table:table-cell/>
        </table:table-row>
        <table:table-row table:style-name="ro1">
          <table:table-cell office:value-type="float" office:value="3.087">
            <text:p>3.087</text:p>
          </table:table-cell>
          <table:table-cell table:formula="of:=AVERAGE([.A316:.A355])" office:value-type="float" office:value="3.0852">
            <text:p>3.0852</text:p>
          </table:table-cell>
          <table:table-cell table:formula="of:=([.A335]*0.002)+[.C334]" office:value-type="float" office:value="2.286232">
            <text:p>2.286232</text:p>
          </table:table-cell>
          <table:table-cell/>
        </table:table-row>
        <table:table-row table:style-name="ro1">
          <table:table-cell office:value-type="float" office:value="3.072">
            <text:p>3.072</text:p>
          </table:table-cell>
          <table:table-cell table:formula="of:=AVERAGE([.A317:.A356])" office:value-type="float" office:value="3.070175">
            <text:p>3.070175</text:p>
          </table:table-cell>
          <table:table-cell table:formula="of:=([.A336]*0.002)+[.C335]" office:value-type="float" office:value="2.292376">
            <text:p>2.292376</text:p>
          </table:table-cell>
          <table:table-cell/>
        </table:table-row>
        <table:table-row table:style-name="ro1">
          <table:table-cell office:value-type="float" office:value="3.057">
            <text:p>3.057</text:p>
          </table:table-cell>
          <table:table-cell table:formula="of:=AVERAGE([.A318:.A357])" office:value-type="float" office:value="3.055275">
            <text:p>3.055275</text:p>
          </table:table-cell>
          <table:table-cell table:formula="of:=([.A337]*0.002)+[.C336]" office:value-type="float" office:value="2.29849">
            <text:p>2.29849</text:p>
          </table:table-cell>
          <table:table-cell/>
        </table:table-row>
        <table:table-row table:style-name="ro1">
          <table:table-cell office:value-type="float" office:value="3.043">
            <text:p>3.043</text:p>
          </table:table-cell>
          <table:table-cell table:formula="of:=AVERAGE([.A319:.A358])" office:value-type="float" office:value="3.040475">
            <text:p>3.040475</text:p>
          </table:table-cell>
          <table:table-cell table:formula="of:=([.A338]*0.002)+[.C337]" office:value-type="float" office:value="2.304576">
            <text:p>2.304576</text:p>
          </table:table-cell>
          <table:table-cell/>
        </table:table-row>
        <table:table-row table:style-name="ro1">
          <table:table-cell office:value-type="float" office:value="3.028">
            <text:p>3.028</text:p>
          </table:table-cell>
          <table:table-cell table:formula="of:=AVERAGE([.A320:.A359])" office:value-type="float" office:value="3.0258">
            <text:p>3.0258</text:p>
          </table:table-cell>
          <table:table-cell table:formula="of:=([.A339]*0.002)+[.C338]" office:value-type="float" office:value="2.310632">
            <text:p>2.310632</text:p>
          </table:table-cell>
          <table:table-cell/>
        </table:table-row>
        <table:table-row table:style-name="ro1">
          <table:table-cell office:value-type="float" office:value="3.013">
            <text:p>3.013</text:p>
          </table:table-cell>
          <table:table-cell table:formula="of:=AVERAGE([.A321:.A360])" office:value-type="float" office:value="3.011225">
            <text:p>3.011225</text:p>
          </table:table-cell>
          <table:table-cell table:formula="of:=([.A340]*0.002)+[.C339]" office:value-type="float" office:value="2.316658">
            <text:p>2.316658</text:p>
          </table:table-cell>
          <table:table-cell/>
        </table:table-row>
        <table:table-row table:style-name="ro1">
          <table:table-cell office:value-type="float" office:value="2.999">
            <text:p>2.999</text:p>
          </table:table-cell>
          <table:table-cell table:formula="of:=AVERAGE([.A322:.A361])" office:value-type="float" office:value="2.996775">
            <text:p>2.996775</text:p>
          </table:table-cell>
          <table:table-cell table:formula="of:=([.A341]*0.002)+[.C340]" office:value-type="float" office:value="2.322656">
            <text:p>2.322656</text:p>
          </table:table-cell>
          <table:table-cell/>
        </table:table-row>
        <table:table-row table:style-name="ro1">
          <table:table-cell office:value-type="float" office:value="2.984">
            <text:p>2.984</text:p>
          </table:table-cell>
          <table:table-cell table:formula="of:=AVERAGE([.A323:.A362])" office:value-type="float" office:value="2.982475">
            <text:p>2.982475</text:p>
          </table:table-cell>
          <table:table-cell table:formula="of:=([.A342]*0.002)+[.C341]" office:value-type="float" office:value="2.328624">
            <text:p>2.328624</text:p>
          </table:table-cell>
          <table:table-cell/>
        </table:table-row>
        <table:table-row table:style-name="ro1">
          <table:table-cell office:value-type="float" office:value="2.969">
            <text:p>2.969</text:p>
          </table:table-cell>
          <table:table-cell table:formula="of:=AVERAGE([.A324:.A363])" office:value-type="float" office:value="2.9683">
            <text:p>2.9683</text:p>
          </table:table-cell>
          <table:table-cell table:formula="of:=([.A343]*0.002)+[.C342]" office:value-type="float" office:value="2.334562">
            <text:p>2.334562</text:p>
          </table:table-cell>
          <table:table-cell/>
        </table:table-row>
        <table:table-row table:style-name="ro1">
          <table:table-cell office:value-type="float" office:value="2.954">
            <text:p>2.954</text:p>
          </table:table-cell>
          <table:table-cell table:formula="of:=AVERAGE([.A325:.A364])" office:value-type="float" office:value="2.9543">
            <text:p>2.9543</text:p>
          </table:table-cell>
          <table:table-cell table:formula="of:=([.A344]*0.002)+[.C343]" office:value-type="float" office:value="2.34047">
            <text:p>2.34047</text:p>
          </table:table-cell>
          <table:table-cell/>
        </table:table-row>
        <table:table-row table:style-name="ro1">
          <table:table-cell office:value-type="float" office:value="2.94">
            <text:p>2.94</text:p>
          </table:table-cell>
          <table:table-cell table:formula="of:=AVERAGE([.A326:.A365])" office:value-type="float" office:value="2.94045">
            <text:p>2.94045</text:p>
          </table:table-cell>
          <table:table-cell table:formula="of:=([.A345]*0.002)+[.C344]" office:value-type="float" office:value="2.34635">
            <text:p>2.34635</text:p>
          </table:table-cell>
          <table:table-cell/>
        </table:table-row>
        <table:table-row table:style-name="ro1">
          <table:table-cell office:value-type="float" office:value="2.925">
            <text:p>2.925</text:p>
          </table:table-cell>
          <table:table-cell table:formula="of:=AVERAGE([.A327:.A366])" office:value-type="float" office:value="2.926775">
            <text:p>2.926775</text:p>
          </table:table-cell>
          <table:table-cell table:formula="of:=([.A346]*0.002)+[.C345]" office:value-type="float" office:value="2.3522">
            <text:p>2.3522</text:p>
          </table:table-cell>
          <table:table-cell/>
        </table:table-row>
        <table:table-row table:style-name="ro1">
          <table:table-cell office:value-type="float" office:value="2.91">
            <text:p>2.91</text:p>
          </table:table-cell>
          <table:table-cell table:formula="of:=AVERAGE([.A328:.A367])" office:value-type="float" office:value="2.91325">
            <text:p>2.91325</text:p>
          </table:table-cell>
          <table:table-cell table:formula="of:=([.A347]*0.002)+[.C346]" office:value-type="float" office:value="2.35802">
            <text:p>2.35802</text:p>
          </table:table-cell>
          <table:table-cell/>
        </table:table-row>
        <table:table-row table:style-name="ro1">
          <table:table-cell office:value-type="float" office:value="2.896">
            <text:p>2.896</text:p>
          </table:table-cell>
          <table:table-cell table:formula="of:=AVERAGE([.A329:.A368])" office:value-type="float" office:value="2.899875">
            <text:p>2.899875</text:p>
          </table:table-cell>
          <table:table-cell table:formula="of:=([.A348]*0.002)+[.C347]" office:value-type="float" office:value="2.363812">
            <text:p>2.363812</text:p>
          </table:table-cell>
          <table:table-cell/>
        </table:table-row>
        <table:table-row table:style-name="ro1">
          <table:table-cell office:value-type="float" office:value="2.881">
            <text:p>2.881</text:p>
          </table:table-cell>
          <table:table-cell table:formula="of:=AVERAGE([.A330:.A369])" office:value-type="float" office:value="2.886675">
            <text:p>2.886675</text:p>
          </table:table-cell>
          <table:table-cell table:formula="of:=([.A349]*0.002)+[.C348]" office:value-type="float" office:value="2.369574">
            <text:p>2.369574</text:p>
          </table:table-cell>
          <table:table-cell/>
        </table:table-row>
        <table:table-row table:style-name="ro1">
          <table:table-cell office:value-type="float" office:value="2.867">
            <text:p>2.867</text:p>
          </table:table-cell>
          <table:table-cell table:formula="of:=AVERAGE([.A331:.A370])" office:value-type="float" office:value="2.8736">
            <text:p>2.8736</text:p>
          </table:table-cell>
          <table:table-cell table:formula="of:=([.A350]*0.002)+[.C349]" office:value-type="float" office:value="2.375308">
            <text:p>2.375308</text:p>
          </table:table-cell>
          <table:table-cell/>
        </table:table-row>
        <table:table-row table:style-name="ro1">
          <table:table-cell office:value-type="float" office:value="2.853">
            <text:p>2.853</text:p>
          </table:table-cell>
          <table:table-cell table:formula="of:=AVERAGE([.A332:.A371])" office:value-type="float" office:value="2.86065">
            <text:p>2.86065</text:p>
          </table:table-cell>
          <table:table-cell table:formula="of:=([.A351]*0.002)+[.C350]" office:value-type="float" office:value="2.381014">
            <text:p>2.381014</text:p>
          </table:table-cell>
          <table:table-cell/>
        </table:table-row>
        <table:table-row table:style-name="ro1">
          <table:table-cell office:value-type="float" office:value="2.84">
            <text:p>2.84</text:p>
          </table:table-cell>
          <table:table-cell table:formula="of:=AVERAGE([.A333:.A372])" office:value-type="float" office:value="2.8478">
            <text:p>2.8478</text:p>
          </table:table-cell>
          <table:table-cell table:formula="of:=([.A352]*0.002)+[.C351]" office:value-type="float" office:value="2.386694">
            <text:p>2.386694</text:p>
          </table:table-cell>
          <table:table-cell/>
        </table:table-row>
        <table:table-row table:style-name="ro1">
          <table:table-cell office:value-type="float" office:value="2.826">
            <text:p>2.826</text:p>
          </table:table-cell>
          <table:table-cell table:formula="of:=AVERAGE([.A334:.A373])" office:value-type="float" office:value="2.83505">
            <text:p>2.83505</text:p>
          </table:table-cell>
          <table:table-cell table:formula="of:=([.A353]*0.002)+[.C352]" office:value-type="float" office:value="2.392346">
            <text:p>2.392346</text:p>
          </table:table-cell>
          <table:table-cell/>
        </table:table-row>
        <table:table-row table:style-name="ro1">
          <table:table-cell office:value-type="float" office:value="2.813">
            <text:p>2.813</text:p>
          </table:table-cell>
          <table:table-cell table:formula="of:=AVERAGE([.A335:.A374])" office:value-type="float" office:value="2.822375">
            <text:p>2.822375</text:p>
          </table:table-cell>
          <table:table-cell table:formula="of:=([.A354]*0.002)+[.C353]" office:value-type="float" office:value="2.397972">
            <text:p>2.397972</text:p>
          </table:table-cell>
          <table:table-cell/>
        </table:table-row>
        <table:table-row table:style-name="ro1">
          <table:table-cell office:value-type="float" office:value="2.801">
            <text:p>2.801</text:p>
          </table:table-cell>
          <table:table-cell table:formula="of:=AVERAGE([.A336:.A375])" office:value-type="float" office:value="2.809775">
            <text:p>2.809775</text:p>
          </table:table-cell>
          <table:table-cell table:formula="of:=([.A355]*0.002)+[.C354]" office:value-type="float" office:value="2.403574">
            <text:p>2.403574</text:p>
          </table:table-cell>
          <table:table-cell/>
        </table:table-row>
        <table:table-row table:style-name="ro1">
          <table:table-cell office:value-type="float" office:value="2.788">
            <text:p>2.788</text:p>
          </table:table-cell>
          <table:table-cell table:formula="of:=AVERAGE([.A337:.A376])" office:value-type="float" office:value="2.79725">
            <text:p>2.79725</text:p>
          </table:table-cell>
          <table:table-cell table:formula="of:=([.A356]*0.002)+[.C355]" office:value-type="float" office:value="2.40915">
            <text:p>2.40915</text:p>
          </table:table-cell>
          <table:table-cell/>
        </table:table-row>
        <table:table-row table:style-name="ro1">
          <table:table-cell office:value-type="float" office:value="2.777">
            <text:p>2.777</text:p>
          </table:table-cell>
          <table:table-cell table:formula="of:=AVERAGE([.A338:.A377])" office:value-type="float" office:value="2.7848">
            <text:p>2.7848</text:p>
          </table:table-cell>
          <table:table-cell table:formula="of:=([.A357]*0.002)+[.C356]" office:value-type="float" office:value="2.414704">
            <text:p>2.414704</text:p>
          </table:table-cell>
          <table:table-cell/>
        </table:table-row>
        <table:table-row table:style-name="ro1">
          <table:table-cell office:value-type="float" office:value="2.765">
            <text:p>2.765</text:p>
          </table:table-cell>
          <table:table-cell table:formula="of:=AVERAGE([.A339:.A378])" office:value-type="float" office:value="2.7724">
            <text:p>2.7724</text:p>
          </table:table-cell>
          <table:table-cell table:formula="of:=([.A358]*0.002)+[.C357]" office:value-type="float" office:value="2.420234">
            <text:p>2.420234</text:p>
          </table:table-cell>
          <table:table-cell/>
        </table:table-row>
        <table:table-row table:style-name="ro1">
          <table:table-cell office:value-type="float" office:value="2.754">
            <text:p>2.754</text:p>
          </table:table-cell>
          <table:table-cell table:formula="of:=AVERAGE([.A340:.A379])" office:value-type="float" office:value="2.760075">
            <text:p>2.760075</text:p>
          </table:table-cell>
          <table:table-cell table:formula="of:=([.A359]*0.002)+[.C358]" office:value-type="float" office:value="2.425742">
            <text:p>2.425742</text:p>
          </table:table-cell>
          <table:table-cell/>
        </table:table-row>
        <table:table-row table:style-name="ro1">
          <table:table-cell office:value-type="float" office:value="2.743">
            <text:p>2.743</text:p>
          </table:table-cell>
          <table:table-cell table:formula="of:=AVERAGE([.A341:.A380])" office:value-type="float" office:value="2.74785">
            <text:p>2.74785</text:p>
          </table:table-cell>
          <table:table-cell table:formula="of:=([.A360]*0.002)+[.C359]" office:value-type="float" office:value="2.431228">
            <text:p>2.431228</text:p>
          </table:table-cell>
          <table:table-cell/>
        </table:table-row>
        <table:table-row table:style-name="ro1">
          <table:table-cell office:value-type="float" office:value="2.732">
            <text:p>2.732</text:p>
          </table:table-cell>
          <table:table-cell table:formula="of:=AVERAGE([.A342:.A381])" office:value-type="float" office:value="2.735675">
            <text:p>2.735675</text:p>
          </table:table-cell>
          <table:table-cell table:formula="of:=([.A361]*0.002)+[.C360]" office:value-type="float" office:value="2.436692">
            <text:p>2.436692</text:p>
          </table:table-cell>
          <table:table-cell/>
        </table:table-row>
        <table:table-row table:style-name="ro1">
          <table:table-cell office:value-type="float" office:value="2.722">
            <text:p>2.722</text:p>
          </table:table-cell>
          <table:table-cell table:formula="of:=AVERAGE([.A343:.A382])" office:value-type="float" office:value="2.7236">
            <text:p>2.7236</text:p>
          </table:table-cell>
          <table:table-cell table:formula="of:=([.A362]*0.002)+[.C361]" office:value-type="float" office:value="2.442136">
            <text:p>2.442136</text:p>
          </table:table-cell>
          <table:table-cell/>
        </table:table-row>
        <table:table-row table:style-name="ro1">
          <table:table-cell office:value-type="float" office:value="2.711">
            <text:p>2.711</text:p>
          </table:table-cell>
          <table:table-cell table:formula="of:=AVERAGE([.A344:.A383])" office:value-type="float" office:value="2.711625">
            <text:p>2.711625</text:p>
          </table:table-cell>
          <table:table-cell table:formula="of:=([.A363]*0.002)+[.C362]" office:value-type="float" office:value="2.447558">
            <text:p>2.447558</text:p>
          </table:table-cell>
          <table:table-cell/>
        </table:table-row>
        <table:table-row table:style-name="ro1">
          <table:table-cell office:value-type="float" office:value="2.701">
            <text:p>2.701</text:p>
          </table:table-cell>
          <table:table-cell table:formula="of:=AVERAGE([.A345:.A384])" office:value-type="float" office:value="2.699775">
            <text:p>2.699775</text:p>
          </table:table-cell>
          <table:table-cell table:formula="of:=([.A364]*0.002)+[.C363]" office:value-type="float" office:value="2.45296">
            <text:p>2.45296</text:p>
          </table:table-cell>
          <table:table-cell/>
        </table:table-row>
        <table:table-row table:style-name="ro1">
          <table:table-cell office:value-type="float" office:value="2.691">
            <text:p>2.691</text:p>
          </table:table-cell>
          <table:table-cell table:formula="of:=AVERAGE([.A346:.A385])" office:value-type="float" office:value="2.688025">
            <text:p>2.688025</text:p>
          </table:table-cell>
          <table:table-cell table:formula="of:=([.A365]*0.002)+[.C364]" office:value-type="float" office:value="2.458342">
            <text:p>2.458342</text:p>
          </table:table-cell>
          <table:table-cell/>
        </table:table-row>
        <table:table-row table:style-name="ro1">
          <table:table-cell office:value-type="float" office:value="2.681">
            <text:p>2.681</text:p>
          </table:table-cell>
          <table:table-cell table:formula="of:=AVERAGE([.A347:.A386])" office:value-type="float" office:value="2.6764">
            <text:p>2.6764</text:p>
          </table:table-cell>
          <table:table-cell table:formula="of:=([.A366]*0.002)+[.C365]" office:value-type="float" office:value="2.463704">
            <text:p>2.463704</text:p>
          </table:table-cell>
          <table:table-cell/>
        </table:table-row>
        <table:table-row table:style-name="ro1">
          <table:table-cell office:value-type="float" office:value="2.671">
            <text:p>2.671</text:p>
          </table:table-cell>
          <table:table-cell table:formula="of:=AVERAGE([.A348:.A387])" office:value-type="float" office:value="2.664925">
            <text:p>2.664925</text:p>
          </table:table-cell>
          <table:table-cell table:formula="of:=([.A367]*0.002)+[.C366]" office:value-type="float" office:value="2.469046">
            <text:p>2.469046</text:p>
          </table:table-cell>
          <table:table-cell/>
        </table:table-row>
        <table:table-row table:style-name="ro1">
          <table:table-cell office:value-type="float" office:value="2.661">
            <text:p>2.661</text:p>
          </table:table-cell>
          <table:table-cell table:formula="of:=AVERAGE([.A349:.A388])" office:value-type="float" office:value="2.653575">
            <text:p>2.653575</text:p>
          </table:table-cell>
          <table:table-cell table:formula="of:=([.A368]*0.002)+[.C367]" office:value-type="float" office:value="2.474368">
            <text:p>2.474368</text:p>
          </table:table-cell>
          <table:table-cell/>
        </table:table-row>
        <table:table-row table:style-name="ro1">
          <table:table-cell office:value-type="float" office:value="2.651">
            <text:p>2.651</text:p>
          </table:table-cell>
          <table:table-cell table:formula="of:=AVERAGE([.A350:.A389])" office:value-type="float" office:value="2.642375">
            <text:p>2.642375</text:p>
          </table:table-cell>
          <table:table-cell table:formula="of:=([.A369]*0.002)+[.C368]" office:value-type="float" office:value="2.47967">
            <text:p>2.47967</text:p>
          </table:table-cell>
          <table:table-cell/>
        </table:table-row>
        <table:table-row table:style-name="ro1">
          <table:table-cell office:value-type="float" office:value="2.64">
            <text:p>2.64</text:p>
          </table:table-cell>
          <table:table-cell table:formula="of:=AVERAGE([.A351:.A390])" office:value-type="float" office:value="2.6313">
            <text:p>2.6313</text:p>
          </table:table-cell>
          <table:table-cell table:formula="of:=([.A370]*0.002)+[.C369]" office:value-type="float" office:value="2.48495">
            <text:p>2.48495</text:p>
          </table:table-cell>
          <table:table-cell/>
        </table:table-row>
        <table:table-row table:style-name="ro1">
          <table:table-cell office:value-type="float" office:value="2.629">
            <text:p>2.629</text:p>
          </table:table-cell>
          <table:table-cell table:formula="of:=AVERAGE([.A352:.A391])" office:value-type="float" office:value="2.62035">
            <text:p>2.62035</text:p>
          </table:table-cell>
          <table:table-cell table:formula="of:=([.A371]*0.002)+[.C370]" office:value-type="float" office:value="2.490208">
            <text:p>2.490208</text:p>
          </table:table-cell>
          <table:table-cell/>
        </table:table-row>
        <table:table-row table:style-name="ro1">
          <table:table-cell office:value-type="float" office:value="2.618">
            <text:p>2.618</text:p>
          </table:table-cell>
          <table:table-cell table:formula="of:=AVERAGE([.A353:.A392])" office:value-type="float" office:value="2.609525">
            <text:p>2.609525</text:p>
          </table:table-cell>
          <table:table-cell table:formula="of:=([.A372]*0.002)+[.C371]" office:value-type="float" office:value="2.495444">
            <text:p>2.495444</text:p>
          </table:table-cell>
          <table:table-cell/>
        </table:table-row>
        <table:table-row table:style-name="ro1">
          <table:table-cell office:value-type="float" office:value="2.607">
            <text:p>2.607</text:p>
          </table:table-cell>
          <table:table-cell table:formula="of:=AVERAGE([.A354:.A393])" office:value-type="float" office:value="2.598825">
            <text:p>2.598825</text:p>
          </table:table-cell>
          <table:table-cell table:formula="of:=([.A373]*0.002)+[.C372]" office:value-type="float" office:value="2.500658">
            <text:p>2.500658</text:p>
          </table:table-cell>
          <table:table-cell/>
        </table:table-row>
        <table:table-row table:style-name="ro1">
          <table:table-cell office:value-type="float" office:value="2.595">
            <text:p>2.595</text:p>
          </table:table-cell>
          <table:table-cell table:formula="of:=AVERAGE([.A355:.A394])" office:value-type="float" office:value="2.58825">
            <text:p>2.58825</text:p>
          </table:table-cell>
          <table:table-cell table:formula="of:=([.A374]*0.002)+[.C373]" office:value-type="float" office:value="2.505848">
            <text:p>2.505848</text:p>
          </table:table-cell>
          <table:table-cell/>
        </table:table-row>
        <table:table-row table:style-name="ro1">
          <table:table-cell office:value-type="float" office:value="2.583">
            <text:p>2.583</text:p>
          </table:table-cell>
          <table:table-cell table:formula="of:=AVERAGE([.A356:.A395])" office:value-type="float" office:value="2.57775">
            <text:p>2.57775</text:p>
          </table:table-cell>
          <table:table-cell table:formula="of:=([.A375]*0.002)+[.C374]" office:value-type="float" office:value="2.511014">
            <text:p>2.511014</text:p>
          </table:table-cell>
          <table:table-cell/>
        </table:table-row>
        <table:table-row table:style-name="ro1">
          <table:table-cell office:value-type="float" office:value="2.571">
            <text:p>2.571</text:p>
          </table:table-cell>
          <table:table-cell table:formula="of:=AVERAGE([.A357:.A396])" office:value-type="float" office:value="2.567375">
            <text:p>2.567375</text:p>
          </table:table-cell>
          <table:table-cell table:formula="of:=([.A376]*0.002)+[.C375]" office:value-type="float" office:value="2.516156">
            <text:p>2.516156</text:p>
          </table:table-cell>
          <table:table-cell/>
        </table:table-row>
        <table:table-row table:style-name="ro1">
          <table:table-cell office:value-type="float" office:value="2.559">
            <text:p>2.559</text:p>
          </table:table-cell>
          <table:table-cell table:formula="of:=AVERAGE([.A358:.A397])" office:value-type="float" office:value="2.55705">
            <text:p>2.55705</text:p>
          </table:table-cell>
          <table:table-cell table:formula="of:=([.A377]*0.002)+[.C376]" office:value-type="float" office:value="2.521274">
            <text:p>2.521274</text:p>
          </table:table-cell>
          <table:table-cell/>
        </table:table-row>
        <table:table-row table:style-name="ro1">
          <table:table-cell office:value-type="float" office:value="2.547">
            <text:p>2.547</text:p>
          </table:table-cell>
          <table:table-cell table:formula="of:=AVERAGE([.A359:.A398])" office:value-type="float" office:value="2.546825">
            <text:p>2.546825</text:p>
          </table:table-cell>
          <table:table-cell table:formula="of:=([.A378]*0.002)+[.C377]" office:value-type="float" office:value="2.526368">
            <text:p>2.526368</text:p>
          </table:table-cell>
          <table:table-cell/>
        </table:table-row>
        <table:table-row table:style-name="ro1">
          <table:table-cell office:value-type="float" office:value="2.535">
            <text:p>2.535</text:p>
          </table:table-cell>
          <table:table-cell table:formula="of:=AVERAGE([.A360:.A399])" office:value-type="float" office:value="2.53665">
            <text:p>2.53665</text:p>
          </table:table-cell>
          <table:table-cell table:formula="of:=([.A379]*0.002)+[.C378]" office:value-type="float" office:value="2.531438">
            <text:p>2.531438</text:p>
          </table:table-cell>
          <table:table-cell/>
        </table:table-row>
        <table:table-row table:style-name="ro1">
          <table:table-cell office:value-type="float" office:value="2.524">
            <text:p>2.524</text:p>
          </table:table-cell>
          <table:table-cell table:formula="of:=AVERAGE([.A361:.A400])" office:value-type="float" office:value="2.52655">
            <text:p>2.52655</text:p>
          </table:table-cell>
          <table:table-cell table:formula="of:=([.A380]*0.002)+[.C379]" office:value-type="float" office:value="2.536486">
            <text:p>2.536486</text:p>
          </table:table-cell>
          <table:table-cell/>
        </table:table-row>
        <table:table-row table:style-name="ro1">
          <table:table-cell office:value-type="float" office:value="2.512">
            <text:p>2.512</text:p>
          </table:table-cell>
          <table:table-cell table:formula="of:=AVERAGE([.A362:.A401])" office:value-type="float" office:value="2.5165">
            <text:p>2.5165</text:p>
          </table:table-cell>
          <table:table-cell table:formula="of:=([.A381]*0.002)+[.C380]" office:value-type="float" office:value="2.54151">
            <text:p>2.54151</text:p>
          </table:table-cell>
          <table:table-cell/>
        </table:table-row>
        <table:table-row table:style-name="ro1">
          <table:table-cell office:value-type="float" office:value="2.501">
            <text:p>2.501</text:p>
          </table:table-cell>
          <table:table-cell table:formula="of:=AVERAGE([.A363:.A402])" office:value-type="float" office:value="2.5065">
            <text:p>2.5065</text:p>
          </table:table-cell>
          <table:table-cell table:formula="of:=([.A382]*0.002)+[.C381]" office:value-type="float" office:value="2.546512">
            <text:p>2.546512</text:p>
          </table:table-cell>
          <table:table-cell/>
        </table:table-row>
        <table:table-row table:style-name="ro1">
          <table:table-cell office:value-type="float" office:value="2.49">
            <text:p>2.49</text:p>
          </table:table-cell>
          <table:table-cell table:formula="of:=AVERAGE([.A364:.A403])" office:value-type="float" office:value="2.49655">
            <text:p>2.49655</text:p>
          </table:table-cell>
          <table:table-cell table:formula="of:=([.A383]*0.002)+[.C382]" office:value-type="float" office:value="2.551492">
            <text:p>2.551492</text:p>
          </table:table-cell>
          <table:table-cell/>
        </table:table-row>
        <table:table-row table:style-name="ro1">
          <table:table-cell office:value-type="float" office:value="2.48">
            <text:p>2.48</text:p>
          </table:table-cell>
          <table:table-cell table:formula="of:=AVERAGE([.A365:.A404])" office:value-type="float" office:value="2.486625">
            <text:p>2.486625</text:p>
          </table:table-cell>
          <table:table-cell table:formula="of:=([.A384]*0.002)+[.C383]" office:value-type="float" office:value="2.556452">
            <text:p>2.556452</text:p>
          </table:table-cell>
          <table:table-cell/>
        </table:table-row>
        <table:table-row table:style-name="ro1">
          <table:table-cell office:value-type="float" office:value="2.47">
            <text:p>2.47</text:p>
          </table:table-cell>
          <table:table-cell table:formula="of:=AVERAGE([.A366:.A405])" office:value-type="float" office:value="2.476725">
            <text:p>2.476725</text:p>
          </table:table-cell>
          <table:table-cell table:formula="of:=([.A385]*0.002)+[.C384]" office:value-type="float" office:value="2.561392">
            <text:p>2.561392</text:p>
          </table:table-cell>
          <table:table-cell/>
        </table:table-row>
        <table:table-row table:style-name="ro1">
          <table:table-cell office:value-type="float" office:value="2.46">
            <text:p>2.46</text:p>
          </table:table-cell>
          <table:table-cell table:formula="of:=AVERAGE([.A367:.A406])" office:value-type="float" office:value="2.46685">
            <text:p>2.46685</text:p>
          </table:table-cell>
          <table:table-cell table:formula="of:=([.A386]*0.002)+[.C385]" office:value-type="float" office:value="2.566312">
            <text:p>2.566312</text:p>
          </table:table-cell>
          <table:table-cell/>
        </table:table-row>
        <table:table-row table:style-name="ro1">
          <table:table-cell office:value-type="float" office:value="2.451">
            <text:p>2.451</text:p>
          </table:table-cell>
          <table:table-cell table:formula="of:=AVERAGE([.A368:.A407])" office:value-type="float" office:value="2.457">
            <text:p>2.457</text:p>
          </table:table-cell>
          <table:table-cell table:formula="of:=([.A387]*0.002)+[.C386]" office:value-type="float" office:value="2.571214">
            <text:p>2.571214</text:p>
          </table:table-cell>
          <table:table-cell/>
        </table:table-row>
        <table:table-row table:style-name="ro1">
          <table:table-cell office:value-type="float" office:value="2.442">
            <text:p>2.442</text:p>
          </table:table-cell>
          <table:table-cell table:formula="of:=AVERAGE([.A369:.A408])" office:value-type="float" office:value="2.447175">
            <text:p>2.447175</text:p>
          </table:table-cell>
          <table:table-cell table:formula="of:=([.A388]*0.002)+[.C387]" office:value-type="float" office:value="2.576098">
            <text:p>2.576098</text:p>
          </table:table-cell>
          <table:table-cell/>
        </table:table-row>
        <table:table-row table:style-name="ro1">
          <table:table-cell office:value-type="float" office:value="2.433">
            <text:p>2.433</text:p>
          </table:table-cell>
          <table:table-cell table:formula="of:=AVERAGE([.A370:.A409])" office:value-type="float" office:value="2.43735">
            <text:p>2.43735</text:p>
          </table:table-cell>
          <table:table-cell table:formula="of:=([.A389]*0.002)+[.C388]" office:value-type="float" office:value="2.580964">
            <text:p>2.580964</text:p>
          </table:table-cell>
          <table:table-cell/>
        </table:table-row>
        <table:table-row table:style-name="ro1">
          <table:table-cell office:value-type="float" office:value="2.424">
            <text:p>2.424</text:p>
          </table:table-cell>
          <table:table-cell table:formula="of:=AVERAGE([.A371:.A410])" office:value-type="float" office:value="2.427575">
            <text:p>2.427575</text:p>
          </table:table-cell>
          <table:table-cell table:formula="of:=([.A390]*0.002)+[.C389]" office:value-type="float" office:value="2.585812">
            <text:p>2.585812</text:p>
          </table:table-cell>
          <table:table-cell/>
        </table:table-row>
        <table:table-row table:style-name="ro1">
          <table:table-cell office:value-type="float" office:value="2.415">
            <text:p>2.415</text:p>
          </table:table-cell>
          <table:table-cell table:formula="of:=AVERAGE([.A372:.A411])" office:value-type="float" office:value="2.417825">
            <text:p>2.417825</text:p>
          </table:table-cell>
          <table:table-cell table:formula="of:=([.A391]*0.002)+[.C390]" office:value-type="float" office:value="2.590642">
            <text:p>2.590642</text:p>
          </table:table-cell>
          <table:table-cell/>
        </table:table-row>
        <table:table-row table:style-name="ro1">
          <table:table-cell office:value-type="float" office:value="2.407">
            <text:p>2.407</text:p>
          </table:table-cell>
          <table:table-cell table:formula="of:=AVERAGE([.A373:.A412])" office:value-type="float" office:value="2.408125">
            <text:p>2.408125</text:p>
          </table:table-cell>
          <table:table-cell table:formula="of:=([.A392]*0.002)+[.C391]" office:value-type="float" office:value="2.595456">
            <text:p>2.595456</text:p>
          </table:table-cell>
          <table:table-cell/>
        </table:table-row>
        <table:table-row table:style-name="ro1">
          <table:table-cell office:value-type="float" office:value="2.398">
            <text:p>2.398</text:p>
          </table:table-cell>
          <table:table-cell table:formula="of:=AVERAGE([.A374:.A413])" office:value-type="float" office:value="2.39845">
            <text:p>2.39845</text:p>
          </table:table-cell>
          <table:table-cell table:formula="of:=([.A393]*0.002)+[.C392]" office:value-type="float" office:value="2.600252">
            <text:p>2.600252</text:p>
          </table:table-cell>
          <table:table-cell/>
        </table:table-row>
        <table:table-row table:style-name="ro1">
          <table:table-cell office:value-type="float" office:value="2.39">
            <text:p>2.39</text:p>
          </table:table-cell>
          <table:table-cell table:formula="of:=AVERAGE([.A375:.A414])" office:value-type="float" office:value="2.38885">
            <text:p>2.38885</text:p>
          </table:table-cell>
          <table:table-cell table:formula="of:=([.A394]*0.002)+[.C393]" office:value-type="float" office:value="2.605032">
            <text:p>2.605032</text:p>
          </table:table-cell>
          <table:table-cell/>
        </table:table-row>
        <table:table-row table:style-name="ro1">
          <table:table-cell office:value-type="float" office:value="2.381">
            <text:p>2.381</text:p>
          </table:table-cell>
          <table:table-cell table:formula="of:=AVERAGE([.A376:.A415])" office:value-type="float" office:value="2.3793">
            <text:p>2.3793</text:p>
          </table:table-cell>
          <table:table-cell table:formula="of:=([.A395]*0.002)+[.C394]" office:value-type="float" office:value="2.609794">
            <text:p>2.609794</text:p>
          </table:table-cell>
          <table:table-cell/>
        </table:table-row>
        <table:table-row table:style-name="ro1">
          <table:table-cell office:value-type="float" office:value="2.373">
            <text:p>2.373</text:p>
          </table:table-cell>
          <table:table-cell table:formula="of:=AVERAGE([.A377:.A416])" office:value-type="float" office:value="2.3698">
            <text:p>2.3698</text:p>
          </table:table-cell>
          <table:table-cell table:formula="of:=([.A396]*0.002)+[.C395]" office:value-type="float" office:value="2.61454">
            <text:p>2.61454</text:p>
          </table:table-cell>
          <table:table-cell/>
        </table:table-row>
        <table:table-row table:style-name="ro1">
          <table:table-cell office:value-type="float" office:value="2.364">
            <text:p>2.364</text:p>
          </table:table-cell>
          <table:table-cell table:formula="of:=AVERAGE([.A378:.A417])" office:value-type="float" office:value="2.36035">
            <text:p>2.36035</text:p>
          </table:table-cell>
          <table:table-cell table:formula="of:=([.A397]*0.002)+[.C396]" office:value-type="float" office:value="2.619268">
            <text:p>2.619268</text:p>
          </table:table-cell>
          <table:table-cell/>
        </table:table-row>
        <table:table-row table:style-name="ro1">
          <table:table-cell office:value-type="float" office:value="2.356">
            <text:p>2.356</text:p>
          </table:table-cell>
          <table:table-cell table:formula="of:=AVERAGE([.A379:.A418])" office:value-type="float" office:value="2.350975">
            <text:p>2.350975</text:p>
          </table:table-cell>
          <table:table-cell table:formula="of:=([.A398]*0.002)+[.C397]" office:value-type="float" office:value="2.62398">
            <text:p>2.62398</text:p>
          </table:table-cell>
          <table:table-cell/>
        </table:table-row>
        <table:table-row table:style-name="ro1">
          <table:table-cell office:value-type="float" office:value="2.347">
            <text:p>2.347</text:p>
          </table:table-cell>
          <table:table-cell table:formula="of:=AVERAGE([.A380:.A419])" office:value-type="float" office:value="2.34165">
            <text:p>2.34165</text:p>
          </table:table-cell>
          <table:table-cell table:formula="of:=([.A399]*0.002)+[.C398]" office:value-type="float" office:value="2.628674">
            <text:p>2.628674</text:p>
          </table:table-cell>
          <table:table-cell/>
        </table:table-row>
        <table:table-row table:style-name="ro1">
          <table:table-cell office:value-type="float" office:value="2.339">
            <text:p>2.339</text:p>
          </table:table-cell>
          <table:table-cell table:formula="of:=AVERAGE([.A381:.A420])" office:value-type="float" office:value="2.33235">
            <text:p>2.33235</text:p>
          </table:table-cell>
          <table:table-cell table:formula="of:=([.A400]*0.002)+[.C399]" office:value-type="float" office:value="2.633352">
            <text:p>2.633352</text:p>
          </table:table-cell>
          <table:table-cell/>
        </table:table-row>
        <table:table-row table:style-name="ro1">
          <table:table-cell office:value-type="float" office:value="2.33">
            <text:p>2.33</text:p>
          </table:table-cell>
          <table:table-cell table:formula="of:=AVERAGE([.A382:.A421])" office:value-type="float" office:value="2.323125">
            <text:p>2.323125</text:p>
          </table:table-cell>
          <table:table-cell table:formula="of:=([.A401]*0.002)+[.C400]" office:value-type="float" office:value="2.638012">
            <text:p>2.638012</text:p>
          </table:table-cell>
          <table:table-cell/>
        </table:table-row>
        <table:table-row table:style-name="ro1">
          <table:table-cell office:value-type="float" office:value="2.322">
            <text:p>2.322</text:p>
          </table:table-cell>
          <table:table-cell table:formula="of:=AVERAGE([.A383:.A422])" office:value-type="float" office:value="2.313925">
            <text:p>2.313925</text:p>
          </table:table-cell>
          <table:table-cell table:formula="of:=([.A402]*0.002)+[.C401]" office:value-type="float" office:value="2.642656">
            <text:p>2.642656</text:p>
          </table:table-cell>
          <table:table-cell/>
        </table:table-row>
        <table:table-row table:style-name="ro1">
          <table:table-cell office:value-type="float" office:value="2.313">
            <text:p>2.313</text:p>
          </table:table-cell>
          <table:table-cell table:formula="of:=AVERAGE([.A384:.A423])" office:value-type="float" office:value="2.304775">
            <text:p>2.304775</text:p>
          </table:table-cell>
          <table:table-cell table:formula="of:=([.A403]*0.002)+[.C402]" office:value-type="float" office:value="2.647282">
            <text:p>2.647282</text:p>
          </table:table-cell>
          <table:table-cell/>
        </table:table-row>
        <table:table-row table:style-name="ro1">
          <table:table-cell office:value-type="float" office:value="2.304">
            <text:p>2.304</text:p>
          </table:table-cell>
          <table:table-cell table:formula="of:=AVERAGE([.A385:.A424])" office:value-type="float" office:value="2.29565">
            <text:p>2.29565</text:p>
          </table:table-cell>
          <table:table-cell table:formula="of:=([.A404]*0.002)+[.C403]" office:value-type="float" office:value="2.65189">
            <text:p>2.65189</text:p>
          </table:table-cell>
          <table:table-cell/>
        </table:table-row>
        <table:table-row table:style-name="ro1">
          <table:table-cell office:value-type="float" office:value="2.295">
            <text:p>2.295</text:p>
          </table:table-cell>
          <table:table-cell table:formula="of:=AVERAGE([.A386:.A425])" office:value-type="float" office:value="2.286525">
            <text:p>2.286525</text:p>
          </table:table-cell>
          <table:table-cell table:formula="of:=([.A405]*0.002)+[.C404]" office:value-type="float" office:value="2.65648">
            <text:p>2.65648</text:p>
          </table:table-cell>
          <table:table-cell/>
        </table:table-row>
        <table:table-row table:style-name="ro1">
          <table:table-cell office:value-type="float" office:value="2.286">
            <text:p>2.286</text:p>
          </table:table-cell>
          <table:table-cell table:formula="of:=AVERAGE([.A387:.A426])" office:value-type="float" office:value="2.27745">
            <text:p>2.27745</text:p>
          </table:table-cell>
          <table:table-cell table:formula="of:=([.A406]*0.002)+[.C405]" office:value-type="float" office:value="2.661052">
            <text:p>2.661052</text:p>
          </table:table-cell>
          <table:table-cell/>
        </table:table-row>
        <table:table-row table:style-name="ro1">
          <table:table-cell office:value-type="float" office:value="2.277">
            <text:p>2.277</text:p>
          </table:table-cell>
          <table:table-cell table:formula="of:=AVERAGE([.A388:.A427])" office:value-type="float" office:value="2.268375">
            <text:p>2.268375</text:p>
          </table:table-cell>
          <table:table-cell table:formula="of:=([.A407]*0.002)+[.C406]" office:value-type="float" office:value="2.665606">
            <text:p>2.665606</text:p>
          </table:table-cell>
          <table:table-cell/>
        </table:table-row>
        <table:table-row table:style-name="ro1">
          <table:table-cell office:value-type="float" office:value="2.268">
            <text:p>2.268</text:p>
          </table:table-cell>
          <table:table-cell table:formula="of:=AVERAGE([.A389:.A428])" office:value-type="float" office:value="2.2593">
            <text:p>2.2593</text:p>
          </table:table-cell>
          <table:table-cell table:formula="of:=([.A408]*0.002)+[.C407]" office:value-type="float" office:value="2.670142">
            <text:p>2.670142</text:p>
          </table:table-cell>
          <table:table-cell/>
        </table:table-row>
        <table:table-row table:style-name="ro1">
          <table:table-cell office:value-type="float" office:value="2.258">
            <text:p>2.258</text:p>
          </table:table-cell>
          <table:table-cell table:formula="of:=AVERAGE([.A390:.A429])" office:value-type="float" office:value="2.25025">
            <text:p>2.25025</text:p>
          </table:table-cell>
          <table:table-cell table:formula="of:=([.A409]*0.002)+[.C408]" office:value-type="float" office:value="2.674658">
            <text:p>2.674658</text:p>
          </table:table-cell>
          <table:table-cell/>
        </table:table-row>
        <table:table-row table:style-name="ro1">
          <table:table-cell office:value-type="float" office:value="2.249">
            <text:p>2.249</text:p>
          </table:table-cell>
          <table:table-cell table:formula="of:=AVERAGE([.A391:.A430])" office:value-type="float" office:value="2.241225">
            <text:p>2.241225</text:p>
          </table:table-cell>
          <table:table-cell table:formula="of:=([.A410]*0.002)+[.C409]" office:value-type="float" office:value="2.679156">
            <text:p>2.679156</text:p>
          </table:table-cell>
          <table:table-cell/>
        </table:table-row>
        <table:table-row table:style-name="ro1">
          <table:table-cell office:value-type="float" office:value="2.239">
            <text:p>2.239</text:p>
          </table:table-cell>
          <table:table-cell table:formula="of:=AVERAGE([.A392:.A431])" office:value-type="float" office:value="2.232225">
            <text:p>2.232225</text:p>
          </table:table-cell>
          <table:table-cell table:formula="of:=([.A411]*0.002)+[.C410]" office:value-type="float" office:value="2.683634">
            <text:p>2.683634</text:p>
          </table:table-cell>
          <table:table-cell/>
        </table:table-row>
        <table:table-row table:style-name="ro1">
          <table:table-cell office:value-type="float" office:value="2.23">
            <text:p>2.23</text:p>
          </table:table-cell>
          <table:table-cell table:formula="of:=AVERAGE([.A393:.A432])" office:value-type="float" office:value="2.22325">
            <text:p>2.22325</text:p>
          </table:table-cell>
          <table:table-cell table:formula="of:=([.A412]*0.002)+[.C411]" office:value-type="float" office:value="2.688094">
            <text:p>2.688094</text:p>
          </table:table-cell>
          <table:table-cell/>
        </table:table-row>
        <table:table-row table:style-name="ro1">
          <table:table-cell office:value-type="float" office:value="2.22">
            <text:p>2.22</text:p>
          </table:table-cell>
          <table:table-cell table:formula="of:=AVERAGE([.A394:.A433])" office:value-type="float" office:value="2.2143">
            <text:p>2.2143</text:p>
          </table:table-cell>
          <table:table-cell table:formula="of:=([.A413]*0.002)+[.C412]" office:value-type="float" office:value="2.692534">
            <text:p>2.692534</text:p>
          </table:table-cell>
          <table:table-cell/>
        </table:table-row>
        <table:table-row table:style-name="ro1">
          <table:table-cell office:value-type="float" office:value="2.211">
            <text:p>2.211</text:p>
          </table:table-cell>
          <table:table-cell table:formula="of:=AVERAGE([.A395:.A434])" office:value-type="float" office:value="2.205375">
            <text:p>2.205375</text:p>
          </table:table-cell>
          <table:table-cell table:formula="of:=([.A414]*0.002)+[.C413]" office:value-type="float" office:value="2.696956">
            <text:p>2.696956</text:p>
          </table:table-cell>
          <table:table-cell/>
        </table:table-row>
        <table:table-row table:style-name="ro1">
          <table:table-cell office:value-type="float" office:value="2.201">
            <text:p>2.201</text:p>
          </table:table-cell>
          <table:table-cell table:formula="of:=AVERAGE([.A396:.A435])" office:value-type="float" office:value="2.1965">
            <text:p>2.1965</text:p>
          </table:table-cell>
          <table:table-cell table:formula="of:=([.A415]*0.002)+[.C414]" office:value-type="float" office:value="2.701358">
            <text:p>2.701358</text:p>
          </table:table-cell>
          <table:table-cell/>
        </table:table-row>
        <table:table-row table:style-name="ro1">
          <table:table-cell office:value-type="float" office:value="2.191">
            <text:p>2.191</text:p>
          </table:table-cell>
          <table:table-cell table:formula="of:=AVERAGE([.A397:.A436])" office:value-type="float" office:value="2.18765">
            <text:p>2.18765</text:p>
          </table:table-cell>
          <table:table-cell table:formula="of:=([.A416]*0.002)+[.C415]" office:value-type="float" office:value="2.70574">
            <text:p>2.70574</text:p>
          </table:table-cell>
          <table:table-cell/>
        </table:table-row>
        <table:table-row table:style-name="ro1">
          <table:table-cell office:value-type="float" office:value="2.181">
            <text:p>2.181</text:p>
          </table:table-cell>
          <table:table-cell table:formula="of:=AVERAGE([.A398:.A437])" office:value-type="float" office:value="2.178875">
            <text:p>2.178875</text:p>
          </table:table-cell>
          <table:table-cell table:formula="of:=([.A417]*0.002)+[.C416]" office:value-type="float" office:value="2.710102">
            <text:p>2.710102</text:p>
          </table:table-cell>
          <table:table-cell/>
        </table:table-row>
        <table:table-row table:style-name="ro1">
          <table:table-cell office:value-type="float" office:value="2.172">
            <text:p>2.172</text:p>
          </table:table-cell>
          <table:table-cell table:formula="of:=AVERAGE([.A399:.A438])" office:value-type="float" office:value="2.170125">
            <text:p>2.170125</text:p>
          </table:table-cell>
          <table:table-cell table:formula="of:=([.A418]*0.002)+[.C417]" office:value-type="float" office:value="2.714446">
            <text:p>2.714446</text:p>
          </table:table-cell>
          <table:table-cell/>
        </table:table-row>
        <table:table-row table:style-name="ro1">
          <table:table-cell office:value-type="float" office:value="2.162">
            <text:p>2.162</text:p>
          </table:table-cell>
          <table:table-cell table:formula="of:=AVERAGE([.A400:.A439])" office:value-type="float" office:value="2.16145">
            <text:p>2.16145</text:p>
          </table:table-cell>
          <table:table-cell table:formula="of:=([.A419]*0.002)+[.C418]" office:value-type="float" office:value="2.71877">
            <text:p>2.71877</text:p>
          </table:table-cell>
          <table:table-cell/>
        </table:table-row>
        <table:table-row table:style-name="ro1">
          <table:table-cell office:value-type="float" office:value="2.152">
            <text:p>2.152</text:p>
          </table:table-cell>
          <table:table-cell table:formula="of:=AVERAGE([.A401:.A440])" office:value-type="float" office:value="2.1528">
            <text:p>2.1528</text:p>
          </table:table-cell>
          <table:table-cell table:formula="of:=([.A420]*0.002)+[.C419]" office:value-type="float" office:value="2.723074">
            <text:p>2.723074</text:p>
          </table:table-cell>
          <table:table-cell/>
        </table:table-row>
        <table:table-row table:style-name="ro1">
          <table:table-cell office:value-type="float" office:value="2.143">
            <text:p>2.143</text:p>
          </table:table-cell>
          <table:table-cell table:formula="of:=AVERAGE([.A402:.A441])" office:value-type="float" office:value="2.144225">
            <text:p>2.144225</text:p>
          </table:table-cell>
          <table:table-cell table:formula="of:=([.A421]*0.002)+[.C420]" office:value-type="float" office:value="2.72736">
            <text:p>2.72736</text:p>
          </table:table-cell>
          <table:table-cell/>
        </table:table-row>
        <table:table-row table:style-name="ro1">
          <table:table-cell office:value-type="float" office:value="2.133">
            <text:p>2.133</text:p>
          </table:table-cell>
          <table:table-cell table:formula="of:=AVERAGE([.A403:.A442])" office:value-type="float" office:value="2.135675">
            <text:p>2.135675</text:p>
          </table:table-cell>
          <table:table-cell table:formula="of:=([.A422]*0.002)+[.C421]" office:value-type="float" office:value="2.731626">
            <text:p>2.731626</text:p>
          </table:table-cell>
          <table:table-cell/>
        </table:table-row>
        <table:table-row table:style-name="ro1">
          <table:table-cell office:value-type="float" office:value="2.124">
            <text:p>2.124</text:p>
          </table:table-cell>
          <table:table-cell table:formula="of:=AVERAGE([.A404:.A443])" office:value-type="float" office:value="2.1272">
            <text:p>2.1272</text:p>
          </table:table-cell>
          <table:table-cell table:formula="of:=([.A423]*0.002)+[.C422]" office:value-type="float" office:value="2.735874">
            <text:p>2.735874</text:p>
          </table:table-cell>
          <table:table-cell/>
        </table:table-row>
        <table:table-row table:style-name="ro1">
          <table:table-cell office:value-type="float" office:value="2.115">
            <text:p>2.115</text:p>
          </table:table-cell>
          <table:table-cell table:formula="of:=AVERAGE([.A405:.A444])" office:value-type="float" office:value="2.118775">
            <text:p>2.118775</text:p>
          </table:table-cell>
          <table:table-cell table:formula="of:=([.A424]*0.002)+[.C423]" office:value-type="float" office:value="2.740104">
            <text:p>2.740104</text:p>
          </table:table-cell>
          <table:table-cell/>
        </table:table-row>
        <table:table-row table:style-name="ro1">
          <table:table-cell office:value-type="float" office:value="2.105">
            <text:p>2.105</text:p>
          </table:table-cell>
          <table:table-cell table:formula="of:=AVERAGE([.A406:.A445])" office:value-type="float" office:value="2.1104">
            <text:p>2.1104</text:p>
          </table:table-cell>
          <table:table-cell table:formula="of:=([.A425]*0.002)+[.C424]" office:value-type="float" office:value="2.744314">
            <text:p>2.744314</text:p>
          </table:table-cell>
          <table:table-cell/>
        </table:table-row>
        <table:table-row table:style-name="ro1">
          <table:table-cell office:value-type="float" office:value="2.097">
            <text:p>2.097</text:p>
          </table:table-cell>
          <table:table-cell table:formula="of:=AVERAGE([.A407:.A446])" office:value-type="float" office:value="2.102075">
            <text:p>2.102075</text:p>
          </table:table-cell>
          <table:table-cell table:formula="of:=([.A426]*0.002)+[.C425]" office:value-type="float" office:value="2.748508">
            <text:p>2.748508</text:p>
          </table:table-cell>
          <table:table-cell/>
        </table:table-row>
        <table:table-row table:style-name="ro1">
          <table:table-cell office:value-type="float" office:value="2.088">
            <text:p>2.088</text:p>
          </table:table-cell>
          <table:table-cell table:formula="of:=AVERAGE([.A408:.A447])" office:value-type="float" office:value="2.093825">
            <text:p>2.093825</text:p>
          </table:table-cell>
          <table:table-cell table:formula="of:=([.A427]*0.002)+[.C426]" office:value-type="float" office:value="2.752684">
            <text:p>2.752684</text:p>
          </table:table-cell>
          <table:table-cell/>
        </table:table-row>
        <table:table-row table:style-name="ro1">
          <table:table-cell office:value-type="float" office:value="2.079">
            <text:p>2.079</text:p>
          </table:table-cell>
          <table:table-cell table:formula="of:=AVERAGE([.A409:.A448])" office:value-type="float" office:value="2.085625">
            <text:p>2.085625</text:p>
          </table:table-cell>
          <table:table-cell table:formula="of:=([.A428]*0.002)+[.C427]" office:value-type="float" office:value="2.756842">
            <text:p>2.756842</text:p>
          </table:table-cell>
          <table:table-cell/>
        </table:table-row>
        <table:table-row table:style-name="ro1">
          <table:table-cell office:value-type="float" office:value="2.071">
            <text:p>2.071</text:p>
          </table:table-cell>
          <table:table-cell table:formula="of:=AVERAGE([.A410:.A449])" office:value-type="float" office:value="2.0775">
            <text:p>2.0775</text:p>
          </table:table-cell>
          <table:table-cell table:formula="of:=([.A429]*0.002)+[.C428]" office:value-type="float" office:value="2.760984">
            <text:p>2.760984</text:p>
          </table:table-cell>
          <table:table-cell/>
        </table:table-row>
        <table:table-row table:style-name="ro1">
          <table:table-cell office:value-type="float" office:value="2.063">
            <text:p>2.063</text:p>
          </table:table-cell>
          <table:table-cell table:formula="of:=AVERAGE([.A411:.A450])" office:value-type="float" office:value="2.069425">
            <text:p>2.069425</text:p>
          </table:table-cell>
          <table:table-cell table:formula="of:=([.A430]*0.002)+[.C429]" office:value-type="float" office:value="2.76511">
            <text:p>2.76511</text:p>
          </table:table-cell>
          <table:table-cell/>
        </table:table-row>
        <table:table-row table:style-name="ro1">
          <table:table-cell office:value-type="float" office:value="2.055">
            <text:p>2.055</text:p>
          </table:table-cell>
          <table:table-cell table:formula="of:=AVERAGE([.A412:.A451])" office:value-type="float" office:value="2.06145">
            <text:p>2.06145</text:p>
          </table:table-cell>
          <table:table-cell table:formula="of:=([.A431]*0.002)+[.C430]" office:value-type="float" office:value="2.76922">
            <text:p>2.76922</text:p>
          </table:table-cell>
          <table:table-cell/>
        </table:table-row>
        <table:table-row table:style-name="ro1">
          <table:table-cell office:value-type="float" office:value="2.048">
            <text:p>2.048</text:p>
          </table:table-cell>
          <table:table-cell table:formula="of:=AVERAGE([.A413:.A452])" office:value-type="float" office:value="2.05355">
            <text:p>2.05355</text:p>
          </table:table-cell>
          <table:table-cell table:formula="of:=([.A432]*0.002)+[.C431]" office:value-type="float" office:value="2.773316">
            <text:p>2.773316</text:p>
          </table:table-cell>
          <table:table-cell/>
        </table:table-row>
        <table:table-row table:style-name="ro1">
          <table:table-cell office:value-type="float" office:value="2.04">
            <text:p>2.04</text:p>
          </table:table-cell>
          <table:table-cell table:formula="of:=AVERAGE([.A414:.A453])" office:value-type="float" office:value="2.04575">
            <text:p>2.04575</text:p>
          </table:table-cell>
          <table:table-cell table:formula="of:=([.A433]*0.002)+[.C432]" office:value-type="float" office:value="2.777396">
            <text:p>2.777396</text:p>
          </table:table-cell>
          <table:table-cell/>
        </table:table-row>
        <table:table-row table:style-name="ro1">
          <table:table-cell office:value-type="float" office:value="2.033">
            <text:p>2.033</text:p>
          </table:table-cell>
          <table:table-cell table:formula="of:=AVERAGE([.A415:.A454])" office:value-type="float" office:value="2.038025">
            <text:p>2.038025</text:p>
          </table:table-cell>
          <table:table-cell table:formula="of:=([.A434]*0.002)+[.C433]" office:value-type="float" office:value="2.781462">
            <text:p>2.781462</text:p>
          </table:table-cell>
          <table:table-cell/>
        </table:table-row>
        <table:table-row table:style-name="ro1">
          <table:table-cell office:value-type="float" office:value="2.026">
            <text:p>2.026</text:p>
          </table:table-cell>
          <table:table-cell table:formula="of:=AVERAGE([.A416:.A455])" office:value-type="float" office:value="2.030425">
            <text:p>2.030425</text:p>
          </table:table-cell>
          <table:table-cell table:formula="of:=([.A435]*0.002)+[.C434]" office:value-type="float" office:value="2.785514">
            <text:p>2.785514</text:p>
          </table:table-cell>
          <table:table-cell/>
        </table:table-row>
        <table:table-row table:style-name="ro1">
          <table:table-cell office:value-type="float" office:value="2.019">
            <text:p>2.019</text:p>
          </table:table-cell>
          <table:table-cell table:formula="of:=AVERAGE([.A417:.A456])" office:value-type="float" office:value="2.022925">
            <text:p>2.022925</text:p>
          </table:table-cell>
          <table:table-cell table:formula="of:=([.A436]*0.002)+[.C435]" office:value-type="float" office:value="2.789552">
            <text:p>2.789552</text:p>
          </table:table-cell>
          <table:table-cell/>
        </table:table-row>
        <table:table-row table:style-name="ro1">
          <table:table-cell office:value-type="float" office:value="2.013">
            <text:p>2.013</text:p>
          </table:table-cell>
          <table:table-cell table:formula="of:=AVERAGE([.A418:.A457])" office:value-type="float" office:value="2.015575">
            <text:p>2.015575</text:p>
          </table:table-cell>
          <table:table-cell table:formula="of:=([.A437]*0.002)+[.C436]" office:value-type="float" office:value="2.793578">
            <text:p>2.793578</text:p>
          </table:table-cell>
          <table:table-cell/>
        </table:table-row>
        <table:table-row table:style-name="ro1">
          <table:table-cell office:value-type="float" office:value="2.006">
            <text:p>2.006</text:p>
          </table:table-cell>
          <table:table-cell table:formula="of:=AVERAGE([.A419:.A458])" office:value-type="float" office:value="2.008325">
            <text:p>2.008325</text:p>
          </table:table-cell>
          <table:table-cell table:formula="of:=([.A438]*0.002)+[.C437]" office:value-type="float" office:value="2.79759">
            <text:p>2.7975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AVERAGE([.A420:.A459])" office:value-type="float" office:value="2.001225">
            <text:p>2.001225</text:p>
          </table:table-cell>
          <table:table-cell table:formula="of:=([.A439]*0.002)+[.C438]" office:value-type="float" office:value="2.80159">
            <text:p>2.80159</text:p>
          </table:table-cell>
          <table:table-cell/>
        </table:table-row>
        <table:table-row table:style-name="ro1">
          <table:table-cell office:value-type="float" office:value="1.993">
            <text:p>1.993</text:p>
          </table:table-cell>
          <table:table-cell table:formula="of:=AVERAGE([.A421:.A460])" office:value-type="float" office:value="1.9943">
            <text:p>1.9943</text:p>
          </table:table-cell>
          <table:table-cell table:formula="of:=([.A440]*0.002)+[.C439]" office:value-type="float" office:value="2.805576">
            <text:p>2.805576</text:p>
          </table:table-cell>
          <table:table-cell/>
        </table:table-row>
        <table:table-row table:style-name="ro1">
          <table:table-cell office:value-type="float" office:value="1.987">
            <text:p>1.987</text:p>
          </table:table-cell>
          <table:table-cell table:formula="of:=AVERAGE([.A422:.A461])" office:value-type="float" office:value="1.9875">
            <text:p>1.9875</text:p>
          </table:table-cell>
          <table:table-cell table:formula="of:=([.A441]*0.002)+[.C440]" office:value-type="float" office:value="2.80955">
            <text:p>2.80955</text:p>
          </table:table-cell>
          <table:table-cell/>
        </table:table-row>
        <table:table-row table:style-name="ro1">
          <table:table-cell office:value-type="float" office:value="1.98">
            <text:p>1.98</text:p>
          </table:table-cell>
          <table:table-cell table:formula="of:=AVERAGE([.A423:.A462])" office:value-type="float" office:value="1.980875">
            <text:p>1.980875</text:p>
          </table:table-cell>
          <table:table-cell table:formula="of:=([.A442]*0.002)+[.C441]" office:value-type="float" office:value="2.81351">
            <text:p>2.81351</text:p>
          </table:table-cell>
          <table:table-cell/>
        </table:table-row>
        <table:table-row table:style-name="ro1">
          <table:table-cell office:value-type="float" office:value="1.974">
            <text:p>1.974</text:p>
          </table:table-cell>
          <table:table-cell table:formula="of:=AVERAGE([.A424:.A463])" office:value-type="float" office:value="1.974375">
            <text:p>1.974375</text:p>
          </table:table-cell>
          <table:table-cell table:formula="of:=([.A443]*0.002)+[.C442]" office:value-type="float" office:value="2.817458">
            <text:p>2.817458</text:p>
          </table:table-cell>
          <table:table-cell/>
        </table:table-row>
        <table:table-row table:style-name="ro1">
          <table:table-cell office:value-type="float" office:value="1.967">
            <text:p>1.967</text:p>
          </table:table-cell>
          <table:table-cell table:formula="of:=AVERAGE([.A425:.A464])" office:value-type="float" office:value="1.968025">
            <text:p>1.968025</text:p>
          </table:table-cell>
          <table:table-cell table:formula="of:=([.A444]*0.002)+[.C443]" office:value-type="float" office:value="2.821392">
            <text:p>2.821392</text:p>
          </table:table-cell>
          <table:table-cell/>
        </table:table-row>
        <table:table-row table:style-name="ro1">
          <table:table-cell office:value-type="float" office:value="1.96">
            <text:p>1.96</text:p>
          </table:table-cell>
          <table:table-cell table:formula="of:=AVERAGE([.A426:.A465])" office:value-type="float" office:value="1.96185">
            <text:p>1.96185</text:p>
          </table:table-cell>
          <table:table-cell table:formula="of:=([.A445]*0.002)+[.C444]" office:value-type="float" office:value="2.825312">
            <text:p>2.825312</text:p>
          </table:table-cell>
          <table:table-cell/>
        </table:table-row>
        <table:table-row table:style-name="ro1">
          <table:table-cell office:value-type="float" office:value="1.953">
            <text:p>1.953</text:p>
          </table:table-cell>
          <table:table-cell table:formula="of:=AVERAGE([.A427:.A466])" office:value-type="float" office:value="1.955775">
            <text:p>1.955775</text:p>
          </table:table-cell>
          <table:table-cell table:formula="of:=([.A446]*0.002)+[.C445]" office:value-type="float" office:value="2.829218">
            <text:p>2.829218</text:p>
          </table:table-cell>
          <table:table-cell/>
        </table:table-row>
        <table:table-row table:style-name="ro1">
          <table:table-cell office:value-type="float" office:value="1.947">
            <text:p>1.947</text:p>
          </table:table-cell>
          <table:table-cell table:formula="of:=AVERAGE([.A428:.A467])" office:value-type="float" office:value="1.94985">
            <text:p>1.94985</text:p>
          </table:table-cell>
          <table:table-cell table:formula="of:=([.A447]*0.002)+[.C446]" office:value-type="float" office:value="2.833112">
            <text:p>2.833112</text:p>
          </table:table-cell>
          <table:table-cell/>
        </table:table-row>
        <table:table-row table:style-name="ro1">
          <table:table-cell office:value-type="float" office:value="1.94">
            <text:p>1.94</text:p>
          </table:table-cell>
          <table:table-cell table:formula="of:=AVERAGE([.A429:.A468])" office:value-type="float" office:value="1.94405">
            <text:p>1.94405</text:p>
          </table:table-cell>
          <table:table-cell table:formula="of:=([.A448]*0.002)+[.C447]" office:value-type="float" office:value="2.836992">
            <text:p>2.836992</text:p>
          </table:table-cell>
          <table:table-cell/>
        </table:table-row>
        <table:table-row table:style-name="ro1">
          <table:table-cell office:value-type="float" office:value="1.933">
            <text:p>1.933</text:p>
          </table:table-cell>
          <table:table-cell table:formula="of:=AVERAGE([.A430:.A469])" office:value-type="float" office:value="1.938325">
            <text:p>1.938325</text:p>
          </table:table-cell>
          <table:table-cell table:formula="of:=([.A449]*0.002)+[.C448]" office:value-type="float" office:value="2.840858">
            <text:p>2.840858</text:p>
          </table:table-cell>
          <table:table-cell/>
        </table:table-row>
        <table:table-row table:style-name="ro1">
          <table:table-cell office:value-type="float" office:value="1.926">
            <text:p>1.926</text:p>
          </table:table-cell>
          <table:table-cell table:formula="of:=AVERAGE([.A431:.A470])" office:value-type="float" office:value="1.9327">
            <text:p>1.9327</text:p>
          </table:table-cell>
          <table:table-cell table:formula="of:=([.A450]*0.002)+[.C449]" office:value-type="float" office:value="2.84471">
            <text:p>2.84471</text:p>
          </table:table-cell>
          <table:table-cell/>
        </table:table-row>
        <table:table-row table:style-name="ro1">
          <table:table-cell office:value-type="float" office:value="1.92">
            <text:p>1.92</text:p>
          </table:table-cell>
          <table:table-cell table:formula="of:=AVERAGE([.A432:.A471])" office:value-type="float" office:value="1.92715">
            <text:p>1.92715</text:p>
          </table:table-cell>
          <table:table-cell table:formula="of:=([.A451]*0.002)+[.C450]" office:value-type="float" office:value="2.84855">
            <text:p>2.84855</text:p>
          </table:table-cell>
          <table:table-cell/>
        </table:table-row>
        <table:table-row table:style-name="ro1">
          <table:table-cell office:value-type="float" office:value="1.914">
            <text:p>1.914</text:p>
          </table:table-cell>
          <table:table-cell table:formula="of:=AVERAGE([.A433:.A472])" office:value-type="float" office:value="1.92165">
            <text:p>1.92165</text:p>
          </table:table-cell>
          <table:table-cell table:formula="of:=([.A452]*0.002)+[.C451]" office:value-type="float" office:value="2.852378">
            <text:p>2.852378</text:p>
          </table:table-cell>
          <table:table-cell/>
        </table:table-row>
        <table:table-row table:style-name="ro1">
          <table:table-cell office:value-type="float" office:value="1.908">
            <text:p>1.908</text:p>
          </table:table-cell>
          <table:table-cell table:formula="of:=AVERAGE([.A434:.A473])" office:value-type="float" office:value="1.916225">
            <text:p>1.916225</text:p>
          </table:table-cell>
          <table:table-cell table:formula="of:=([.A453]*0.002)+[.C452]" office:value-type="float" office:value="2.856194">
            <text:p>2.856194</text:p>
          </table:table-cell>
          <table:table-cell/>
        </table:table-row>
        <table:table-row table:style-name="ro1">
          <table:table-cell office:value-type="float" office:value="1.902">
            <text:p>1.902</text:p>
          </table:table-cell>
          <table:table-cell table:formula="of:=AVERAGE([.A435:.A474])" office:value-type="float" office:value="1.910825">
            <text:p>1.910825</text:p>
          </table:table-cell>
          <table:table-cell table:formula="of:=([.A454]*0.002)+[.C453]" office:value-type="float" office:value="2.859998">
            <text:p>2.859998</text:p>
          </table:table-cell>
          <table:table-cell/>
        </table:table-row>
        <table:table-row table:style-name="ro1">
          <table:table-cell office:value-type="float" office:value="1.897">
            <text:p>1.897</text:p>
          </table:table-cell>
          <table:table-cell table:formula="of:=AVERAGE([.A436:.A475])" office:value-type="float" office:value="1.90545">
            <text:p>1.90545</text:p>
          </table:table-cell>
          <table:table-cell table:formula="of:=([.A455]*0.002)+[.C454]" office:value-type="float" office:value="2.863792">
            <text:p>2.863792</text:p>
          </table:table-cell>
          <table:table-cell/>
        </table:table-row>
        <table:table-row table:style-name="ro1">
          <table:table-cell office:value-type="float" office:value="1.891">
            <text:p>1.891</text:p>
          </table:table-cell>
          <table:table-cell table:formula="of:=AVERAGE([.A437:.A476])" office:value-type="float" office:value="1.9001">
            <text:p>1.9001</text:p>
          </table:table-cell>
          <table:table-cell table:formula="of:=([.A456]*0.002)+[.C455]" office:value-type="float" office:value="2.867574">
            <text:p>2.867574</text:p>
          </table:table-cell>
          <table:table-cell/>
        </table:table-row>
        <table:table-row table:style-name="ro1">
          <table:table-cell office:value-type="float" office:value="1.887">
            <text:p>1.887</text:p>
          </table:table-cell>
          <table:table-cell table:formula="of:=AVERAGE([.A438:.A477])" office:value-type="float" office:value="1.894725">
            <text:p>1.894725</text:p>
          </table:table-cell>
          <table:table-cell table:formula="of:=([.A457]*0.002)+[.C456]" office:value-type="float" office:value="2.871348">
            <text:p>2.871348</text:p>
          </table:table-cell>
          <table:table-cell/>
        </table:table-row>
        <table:table-row table:style-name="ro1">
          <table:table-cell office:value-type="float" office:value="1.882">
            <text:p>1.882</text:p>
          </table:table-cell>
          <table:table-cell table:formula="of:=AVERAGE([.A439:.A478])" office:value-type="float" office:value="1.889375">
            <text:p>1.889375</text:p>
          </table:table-cell>
          <table:table-cell table:formula="of:=([.A458]*0.002)+[.C457]" office:value-type="float" office:value="2.875112">
            <text:p>2.875112</text:p>
          </table:table-cell>
          <table:table-cell/>
        </table:table-row>
        <table:table-row table:style-name="ro1">
          <table:table-cell office:value-type="float" office:value="1.878">
            <text:p>1.878</text:p>
          </table:table-cell>
          <table:table-cell table:formula="of:=AVERAGE([.A440:.A479])" office:value-type="float" office:value="1.884">
            <text:p>1.884</text:p>
          </table:table-cell>
          <table:table-cell table:formula="of:=([.A459]*0.002)+[.C458]" office:value-type="float" office:value="2.878868">
            <text:p>2.878868</text:p>
          </table:table-cell>
          <table:table-cell/>
        </table:table-row>
        <table:table-row table:style-name="ro1">
          <table:table-cell office:value-type="float" office:value="1.875">
            <text:p>1.875</text:p>
          </table:table-cell>
          <table:table-cell table:formula="of:=AVERAGE([.A441:.A480])" office:value-type="float" office:value="1.8786">
            <text:p>1.8786</text:p>
          </table:table-cell>
          <table:table-cell table:formula="of:=([.A460]*0.002)+[.C459]" office:value-type="float" office:value="2.882618">
            <text:p>2.882618</text:p>
          </table:table-cell>
          <table:table-cell/>
        </table:table-row>
        <table:table-row table:style-name="ro1">
          <table:table-cell office:value-type="float" office:value="1.871">
            <text:p>1.871</text:p>
          </table:table-cell>
          <table:table-cell table:formula="of:=AVERAGE([.A442:.A481])" office:value-type="float" office:value="1.873175">
            <text:p>1.873175</text:p>
          </table:table-cell>
          <table:table-cell table:formula="of:=([.A461]*0.002)+[.C460]" office:value-type="float" office:value="2.88636">
            <text:p>2.88636</text:p>
          </table:table-cell>
          <table:table-cell/>
        </table:table-row>
        <table:table-row table:style-name="ro1">
          <table:table-cell office:value-type="float" office:value="1.868">
            <text:p>1.868</text:p>
          </table:table-cell>
          <table:table-cell table:formula="of:=AVERAGE([.A443:.A482])" office:value-type="float" office:value="1.867725">
            <text:p>1.867725</text:p>
          </table:table-cell>
          <table:table-cell table:formula="of:=([.A462]*0.002)+[.C461]" office:value-type="float" office:value="2.890096">
            <text:p>2.890096</text:p>
          </table:table-cell>
          <table:table-cell/>
        </table:table-row>
        <table:table-row table:style-name="ro1">
          <table:table-cell office:value-type="float" office:value="1.864">
            <text:p>1.864</text:p>
          </table:table-cell>
          <table:table-cell table:formula="of:=AVERAGE([.A444:.A483])" office:value-type="float" office:value="1.86225">
            <text:p>1.86225</text:p>
          </table:table-cell>
          <table:table-cell table:formula="of:=([.A463]*0.002)+[.C462]" office:value-type="float" office:value="2.893824">
            <text:p>2.893824</text:p>
          </table:table-cell>
          <table:table-cell/>
        </table:table-row>
        <table:table-row table:style-name="ro1">
          <table:table-cell office:value-type="float" office:value="1.861">
            <text:p>1.861</text:p>
          </table:table-cell>
          <table:table-cell table:formula="of:=AVERAGE([.A445:.A484])" office:value-type="float" office:value="1.85675">
            <text:p>1.85675</text:p>
          </table:table-cell>
          <table:table-cell table:formula="of:=([.A464]*0.002)+[.C463]" office:value-type="float" office:value="2.897546">
            <text:p>2.897546</text:p>
          </table:table-cell>
          <table:table-cell/>
        </table:table-row>
        <table:table-row table:style-name="ro1">
          <table:table-cell office:value-type="float" office:value="1.858">
            <text:p>1.858</text:p>
          </table:table-cell>
          <table:table-cell table:formula="of:=AVERAGE([.A446:.A485])" office:value-type="float" office:value="1.851225">
            <text:p>1.851225</text:p>
          </table:table-cell>
          <table:table-cell table:formula="of:=([.A465]*0.002)+[.C464]" office:value-type="float" office:value="2.901262">
            <text:p>2.901262</text:p>
          </table:table-cell>
          <table:table-cell/>
        </table:table-row>
        <table:table-row table:style-name="ro1">
          <table:table-cell office:value-type="float" office:value="1.854">
            <text:p>1.854</text:p>
          </table:table-cell>
          <table:table-cell table:formula="of:=AVERAGE([.A447:.A486])" office:value-type="float" office:value="1.84565">
            <text:p>1.84565</text:p>
          </table:table-cell>
          <table:table-cell table:formula="of:=([.A466]*0.002)+[.C465]" office:value-type="float" office:value="2.90497">
            <text:p>2.90497</text:p>
          </table:table-cell>
          <table:table-cell/>
        </table:table-row>
        <table:table-row table:style-name="ro1">
          <table:table-cell office:value-type="float" office:value="1.851">
            <text:p>1.851</text:p>
          </table:table-cell>
          <table:table-cell table:formula="of:=AVERAGE([.A448:.A487])" office:value-type="float" office:value="1.840025">
            <text:p>1.840025</text:p>
          </table:table-cell>
          <table:table-cell table:formula="of:=([.A467]*0.002)+[.C466]" office:value-type="float" office:value="2.908672">
            <text:p>2.908672</text:p>
          </table:table-cell>
          <table:table-cell/>
        </table:table-row>
        <table:table-row table:style-name="ro1">
          <table:table-cell office:value-type="float" office:value="1.847">
            <text:p>1.847</text:p>
          </table:table-cell>
          <table:table-cell table:formula="of:=AVERAGE([.A449:.A488])" office:value-type="float" office:value="1.834375">
            <text:p>1.834375</text:p>
          </table:table-cell>
          <table:table-cell table:formula="of:=([.A468]*0.002)+[.C467]" office:value-type="float" office:value="2.912366">
            <text:p>2.912366</text:p>
          </table:table-cell>
          <table:table-cell/>
        </table:table-row>
        <table:table-row table:style-name="ro1">
          <table:table-cell office:value-type="float" office:value="1.842">
            <text:p>1.842</text:p>
          </table:table-cell>
          <table:table-cell table:formula="of:=AVERAGE([.A450:.A489])" office:value-type="float" office:value="1.828675">
            <text:p>1.828675</text:p>
          </table:table-cell>
          <table:table-cell table:formula="of:=([.A469]*0.002)+[.C468]" office:value-type="float" office:value="2.91605">
            <text:p>2.91605</text:p>
          </table:table-cell>
          <table:table-cell/>
        </table:table-row>
        <table:table-row table:style-name="ro1">
          <table:table-cell office:value-type="float" office:value="1.838">
            <text:p>1.838</text:p>
          </table:table-cell>
          <table:table-cell table:formula="of:=AVERAGE([.A451:.A490])" office:value-type="float" office:value="1.82295">
            <text:p>1.82295</text:p>
          </table:table-cell>
          <table:table-cell table:formula="of:=([.A470]*0.002)+[.C469]" office:value-type="float" office:value="2.919726">
            <text:p>2.919726</text:p>
          </table:table-cell>
          <table:table-cell/>
        </table:table-row>
        <table:table-row table:style-name="ro1">
          <table:table-cell office:value-type="float" office:value="1.833">
            <text:p>1.833</text:p>
          </table:table-cell>
          <table:table-cell table:formula="of:=AVERAGE([.A452:.A491])" office:value-type="float" office:value="1.817175">
            <text:p>1.817175</text:p>
          </table:table-cell>
          <table:table-cell table:formula="of:=([.A471]*0.002)+[.C470]" office:value-type="float" office:value="2.923392">
            <text:p>2.923392</text:p>
          </table:table-cell>
          <table:table-cell/>
        </table:table-row>
        <table:table-row table:style-name="ro1">
          <table:table-cell office:value-type="float" office:value="1.828">
            <text:p>1.828</text:p>
          </table:table-cell>
          <table:table-cell table:formula="of:=AVERAGE([.A453:.A492])" office:value-type="float" office:value="1.81135">
            <text:p>1.81135</text:p>
          </table:table-cell>
          <table:table-cell table:formula="of:=([.A472]*0.002)+[.C471]" office:value-type="float" office:value="2.927048">
            <text:p>2.927048</text:p>
          </table:table-cell>
          <table:table-cell/>
        </table:table-row>
        <table:table-row table:style-name="ro1">
          <table:table-cell office:value-type="float" office:value="1.823">
            <text:p>1.823</text:p>
          </table:table-cell>
          <table:table-cell table:formula="of:=AVERAGE([.A454:.A493])" office:value-type="float" office:value="1.80545">
            <text:p>1.80545</text:p>
          </table:table-cell>
          <table:table-cell table:formula="of:=([.A473]*0.002)+[.C472]" office:value-type="float" office:value="2.930694">
            <text:p>2.930694</text:p>
          </table:table-cell>
          <table:table-cell/>
        </table:table-row>
        <table:table-row table:style-name="ro1">
          <table:table-cell office:value-type="float" office:value="1.817">
            <text:p>1.817</text:p>
          </table:table-cell>
          <table:table-cell table:formula="of:=AVERAGE([.A455:.A494])" office:value-type="float" office:value="1.7995">
            <text:p>1.7995</text:p>
          </table:table-cell>
          <table:table-cell table:formula="of:=([.A474]*0.002)+[.C473]" office:value-type="float" office:value="2.934328">
            <text:p>2.934328</text:p>
          </table:table-cell>
          <table:table-cell/>
        </table:table-row>
        <table:table-row table:style-name="ro1">
          <table:table-cell office:value-type="float" office:value="1.811">
            <text:p>1.811</text:p>
          </table:table-cell>
          <table:table-cell table:formula="of:=AVERAGE([.A456:.A495])" office:value-type="float" office:value="1.793475">
            <text:p>1.793475</text:p>
          </table:table-cell>
          <table:table-cell table:formula="of:=([.A475]*0.002)+[.C474]" office:value-type="float" office:value="2.93795">
            <text:p>2.93795</text:p>
          </table:table-cell>
          <table:table-cell/>
        </table:table-row>
        <table:table-row table:style-name="ro1">
          <table:table-cell office:value-type="float" office:value="1.805">
            <text:p>1.805</text:p>
          </table:table-cell>
          <table:table-cell table:formula="of:=AVERAGE([.A457:.A496])" office:value-type="float" office:value="1.7874">
            <text:p>1.7874</text:p>
          </table:table-cell>
          <table:table-cell table:formula="of:=([.A476]*0.002)+[.C475]" office:value-type="float" office:value="2.94156">
            <text:p>2.94156</text:p>
          </table:table-cell>
          <table:table-cell/>
        </table:table-row>
        <table:table-row table:style-name="ro1">
          <table:table-cell office:value-type="float" office:value="1.798">
            <text:p>1.798</text:p>
          </table:table-cell>
          <table:table-cell table:formula="of:=AVERAGE([.A458:.A497])" office:value-type="float" office:value="1.781225">
            <text:p>1.781225</text:p>
          </table:table-cell>
          <table:table-cell table:formula="of:=([.A477]*0.002)+[.C476]" office:value-type="float" office:value="2.945156">
            <text:p>2.945156</text:p>
          </table:table-cell>
          <table:table-cell/>
        </table:table-row>
        <table:table-row table:style-name="ro1">
          <table:table-cell office:value-type="float" office:value="1.792">
            <text:p>1.792</text:p>
          </table:table-cell>
          <table:table-cell table:formula="of:=AVERAGE([.A459:.A498])" office:value-type="float" office:value="1.775">
            <text:p>1.775</text:p>
          </table:table-cell>
          <table:table-cell table:formula="of:=([.A478]*0.002)+[.C477]" office:value-type="float" office:value="2.94874">
            <text:p>2.94874</text:p>
          </table:table-cell>
          <table:table-cell/>
        </table:table-row>
        <table:table-row table:style-name="ro1">
          <table:table-cell office:value-type="float" office:value="1.785">
            <text:p>1.785</text:p>
          </table:table-cell>
          <table:table-cell table:formula="of:=AVERAGE([.A460:.A499])" office:value-type="float" office:value="1.768675">
            <text:p>1.768675</text:p>
          </table:table-cell>
          <table:table-cell table:formula="of:=([.A479]*0.002)+[.C478]" office:value-type="float" office:value="2.95231">
            <text:p>2.95231</text:p>
          </table:table-cell>
          <table:table-cell/>
        </table:table-row>
        <table:table-row table:style-name="ro1">
          <table:table-cell office:value-type="float" office:value="1.777">
            <text:p>1.777</text:p>
          </table:table-cell>
          <table:table-cell table:formula="of:=AVERAGE([.A461:.A500])" office:value-type="float" office:value="1.76225">
            <text:p>1.76225</text:p>
          </table:table-cell>
          <table:table-cell table:formula="of:=([.A480]*0.002)+[.C479]" office:value-type="float" office:value="2.955864">
            <text:p>2.955864</text:p>
          </table:table-cell>
          <table:table-cell/>
        </table:table-row>
        <table:table-row table:style-name="ro1">
          <table:table-cell office:value-type="float" office:value="1.77">
            <text:p>1.77</text:p>
          </table:table-cell>
          <table:table-cell table:formula="of:=AVERAGE([.A462:.A501])" office:value-type="float" office:value="1.75575">
            <text:p>1.75575</text:p>
          </table:table-cell>
          <table:table-cell table:formula="of:=([.A481]*0.002)+[.C480]" office:value-type="float" office:value="2.959404">
            <text:p>2.959404</text:p>
          </table:table-cell>
          <table:table-cell/>
        </table:table-row>
        <table:table-row table:style-name="ro1">
          <table:table-cell office:value-type="float" office:value="1.762">
            <text:p>1.762</text:p>
          </table:table-cell>
          <table:table-cell table:formula="of:=AVERAGE([.A463:.A502])" office:value-type="float" office:value="1.749175">
            <text:p>1.749175</text:p>
          </table:table-cell>
          <table:table-cell table:formula="of:=([.A482]*0.002)+[.C481]" office:value-type="float" office:value="2.962928">
            <text:p>2.962928</text:p>
          </table:table-cell>
          <table:table-cell/>
        </table:table-row>
        <table:table-row table:style-name="ro1">
          <table:table-cell office:value-type="float" office:value="1.755">
            <text:p>1.755</text:p>
          </table:table-cell>
          <table:table-cell table:formula="of:=AVERAGE([.A464:.A503])" office:value-type="float" office:value="1.74255">
            <text:p>1.74255</text:p>
          </table:table-cell>
          <table:table-cell table:formula="of:=([.A483]*0.002)+[.C482]" office:value-type="float" office:value="2.966438">
            <text:p>2.966438</text:p>
          </table:table-cell>
          <table:table-cell/>
        </table:table-row>
        <table:table-row table:style-name="ro1">
          <table:table-cell office:value-type="float" office:value="1.747">
            <text:p>1.747</text:p>
          </table:table-cell>
          <table:table-cell table:formula="of:=AVERAGE([.A465:.A504])" office:value-type="float" office:value="1.73585">
            <text:p>1.73585</text:p>
          </table:table-cell>
          <table:table-cell table:formula="of:=([.A484]*0.002)+[.C483]" office:value-type="float" office:value="2.969932">
            <text:p>2.969932</text:p>
          </table:table-cell>
          <table:table-cell/>
        </table:table-row>
        <table:table-row table:style-name="ro1">
          <table:table-cell office:value-type="float" office:value="1.739">
            <text:p>1.739</text:p>
          </table:table-cell>
          <table:table-cell table:formula="of:=AVERAGE([.A466:.A505])" office:value-type="float" office:value="1.7291">
            <text:p>1.7291</text:p>
          </table:table-cell>
          <table:table-cell table:formula="of:=([.A485]*0.002)+[.C484]" office:value-type="float" office:value="2.97341">
            <text:p>2.97341</text:p>
          </table:table-cell>
          <table:table-cell/>
        </table:table-row>
        <table:table-row table:style-name="ro1">
          <table:table-cell office:value-type="float" office:value="1.73">
            <text:p>1.73</text:p>
          </table:table-cell>
          <table:table-cell table:formula="of:=AVERAGE([.A467:.A506])" office:value-type="float" office:value="1.722325">
            <text:p>1.722325</text:p>
          </table:table-cell>
          <table:table-cell table:formula="of:=([.A486]*0.002)+[.C485]" office:value-type="float" office:value="2.97687">
            <text:p>2.97687</text:p>
          </table:table-cell>
          <table:table-cell/>
        </table:table-row>
        <table:table-row table:style-name="ro1">
          <table:table-cell office:value-type="float" office:value="1.722">
            <text:p>1.722</text:p>
          </table:table-cell>
          <table:table-cell table:formula="of:=AVERAGE([.A468:.A507])" office:value-type="float" office:value="1.715525">
            <text:p>1.715525</text:p>
          </table:table-cell>
          <table:table-cell table:formula="of:=([.A487]*0.002)+[.C486]" office:value-type="float" office:value="2.980314">
            <text:p>2.980314</text:p>
          </table:table-cell>
          <table:table-cell/>
        </table:table-row>
        <table:table-row table:style-name="ro1">
          <table:table-cell office:value-type="float" office:value="1.714">
            <text:p>1.714</text:p>
          </table:table-cell>
          <table:table-cell table:formula="of:=AVERAGE([.A469:.A508])" office:value-type="float" office:value="1.708725">
            <text:p>1.708725</text:p>
          </table:table-cell>
          <table:table-cell table:formula="of:=([.A488]*0.002)+[.C487]" office:value-type="float" office:value="2.983742">
            <text:p>2.983742</text:p>
          </table:table-cell>
          <table:table-cell/>
        </table:table-row>
        <table:table-row table:style-name="ro1">
          <table:table-cell office:value-type="float" office:value="1.705">
            <text:p>1.705</text:p>
          </table:table-cell>
          <table:table-cell table:formula="of:=AVERAGE([.A470:.A509])" office:value-type="float" office:value="1.701975">
            <text:p>1.701975</text:p>
          </table:table-cell>
          <table:table-cell table:formula="of:=([.A489]*0.002)+[.C488]" office:value-type="float" office:value="2.987152">
            <text:p>2.987152</text:p>
          </table:table-cell>
          <table:table-cell/>
        </table:table-row>
        <table:table-row table:style-name="ro1">
          <table:table-cell office:value-type="float" office:value="1.697">
            <text:p>1.697</text:p>
          </table:table-cell>
          <table:table-cell table:formula="of:=AVERAGE([.A471:.A510])" office:value-type="float" office:value="1.69525">
            <text:p>1.69525</text:p>
          </table:table-cell>
          <table:table-cell table:formula="of:=([.A490]*0.002)+[.C489]" office:value-type="float" office:value="2.990546">
            <text:p>2.990546</text:p>
          </table:table-cell>
          <table:table-cell/>
        </table:table-row>
        <table:table-row table:style-name="ro1">
          <table:table-cell office:value-type="float" office:value="1.689">
            <text:p>1.689</text:p>
          </table:table-cell>
          <table:table-cell table:formula="of:=AVERAGE([.A472:.A511])" office:value-type="float" office:value="1.688575">
            <text:p>1.688575</text:p>
          </table:table-cell>
          <table:table-cell table:formula="of:=([.A491]*0.002)+[.C490]" office:value-type="float" office:value="2.993924">
            <text:p>2.993924</text:p>
          </table:table-cell>
          <table:table-cell/>
        </table:table-row>
        <table:table-row table:style-name="ro1">
          <table:table-cell office:value-type="float" office:value="1.681">
            <text:p>1.681</text:p>
          </table:table-cell>
          <table:table-cell table:formula="of:=AVERAGE([.A473:.A512])" office:value-type="float" office:value="1.681975">
            <text:p>1.681975</text:p>
          </table:table-cell>
          <table:table-cell table:formula="of:=([.A492]*0.002)+[.C491]" office:value-type="float" office:value="2.997286">
            <text:p>2.997286</text:p>
          </table:table-cell>
          <table:table-cell/>
        </table:table-row>
        <table:table-row table:style-name="ro1">
          <table:table-cell office:value-type="float" office:value="1.672">
            <text:p>1.672</text:p>
          </table:table-cell>
          <table:table-cell table:formula="of:=AVERAGE([.A474:.A513])" office:value-type="float" office:value="1.675425">
            <text:p>1.675425</text:p>
          </table:table-cell>
          <table:table-cell table:formula="of:=([.A493]*0.002)+[.C492]" office:value-type="float" office:value="3.00063">
            <text:p>3.00063</text:p>
          </table:table-cell>
          <table:table-cell/>
        </table:table-row>
        <table:table-row table:style-name="ro1">
          <table:table-cell office:value-type="float" office:value="1.664">
            <text:p>1.664</text:p>
          </table:table-cell>
          <table:table-cell table:formula="of:=AVERAGE([.A475:.A514])" office:value-type="float" office:value="1.668975">
            <text:p>1.668975</text:p>
          </table:table-cell>
          <table:table-cell table:formula="of:=([.A494]*0.002)+[.C493]" office:value-type="float" office:value="3.003958">
            <text:p>3.003958</text:p>
          </table:table-cell>
          <table:table-cell/>
        </table:table-row>
        <table:table-row table:style-name="ro1">
          <table:table-cell office:value-type="float" office:value="1.656">
            <text:p>1.656</text:p>
          </table:table-cell>
          <table:table-cell table:formula="of:=AVERAGE([.A476:.A515])" office:value-type="float" office:value="1.662625">
            <text:p>1.662625</text:p>
          </table:table-cell>
          <table:table-cell table:formula="of:=([.A495]*0.002)+[.C494]" office:value-type="float" office:value="3.00727">
            <text:p>3.00727</text:p>
          </table:table-cell>
          <table:table-cell/>
        </table:table-row>
        <table:table-row table:style-name="ro1">
          <table:table-cell office:value-type="float" office:value="1.648">
            <text:p>1.648</text:p>
          </table:table-cell>
          <table:table-cell table:formula="of:=AVERAGE([.A477:.A516])" office:value-type="float" office:value="1.65635">
            <text:p>1.65635</text:p>
          </table:table-cell>
          <table:table-cell table:formula="of:=([.A496]*0.002)+[.C495]" office:value-type="float" office:value="3.010566">
            <text:p>3.010566</text:p>
          </table:table-cell>
          <table:table-cell/>
        </table:table-row>
        <table:table-row table:style-name="ro1">
          <table:table-cell office:value-type="float" office:value="1.64">
            <text:p>1.64</text:p>
          </table:table-cell>
          <table:table-cell table:formula="of:=AVERAGE([.A478:.A517])" office:value-type="float" office:value="1.6502">
            <text:p>1.6502</text:p>
          </table:table-cell>
          <table:table-cell table:formula="of:=([.A497]*0.002)+[.C496]" office:value-type="float" office:value="3.013846">
            <text:p>3.013846</text:p>
          </table:table-cell>
          <table:table-cell/>
        </table:table-row>
        <table:table-row table:style-name="ro1">
          <table:table-cell office:value-type="float" office:value="1.633">
            <text:p>1.633</text:p>
          </table:table-cell>
          <table:table-cell table:formula="of:=AVERAGE([.A479:.A518])" office:value-type="float" office:value="1.64415">
            <text:p>1.64415</text:p>
          </table:table-cell>
          <table:table-cell table:formula="of:=([.A498]*0.002)+[.C497]" office:value-type="float" office:value="3.017112">
            <text:p>3.017112</text:p>
          </table:table-cell>
          <table:table-cell/>
        </table:table-row>
        <table:table-row table:style-name="ro1">
          <table:table-cell office:value-type="float" office:value="1.625">
            <text:p>1.625</text:p>
          </table:table-cell>
          <table:table-cell table:formula="of:=AVERAGE([.A480:.A519])" office:value-type="float" office:value="1.6382">
            <text:p>1.6382</text:p>
          </table:table-cell>
          <table:table-cell table:formula="of:=([.A499]*0.002)+[.C498]" office:value-type="float" office:value="3.020362">
            <text:p>3.020362</text:p>
          </table:table-cell>
          <table:table-cell/>
        </table:table-row>
        <table:table-row table:style-name="ro1">
          <table:table-cell office:value-type="float" office:value="1.618">
            <text:p>1.618</text:p>
          </table:table-cell>
          <table:table-cell table:formula="of:=AVERAGE([.A481:.A520])" office:value-type="float" office:value="1.632375">
            <text:p>1.632375</text:p>
          </table:table-cell>
          <table:table-cell table:formula="of:=([.A500]*0.002)+[.C499]" office:value-type="float" office:value="3.023598">
            <text:p>3.023598</text:p>
          </table:table-cell>
          <table:table-cell/>
        </table:table-row>
        <table:table-row table:style-name="ro1">
          <table:table-cell office:value-type="float" office:value="1.611">
            <text:p>1.611</text:p>
          </table:table-cell>
          <table:table-cell table:formula="of:=AVERAGE([.A482:.A521])" office:value-type="float" office:value="1.62665">
            <text:p>1.62665</text:p>
          </table:table-cell>
          <table:table-cell table:formula="of:=([.A501]*0.002)+[.C500]" office:value-type="float" office:value="3.02682">
            <text:p>3.02682</text:p>
          </table:table-cell>
          <table:table-cell office:value-type="string">
            <text:p>1 sec</text:p>
          </table:table-cell>
        </table:table-row>
        <table:table-row table:style-name="ro1">
          <table:table-cell office:value-type="float" office:value="1.605">
            <text:p>1.605</text:p>
          </table:table-cell>
          <table:table-cell table:formula="of:=AVERAGE([.A483:.A522])" office:value-type="float" office:value="1.62105">
            <text:p>1.62105</text:p>
          </table:table-cell>
          <table:table-cell table:formula="of:=([.A502]*0.002)+[.C501]" office:value-type="float" office:value="3.03003">
            <text:p>3.03003</text:p>
          </table:table-cell>
          <table:table-cell/>
        </table:table-row>
        <table:table-row table:style-name="ro1">
          <table:table-cell office:value-type="float" office:value="1.599">
            <text:p>1.599</text:p>
          </table:table-cell>
          <table:table-cell table:formula="of:=AVERAGE([.A484:.A523])" office:value-type="float" office:value="1.615525">
            <text:p>1.615525</text:p>
          </table:table-cell>
          <table:table-cell table:formula="of:=([.A503]*0.002)+[.C502]" office:value-type="float" office:value="3.033228">
            <text:p>3.033228</text:p>
          </table:table-cell>
          <table:table-cell/>
        </table:table-row>
        <table:table-row table:style-name="ro1">
          <table:table-cell office:value-type="float" office:value="1.593">
            <text:p>1.593</text:p>
          </table:table-cell>
          <table:table-cell table:formula="of:=AVERAGE([.A485:.A524])" office:value-type="float" office:value="1.6101">
            <text:p>1.6101</text:p>
          </table:table-cell>
          <table:table-cell table:formula="of:=([.A504]*0.002)+[.C503]" office:value-type="float" office:value="3.036414">
            <text:p>3.036414</text:p>
          </table:table-cell>
          <table:table-cell/>
        </table:table-row>
        <table:table-row table:style-name="ro1">
          <table:table-cell office:value-type="float" office:value="1.588">
            <text:p>1.588</text:p>
          </table:table-cell>
          <table:table-cell table:formula="of:=AVERAGE([.A486:.A525])" office:value-type="float" office:value="1.604775">
            <text:p>1.604775</text:p>
          </table:table-cell>
          <table:table-cell table:formula="of:=([.A505]*0.002)+[.C504]" office:value-type="float" office:value="3.03959">
            <text:p>3.03959</text:p>
          </table:table-cell>
          <table:table-cell/>
        </table:table-row>
        <table:table-row table:style-name="ro1">
          <table:table-cell office:value-type="float" office:value="1.583">
            <text:p>1.583</text:p>
          </table:table-cell>
          <table:table-cell table:formula="of:=AVERAGE([.A487:.A526])" office:value-type="float" office:value="1.59955">
            <text:p>1.59955</text:p>
          </table:table-cell>
          <table:table-cell table:formula="of:=([.A506]*0.002)+[.C505]" office:value-type="float" office:value="3.042756">
            <text:p>3.042756</text:p>
          </table:table-cell>
          <table:table-cell/>
        </table:table-row>
        <table:table-row table:style-name="ro1">
          <table:table-cell office:value-type="float" office:value="1.579">
            <text:p>1.579</text:p>
          </table:table-cell>
          <table:table-cell table:formula="of:=AVERAGE([.A488:.A527])" office:value-type="float" office:value="1.594425">
            <text:p>1.594425</text:p>
          </table:table-cell>
          <table:table-cell table:formula="of:=([.A507]*0.002)+[.C506]" office:value-type="float" office:value="3.045914">
            <text:p>3.045914</text:p>
          </table:table-cell>
          <table:table-cell/>
        </table:table-row>
        <table:table-row table:style-name="ro1">
          <table:table-cell office:value-type="float" office:value="1.575">
            <text:p>1.575</text:p>
          </table:table-cell>
          <table:table-cell table:formula="of:=AVERAGE([.A489:.A528])" office:value-type="float" office:value="1.589375">
            <text:p>1.589375</text:p>
          </table:table-cell>
          <table:table-cell table:formula="of:=([.A508]*0.002)+[.C507]" office:value-type="float" office:value="3.049064">
            <text:p>3.049064</text:p>
          </table:table-cell>
          <table:table-cell/>
        </table:table-row>
        <table:table-row table:style-name="ro1">
          <table:table-cell office:value-type="float" office:value="1.572">
            <text:p>1.572</text:p>
          </table:table-cell>
          <table:table-cell table:formula="of:=AVERAGE([.A490:.A529])" office:value-type="float" office:value="1.584425">
            <text:p>1.584425</text:p>
          </table:table-cell>
          <table:table-cell table:formula="of:=([.A509]*0.002)+[.C508]" office:value-type="float" office:value="3.052208">
            <text:p>3.052208</text:p>
          </table:table-cell>
          <table:table-cell/>
        </table:table-row>
        <table:table-row table:style-name="ro1">
          <table:table-cell office:value-type="float" office:value="1.569">
            <text:p>1.569</text:p>
          </table:table-cell>
          <table:table-cell table:formula="of:=AVERAGE([.A491:.A530])" office:value-type="float" office:value="1.57955">
            <text:p>1.57955</text:p>
          </table:table-cell>
          <table:table-cell table:formula="of:=([.A510]*0.002)+[.C509]" office:value-type="float" office:value="3.055346">
            <text:p>3.055346</text:p>
          </table:table-cell>
          <table:table-cell/>
        </table:table-row>
        <table:table-row table:style-name="ro1">
          <table:table-cell office:value-type="float" office:value="1.566">
            <text:p>1.566</text:p>
          </table:table-cell>
          <table:table-cell table:formula="of:=AVERAGE([.A492:.A531])" office:value-type="float" office:value="1.57475">
            <text:p>1.57475</text:p>
          </table:table-cell>
          <table:table-cell table:formula="of:=([.A511]*0.002)+[.C510]" office:value-type="float" office:value="3.058478">
            <text:p>3.058478</text:p>
          </table:table-cell>
          <table:table-cell/>
        </table:table-row>
        <table:table-row table:style-name="ro1">
          <table:table-cell office:value-type="float" office:value="1.564">
            <text:p>1.564</text:p>
          </table:table-cell>
          <table:table-cell table:formula="of:=AVERAGE([.A493:.A532])" office:value-type="float" office:value="1.570025">
            <text:p>1.570025</text:p>
          </table:table-cell>
          <table:table-cell table:formula="of:=([.A512]*0.002)+[.C511]" office:value-type="float" office:value="3.061606">
            <text:p>3.061606</text:p>
          </table:table-cell>
          <table:table-cell/>
        </table:table-row>
        <table:table-row table:style-name="ro1">
          <table:table-cell office:value-type="float" office:value="1.561">
            <text:p>1.561</text:p>
          </table:table-cell>
          <table:table-cell table:formula="of:=AVERAGE([.A494:.A533])" office:value-type="float" office:value="1.5654">
            <text:p>1.5654</text:p>
          </table:table-cell>
          <table:table-cell table:formula="of:=([.A513]*0.002)+[.C512]" office:value-type="float" office:value="3.064728">
            <text:p>3.064728</text:p>
          </table:table-cell>
          <table:table-cell/>
        </table:table-row>
        <table:table-row table:style-name="ro1">
          <table:table-cell office:value-type="float" office:value="1.559">
            <text:p>1.559</text:p>
          </table:table-cell>
          <table:table-cell table:formula="of:=AVERAGE([.A495:.A534])" office:value-type="float" office:value="1.560825">
            <text:p>1.560825</text:p>
          </table:table-cell>
          <table:table-cell table:formula="of:=([.A514]*0.002)+[.C513]" office:value-type="float" office:value="3.067846">
            <text:p>3.067846</text:p>
          </table:table-cell>
          <table:table-cell/>
        </table:table-row>
        <table:table-row table:style-name="ro1">
          <table:table-cell office:value-type="float" office:value="1.557">
            <text:p>1.557</text:p>
          </table:table-cell>
          <table:table-cell table:formula="of:=AVERAGE([.A496:.A535])" office:value-type="float" office:value="1.556325">
            <text:p>1.556325</text:p>
          </table:table-cell>
          <table:table-cell table:formula="of:=([.A515]*0.002)+[.C514]" office:value-type="float" office:value="3.07096">
            <text:p>3.07096</text:p>
          </table:table-cell>
          <table:table-cell/>
        </table:table-row>
        <table:table-row table:style-name="ro1">
          <table:table-cell office:value-type="float" office:value="1.554">
            <text:p>1.554</text:p>
          </table:table-cell>
          <table:table-cell table:formula="of:=AVERAGE([.A497:.A536])" office:value-type="float" office:value="1.5519">
            <text:p>1.5519</text:p>
          </table:table-cell>
          <table:table-cell table:formula="of:=([.A516]*0.002)+[.C515]" office:value-type="float" office:value="3.074068">
            <text:p>3.074068</text:p>
          </table:table-cell>
          <table:table-cell/>
        </table:table-row>
        <table:table-row table:style-name="ro1">
          <table:table-cell office:value-type="float" office:value="1.552">
            <text:p>1.552</text:p>
          </table:table-cell>
          <table:table-cell table:formula="of:=AVERAGE([.A498:.A537])" office:value-type="float" office:value="1.54755">
            <text:p>1.54755</text:p>
          </table:table-cell>
          <table:table-cell table:formula="of:=([.A517]*0.002)+[.C516]" office:value-type="float" office:value="3.077172">
            <text:p>3.077172</text:p>
          </table:table-cell>
          <table:table-cell/>
        </table:table-row>
        <table:table-row table:style-name="ro1">
          <table:table-cell office:value-type="float" office:value="1.55">
            <text:p>1.55</text:p>
          </table:table-cell>
          <table:table-cell table:formula="of:=AVERAGE([.A499:.A538])" office:value-type="float" office:value="1.54325">
            <text:p>1.54325</text:p>
          </table:table-cell>
          <table:table-cell table:formula="of:=([.A518]*0.002)+[.C517]" office:value-type="float" office:value="3.080272">
            <text:p>3.080272</text:p>
          </table:table-cell>
          <table:table-cell/>
        </table:table-row>
        <table:table-row table:style-name="ro1">
          <table:table-cell office:value-type="float" office:value="1.547">
            <text:p>1.547</text:p>
          </table:table-cell>
          <table:table-cell table:formula="of:=AVERAGE([.A500:.A539])" office:value-type="float" office:value="1.539025">
            <text:p>1.539025</text:p>
          </table:table-cell>
          <table:table-cell table:formula="of:=([.A519]*0.002)+[.C518]" office:value-type="float" office:value="3.083366">
            <text:p>3.083366</text:p>
          </table:table-cell>
          <table:table-cell/>
        </table:table-row>
        <table:table-row table:style-name="ro1">
          <table:table-cell office:value-type="float" office:value="1.544">
            <text:p>1.544</text:p>
          </table:table-cell>
          <table:table-cell table:formula="of:=AVERAGE([.A501:.A540])" office:value-type="float" office:value="1.53485">
            <text:p>1.53485</text:p>
          </table:table-cell>
          <table:table-cell table:formula="of:=([.A520]*0.002)+[.C519]" office:value-type="float" office:value="3.086454">
            <text:p>3.086454</text:p>
          </table:table-cell>
          <table:table-cell/>
        </table:table-row>
        <table:table-row table:style-name="ro1">
          <table:table-cell office:value-type="float" office:value="1.541">
            <text:p>1.541</text:p>
          </table:table-cell>
          <table:table-cell table:formula="of:=AVERAGE([.A502:.A541])" office:value-type="float" office:value="1.530725">
            <text:p>1.530725</text:p>
          </table:table-cell>
          <table:table-cell table:formula="of:=([.A521]*0.002)+[.C520]" office:value-type="float" office:value="3.089536">
            <text:p>3.089536</text:p>
          </table:table-cell>
          <table:table-cell/>
        </table:table-row>
        <table:table-row table:style-name="ro1">
          <table:table-cell office:value-type="float" office:value="1.538">
            <text:p>1.538</text:p>
          </table:table-cell>
          <table:table-cell table:formula="of:=AVERAGE([.A503:.A542])" office:value-type="float" office:value="1.5266">
            <text:p>1.5266</text:p>
          </table:table-cell>
          <table:table-cell table:formula="of:=([.A522]*0.002)+[.C521]" office:value-type="float" office:value="3.092612">
            <text:p>3.092612</text:p>
          </table:table-cell>
          <table:table-cell/>
        </table:table-row>
        <table:table-row table:style-name="ro1">
          <table:table-cell office:value-type="float" office:value="1.534">
            <text:p>1.534</text:p>
          </table:table-cell>
          <table:table-cell table:formula="of:=AVERAGE([.A504:.A543])" office:value-type="float" office:value="1.5225">
            <text:p>1.5225</text:p>
          </table:table-cell>
          <table:table-cell table:formula="of:=([.A523]*0.002)+[.C522]" office:value-type="float" office:value="3.09568">
            <text:p>3.09568</text:p>
          </table:table-cell>
          <table:table-cell/>
        </table:table-row>
        <table:table-row table:style-name="ro1">
          <table:table-cell office:value-type="float" office:value="1.53">
            <text:p>1.53</text:p>
          </table:table-cell>
          <table:table-cell table:formula="of:=AVERAGE([.A505:.A544])" office:value-type="float" office:value="1.5184">
            <text:p>1.5184</text:p>
          </table:table-cell>
          <table:table-cell table:formula="of:=([.A524]*0.002)+[.C523]" office:value-type="float" office:value="3.09874">
            <text:p>3.09874</text:p>
          </table:table-cell>
          <table:table-cell/>
        </table:table-row>
        <table:table-row table:style-name="ro1">
          <table:table-cell office:value-type="float" office:value="1.526">
            <text:p>1.526</text:p>
          </table:table-cell>
          <table:table-cell table:formula="of:=AVERAGE([.A506:.A545])" office:value-type="float" office:value="1.5143">
            <text:p>1.5143</text:p>
          </table:table-cell>
          <table:table-cell table:formula="of:=([.A525]*0.002)+[.C524]" office:value-type="float" office:value="3.101792">
            <text:p>3.101792</text:p>
          </table:table-cell>
          <table:table-cell/>
        </table:table-row>
        <table:table-row table:style-name="ro1">
          <table:table-cell office:value-type="float" office:value="1.521">
            <text:p>1.521</text:p>
          </table:table-cell>
          <table:table-cell table:formula="of:=AVERAGE([.A507:.A546])" office:value-type="float" office:value="1.510175">
            <text:p>1.510175</text:p>
          </table:table-cell>
          <table:table-cell table:formula="of:=([.A526]*0.002)+[.C525]" office:value-type="float" office:value="3.104834">
            <text:p>3.104834</text:p>
          </table:table-cell>
          <table:table-cell/>
        </table:table-row>
        <table:table-row table:style-name="ro1">
          <table:table-cell office:value-type="float" office:value="1.517">
            <text:p>1.517</text:p>
          </table:table-cell>
          <table:table-cell table:formula="of:=AVERAGE([.A508:.A547])" office:value-type="float" office:value="1.506">
            <text:p>1.506</text:p>
          </table:table-cell>
          <table:table-cell table:formula="of:=([.A527]*0.002)+[.C526]" office:value-type="float" office:value="3.107868">
            <text:p>3.107868</text:p>
          </table:table-cell>
          <table:table-cell/>
        </table:table-row>
        <table:table-row table:style-name="ro1">
          <table:table-cell office:value-type="float" office:value="1.512">
            <text:p>1.512</text:p>
          </table:table-cell>
          <table:table-cell table:formula="of:=AVERAGE([.A509:.A548])" office:value-type="float" office:value="1.5018">
            <text:p>1.5018</text:p>
          </table:table-cell>
          <table:table-cell table:formula="of:=([.A528]*0.002)+[.C527]" office:value-type="float" office:value="3.110892">
            <text:p>3.110892</text:p>
          </table:table-cell>
          <table:table-cell/>
        </table:table-row>
        <table:table-row table:style-name="ro1">
          <table:table-cell office:value-type="float" office:value="1.507">
            <text:p>1.507</text:p>
          </table:table-cell>
          <table:table-cell table:formula="of:=AVERAGE([.A510:.A549])" office:value-type="float" office:value="1.497525">
            <text:p>1.497525</text:p>
          </table:table-cell>
          <table:table-cell table:formula="of:=([.A529]*0.002)+[.C528]" office:value-type="float" office:value="3.113906">
            <text:p>3.113906</text:p>
          </table:table-cell>
          <table:table-cell/>
        </table:table-row>
        <table:table-row table:style-name="ro1">
          <table:table-cell office:value-type="float" office:value="1.502">
            <text:p>1.502</text:p>
          </table:table-cell>
          <table:table-cell table:formula="of:=AVERAGE([.A511:.A550])" office:value-type="float" office:value="1.493175">
            <text:p>1.493175</text:p>
          </table:table-cell>
          <table:table-cell table:formula="of:=([.A530]*0.002)+[.C529]" office:value-type="float" office:value="3.11691">
            <text:p>3.11691</text:p>
          </table:table-cell>
          <table:table-cell/>
        </table:table-row>
        <table:table-row table:style-name="ro1">
          <table:table-cell office:value-type="float" office:value="1.497">
            <text:p>1.497</text:p>
          </table:table-cell>
          <table:table-cell table:formula="of:=AVERAGE([.A512:.A551])" office:value-type="float" office:value="1.488775">
            <text:p>1.488775</text:p>
          </table:table-cell>
          <table:table-cell table:formula="of:=([.A531]*0.002)+[.C530]" office:value-type="float" office:value="3.119904">
            <text:p>3.119904</text:p>
          </table:table-cell>
          <table:table-cell/>
        </table:table-row>
        <table:table-row table:style-name="ro1">
          <table:table-cell office:value-type="float" office:value="1.492">
            <text:p>1.492</text:p>
          </table:table-cell>
          <table:table-cell table:formula="of:=AVERAGE([.A513:.A552])" office:value-type="float" office:value="1.4843">
            <text:p>1.4843</text:p>
          </table:table-cell>
          <table:table-cell table:formula="of:=([.A532]*0.002)+[.C531]" office:value-type="float" office:value="3.122888">
            <text:p>3.122888</text:p>
          </table:table-cell>
          <table:table-cell/>
        </table:table-row>
        <table:table-row table:style-name="ro1">
          <table:table-cell office:value-type="float" office:value="1.487">
            <text:p>1.487</text:p>
          </table:table-cell>
          <table:table-cell table:formula="of:=AVERAGE([.A514:.A553])" office:value-type="float" office:value="1.479775">
            <text:p>1.479775</text:p>
          </table:table-cell>
          <table:table-cell table:formula="of:=([.A533]*0.002)+[.C532]" office:value-type="float" office:value="3.125862">
            <text:p>3.125862</text:p>
          </table:table-cell>
          <table:table-cell/>
        </table:table-row>
        <table:table-row table:style-name="ro1">
          <table:table-cell office:value-type="float" office:value="1.481">
            <text:p>1.481</text:p>
          </table:table-cell>
          <table:table-cell table:formula="of:=AVERAGE([.A515:.A554])" office:value-type="float" office:value="1.475175">
            <text:p>1.475175</text:p>
          </table:table-cell>
          <table:table-cell table:formula="of:=([.A534]*0.002)+[.C533]" office:value-type="float" office:value="3.128824">
            <text:p>3.128824</text:p>
          </table:table-cell>
          <table:table-cell/>
        </table:table-row>
        <table:table-row table:style-name="ro1">
          <table:table-cell office:value-type="float" office:value="1.476">
            <text:p>1.476</text:p>
          </table:table-cell>
          <table:table-cell table:formula="of:=AVERAGE([.A516:.A555])" office:value-type="float" office:value="1.470525">
            <text:p>1.470525</text:p>
          </table:table-cell>
          <table:table-cell table:formula="of:=([.A535]*0.002)+[.C534]" office:value-type="float" office:value="3.131776">
            <text:p>3.131776</text:p>
          </table:table-cell>
          <table:table-cell/>
        </table:table-row>
        <table:table-row table:style-name="ro1">
          <table:table-cell office:value-type="float" office:value="1.471">
            <text:p>1.471</text:p>
          </table:table-cell>
          <table:table-cell table:formula="of:=AVERAGE([.A517:.A556])" office:value-type="float" office:value="1.46585">
            <text:p>1.46585</text:p>
          </table:table-cell>
          <table:table-cell table:formula="of:=([.A536]*0.002)+[.C535]" office:value-type="float" office:value="3.134718">
            <text:p>3.134718</text:p>
          </table:table-cell>
          <table:table-cell/>
        </table:table-row>
        <table:table-row table:style-name="ro1">
          <table:table-cell office:value-type="float" office:value="1.466">
            <text:p>1.466</text:p>
          </table:table-cell>
          <table:table-cell table:formula="of:=AVERAGE([.A518:.A557])" office:value-type="float" office:value="1.46115">
            <text:p>1.46115</text:p>
          </table:table-cell>
          <table:table-cell table:formula="of:=([.A537]*0.002)+[.C536]" office:value-type="float" office:value="3.13765">
            <text:p>3.13765</text:p>
          </table:table-cell>
          <table:table-cell/>
        </table:table-row>
        <table:table-row table:style-name="ro1">
          <table:table-cell office:value-type="float" office:value="1.461">
            <text:p>1.461</text:p>
          </table:table-cell>
          <table:table-cell table:formula="of:=AVERAGE([.A519:.A558])" office:value-type="float" office:value="1.4564">
            <text:p>1.4564</text:p>
          </table:table-cell>
          <table:table-cell table:formula="of:=([.A538]*0.002)+[.C537]" office:value-type="float" office:value="3.140572">
            <text:p>3.140572</text:p>
          </table:table-cell>
          <table:table-cell/>
        </table:table-row>
        <table:table-row table:style-name="ro1">
          <table:table-cell office:value-type="float" office:value="1.456">
            <text:p>1.456</text:p>
          </table:table-cell>
          <table:table-cell table:formula="of:=AVERAGE([.A520:.A559])" office:value-type="float" office:value="1.451675">
            <text:p>1.451675</text:p>
          </table:table-cell>
          <table:table-cell table:formula="of:=([.A539]*0.002)+[.C538]" office:value-type="float" office:value="3.143484">
            <text:p>3.143484</text:p>
          </table:table-cell>
          <table:table-cell/>
        </table:table-row>
        <table:table-row table:style-name="ro1">
          <table:table-cell office:value-type="float" office:value="1.451">
            <text:p>1.451</text:p>
          </table:table-cell>
          <table:table-cell table:formula="of:=AVERAGE([.A521:.A560])" office:value-type="float" office:value="1.44695">
            <text:p>1.44695</text:p>
          </table:table-cell>
          <table:table-cell table:formula="of:=([.A540]*0.002)+[.C539]" office:value-type="float" office:value="3.146386">
            <text:p>3.146386</text:p>
          </table:table-cell>
          <table:table-cell/>
        </table:table-row>
        <table:table-row table:style-name="ro1">
          <table:table-cell office:value-type="float" office:value="1.446">
            <text:p>1.446</text:p>
          </table:table-cell>
          <table:table-cell table:formula="of:=AVERAGE([.A522:.A561])" office:value-type="float" office:value="1.44225">
            <text:p>1.44225</text:p>
          </table:table-cell>
          <table:table-cell table:formula="of:=([.A541]*0.002)+[.C540]" office:value-type="float" office:value="3.149278">
            <text:p>3.149278</text:p>
          </table:table-cell>
          <table:table-cell/>
        </table:table-row>
        <table:table-row table:style-name="ro1">
          <table:table-cell office:value-type="float" office:value="1.44">
            <text:p>1.44</text:p>
          </table:table-cell>
          <table:table-cell table:formula="of:=AVERAGE([.A523:.A562])" office:value-type="float" office:value="1.437575">
            <text:p>1.437575</text:p>
          </table:table-cell>
          <table:table-cell table:formula="of:=([.A542]*0.002)+[.C541]" office:value-type="float" office:value="3.152158">
            <text:p>3.152158</text:p>
          </table:table-cell>
          <table:table-cell/>
        </table:table-row>
        <table:table-row table:style-name="ro1">
          <table:table-cell office:value-type="float" office:value="1.435">
            <text:p>1.435</text:p>
          </table:table-cell>
          <table:table-cell table:formula="of:=AVERAGE([.A524:.A563])" office:value-type="float" office:value="1.43295">
            <text:p>1.43295</text:p>
          </table:table-cell>
          <table:table-cell table:formula="of:=([.A543]*0.002)+[.C542]" office:value-type="float" office:value="3.155028">
            <text:p>3.155028</text:p>
          </table:table-cell>
          <table:table-cell/>
        </table:table-row>
        <table:table-row table:style-name="ro1">
          <table:table-cell office:value-type="float" office:value="1.429">
            <text:p>1.429</text:p>
          </table:table-cell>
          <table:table-cell table:formula="of:=AVERAGE([.A525:.A564])" office:value-type="float" office:value="1.428375">
            <text:p>1.428375</text:p>
          </table:table-cell>
          <table:table-cell table:formula="of:=([.A544]*0.002)+[.C543]" office:value-type="float" office:value="3.157886">
            <text:p>3.157886</text:p>
          </table:table-cell>
          <table:table-cell/>
        </table:table-row>
        <table:table-row table:style-name="ro1">
          <table:table-cell office:value-type="float" office:value="1.424">
            <text:p>1.424</text:p>
          </table:table-cell>
          <table:table-cell table:formula="of:=AVERAGE([.A526:.A565])" office:value-type="float" office:value="1.42385">
            <text:p>1.42385</text:p>
          </table:table-cell>
          <table:table-cell table:formula="of:=([.A545]*0.002)+[.C544]" office:value-type="float" office:value="3.160734">
            <text:p>3.160734</text:p>
          </table:table-cell>
          <table:table-cell/>
        </table:table-row>
        <table:table-row table:style-name="ro1">
          <table:table-cell office:value-type="float" office:value="1.418">
            <text:p>1.418</text:p>
          </table:table-cell>
          <table:table-cell table:formula="of:=AVERAGE([.A527:.A566])" office:value-type="float" office:value="1.4194">
            <text:p>1.4194</text:p>
          </table:table-cell>
          <table:table-cell table:formula="of:=([.A546]*0.002)+[.C545]" office:value-type="float" office:value="3.16357">
            <text:p>3.16357</text:p>
          </table:table-cell>
          <table:table-cell/>
        </table:table-row>
        <table:table-row table:style-name="ro1">
          <table:table-cell office:value-type="float" office:value="1.412">
            <text:p>1.412</text:p>
          </table:table-cell>
          <table:table-cell table:formula="of:=AVERAGE([.A528:.A567])" office:value-type="float" office:value="1.415">
            <text:p>1.415</text:p>
          </table:table-cell>
          <table:table-cell table:formula="of:=([.A547]*0.002)+[.C546]" office:value-type="float" office:value="3.166394">
            <text:p>3.166394</text:p>
          </table:table-cell>
          <table:table-cell/>
        </table:table-row>
        <table:table-row table:style-name="ro1">
          <table:table-cell office:value-type="float" office:value="1.407">
            <text:p>1.407</text:p>
          </table:table-cell>
          <table:table-cell table:formula="of:=AVERAGE([.A529:.A568])" office:value-type="float" office:value="1.410675">
            <text:p>1.410675</text:p>
          </table:table-cell>
          <table:table-cell table:formula="of:=([.A548]*0.002)+[.C547]" office:value-type="float" office:value="3.169208">
            <text:p>3.169208</text:p>
          </table:table-cell>
          <table:table-cell/>
        </table:table-row>
        <table:table-row table:style-name="ro1">
          <table:table-cell office:value-type="float" office:value="1.401">
            <text:p>1.401</text:p>
          </table:table-cell>
          <table:table-cell table:formula="of:=AVERAGE([.A530:.A569])" office:value-type="float" office:value="1.406425">
            <text:p>1.406425</text:p>
          </table:table-cell>
          <table:table-cell table:formula="of:=([.A549]*0.002)+[.C548]" office:value-type="float" office:value="3.17201">
            <text:p>3.17201</text:p>
          </table:table-cell>
          <table:table-cell/>
        </table:table-row>
        <table:table-row table:style-name="ro1">
          <table:table-cell office:value-type="float" office:value="1.395">
            <text:p>1.395</text:p>
          </table:table-cell>
          <table:table-cell table:formula="of:=AVERAGE([.A531:.A570])" office:value-type="float" office:value="1.402225">
            <text:p>1.402225</text:p>
          </table:table-cell>
          <table:table-cell table:formula="of:=([.A550]*0.002)+[.C549]" office:value-type="float" office:value="3.1748">
            <text:p>3.1748</text:p>
          </table:table-cell>
          <table:table-cell/>
        </table:table-row>
        <table:table-row table:style-name="ro1">
          <table:table-cell office:value-type="float" office:value="1.39">
            <text:p>1.39</text:p>
          </table:table-cell>
          <table:table-cell table:formula="of:=AVERAGE([.A532:.A571])" office:value-type="float" office:value="1.3981">
            <text:p>1.3981</text:p>
          </table:table-cell>
          <table:table-cell table:formula="of:=([.A551]*0.002)+[.C550]" office:value-type="float" office:value="3.17758">
            <text:p>3.17758</text:p>
          </table:table-cell>
          <table:table-cell/>
        </table:table-row>
        <table:table-row table:style-name="ro1">
          <table:table-cell office:value-type="float" office:value="1.385">
            <text:p>1.385</text:p>
          </table:table-cell>
          <table:table-cell table:formula="of:=AVERAGE([.A533:.A572])" office:value-type="float" office:value="1.394025">
            <text:p>1.394025</text:p>
          </table:table-cell>
          <table:table-cell table:formula="of:=([.A552]*0.002)+[.C551]" office:value-type="float" office:value="3.18035">
            <text:p>3.18035</text:p>
          </table:table-cell>
          <table:table-cell/>
        </table:table-row>
        <table:table-row table:style-name="ro1">
          <table:table-cell office:value-type="float" office:value="1.38">
            <text:p>1.38</text:p>
          </table:table-cell>
          <table:table-cell table:formula="of:=AVERAGE([.A534:.A573])" office:value-type="float" office:value="1.389975">
            <text:p>1.389975</text:p>
          </table:table-cell>
          <table:table-cell table:formula="of:=([.A553]*0.002)+[.C552]" office:value-type="float" office:value="3.18311">
            <text:p>3.18311</text:p>
          </table:table-cell>
          <table:table-cell/>
        </table:table-row>
        <table:table-row table:style-name="ro1">
          <table:table-cell office:value-type="float" office:value="1.375">
            <text:p>1.375</text:p>
          </table:table-cell>
          <table:table-cell table:formula="of:=AVERAGE([.A535:.A574])" office:value-type="float" office:value="1.386">
            <text:p>1.386</text:p>
          </table:table-cell>
          <table:table-cell table:formula="of:=([.A554]*0.002)+[.C553]" office:value-type="float" office:value="3.18586">
            <text:p>3.18586</text:p>
          </table:table-cell>
          <table:table-cell/>
        </table:table-row>
        <table:table-row table:style-name="ro1">
          <table:table-cell office:value-type="float" office:value="1.371">
            <text:p>1.371</text:p>
          </table:table-cell>
          <table:table-cell table:formula="of:=AVERAGE([.A536:.A575])" office:value-type="float" office:value="1.38205">
            <text:p>1.38205</text:p>
          </table:table-cell>
          <table:table-cell table:formula="of:=([.A555]*0.002)+[.C554]" office:value-type="float" office:value="3.188602">
            <text:p>3.188602</text:p>
          </table:table-cell>
          <table:table-cell/>
        </table:table-row>
        <table:table-row table:style-name="ro1">
          <table:table-cell office:value-type="float" office:value="1.367">
            <text:p>1.367</text:p>
          </table:table-cell>
          <table:table-cell table:formula="of:=AVERAGE([.A537:.A576])" office:value-type="float" office:value="1.378125">
            <text:p>1.378125</text:p>
          </table:table-cell>
          <table:table-cell table:formula="of:=([.A556]*0.002)+[.C555]" office:value-type="float" office:value="3.191336">
            <text:p>3.191336</text:p>
          </table:table-cell>
          <table:table-cell/>
        </table:table-row>
        <table:table-row table:style-name="ro1">
          <table:table-cell office:value-type="float" office:value="1.364">
            <text:p>1.364</text:p>
          </table:table-cell>
          <table:table-cell table:formula="of:=AVERAGE([.A538:.A577])" office:value-type="float" office:value="1.374225">
            <text:p>1.374225</text:p>
          </table:table-cell>
          <table:table-cell table:formula="of:=([.A557]*0.002)+[.C556]" office:value-type="float" office:value="3.194064">
            <text:p>3.194064</text:p>
          </table:table-cell>
          <table:table-cell/>
        </table:table-row>
        <table:table-row table:style-name="ro1">
          <table:table-cell office:value-type="float" office:value="1.36">
            <text:p>1.36</text:p>
          </table:table-cell>
          <table:table-cell table:formula="of:=AVERAGE([.A539:.A578])" office:value-type="float" office:value="1.37035">
            <text:p>1.37035</text:p>
          </table:table-cell>
          <table:table-cell table:formula="of:=([.A558]*0.002)+[.C557]" office:value-type="float" office:value="3.196784">
            <text:p>3.196784</text:p>
          </table:table-cell>
          <table:table-cell/>
        </table:table-row>
        <table:table-row table:style-name="ro1">
          <table:table-cell office:value-type="float" office:value="1.358">
            <text:p>1.358</text:p>
          </table:table-cell>
          <table:table-cell table:formula="of:=AVERAGE([.A540:.A579])" office:value-type="float" office:value="1.3665">
            <text:p>1.3665</text:p>
          </table:table-cell>
          <table:table-cell table:formula="of:=([.A559]*0.002)+[.C558]" office:value-type="float" office:value="3.1995">
            <text:p>3.1995</text:p>
          </table:table-cell>
          <table:table-cell/>
        </table:table-row>
        <table:table-row table:style-name="ro1">
          <table:table-cell office:value-type="float" office:value="1.355">
            <text:p>1.355</text:p>
          </table:table-cell>
          <table:table-cell table:formula="of:=AVERAGE([.A541:.A580])" office:value-type="float" office:value="1.36265">
            <text:p>1.36265</text:p>
          </table:table-cell>
          <table:table-cell table:formula="of:=([.A560]*0.002)+[.C559]" office:value-type="float" office:value="3.20221">
            <text:p>3.20221</text:p>
          </table:table-cell>
          <table:table-cell/>
        </table:table-row>
        <table:table-row table:style-name="ro1">
          <table:table-cell office:value-type="float" office:value="1.353">
            <text:p>1.353</text:p>
          </table:table-cell>
          <table:table-cell table:formula="of:=AVERAGE([.A542:.A581])" office:value-type="float" office:value="1.358825">
            <text:p>1.358825</text:p>
          </table:table-cell>
          <table:table-cell table:formula="of:=([.A561]*0.002)+[.C560]" office:value-type="float" office:value="3.204916">
            <text:p>3.204916</text:p>
          </table:table-cell>
          <table:table-cell/>
        </table:table-row>
        <table:table-row table:style-name="ro1">
          <table:table-cell office:value-type="float" office:value="1.351">
            <text:p>1.351</text:p>
          </table:table-cell>
          <table:table-cell table:formula="of:=AVERAGE([.A543:.A582])" office:value-type="float" office:value="1.35505">
            <text:p>1.35505</text:p>
          </table:table-cell>
          <table:table-cell table:formula="of:=([.A562]*0.002)+[.C561]" office:value-type="float" office:value="3.207618">
            <text:p>3.207618</text:p>
          </table:table-cell>
          <table:table-cell/>
        </table:table-row>
        <table:table-row table:style-name="ro1">
          <table:table-cell office:value-type="float" office:value="1.349">
            <text:p>1.349</text:p>
          </table:table-cell>
          <table:table-cell table:formula="of:=AVERAGE([.A544:.A583])" office:value-type="float" office:value="1.351275">
            <text:p>1.351275</text:p>
          </table:table-cell>
          <table:table-cell table:formula="of:=([.A563]*0.002)+[.C562]" office:value-type="float" office:value="3.210316">
            <text:p>3.210316</text:p>
          </table:table-cell>
          <table:table-cell/>
        </table:table-row>
        <table:table-row table:style-name="ro1">
          <table:table-cell office:value-type="float" office:value="1.347">
            <text:p>1.347</text:p>
          </table:table-cell>
          <table:table-cell table:formula="of:=AVERAGE([.A545:.A584])" office:value-type="float" office:value="1.34755">
            <text:p>1.34755</text:p>
          </table:table-cell>
          <table:table-cell table:formula="of:=([.A564]*0.002)+[.C563]" office:value-type="float" office:value="3.21301">
            <text:p>3.21301</text:p>
          </table:table-cell>
          <table:table-cell/>
        </table:table-row>
        <table:table-row table:style-name="ro1">
          <table:table-cell office:value-type="float" office:value="1.345">
            <text:p>1.345</text:p>
          </table:table-cell>
          <table:table-cell table:formula="of:=AVERAGE([.A546:.A585])" office:value-type="float" office:value="1.343825">
            <text:p>1.343825</text:p>
          </table:table-cell>
          <table:table-cell table:formula="of:=([.A565]*0.002)+[.C564]" office:value-type="float" office:value="3.2157">
            <text:p>3.2157</text:p>
          </table:table-cell>
          <table:table-cell/>
        </table:table-row>
        <table:table-row table:style-name="ro1">
          <table:table-cell office:value-type="float" office:value="1.343">
            <text:p>1.343</text:p>
          </table:table-cell>
          <table:table-cell table:formula="of:=AVERAGE([.A547:.A586])" office:value-type="float" office:value="1.34015">
            <text:p>1.34015</text:p>
          </table:table-cell>
          <table:table-cell table:formula="of:=([.A566]*0.002)+[.C565]" office:value-type="float" office:value="3.218386">
            <text:p>3.218386</text:p>
          </table:table-cell>
          <table:table-cell/>
        </table:table-row>
        <table:table-row table:style-name="ro1">
          <table:table-cell office:value-type="float" office:value="1.341">
            <text:p>1.341</text:p>
          </table:table-cell>
          <table:table-cell table:formula="of:=AVERAGE([.A548:.A587])" office:value-type="float" office:value="1.3365">
            <text:p>1.3365</text:p>
          </table:table-cell>
          <table:table-cell table:formula="of:=([.A567]*0.002)+[.C566]" office:value-type="float" office:value="3.221068">
            <text:p>3.221068</text:p>
          </table:table-cell>
          <table:table-cell/>
        </table:table-row>
        <table:table-row table:style-name="ro1">
          <table:table-cell office:value-type="float" office:value="1.339">
            <text:p>1.339</text:p>
          </table:table-cell>
          <table:table-cell table:formula="of:=AVERAGE([.A549:.A588])" office:value-type="float" office:value="1.332875">
            <text:p>1.332875</text:p>
          </table:table-cell>
          <table:table-cell table:formula="of:=([.A568]*0.002)+[.C567]" office:value-type="float" office:value="3.223746">
            <text:p>3.223746</text:p>
          </table:table-cell>
          <table:table-cell/>
        </table:table-row>
        <table:table-row table:style-name="ro1">
          <table:table-cell office:value-type="float" office:value="1.337">
            <text:p>1.337</text:p>
          </table:table-cell>
          <table:table-cell table:formula="of:=AVERAGE([.A550:.A589])" office:value-type="float" office:value="1.329275">
            <text:p>1.329275</text:p>
          </table:table-cell>
          <table:table-cell table:formula="of:=([.A569]*0.002)+[.C568]" office:value-type="float" office:value="3.22642">
            <text:p>3.22642</text:p>
          </table:table-cell>
          <table:table-cell/>
        </table:table-row>
        <table:table-row table:style-name="ro1">
          <table:table-cell office:value-type="float" office:value="1.334">
            <text:p>1.334</text:p>
          </table:table-cell>
          <table:table-cell table:formula="of:=AVERAGE([.A551:.A590])" office:value-type="float" office:value="1.325725">
            <text:p>1.325725</text:p>
          </table:table-cell>
          <table:table-cell table:formula="of:=([.A570]*0.002)+[.C569]" office:value-type="float" office:value="3.229088">
            <text:p>3.229088</text:p>
          </table:table-cell>
          <table:table-cell/>
        </table:table-row>
        <table:table-row table:style-name="ro1">
          <table:table-cell office:value-type="float" office:value="1.332">
            <text:p>1.332</text:p>
          </table:table-cell>
          <table:table-cell table:formula="of:=AVERAGE([.A552:.A591])" office:value-type="float" office:value="1.322175">
            <text:p>1.322175</text:p>
          </table:table-cell>
          <table:table-cell table:formula="of:=([.A571]*0.002)+[.C570]" office:value-type="float" office:value="3.231752">
            <text:p>3.231752</text:p>
          </table:table-cell>
          <table:table-cell/>
        </table:table-row>
        <table:table-row table:style-name="ro1">
          <table:table-cell office:value-type="float" office:value="1.329">
            <text:p>1.329</text:p>
          </table:table-cell>
          <table:table-cell table:formula="of:=AVERAGE([.A553:.A592])" office:value-type="float" office:value="1.318625">
            <text:p>1.318625</text:p>
          </table:table-cell>
          <table:table-cell table:formula="of:=([.A572]*0.002)+[.C571]" office:value-type="float" office:value="3.23441">
            <text:p>3.23441</text:p>
          </table:table-cell>
          <table:table-cell/>
        </table:table-row>
        <table:table-row table:style-name="ro1">
          <table:table-cell office:value-type="float" office:value="1.325">
            <text:p>1.325</text:p>
          </table:table-cell>
          <table:table-cell table:formula="of:=AVERAGE([.A554:.A593])" office:value-type="float" office:value="1.315075">
            <text:p>1.315075</text:p>
          </table:table-cell>
          <table:table-cell table:formula="of:=([.A573]*0.002)+[.C572]" office:value-type="float" office:value="3.23706">
            <text:p>3.23706</text:p>
          </table:table-cell>
          <table:table-cell/>
        </table:table-row>
        <table:table-row table:style-name="ro1">
          <table:table-cell office:value-type="float" office:value="1.322">
            <text:p>1.322</text:p>
          </table:table-cell>
          <table:table-cell table:formula="of:=AVERAGE([.A555:.A594])" office:value-type="float" office:value="1.311525">
            <text:p>1.311525</text:p>
          </table:table-cell>
          <table:table-cell table:formula="of:=([.A574]*0.002)+[.C573]" office:value-type="float" office:value="3.239704">
            <text:p>3.239704</text:p>
          </table:table-cell>
          <table:table-cell/>
        </table:table-row>
        <table:table-row table:style-name="ro1">
          <table:table-cell office:value-type="float" office:value="1.318">
            <text:p>1.318</text:p>
          </table:table-cell>
          <table:table-cell table:formula="of:=AVERAGE([.A556:.A595])" office:value-type="float" office:value="1.30795">
            <text:p>1.30795</text:p>
          </table:table-cell>
          <table:table-cell table:formula="of:=([.A575]*0.002)+[.C574]" office:value-type="float" office:value="3.24234">
            <text:p>3.24234</text:p>
          </table:table-cell>
          <table:table-cell/>
        </table:table-row>
        <table:table-row table:style-name="ro1">
          <table:table-cell office:value-type="float" office:value="1.314">
            <text:p>1.314</text:p>
          </table:table-cell>
          <table:table-cell table:formula="of:=AVERAGE([.A557:.A596])" office:value-type="float" office:value="1.30435">
            <text:p>1.30435</text:p>
          </table:table-cell>
          <table:table-cell table:formula="of:=([.A576]*0.002)+[.C575]" office:value-type="float" office:value="3.244968">
            <text:p>3.244968</text:p>
          </table:table-cell>
          <table:table-cell/>
        </table:table-row>
        <table:table-row table:style-name="ro1">
          <table:table-cell office:value-type="float" office:value="1.31">
            <text:p>1.31</text:p>
          </table:table-cell>
          <table:table-cell table:formula="of:=AVERAGE([.A558:.A597])" office:value-type="float" office:value="1.3007">
            <text:p>1.3007</text:p>
          </table:table-cell>
          <table:table-cell table:formula="of:=([.A577]*0.002)+[.C576]" office:value-type="float" office:value="3.247588">
            <text:p>3.247588</text:p>
          </table:table-cell>
          <table:table-cell/>
        </table:table-row>
        <table:table-row table:style-name="ro1">
          <table:table-cell office:value-type="float" office:value="1.306">
            <text:p>1.306</text:p>
          </table:table-cell>
          <table:table-cell table:formula="of:=AVERAGE([.A559:.A598])" office:value-type="float" office:value="1.297025">
            <text:p>1.297025</text:p>
          </table:table-cell>
          <table:table-cell table:formula="of:=([.A578]*0.002)+[.C577]" office:value-type="float" office:value="3.2502">
            <text:p>3.2502</text:p>
          </table:table-cell>
          <table:table-cell/>
        </table:table-row>
        <table:table-row table:style-name="ro1">
          <table:table-cell office:value-type="float" office:value="1.302">
            <text:p>1.302</text:p>
          </table:table-cell>
          <table:table-cell table:formula="of:=AVERAGE([.A560:.A599])" office:value-type="float" office:value="1.2933">
            <text:p>1.2933</text:p>
          </table:table-cell>
          <table:table-cell table:formula="of:=([.A579]*0.002)+[.C578]" office:value-type="float" office:value="3.252804">
            <text:p>3.252804</text:p>
          </table:table-cell>
          <table:table-cell/>
        </table:table-row>
        <table:table-row table:style-name="ro1">
          <table:table-cell office:value-type="float" office:value="1.297">
            <text:p>1.297</text:p>
          </table:table-cell>
          <table:table-cell table:formula="of:=AVERAGE([.A561:.A600])" office:value-type="float" office:value="1.28955">
            <text:p>1.28955</text:p>
          </table:table-cell>
          <table:table-cell table:formula="of:=([.A580]*0.002)+[.C579]" office:value-type="float" office:value="3.255398">
            <text:p>3.255398</text:p>
          </table:table-cell>
          <table:table-cell/>
        </table:table-row>
        <table:table-row table:style-name="ro1">
          <table:table-cell office:value-type="float" office:value="1.293">
            <text:p>1.293</text:p>
          </table:table-cell>
          <table:table-cell table:formula="of:=AVERAGE([.A562:.A601])" office:value-type="float" office:value="1.285725">
            <text:p>1.285725</text:p>
          </table:table-cell>
          <table:table-cell table:formula="of:=([.A581]*0.002)+[.C580]" office:value-type="float" office:value="3.257984">
            <text:p>3.257984</text:p>
          </table:table-cell>
          <table:table-cell/>
        </table:table-row>
        <table:table-row table:style-name="ro1">
          <table:table-cell office:value-type="float" office:value="1.289">
            <text:p>1.289</text:p>
          </table:table-cell>
          <table:table-cell table:formula="of:=AVERAGE([.A563:.A602])" office:value-type="float" office:value="1.281875">
            <text:p>1.281875</text:p>
          </table:table-cell>
          <table:table-cell table:formula="of:=([.A582]*0.002)+[.C581]" office:value-type="float" office:value="3.260562">
            <text:p>3.260562</text:p>
          </table:table-cell>
          <table:table-cell/>
        </table:table-row>
        <table:table-row table:style-name="ro1">
          <table:table-cell office:value-type="float" office:value="1.284">
            <text:p>1.284</text:p>
          </table:table-cell>
          <table:table-cell table:formula="of:=AVERAGE([.A564:.A603])" office:value-type="float" office:value="1.277975">
            <text:p>1.277975</text:p>
          </table:table-cell>
          <table:table-cell table:formula="of:=([.A583]*0.002)+[.C582]" office:value-type="float" office:value="3.26313">
            <text:p>3.26313</text:p>
          </table:table-cell>
          <table:table-cell/>
        </table:table-row>
        <table:table-row table:style-name="ro1">
          <table:table-cell office:value-type="float" office:value="1.28">
            <text:p>1.28</text:p>
          </table:table-cell>
          <table:table-cell table:formula="of:=AVERAGE([.A565:.A604])" office:value-type="float" office:value="1.27405">
            <text:p>1.27405</text:p>
          </table:table-cell>
          <table:table-cell table:formula="of:=([.A584]*0.002)+[.C583]" office:value-type="float" office:value="3.26569">
            <text:p>3.26569</text:p>
          </table:table-cell>
          <table:table-cell/>
        </table:table-row>
        <table:table-row table:style-name="ro1">
          <table:table-cell office:value-type="float" office:value="1.275">
            <text:p>1.275</text:p>
          </table:table-cell>
          <table:table-cell table:formula="of:=AVERAGE([.A566:.A605])" office:value-type="float" office:value="1.270125">
            <text:p>1.270125</text:p>
          </table:table-cell>
          <table:table-cell table:formula="of:=([.A585]*0.002)+[.C584]" office:value-type="float" office:value="3.26824">
            <text:p>3.26824</text:p>
          </table:table-cell>
          <table:table-cell/>
        </table:table-row>
        <table:table-row table:style-name="ro1">
          <table:table-cell office:value-type="float" office:value="1.271">
            <text:p>1.271</text:p>
          </table:table-cell>
          <table:table-cell table:formula="of:=AVERAGE([.A567:.A606])" office:value-type="float" office:value="1.266175">
            <text:p>1.266175</text:p>
          </table:table-cell>
          <table:table-cell table:formula="of:=([.A586]*0.002)+[.C585]" office:value-type="float" office:value="3.270782">
            <text:p>3.270782</text:p>
          </table:table-cell>
          <table:table-cell/>
        </table:table-row>
        <table:table-row table:style-name="ro1">
          <table:table-cell office:value-type="float" office:value="1.266">
            <text:p>1.266</text:p>
          </table:table-cell>
          <table:table-cell table:formula="of:=AVERAGE([.A568:.A607])" office:value-type="float" office:value="1.262225">
            <text:p>1.262225</text:p>
          </table:table-cell>
          <table:table-cell table:formula="of:=([.A587]*0.002)+[.C586]" office:value-type="float" office:value="3.273314">
            <text:p>3.273314</text:p>
          </table:table-cell>
          <table:table-cell/>
        </table:table-row>
        <table:table-row table:style-name="ro1">
          <table:table-cell office:value-type="float" office:value="1.262">
            <text:p>1.262</text:p>
          </table:table-cell>
          <table:table-cell table:formula="of:=AVERAGE([.A569:.A608])" office:value-type="float" office:value="1.2583">
            <text:p>1.2583</text:p>
          </table:table-cell>
          <table:table-cell table:formula="of:=([.A588]*0.002)+[.C587]" office:value-type="float" office:value="3.275838">
            <text:p>3.275838</text:p>
          </table:table-cell>
          <table:table-cell/>
        </table:table-row>
        <table:table-row table:style-name="ro1">
          <table:table-cell office:value-type="float" office:value="1.257">
            <text:p>1.257</text:p>
          </table:table-cell>
          <table:table-cell table:formula="of:=AVERAGE([.A570:.A609])" office:value-type="float" office:value="1.254375">
            <text:p>1.254375</text:p>
          </table:table-cell>
          <table:table-cell table:formula="of:=([.A589]*0.002)+[.C588]" office:value-type="float" office:value="3.278352">
            <text:p>3.278352</text:p>
          </table:table-cell>
          <table:table-cell/>
        </table:table-row>
        <table:table-row table:style-name="ro1">
          <table:table-cell office:value-type="float" office:value="1.253">
            <text:p>1.253</text:p>
          </table:table-cell>
          <table:table-cell table:formula="of:=AVERAGE([.A571:.A610])" office:value-type="float" office:value="1.2505">
            <text:p>1.2505</text:p>
          </table:table-cell>
          <table:table-cell table:formula="of:=([.A590]*0.002)+[.C589]" office:value-type="float" office:value="3.280858">
            <text:p>3.280858</text:p>
          </table:table-cell>
          <table:table-cell/>
        </table:table-row>
        <table:table-row table:style-name="ro1">
          <table:table-cell office:value-type="float" office:value="1.248">
            <text:p>1.248</text:p>
          </table:table-cell>
          <table:table-cell table:formula="of:=AVERAGE([.A572:.A611])" office:value-type="float" office:value="1.24665">
            <text:p>1.24665</text:p>
          </table:table-cell>
          <table:table-cell table:formula="of:=([.A591]*0.002)+[.C590]" office:value-type="float" office:value="3.283354">
            <text:p>3.283354</text:p>
          </table:table-cell>
          <table:table-cell/>
        </table:table-row>
        <table:table-row table:style-name="ro1">
          <table:table-cell office:value-type="float" office:value="1.243">
            <text:p>1.243</text:p>
          </table:table-cell>
          <table:table-cell table:formula="of:=AVERAGE([.A573:.A612])" office:value-type="float" office:value="1.24285">
            <text:p>1.24285</text:p>
          </table:table-cell>
          <table:table-cell table:formula="of:=([.A592]*0.002)+[.C591]" office:value-type="float" office:value="3.28584">
            <text:p>3.28584</text:p>
          </table:table-cell>
          <table:table-cell/>
        </table:table-row>
        <table:table-row table:style-name="ro1">
          <table:table-cell office:value-type="float" office:value="1.238">
            <text:p>1.238</text:p>
          </table:table-cell>
          <table:table-cell table:formula="of:=AVERAGE([.A574:.A613])" office:value-type="float" office:value="1.239125">
            <text:p>1.239125</text:p>
          </table:table-cell>
          <table:table-cell table:formula="of:=([.A593]*0.002)+[.C592]" office:value-type="float" office:value="3.288316">
            <text:p>3.288316</text:p>
          </table:table-cell>
          <table:table-cell/>
        </table:table-row>
        <table:table-row table:style-name="ro1">
          <table:table-cell office:value-type="float" office:value="1.233">
            <text:p>1.233</text:p>
          </table:table-cell>
          <table:table-cell table:formula="of:=AVERAGE([.A575:.A614])" office:value-type="float" office:value="1.23545">
            <text:p>1.23545</text:p>
          </table:table-cell>
          <table:table-cell table:formula="of:=([.A594]*0.002)+[.C593]" office:value-type="float" office:value="3.290782">
            <text:p>3.290782</text:p>
          </table:table-cell>
          <table:table-cell/>
        </table:table-row>
        <table:table-row table:style-name="ro1">
          <table:table-cell office:value-type="float" office:value="1.228">
            <text:p>1.228</text:p>
          </table:table-cell>
          <table:table-cell table:formula="of:=AVERAGE([.A576:.A615])" office:value-type="float" office:value="1.23185">
            <text:p>1.23185</text:p>
          </table:table-cell>
          <table:table-cell table:formula="of:=([.A595]*0.002)+[.C594]" office:value-type="float" office:value="3.293238">
            <text:p>3.293238</text:p>
          </table:table-cell>
          <table:table-cell/>
        </table:table-row>
        <table:table-row table:style-name="ro1">
          <table:table-cell office:value-type="float" office:value="1.223">
            <text:p>1.223</text:p>
          </table:table-cell>
          <table:table-cell table:formula="of:=AVERAGE([.A577:.A616])" office:value-type="float" office:value="1.228325">
            <text:p>1.228325</text:p>
          </table:table-cell>
          <table:table-cell table:formula="of:=([.A596]*0.002)+[.C595]" office:value-type="float" office:value="3.295684">
            <text:p>3.295684</text:p>
          </table:table-cell>
          <table:table-cell/>
        </table:table-row>
        <table:table-row table:style-name="ro1">
          <table:table-cell office:value-type="float" office:value="1.218">
            <text:p>1.218</text:p>
          </table:table-cell>
          <table:table-cell table:formula="of:=AVERAGE([.A578:.A617])" office:value-type="float" office:value="1.22485">
            <text:p>1.22485</text:p>
          </table:table-cell>
          <table:table-cell table:formula="of:=([.A597]*0.002)+[.C596]" office:value-type="float" office:value="3.29812">
            <text:p>3.29812</text:p>
          </table:table-cell>
          <table:table-cell/>
        </table:table-row>
        <table:table-row table:style-name="ro1">
          <table:table-cell office:value-type="float" office:value="1.213">
            <text:p>1.213</text:p>
          </table:table-cell>
          <table:table-cell table:formula="of:=AVERAGE([.A579:.A618])" office:value-type="float" office:value="1.22145">
            <text:p>1.22145</text:p>
          </table:table-cell>
          <table:table-cell table:formula="of:=([.A598]*0.002)+[.C597]" office:value-type="float" office:value="3.300546">
            <text:p>3.300546</text:p>
          </table:table-cell>
          <table:table-cell/>
        </table:table-row>
        <table:table-row table:style-name="ro1">
          <table:table-cell office:value-type="float" office:value="1.209">
            <text:p>1.209</text:p>
          </table:table-cell>
          <table:table-cell table:formula="of:=AVERAGE([.A580:.A619])" office:value-type="float" office:value="1.2181">
            <text:p>1.2181</text:p>
          </table:table-cell>
          <table:table-cell table:formula="of:=([.A599]*0.002)+[.C598]" office:value-type="float" office:value="3.302964">
            <text:p>3.302964</text:p>
          </table:table-cell>
          <table:table-cell/>
        </table:table-row>
        <table:table-row table:style-name="ro1">
          <table:table-cell office:value-type="float" office:value="1.205">
            <text:p>1.205</text:p>
          </table:table-cell>
          <table:table-cell table:formula="of:=AVERAGE([.A581:.A620])" office:value-type="float" office:value="1.214825">
            <text:p>1.214825</text:p>
          </table:table-cell>
          <table:table-cell table:formula="of:=([.A600]*0.002)+[.C599]" office:value-type="float" office:value="3.305374">
            <text:p>3.305374</text:p>
          </table:table-cell>
          <table:table-cell/>
        </table:table-row>
        <table:table-row table:style-name="ro1">
          <table:table-cell office:value-type="float" office:value="1.2">
            <text:p>1.2</text:p>
          </table:table-cell>
          <table:table-cell table:formula="of:=AVERAGE([.A582:.A621])" office:value-type="float" office:value="1.211575">
            <text:p>1.211575</text:p>
          </table:table-cell>
          <table:table-cell table:formula="of:=([.A601]*0.002)+[.C600]" office:value-type="float" office:value="3.307774">
            <text:p>3.307774</text:p>
          </table:table-cell>
          <table:table-cell/>
        </table:table-row>
        <table:table-row table:style-name="ro1">
          <table:table-cell office:value-type="float" office:value="1.197">
            <text:p>1.197</text:p>
          </table:table-cell>
          <table:table-cell table:formula="of:=AVERAGE([.A583:.A622])" office:value-type="float" office:value="1.20835">
            <text:p>1.20835</text:p>
          </table:table-cell>
          <table:table-cell table:formula="of:=([.A602]*0.002)+[.C601]" office:value-type="float" office:value="3.310168">
            <text:p>3.310168</text:p>
          </table:table-cell>
          <table:table-cell/>
        </table:table-row>
        <table:table-row table:style-name="ro1">
          <table:table-cell office:value-type="float" office:value="1.193">
            <text:p>1.193</text:p>
          </table:table-cell>
          <table:table-cell table:formula="of:=AVERAGE([.A584:.A623])" office:value-type="float" office:value="1.205175">
            <text:p>1.205175</text:p>
          </table:table-cell>
          <table:table-cell table:formula="of:=([.A603]*0.002)+[.C602]" office:value-type="float" office:value="3.312554">
            <text:p>3.312554</text:p>
          </table:table-cell>
          <table:table-cell/>
        </table:table-row>
        <table:table-row table:style-name="ro1">
          <table:table-cell office:value-type="float" office:value="1.19">
            <text:p>1.19</text:p>
          </table:table-cell>
          <table:table-cell table:formula="of:=AVERAGE([.A585:.A624])" office:value-type="float" office:value="1.202025">
            <text:p>1.202025</text:p>
          </table:table-cell>
          <table:table-cell table:formula="of:=([.A604]*0.002)+[.C603]" office:value-type="float" office:value="3.314934">
            <text:p>3.314934</text:p>
          </table:table-cell>
          <table:table-cell/>
        </table:table-row>
        <table:table-row table:style-name="ro1">
          <table:table-cell office:value-type="float" office:value="1.188">
            <text:p>1.188</text:p>
          </table:table-cell>
          <table:table-cell table:formula="of:=AVERAGE([.A586:.A625])" office:value-type="float" office:value="1.1989">
            <text:p>1.1989</text:p>
          </table:table-cell>
          <table:table-cell table:formula="of:=([.A605]*0.002)+[.C604]" office:value-type="float" office:value="3.31731">
            <text:p>3.31731</text:p>
          </table:table-cell>
          <table:table-cell/>
        </table:table-row>
        <table:table-row table:style-name="ro1">
          <table:table-cell office:value-type="float" office:value="1.185">
            <text:p>1.185</text:p>
          </table:table-cell>
          <table:table-cell table:formula="of:=AVERAGE([.A587:.A626])" office:value-type="float" office:value="1.195775">
            <text:p>1.195775</text:p>
          </table:table-cell>
          <table:table-cell table:formula="of:=([.A606]*0.002)+[.C605]" office:value-type="float" office:value="3.31968">
            <text:p>3.31968</text:p>
          </table:table-cell>
          <table:table-cell/>
        </table:table-row>
        <table:table-row table:style-name="ro1">
          <table:table-cell office:value-type="float" office:value="1.183">
            <text:p>1.183</text:p>
          </table:table-cell>
          <table:table-cell table:formula="of:=AVERAGE([.A588:.A627])" office:value-type="float" office:value="1.19265">
            <text:p>1.19265</text:p>
          </table:table-cell>
          <table:table-cell table:formula="of:=([.A607]*0.002)+[.C606]" office:value-type="float" office:value="3.322046">
            <text:p>3.322046</text:p>
          </table:table-cell>
          <table:table-cell/>
        </table:table-row>
        <table:table-row table:style-name="ro1">
          <table:table-cell office:value-type="float" office:value="1.182">
            <text:p>1.182</text:p>
          </table:table-cell>
          <table:table-cell table:formula="of:=AVERAGE([.A589:.A628])" office:value-type="float" office:value="1.1895">
            <text:p>1.1895</text:p>
          </table:table-cell>
          <table:table-cell table:formula="of:=([.A608]*0.002)+[.C607]" office:value-type="float" office:value="3.32441">
            <text:p>3.32441</text:p>
          </table:table-cell>
          <table:table-cell/>
        </table:table-row>
        <table:table-row table:style-name="ro1">
          <table:table-cell office:value-type="float" office:value="1.18">
            <text:p>1.18</text:p>
          </table:table-cell>
          <table:table-cell table:formula="of:=AVERAGE([.A590:.A629])" office:value-type="float" office:value="1.18635">
            <text:p>1.18635</text:p>
          </table:table-cell>
          <table:table-cell table:formula="of:=([.A609]*0.002)+[.C608]" office:value-type="float" office:value="3.32677">
            <text:p>3.32677</text:p>
          </table:table-cell>
          <table:table-cell/>
        </table:table-row>
        <table:table-row table:style-name="ro1">
          <table:table-cell office:value-type="float" office:value="1.179">
            <text:p>1.179</text:p>
          </table:table-cell>
          <table:table-cell table:formula="of:=AVERAGE([.A591:.A630])" office:value-type="float" office:value="1.183175">
            <text:p>1.183175</text:p>
          </table:table-cell>
          <table:table-cell table:formula="of:=([.A610]*0.002)+[.C609]" office:value-type="float" office:value="3.329128">
            <text:p>3.329128</text:p>
          </table:table-cell>
          <table:table-cell/>
        </table:table-row>
        <table:table-row table:style-name="ro1">
          <table:table-cell office:value-type="float" office:value="1.178">
            <text:p>1.178</text:p>
          </table:table-cell>
          <table:table-cell table:formula="of:=AVERAGE([.A592:.A631])" office:value-type="float" office:value="1.18">
            <text:p>1.18</text:p>
          </table:table-cell>
          <table:table-cell table:formula="of:=([.A611]*0.002)+[.C610]" office:value-type="float" office:value="3.331484">
            <text:p>3.331484</text:p>
          </table:table-cell>
          <table:table-cell/>
        </table:table-row>
        <table:table-row table:style-name="ro1">
          <table:table-cell office:value-type="float" office:value="1.177">
            <text:p>1.177</text:p>
          </table:table-cell>
          <table:table-cell table:formula="of:=AVERAGE([.A593:.A632])" office:value-type="float" office:value="1.176825">
            <text:p>1.176825</text:p>
          </table:table-cell>
          <table:table-cell table:formula="of:=([.A612]*0.002)+[.C611]" office:value-type="float" office:value="3.333838">
            <text:p>3.333838</text:p>
          </table:table-cell>
          <table:table-cell/>
        </table:table-row>
        <table:table-row table:style-name="ro1">
          <table:table-cell office:value-type="float" office:value="1.176">
            <text:p>1.176</text:p>
          </table:table-cell>
          <table:table-cell table:formula="of:=AVERAGE([.A594:.A633])" office:value-type="float" office:value="1.173675">
            <text:p>1.173675</text:p>
          </table:table-cell>
          <table:table-cell table:formula="of:=([.A613]*0.002)+[.C612]" office:value-type="float" office:value="3.33619">
            <text:p>3.33619</text:p>
          </table:table-cell>
          <table:table-cell/>
        </table:table-row>
        <table:table-row table:style-name="ro1">
          <table:table-cell office:value-type="float" office:value="1.175">
            <text:p>1.175</text:p>
          </table:table-cell>
          <table:table-cell table:formula="of:=AVERAGE([.A595:.A634])" office:value-type="float" office:value="1.170525">
            <text:p>1.170525</text:p>
          </table:table-cell>
          <table:table-cell table:formula="of:=([.A614]*0.002)+[.C613]" office:value-type="float" office:value="3.33854">
            <text:p>3.33854</text:p>
          </table:table-cell>
          <table:table-cell/>
        </table:table-row>
        <table:table-row table:style-name="ro1">
          <table:table-cell office:value-type="float" office:value="1.174">
            <text:p>1.174</text:p>
          </table:table-cell>
          <table:table-cell table:formula="of:=AVERAGE([.A596:.A635])" office:value-type="float" office:value="1.1674">
            <text:p>1.1674</text:p>
          </table:table-cell>
          <table:table-cell table:formula="of:=([.A615]*0.002)+[.C614]" office:value-type="float" office:value="3.340888">
            <text:p>3.340888</text:p>
          </table:table-cell>
          <table:table-cell/>
        </table:table-row>
        <table:table-row table:style-name="ro1">
          <table:table-cell office:value-type="float" office:value="1.173">
            <text:p>1.173</text:p>
          </table:table-cell>
          <table:table-cell table:formula="of:=AVERAGE([.A597:.A636])" office:value-type="float" office:value="1.1643">
            <text:p>1.1643</text:p>
          </table:table-cell>
          <table:table-cell table:formula="of:=([.A616]*0.002)+[.C615]" office:value-type="float" office:value="3.343234">
            <text:p>3.343234</text:p>
          </table:table-cell>
          <table:table-cell/>
        </table:table-row>
        <table:table-row table:style-name="ro1">
          <table:table-cell office:value-type="float" office:value="1.171">
            <text:p>1.171</text:p>
          </table:table-cell>
          <table:table-cell table:formula="of:=AVERAGE([.A598:.A637])" office:value-type="float" office:value="1.16125">
            <text:p>1.16125</text:p>
          </table:table-cell>
          <table:table-cell table:formula="of:=([.A617]*0.002)+[.C616]" office:value-type="float" office:value="3.345576">
            <text:p>3.345576</text:p>
          </table:table-cell>
          <table:table-cell/>
        </table:table-row>
        <table:table-row table:style-name="ro1">
          <table:table-cell office:value-type="float" office:value="1.17">
            <text:p>1.17</text:p>
          </table:table-cell>
          <table:table-cell table:formula="of:=AVERAGE([.A599:.A638])" office:value-type="float" office:value="1.15825">
            <text:p>1.15825</text:p>
          </table:table-cell>
          <table:table-cell table:formula="of:=([.A618]*0.002)+[.C617]" office:value-type="float" office:value="3.347916">
            <text:p>3.347916</text:p>
          </table:table-cell>
          <table:table-cell/>
        </table:table-row>
        <table:table-row table:style-name="ro1">
          <table:table-cell office:value-type="float" office:value="1.168">
            <text:p>1.168</text:p>
          </table:table-cell>
          <table:table-cell table:formula="of:=AVERAGE([.A600:.A639])" office:value-type="float" office:value="1.1553">
            <text:p>1.1553</text:p>
          </table:table-cell>
          <table:table-cell table:formula="of:=([.A619]*0.002)+[.C618]" office:value-type="float" office:value="3.350252">
            <text:p>3.350252</text:p>
          </table:table-cell>
          <table:table-cell/>
        </table:table-row>
        <table:table-row table:style-name="ro1">
          <table:table-cell office:value-type="float" office:value="1.166">
            <text:p>1.166</text:p>
          </table:table-cell>
          <table:table-cell table:formula="of:=AVERAGE([.A601:.A640])" office:value-type="float" office:value="1.1524">
            <text:p>1.1524</text:p>
          </table:table-cell>
          <table:table-cell table:formula="of:=([.A620]*0.002)+[.C619]" office:value-type="float" office:value="3.352584">
            <text:p>3.352584</text:p>
          </table:table-cell>
          <table:table-cell/>
        </table:table-row>
        <table:table-row table:style-name="ro1">
          <table:table-cell office:value-type="float" office:value="1.163">
            <text:p>1.163</text:p>
          </table:table-cell>
          <table:table-cell table:formula="of:=AVERAGE([.A602:.A641])" office:value-type="float" office:value="1.149575">
            <text:p>1.149575</text:p>
          </table:table-cell>
          <table:table-cell table:formula="of:=([.A621]*0.002)+[.C620]" office:value-type="float" office:value="3.35491">
            <text:p>3.35491</text:p>
          </table:table-cell>
          <table:table-cell/>
        </table:table-row>
        <table:table-row table:style-name="ro1">
          <table:table-cell office:value-type="float" office:value="1.16">
            <text:p>1.16</text:p>
          </table:table-cell>
          <table:table-cell table:formula="of:=AVERAGE([.A603:.A642])" office:value-type="float" office:value="1.1468">
            <text:p>1.1468</text:p>
          </table:table-cell>
          <table:table-cell table:formula="of:=([.A622]*0.002)+[.C621]" office:value-type="float" office:value="3.35723">
            <text:p>3.35723</text:p>
          </table:table-cell>
          <table:table-cell/>
        </table:table-row>
        <table:table-row table:style-name="ro1">
          <table:table-cell office:value-type="float" office:value="1.157">
            <text:p>1.157</text:p>
          </table:table-cell>
          <table:table-cell table:formula="of:=AVERAGE([.A604:.A643])" office:value-type="float" office:value="1.1441">
            <text:p>1.1441</text:p>
          </table:table-cell>
          <table:table-cell table:formula="of:=([.A623]*0.002)+[.C622]" office:value-type="float" office:value="3.359544">
            <text:p>3.359544</text:p>
          </table:table-cell>
          <table:table-cell/>
        </table:table-row>
        <table:table-row table:style-name="ro1">
          <table:table-cell office:value-type="float" office:value="1.154">
            <text:p>1.154</text:p>
          </table:table-cell>
          <table:table-cell table:formula="of:=AVERAGE([.A605:.A644])" office:value-type="float" office:value="1.141475">
            <text:p>1.141475</text:p>
          </table:table-cell>
          <table:table-cell table:formula="of:=([.A624]*0.002)+[.C623]" office:value-type="float" office:value="3.361852">
            <text:p>3.361852</text:p>
          </table:table-cell>
          <table:table-cell/>
        </table:table-row>
        <table:table-row table:style-name="ro1">
          <table:table-cell office:value-type="float" office:value="1.15">
            <text:p>1.15</text:p>
          </table:table-cell>
          <table:table-cell table:formula="of:=AVERAGE([.A606:.A645])" office:value-type="float" office:value="1.138875">
            <text:p>1.138875</text:p>
          </table:table-cell>
          <table:table-cell table:formula="of:=([.A625]*0.002)+[.C624]" office:value-type="float" office:value="3.364152">
            <text:p>3.364152</text:p>
          </table:table-cell>
          <table:table-cell/>
        </table:table-row>
        <table:table-row table:style-name="ro1">
          <table:table-cell office:value-type="float" office:value="1.146">
            <text:p>1.146</text:p>
          </table:table-cell>
          <table:table-cell table:formula="of:=AVERAGE([.A607:.A646])" office:value-type="float" office:value="1.13635">
            <text:p>1.13635</text:p>
          </table:table-cell>
          <table:table-cell table:formula="of:=([.A626]*0.002)+[.C625]" office:value-type="float" office:value="3.366444">
            <text:p>3.366444</text:p>
          </table:table-cell>
          <table:table-cell/>
        </table:table-row>
        <table:table-row table:style-name="ro1">
          <table:table-cell office:value-type="float" office:value="1.141">
            <text:p>1.141</text:p>
          </table:table-cell>
          <table:table-cell table:formula="of:=AVERAGE([.A608:.A647])" office:value-type="float" office:value="1.13385">
            <text:p>1.13385</text:p>
          </table:table-cell>
          <table:table-cell table:formula="of:=([.A627]*0.002)+[.C626]" office:value-type="float" office:value="3.368726">
            <text:p>3.368726</text:p>
          </table:table-cell>
          <table:table-cell/>
        </table:table-row>
        <table:table-row table:style-name="ro1">
          <table:table-cell office:value-type="float" office:value="1.136">
            <text:p>1.136</text:p>
          </table:table-cell>
          <table:table-cell table:formula="of:=AVERAGE([.A609:.A648])" office:value-type="float" office:value="1.131375">
            <text:p>1.131375</text:p>
          </table:table-cell>
          <table:table-cell table:formula="of:=([.A628]*0.002)+[.C627]" office:value-type="float" office:value="3.370998">
            <text:p>3.370998</text:p>
          </table:table-cell>
          <table:table-cell/>
        </table:table-row>
        <table:table-row table:style-name="ro1">
          <table:table-cell office:value-type="float" office:value="1.131">
            <text:p>1.131</text:p>
          </table:table-cell>
          <table:table-cell table:formula="of:=AVERAGE([.A610:.A649])" office:value-type="float" office:value="1.128925">
            <text:p>1.128925</text:p>
          </table:table-cell>
          <table:table-cell table:formula="of:=([.A629]*0.002)+[.C628]" office:value-type="float" office:value="3.37326">
            <text:p>3.37326</text:p>
          </table:table-cell>
          <table:table-cell/>
        </table:table-row>
        <table:table-row table:style-name="ro1">
          <table:table-cell office:value-type="float" office:value="1.126">
            <text:p>1.126</text:p>
          </table:table-cell>
          <table:table-cell table:formula="of:=AVERAGE([.A611:.A650])" office:value-type="float" office:value="1.12645">
            <text:p>1.12645</text:p>
          </table:table-cell>
          <table:table-cell table:formula="of:=([.A630]*0.002)+[.C629]" office:value-type="float" office:value="3.375512">
            <text:p>3.375512</text:p>
          </table:table-cell>
          <table:table-cell/>
        </table:table-row>
        <table:table-row table:style-name="ro1">
          <table:table-cell office:value-type="float" office:value="1.121">
            <text:p>1.121</text:p>
          </table:table-cell>
          <table:table-cell table:formula="of:=AVERAGE([.A612:.A651])" office:value-type="float" office:value="1.123975">
            <text:p>1.123975</text:p>
          </table:table-cell>
          <table:table-cell table:formula="of:=([.A631]*0.002)+[.C630]" office:value-type="float" office:value="3.377754">
            <text:p>3.377754</text:p>
          </table:table-cell>
          <table:table-cell/>
        </table:table-row>
        <table:table-row table:style-name="ro1">
          <table:table-cell office:value-type="float" office:value="1.116">
            <text:p>1.116</text:p>
          </table:table-cell>
          <table:table-cell table:formula="of:=AVERAGE([.A613:.A652])" office:value-type="float" office:value="1.121475">
            <text:p>1.121475</text:p>
          </table:table-cell>
          <table:table-cell table:formula="of:=([.A632]*0.002)+[.C631]" office:value-type="float" office:value="3.379986">
            <text:p>3.379986</text:p>
          </table:table-cell>
          <table:table-cell/>
        </table:table-row>
        <table:table-row table:style-name="ro1">
          <table:table-cell office:value-type="float" office:value="1.112">
            <text:p>1.112</text:p>
          </table:table-cell>
          <table:table-cell table:formula="of:=AVERAGE([.A614:.A653])" office:value-type="float" office:value="1.118925">
            <text:p>1.118925</text:p>
          </table:table-cell>
          <table:table-cell table:formula="of:=([.A633]*0.002)+[.C632]" office:value-type="float" office:value="3.38221">
            <text:p>3.38221</text:p>
          </table:table-cell>
          <table:table-cell/>
        </table:table-row>
        <table:table-row table:style-name="ro1">
          <table:table-cell office:value-type="float" office:value="1.107">
            <text:p>1.107</text:p>
          </table:table-cell>
          <table:table-cell table:formula="of:=AVERAGE([.A615:.A654])" office:value-type="float" office:value="1.116325">
            <text:p>1.116325</text:p>
          </table:table-cell>
          <table:table-cell table:formula="of:=([.A634]*0.002)+[.C633]" office:value-type="float" office:value="3.384424">
            <text:p>3.384424</text:p>
          </table:table-cell>
          <table:table-cell/>
        </table:table-row>
        <table:table-row table:style-name="ro1">
          <table:table-cell office:value-type="float" office:value="1.103">
            <text:p>1.103</text:p>
          </table:table-cell>
          <table:table-cell table:formula="of:=AVERAGE([.A616:.A655])" office:value-type="float" office:value="1.113675">
            <text:p>1.113675</text:p>
          </table:table-cell>
          <table:table-cell table:formula="of:=([.A635]*0.002)+[.C634]" office:value-type="float" office:value="3.38663">
            <text:p>3.38663</text:p>
          </table:table-cell>
          <table:table-cell/>
        </table:table-row>
        <table:table-row table:style-name="ro1">
          <table:table-cell office:value-type="float" office:value="1.099">
            <text:p>1.099</text:p>
          </table:table-cell>
          <table:table-cell table:formula="of:=AVERAGE([.A617:.A656])" office:value-type="float" office:value="1.11095">
            <text:p>1.11095</text:p>
          </table:table-cell>
          <table:table-cell table:formula="of:=([.A636]*0.002)+[.C635]" office:value-type="float" office:value="3.388828">
            <text:p>3.388828</text:p>
          </table:table-cell>
          <table:table-cell/>
        </table:table-row>
        <table:table-row table:style-name="ro1">
          <table:table-cell office:value-type="float" office:value="1.096">
            <text:p>1.096</text:p>
          </table:table-cell>
          <table:table-cell table:formula="of:=AVERAGE([.A618:.A657])" office:value-type="float" office:value="1.1082">
            <text:p>1.1082</text:p>
          </table:table-cell>
          <table:table-cell table:formula="of:=([.A637]*0.002)+[.C636]" office:value-type="float" office:value="3.39102">
            <text:p>3.39102</text:p>
          </table:table-cell>
          <table:table-cell/>
        </table:table-row>
        <table:table-row table:style-name="ro1">
          <table:table-cell office:value-type="float" office:value="1.093">
            <text:p>1.093</text:p>
          </table:table-cell>
          <table:table-cell table:formula="of:=AVERAGE([.A619:.A658])" office:value-type="float" office:value="1.105375">
            <text:p>1.105375</text:p>
          </table:table-cell>
          <table:table-cell table:formula="of:=([.A638]*0.002)+[.C637]" office:value-type="float" office:value="3.393206">
            <text:p>3.393206</text:p>
          </table:table-cell>
          <table:table-cell/>
        </table:table-row>
        <table:table-row table:style-name="ro1">
          <table:table-cell office:value-type="float" office:value="1.091">
            <text:p>1.091</text:p>
          </table:table-cell>
          <table:table-cell table:formula="of:=AVERAGE([.A620:.A659])" office:value-type="float" office:value="1.102475">
            <text:p>1.102475</text:p>
          </table:table-cell>
          <table:table-cell table:formula="of:=([.A639]*0.002)+[.C638]" office:value-type="float" office:value="3.395388">
            <text:p>3.395388</text:p>
          </table:table-cell>
          <table:table-cell/>
        </table:table-row>
        <table:table-row table:style-name="ro1">
          <table:table-cell office:value-type="float" office:value="1.089">
            <text:p>1.089</text:p>
          </table:table-cell>
          <table:table-cell table:formula="of:=AVERAGE([.A621:.A660])" office:value-type="float" office:value="1.099525">
            <text:p>1.099525</text:p>
          </table:table-cell>
          <table:table-cell table:formula="of:=([.A640]*0.002)+[.C639]" office:value-type="float" office:value="3.397566">
            <text:p>3.397566</text:p>
          </table:table-cell>
          <table:table-cell/>
        </table:table-row>
        <table:table-row table:style-name="ro1">
          <table:table-cell office:value-type="float" office:value="1.087">
            <text:p>1.087</text:p>
          </table:table-cell>
          <table:table-cell table:formula="of:=AVERAGE([.A622:.A661])" office:value-type="float" office:value="1.09655">
            <text:p>1.09655</text:p>
          </table:table-cell>
          <table:table-cell table:formula="of:=([.A641]*0.002)+[.C640]" office:value-type="float" office:value="3.39974">
            <text:p>3.39974</text:p>
          </table:table-cell>
          <table:table-cell/>
        </table:table-row>
        <table:table-row table:style-name="ro1">
          <table:table-cell office:value-type="float" office:value="1.086">
            <text:p>1.086</text:p>
          </table:table-cell>
          <table:table-cell table:formula="of:=AVERAGE([.A623:.A662])" office:value-type="float" office:value="1.093525">
            <text:p>1.093525</text:p>
          </table:table-cell>
          <table:table-cell table:formula="of:=([.A642]*0.002)+[.C641]" office:value-type="float" office:value="3.401912">
            <text:p>3.401912</text:p>
          </table:table-cell>
          <table:table-cell/>
        </table:table-row>
        <table:table-row table:style-name="ro1">
          <table:table-cell office:value-type="float" office:value="1.085">
            <text:p>1.085</text:p>
          </table:table-cell>
          <table:table-cell table:formula="of:=AVERAGE([.A624:.A663])" office:value-type="float" office:value="1.090475">
            <text:p>1.090475</text:p>
          </table:table-cell>
          <table:table-cell table:formula="of:=([.A643]*0.002)+[.C642]" office:value-type="float" office:value="3.404082">
            <text:p>3.404082</text:p>
          </table:table-cell>
          <table:table-cell/>
        </table:table-row>
        <table:table-row table:style-name="ro1">
          <table:table-cell office:value-type="float" office:value="1.085">
            <text:p>1.085</text:p>
          </table:table-cell>
          <table:table-cell table:formula="of:=AVERAGE([.A625:.A664])" office:value-type="float" office:value="1.0874">
            <text:p>1.0874</text:p>
          </table:table-cell>
          <table:table-cell table:formula="of:=([.A644]*0.002)+[.C643]" office:value-type="float" office:value="3.406252">
            <text:p>3.406252</text:p>
          </table:table-cell>
          <table:table-cell/>
        </table:table-row>
        <table:table-row table:style-name="ro1">
          <table:table-cell office:value-type="float" office:value="1.084">
            <text:p>1.084</text:p>
          </table:table-cell>
          <table:table-cell table:formula="of:=AVERAGE([.A626:.A665])" office:value-type="float" office:value="1.084325">
            <text:p>1.084325</text:p>
          </table:table-cell>
          <table:table-cell table:formula="of:=([.A645]*0.002)+[.C644]" office:value-type="float" office:value="3.40842">
            <text:p>3.40842</text:p>
          </table:table-cell>
          <table:table-cell/>
        </table:table-row>
        <table:table-row table:style-name="ro1">
          <table:table-cell office:value-type="float" office:value="1.084">
            <text:p>1.084</text:p>
          </table:table-cell>
          <table:table-cell table:formula="of:=AVERAGE([.A627:.A666])" office:value-type="float" office:value="1.08125">
            <text:p>1.08125</text:p>
          </table:table-cell>
          <table:table-cell table:formula="of:=([.A646]*0.002)+[.C645]" office:value-type="float" office:value="3.410588">
            <text:p>3.410588</text:p>
          </table:table-cell>
          <table:table-cell/>
        </table:table-row>
        <table:table-row table:style-name="ro1">
          <table:table-cell office:value-type="float" office:value="1.083">
            <text:p>1.083</text:p>
          </table:table-cell>
          <table:table-cell table:formula="of:=AVERAGE([.A628:.A667])" office:value-type="float" office:value="1.078225">
            <text:p>1.078225</text:p>
          </table:table-cell>
          <table:table-cell table:formula="of:=([.A647]*0.002)+[.C646]" office:value-type="float" office:value="3.412754">
            <text:p>3.412754</text:p>
          </table:table-cell>
          <table:table-cell/>
        </table:table-row>
        <table:table-row table:style-name="ro1">
          <table:table-cell office:value-type="float" office:value="1.083">
            <text:p>1.083</text:p>
          </table:table-cell>
          <table:table-cell table:formula="of:=AVERAGE([.A629:.A668])" office:value-type="float" office:value="1.075225">
            <text:p>1.075225</text:p>
          </table:table-cell>
          <table:table-cell table:formula="of:=([.A648]*0.002)+[.C647]" office:value-type="float" office:value="3.41492">
            <text:p>3.41492</text:p>
          </table:table-cell>
          <table:table-cell/>
        </table:table-row>
        <table:table-row table:style-name="ro1">
          <table:table-cell office:value-type="float" office:value="1.082">
            <text:p>1.082</text:p>
          </table:table-cell>
          <table:table-cell table:formula="of:=AVERAGE([.A630:.A669])" office:value-type="float" office:value="1.072275">
            <text:p>1.072275</text:p>
          </table:table-cell>
          <table:table-cell table:formula="of:=([.A649]*0.002)+[.C648]" office:value-type="float" office:value="3.417084">
            <text:p>3.417084</text:p>
          </table:table-cell>
          <table:table-cell/>
        </table:table-row>
        <table:table-row table:style-name="ro1">
          <table:table-cell office:value-type="float" office:value="1.08">
            <text:p>1.08</text:p>
          </table:table-cell>
          <table:table-cell table:formula="of:=AVERAGE([.A631:.A670])" office:value-type="float" office:value="1.069375">
            <text:p>1.069375</text:p>
          </table:table-cell>
          <table:table-cell table:formula="of:=([.A650]*0.002)+[.C649]" office:value-type="float" office:value="3.419244">
            <text:p>3.419244</text:p>
          </table:table-cell>
          <table:table-cell/>
        </table:table-row>
        <table:table-row table:style-name="ro1">
          <table:table-cell office:value-type="float" office:value="1.079">
            <text:p>1.079</text:p>
          </table:table-cell>
          <table:table-cell table:formula="of:=AVERAGE([.A632:.A671])" office:value-type="float" office:value="1.066525">
            <text:p>1.066525</text:p>
          </table:table-cell>
          <table:table-cell table:formula="of:=([.A651]*0.002)+[.C650]" office:value-type="float" office:value="3.421402">
            <text:p>3.421402</text:p>
          </table:table-cell>
          <table:table-cell/>
        </table:table-row>
        <table:table-row table:style-name="ro1">
          <table:table-cell office:value-type="float" office:value="1.077">
            <text:p>1.077</text:p>
          </table:table-cell>
          <table:table-cell table:formula="of:=AVERAGE([.A633:.A672])" office:value-type="float" office:value="1.063725">
            <text:p>1.063725</text:p>
          </table:table-cell>
          <table:table-cell table:formula="of:=([.A652]*0.002)+[.C651]" office:value-type="float" office:value="3.423556">
            <text:p>3.423556</text:p>
          </table:table-cell>
          <table:table-cell/>
        </table:table-row>
        <table:table-row table:style-name="ro1">
          <table:table-cell office:value-type="float" office:value="1.074">
            <text:p>1.074</text:p>
          </table:table-cell>
          <table:table-cell table:formula="of:=AVERAGE([.A634:.A673])" office:value-type="float" office:value="1.06095">
            <text:p>1.06095</text:p>
          </table:table-cell>
          <table:table-cell table:formula="of:=([.A653]*0.002)+[.C652]" office:value-type="float" office:value="3.425704">
            <text:p>3.425704</text:p>
          </table:table-cell>
          <table:table-cell/>
        </table:table-row>
        <table:table-row table:style-name="ro1">
          <table:table-cell office:value-type="float" office:value="1.071">
            <text:p>1.071</text:p>
          </table:table-cell>
          <table:table-cell table:formula="of:=AVERAGE([.A635:.A674])" office:value-type="float" office:value="1.058225">
            <text:p>1.058225</text:p>
          </table:table-cell>
          <table:table-cell table:formula="of:=([.A654]*0.002)+[.C653]" office:value-type="float" office:value="3.427846">
            <text:p>3.427846</text:p>
          </table:table-cell>
          <table:table-cell/>
        </table:table-row>
        <table:table-row table:style-name="ro1">
          <table:table-cell office:value-type="float" office:value="1.068">
            <text:p>1.068</text:p>
          </table:table-cell>
          <table:table-cell table:formula="of:=AVERAGE([.A636:.A675])" office:value-type="float" office:value="1.055525">
            <text:p>1.055525</text:p>
          </table:table-cell>
          <table:table-cell table:formula="of:=([.A655]*0.002)+[.C654]" office:value-type="float" office:value="3.429982">
            <text:p>3.429982</text:p>
          </table:table-cell>
          <table:table-cell/>
        </table:table-row>
        <table:table-row table:style-name="ro1">
          <table:table-cell office:value-type="float" office:value="1.064">
            <text:p>1.064</text:p>
          </table:table-cell>
          <table:table-cell table:formula="of:=AVERAGE([.A637:.A676])" office:value-type="float" office:value="1.05285">
            <text:p>1.05285</text:p>
          </table:table-cell>
          <table:table-cell table:formula="of:=([.A656]*0.002)+[.C655]" office:value-type="float" office:value="3.43211">
            <text:p>3.43211</text:p>
          </table:table-cell>
          <table:table-cell/>
        </table:table-row>
        <table:table-row table:style-name="ro1">
          <table:table-cell office:value-type="float" office:value="1.061">
            <text:p>1.061</text:p>
          </table:table-cell>
          <table:table-cell table:formula="of:=AVERAGE([.A638:.A677])" office:value-type="float" office:value="1.050175">
            <text:p>1.050175</text:p>
          </table:table-cell>
          <table:table-cell table:formula="of:=([.A657]*0.002)+[.C656]" office:value-type="float" office:value="3.434232">
            <text:p>3.434232</text:p>
          </table:table-cell>
          <table:table-cell/>
        </table:table-row>
        <table:table-row table:style-name="ro1">
          <table:table-cell office:value-type="float" office:value="1.057">
            <text:p>1.057</text:p>
          </table:table-cell>
          <table:table-cell table:formula="of:=AVERAGE([.A639:.A678])" office:value-type="float" office:value="1.0475">
            <text:p>1.0475</text:p>
          </table:table-cell>
          <table:table-cell table:formula="of:=([.A658]*0.002)+[.C657]" office:value-type="float" office:value="3.436346">
            <text:p>3.436346</text:p>
          </table:table-cell>
          <table:table-cell/>
        </table:table-row>
        <table:table-row table:style-name="ro1">
          <table:table-cell office:value-type="float" office:value="1.052">
            <text:p>1.052</text:p>
          </table:table-cell>
          <table:table-cell table:formula="of:=AVERAGE([.A640:.A679])" office:value-type="float" office:value="1.0448">
            <text:p>1.0448</text:p>
          </table:table-cell>
          <table:table-cell table:formula="of:=([.A659]*0.002)+[.C658]" office:value-type="float" office:value="3.43845">
            <text:p>3.43845</text:p>
          </table:table-cell>
          <table:table-cell/>
        </table:table-row>
        <table:table-row table:style-name="ro1">
          <table:table-cell office:value-type="float" office:value="1.048">
            <text:p>1.048</text:p>
          </table:table-cell>
          <table:table-cell table:formula="of:=AVERAGE([.A641:.A680])" office:value-type="float" office:value="1.042075">
            <text:p>1.042075</text:p>
          </table:table-cell>
          <table:table-cell table:formula="of:=([.A660]*0.002)+[.C659]" office:value-type="float" office:value="3.440546">
            <text:p>3.440546</text:p>
          </table:table-cell>
          <table:table-cell/>
        </table:table-row>
        <table:table-row table:style-name="ro1">
          <table:table-cell office:value-type="float" office:value="1.044">
            <text:p>1.044</text:p>
          </table:table-cell>
          <table:table-cell table:formula="of:=AVERAGE([.A642:.A681])" office:value-type="float" office:value="1.039325">
            <text:p>1.039325</text:p>
          </table:table-cell>
          <table:table-cell table:formula="of:=([.A661]*0.002)+[.C660]" office:value-type="float" office:value="3.442634">
            <text:p>3.442634</text:p>
          </table:table-cell>
          <table:table-cell/>
        </table:table-row>
        <table:table-row table:style-name="ro1">
          <table:table-cell office:value-type="float" office:value="1.039">
            <text:p>1.039</text:p>
          </table:table-cell>
          <table:table-cell table:formula="of:=AVERAGE([.A643:.A682])" office:value-type="float" office:value="1.036525">
            <text:p>1.036525</text:p>
          </table:table-cell>
          <table:table-cell table:formula="of:=([.A662]*0.002)+[.C661]" office:value-type="float" office:value="3.444712">
            <text:p>3.444712</text:p>
          </table:table-cell>
          <table:table-cell/>
        </table:table-row>
        <table:table-row table:style-name="ro1">
          <table:table-cell office:value-type="float" office:value="1.035">
            <text:p>1.035</text:p>
          </table:table-cell>
          <table:table-cell table:formula="of:=AVERAGE([.A644:.A683])" office:value-type="float" office:value="1.03365">
            <text:p>1.03365</text:p>
          </table:table-cell>
          <table:table-cell table:formula="of:=([.A663]*0.002)+[.C662]" office:value-type="float" office:value="3.446782">
            <text:p>3.446782</text:p>
          </table:table-cell>
          <table:table-cell/>
        </table:table-row>
        <table:table-row table:style-name="ro1">
          <table:table-cell office:value-type="float" office:value="1.031">
            <text:p>1.031</text:p>
          </table:table-cell>
          <table:table-cell table:formula="of:=AVERAGE([.A645:.A684])" office:value-type="float" office:value="1.0307">
            <text:p>1.0307</text:p>
          </table:table-cell>
          <table:table-cell table:formula="of:=([.A664]*0.002)+[.C663]" office:value-type="float" office:value="3.448844">
            <text:p>3.448844</text:p>
          </table:table-cell>
          <table:table-cell/>
        </table:table-row>
        <table:table-row table:style-name="ro1">
          <table:table-cell office:value-type="float" office:value="1.027">
            <text:p>1.027</text:p>
          </table:table-cell>
          <table:table-cell table:formula="of:=AVERAGE([.A646:.A685])" office:value-type="float" office:value="1.027675">
            <text:p>1.027675</text:p>
          </table:table-cell>
          <table:table-cell table:formula="of:=([.A665]*0.002)+[.C664]" office:value-type="float" office:value="3.450898">
            <text:p>3.450898</text:p>
          </table:table-cell>
          <table:table-cell/>
        </table:table-row>
        <table:table-row table:style-name="ro1">
          <table:table-cell office:value-type="float" office:value="1.023">
            <text:p>1.023</text:p>
          </table:table-cell>
          <table:table-cell table:formula="of:=AVERAGE([.A647:.A686])" office:value-type="float" office:value="1.024575">
            <text:p>1.024575</text:p>
          </table:table-cell>
          <table:table-cell table:formula="of:=([.A666]*0.002)+[.C665]" office:value-type="float" office:value="3.452944">
            <text:p>3.452944</text:p>
          </table:table-cell>
          <table:table-cell/>
        </table:table-row>
        <table:table-row table:style-name="ro1">
          <table:table-cell office:value-type="float" office:value="1.02">
            <text:p>1.02</text:p>
          </table:table-cell>
          <table:table-cell table:formula="of:=AVERAGE([.A648:.A687])" office:value-type="float" office:value="1.0214">
            <text:p>1.0214</text:p>
          </table:table-cell>
          <table:table-cell table:formula="of:=([.A667]*0.002)+[.C666]" office:value-type="float" office:value="3.454984">
            <text:p>3.454984</text:p>
          </table:table-cell>
          <table:table-cell/>
        </table:table-row>
        <table:table-row table:style-name="ro1">
          <table:table-cell office:value-type="float" office:value="1.016">
            <text:p>1.016</text:p>
          </table:table-cell>
          <table:table-cell table:formula="of:=AVERAGE([.A649:.A688])" office:value-type="float" office:value="1.01815">
            <text:p>1.01815</text:p>
          </table:table-cell>
          <table:table-cell table:formula="of:=([.A668]*0.002)+[.C667]" office:value-type="float" office:value="3.457016">
            <text:p>3.457016</text:p>
          </table:table-cell>
          <table:table-cell/>
        </table:table-row>
        <table:table-row table:style-name="ro1">
          <table:table-cell office:value-type="float" office:value="1.013">
            <text:p>1.013</text:p>
          </table:table-cell>
          <table:table-cell table:formula="of:=AVERAGE([.A650:.A689])" office:value-type="float" office:value="1.014825">
            <text:p>1.014825</text:p>
          </table:table-cell>
          <table:table-cell table:formula="of:=([.A669]*0.002)+[.C668]" office:value-type="float" office:value="3.459042">
            <text:p>3.459042</text:p>
          </table:table-cell>
          <table:table-cell/>
        </table:table-row>
        <table:table-row table:style-name="ro1">
          <table:table-cell office:value-type="float" office:value="1.01">
            <text:p>1.01</text:p>
          </table:table-cell>
          <table:table-cell table:formula="of:=AVERAGE([.A651:.A690])" office:value-type="float" office:value="1.011475">
            <text:p>1.011475</text:p>
          </table:table-cell>
          <table:table-cell table:formula="of:=([.A670]*0.002)+[.C669]" office:value-type="float" office:value="3.461062">
            <text:p>3.461062</text:p>
          </table:table-cell>
          <table:table-cell/>
        </table:table-row>
        <table:table-row table:style-name="ro1">
          <table:table-cell office:value-type="float" office:value="1.007">
            <text:p>1.007</text:p>
          </table:table-cell>
          <table:table-cell table:formula="of:=AVERAGE([.A652:.A691])" office:value-type="float" office:value="1.008075">
            <text:p>1.008075</text:p>
          </table:table-cell>
          <table:table-cell table:formula="of:=([.A671]*0.002)+[.C670]" office:value-type="float" office:value="3.463076">
            <text:p>3.463076</text:p>
          </table:table-cell>
          <table:table-cell/>
        </table:table-row>
        <table:table-row table:style-name="ro1">
          <table:table-cell office:value-type="float" office:value="1.004">
            <text:p>1.004</text:p>
          </table:table-cell>
          <table:table-cell table:formula="of:=AVERAGE([.A653:.A692])" office:value-type="float" office:value="1.00465">
            <text:p>1.00465</text:p>
          </table:table-cell>
          <table:table-cell table:formula="of:=([.A672]*0.002)+[.C671]" office:value-type="float" office:value="3.465084">
            <text:p>3.465084</text:p>
          </table:table-cell>
          <table:table-cell/>
        </table:table-row>
        <table:table-row table:style-name="ro1">
          <table:table-cell office:value-type="float" office:value="1.001">
            <text:p>1.001</text:p>
          </table:table-cell>
          <table:table-cell table:formula="of:=AVERAGE([.A654:.A693])" office:value-type="float" office:value="1.001225">
            <text:p>1.001225</text:p>
          </table:table-cell>
          <table:table-cell table:formula="of:=([.A673]*0.002)+[.C672]" office:value-type="float" office:value="3.467086">
            <text:p>3.467086</text:p>
          </table:table-cell>
          <table:table-cell/>
        </table:table-row>
        <table:table-row table:style-name="ro1">
          <table:table-cell office:value-type="float" office:value="0.998">
            <text:p>0.998</text:p>
          </table:table-cell>
          <table:table-cell table:formula="of:=AVERAGE([.A655:.A694])" office:value-type="float" office:value="0.9978">
            <text:p>0.9978</text:p>
          </table:table-cell>
          <table:table-cell table:formula="of:=([.A674]*0.002)+[.C673]" office:value-type="float" office:value="3.469082">
            <text:p>3.469082</text:p>
          </table:table-cell>
          <table:table-cell/>
        </table:table-row>
        <table:table-row table:style-name="ro1">
          <table:table-cell office:value-type="float" office:value="0.995">
            <text:p>0.995</text:p>
          </table:table-cell>
          <table:table-cell table:formula="of:=AVERAGE([.A656:.A695])" office:value-type="float" office:value="0.9944">
            <text:p>0.9944</text:p>
          </table:table-cell>
          <table:table-cell table:formula="of:=([.A675]*0.002)+[.C674]" office:value-type="float" office:value="3.471072">
            <text:p>3.471072</text:p>
          </table:table-cell>
          <table:table-cell/>
        </table:table-row>
        <table:table-row table:style-name="ro1">
          <table:table-cell office:value-type="float" office:value="0.992">
            <text:p>0.992</text:p>
          </table:table-cell>
          <table:table-cell table:formula="of:=AVERAGE([.A657:.A696])" office:value-type="float" office:value="0.99105">
            <text:p>0.99105</text:p>
          </table:table-cell>
          <table:table-cell table:formula="of:=([.A676]*0.002)+[.C675]" office:value-type="float" office:value="3.473056">
            <text:p>3.473056</text:p>
          </table:table-cell>
          <table:table-cell/>
        </table:table-row>
        <table:table-row table:style-name="ro1">
          <table:table-cell office:value-type="float" office:value="0.989">
            <text:p>0.989</text:p>
          </table:table-cell>
          <table:table-cell table:formula="of:=AVERAGE([.A658:.A697])" office:value-type="float" office:value="0.987725">
            <text:p>0.987725</text:p>
          </table:table-cell>
          <table:table-cell table:formula="of:=([.A677]*0.002)+[.C676]" office:value-type="float" office:value="3.475034">
            <text:p>3.475034</text:p>
          </table:table-cell>
          <table:table-cell/>
        </table:table-row>
        <table:table-row table:style-name="ro1">
          <table:table-cell office:value-type="float" office:value="0.986">
            <text:p>0.986</text:p>
          </table:table-cell>
          <table:table-cell table:formula="of:=AVERAGE([.A659:.A698])" office:value-type="float" office:value="0.98445">
            <text:p>0.98445</text:p>
          </table:table-cell>
          <table:table-cell table:formula="of:=([.A678]*0.002)+[.C677]" office:value-type="float" office:value="3.477006">
            <text:p>3.477006</text:p>
          </table:table-cell>
          <table:table-cell/>
        </table:table-row>
        <table:table-row table:style-name="ro1">
          <table:table-cell office:value-type="float" office:value="0.983">
            <text:p>0.983</text:p>
          </table:table-cell>
          <table:table-cell table:formula="of:=AVERAGE([.A660:.A699])" office:value-type="float" office:value="0.98125">
            <text:p>0.98125</text:p>
          </table:table-cell>
          <table:table-cell table:formula="of:=([.A679]*0.002)+[.C678]" office:value-type="float" office:value="3.478972">
            <text:p>3.478972</text:p>
          </table:table-cell>
          <table:table-cell/>
        </table:table-row>
        <table:table-row table:style-name="ro1">
          <table:table-cell office:value-type="float" office:value="0.98">
            <text:p>0.98</text:p>
          </table:table-cell>
          <table:table-cell table:formula="of:=AVERAGE([.A661:.A700])" office:value-type="float" office:value="0.978125">
            <text:p>0.978125</text:p>
          </table:table-cell>
          <table:table-cell table:formula="of:=([.A680]*0.002)+[.C679]" office:value-type="float" office:value="3.480932">
            <text:p>3.480932</text:p>
          </table:table-cell>
          <table:table-cell/>
        </table:table-row>
        <table:table-row table:style-name="ro1">
          <table:table-cell office:value-type="float" office:value="0.977">
            <text:p>0.977</text:p>
          </table:table-cell>
          <table:table-cell table:formula="of:=AVERAGE([.A662:.A701])" office:value-type="float" office:value="0.975075">
            <text:p>0.975075</text:p>
          </table:table-cell>
          <table:table-cell table:formula="of:=([.A681]*0.002)+[.C680]" office:value-type="float" office:value="3.482886">
            <text:p>3.482886</text:p>
          </table:table-cell>
          <table:table-cell/>
        </table:table-row>
        <table:table-row table:style-name="ro1">
          <table:table-cell office:value-type="float" office:value="0.974">
            <text:p>0.974</text:p>
          </table:table-cell>
          <table:table-cell table:formula="of:=AVERAGE([.A663:.A702])" office:value-type="float" office:value="0.9721">
            <text:p>0.9721</text:p>
          </table:table-cell>
          <table:table-cell table:formula="of:=([.A682]*0.002)+[.C681]" office:value-type="float" office:value="3.484834">
            <text:p>3.484834</text:p>
          </table:table-cell>
          <table:table-cell/>
        </table:table-row>
        <table:table-row table:style-name="ro1">
          <table:table-cell office:value-type="float" office:value="0.97">
            <text:p>0.97</text:p>
          </table:table-cell>
          <table:table-cell table:formula="of:=AVERAGE([.A664:.A703])" office:value-type="float" office:value="0.9692">
            <text:p>0.9692</text:p>
          </table:table-cell>
          <table:table-cell table:formula="of:=([.A683]*0.002)+[.C682]" office:value-type="float" office:value="3.486774">
            <text:p>3.486774</text:p>
          </table:table-cell>
          <table:table-cell/>
        </table:table-row>
        <table:table-row table:style-name="ro1">
          <table:table-cell office:value-type="float" office:value="0.967">
            <text:p>0.967</text:p>
          </table:table-cell>
          <table:table-cell table:formula="of:=AVERAGE([.A665:.A704])" office:value-type="float" office:value="0.966375">
            <text:p>0.966375</text:p>
          </table:table-cell>
          <table:table-cell table:formula="of:=([.A684]*0.002)+[.C683]" office:value-type="float" office:value="3.48870799999999">
            <text:p>3.488708</text:p>
          </table:table-cell>
          <table:table-cell/>
        </table:table-row>
        <table:table-row table:style-name="ro1">
          <table:table-cell office:value-type="float" office:value="0.963">
            <text:p>0.963</text:p>
          </table:table-cell>
          <table:table-cell table:formula="of:=AVERAGE([.A666:.A705])" office:value-type="float" office:value="0.963625">
            <text:p>0.963625</text:p>
          </table:table-cell>
          <table:table-cell table:formula="of:=([.A685]*0.002)+[.C684]" office:value-type="float" office:value="3.490634">
            <text:p>3.490634</text:p>
          </table:table-cell>
          <table:table-cell/>
        </table:table-row>
        <table:table-row table:style-name="ro1">
          <table:table-cell office:value-type="float" office:value="0.96">
            <text:p>0.96</text:p>
          </table:table-cell>
          <table:table-cell table:formula="of:=AVERAGE([.A667:.A706])" office:value-type="float" office:value="0.96095">
            <text:p>0.96095</text:p>
          </table:table-cell>
          <table:table-cell table:formula="of:=([.A686]*0.002)+[.C685]" office:value-type="float" office:value="3.492554">
            <text:p>3.492554</text:p>
          </table:table-cell>
          <table:table-cell/>
        </table:table-row>
        <table:table-row table:style-name="ro1">
          <table:table-cell office:value-type="float" office:value="0.956">
            <text:p>0.956</text:p>
          </table:table-cell>
          <table:table-cell table:formula="of:=AVERAGE([.A668:.A707])" office:value-type="float" office:value="0.958325">
            <text:p>0.958325</text:p>
          </table:table-cell>
          <table:table-cell table:formula="of:=([.A687]*0.002)+[.C686]" office:value-type="float" office:value="3.494466">
            <text:p>3.494466</text:p>
          </table:table-cell>
          <table:table-cell/>
        </table:table-row>
        <table:table-row table:style-name="ro1">
          <table:table-cell office:value-type="float" office:value="0.953">
            <text:p>0.953</text:p>
          </table:table-cell>
          <table:table-cell table:formula="of:=AVERAGE([.A669:.A708])" office:value-type="float" office:value="0.955775">
            <text:p>0.955775</text:p>
          </table:table-cell>
          <table:table-cell table:formula="of:=([.A688]*0.002)+[.C687]" office:value-type="float" office:value="3.496372">
            <text:p>3.496372</text:p>
          </table:table-cell>
          <table:table-cell/>
        </table:table-row>
        <table:table-row table:style-name="ro1">
          <table:table-cell office:value-type="float" office:value="0.949">
            <text:p>0.949</text:p>
          </table:table-cell>
          <table:table-cell table:formula="of:=AVERAGE([.A670:.A709])" office:value-type="float" office:value="0.953275">
            <text:p>0.953275</text:p>
          </table:table-cell>
          <table:table-cell table:formula="of:=([.A689]*0.002)+[.C688]" office:value-type="float" office:value="3.49827">
            <text:p>3.49827</text:p>
          </table:table-cell>
          <table:table-cell/>
        </table:table-row>
        <table:table-row table:style-name="ro1">
          <table:table-cell office:value-type="float" office:value="0.946">
            <text:p>0.946</text:p>
          </table:table-cell>
          <table:table-cell table:formula="of:=AVERAGE([.A671:.A710])" office:value-type="float" office:value="0.950825">
            <text:p>0.950825</text:p>
          </table:table-cell>
          <table:table-cell table:formula="of:=([.A690]*0.002)+[.C689]" office:value-type="float" office:value="3.50016199999999">
            <text:p>3.500162</text:p>
          </table:table-cell>
          <table:table-cell/>
        </table:table-row>
        <table:table-row table:style-name="ro1">
          <table:table-cell office:value-type="float" office:value="0.943">
            <text:p>0.943</text:p>
          </table:table-cell>
          <table:table-cell table:formula="of:=AVERAGE([.A672:.A711])" office:value-type="float" office:value="0.948425">
            <text:p>0.948425</text:p>
          </table:table-cell>
          <table:table-cell table:formula="of:=([.A691]*0.002)+[.C690]" office:value-type="float" office:value="3.50204799999999">
            <text:p>3.502048</text:p>
          </table:table-cell>
          <table:table-cell/>
        </table:table-row>
        <table:table-row table:style-name="ro1">
          <table:table-cell office:value-type="float" office:value="0.94">
            <text:p>0.94</text:p>
          </table:table-cell>
          <table:table-cell table:formula="of:=AVERAGE([.A673:.A712])" office:value-type="float" office:value="0.94605">
            <text:p>0.94605</text:p>
          </table:table-cell>
          <table:table-cell table:formula="of:=([.A692]*0.002)+[.C691]" office:value-type="float" office:value="3.50392799999999">
            <text:p>3.503928</text:p>
          </table:table-cell>
          <table:table-cell/>
        </table:table-row>
        <table:table-row table:style-name="ro1">
          <table:table-cell office:value-type="float" office:value="0.937">
            <text:p>0.937</text:p>
          </table:table-cell>
          <table:table-cell table:formula="of:=AVERAGE([.A674:.A713])" office:value-type="float" office:value="0.943725">
            <text:p>0.943725</text:p>
          </table:table-cell>
          <table:table-cell table:formula="of:=([.A693]*0.002)+[.C692]" office:value-type="float" office:value="3.50580199999999">
            <text:p>3.505802</text:p>
          </table:table-cell>
          <table:table-cell/>
        </table:table-row>
        <table:table-row table:style-name="ro1">
          <table:table-cell office:value-type="float" office:value="0.934">
            <text:p>0.934</text:p>
          </table:table-cell>
          <table:table-cell table:formula="of:=AVERAGE([.A675:.A714])" office:value-type="float" office:value="0.94145">
            <text:p>0.94145</text:p>
          </table:table-cell>
          <table:table-cell table:formula="of:=([.A694]*0.002)+[.C693]" office:value-type="float" office:value="3.50766999999999">
            <text:p>3.50767</text:p>
          </table:table-cell>
          <table:table-cell/>
        </table:table-row>
        <table:table-row table:style-name="ro1">
          <table:table-cell office:value-type="float" office:value="0.932">
            <text:p>0.932</text:p>
          </table:table-cell>
          <table:table-cell table:formula="of:=AVERAGE([.A676:.A715])" office:value-type="float" office:value="0.9392">
            <text:p>0.9392</text:p>
          </table:table-cell>
          <table:table-cell table:formula="of:=([.A695]*0.002)+[.C694]" office:value-type="float" office:value="3.50953399999999">
            <text:p>3.509534</text:p>
          </table:table-cell>
          <table:table-cell/>
        </table:table-row>
        <table:table-row table:style-name="ro1">
          <table:table-cell office:value-type="float" office:value="0.93">
            <text:p>0.93</text:p>
          </table:table-cell>
          <table:table-cell table:formula="of:=AVERAGE([.A677:.A716])" office:value-type="float" office:value="0.937">
            <text:p>0.937</text:p>
          </table:table-cell>
          <table:table-cell table:formula="of:=([.A696]*0.002)+[.C695]" office:value-type="float" office:value="3.51139399999999">
            <text:p>3.511394</text:p>
          </table:table-cell>
          <table:table-cell/>
        </table:table-row>
        <table:table-row table:style-name="ro1">
          <table:table-cell office:value-type="float" office:value="0.928">
            <text:p>0.928</text:p>
          </table:table-cell>
          <table:table-cell table:formula="of:=AVERAGE([.A678:.A717])" office:value-type="float" office:value="0.934825">
            <text:p>0.934825</text:p>
          </table:table-cell>
          <table:table-cell table:formula="of:=([.A697]*0.002)+[.C696]" office:value-type="float" office:value="3.51324999999999">
            <text:p>3.51325</text:p>
          </table:table-cell>
          <table:table-cell/>
        </table:table-row>
        <table:table-row table:style-name="ro1">
          <table:table-cell office:value-type="float" office:value="0.926">
            <text:p>0.926</text:p>
          </table:table-cell>
          <table:table-cell table:formula="of:=AVERAGE([.A679:.A718])" office:value-type="float" office:value="0.932675">
            <text:p>0.932675</text:p>
          </table:table-cell>
          <table:table-cell table:formula="of:=([.A698]*0.002)+[.C697]" office:value-type="float" office:value="3.51510199999999">
            <text:p>3.515102</text:p>
          </table:table-cell>
          <table:table-cell/>
        </table:table-row>
        <table:table-row table:style-name="ro1">
          <table:table-cell office:value-type="float" office:value="0.924">
            <text:p>0.924</text:p>
          </table:table-cell>
          <table:table-cell table:formula="of:=AVERAGE([.A680:.A719])" office:value-type="float" office:value="0.93055">
            <text:p>0.93055</text:p>
          </table:table-cell>
          <table:table-cell table:formula="of:=([.A699]*0.002)+[.C698]" office:value-type="float" office:value="3.51694999999999">
            <text:p>3.51695</text:p>
          </table:table-cell>
          <table:table-cell/>
        </table:table-row>
        <table:table-row table:style-name="ro1">
          <table:table-cell office:value-type="float" office:value="0.923">
            <text:p>0.923</text:p>
          </table:table-cell>
          <table:table-cell table:formula="of:=AVERAGE([.A681:.A720])" office:value-type="float" office:value="0.92845">
            <text:p>0.92845</text:p>
          </table:table-cell>
          <table:table-cell table:formula="of:=([.A700]*0.002)+[.C699]" office:value-type="float" office:value="3.51879599999999">
            <text:p>3.518796</text:p>
          </table:table-cell>
          <table:table-cell/>
        </table:table-row>
        <table:table-row table:style-name="ro1">
          <table:table-cell office:value-type="float" office:value="0.922">
            <text:p>0.922</text:p>
          </table:table-cell>
          <table:table-cell table:formula="of:=AVERAGE([.A682:.A721])" office:value-type="float" office:value="0.92635">
            <text:p>0.92635</text:p>
          </table:table-cell>
          <table:table-cell table:formula="of:=([.A701]*0.002)+[.C700]" office:value-type="float" office:value="3.52063999999999">
            <text:p>3.52064</text:p>
          </table:table-cell>
          <table:table-cell/>
        </table:table-row>
        <table:table-row table:style-name="ro1">
          <table:table-cell office:value-type="float" office:value="0.92">
            <text:p>0.92</text:p>
          </table:table-cell>
          <table:table-cell table:formula="of:=AVERAGE([.A683:.A722])" office:value-type="float" office:value="0.924275">
            <text:p>0.924275</text:p>
          </table:table-cell>
          <table:table-cell table:formula="of:=([.A702]*0.002)+[.C701]" office:value-type="float" office:value="3.52247999999999">
            <text:p>3.52248</text:p>
          </table:table-cell>
          <table:table-cell/>
        </table:table-row>
        <table:table-row table:style-name="ro1">
          <table:table-cell office:value-type="float" office:value="0.919">
            <text:p>0.919</text:p>
          </table:table-cell>
          <table:table-cell table:formula="of:=AVERAGE([.A684:.A723])" office:value-type="float" office:value="0.922225">
            <text:p>0.922225</text:p>
          </table:table-cell>
          <table:table-cell table:formula="of:=([.A703]*0.002)+[.C702]" office:value-type="float" office:value="3.52431799999999">
            <text:p>3.524318</text:p>
          </table:table-cell>
          <table:table-cell/>
        </table:table-row>
        <table:table-row table:style-name="ro1">
          <table:table-cell office:value-type="float" office:value="0.918">
            <text:p>0.918</text:p>
          </table:table-cell>
          <table:table-cell table:formula="of:=AVERAGE([.A685:.A724])" office:value-type="float" office:value="0.920175">
            <text:p>0.920175</text:p>
          </table:table-cell>
          <table:table-cell table:formula="of:=([.A704]*0.002)+[.C703]" office:value-type="float" office:value="3.52615399999999">
            <text:p>3.526154</text:p>
          </table:table-cell>
          <table:table-cell/>
        </table:table-row>
        <table:table-row table:style-name="ro1">
          <table:table-cell office:value-type="float" office:value="0.917">
            <text:p>0.917</text:p>
          </table:table-cell>
          <table:table-cell table:formula="of:=AVERAGE([.A686:.A725])" office:value-type="float" office:value="0.91815">
            <text:p>0.91815</text:p>
          </table:table-cell>
          <table:table-cell table:formula="of:=([.A705]*0.002)+[.C704]" office:value-type="float" office:value="3.52798799999999">
            <text:p>3.527988</text:p>
          </table:table-cell>
          <table:table-cell/>
        </table:table-row>
        <table:table-row table:style-name="ro1">
          <table:table-cell office:value-type="float" office:value="0.916">
            <text:p>0.916</text:p>
          </table:table-cell>
          <table:table-cell table:formula="of:=AVERAGE([.A687:.A726])" office:value-type="float" office:value="0.9161">
            <text:p>0.9161</text:p>
          </table:table-cell>
          <table:table-cell table:formula="of:=([.A706]*0.002)+[.C705]" office:value-type="float" office:value="3.52981999999999">
            <text:p>3.52982</text:p>
          </table:table-cell>
          <table:table-cell/>
        </table:table-row>
        <table:table-row table:style-name="ro1">
          <table:table-cell office:value-type="float" office:value="0.915">
            <text:p>0.915</text:p>
          </table:table-cell>
          <table:table-cell table:formula="of:=AVERAGE([.A688:.A727])" office:value-type="float" office:value="0.914075">
            <text:p>0.914075</text:p>
          </table:table-cell>
          <table:table-cell table:formula="of:=([.A707]*0.002)+[.C706]" office:value-type="float" office:value="3.53164999999999">
            <text:p>3.53165</text:p>
          </table:table-cell>
          <table:table-cell/>
        </table:table-row>
        <table:table-row table:style-name="ro1">
          <table:table-cell office:value-type="float" office:value="0.914">
            <text:p>0.914</text:p>
          </table:table-cell>
          <table:table-cell table:formula="of:=AVERAGE([.A689:.A728])" office:value-type="float" office:value="0.912025">
            <text:p>0.912025</text:p>
          </table:table-cell>
          <table:table-cell table:formula="of:=([.A708]*0.002)+[.C707]" office:value-type="float" office:value="3.53347799999999">
            <text:p>3.533478</text:p>
          </table:table-cell>
          <table:table-cell/>
        </table:table-row>
        <table:table-row table:style-name="ro1">
          <table:table-cell office:value-type="float" office:value="0.913">
            <text:p>0.913</text:p>
          </table:table-cell>
          <table:table-cell table:formula="of:=AVERAGE([.A690:.A729])" office:value-type="float" office:value="0.909975">
            <text:p>0.909975</text:p>
          </table:table-cell>
          <table:table-cell table:formula="of:=([.A709]*0.002)+[.C708]" office:value-type="float" office:value="3.53530399999999">
            <text:p>3.535304</text:p>
          </table:table-cell>
          <table:table-cell/>
        </table:table-row>
        <table:table-row table:style-name="ro1">
          <table:table-cell office:value-type="float" office:value="0.912">
            <text:p>0.912</text:p>
          </table:table-cell>
          <table:table-cell table:formula="of:=AVERAGE([.A691:.A730])" office:value-type="float" office:value="0.907925">
            <text:p>0.907925</text:p>
          </table:table-cell>
          <table:table-cell table:formula="of:=([.A710]*0.002)+[.C709]" office:value-type="float" office:value="3.53712799999999">
            <text:p>3.537128</text:p>
          </table:table-cell>
          <table:table-cell/>
        </table:table-row>
        <table:table-row table:style-name="ro1">
          <table:table-cell office:value-type="float" office:value="0.911">
            <text:p>0.911</text:p>
          </table:table-cell>
          <table:table-cell table:formula="of:=AVERAGE([.A692:.A731])" office:value-type="float" office:value="0.90585">
            <text:p>0.90585</text:p>
          </table:table-cell>
          <table:table-cell table:formula="of:=([.A711]*0.002)+[.C710]" office:value-type="float" office:value="3.53894999999999">
            <text:p>3.53895</text:p>
          </table:table-cell>
          <table:table-cell/>
        </table:table-row>
        <table:table-row table:style-name="ro1">
          <table:table-cell office:value-type="float" office:value="0.909">
            <text:p>0.909</text:p>
          </table:table-cell>
          <table:table-cell table:formula="of:=AVERAGE([.A693:.A732])" office:value-type="float" office:value="0.903775">
            <text:p>0.903775</text:p>
          </table:table-cell>
          <table:table-cell table:formula="of:=([.A712]*0.002)+[.C711]" office:value-type="float" office:value="3.54076799999999">
            <text:p>3.540768</text:p>
          </table:table-cell>
          <table:table-cell/>
        </table:table-row>
        <table:table-row table:style-name="ro1">
          <table:table-cell office:value-type="float" office:value="0.908">
            <text:p>0.908</text:p>
          </table:table-cell>
          <table:table-cell table:formula="of:=AVERAGE([.A694:.A733])" office:value-type="float" office:value="0.901675">
            <text:p>0.901675</text:p>
          </table:table-cell>
          <table:table-cell table:formula="of:=([.A713]*0.002)+[.C712]" office:value-type="float" office:value="3.54258399999999">
            <text:p>3.542584</text:p>
          </table:table-cell>
          <table:table-cell/>
        </table:table-row>
        <table:table-row table:style-name="ro1">
          <table:table-cell office:value-type="float" office:value="0.907">
            <text:p>0.907</text:p>
          </table:table-cell>
          <table:table-cell table:formula="of:=AVERAGE([.A695:.A734])" office:value-type="float" office:value="0.899575">
            <text:p>0.899575</text:p>
          </table:table-cell>
          <table:table-cell table:formula="of:=([.A714]*0.002)+[.C713]" office:value-type="float" office:value="3.54439799999999">
            <text:p>3.544398</text:p>
          </table:table-cell>
          <table:table-cell/>
        </table:table-row>
        <table:table-row table:style-name="ro1">
          <table:table-cell office:value-type="float" office:value="0.905">
            <text:p>0.905</text:p>
          </table:table-cell>
          <table:table-cell table:formula="of:=AVERAGE([.A696:.A735])" office:value-type="float" office:value="0.89745">
            <text:p>0.89745</text:p>
          </table:table-cell>
          <table:table-cell table:formula="of:=([.A715]*0.002)+[.C714]" office:value-type="float" office:value="3.54620799999999">
            <text:p>3.546208</text:p>
          </table:table-cell>
          <table:table-cell/>
        </table:table-row>
        <table:table-row table:style-name="ro1">
          <table:table-cell office:value-type="float" office:value="0.904">
            <text:p>0.904</text:p>
          </table:table-cell>
          <table:table-cell table:formula="of:=AVERAGE([.A697:.A736])" office:value-type="float" office:value="0.8953">
            <text:p>0.8953</text:p>
          </table:table-cell>
          <table:table-cell table:formula="of:=([.A716]*0.002)+[.C715]" office:value-type="float" office:value="3.54801599999999">
            <text:p>3.548016</text:p>
          </table:table-cell>
          <table:table-cell/>
        </table:table-row>
        <table:table-row table:style-name="ro1">
          <table:table-cell office:value-type="float" office:value="0.902">
            <text:p>0.902</text:p>
          </table:table-cell>
          <table:table-cell table:formula="of:=AVERAGE([.A698:.A737])" office:value-type="float" office:value="0.893125">
            <text:p>0.893125</text:p>
          </table:table-cell>
          <table:table-cell table:formula="of:=([.A717]*0.002)+[.C716]" office:value-type="float" office:value="3.54981999999999">
            <text:p>3.54982</text:p>
          </table:table-cell>
          <table:table-cell/>
        </table:table-row>
        <table:table-row table:style-name="ro1">
          <table:table-cell office:value-type="float" office:value="0.9">
            <text:p>0.9</text:p>
          </table:table-cell>
          <table:table-cell table:formula="of:=AVERAGE([.A699:.A738])" office:value-type="float" office:value="0.89095">
            <text:p>0.89095</text:p>
          </table:table-cell>
          <table:table-cell table:formula="of:=([.A718]*0.002)+[.C717]" office:value-type="float" office:value="3.55161999999999">
            <text:p>3.55162</text:p>
          </table:table-cell>
          <table:table-cell/>
        </table:table-row>
        <table:table-row table:style-name="ro1">
          <table:table-cell office:value-type="float" office:value="0.898">
            <text:p>0.898</text:p>
          </table:table-cell>
          <table:table-cell table:formula="of:=AVERAGE([.A700:.A739])" office:value-type="float" office:value="0.88875">
            <text:p>0.88875</text:p>
          </table:table-cell>
          <table:table-cell table:formula="of:=([.A719]*0.002)+[.C718]" office:value-type="float" office:value="3.55341599999999">
            <text:p>3.553416</text:p>
          </table:table-cell>
          <table:table-cell/>
        </table:table-row>
        <table:table-row table:style-name="ro1">
          <table:table-cell office:value-type="float" office:value="0.896">
            <text:p>0.896</text:p>
          </table:table-cell>
          <table:table-cell table:formula="of:=AVERAGE([.A701:.A740])" office:value-type="float" office:value="0.886525">
            <text:p>0.886525</text:p>
          </table:table-cell>
          <table:table-cell table:formula="of:=([.A720]*0.002)+[.C719]" office:value-type="float" office:value="3.55520799999999">
            <text:p>3.555208</text:p>
          </table:table-cell>
          <table:table-cell/>
        </table:table-row>
        <table:table-row table:style-name="ro1">
          <table:table-cell office:value-type="float" office:value="0.893">
            <text:p>0.893</text:p>
          </table:table-cell>
          <table:table-cell table:formula="of:=AVERAGE([.A702:.A741])" office:value-type="float" office:value="0.884275">
            <text:p>0.884275</text:p>
          </table:table-cell>
          <table:table-cell table:formula="of:=([.A721]*0.002)+[.C720]" office:value-type="float" office:value="3.55699399999999">
            <text:p>3.556994</text:p>
          </table:table-cell>
          <table:table-cell/>
        </table:table-row>
        <table:table-row table:style-name="ro1">
          <table:table-cell office:value-type="float" office:value="0.891">
            <text:p>0.891</text:p>
          </table:table-cell>
          <table:table-cell table:formula="of:=AVERAGE([.A703:.A742])" office:value-type="float" office:value="0.882025">
            <text:p>0.882025</text:p>
          </table:table-cell>
          <table:table-cell table:formula="of:=([.A722]*0.002)+[.C721]" office:value-type="float" office:value="3.55877599999999">
            <text:p>3.558776</text:p>
          </table:table-cell>
          <table:table-cell/>
        </table:table-row>
        <table:table-row table:style-name="ro1">
          <table:table-cell office:value-type="float" office:value="0.888">
            <text:p>0.888</text:p>
          </table:table-cell>
          <table:table-cell table:formula="of:=AVERAGE([.A704:.A743])" office:value-type="float" office:value="0.879775">
            <text:p>0.879775</text:p>
          </table:table-cell>
          <table:table-cell table:formula="of:=([.A723]*0.002)+[.C722]" office:value-type="float" office:value="3.56055199999999">
            <text:p>3.560552</text:p>
          </table:table-cell>
          <table:table-cell/>
        </table:table-row>
        <table:table-row table:style-name="ro1">
          <table:table-cell office:value-type="float" office:value="0.885">
            <text:p>0.885</text:p>
          </table:table-cell>
          <table:table-cell table:formula="of:=AVERAGE([.A705:.A744])" office:value-type="float" office:value="0.8775">
            <text:p>0.8775</text:p>
          </table:table-cell>
          <table:table-cell table:formula="of:=([.A724]*0.002)+[.C723]" office:value-type="float" office:value="3.56232199999999">
            <text:p>3.562322</text:p>
          </table:table-cell>
          <table:table-cell/>
        </table:table-row>
        <table:table-row table:style-name="ro1">
          <table:table-cell office:value-type="float" office:value="0.882">
            <text:p>0.882</text:p>
          </table:table-cell>
          <table:table-cell table:formula="of:=AVERAGE([.A706:.A745])" office:value-type="float" office:value="0.875225">
            <text:p>0.875225</text:p>
          </table:table-cell>
          <table:table-cell table:formula="of:=([.A725]*0.002)+[.C724]" office:value-type="float" office:value="3.56408599999999">
            <text:p>3.564086</text:p>
          </table:table-cell>
          <table:table-cell/>
        </table:table-row>
        <table:table-row table:style-name="ro1">
          <table:table-cell office:value-type="float" office:value="0.878">
            <text:p>0.878</text:p>
          </table:table-cell>
          <table:table-cell table:formula="of:=AVERAGE([.A707:.A746])" office:value-type="float" office:value="0.872925">
            <text:p>0.872925</text:p>
          </table:table-cell>
          <table:table-cell table:formula="of:=([.A726]*0.002)+[.C725]" office:value-type="float" office:value="3.56584199999999">
            <text:p>3.565842</text:p>
          </table:table-cell>
          <table:table-cell/>
        </table:table-row>
        <table:table-row table:style-name="ro1">
          <table:table-cell office:value-type="float" office:value="0.875">
            <text:p>0.875</text:p>
          </table:table-cell>
          <table:table-cell table:formula="of:=AVERAGE([.A708:.A747])" office:value-type="float" office:value="0.870625">
            <text:p>0.870625</text:p>
          </table:table-cell>
          <table:table-cell table:formula="of:=([.A727]*0.002)+[.C726]" office:value-type="float" office:value="3.56759199999999">
            <text:p>3.567592</text:p>
          </table:table-cell>
          <table:table-cell/>
        </table:table-row>
        <table:table-row table:style-name="ro1">
          <table:table-cell office:value-type="float" office:value="0.871">
            <text:p>0.871</text:p>
          </table:table-cell>
          <table:table-cell table:formula="of:=AVERAGE([.A709:.A748])" office:value-type="float" office:value="0.868325">
            <text:p>0.868325</text:p>
          </table:table-cell>
          <table:table-cell table:formula="of:=([.A728]*0.002)+[.C727]" office:value-type="float" office:value="3.56933399999999">
            <text:p>3.569334</text:p>
          </table:table-cell>
          <table:table-cell/>
        </table:table-row>
        <table:table-row table:style-name="ro1">
          <table:table-cell office:value-type="float" office:value="0.867">
            <text:p>0.867</text:p>
          </table:table-cell>
          <table:table-cell table:formula="of:=AVERAGE([.A710:.A749])" office:value-type="float" office:value="0.866025">
            <text:p>0.866025</text:p>
          </table:table-cell>
          <table:table-cell table:formula="of:=([.A729]*0.002)+[.C728]" office:value-type="float" office:value="3.57106799999999">
            <text:p>3.571068</text:p>
          </table:table-cell>
          <table:table-cell/>
        </table:table-row>
        <table:table-row table:style-name="ro1">
          <table:table-cell office:value-type="float" office:value="0.864">
            <text:p>0.864</text:p>
          </table:table-cell>
          <table:table-cell table:formula="of:=AVERAGE([.A711:.A750])" office:value-type="float" office:value="0.863725">
            <text:p>0.863725</text:p>
          </table:table-cell>
          <table:table-cell table:formula="of:=([.A730]*0.002)+[.C729]" office:value-type="float" office:value="3.57279599999999">
            <text:p>3.572796</text:p>
          </table:table-cell>
          <table:table-cell/>
        </table:table-row>
        <table:table-row table:style-name="ro1">
          <table:table-cell office:value-type="float" office:value="0.86">
            <text:p>0.86</text:p>
          </table:table-cell>
          <table:table-cell table:formula="of:=AVERAGE([.A712:.A751])" office:value-type="float" office:value="0.86145">
            <text:p>0.86145</text:p>
          </table:table-cell>
          <table:table-cell table:formula="of:=([.A731]*0.002)+[.C730]" office:value-type="float" office:value="3.57451599999999">
            <text:p>3.574516</text:p>
          </table:table-cell>
          <table:table-cell/>
        </table:table-row>
        <table:table-row table:style-name="ro1">
          <table:table-cell office:value-type="float" office:value="0.857">
            <text:p>0.857</text:p>
          </table:table-cell>
          <table:table-cell table:formula="of:=AVERAGE([.A713:.A752])" office:value-type="float" office:value="0.8592">
            <text:p>0.8592</text:p>
          </table:table-cell>
          <table:table-cell table:formula="of:=([.A732]*0.002)+[.C731]" office:value-type="float" office:value="3.57622999999999">
            <text:p>3.57623</text:p>
          </table:table-cell>
          <table:table-cell/>
        </table:table-row>
        <table:table-row table:style-name="ro1">
          <table:table-cell office:value-type="float" office:value="0.853">
            <text:p>0.853</text:p>
          </table:table-cell>
          <table:table-cell table:formula="of:=AVERAGE([.A714:.A753])" office:value-type="float" office:value="0.85695">
            <text:p>0.85695</text:p>
          </table:table-cell>
          <table:table-cell table:formula="of:=([.A733]*0.002)+[.C732]" office:value-type="float" office:value="3.57793599999999">
            <text:p>3.577936</text:p>
          </table:table-cell>
          <table:table-cell/>
        </table:table-row>
        <table:table-row table:style-name="ro1">
          <table:table-cell office:value-type="float" office:value="0.85">
            <text:p>0.85</text:p>
          </table:table-cell>
          <table:table-cell table:formula="of:=AVERAGE([.A715:.A754])" office:value-type="float" office:value="0.854675">
            <text:p>0.854675</text:p>
          </table:table-cell>
          <table:table-cell table:formula="of:=([.A734]*0.002)+[.C733]" office:value-type="float" office:value="3.57963599999999">
            <text:p>3.579636</text:p>
          </table:table-cell>
          <table:table-cell/>
        </table:table-row>
        <table:table-row table:style-name="ro1">
          <table:table-cell office:value-type="float" office:value="0.847">
            <text:p>0.847</text:p>
          </table:table-cell>
          <table:table-cell table:formula="of:=AVERAGE([.A716:.A755])" office:value-type="float" office:value="0.852425">
            <text:p>0.852425</text:p>
          </table:table-cell>
          <table:table-cell table:formula="of:=([.A735]*0.002)+[.C734]" office:value-type="float" office:value="3.58132999999999">
            <text:p>3.58133</text:p>
          </table:table-cell>
          <table:table-cell/>
        </table:table-row>
        <table:table-row table:style-name="ro1">
          <table:table-cell office:value-type="float" office:value="0.844">
            <text:p>0.844</text:p>
          </table:table-cell>
          <table:table-cell table:formula="of:=AVERAGE([.A717:.A756])" office:value-type="float" office:value="0.850175">
            <text:p>0.850175</text:p>
          </table:table-cell>
          <table:table-cell table:formula="of:=([.A736]*0.002)+[.C735]" office:value-type="float" office:value="3.583018">
            <text:p>3.583018</text:p>
          </table:table-cell>
          <table:table-cell/>
        </table:table-row>
        <table:table-row table:style-name="ro1">
          <table:table-cell office:value-type="float" office:value="0.841">
            <text:p>0.841</text:p>
          </table:table-cell>
          <table:table-cell table:formula="of:=AVERAGE([.A718:.A757])" office:value-type="float" office:value="0.847925">
            <text:p>0.847925</text:p>
          </table:table-cell>
          <table:table-cell table:formula="of:=([.A737]*0.002)+[.C736]" office:value-type="float" office:value="3.5847">
            <text:p>3.5847</text:p>
          </table:table-cell>
          <table:table-cell/>
        </table:table-row>
        <table:table-row table:style-name="ro1">
          <table:table-cell office:value-type="float" office:value="0.839">
            <text:p>0.839</text:p>
          </table:table-cell>
          <table:table-cell table:formula="of:=AVERAGE([.A719:.A758])" office:value-type="float" office:value="0.845675">
            <text:p>0.845675</text:p>
          </table:table-cell>
          <table:table-cell table:formula="of:=([.A738]*0.002)+[.C737]" office:value-type="float" office:value="3.586378">
            <text:p>3.586378</text:p>
          </table:table-cell>
          <table:table-cell/>
        </table:table-row>
        <table:table-row table:style-name="ro1">
          <table:table-cell office:value-type="float" office:value="0.836">
            <text:p>0.836</text:p>
          </table:table-cell>
          <table:table-cell table:formula="of:=AVERAGE([.A720:.A759])" office:value-type="float" office:value="0.8434">
            <text:p>0.8434</text:p>
          </table:table-cell>
          <table:table-cell table:formula="of:=([.A739]*0.002)+[.C738]" office:value-type="float" office:value="3.58805">
            <text:p>3.58805</text:p>
          </table:table-cell>
          <table:table-cell/>
        </table:table-row>
        <table:table-row table:style-name="ro1">
          <table:table-cell office:value-type="float" office:value="0.834">
            <text:p>0.834</text:p>
          </table:table-cell>
          <table:table-cell table:formula="of:=AVERAGE([.A721:.A760])" office:value-type="float" office:value="0.841125">
            <text:p>0.841125</text:p>
          </table:table-cell>
          <table:table-cell table:formula="of:=([.A740]*0.002)+[.C739]" office:value-type="float" office:value="3.589718">
            <text:p>3.589718</text:p>
          </table:table-cell>
          <table:table-cell/>
        </table:table-row>
        <table:table-row table:style-name="ro1">
          <table:table-cell office:value-type="float" office:value="0.832">
            <text:p>0.832</text:p>
          </table:table-cell>
          <table:table-cell table:formula="of:=AVERAGE([.A722:.A761])" office:value-type="float" office:value="0.83885">
            <text:p>0.83885</text:p>
          </table:table-cell>
          <table:table-cell table:formula="of:=([.A741]*0.002)+[.C740]" office:value-type="float" office:value="3.591382">
            <text:p>3.591382</text:p>
          </table:table-cell>
          <table:table-cell/>
        </table:table-row>
        <table:table-row table:style-name="ro1">
          <table:table-cell office:value-type="float" office:value="0.83">
            <text:p>0.83</text:p>
          </table:table-cell>
          <table:table-cell table:formula="of:=AVERAGE([.A723:.A762])" office:value-type="float" office:value="0.83655">
            <text:p>0.83655</text:p>
          </table:table-cell>
          <table:table-cell table:formula="of:=([.A742]*0.002)+[.C741]" office:value-type="float" office:value="3.593042">
            <text:p>3.593042</text:p>
          </table:table-cell>
          <table:table-cell/>
        </table:table-row>
        <table:table-row table:style-name="ro1">
          <table:table-cell office:value-type="float" office:value="0.829">
            <text:p>0.829</text:p>
          </table:table-cell>
          <table:table-cell table:formula="of:=AVERAGE([.A724:.A763])" office:value-type="float" office:value="0.83425">
            <text:p>0.83425</text:p>
          </table:table-cell>
          <table:table-cell table:formula="of:=([.A743]*0.002)+[.C742]" office:value-type="float" office:value="3.5947">
            <text:p>3.5947</text:p>
          </table:table-cell>
          <table:table-cell/>
        </table:table-row>
        <table:table-row table:style-name="ro1">
          <table:table-cell office:value-type="float" office:value="0.827">
            <text:p>0.827</text:p>
          </table:table-cell>
          <table:table-cell table:formula="of:=AVERAGE([.A725:.A764])" office:value-type="float" office:value="0.83195">
            <text:p>0.83195</text:p>
          </table:table-cell>
          <table:table-cell table:formula="of:=([.A744]*0.002)+[.C743]" office:value-type="float" office:value="3.596354">
            <text:p>3.596354</text:p>
          </table:table-cell>
          <table:table-cell/>
        </table:table-row>
        <table:table-row table:style-name="ro1">
          <table:table-cell office:value-type="float" office:value="0.826">
            <text:p>0.826</text:p>
          </table:table-cell>
          <table:table-cell table:formula="of:=AVERAGE([.A726:.A765])" office:value-type="float" office:value="0.82965">
            <text:p>0.82965</text:p>
          </table:table-cell>
          <table:table-cell table:formula="of:=([.A745]*0.002)+[.C744]" office:value-type="float" office:value="3.598006">
            <text:p>3.598006</text:p>
          </table:table-cell>
          <table:table-cell/>
        </table:table-row>
        <table:table-row table:style-name="ro1">
          <table:table-cell office:value-type="float" office:value="0.824">
            <text:p>0.824</text:p>
          </table:table-cell>
          <table:table-cell table:formula="of:=AVERAGE([.A727:.A766])" office:value-type="float" office:value="0.827375">
            <text:p>0.827375</text:p>
          </table:table-cell>
          <table:table-cell table:formula="of:=([.A746]*0.002)+[.C745]" office:value-type="float" office:value="3.599654">
            <text:p>3.599654</text:p>
          </table:table-cell>
          <table:table-cell/>
        </table:table-row>
        <table:table-row table:style-name="ro1">
          <table:table-cell office:value-type="float" office:value="0.823">
            <text:p>0.823</text:p>
          </table:table-cell>
          <table:table-cell table:formula="of:=AVERAGE([.A728:.A767])" office:value-type="float" office:value="0.8251">
            <text:p>0.8251</text:p>
          </table:table-cell>
          <table:table-cell table:formula="of:=([.A747]*0.002)+[.C746]" office:value-type="float" office:value="3.6013">
            <text:p>3.6013</text:p>
          </table:table-cell>
          <table:table-cell/>
        </table:table-row>
        <table:table-row table:style-name="ro1">
          <table:table-cell office:value-type="float" office:value="0.822">
            <text:p>0.822</text:p>
          </table:table-cell>
          <table:table-cell table:formula="of:=AVERAGE([.A729:.A768])" office:value-type="float" office:value="0.82285">
            <text:p>0.82285</text:p>
          </table:table-cell>
          <table:table-cell table:formula="of:=([.A748]*0.002)+[.C747]" office:value-type="float" office:value="3.602944">
            <text:p>3.602944</text:p>
          </table:table-cell>
          <table:table-cell/>
        </table:table-row>
        <table:table-row table:style-name="ro1">
          <table:table-cell office:value-type="float" office:value="0.821">
            <text:p>0.821</text:p>
          </table:table-cell>
          <table:table-cell table:formula="of:=AVERAGE([.A730:.A769])" office:value-type="float" office:value="0.820625">
            <text:p>0.820625</text:p>
          </table:table-cell>
          <table:table-cell table:formula="of:=([.A749]*0.002)+[.C748]" office:value-type="float" office:value="3.604586">
            <text:p>3.604586</text:p>
          </table:table-cell>
          <table:table-cell/>
        </table:table-row>
        <table:table-row table:style-name="ro1">
          <table:table-cell office:value-type="float" office:value="0.82">
            <text:p>0.82</text:p>
          </table:table-cell>
          <table:table-cell table:formula="of:=AVERAGE([.A731:.A770])" office:value-type="float" office:value="0.818425">
            <text:p>0.818425</text:p>
          </table:table-cell>
          <table:table-cell table:formula="of:=([.A750]*0.002)+[.C749]" office:value-type="float" office:value="3.606226">
            <text:p>3.606226</text:p>
          </table:table-cell>
          <table:table-cell/>
        </table:table-row>
        <table:table-row table:style-name="ro1">
          <table:table-cell office:value-type="float" office:value="0.82">
            <text:p>0.82</text:p>
          </table:table-cell>
          <table:table-cell table:formula="of:=AVERAGE([.A732:.A771])" office:value-type="float" office:value="0.81625">
            <text:p>0.81625</text:p>
          </table:table-cell>
          <table:table-cell table:formula="of:=([.A751]*0.002)+[.C750]" office:value-type="float" office:value="3.607866">
            <text:p>3.607866</text:p>
          </table:table-cell>
          <table:table-cell/>
        </table:table-row>
        <table:table-row table:style-name="ro1">
          <table:table-cell office:value-type="float" office:value="0.819">
            <text:p>0.819</text:p>
          </table:table-cell>
          <table:table-cell table:formula="of:=AVERAGE([.A733:.A772])" office:value-type="float" office:value="0.8141">
            <text:p>0.8141</text:p>
          </table:table-cell>
          <table:table-cell table:formula="of:=([.A752]*0.002)+[.C751]" office:value-type="float" office:value="3.609504">
            <text:p>3.609504</text:p>
          </table:table-cell>
          <table:table-cell/>
        </table:table-row>
        <table:table-row table:style-name="ro1">
          <table:table-cell office:value-type="float" office:value="0.818">
            <text:p>0.818</text:p>
          </table:table-cell>
          <table:table-cell table:formula="of:=AVERAGE([.A734:.A773])" office:value-type="float" office:value="0.812">
            <text:p>0.812</text:p>
          </table:table-cell>
          <table:table-cell table:formula="of:=([.A753]*0.002)+[.C752]" office:value-type="float" office:value="3.61114">
            <text:p>3.61114</text:p>
          </table:table-cell>
          <table:table-cell/>
        </table:table-row>
        <table:table-row table:style-name="ro1">
          <table:table-cell office:value-type="float" office:value="0.816">
            <text:p>0.816</text:p>
          </table:table-cell>
          <table:table-cell table:formula="of:=AVERAGE([.A735:.A774])" office:value-type="float" office:value="0.809925">
            <text:p>0.809925</text:p>
          </table:table-cell>
          <table:table-cell table:formula="of:=([.A754]*0.002)+[.C753]" office:value-type="float" office:value="3.612772">
            <text:p>3.612772</text:p>
          </table:table-cell>
          <table:table-cell/>
        </table:table-row>
        <table:table-row table:style-name="ro1">
          <table:table-cell office:value-type="float" office:value="0.815">
            <text:p>0.815</text:p>
          </table:table-cell>
          <table:table-cell table:formula="of:=AVERAGE([.A736:.A775])" office:value-type="float" office:value="0.807875">
            <text:p>0.807875</text:p>
          </table:table-cell>
          <table:table-cell table:formula="of:=([.A755]*0.002)+[.C754]" office:value-type="float" office:value="3.614402">
            <text:p>3.614402</text:p>
          </table:table-cell>
          <table:table-cell/>
        </table:table-row>
        <table:table-row table:style-name="ro1">
          <table:table-cell office:value-type="float" office:value="0.814">
            <text:p>0.814</text:p>
          </table:table-cell>
          <table:table-cell table:formula="of:=AVERAGE([.A737:.A776])" office:value-type="float" office:value="0.80585">
            <text:p>0.80585</text:p>
          </table:table-cell>
          <table:table-cell table:formula="of:=([.A756]*0.002)+[.C755]" office:value-type="float" office:value="3.61603">
            <text:p>3.61603</text:p>
          </table:table-cell>
          <table:table-cell/>
        </table:table-row>
        <table:table-row table:style-name="ro1">
          <table:table-cell office:value-type="float" office:value="0.812">
            <text:p>0.812</text:p>
          </table:table-cell>
          <table:table-cell table:formula="of:=AVERAGE([.A738:.A777])" office:value-type="float" office:value="0.80385">
            <text:p>0.80385</text:p>
          </table:table-cell>
          <table:table-cell table:formula="of:=([.A757]*0.002)+[.C756]" office:value-type="float" office:value="3.617654">
            <text:p>3.617654</text:p>
          </table:table-cell>
          <table:table-cell/>
        </table:table-row>
        <table:table-row table:style-name="ro1">
          <table:table-cell office:value-type="float" office:value="0.81">
            <text:p>0.81</text:p>
          </table:table-cell>
          <table:table-cell table:formula="of:=AVERAGE([.A739:.A778])" office:value-type="float" office:value="0.801825">
            <text:p>0.801825</text:p>
          </table:table-cell>
          <table:table-cell table:formula="of:=([.A758]*0.002)+[.C757]" office:value-type="float" office:value="3.619274">
            <text:p>3.619274</text:p>
          </table:table-cell>
          <table:table-cell/>
        </table:table-row>
        <table:table-row table:style-name="ro1">
          <table:table-cell office:value-type="float" office:value="0.807">
            <text:p>0.807</text:p>
          </table:table-cell>
          <table:table-cell table:formula="of:=AVERAGE([.A740:.A779])" office:value-type="float" office:value="0.799825">
            <text:p>0.799825</text:p>
          </table:table-cell>
          <table:table-cell table:formula="of:=([.A759]*0.002)+[.C758]" office:value-type="float" office:value="3.620888">
            <text:p>3.620888</text:p>
          </table:table-cell>
          <table:table-cell/>
        </table:table-row>
        <table:table-row table:style-name="ro1">
          <table:table-cell office:value-type="float" office:value="0.805">
            <text:p>0.805</text:p>
          </table:table-cell>
          <table:table-cell table:formula="of:=AVERAGE([.A741:.A780])" office:value-type="float" office:value="0.7978">
            <text:p>0.7978</text:p>
          </table:table-cell>
          <table:table-cell table:formula="of:=([.A760]*0.002)+[.C759]" office:value-type="float" office:value="3.622498">
            <text:p>3.622498</text:p>
          </table:table-cell>
          <table:table-cell/>
        </table:table-row>
        <table:table-row table:style-name="ro1">
          <table:table-cell office:value-type="float" office:value="0.802">
            <text:p>0.802</text:p>
          </table:table-cell>
          <table:table-cell table:formula="of:=AVERAGE([.A742:.A781])" office:value-type="float" office:value="0.795775">
            <text:p>0.795775</text:p>
          </table:table-cell>
          <table:table-cell table:formula="of:=([.A761]*0.002)+[.C760]" office:value-type="float" office:value="3.624102">
            <text:p>3.624102</text:p>
          </table:table-cell>
          <table:table-cell/>
        </table:table-row>
        <table:table-row table:style-name="ro1">
          <table:table-cell office:value-type="float" office:value="0.799">
            <text:p>0.799</text:p>
          </table:table-cell>
          <table:table-cell table:formula="of:=AVERAGE([.A743:.A782])" office:value-type="float" office:value="0.793725">
            <text:p>0.793725</text:p>
          </table:table-cell>
          <table:table-cell table:formula="of:=([.A762]*0.002)+[.C761]" office:value-type="float" office:value="3.6257">
            <text:p>3.6257</text:p>
          </table:table-cell>
          <table:table-cell/>
        </table:table-row>
        <table:table-row table:style-name="ro1">
          <table:table-cell office:value-type="float" office:value="0.796">
            <text:p>0.796</text:p>
          </table:table-cell>
          <table:table-cell table:formula="of:=AVERAGE([.A744:.A783])" office:value-type="float" office:value="0.79165">
            <text:p>0.79165</text:p>
          </table:table-cell>
          <table:table-cell table:formula="of:=([.A763]*0.002)+[.C762]" office:value-type="float" office:value="3.627292">
            <text:p>3.627292</text:p>
          </table:table-cell>
          <table:table-cell/>
        </table:table-row>
        <table:table-row table:style-name="ro1">
          <table:table-cell office:value-type="float" office:value="0.793">
            <text:p>0.793</text:p>
          </table:table-cell>
          <table:table-cell table:formula="of:=AVERAGE([.A745:.A784])" office:value-type="float" office:value="0.78955">
            <text:p>0.78955</text:p>
          </table:table-cell>
          <table:table-cell table:formula="of:=([.A764]*0.002)+[.C763]" office:value-type="float" office:value="3.628878">
            <text:p>3.628878</text:p>
          </table:table-cell>
          <table:table-cell/>
        </table:table-row>
        <table:table-row table:style-name="ro1">
          <table:table-cell office:value-type="float" office:value="0.79">
            <text:p>0.79</text:p>
          </table:table-cell>
          <table:table-cell table:formula="of:=AVERAGE([.A746:.A785])" office:value-type="float" office:value="0.787425">
            <text:p>0.787425</text:p>
          </table:table-cell>
          <table:table-cell table:formula="of:=([.A765]*0.002)+[.C764]" office:value-type="float" office:value="3.630458">
            <text:p>3.630458</text:p>
          </table:table-cell>
          <table:table-cell/>
        </table:table-row>
        <table:table-row table:style-name="ro1">
          <table:table-cell office:value-type="float" office:value="0.787">
            <text:p>0.787</text:p>
          </table:table-cell>
          <table:table-cell table:formula="of:=AVERAGE([.A747:.A786])" office:value-type="float" office:value="0.785275">
            <text:p>0.785275</text:p>
          </table:table-cell>
          <table:table-cell table:formula="of:=([.A766]*0.002)+[.C765]" office:value-type="float" office:value="3.632032">
            <text:p>3.632032</text:p>
          </table:table-cell>
          <table:table-cell/>
        </table:table-row>
        <table:table-row table:style-name="ro1">
          <table:table-cell office:value-type="float" office:value="0.784">
            <text:p>0.784</text:p>
          </table:table-cell>
          <table:table-cell table:formula="of:=AVERAGE([.A748:.A787])" office:value-type="float" office:value="0.7831">
            <text:p>0.7831</text:p>
          </table:table-cell>
          <table:table-cell table:formula="of:=([.A767]*0.002)+[.C766]" office:value-type="float" office:value="3.6336">
            <text:p>3.6336</text:p>
          </table:table-cell>
          <table:table-cell/>
        </table:table-row>
        <table:table-row table:style-name="ro1">
          <table:table-cell office:value-type="float" office:value="0.781">
            <text:p>0.781</text:p>
          </table:table-cell>
          <table:table-cell table:formula="of:=AVERAGE([.A749:.A788])" office:value-type="float" office:value="0.7809">
            <text:p>0.7809</text:p>
          </table:table-cell>
          <table:table-cell table:formula="of:=([.A768]*0.002)+[.C767]" office:value-type="float" office:value="3.635162">
            <text:p>3.635162</text:p>
          </table:table-cell>
          <table:table-cell/>
        </table:table-row>
        <table:table-row table:style-name="ro1">
          <table:table-cell office:value-type="float" office:value="0.778">
            <text:p>0.778</text:p>
          </table:table-cell>
          <table:table-cell table:formula="of:=AVERAGE([.A750:.A789])" office:value-type="float" office:value="0.7787">
            <text:p>0.7787</text:p>
          </table:table-cell>
          <table:table-cell table:formula="of:=([.A769]*0.002)+[.C768]" office:value-type="float" office:value="3.636718">
            <text:p>3.636718</text:p>
          </table:table-cell>
          <table:table-cell/>
        </table:table-row>
        <table:table-row table:style-name="ro1">
          <table:table-cell office:value-type="float" office:value="0.776">
            <text:p>0.776</text:p>
          </table:table-cell>
          <table:table-cell table:formula="of:=AVERAGE([.A751:.A790])" office:value-type="float" office:value="0.776475">
            <text:p>0.776475</text:p>
          </table:table-cell>
          <table:table-cell table:formula="of:=([.A770]*0.002)+[.C769]" office:value-type="float" office:value="3.63827">
            <text:p>3.63827</text:p>
          </table:table-cell>
          <table:table-cell/>
        </table:table-row>
        <table:table-row table:style-name="ro1">
          <table:table-cell office:value-type="float" office:value="0.773">
            <text:p>0.773</text:p>
          </table:table-cell>
          <table:table-cell table:formula="of:=AVERAGE([.A752:.A791])" office:value-type="float" office:value="0.774225">
            <text:p>0.774225</text:p>
          </table:table-cell>
          <table:table-cell table:formula="of:=([.A771]*0.002)+[.C770]" office:value-type="float" office:value="3.639816">
            <text:p>3.639816</text:p>
          </table:table-cell>
          <table:table-cell/>
        </table:table-row>
        <table:table-row table:style-name="ro1">
          <table:table-cell office:value-type="float" office:value="0.771">
            <text:p>0.771</text:p>
          </table:table-cell>
          <table:table-cell table:formula="of:=AVERAGE([.A753:.A792])" office:value-type="float" office:value="0.771975">
            <text:p>0.771975</text:p>
          </table:table-cell>
          <table:table-cell table:formula="of:=([.A772]*0.002)+[.C771]" office:value-type="float" office:value="3.641358">
            <text:p>3.641358</text:p>
          </table:table-cell>
          <table:table-cell/>
        </table:table-row>
        <table:table-row table:style-name="ro1">
          <table:table-cell office:value-type="float" office:value="0.769">
            <text:p>0.769</text:p>
          </table:table-cell>
          <table:table-cell table:formula="of:=AVERAGE([.A754:.A793])" office:value-type="float" office:value="0.769725">
            <text:p>0.769725</text:p>
          </table:table-cell>
          <table:table-cell table:formula="of:=([.A773]*0.002)+[.C772]" office:value-type="float" office:value="3.642896">
            <text:p>3.642896</text:p>
          </table:table-cell>
          <table:table-cell/>
        </table:table-row>
        <table:table-row table:style-name="ro1">
          <table:table-cell office:value-type="float" office:value="0.767">
            <text:p>0.767</text:p>
          </table:table-cell>
          <table:table-cell table:formula="of:=AVERAGE([.A755:.A794])" office:value-type="float" office:value="0.767525">
            <text:p>0.767525</text:p>
          </table:table-cell>
          <table:table-cell table:formula="of:=([.A774]*0.002)+[.C773]" office:value-type="float" office:value="3.64443">
            <text:p>3.64443</text:p>
          </table:table-cell>
          <table:table-cell/>
        </table:table-row>
        <table:table-row table:style-name="ro1">
          <table:table-cell office:value-type="float" office:value="0.765">
            <text:p>0.765</text:p>
          </table:table-cell>
          <table:table-cell table:formula="of:=AVERAGE([.A756:.A795])" office:value-type="float" office:value="0.765325">
            <text:p>0.765325</text:p>
          </table:table-cell>
          <table:table-cell table:formula="of:=([.A775]*0.002)+[.C774]" office:value-type="float" office:value="3.64596">
            <text:p>3.64596</text:p>
          </table:table-cell>
          <table:table-cell/>
        </table:table-row>
        <table:table-row table:style-name="ro1">
          <table:table-cell office:value-type="float" office:value="0.763">
            <text:p>0.763</text:p>
          </table:table-cell>
          <table:table-cell table:formula="of:=AVERAGE([.A757:.A796])" office:value-type="float" office:value="0.76315">
            <text:p>0.76315</text:p>
          </table:table-cell>
          <table:table-cell table:formula="of:=([.A776]*0.002)+[.C775]" office:value-type="float" office:value="3.647486">
            <text:p>3.647486</text:p>
          </table:table-cell>
          <table:table-cell/>
        </table:table-row>
        <table:table-row table:style-name="ro1">
          <table:table-cell office:value-type="float" office:value="0.761">
            <text:p>0.761</text:p>
          </table:table-cell>
          <table:table-cell table:formula="of:=AVERAGE([.A758:.A797])" office:value-type="float" office:value="0.761025">
            <text:p>0.761025</text:p>
          </table:table-cell>
          <table:table-cell table:formula="of:=([.A777]*0.002)+[.C776]" office:value-type="float" office:value="3.649008">
            <text:p>3.649008</text:p>
          </table:table-cell>
          <table:table-cell/>
        </table:table-row>
        <table:table-row table:style-name="ro1">
          <table:table-cell office:value-type="float" office:value="0.758">
            <text:p>0.758</text:p>
          </table:table-cell>
          <table:table-cell table:formula="of:=AVERAGE([.A759:.A798])" office:value-type="float" office:value="0.75895">
            <text:p>0.75895</text:p>
          </table:table-cell>
          <table:table-cell table:formula="of:=([.A778]*0.002)+[.C777]" office:value-type="float" office:value="3.650524">
            <text:p>3.650524</text:p>
          </table:table-cell>
          <table:table-cell/>
        </table:table-row>
        <table:table-row table:style-name="ro1">
          <table:table-cell office:value-type="float" office:value="0.756">
            <text:p>0.756</text:p>
          </table:table-cell>
          <table:table-cell table:formula="of:=AVERAGE([.A760:.A799])" office:value-type="float" office:value="0.75695">
            <text:p>0.75695</text:p>
          </table:table-cell>
          <table:table-cell table:formula="of:=([.A779]*0.002)+[.C778]" office:value-type="float" office:value="3.652036">
            <text:p>3.652036</text:p>
          </table:table-cell>
          <table:table-cell/>
        </table:table-row>
        <table:table-row table:style-name="ro1">
          <table:table-cell office:value-type="float" office:value="0.753">
            <text:p>0.753</text:p>
          </table:table-cell>
          <table:table-cell table:formula="of:=AVERAGE([.A761:.A800])" office:value-type="float" office:value="0.755">
            <text:p>0.755</text:p>
          </table:table-cell>
          <table:table-cell table:formula="of:=([.A780]*0.002)+[.C779]" office:value-type="float" office:value="3.653542">
            <text:p>3.653542</text:p>
          </table:table-cell>
          <table:table-cell/>
        </table:table-row>
        <table:table-row table:style-name="ro1">
          <table:table-cell office:value-type="float" office:value="0.751">
            <text:p>0.751</text:p>
          </table:table-cell>
          <table:table-cell table:formula="of:=AVERAGE([.A762:.A801])" office:value-type="float" office:value="0.753125">
            <text:p>0.753125</text:p>
          </table:table-cell>
          <table:table-cell table:formula="of:=([.A781]*0.002)+[.C780]" office:value-type="float" office:value="3.655044">
            <text:p>3.655044</text:p>
          </table:table-cell>
          <table:table-cell/>
        </table:table-row>
        <table:table-row table:style-name="ro1">
          <table:table-cell office:value-type="float" office:value="0.748">
            <text:p>0.748</text:p>
          </table:table-cell>
          <table:table-cell table:formula="of:=AVERAGE([.A763:.A802])" office:value-type="float" office:value="0.751325">
            <text:p>0.751325</text:p>
          </table:table-cell>
          <table:table-cell table:formula="of:=([.A782]*0.002)+[.C781]" office:value-type="float" office:value="3.65654">
            <text:p>3.65654</text:p>
          </table:table-cell>
          <table:table-cell/>
        </table:table-row>
        <table:table-row table:style-name="ro1">
          <table:table-cell office:value-type="float" office:value="0.746">
            <text:p>0.746</text:p>
          </table:table-cell>
          <table:table-cell table:formula="of:=AVERAGE([.A764:.A803])" office:value-type="float" office:value="0.7496">
            <text:p>0.7496</text:p>
          </table:table-cell>
          <table:table-cell table:formula="of:=([.A783]*0.002)+[.C782]" office:value-type="float" office:value="3.65803199999999">
            <text:p>3.658032</text:p>
          </table:table-cell>
          <table:table-cell/>
        </table:table-row>
        <table:table-row table:style-name="ro1">
          <table:table-cell office:value-type="float" office:value="0.743">
            <text:p>0.743</text:p>
          </table:table-cell>
          <table:table-cell table:formula="of:=AVERAGE([.A765:.A804])" office:value-type="float" office:value="0.74795">
            <text:p>0.74795</text:p>
          </table:table-cell>
          <table:table-cell table:formula="of:=([.A784]*0.002)+[.C783]" office:value-type="float" office:value="3.65951799999999">
            <text:p>3.659518</text:p>
          </table:table-cell>
          <table:table-cell/>
        </table:table-row>
        <table:table-row table:style-name="ro1">
          <table:table-cell office:value-type="float" office:value="0.741">
            <text:p>0.741</text:p>
          </table:table-cell>
          <table:table-cell table:formula="of:=AVERAGE([.A766:.A805])" office:value-type="float" office:value="0.746375">
            <text:p>0.746375</text:p>
          </table:table-cell>
          <table:table-cell table:formula="of:=([.A785]*0.002)+[.C784]" office:value-type="float" office:value="3.661">
            <text:p>3.661</text:p>
          </table:table-cell>
          <table:table-cell/>
        </table:table-row>
        <table:table-row table:style-name="ro1">
          <table:table-cell office:value-type="float" office:value="0.738">
            <text:p>0.738</text:p>
          </table:table-cell>
          <table:table-cell table:formula="of:=AVERAGE([.A767:.A806])" office:value-type="float" office:value="0.744875">
            <text:p>0.744875</text:p>
          </table:table-cell>
          <table:table-cell table:formula="of:=([.A786]*0.002)+[.C785]" office:value-type="float" office:value="3.66247599999999">
            <text:p>3.662476</text:p>
          </table:table-cell>
          <table:table-cell/>
        </table:table-row>
        <table:table-row table:style-name="ro1">
          <table:table-cell office:value-type="float" office:value="0.736">
            <text:p>0.736</text:p>
          </table:table-cell>
          <table:table-cell table:formula="of:=AVERAGE([.A768:.A807])" office:value-type="float" office:value="0.743425">
            <text:p>0.743425</text:p>
          </table:table-cell>
          <table:table-cell table:formula="of:=([.A787]*0.002)+[.C786]" office:value-type="float" office:value="3.66394799999999">
            <text:p>3.663948</text:p>
          </table:table-cell>
          <table:table-cell/>
        </table:table-row>
        <table:table-row table:style-name="ro1">
          <table:table-cell office:value-type="float" office:value="0.734">
            <text:p>0.734</text:p>
          </table:table-cell>
          <table:table-cell table:formula="of:=AVERAGE([.A769:.A808])" office:value-type="float" office:value="0.742025">
            <text:p>0.742025</text:p>
          </table:table-cell>
          <table:table-cell table:formula="of:=([.A788]*0.002)+[.C787]" office:value-type="float" office:value="3.665416">
            <text:p>3.665416</text:p>
          </table:table-cell>
          <table:table-cell/>
        </table:table-row>
        <table:table-row table:style-name="ro1">
          <table:table-cell office:value-type="float" office:value="0.733">
            <text:p>0.733</text:p>
          </table:table-cell>
          <table:table-cell table:formula="of:=AVERAGE([.A770:.A809])" office:value-type="float" office:value="0.740675">
            <text:p>0.740675</text:p>
          </table:table-cell>
          <table:table-cell table:formula="of:=([.A789]*0.002)+[.C788]" office:value-type="float" office:value="3.666882">
            <text:p>3.666882</text:p>
          </table:table-cell>
          <table:table-cell/>
        </table:table-row>
        <table:table-row table:style-name="ro1">
          <table:table-cell office:value-type="float" office:value="0.731">
            <text:p>0.731</text:p>
          </table:table-cell>
          <table:table-cell table:formula="of:=AVERAGE([.A771:.A810])" office:value-type="float" office:value="0.73935">
            <text:p>0.73935</text:p>
          </table:table-cell>
          <table:table-cell table:formula="of:=([.A790]*0.002)+[.C789]" office:value-type="float" office:value="3.668344">
            <text:p>3.668344</text:p>
          </table:table-cell>
          <table:table-cell/>
        </table:table-row>
        <table:table-row table:style-name="ro1">
          <table:table-cell office:value-type="float" office:value="0.73">
            <text:p>0.73</text:p>
          </table:table-cell>
          <table:table-cell table:formula="of:=AVERAGE([.A772:.A811])" office:value-type="float" office:value="0.73805">
            <text:p>0.73805</text:p>
          </table:table-cell>
          <table:table-cell table:formula="of:=([.A791]*0.002)+[.C790]" office:value-type="float" office:value="3.669804">
            <text:p>3.669804</text:p>
          </table:table-cell>
          <table:table-cell/>
        </table:table-row>
        <table:table-row table:style-name="ro1">
          <table:table-cell office:value-type="float" office:value="0.729">
            <text:p>0.729</text:p>
          </table:table-cell>
          <table:table-cell table:formula="of:=AVERAGE([.A773:.A812])" office:value-type="float" office:value="0.736775">
            <text:p>0.736775</text:p>
          </table:table-cell>
          <table:table-cell table:formula="of:=([.A792]*0.002)+[.C791]" office:value-type="float" office:value="3.671262">
            <text:p>3.671262</text:p>
          </table:table-cell>
          <table:table-cell/>
        </table:table-row>
        <table:table-row table:style-name="ro1">
          <table:table-cell office:value-type="float" office:value="0.728">
            <text:p>0.728</text:p>
          </table:table-cell>
          <table:table-cell table:formula="of:=AVERAGE([.A774:.A813])" office:value-type="float" office:value="0.7355">
            <text:p>0.7355</text:p>
          </table:table-cell>
          <table:table-cell table:formula="of:=([.A793]*0.002)+[.C792]" office:value-type="float" office:value="3.672718">
            <text:p>3.672718</text:p>
          </table:table-cell>
          <table:table-cell/>
        </table:table-row>
        <table:table-row table:style-name="ro1">
          <table:table-cell office:value-type="float" office:value="0.728">
            <text:p>0.728</text:p>
          </table:table-cell>
          <table:table-cell table:formula="of:=AVERAGE([.A775:.A814])" office:value-type="float" office:value="0.734225">
            <text:p>0.734225</text:p>
          </table:table-cell>
          <table:table-cell table:formula="of:=([.A794]*0.002)+[.C793]" office:value-type="float" office:value="3.674174">
            <text:p>3.674174</text:p>
          </table:table-cell>
          <table:table-cell/>
        </table:table-row>
        <table:table-row table:style-name="ro1">
          <table:table-cell office:value-type="float" office:value="0.727">
            <text:p>0.727</text:p>
          </table:table-cell>
          <table:table-cell table:formula="of:=AVERAGE([.A776:.A815])" office:value-type="float" office:value="0.73295">
            <text:p>0.73295</text:p>
          </table:table-cell>
          <table:table-cell table:formula="of:=([.A795]*0.002)+[.C794]" office:value-type="float" office:value="3.675628">
            <text:p>3.675628</text:p>
          </table:table-cell>
          <table:table-cell/>
        </table:table-row>
        <table:table-row table:style-name="ro1">
          <table:table-cell office:value-type="float" office:value="0.727">
            <text:p>0.727</text:p>
          </table:table-cell>
          <table:table-cell table:formula="of:=AVERAGE([.A777:.A816])" office:value-type="float" office:value="0.731675">
            <text:p>0.731675</text:p>
          </table:table-cell>
          <table:table-cell table:formula="of:=([.A796]*0.002)+[.C795]" office:value-type="float" office:value="3.67708199999999">
            <text:p>3.677082</text:p>
          </table:table-cell>
          <table:table-cell/>
        </table:table-row>
        <table:table-row table:style-name="ro1">
          <table:table-cell office:value-type="float" office:value="0.727">
            <text:p>0.727</text:p>
          </table:table-cell>
          <table:table-cell table:formula="of:=AVERAGE([.A778:.A817])" office:value-type="float" office:value="0.7304">
            <text:p>0.7304</text:p>
          </table:table-cell>
          <table:table-cell table:formula="of:=([.A797]*0.002)+[.C796]" office:value-type="float" office:value="3.67853599999999">
            <text:p>3.678536</text:p>
          </table:table-cell>
          <table:table-cell/>
        </table:table-row>
        <table:table-row table:style-name="ro1">
          <table:table-cell office:value-type="float" office:value="0.727">
            <text:p>0.727</text:p>
          </table:table-cell>
          <table:table-cell table:formula="of:=AVERAGE([.A779:.A818])" office:value-type="float" office:value="0.72915">
            <text:p>0.72915</text:p>
          </table:table-cell>
          <table:table-cell table:formula="of:=([.A798]*0.002)+[.C797]" office:value-type="float" office:value="3.67998999999999">
            <text:p>3.67999</text:p>
          </table:table-cell>
          <table:table-cell/>
        </table:table-row>
        <table:table-row table:style-name="ro1">
          <table:table-cell office:value-type="float" office:value="0.727">
            <text:p>0.727</text:p>
          </table:table-cell>
          <table:table-cell table:formula="of:=AVERAGE([.A780:.A819])" office:value-type="float" office:value="0.7279">
            <text:p>0.7279</text:p>
          </table:table-cell>
          <table:table-cell table:formula="of:=([.A799]*0.002)+[.C798]" office:value-type="float" office:value="3.68144399999999">
            <text:p>3.681444</text:p>
          </table:table-cell>
          <table:table-cell/>
        </table:table-row>
        <table:table-row table:style-name="ro1">
          <table:table-cell office:value-type="float" office:value="0.727">
            <text:p>0.727</text:p>
          </table:table-cell>
          <table:table-cell table:formula="of:=AVERAGE([.A781:.A820])" office:value-type="float" office:value="0.7267">
            <text:p>0.7267</text:p>
          </table:table-cell>
          <table:table-cell table:formula="of:=([.A800]*0.002)+[.C799]" office:value-type="float" office:value="3.68289799999999">
            <text:p>3.682898</text:p>
          </table:table-cell>
          <table:table-cell/>
        </table:table-row>
        <table:table-row table:style-name="ro1">
          <table:table-cell office:value-type="float" office:value="0.727">
            <text:p>0.727</text:p>
          </table:table-cell>
          <table:table-cell table:formula="of:=AVERAGE([.A782:.A821])" office:value-type="float" office:value="0.7255">
            <text:p>0.7255</text:p>
          </table:table-cell>
          <table:table-cell table:formula="of:=([.A801]*0.002)+[.C800]" office:value-type="float" office:value="3.68435199999999">
            <text:p>3.684352</text:p>
          </table:table-cell>
          <table:table-cell/>
        </table:table-row>
        <table:table-row table:style-name="ro1">
          <table:table-cell office:value-type="float" office:value="0.727">
            <text:p>0.727</text:p>
          </table:table-cell>
          <table:table-cell table:formula="of:=AVERAGE([.A783:.A822])" office:value-type="float" office:value="0.72435">
            <text:p>0.72435</text:p>
          </table:table-cell>
          <table:table-cell table:formula="of:=([.A802]*0.002)+[.C801]" office:value-type="float" office:value="3.68580599999999">
            <text:p>3.685806</text:p>
          </table:table-cell>
          <table:table-cell/>
        </table:table-row>
        <table:table-row table:style-name="ro1">
          <table:table-cell office:value-type="float" office:value="0.727">
            <text:p>0.727</text:p>
          </table:table-cell>
          <table:table-cell table:formula="of:=AVERAGE([.A784:.A823])" office:value-type="float" office:value="0.723225">
            <text:p>0.723225</text:p>
          </table:table-cell>
          <table:table-cell table:formula="of:=([.A803]*0.002)+[.C802]" office:value-type="float" office:value="3.68725999999999">
            <text:p>3.68726</text:p>
          </table:table-cell>
          <table:table-cell/>
        </table:table-row>
        <table:table-row table:style-name="ro1">
          <table:table-cell office:value-type="float" office:value="0.727">
            <text:p>0.727</text:p>
          </table:table-cell>
          <table:table-cell table:formula="of:=AVERAGE([.A785:.A824])" office:value-type="float" office:value="0.72215">
            <text:p>0.72215</text:p>
          </table:table-cell>
          <table:table-cell table:formula="of:=([.A804]*0.002)+[.C803]" office:value-type="float" office:value="3.68871399999999">
            <text:p>3.688714</text:p>
          </table:table-cell>
          <table:table-cell/>
        </table:table-row>
        <table:table-row table:style-name="ro1">
          <table:table-cell office:value-type="float" office:value="0.727">
            <text:p>0.727</text:p>
          </table:table-cell>
          <table:table-cell table:formula="of:=AVERAGE([.A786:.A825])" office:value-type="float" office:value="0.7211">
            <text:p>0.7211</text:p>
          </table:table-cell>
          <table:table-cell table:formula="of:=([.A805]*0.002)+[.C804]" office:value-type="float" office:value="3.69016799999999">
            <text:p>3.690168</text:p>
          </table:table-cell>
          <table:table-cell/>
        </table:table-row>
        <table:table-row table:style-name="ro1">
          <table:table-cell office:value-type="float" office:value="0.727">
            <text:p>0.727</text:p>
          </table:table-cell>
          <table:table-cell table:formula="of:=AVERAGE([.A787:.A826])" office:value-type="float" office:value="0.7201">
            <text:p>0.7201</text:p>
          </table:table-cell>
          <table:table-cell table:formula="of:=([.A806]*0.002)+[.C805]" office:value-type="float" office:value="3.69162199999999">
            <text:p>3.691622</text:p>
          </table:table-cell>
          <table:table-cell/>
        </table:table-row>
        <table:table-row table:style-name="ro1">
          <table:table-cell office:value-type="float" office:value="0.726">
            <text:p>0.726</text:p>
          </table:table-cell>
          <table:table-cell table:formula="of:=AVERAGE([.A788:.A827])" office:value-type="float" office:value="0.719125">
            <text:p>0.719125</text:p>
          </table:table-cell>
          <table:table-cell table:formula="of:=([.A807]*0.002)+[.C806]" office:value-type="float" office:value="3.69307399999999">
            <text:p>3.693074</text:p>
          </table:table-cell>
          <table:table-cell/>
        </table:table-row>
        <table:table-row table:style-name="ro1">
          <table:table-cell office:value-type="float" office:value="0.725">
            <text:p>0.725</text:p>
          </table:table-cell>
          <table:table-cell table:formula="of:=AVERAGE([.A789:.A828])" office:value-type="float" office:value="0.718175">
            <text:p>0.718175</text:p>
          </table:table-cell>
          <table:table-cell table:formula="of:=([.A808]*0.002)+[.C807]" office:value-type="float" office:value="3.69452399999999">
            <text:p>3.694524</text:p>
          </table:table-cell>
          <table:table-cell/>
        </table:table-row>
        <table:table-row table:style-name="ro1">
          <table:table-cell office:value-type="float" office:value="0.724">
            <text:p>0.724</text:p>
          </table:table-cell>
          <table:table-cell table:formula="of:=AVERAGE([.A790:.A829])" office:value-type="float" office:value="0.717225">
            <text:p>0.717225</text:p>
          </table:table-cell>
          <table:table-cell table:formula="of:=([.A809]*0.002)+[.C808]" office:value-type="float" office:value="3.69597199999999">
            <text:p>3.695972</text:p>
          </table:table-cell>
          <table:table-cell/>
        </table:table-row>
        <table:table-row table:style-name="ro1">
          <table:table-cell office:value-type="float" office:value="0.723">
            <text:p>0.723</text:p>
          </table:table-cell>
          <table:table-cell table:formula="of:=AVERAGE([.A791:.A830])" office:value-type="float" office:value="0.716275">
            <text:p>0.716275</text:p>
          </table:table-cell>
          <table:table-cell table:formula="of:=([.A810]*0.002)+[.C809]" office:value-type="float" office:value="3.69741799999999">
            <text:p>3.697418</text:p>
          </table:table-cell>
          <table:table-cell/>
        </table:table-row>
        <table:table-row table:style-name="ro1">
          <table:table-cell office:value-type="float" office:value="0.721">
            <text:p>0.721</text:p>
          </table:table-cell>
          <table:table-cell table:formula="of:=AVERAGE([.A792:.A831])" office:value-type="float" office:value="0.7153">
            <text:p>0.7153</text:p>
          </table:table-cell>
          <table:table-cell table:formula="of:=([.A811]*0.002)+[.C810]" office:value-type="float" office:value="3.69885999999999">
            <text:p>3.69886</text:p>
          </table:table-cell>
          <table:table-cell/>
        </table:table-row>
        <table:table-row table:style-name="ro1">
          <table:table-cell office:value-type="float" office:value="0.72">
            <text:p>0.72</text:p>
          </table:table-cell>
          <table:table-cell table:formula="of:=AVERAGE([.A793:.A832])" office:value-type="float" office:value="0.7143">
            <text:p>0.7143</text:p>
          </table:table-cell>
          <table:table-cell table:formula="of:=([.A812]*0.002)+[.C811]" office:value-type="float" office:value="3.70029999999999">
            <text:p>3.7003</text:p>
          </table:table-cell>
          <table:table-cell/>
        </table:table-row>
        <table:table-row table:style-name="ro1">
          <table:table-cell office:value-type="float" office:value="0.718">
            <text:p>0.718</text:p>
          </table:table-cell>
          <table:table-cell table:formula="of:=AVERAGE([.A794:.A833])" office:value-type="float" office:value="0.713275">
            <text:p>0.713275</text:p>
          </table:table-cell>
          <table:table-cell table:formula="of:=([.A813]*0.002)+[.C812]" office:value-type="float" office:value="3.70173599999999">
            <text:p>3.701736</text:p>
          </table:table-cell>
          <table:table-cell/>
        </table:table-row>
        <table:table-row table:style-name="ro1">
          <table:table-cell office:value-type="float" office:value="0.716">
            <text:p>0.716</text:p>
          </table:table-cell>
          <table:table-cell table:formula="of:=AVERAGE([.A795:.A834])" office:value-type="float" office:value="0.7122">
            <text:p>0.7122</text:p>
          </table:table-cell>
          <table:table-cell table:formula="of:=([.A814]*0.002)+[.C813]" office:value-type="float" office:value="3.70316799999999">
            <text:p>3.703168</text:p>
          </table:table-cell>
          <table:table-cell/>
        </table:table-row>
        <table:table-row table:style-name="ro1">
          <table:table-cell office:value-type="float" office:value="0.714">
            <text:p>0.714</text:p>
          </table:table-cell>
          <table:table-cell table:formula="of:=AVERAGE([.A796:.A835])" office:value-type="float" office:value="0.711075">
            <text:p>0.711075</text:p>
          </table:table-cell>
          <table:table-cell table:formula="of:=([.A815]*0.002)+[.C814]" office:value-type="float" office:value="3.70459599999999">
            <text:p>3.704596</text:p>
          </table:table-cell>
          <table:table-cell/>
        </table:table-row>
        <table:table-row table:style-name="ro1">
          <table:table-cell office:value-type="float" office:value="0.712">
            <text:p>0.712</text:p>
          </table:table-cell>
          <table:table-cell table:formula="of:=AVERAGE([.A797:.A836])" office:value-type="float" office:value="0.709875">
            <text:p>0.709875</text:p>
          </table:table-cell>
          <table:table-cell table:formula="of:=([.A816]*0.002)+[.C815]" office:value-type="float" office:value="3.70601999999999">
            <text:p>3.70602</text:p>
          </table:table-cell>
          <table:table-cell/>
        </table:table-row>
        <table:table-row table:style-name="ro1">
          <table:table-cell office:value-type="float" office:value="0.71">
            <text:p>0.71</text:p>
          </table:table-cell>
          <table:table-cell table:formula="of:=AVERAGE([.A798:.A837])" office:value-type="float" office:value="0.708575">
            <text:p>0.708575</text:p>
          </table:table-cell>
          <table:table-cell table:formula="of:=([.A817]*0.002)+[.C816]" office:value-type="float" office:value="3.70743999999999">
            <text:p>3.70744</text:p>
          </table:table-cell>
          <table:table-cell/>
        </table:table-row>
        <table:table-row table:style-name="ro1">
          <table:table-cell office:value-type="float" office:value="0.708">
            <text:p>0.708</text:p>
          </table:table-cell>
          <table:table-cell table:formula="of:=AVERAGE([.A799:.A838])" office:value-type="float" office:value="0.7072">
            <text:p>0.7072</text:p>
          </table:table-cell>
          <table:table-cell table:formula="of:=([.A818]*0.002)+[.C817]" office:value-type="float" office:value="3.70885599999999">
            <text:p>3.708856</text:p>
          </table:table-cell>
          <table:table-cell/>
        </table:table-row>
        <table:table-row table:style-name="ro1">
          <table:table-cell office:value-type="float" office:value="0.706">
            <text:p>0.706</text:p>
          </table:table-cell>
          <table:table-cell table:formula="of:=AVERAGE([.A800:.A839])" office:value-type="float" office:value="0.705725">
            <text:p>0.705725</text:p>
          </table:table-cell>
          <table:table-cell table:formula="of:=([.A819]*0.002)+[.C818]" office:value-type="float" office:value="3.71026799999999">
            <text:p>3.710268</text:p>
          </table:table-cell>
          <table:table-cell/>
        </table:table-row>
        <table:table-row table:style-name="ro1">
          <table:table-cell office:value-type="float" office:value="0.705">
            <text:p>0.705</text:p>
          </table:table-cell>
          <table:table-cell table:formula="of:=AVERAGE([.A801:.A840])" office:value-type="float" office:value="0.704175">
            <text:p>0.704175</text:p>
          </table:table-cell>
          <table:table-cell table:formula="of:=([.A820]*0.002)+[.C819]" office:value-type="float" office:value="3.71167799999999">
            <text:p>3.711678</text:p>
          </table:table-cell>
          <table:table-cell/>
        </table:table-row>
        <table:table-row table:style-name="ro1">
          <table:table-cell office:value-type="float" office:value="0.703">
            <text:p>0.703</text:p>
          </table:table-cell>
          <table:table-cell table:formula="of:=AVERAGE([.A802:.A841])" office:value-type="float" office:value="0.702525">
            <text:p>0.702525</text:p>
          </table:table-cell>
          <table:table-cell table:formula="of:=([.A821]*0.002)+[.C820]" office:value-type="float" office:value="3.71308399999999">
            <text:p>3.713084</text:p>
          </table:table-cell>
          <table:table-cell/>
        </table:table-row>
        <table:table-row table:style-name="ro1">
          <table:table-cell office:value-type="float" office:value="0.702">
            <text:p>0.702</text:p>
          </table:table-cell>
          <table:table-cell table:formula="of:=AVERAGE([.A803:.A842])" office:value-type="float" office:value="0.7008">
            <text:p>0.7008</text:p>
          </table:table-cell>
          <table:table-cell table:formula="of:=([.A822]*0.002)+[.C821]" office:value-type="float" office:value="3.71448799999999">
            <text:p>3.714488</text:p>
          </table:table-cell>
          <table:table-cell/>
        </table:table-row>
        <table:table-row table:style-name="ro1">
          <table:table-cell office:value-type="float" office:value="0.701">
            <text:p>0.701</text:p>
          </table:table-cell>
          <table:table-cell table:formula="of:=AVERAGE([.A804:.A843])" office:value-type="float" office:value="0.699">
            <text:p>0.699</text:p>
          </table:table-cell>
          <table:table-cell table:formula="of:=([.A823]*0.002)+[.C822]" office:value-type="float" office:value="3.71588999999999">
            <text:p>3.71589</text:p>
          </table:table-cell>
          <table:table-cell/>
        </table:table-row>
        <table:table-row table:style-name="ro1">
          <table:table-cell office:value-type="float" office:value="0.7">
            <text:p>0.7</text:p>
          </table:table-cell>
          <table:table-cell table:formula="of:=AVERAGE([.A805:.A844])" office:value-type="float" office:value="0.6971">
            <text:p>0.6971</text:p>
          </table:table-cell>
          <table:table-cell table:formula="of:=([.A824]*0.002)+[.C823]" office:value-type="float" office:value="3.71728999999999">
            <text:p>3.71729</text:p>
          </table:table-cell>
          <table:table-cell/>
        </table:table-row>
        <table:table-row table:style-name="ro1">
          <table:table-cell office:value-type="float" office:value="0.699">
            <text:p>0.699</text:p>
          </table:table-cell>
          <table:table-cell table:formula="of:=AVERAGE([.A806:.A845])" office:value-type="float" office:value="0.69515">
            <text:p>0.69515</text:p>
          </table:table-cell>
          <table:table-cell table:formula="of:=([.A825]*0.002)+[.C824]" office:value-type="float" office:value="3.71868799999999">
            <text:p>3.718688</text:p>
          </table:table-cell>
          <table:table-cell/>
        </table:table-row>
        <table:table-row table:style-name="ro1">
          <table:table-cell office:value-type="float" office:value="0.698">
            <text:p>0.698</text:p>
          </table:table-cell>
          <table:table-cell table:formula="of:=AVERAGE([.A807:.A846])" office:value-type="float" office:value="0.693125">
            <text:p>0.693125</text:p>
          </table:table-cell>
          <table:table-cell table:formula="of:=([.A826]*0.002)+[.C825]" office:value-type="float" office:value="3.72008399999999">
            <text:p>3.720084</text:p>
          </table:table-cell>
          <table:table-cell/>
        </table:table-row>
        <table:table-row table:style-name="ro1">
          <table:table-cell office:value-type="float" office:value="0.697">
            <text:p>0.697</text:p>
          </table:table-cell>
          <table:table-cell table:formula="of:=AVERAGE([.A808:.A847])" office:value-type="float" office:value="0.691075">
            <text:p>0.691075</text:p>
          </table:table-cell>
          <table:table-cell table:formula="of:=([.A827]*0.002)+[.C826]" office:value-type="float" office:value="3.72147799999999">
            <text:p>3.721478</text:p>
          </table:table-cell>
          <table:table-cell/>
        </table:table-row>
        <table:table-row table:style-name="ro1">
          <table:table-cell office:value-type="float" office:value="0.696">
            <text:p>0.696</text:p>
          </table:table-cell>
          <table:table-cell table:formula="of:=AVERAGE([.A809:.A848])" office:value-type="float" office:value="0.689">
            <text:p>0.689</text:p>
          </table:table-cell>
          <table:table-cell table:formula="of:=([.A828]*0.002)+[.C827]" office:value-type="float" office:value="3.72286999999999">
            <text:p>3.72287</text:p>
          </table:table-cell>
          <table:table-cell/>
        </table:table-row>
        <table:table-row table:style-name="ro1">
          <table:table-cell office:value-type="float" office:value="0.695">
            <text:p>0.695</text:p>
          </table:table-cell>
          <table:table-cell table:formula="of:=AVERAGE([.A810:.A849])" office:value-type="float" office:value="0.6869">
            <text:p>0.6869</text:p>
          </table:table-cell>
          <table:table-cell table:formula="of:=([.A829]*0.002)+[.C828]" office:value-type="float" office:value="3.72425999999999">
            <text:p>3.72426</text:p>
          </table:table-cell>
          <table:table-cell/>
        </table:table-row>
        <table:table-row table:style-name="ro1">
          <table:table-cell office:value-type="float" office:value="0.693">
            <text:p>0.693</text:p>
          </table:table-cell>
          <table:table-cell table:formula="of:=AVERAGE([.A811:.A850])" office:value-type="float" office:value="0.6848">
            <text:p>0.6848</text:p>
          </table:table-cell>
          <table:table-cell table:formula="of:=([.A830]*0.002)+[.C829]" office:value-type="float" office:value="3.72564599999999">
            <text:p>3.725646</text:p>
          </table:table-cell>
          <table:table-cell/>
        </table:table-row>
        <table:table-row table:style-name="ro1">
          <table:table-cell office:value-type="float" office:value="0.691">
            <text:p>0.691</text:p>
          </table:table-cell>
          <table:table-cell table:formula="of:=AVERAGE([.A812:.A851])" office:value-type="float" office:value="0.682725">
            <text:p>0.682725</text:p>
          </table:table-cell>
          <table:table-cell table:formula="of:=([.A831]*0.002)+[.C830]" office:value-type="float" office:value="3.72702799999999">
            <text:p>3.727028</text:p>
          </table:table-cell>
          <table:table-cell/>
        </table:table-row>
        <table:table-row table:style-name="ro1">
          <table:table-cell office:value-type="float" office:value="0.689">
            <text:p>0.689</text:p>
          </table:table-cell>
          <table:table-cell table:formula="of:=AVERAGE([.A813:.A852])" office:value-type="float" office:value="0.68065">
            <text:p>0.68065</text:p>
          </table:table-cell>
          <table:table-cell table:formula="of:=([.A832]*0.002)+[.C831]" office:value-type="float" office:value="3.72840599999999">
            <text:p>3.728406</text:p>
          </table:table-cell>
          <table:table-cell/>
        </table:table-row>
        <table:table-row table:style-name="ro1">
          <table:table-cell office:value-type="float" office:value="0.687">
            <text:p>0.687</text:p>
          </table:table-cell>
          <table:table-cell table:formula="of:=AVERAGE([.A814:.A853])" office:value-type="float" office:value="0.6786">
            <text:p>0.6786</text:p>
          </table:table-cell>
          <table:table-cell table:formula="of:=([.A833]*0.002)+[.C832]" office:value-type="float" office:value="3.72977999999999">
            <text:p>3.72978</text:p>
          </table:table-cell>
          <table:table-cell/>
        </table:table-row>
        <table:table-row table:style-name="ro1">
          <table:table-cell office:value-type="float" office:value="0.685">
            <text:p>0.685</text:p>
          </table:table-cell>
          <table:table-cell table:formula="of:=AVERAGE([.A815:.A854])" office:value-type="float" office:value="0.676575">
            <text:p>0.676575</text:p>
          </table:table-cell>
          <table:table-cell table:formula="of:=([.A834]*0.002)+[.C833]" office:value-type="float" office:value="3.73114999999999">
            <text:p>3.73115</text:p>
          </table:table-cell>
          <table:table-cell/>
        </table:table-row>
        <table:table-row table:style-name="ro1">
          <table:table-cell office:value-type="float" office:value="0.682">
            <text:p>0.682</text:p>
          </table:table-cell>
          <table:table-cell table:formula="of:=AVERAGE([.A816:.A855])" office:value-type="float" office:value="0.6746">
            <text:p>0.6746</text:p>
          </table:table-cell>
          <table:table-cell table:formula="of:=([.A835]*0.002)+[.C834]" office:value-type="float" office:value="3.73251399999999">
            <text:p>3.732514</text:p>
          </table:table-cell>
          <table:table-cell/>
        </table:table-row>
        <table:table-row table:style-name="ro1">
          <table:table-cell office:value-type="float" office:value="0.679">
            <text:p>0.679</text:p>
          </table:table-cell>
          <table:table-cell table:formula="of:=AVERAGE([.A817:.A856])" office:value-type="float" office:value="0.672675">
            <text:p>0.672675</text:p>
          </table:table-cell>
          <table:table-cell table:formula="of:=([.A836]*0.002)+[.C835]" office:value-type="float" office:value="3.73387199999999">
            <text:p>3.733872</text:p>
          </table:table-cell>
          <table:table-cell/>
        </table:table-row>
        <table:table-row table:style-name="ro1">
          <table:table-cell office:value-type="float" office:value="0.675">
            <text:p>0.675</text:p>
          </table:table-cell>
          <table:table-cell table:formula="of:=AVERAGE([.A818:.A857])" office:value-type="float" office:value="0.6708">
            <text:p>0.6708</text:p>
          </table:table-cell>
          <table:table-cell table:formula="of:=([.A837]*0.002)+[.C836]" office:value-type="float" office:value="3.73522199999999">
            <text:p>3.735222</text:p>
          </table:table-cell>
          <table:table-cell/>
        </table:table-row>
        <table:table-row table:style-name="ro1">
          <table:table-cell office:value-type="float" office:value="0.672">
            <text:p>0.672</text:p>
          </table:table-cell>
          <table:table-cell table:formula="of:=AVERAGE([.A819:.A858])" office:value-type="float" office:value="0.668975">
            <text:p>0.668975</text:p>
          </table:table-cell>
          <table:table-cell table:formula="of:=([.A838]*0.002)+[.C837]" office:value-type="float" office:value="3.73656599999999">
            <text:p>3.736566</text:p>
          </table:table-cell>
          <table:table-cell/>
        </table:table-row>
        <table:table-row table:style-name="ro1">
          <table:table-cell office:value-type="float" office:value="0.668">
            <text:p>0.668</text:p>
          </table:table-cell>
          <table:table-cell table:formula="of:=AVERAGE([.A820:.A859])" office:value-type="float" office:value="0.6672">
            <text:p>0.6672</text:p>
          </table:table-cell>
          <table:table-cell table:formula="of:=([.A839]*0.002)+[.C838]" office:value-type="float" office:value="3.73790199999999">
            <text:p>3.737902</text:p>
          </table:table-cell>
          <table:table-cell/>
        </table:table-row>
        <table:table-row table:style-name="ro1">
          <table:table-cell office:value-type="float" office:value="0.665">
            <text:p>0.665</text:p>
          </table:table-cell>
          <table:table-cell table:formula="of:=AVERAGE([.A821:.A860])" office:value-type="float" office:value="0.66545">
            <text:p>0.66545</text:p>
          </table:table-cell>
          <table:table-cell table:formula="of:=([.A840]*0.002)+[.C839]" office:value-type="float" office:value="3.73923199999999">
            <text:p>3.739232</text:p>
          </table:table-cell>
          <table:table-cell/>
        </table:table-row>
        <table:table-row table:style-name="ro1">
          <table:table-cell office:value-type="float" office:value="0.661">
            <text:p>0.661</text:p>
          </table:table-cell>
          <table:table-cell table:formula="of:=AVERAGE([.A822:.A861])" office:value-type="float" office:value="0.66375">
            <text:p>0.66375</text:p>
          </table:table-cell>
          <table:table-cell table:formula="of:=([.A841]*0.002)+[.C840]" office:value-type="float" office:value="3.74055399999999">
            <text:p>3.740554</text:p>
          </table:table-cell>
          <table:table-cell/>
        </table:table-row>
        <table:table-row table:style-name="ro1">
          <table:table-cell office:value-type="float" office:value="0.658">
            <text:p>0.658</text:p>
          </table:table-cell>
          <table:table-cell table:formula="of:=AVERAGE([.A823:.A862])" office:value-type="float" office:value="0.662075">
            <text:p>0.662075</text:p>
          </table:table-cell>
          <table:table-cell table:formula="of:=([.A842]*0.002)+[.C841]" office:value-type="float" office:value="3.74186999999999">
            <text:p>3.74187</text:p>
          </table:table-cell>
          <table:table-cell/>
        </table:table-row>
        <table:table-row table:style-name="ro1">
          <table:table-cell office:value-type="float" office:value="0.655">
            <text:p>0.655</text:p>
          </table:table-cell>
          <table:table-cell table:formula="of:=AVERAGE([.A824:.A863])" office:value-type="float" office:value="0.660425000000001">
            <text:p>0.660425</text:p>
          </table:table-cell>
          <table:table-cell table:formula="of:=([.A843]*0.002)+[.C842]" office:value-type="float" office:value="3.74317999999999">
            <text:p>3.74318</text:p>
          </table:table-cell>
          <table:table-cell/>
        </table:table-row>
        <table:table-row table:style-name="ro1">
          <table:table-cell office:value-type="float" office:value="0.651">
            <text:p>0.651</text:p>
          </table:table-cell>
          <table:table-cell table:formula="of:=AVERAGE([.A825:.A864])" office:value-type="float" office:value="0.6588">
            <text:p>0.6588</text:p>
          </table:table-cell>
          <table:table-cell table:formula="of:=([.A844]*0.002)+[.C843]" office:value-type="float" office:value="3.74448199999999">
            <text:p>3.744482</text:p>
          </table:table-cell>
          <table:table-cell/>
        </table:table-row>
        <table:table-row table:style-name="ro1">
          <table:table-cell office:value-type="float" office:value="0.649">
            <text:p>0.649</text:p>
          </table:table-cell>
          <table:table-cell table:formula="of:=AVERAGE([.A826:.A865])" office:value-type="float" office:value="0.657225000000001">
            <text:p>0.657225</text:p>
          </table:table-cell>
          <table:table-cell table:formula="of:=([.A845]*0.002)+[.C844]" office:value-type="float" office:value="3.74577999999999">
            <text:p>3.74578</text:p>
          </table:table-cell>
          <table:table-cell/>
        </table:table-row>
        <table:table-row table:style-name="ro1">
          <table:table-cell office:value-type="float" office:value="0.646">
            <text:p>0.646</text:p>
          </table:table-cell>
          <table:table-cell table:formula="of:=AVERAGE([.A827:.A866])" office:value-type="float" office:value="0.655675">
            <text:p>0.655675</text:p>
          </table:table-cell>
          <table:table-cell table:formula="of:=([.A846]*0.002)+[.C845]" office:value-type="float" office:value="3.74707199999999">
            <text:p>3.747072</text:p>
          </table:table-cell>
          <table:table-cell/>
        </table:table-row>
        <table:table-row table:style-name="ro1">
          <table:table-cell office:value-type="float" office:value="0.644">
            <text:p>0.644</text:p>
          </table:table-cell>
          <table:table-cell table:formula="of:=AVERAGE([.A828:.A867])" office:value-type="float" office:value="0.65415">
            <text:p>0.65415</text:p>
          </table:table-cell>
          <table:table-cell table:formula="of:=([.A847]*0.002)+[.C846]" office:value-type="float" office:value="3.74835999999999">
            <text:p>3.74836</text:p>
          </table:table-cell>
          <table:table-cell/>
        </table:table-row>
        <table:table-row table:style-name="ro1">
          <table:table-cell office:value-type="float" office:value="0.642">
            <text:p>0.642</text:p>
          </table:table-cell>
          <table:table-cell table:formula="of:=AVERAGE([.A829:.A868])" office:value-type="float" office:value="0.65265">
            <text:p>0.65265</text:p>
          </table:table-cell>
          <table:table-cell table:formula="of:=([.A848]*0.002)+[.C847]" office:value-type="float" office:value="3.74964399999999">
            <text:p>3.749644</text:p>
          </table:table-cell>
          <table:table-cell/>
        </table:table-row>
        <table:table-row table:style-name="ro1">
          <table:table-cell office:value-type="float" office:value="0.64">
            <text:p>0.64</text:p>
          </table:table-cell>
          <table:table-cell table:formula="of:=AVERAGE([.A830:.A869])" office:value-type="float" office:value="0.651175">
            <text:p>0.651175</text:p>
          </table:table-cell>
          <table:table-cell table:formula="of:=([.A849]*0.002)+[.C848]" office:value-type="float" office:value="3.75092399999999">
            <text:p>3.750924</text:p>
          </table:table-cell>
          <table:table-cell/>
        </table:table-row>
        <table:table-row table:style-name="ro1">
          <table:table-cell office:value-type="float" office:value="0.639">
            <text:p>0.639</text:p>
          </table:table-cell>
          <table:table-cell table:formula="of:=AVERAGE([.A831:.A870])" office:value-type="float" office:value="0.64975">
            <text:p>0.64975</text:p>
          </table:table-cell>
          <table:table-cell table:formula="of:=([.A850]*0.002)+[.C849]" office:value-type="float" office:value="3.75220199999999">
            <text:p>3.752202</text:p>
          </table:table-cell>
          <table:table-cell/>
        </table:table-row>
        <table:table-row table:style-name="ro1">
          <table:table-cell office:value-type="float" office:value="0.638">
            <text:p>0.638</text:p>
          </table:table-cell>
          <table:table-cell table:formula="of:=AVERAGE([.A832:.A871])" office:value-type="float" office:value="0.648375">
            <text:p>0.648375</text:p>
          </table:table-cell>
          <table:table-cell table:formula="of:=([.A851]*0.002)+[.C850]" office:value-type="float" office:value="3.75347799999999">
            <text:p>3.753478</text:p>
          </table:table-cell>
          <table:table-cell/>
        </table:table-row>
        <table:table-row table:style-name="ro1">
          <table:table-cell office:value-type="float" office:value="0.637">
            <text:p>0.637</text:p>
          </table:table-cell>
          <table:table-cell table:formula="of:=AVERAGE([.A833:.A872])" office:value-type="float" office:value="0.64705">
            <text:p>0.64705</text:p>
          </table:table-cell>
          <table:table-cell table:formula="of:=([.A852]*0.002)+[.C851]" office:value-type="float" office:value="3.75475199999999">
            <text:p>3.754752</text:p>
          </table:table-cell>
          <table:table-cell/>
        </table:table-row>
        <table:table-row table:style-name="ro1">
          <table:table-cell office:value-type="float" office:value="0.636">
            <text:p>0.636</text:p>
          </table:table-cell>
          <table:table-cell table:formula="of:=AVERAGE([.A834:.A873])" office:value-type="float" office:value="0.645775">
            <text:p>0.645775</text:p>
          </table:table-cell>
          <table:table-cell table:formula="of:=([.A853]*0.002)+[.C852]" office:value-type="float" office:value="3.75602399999999">
            <text:p>3.756024</text:p>
          </table:table-cell>
          <table:table-cell/>
        </table:table-row>
        <table:table-row table:style-name="ro1">
          <table:table-cell office:value-type="float" office:value="0.635">
            <text:p>0.635</text:p>
          </table:table-cell>
          <table:table-cell table:formula="of:=AVERAGE([.A835:.A874])" office:value-type="float" office:value="0.64455">
            <text:p>0.64455</text:p>
          </table:table-cell>
          <table:table-cell table:formula="of:=([.A854]*0.002)+[.C853]" office:value-type="float" office:value="3.75729399999999">
            <text:p>3.757294</text:p>
          </table:table-cell>
          <table:table-cell/>
        </table:table-row>
        <table:table-row table:style-name="ro1">
          <table:table-cell office:value-type="float" office:value="0.635">
            <text:p>0.635</text:p>
          </table:table-cell>
          <table:table-cell table:formula="of:=AVERAGE([.A836:.A875])" office:value-type="float" office:value="0.643375">
            <text:p>0.643375</text:p>
          </table:table-cell>
          <table:table-cell table:formula="of:=([.A855]*0.002)+[.C854]" office:value-type="float" office:value="3.75856399999999">
            <text:p>3.758564</text:p>
          </table:table-cell>
          <table:table-cell/>
        </table:table-row>
        <table:table-row table:style-name="ro1">
          <table:table-cell office:value-type="float" office:value="0.635">
            <text:p>0.635</text:p>
          </table:table-cell>
          <table:table-cell table:formula="of:=AVERAGE([.A837:.A876])" office:value-type="float" office:value="0.642275">
            <text:p>0.642275</text:p>
          </table:table-cell>
          <table:table-cell table:formula="of:=([.A856]*0.002)+[.C855]" office:value-type="float" office:value="3.75983399999999">
            <text:p>3.759834</text:p>
          </table:table-cell>
          <table:table-cell/>
        </table:table-row>
        <table:table-row table:style-name="ro1">
          <table:table-cell office:value-type="float" office:value="0.635">
            <text:p>0.635</text:p>
          </table:table-cell>
          <table:table-cell table:formula="of:=AVERAGE([.A838:.A877])" office:value-type="float" office:value="0.64125">
            <text:p>0.64125</text:p>
          </table:table-cell>
          <table:table-cell table:formula="of:=([.A857]*0.002)+[.C856]" office:value-type="float" office:value="3.76110399999999">
            <text:p>3.761104</text:p>
          </table:table-cell>
          <table:table-cell/>
        </table:table-row>
        <table:table-row table:style-name="ro1">
          <table:table-cell office:value-type="float" office:value="0.635">
            <text:p>0.635</text:p>
          </table:table-cell>
          <table:table-cell table:formula="of:=AVERAGE([.A839:.A878])" office:value-type="float" office:value="0.640275">
            <text:p>0.640275</text:p>
          </table:table-cell>
          <table:table-cell table:formula="of:=([.A858]*0.002)+[.C857]" office:value-type="float" office:value="3.76237399999999">
            <text:p>3.762374</text:p>
          </table:table-cell>
          <table:table-cell/>
        </table:table-row>
        <table:table-row table:style-name="ro1">
          <table:table-cell office:value-type="float" office:value="0.635">
            <text:p>0.635</text:p>
          </table:table-cell>
          <table:table-cell table:formula="of:=AVERAGE([.A840:.A879])" office:value-type="float" office:value="0.639375">
            <text:p>0.639375</text:p>
          </table:table-cell>
          <table:table-cell table:formula="of:=([.A859]*0.002)+[.C858]" office:value-type="float" office:value="3.76364399999999">
            <text:p>3.763644</text:p>
          </table:table-cell>
          <table:table-cell/>
        </table:table-row>
        <table:table-row table:style-name="ro1">
          <table:table-cell office:value-type="float" office:value="0.635">
            <text:p>0.635</text:p>
          </table:table-cell>
          <table:table-cell table:formula="of:=AVERAGE([.A841:.A880])" office:value-type="float" office:value="0.63855">
            <text:p>0.63855</text:p>
          </table:table-cell>
          <table:table-cell table:formula="of:=([.A860]*0.002)+[.C859]" office:value-type="float" office:value="3.76491399999999">
            <text:p>3.764914</text:p>
          </table:table-cell>
          <table:table-cell/>
        </table:table-row>
        <table:table-row table:style-name="ro1">
          <table:table-cell office:value-type="float" office:value="0.635">
            <text:p>0.635</text:p>
          </table:table-cell>
          <table:table-cell table:formula="of:=AVERAGE([.A842:.A881])" office:value-type="float" office:value="0.6378">
            <text:p>0.6378</text:p>
          </table:table-cell>
          <table:table-cell table:formula="of:=([.A861]*0.002)+[.C860]" office:value-type="float" office:value="3.76618399999999">
            <text:p>3.766184</text:p>
          </table:table-cell>
          <table:table-cell/>
        </table:table-row>
        <table:table-row table:style-name="ro1">
          <table:table-cell office:value-type="float" office:value="0.635">
            <text:p>0.635</text:p>
          </table:table-cell>
          <table:table-cell table:formula="of:=AVERAGE([.A843:.A882])" office:value-type="float" office:value="0.6371">
            <text:p>0.6371</text:p>
          </table:table-cell>
          <table:table-cell table:formula="of:=([.A862]*0.002)+[.C861]" office:value-type="float" office:value="3.76745399999999">
            <text:p>3.767454</text:p>
          </table:table-cell>
          <table:table-cell/>
        </table:table-row>
        <table:table-row table:style-name="ro1">
          <table:table-cell office:value-type="float" office:value="0.635">
            <text:p>0.635</text:p>
          </table:table-cell>
          <table:table-cell table:formula="of:=AVERAGE([.A844:.A883])" office:value-type="float" office:value="0.63645">
            <text:p>0.63645</text:p>
          </table:table-cell>
          <table:table-cell table:formula="of:=([.A863]*0.002)+[.C862]" office:value-type="float" office:value="3.76872399999999">
            <text:p>3.768724</text:p>
          </table:table-cell>
          <table:table-cell/>
        </table:table-row>
        <table:table-row table:style-name="ro1">
          <table:table-cell office:value-type="float" office:value="0.635">
            <text:p>0.635</text:p>
          </table:table-cell>
          <table:table-cell table:formula="of:=AVERAGE([.A845:.A884])" office:value-type="float" office:value="0.635875">
            <text:p>0.635875</text:p>
          </table:table-cell>
          <table:table-cell table:formula="of:=([.A864]*0.002)+[.C863]" office:value-type="float" office:value="3.76999399999999">
            <text:p>3.769994</text:p>
          </table:table-cell>
          <table:table-cell/>
        </table:table-row>
        <table:table-row table:style-name="ro1">
          <table:table-cell office:value-type="float" office:value="0.636">
            <text:p>0.636</text:p>
          </table:table-cell>
          <table:table-cell table:formula="of:=AVERAGE([.A846:.A885])" office:value-type="float" office:value="0.635325">
            <text:p>0.635325</text:p>
          </table:table-cell>
          <table:table-cell table:formula="of:=([.A865]*0.002)+[.C864]" office:value-type="float" office:value="3.77126599999999">
            <text:p>3.771266</text:p>
          </table:table-cell>
          <table:table-cell/>
        </table:table-row>
        <table:table-row table:style-name="ro1">
          <table:table-cell office:value-type="float" office:value="0.636">
            <text:p>0.636</text:p>
          </table:table-cell>
          <table:table-cell table:formula="of:=AVERAGE([.A847:.A886])" office:value-type="float" office:value="0.634825">
            <text:p>0.634825</text:p>
          </table:table-cell>
          <table:table-cell table:formula="of:=([.A866]*0.002)+[.C865]" office:value-type="float" office:value="3.77253799999999">
            <text:p>3.772538</text:p>
          </table:table-cell>
          <table:table-cell/>
        </table:table-row>
        <table:table-row table:style-name="ro1">
          <table:table-cell office:value-type="float" office:value="0.636">
            <text:p>0.636</text:p>
          </table:table-cell>
          <table:table-cell table:formula="of:=AVERAGE([.A848:.A887])" office:value-type="float" office:value="0.63435">
            <text:p>0.63435</text:p>
          </table:table-cell>
          <table:table-cell table:formula="of:=([.A867]*0.002)+[.C866]" office:value-type="float" office:value="3.77380999999999">
            <text:p>3.77381</text:p>
          </table:table-cell>
          <table:table-cell/>
        </table:table-row>
        <table:table-row table:style-name="ro1">
          <table:table-cell office:value-type="float" office:value="0.636">
            <text:p>0.636</text:p>
          </table:table-cell>
          <table:table-cell table:formula="of:=AVERAGE([.A849:.A888])" office:value-type="float" office:value="0.6339">
            <text:p>0.6339</text:p>
          </table:table-cell>
          <table:table-cell table:formula="of:=([.A868]*0.002)+[.C867]" office:value-type="float" office:value="3.77508199999999">
            <text:p>3.775082</text:p>
          </table:table-cell>
          <table:table-cell/>
        </table:table-row>
        <table:table-row table:style-name="ro1">
          <table:table-cell office:value-type="float" office:value="0.636">
            <text:p>0.636</text:p>
          </table:table-cell>
          <table:table-cell table:formula="of:=AVERAGE([.A850:.A889])" office:value-type="float" office:value="0.633475">
            <text:p>0.633475</text:p>
          </table:table-cell>
          <table:table-cell table:formula="of:=([.A869]*0.002)+[.C868]" office:value-type="float" office:value="3.77635399999999">
            <text:p>3.776354</text:p>
          </table:table-cell>
          <table:table-cell/>
        </table:table-row>
        <table:table-row table:style-name="ro1">
          <table:table-cell office:value-type="float" office:value="0.636">
            <text:p>0.636</text:p>
          </table:table-cell>
          <table:table-cell table:formula="of:=AVERAGE([.A851:.A890])" office:value-type="float" office:value="0.63305">
            <text:p>0.63305</text:p>
          </table:table-cell>
          <table:table-cell table:formula="of:=([.A870]*0.002)+[.C869]" office:value-type="float" office:value="3.77762599999999">
            <text:p>3.777626</text:p>
          </table:table-cell>
          <table:table-cell/>
        </table:table-row>
        <table:table-row table:style-name="ro1">
          <table:table-cell office:value-type="float" office:value="0.636">
            <text:p>0.636</text:p>
          </table:table-cell>
          <table:table-cell table:formula="of:=AVERAGE([.A852:.A891])" office:value-type="float" office:value="0.632625">
            <text:p>0.632625</text:p>
          </table:table-cell>
          <table:table-cell table:formula="of:=([.A871]*0.002)+[.C870]" office:value-type="float" office:value="3.77889799999999">
            <text:p>3.778898</text:p>
          </table:table-cell>
          <table:table-cell/>
        </table:table-row>
        <table:table-row table:style-name="ro1">
          <table:table-cell office:value-type="float" office:value="0.636">
            <text:p>0.636</text:p>
          </table:table-cell>
          <table:table-cell table:formula="of:=AVERAGE([.A853:.A892])" office:value-type="float" office:value="0.6322">
            <text:p>0.6322</text:p>
          </table:table-cell>
          <table:table-cell table:formula="of:=([.A872]*0.002)+[.C871]" office:value-type="float" office:value="3.78016999999999">
            <text:p>3.78017</text:p>
          </table:table-cell>
          <table:table-cell/>
        </table:table-row>
        <table:table-row table:style-name="ro1">
          <table:table-cell office:value-type="float" office:value="0.636">
            <text:p>0.636</text:p>
          </table:table-cell>
          <table:table-cell table:formula="of:=AVERAGE([.A854:.A893])" office:value-type="float" office:value="0.631775">
            <text:p>0.631775</text:p>
          </table:table-cell>
          <table:table-cell table:formula="of:=([.A873]*0.002)+[.C872]" office:value-type="float" office:value="3.78144199999999">
            <text:p>3.781442</text:p>
          </table:table-cell>
          <table:table-cell/>
        </table:table-row>
        <table:table-row table:style-name="ro1">
          <table:table-cell office:value-type="float" office:value="0.636">
            <text:p>0.636</text:p>
          </table:table-cell>
          <table:table-cell table:formula="of:=AVERAGE([.A855:.A894])" office:value-type="float" office:value="0.631375">
            <text:p>0.631375</text:p>
          </table:table-cell>
          <table:table-cell table:formula="of:=([.A874]*0.002)+[.C873]" office:value-type="float" office:value="3.78271399999999">
            <text:p>3.782714</text:p>
          </table:table-cell>
          <table:table-cell/>
        </table:table-row>
        <table:table-row table:style-name="ro1">
          <table:table-cell office:value-type="float" office:value="0.635">
            <text:p>0.635</text:p>
          </table:table-cell>
          <table:table-cell table:formula="of:=AVERAGE([.A856:.A895])" office:value-type="float" office:value="0.63095">
            <text:p>0.63095</text:p>
          </table:table-cell>
          <table:table-cell table:formula="of:=([.A875]*0.002)+[.C874]" office:value-type="float" office:value="3.78398399999999">
            <text:p>3.783984</text:p>
          </table:table-cell>
          <table:table-cell/>
        </table:table-row>
        <table:table-row table:style-name="ro1">
          <table:table-cell office:value-type="float" office:value="0.635">
            <text:p>0.635</text:p>
          </table:table-cell>
          <table:table-cell table:formula="of:=AVERAGE([.A857:.A896])" office:value-type="float" office:value="0.6305">
            <text:p>0.6305</text:p>
          </table:table-cell>
          <table:table-cell table:formula="of:=([.A876]*0.002)+[.C875]" office:value-type="float" office:value="3.78525399999999">
            <text:p>3.785254</text:p>
          </table:table-cell>
          <table:table-cell/>
        </table:table-row>
        <table:table-row table:style-name="ro1">
          <table:table-cell office:value-type="float" office:value="0.634">
            <text:p>0.634</text:p>
          </table:table-cell>
          <table:table-cell table:formula="of:=AVERAGE([.A858:.A897])" office:value-type="float" office:value="0.630025">
            <text:p>0.630025</text:p>
          </table:table-cell>
          <table:table-cell table:formula="of:=([.A877]*0.002)+[.C876]" office:value-type="float" office:value="3.78652199999999">
            <text:p>3.786522</text:p>
          </table:table-cell>
          <table:table-cell/>
        </table:table-row>
        <table:table-row table:style-name="ro1">
          <table:table-cell office:value-type="float" office:value="0.633">
            <text:p>0.633</text:p>
          </table:table-cell>
          <table:table-cell table:formula="of:=AVERAGE([.A859:.A898])" office:value-type="float" office:value="0.629525">
            <text:p>0.629525</text:p>
          </table:table-cell>
          <table:table-cell table:formula="of:=([.A878]*0.002)+[.C877]" office:value-type="float" office:value="3.78778799999999">
            <text:p>3.787788</text:p>
          </table:table-cell>
          <table:table-cell/>
        </table:table-row>
        <table:table-row table:style-name="ro1">
          <table:table-cell office:value-type="float" office:value="0.632">
            <text:p>0.632</text:p>
          </table:table-cell>
          <table:table-cell table:formula="of:=AVERAGE([.A860:.A899])" office:value-type="float" office:value="0.629">
            <text:p>0.629</text:p>
          </table:table-cell>
          <table:table-cell table:formula="of:=([.A879]*0.002)+[.C878]" office:value-type="float" office:value="3.78905199999999">
            <text:p>3.789052</text:p>
          </table:table-cell>
          <table:table-cell/>
        </table:table-row>
        <table:table-row table:style-name="ro1">
          <table:table-cell office:value-type="float" office:value="0.632">
            <text:p>0.632</text:p>
          </table:table-cell>
          <table:table-cell table:formula="of:=AVERAGE([.A861:.A900])" office:value-type="float" office:value="0.62845">
            <text:p>0.62845</text:p>
          </table:table-cell>
          <table:table-cell table:formula="of:=([.A880]*0.002)+[.C879]" office:value-type="float" office:value="3.79031599999999">
            <text:p>3.790316</text:p>
          </table:table-cell>
          <table:table-cell/>
        </table:table-row>
        <table:table-row table:style-name="ro1">
          <table:table-cell office:value-type="float" office:value="0.631">
            <text:p>0.631</text:p>
          </table:table-cell>
          <table:table-cell table:formula="of:=AVERAGE([.A862:.A901])" office:value-type="float" office:value="0.627875">
            <text:p>0.627875</text:p>
          </table:table-cell>
          <table:table-cell table:formula="of:=([.A881]*0.002)+[.C880]" office:value-type="float" office:value="3.79157799999999">
            <text:p>3.791578</text:p>
          </table:table-cell>
          <table:table-cell/>
        </table:table-row>
        <table:table-row table:style-name="ro1">
          <table:table-cell office:value-type="float" office:value="0.63">
            <text:p>0.63</text:p>
          </table:table-cell>
          <table:table-cell table:formula="of:=AVERAGE([.A863:.A902])" office:value-type="float" office:value="0.6273">
            <text:p>0.6273</text:p>
          </table:table-cell>
          <table:table-cell table:formula="of:=([.A882]*0.002)+[.C881]" office:value-type="float" office:value="3.79283799999999">
            <text:p>3.792838</text:p>
          </table:table-cell>
          <table:table-cell/>
        </table:table-row>
        <table:table-row table:style-name="ro1">
          <table:table-cell office:value-type="float" office:value="0.629">
            <text:p>0.629</text:p>
          </table:table-cell>
          <table:table-cell table:formula="of:=AVERAGE([.A864:.A903])" office:value-type="float" office:value="0.6267">
            <text:p>0.6267</text:p>
          </table:table-cell>
          <table:table-cell table:formula="of:=([.A883]*0.002)+[.C882]" office:value-type="float" office:value="3.79409599999999">
            <text:p>3.794096</text:p>
          </table:table-cell>
          <table:table-cell/>
        </table:table-row>
        <table:table-row table:style-name="ro1">
          <table:table-cell office:value-type="float" office:value="0.628">
            <text:p>0.628</text:p>
          </table:table-cell>
          <table:table-cell table:formula="of:=AVERAGE([.A865:.A904])" office:value-type="float" office:value="0.626075">
            <text:p>0.626075</text:p>
          </table:table-cell>
          <table:table-cell table:formula="of:=([.A884]*0.002)+[.C883]" office:value-type="float" office:value="3.79535199999999">
            <text:p>3.795352</text:p>
          </table:table-cell>
          <table:table-cell/>
        </table:table-row>
        <table:table-row table:style-name="ro1">
          <table:table-cell office:value-type="float" office:value="0.627">
            <text:p>0.627</text:p>
          </table:table-cell>
          <table:table-cell table:formula="of:=AVERAGE([.A866:.A905])" office:value-type="float" office:value="0.625425">
            <text:p>0.625425</text:p>
          </table:table-cell>
          <table:table-cell table:formula="of:=([.A885]*0.002)+[.C884]" office:value-type="float" office:value="3.79660599999999">
            <text:p>3.796606</text:p>
          </table:table-cell>
          <table:table-cell/>
        </table:table-row>
        <table:table-row table:style-name="ro1">
          <table:table-cell office:value-type="float" office:value="0.626">
            <text:p>0.626</text:p>
          </table:table-cell>
          <table:table-cell table:formula="of:=AVERAGE([.A867:.A906])" office:value-type="float" office:value="0.62475">
            <text:p>0.62475</text:p>
          </table:table-cell>
          <table:table-cell table:formula="of:=([.A886]*0.002)+[.C885]" office:value-type="float" office:value="3.79785799999999">
            <text:p>3.797858</text:p>
          </table:table-cell>
          <table:table-cell/>
        </table:table-row>
        <table:table-row table:style-name="ro1">
          <table:table-cell office:value-type="float" office:value="0.625">
            <text:p>0.625</text:p>
          </table:table-cell>
          <table:table-cell table:formula="of:=AVERAGE([.A868:.A907])" office:value-type="float" office:value="0.624075">
            <text:p>0.624075</text:p>
          </table:table-cell>
          <table:table-cell table:formula="of:=([.A887]*0.002)+[.C886]" office:value-type="float" office:value="3.79910799999999">
            <text:p>3.799108</text:p>
          </table:table-cell>
          <table:table-cell/>
        </table:table-row>
        <table:table-row table:style-name="ro1">
          <table:table-cell office:value-type="float" office:value="0.624">
            <text:p>0.624</text:p>
          </table:table-cell>
          <table:table-cell table:formula="of:=AVERAGE([.A869:.A908])" office:value-type="float" office:value="0.623375">
            <text:p>0.623375</text:p>
          </table:table-cell>
          <table:table-cell table:formula="of:=([.A888]*0.002)+[.C887]" office:value-type="float" office:value="3.80035599999999">
            <text:p>3.800356</text:p>
          </table:table-cell>
          <table:table-cell/>
        </table:table-row>
        <table:table-row table:style-name="ro1">
          <table:table-cell office:value-type="float" office:value="0.623">
            <text:p>0.623</text:p>
          </table:table-cell>
          <table:table-cell table:formula="of:=AVERAGE([.A870:.A909])" office:value-type="float" office:value="0.62265">
            <text:p>0.62265</text:p>
          </table:table-cell>
          <table:table-cell table:formula="of:=([.A889]*0.002)+[.C888]" office:value-type="float" office:value="3.80160199999999">
            <text:p>3.801602</text:p>
          </table:table-cell>
          <table:table-cell/>
        </table:table-row>
        <table:table-row table:style-name="ro1">
          <table:table-cell office:value-type="float" office:value="0.622">
            <text:p>0.622</text:p>
          </table:table-cell>
          <table:table-cell table:formula="of:=AVERAGE([.A871:.A910])" office:value-type="float" office:value="0.621925">
            <text:p>0.621925</text:p>
          </table:table-cell>
          <table:table-cell table:formula="of:=([.A890]*0.002)+[.C889]" office:value-type="float" office:value="3.80284599999999">
            <text:p>3.802846</text:p>
          </table:table-cell>
          <table:table-cell/>
        </table:table-row>
        <table:table-row table:style-name="ro1">
          <table:table-cell office:value-type="float" office:value="0.621">
            <text:p>0.621</text:p>
          </table:table-cell>
          <table:table-cell table:formula="of:=AVERAGE([.A872:.A911])" office:value-type="float" office:value="0.621175">
            <text:p>0.621175</text:p>
          </table:table-cell>
          <table:table-cell table:formula="of:=([.A891]*0.002)+[.C890]" office:value-type="float" office:value="3.80408799999999">
            <text:p>3.804088</text:p>
          </table:table-cell>
          <table:table-cell/>
        </table:table-row>
        <table:table-row table:style-name="ro1">
          <table:table-cell office:value-type="float" office:value="0.62">
            <text:p>0.62</text:p>
          </table:table-cell>
          <table:table-cell table:formula="of:=AVERAGE([.A873:.A912])" office:value-type="float" office:value="0.620425">
            <text:p>0.620425</text:p>
          </table:table-cell>
          <table:table-cell table:formula="of:=([.A892]*0.002)+[.C891]" office:value-type="float" office:value="3.80532799999999">
            <text:p>3.805328</text:p>
          </table:table-cell>
          <table:table-cell/>
        </table:table-row>
        <table:table-row table:style-name="ro1">
          <table:table-cell office:value-type="float" office:value="0.619">
            <text:p>0.619</text:p>
          </table:table-cell>
          <table:table-cell table:formula="of:=AVERAGE([.A874:.A913])" office:value-type="float" office:value="0.61965">
            <text:p>0.61965</text:p>
          </table:table-cell>
          <table:table-cell table:formula="of:=([.A893]*0.002)+[.C892]" office:value-type="float" office:value="3.80656599999999">
            <text:p>3.806566</text:p>
          </table:table-cell>
          <table:table-cell/>
        </table:table-row>
        <table:table-row table:style-name="ro1">
          <table:table-cell office:value-type="float" office:value="0.619">
            <text:p>0.619</text:p>
          </table:table-cell>
          <table:table-cell table:formula="of:=AVERAGE([.A875:.A914])" office:value-type="float" office:value="0.618875">
            <text:p>0.618875</text:p>
          </table:table-cell>
          <table:table-cell table:formula="of:=([.A894]*0.002)+[.C893]" office:value-type="float" office:value="3.80780399999999">
            <text:p>3.807804</text:p>
          </table:table-cell>
          <table:table-cell/>
        </table:table-row>
        <table:table-row table:style-name="ro1">
          <table:table-cell office:value-type="float" office:value="0.618">
            <text:p>0.618</text:p>
          </table:table-cell>
          <table:table-cell table:formula="of:=AVERAGE([.A876:.A915])" office:value-type="float" office:value="0.6181">
            <text:p>0.6181</text:p>
          </table:table-cell>
          <table:table-cell table:formula="of:=([.A895]*0.002)+[.C894]" office:value-type="float" office:value="3.80903999999999">
            <text:p>3.80904</text:p>
          </table:table-cell>
          <table:table-cell/>
        </table:table-row>
        <table:table-row table:style-name="ro1">
          <table:table-cell office:value-type="float" office:value="0.617">
            <text:p>0.617</text:p>
          </table:table-cell>
          <table:table-cell table:formula="of:=AVERAGE([.A877:.A916])" office:value-type="float" office:value="0.617325">
            <text:p>0.617325</text:p>
          </table:table-cell>
          <table:table-cell table:formula="of:=([.A896]*0.002)+[.C895]" office:value-type="float" office:value="3.81027399999999">
            <text:p>3.810274</text:p>
          </table:table-cell>
          <table:table-cell/>
        </table:table-row>
        <table:table-row table:style-name="ro1">
          <table:table-cell office:value-type="float" office:value="0.616">
            <text:p>0.616</text:p>
          </table:table-cell>
          <table:table-cell table:formula="of:=AVERAGE([.A878:.A917])" office:value-type="float" office:value="0.61655">
            <text:p>0.61655</text:p>
          </table:table-cell>
          <table:table-cell table:formula="of:=([.A897]*0.002)+[.C896]" office:value-type="float" office:value="3.81150599999999">
            <text:p>3.811506</text:p>
          </table:table-cell>
          <table:table-cell/>
        </table:table-row>
        <table:table-row table:style-name="ro1">
          <table:table-cell office:value-type="float" office:value="0.615">
            <text:p>0.615</text:p>
          </table:table-cell>
          <table:table-cell table:formula="of:=AVERAGE([.A879:.A918])" office:value-type="float" office:value="0.615775">
            <text:p>0.615775</text:p>
          </table:table-cell>
          <table:table-cell table:formula="of:=([.A898]*0.002)+[.C897]" office:value-type="float" office:value="3.81273599999999">
            <text:p>3.812736</text:p>
          </table:table-cell>
          <table:table-cell/>
        </table:table-row>
        <table:table-row table:style-name="ro1">
          <table:table-cell office:value-type="float" office:value="0.614">
            <text:p>0.614</text:p>
          </table:table-cell>
          <table:table-cell table:formula="of:=AVERAGE([.A880:.A919])" office:value-type="float" office:value="0.615025">
            <text:p>0.615025</text:p>
          </table:table-cell>
          <table:table-cell table:formula="of:=([.A899]*0.002)+[.C898]" office:value-type="float" office:value="3.81396399999999">
            <text:p>3.813964</text:p>
          </table:table-cell>
          <table:table-cell/>
        </table:table-row>
        <table:table-row table:style-name="ro1">
          <table:table-cell office:value-type="float" office:value="0.613">
            <text:p>0.613</text:p>
          </table:table-cell>
          <table:table-cell table:formula="of:=AVERAGE([.A881:.A920])" office:value-type="float" office:value="0.61425">
            <text:p>0.61425</text:p>
          </table:table-cell>
          <table:table-cell table:formula="of:=([.A900]*0.002)+[.C899]" office:value-type="float" office:value="3.81518999999999">
            <text:p>3.81519</text:p>
          </table:table-cell>
          <table:table-cell/>
        </table:table-row>
        <table:table-row table:style-name="ro1">
          <table:table-cell office:value-type="float" office:value="0.612">
            <text:p>0.612</text:p>
          </table:table-cell>
          <table:table-cell table:formula="of:=AVERAGE([.A882:.A921])" office:value-type="float" office:value="0.613475">
            <text:p>0.613475</text:p>
          </table:table-cell>
          <table:table-cell table:formula="of:=([.A901]*0.002)+[.C900]" office:value-type="float" office:value="3.81641399999999">
            <text:p>3.816414</text:p>
          </table:table-cell>
          <table:table-cell/>
        </table:table-row>
        <table:table-row table:style-name="ro1">
          <table:table-cell office:value-type="float" office:value="0.612">
            <text:p>0.612</text:p>
          </table:table-cell>
          <table:table-cell table:formula="of:=AVERAGE([.A883:.A922])" office:value-type="float" office:value="0.612725">
            <text:p>0.612725</text:p>
          </table:table-cell>
          <table:table-cell table:formula="of:=([.A902]*0.002)+[.C901]" office:value-type="float" office:value="3.81763799999999">
            <text:p>3.817638</text:p>
          </table:table-cell>
          <table:table-cell/>
        </table:table-row>
        <table:table-row table:style-name="ro1">
          <table:table-cell office:value-type="float" office:value="0.611">
            <text:p>0.611</text:p>
          </table:table-cell>
          <table:table-cell table:formula="of:=AVERAGE([.A884:.A923])" office:value-type="float" office:value="0.611975">
            <text:p>0.611975</text:p>
          </table:table-cell>
          <table:table-cell table:formula="of:=([.A903]*0.002)+[.C902]" office:value-type="float" office:value="3.81885999999999">
            <text:p>3.81886</text:p>
          </table:table-cell>
          <table:table-cell/>
        </table:table-row>
        <table:table-row table:style-name="ro1">
          <table:table-cell office:value-type="float" office:value="0.61">
            <text:p>0.61</text:p>
          </table:table-cell>
          <table:table-cell table:formula="of:=AVERAGE([.A885:.A924])" office:value-type="float" office:value="0.611225">
            <text:p>0.611225</text:p>
          </table:table-cell>
          <table:table-cell table:formula="of:=([.A904]*0.002)+[.C903]" office:value-type="float" office:value="3.82007999999999">
            <text:p>3.82008</text:p>
          </table:table-cell>
          <table:table-cell/>
        </table:table-row>
        <table:table-row table:style-name="ro1">
          <table:table-cell office:value-type="float" office:value="0.61">
            <text:p>0.61</text:p>
          </table:table-cell>
          <table:table-cell table:formula="of:=AVERAGE([.A886:.A925])" office:value-type="float" office:value="0.6105">
            <text:p>0.6105</text:p>
          </table:table-cell>
          <table:table-cell table:formula="of:=([.A905]*0.002)+[.C904]" office:value-type="float" office:value="3.82129999999999">
            <text:p>3.8213</text:p>
          </table:table-cell>
          <table:table-cell/>
        </table:table-row>
        <table:table-row table:style-name="ro1">
          <table:table-cell office:value-type="float" office:value="0.609">
            <text:p>0.609</text:p>
          </table:table-cell>
          <table:table-cell table:formula="of:=AVERAGE([.A887:.A926])" office:value-type="float" office:value="0.6098">
            <text:p>0.6098</text:p>
          </table:table-cell>
          <table:table-cell table:formula="of:=([.A906]*0.002)+[.C905]" office:value-type="float" office:value="3.82251799999999">
            <text:p>3.822518</text:p>
          </table:table-cell>
          <table:table-cell/>
        </table:table-row>
        <table:table-row table:style-name="ro1">
          <table:table-cell office:value-type="float" office:value="0.609">
            <text:p>0.609</text:p>
          </table:table-cell>
          <table:table-cell table:formula="of:=AVERAGE([.A888:.A927])" office:value-type="float" office:value="0.609125">
            <text:p>0.609125</text:p>
          </table:table-cell>
          <table:table-cell table:formula="of:=([.A907]*0.002)+[.C906]" office:value-type="float" office:value="3.82373599999999">
            <text:p>3.823736</text:p>
          </table:table-cell>
          <table:table-cell/>
        </table:table-row>
        <table:table-row table:style-name="ro1">
          <table:table-cell office:value-type="float" office:value="0.608">
            <text:p>0.608</text:p>
          </table:table-cell>
          <table:table-cell table:formula="of:=AVERAGE([.A889:.A928])" office:value-type="float" office:value="0.60845">
            <text:p>0.60845</text:p>
          </table:table-cell>
          <table:table-cell table:formula="of:=([.A908]*0.002)+[.C907]" office:value-type="float" office:value="3.82495199999999">
            <text:p>3.824952</text:p>
          </table:table-cell>
          <table:table-cell/>
        </table:table-row>
        <table:table-row table:style-name="ro1">
          <table:table-cell office:value-type="float" office:value="0.607">
            <text:p>0.607</text:p>
          </table:table-cell>
          <table:table-cell table:formula="of:=AVERAGE([.A890:.A929])" office:value-type="float" office:value="0.607825">
            <text:p>0.607825</text:p>
          </table:table-cell>
          <table:table-cell table:formula="of:=([.A909]*0.002)+[.C908]" office:value-type="float" office:value="3.82616599999999">
            <text:p>3.826166</text:p>
          </table:table-cell>
          <table:table-cell/>
        </table:table-row>
        <table:table-row table:style-name="ro1">
          <table:table-cell office:value-type="float" office:value="0.607">
            <text:p>0.607</text:p>
          </table:table-cell>
          <table:table-cell table:formula="of:=AVERAGE([.A891:.A930])" office:value-type="float" office:value="0.607225">
            <text:p>0.607225</text:p>
          </table:table-cell>
          <table:table-cell table:formula="of:=([.A910]*0.002)+[.C909]" office:value-type="float" office:value="3.82737999999999">
            <text:p>3.82738</text:p>
          </table:table-cell>
          <table:table-cell/>
        </table:table-row>
        <table:table-row table:style-name="ro1">
          <table:table-cell office:value-type="float" office:value="0.606">
            <text:p>0.606</text:p>
          </table:table-cell>
          <table:table-cell table:formula="of:=AVERAGE([.A892:.A931])" office:value-type="float" office:value="0.60665">
            <text:p>0.60665</text:p>
          </table:table-cell>
          <table:table-cell table:formula="of:=([.A911]*0.002)+[.C910]" office:value-type="float" office:value="3.82859199999999">
            <text:p>3.828592</text:p>
          </table:table-cell>
          <table:table-cell/>
        </table:table-row>
        <table:table-row table:style-name="ro1">
          <table:table-cell office:value-type="float" office:value="0.606">
            <text:p>0.606</text:p>
          </table:table-cell>
          <table:table-cell table:formula="of:=AVERAGE([.A893:.A932])" office:value-type="float" office:value="0.606125">
            <text:p>0.606125</text:p>
          </table:table-cell>
          <table:table-cell table:formula="of:=([.A912]*0.002)+[.C911]" office:value-type="float" office:value="3.82980399999999">
            <text:p>3.829804</text:p>
          </table:table-cell>
          <table:table-cell/>
        </table:table-row>
        <table:table-row table:style-name="ro1">
          <table:table-cell office:value-type="float" office:value="0.605">
            <text:p>0.605</text:p>
          </table:table-cell>
          <table:table-cell table:formula="of:=AVERAGE([.A894:.A933])" office:value-type="float" office:value="0.605625">
            <text:p>0.605625</text:p>
          </table:table-cell>
          <table:table-cell table:formula="of:=([.A913]*0.002)+[.C912]" office:value-type="float" office:value="3.83101399999999">
            <text:p>3.831014</text:p>
          </table:table-cell>
          <table:table-cell/>
        </table:table-row>
        <table:table-row table:style-name="ro1">
          <table:table-cell office:value-type="float" office:value="0.605">
            <text:p>0.605</text:p>
          </table:table-cell>
          <table:table-cell table:formula="of:=AVERAGE([.A895:.A934])" office:value-type="float" office:value="0.60515">
            <text:p>0.60515</text:p>
          </table:table-cell>
          <table:table-cell table:formula="of:=([.A914]*0.002)+[.C913]" office:value-type="float" office:value="3.83222399999999">
            <text:p>3.832224</text:p>
          </table:table-cell>
          <table:table-cell/>
        </table:table-row>
        <table:table-row table:style-name="ro1">
          <table:table-cell office:value-type="float" office:value="0.604">
            <text:p>0.604</text:p>
          </table:table-cell>
          <table:table-cell table:formula="of:=AVERAGE([.A896:.A935])" office:value-type="float" office:value="0.6047">
            <text:p>0.6047</text:p>
          </table:table-cell>
          <table:table-cell table:formula="of:=([.A915]*0.002)+[.C914]" office:value-type="float" office:value="3.83343199999999">
            <text:p>3.833432</text:p>
          </table:table-cell>
          <table:table-cell/>
        </table:table-row>
        <table:table-row table:style-name="ro1">
          <table:table-cell office:value-type="float" office:value="0.604">
            <text:p>0.604</text:p>
          </table:table-cell>
          <table:table-cell table:formula="of:=AVERAGE([.A897:.A936])" office:value-type="float" office:value="0.6043">
            <text:p>0.6043</text:p>
          </table:table-cell>
          <table:table-cell table:formula="of:=([.A916]*0.002)+[.C915]" office:value-type="float" office:value="3.83463999999999">
            <text:p>3.83464</text:p>
          </table:table-cell>
          <table:table-cell/>
        </table:table-row>
        <table:table-row table:style-name="ro1">
          <table:table-cell office:value-type="float" office:value="0.603">
            <text:p>0.603</text:p>
          </table:table-cell>
          <table:table-cell table:formula="of:=AVERAGE([.A898:.A937])" office:value-type="float" office:value="0.60395">
            <text:p>0.60395</text:p>
          </table:table-cell>
          <table:table-cell table:formula="of:=([.A917]*0.002)+[.C916]" office:value-type="float" office:value="3.83584599999999">
            <text:p>3.835846</text:p>
          </table:table-cell>
          <table:table-cell/>
        </table:table-row>
        <table:table-row table:style-name="ro1">
          <table:table-cell office:value-type="float" office:value="0.602">
            <text:p>0.602</text:p>
          </table:table-cell>
          <table:table-cell table:formula="of:=AVERAGE([.A899:.A938])" office:value-type="float" office:value="0.603625">
            <text:p>0.603625</text:p>
          </table:table-cell>
          <table:table-cell table:formula="of:=([.A918]*0.002)+[.C917]" office:value-type="float" office:value="3.83704999999999">
            <text:p>3.83705</text:p>
          </table:table-cell>
          <table:table-cell/>
        </table:table-row>
        <table:table-row table:style-name="ro1">
          <table:table-cell office:value-type="float" office:value="0.602">
            <text:p>0.602</text:p>
          </table:table-cell>
          <table:table-cell table:formula="of:=AVERAGE([.A900:.A939])" office:value-type="float" office:value="0.603325">
            <text:p>0.603325</text:p>
          </table:table-cell>
          <table:table-cell table:formula="of:=([.A919]*0.002)+[.C918]" office:value-type="float" office:value="3.83825399999999">
            <text:p>3.838254</text:p>
          </table:table-cell>
          <table:table-cell/>
        </table:table-row>
        <table:table-row table:style-name="ro1">
          <table:table-cell office:value-type="float" office:value="0.601">
            <text:p>0.601</text:p>
          </table:table-cell>
          <table:table-cell table:formula="of:=AVERAGE([.A901:.A940])" office:value-type="float" office:value="0.60305">
            <text:p>0.60305</text:p>
          </table:table-cell>
          <table:table-cell table:formula="of:=([.A920]*0.002)+[.C919]" office:value-type="float" office:value="3.83945599999999">
            <text:p>3.839456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 table:formula="of:=AVERAGE([.A902:.A941])" office:value-type="float" office:value="0.602775">
            <text:p>0.602775</text:p>
          </table:table-cell>
          <table:table-cell table:formula="of:=([.A921]*0.002)+[.C920]" office:value-type="float" office:value="3.84065599999999">
            <text:p>3.840656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 table:formula="of:=AVERAGE([.A903:.A942])" office:value-type="float" office:value="0.6025">
            <text:p>0.6025</text:p>
          </table:table-cell>
          <table:table-cell table:formula="of:=([.A922]*0.002)+[.C921]" office:value-type="float" office:value="3.84185599999999">
            <text:p>3.841856</text:p>
          </table:table-cell>
          <table:table-cell/>
        </table:table-row>
        <table:table-row table:style-name="ro1">
          <table:table-cell office:value-type="float" office:value="0.599">
            <text:p>0.599</text:p>
          </table:table-cell>
          <table:table-cell table:formula="of:=AVERAGE([.A904:.A943])" office:value-type="float" office:value="0.602225">
            <text:p>0.602225</text:p>
          </table:table-cell>
          <table:table-cell table:formula="of:=([.A923]*0.002)+[.C922]" office:value-type="float" office:value="3.84305399999999">
            <text:p>3.843054</text:p>
          </table:table-cell>
          <table:table-cell/>
        </table:table-row>
        <table:table-row table:style-name="ro1">
          <table:table-cell office:value-type="float" office:value="0.598">
            <text:p>0.598</text:p>
          </table:table-cell>
          <table:table-cell table:formula="of:=AVERAGE([.A905:.A944])" office:value-type="float" office:value="0.601925">
            <text:p>0.601925</text:p>
          </table:table-cell>
          <table:table-cell table:formula="of:=([.A924]*0.002)+[.C923]" office:value-type="float" office:value="3.84424999999999">
            <text:p>3.84425</text:p>
          </table:table-cell>
          <table:table-cell/>
        </table:table-row>
        <table:table-row table:style-name="ro1">
          <table:table-cell office:value-type="float" office:value="0.598">
            <text:p>0.598</text:p>
          </table:table-cell>
          <table:table-cell table:formula="of:=AVERAGE([.A906:.A945])" office:value-type="float" office:value="0.6016">
            <text:p>0.6016</text:p>
          </table:table-cell>
          <table:table-cell table:formula="of:=([.A925]*0.002)+[.C924]" office:value-type="float" office:value="3.84544599999999">
            <text:p>3.845446</text:p>
          </table:table-cell>
          <table:table-cell/>
        </table:table-row>
        <table:table-row table:style-name="ro1">
          <table:table-cell office:value-type="float" office:value="0.598">
            <text:p>0.598</text:p>
          </table:table-cell>
          <table:table-cell table:formula="of:=AVERAGE([.A907:.A946])" office:value-type="float" office:value="0.60125">
            <text:p>0.60125</text:p>
          </table:table-cell>
          <table:table-cell table:formula="of:=([.A926]*0.002)+[.C925]" office:value-type="float" office:value="3.84664199999999">
            <text:p>3.846642</text:p>
          </table:table-cell>
          <table:table-cell/>
        </table:table-row>
        <table:table-row table:style-name="ro1">
          <table:table-cell office:value-type="float" office:value="0.598">
            <text:p>0.598</text:p>
          </table:table-cell>
          <table:table-cell table:formula="of:=AVERAGE([.A908:.A947])" office:value-type="float" office:value="0.600825">
            <text:p>0.600825</text:p>
          </table:table-cell>
          <table:table-cell table:formula="of:=([.A927]*0.002)+[.C926]" office:value-type="float" office:value="3.84783799999999">
            <text:p>3.847838</text:p>
          </table:table-cell>
          <table:table-cell/>
        </table:table-row>
        <table:table-row table:style-name="ro1">
          <table:table-cell office:value-type="float" office:value="0.597">
            <text:p>0.597</text:p>
          </table:table-cell>
          <table:table-cell table:formula="of:=AVERAGE([.A909:.A948])" office:value-type="float" office:value="0.600375">
            <text:p>0.600375</text:p>
          </table:table-cell>
          <table:table-cell table:formula="of:=([.A928]*0.002)+[.C927]" office:value-type="float" office:value="3.84903199999999">
            <text:p>3.849032</text:p>
          </table:table-cell>
          <table:table-cell/>
        </table:table-row>
        <table:table-row table:style-name="ro1">
          <table:table-cell office:value-type="float" office:value="0.598">
            <text:p>0.598</text:p>
          </table:table-cell>
          <table:table-cell table:formula="of:=AVERAGE([.A910:.A949])" office:value-type="float" office:value="0.599875">
            <text:p>0.599875</text:p>
          </table:table-cell>
          <table:table-cell table:formula="of:=([.A929]*0.002)+[.C928]" office:value-type="float" office:value="3.85022799999999">
            <text:p>3.850228</text:p>
          </table:table-cell>
          <table:table-cell/>
        </table:table-row>
        <table:table-row table:style-name="ro1">
          <table:table-cell office:value-type="float" office:value="0.598">
            <text:p>0.598</text:p>
          </table:table-cell>
          <table:table-cell table:formula="of:=AVERAGE([.A911:.A950])" office:value-type="float" office:value="0.5993">
            <text:p>0.5993</text:p>
          </table:table-cell>
          <table:table-cell table:formula="of:=([.A930]*0.002)+[.C929]" office:value-type="float" office:value="3.851424">
            <text:p>3.851424</text:p>
          </table:table-cell>
          <table:table-cell/>
        </table:table-row>
        <table:table-row table:style-name="ro1">
          <table:table-cell office:value-type="float" office:value="0.598">
            <text:p>0.598</text:p>
          </table:table-cell>
          <table:table-cell table:formula="of:=AVERAGE([.A912:.A951])" office:value-type="float" office:value="0.59865">
            <text:p>0.59865</text:p>
          </table:table-cell>
          <table:table-cell table:formula="of:=([.A931]*0.002)+[.C930]" office:value-type="float" office:value="3.85262">
            <text:p>3.85262</text:p>
          </table:table-cell>
          <table:table-cell/>
        </table:table-row>
        <table:table-row table:style-name="ro1">
          <table:table-cell office:value-type="float" office:value="0.599">
            <text:p>0.599</text:p>
          </table:table-cell>
          <table:table-cell table:formula="of:=AVERAGE([.A913:.A952])" office:value-type="float" office:value="0.597925">
            <text:p>0.597925</text:p>
          </table:table-cell>
          <table:table-cell table:formula="of:=([.A932]*0.002)+[.C931]" office:value-type="float" office:value="3.853818">
            <text:p>3.853818</text:p>
          </table:table-cell>
          <table:table-cell/>
        </table:table-row>
        <table:table-row table:style-name="ro1">
          <table:table-cell office:value-type="float" office:value="0.599">
            <text:p>0.599</text:p>
          </table:table-cell>
          <table:table-cell table:formula="of:=AVERAGE([.A914:.A953])" office:value-type="float" office:value="0.597125">
            <text:p>0.597125</text:p>
          </table:table-cell>
          <table:table-cell table:formula="of:=([.A933]*0.002)+[.C932]" office:value-type="float" office:value="3.855016">
            <text:p>3.855016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 table:formula="of:=AVERAGE([.A915:.A954])" office:value-type="float" office:value="0.59625">
            <text:p>0.59625</text:p>
          </table:table-cell>
          <table:table-cell table:formula="of:=([.A934]*0.002)+[.C933]" office:value-type="float" office:value="3.856216">
            <text:p>3.856216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 table:formula="of:=AVERAGE([.A916:.A955])" office:value-type="float" office:value="0.5953">
            <text:p>0.5953</text:p>
          </table:table-cell>
          <table:table-cell table:formula="of:=([.A935]*0.002)+[.C934]" office:value-type="float" office:value="3.857416">
            <text:p>3.857416</text:p>
          </table:table-cell>
          <table:table-cell/>
        </table:table-row>
        <table:table-row table:style-name="ro1">
          <table:table-cell office:value-type="float" office:value="0.601">
            <text:p>0.601</text:p>
          </table:table-cell>
          <table:table-cell table:formula="of:=AVERAGE([.A917:.A956])" office:value-type="float" office:value="0.59425">
            <text:p>0.59425</text:p>
          </table:table-cell>
          <table:table-cell table:formula="of:=([.A936]*0.002)+[.C935]" office:value-type="float" office:value="3.858618">
            <text:p>3.858618</text:p>
          </table:table-cell>
          <table:table-cell/>
        </table:table-row>
        <table:table-row table:style-name="ro1">
          <table:table-cell office:value-type="float" office:value="0.602">
            <text:p>0.602</text:p>
          </table:table-cell>
          <table:table-cell table:formula="of:=AVERAGE([.A918:.A957])" office:value-type="float" office:value="0.593125">
            <text:p>0.593125</text:p>
          </table:table-cell>
          <table:table-cell table:formula="of:=([.A937]*0.002)+[.C936]" office:value-type="float" office:value="3.859822">
            <text:p>3.859822</text:p>
          </table:table-cell>
          <table:table-cell/>
        </table:table-row>
        <table:table-row table:style-name="ro1">
          <table:table-cell office:value-type="float" office:value="0.602">
            <text:p>0.602</text:p>
          </table:table-cell>
          <table:table-cell table:formula="of:=AVERAGE([.A919:.A958])" office:value-type="float" office:value="0.591925">
            <text:p>0.591925</text:p>
          </table:table-cell>
          <table:table-cell table:formula="of:=([.A938]*0.002)+[.C937]" office:value-type="float" office:value="3.861026">
            <text:p>3.861026</text:p>
          </table:table-cell>
          <table:table-cell/>
        </table:table-row>
        <table:table-row table:style-name="ro1">
          <table:table-cell office:value-type="float" office:value="0.602">
            <text:p>0.602</text:p>
          </table:table-cell>
          <table:table-cell table:formula="of:=AVERAGE([.A920:.A959])" office:value-type="float" office:value="0.59065">
            <text:p>0.59065</text:p>
          </table:table-cell>
          <table:table-cell table:formula="of:=([.A939]*0.002)+[.C938]" office:value-type="float" office:value="3.86223">
            <text:p>3.86223</text:p>
          </table:table-cell>
          <table:table-cell/>
        </table:table-row>
        <table:table-row table:style-name="ro1">
          <table:table-cell office:value-type="float" office:value="0.602">
            <text:p>0.602</text:p>
          </table:table-cell>
          <table:table-cell table:formula="of:=AVERAGE([.A921:.A960])" office:value-type="float" office:value="0.5893">
            <text:p>0.5893</text:p>
          </table:table-cell>
          <table:table-cell table:formula="of:=([.A940]*0.002)+[.C939]" office:value-type="float" office:value="3.863434">
            <text:p>3.863434</text:p>
          </table:table-cell>
          <table:table-cell/>
        </table:table-row>
        <table:table-row table:style-name="ro1">
          <table:table-cell office:value-type="float" office:value="0.601">
            <text:p>0.601</text:p>
          </table:table-cell>
          <table:table-cell table:formula="of:=AVERAGE([.A922:.A961])" office:value-type="float" office:value="0.587875">
            <text:p>0.587875</text:p>
          </table:table-cell>
          <table:table-cell table:formula="of:=([.A941]*0.002)+[.C940]" office:value-type="float" office:value="3.864636">
            <text:p>3.864636</text:p>
          </table:table-cell>
          <table:table-cell/>
        </table:table-row>
        <table:table-row table:style-name="ro1">
          <table:table-cell office:value-type="float" office:value="0.601">
            <text:p>0.601</text:p>
          </table:table-cell>
          <table:table-cell table:formula="of:=AVERAGE([.A923:.A962])" office:value-type="float" office:value="0.586375">
            <text:p>0.586375</text:p>
          </table:table-cell>
          <table:table-cell table:formula="of:=([.A942]*0.002)+[.C941]" office:value-type="float" office:value="3.865838">
            <text:p>3.865838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 table:formula="of:=AVERAGE([.A924:.A963])" office:value-type="float" office:value="0.584825">
            <text:p>0.584825</text:p>
          </table:table-cell>
          <table:table-cell table:formula="of:=([.A943]*0.002)+[.C942]" office:value-type="float" office:value="3.867038">
            <text:p>3.867038</text:p>
          </table:table-cell>
          <table:table-cell/>
        </table:table-row>
        <table:table-row table:style-name="ro1">
          <table:table-cell office:value-type="float" office:value="0.598">
            <text:p>0.598</text:p>
          </table:table-cell>
          <table:table-cell table:formula="of:=AVERAGE([.A925:.A964])" office:value-type="float" office:value="0.583225">
            <text:p>0.583225</text:p>
          </table:table-cell>
          <table:table-cell table:formula="of:=([.A944]*0.002)+[.C943]" office:value-type="float" office:value="3.868234">
            <text:p>3.868234</text:p>
          </table:table-cell>
          <table:table-cell/>
        </table:table-row>
        <table:table-row table:style-name="ro1">
          <table:table-cell office:value-type="float" office:value="0.597">
            <text:p>0.597</text:p>
          </table:table-cell>
          <table:table-cell table:formula="of:=AVERAGE([.A926:.A965])" office:value-type="float" office:value="0.58155">
            <text:p>0.58155</text:p>
          </table:table-cell>
          <table:table-cell table:formula="of:=([.A945]*0.002)+[.C944]" office:value-type="float" office:value="3.869428">
            <text:p>3.869428</text:p>
          </table:table-cell>
          <table:table-cell/>
        </table:table-row>
        <table:table-row table:style-name="ro1">
          <table:table-cell office:value-type="float" office:value="0.595">
            <text:p>0.595</text:p>
          </table:table-cell>
          <table:table-cell table:formula="of:=AVERAGE([.A927:.A966])" office:value-type="float" office:value="0.5798">
            <text:p>0.5798</text:p>
          </table:table-cell>
          <table:table-cell table:formula="of:=([.A946]*0.002)+[.C945]" office:value-type="float" office:value="3.870618">
            <text:p>3.870618</text:p>
          </table:table-cell>
          <table:table-cell/>
        </table:table-row>
        <table:table-row table:style-name="ro1">
          <table:table-cell office:value-type="float" office:value="0.592">
            <text:p>0.592</text:p>
          </table:table-cell>
          <table:table-cell table:formula="of:=AVERAGE([.A928:.A967])" office:value-type="float" office:value="0.577975">
            <text:p>0.577975</text:p>
          </table:table-cell>
          <table:table-cell table:formula="of:=([.A947]*0.002)+[.C946]" office:value-type="float" office:value="3.871802">
            <text:p>3.871802</text:p>
          </table:table-cell>
          <table:table-cell/>
        </table:table-row>
        <table:table-row table:style-name="ro1">
          <table:table-cell office:value-type="float" office:value="0.59">
            <text:p>0.59</text:p>
          </table:table-cell>
          <table:table-cell table:formula="of:=AVERAGE([.A929:.A968])" office:value-type="float" office:value="0.5761">
            <text:p>0.5761</text:p>
          </table:table-cell>
          <table:table-cell table:formula="of:=([.A948]*0.002)+[.C947]" office:value-type="float" office:value="3.872982">
            <text:p>3.872982</text:p>
          </table:table-cell>
          <table:table-cell/>
        </table:table-row>
        <table:table-row table:style-name="ro1">
          <table:table-cell office:value-type="float" office:value="0.587">
            <text:p>0.587</text:p>
          </table:table-cell>
          <table:table-cell table:formula="of:=AVERAGE([.A930:.A969])" office:value-type="float" office:value="0.57415">
            <text:p>0.57415</text:p>
          </table:table-cell>
          <table:table-cell table:formula="of:=([.A949]*0.002)+[.C948]" office:value-type="float" office:value="3.874156">
            <text:p>3.874156</text:p>
          </table:table-cell>
          <table:table-cell/>
        </table:table-row>
        <table:table-row table:style-name="ro1">
          <table:table-cell office:value-type="float" office:value="0.584">
            <text:p>0.584</text:p>
          </table:table-cell>
          <table:table-cell table:formula="of:=AVERAGE([.A931:.A970])" office:value-type="float" office:value="0.572125">
            <text:p>0.572125</text:p>
          </table:table-cell>
          <table:table-cell table:formula="of:=([.A950]*0.002)+[.C949]" office:value-type="float" office:value="3.87532399999999">
            <text:p>3.875324</text:p>
          </table:table-cell>
          <table:table-cell/>
        </table:table-row>
        <table:table-row table:style-name="ro1">
          <table:table-cell office:value-type="float" office:value="0.58">
            <text:p>0.58</text:p>
          </table:table-cell>
          <table:table-cell table:formula="of:=AVERAGE([.A932:.A971])" office:value-type="float" office:value="0.57005">
            <text:p>0.57005</text:p>
          </table:table-cell>
          <table:table-cell table:formula="of:=([.A951]*0.002)+[.C950]" office:value-type="float" office:value="3.87648399999999">
            <text:p>3.876484</text:p>
          </table:table-cell>
          <table:table-cell/>
        </table:table-row>
        <table:table-row table:style-name="ro1">
          <table:table-cell office:value-type="float" office:value="0.577">
            <text:p>0.577</text:p>
          </table:table-cell>
          <table:table-cell table:formula="of:=AVERAGE([.A933:.A972])" office:value-type="float" office:value="0.5679">
            <text:p>0.5679</text:p>
          </table:table-cell>
          <table:table-cell table:formula="of:=([.A952]*0.002)+[.C951]" office:value-type="float" office:value="3.877638">
            <text:p>3.877638</text:p>
          </table:table-cell>
          <table:table-cell/>
        </table:table-row>
        <table:table-row table:style-name="ro1">
          <table:table-cell office:value-type="float" office:value="0.573">
            <text:p>0.573</text:p>
          </table:table-cell>
          <table:table-cell table:formula="of:=AVERAGE([.A934:.A973])" office:value-type="float" office:value="0.5657">
            <text:p>0.5657</text:p>
          </table:table-cell>
          <table:table-cell table:formula="of:=([.A953]*0.002)+[.C952]" office:value-type="float" office:value="3.87878399999999">
            <text:p>3.878784</text:p>
          </table:table-cell>
          <table:table-cell/>
        </table:table-row>
        <table:table-row table:style-name="ro1">
          <table:table-cell office:value-type="float" office:value="0.57">
            <text:p>0.57</text:p>
          </table:table-cell>
          <table:table-cell table:formula="of:=AVERAGE([.A935:.A974])" office:value-type="float" office:value="0.5634">
            <text:p>0.5634</text:p>
          </table:table-cell>
          <table:table-cell table:formula="of:=([.A954]*0.002)+[.C953]" office:value-type="float" office:value="3.87992399999999">
            <text:p>3.879924</text:p>
          </table:table-cell>
          <table:table-cell/>
        </table:table-row>
        <table:table-row table:style-name="ro1">
          <table:table-cell office:value-type="float" office:value="0.566">
            <text:p>0.566</text:p>
          </table:table-cell>
          <table:table-cell table:formula="of:=AVERAGE([.A936:.A975])" office:value-type="float" office:value="0.56105">
            <text:p>0.56105</text:p>
          </table:table-cell>
          <table:table-cell table:formula="of:=([.A955]*0.002)+[.C954]" office:value-type="float" office:value="3.881056">
            <text:p>3.881056</text:p>
          </table:table-cell>
          <table:table-cell/>
        </table:table-row>
        <table:table-row table:style-name="ro1">
          <table:table-cell office:value-type="float" office:value="0.562">
            <text:p>0.562</text:p>
          </table:table-cell>
          <table:table-cell table:formula="of:=AVERAGE([.A937:.A976])" office:value-type="float" office:value="0.558625">
            <text:p>0.558625</text:p>
          </table:table-cell>
          <table:table-cell table:formula="of:=([.A956]*0.002)+[.C955]" office:value-type="float" office:value="3.88217999999999">
            <text:p>3.88218</text:p>
          </table:table-cell>
          <table:table-cell/>
        </table:table-row>
        <table:table-row table:style-name="ro1">
          <table:table-cell office:value-type="float" office:value="0.558">
            <text:p>0.558</text:p>
          </table:table-cell>
          <table:table-cell table:formula="of:=AVERAGE([.A938:.A977])" office:value-type="float" office:value="0.556125">
            <text:p>0.556125</text:p>
          </table:table-cell>
          <table:table-cell table:formula="of:=([.A957]*0.002)+[.C956]" office:value-type="float" office:value="3.88329599999999">
            <text:p>3.883296</text:p>
          </table:table-cell>
          <table:table-cell/>
        </table:table-row>
        <table:table-row table:style-name="ro1">
          <table:table-cell office:value-type="float" office:value="0.554">
            <text:p>0.554</text:p>
          </table:table-cell>
          <table:table-cell table:formula="of:=AVERAGE([.A939:.A978])" office:value-type="float" office:value="0.5536">
            <text:p>0.5536</text:p>
          </table:table-cell>
          <table:table-cell table:formula="of:=([.A958]*0.002)+[.C957]" office:value-type="float" office:value="3.88440399999999">
            <text:p>3.884404</text:p>
          </table:table-cell>
          <table:table-cell/>
        </table:table-row>
        <table:table-row table:style-name="ro1">
          <table:table-cell office:value-type="float" office:value="0.551">
            <text:p>0.551</text:p>
          </table:table-cell>
          <table:table-cell table:formula="of:=AVERAGE([.A940:.A979])" office:value-type="float" office:value="0.551025">
            <text:p>0.551025</text:p>
          </table:table-cell>
          <table:table-cell table:formula="of:=([.A959]*0.002)+[.C958]" office:value-type="float" office:value="3.88550599999999">
            <text:p>3.885506</text:p>
          </table:table-cell>
          <table:table-cell/>
        </table:table-row>
        <table:table-row table:style-name="ro1">
          <table:table-cell office:value-type="float" office:value="0.547">
            <text:p>0.547</text:p>
          </table:table-cell>
          <table:table-cell table:formula="of:=AVERAGE([.A941:.A980])" office:value-type="float" office:value="0.5484">
            <text:p>0.5484</text:p>
          </table:table-cell>
          <table:table-cell table:formula="of:=([.A960]*0.002)+[.C959]" office:value-type="float" office:value="3.88659999999999">
            <text:p>3.8866</text:p>
          </table:table-cell>
          <table:table-cell/>
        </table:table-row>
        <table:table-row table:style-name="ro1">
          <table:table-cell office:value-type="float" office:value="0.543">
            <text:p>0.543</text:p>
          </table:table-cell>
          <table:table-cell table:formula="of:=AVERAGE([.A942:.A981])" office:value-type="float" office:value="0.545775">
            <text:p>0.545775</text:p>
          </table:table-cell>
          <table:table-cell table:formula="of:=([.A961]*0.002)+[.C960]" office:value-type="float" office:value="3.887686">
            <text:p>3.887686</text:p>
          </table:table-cell>
          <table:table-cell/>
        </table:table-row>
        <table:table-row table:style-name="ro1">
          <table:table-cell office:value-type="float" office:value="0.54">
            <text:p>0.54</text:p>
          </table:table-cell>
          <table:table-cell table:formula="of:=AVERAGE([.A943:.A982])" office:value-type="float" office:value="0.5431">
            <text:p>0.5431</text:p>
          </table:table-cell>
          <table:table-cell table:formula="of:=([.A962]*0.002)+[.C961]" office:value-type="float" office:value="3.888766">
            <text:p>3.888766</text:p>
          </table:table-cell>
          <table:table-cell/>
        </table:table-row>
        <table:table-row table:style-name="ro1">
          <table:table-cell office:value-type="float" office:value="0.537">
            <text:p>0.537</text:p>
          </table:table-cell>
          <table:table-cell table:formula="of:=AVERAGE([.A944:.A983])" office:value-type="float" office:value="0.540425">
            <text:p>0.540425</text:p>
          </table:table-cell>
          <table:table-cell table:formula="of:=([.A963]*0.002)+[.C962]" office:value-type="float" office:value="3.88983999999999">
            <text:p>3.88984</text:p>
          </table:table-cell>
          <table:table-cell/>
        </table:table-row>
        <table:table-row table:style-name="ro1">
          <table:table-cell office:value-type="float" office:value="0.534">
            <text:p>0.534</text:p>
          </table:table-cell>
          <table:table-cell table:formula="of:=AVERAGE([.A945:.A984])" office:value-type="float" office:value="0.537775">
            <text:p>0.537775</text:p>
          </table:table-cell>
          <table:table-cell table:formula="of:=([.A964]*0.002)+[.C963]" office:value-type="float" office:value="3.89090799999999">
            <text:p>3.890908</text:p>
          </table:table-cell>
          <table:table-cell/>
        </table:table-row>
        <table:table-row table:style-name="ro1">
          <table:table-cell office:value-type="float" office:value="0.531">
            <text:p>0.531</text:p>
          </table:table-cell>
          <table:table-cell table:formula="of:=AVERAGE([.A946:.A985])" office:value-type="float" office:value="0.535125">
            <text:p>0.535125</text:p>
          </table:table-cell>
          <table:table-cell table:formula="of:=([.A965]*0.002)+[.C964]" office:value-type="float" office:value="3.89197">
            <text:p>3.89197</text:p>
          </table:table-cell>
          <table:table-cell/>
        </table:table-row>
        <table:table-row table:style-name="ro1">
          <table:table-cell office:value-type="float" office:value="0.528">
            <text:p>0.528</text:p>
          </table:table-cell>
          <table:table-cell table:formula="of:=AVERAGE([.A947:.A986])" office:value-type="float" office:value="0.5325">
            <text:p>0.5325</text:p>
          </table:table-cell>
          <table:table-cell table:formula="of:=([.A966]*0.002)+[.C965]" office:value-type="float" office:value="3.893026">
            <text:p>3.893026</text:p>
          </table:table-cell>
          <table:table-cell/>
        </table:table-row>
        <table:table-row table:style-name="ro1">
          <table:table-cell office:value-type="float" office:value="0.525">
            <text:p>0.525</text:p>
          </table:table-cell>
          <table:table-cell table:formula="of:=AVERAGE([.A948:.A987])" office:value-type="float" office:value="0.52995">
            <text:p>0.52995</text:p>
          </table:table-cell>
          <table:table-cell table:formula="of:=([.A967]*0.002)+[.C966]" office:value-type="float" office:value="3.894076">
            <text:p>3.894076</text:p>
          </table:table-cell>
          <table:table-cell/>
        </table:table-row>
        <table:table-row table:style-name="ro1">
          <table:table-cell office:value-type="float" office:value="0.522">
            <text:p>0.522</text:p>
          </table:table-cell>
          <table:table-cell table:formula="of:=AVERAGE([.A949:.A988])" office:value-type="float" office:value="0.527425">
            <text:p>0.527425</text:p>
          </table:table-cell>
          <table:table-cell table:formula="of:=([.A968]*0.002)+[.C967]" office:value-type="float" office:value="3.89512">
            <text:p>3.89512</text:p>
          </table:table-cell>
          <table:table-cell/>
        </table:table-row>
        <table:table-row table:style-name="ro1">
          <table:table-cell office:value-type="float" office:value="0.52">
            <text:p>0.52</text:p>
          </table:table-cell>
          <table:table-cell table:formula="of:=AVERAGE([.A950:.A989])" office:value-type="float" office:value="0.524975">
            <text:p>0.524975</text:p>
          </table:table-cell>
          <table:table-cell table:formula="of:=([.A969]*0.002)+[.C968]" office:value-type="float" office:value="3.89616">
            <text:p>3.89616</text:p>
          </table:table-cell>
          <table:table-cell/>
        </table:table-row>
        <table:table-row table:style-name="ro1">
          <table:table-cell office:value-type="float" office:value="0.517">
            <text:p>0.517</text:p>
          </table:table-cell>
          <table:table-cell table:formula="of:=AVERAGE([.A951:.A990])" office:value-type="float" office:value="0.522575">
            <text:p>0.522575</text:p>
          </table:table-cell>
          <table:table-cell table:formula="of:=([.A970]*0.002)+[.C969]" office:value-type="float" office:value="3.897194">
            <text:p>3.897194</text:p>
          </table:table-cell>
          <table:table-cell/>
        </table:table-row>
        <table:table-row table:style-name="ro1">
          <table:table-cell office:value-type="float" office:value="0.515">
            <text:p>0.515</text:p>
          </table:table-cell>
          <table:table-cell table:formula="of:=AVERAGE([.A952:.A991])" office:value-type="float" office:value="0.520275">
            <text:p>0.520275</text:p>
          </table:table-cell>
          <table:table-cell table:formula="of:=([.A971]*0.002)+[.C970]" office:value-type="float" office:value="3.898224">
            <text:p>3.898224</text:p>
          </table:table-cell>
          <table:table-cell/>
        </table:table-row>
        <table:table-row table:style-name="ro1">
          <table:table-cell office:value-type="float" office:value="0.513">
            <text:p>0.513</text:p>
          </table:table-cell>
          <table:table-cell table:formula="of:=AVERAGE([.A953:.A992])" office:value-type="float" office:value="0.51805">
            <text:p>0.51805</text:p>
          </table:table-cell>
          <table:table-cell table:formula="of:=([.A972]*0.002)+[.C971]" office:value-type="float" office:value="3.89925">
            <text:p>3.89925</text:p>
          </table:table-cell>
          <table:table-cell/>
        </table:table-row>
        <table:table-row table:style-name="ro1">
          <table:table-cell office:value-type="float" office:value="0.511">
            <text:p>0.511</text:p>
          </table:table-cell>
          <table:table-cell table:formula="of:=AVERAGE([.A954:.A993])" office:value-type="float" office:value="0.51595">
            <text:p>0.51595</text:p>
          </table:table-cell>
          <table:table-cell table:formula="of:=([.A973]*0.002)+[.C972]" office:value-type="float" office:value="3.900272">
            <text:p>3.900272</text:p>
          </table:table-cell>
          <table:table-cell/>
        </table:table-row>
        <table:table-row table:style-name="ro1">
          <table:table-cell office:value-type="float" office:value="0.508">
            <text:p>0.508</text:p>
          </table:table-cell>
          <table:table-cell table:formula="of:=AVERAGE([.A955:.A994])" office:value-type="float" office:value="0.513925">
            <text:p>0.513925</text:p>
          </table:table-cell>
          <table:table-cell table:formula="of:=([.A974]*0.002)+[.C973]" office:value-type="float" office:value="3.901288">
            <text:p>3.901288</text:p>
          </table:table-cell>
          <table:table-cell/>
        </table:table-row>
        <table:table-row table:style-name="ro1">
          <table:table-cell office:value-type="float" office:value="0.506">
            <text:p>0.506</text:p>
          </table:table-cell>
          <table:table-cell table:formula="of:=AVERAGE([.A956:.A995])" office:value-type="float" office:value="0.512">
            <text:p>0.512</text:p>
          </table:table-cell>
          <table:table-cell table:formula="of:=([.A975]*0.002)+[.C974]" office:value-type="float" office:value="3.9023">
            <text:p>3.9023</text:p>
          </table:table-cell>
          <table:table-cell/>
        </table:table-row>
        <table:table-row table:style-name="ro1">
          <table:table-cell office:value-type="float" office:value="0.504">
            <text:p>0.504</text:p>
          </table:table-cell>
          <table:table-cell table:formula="of:=AVERAGE([.A957:.A996])" office:value-type="float" office:value="0.5102">
            <text:p>0.5102</text:p>
          </table:table-cell>
          <table:table-cell table:formula="of:=([.A976]*0.002)+[.C975]" office:value-type="float" office:value="3.903308">
            <text:p>3.903308</text:p>
          </table:table-cell>
          <table:table-cell/>
        </table:table-row>
        <table:table-row table:style-name="ro1">
          <table:table-cell office:value-type="float" office:value="0.502">
            <text:p>0.502</text:p>
          </table:table-cell>
          <table:table-cell table:formula="of:=AVERAGE([.A958:.A997])" office:value-type="float" office:value="0.5085">
            <text:p>0.5085</text:p>
          </table:table-cell>
          <table:table-cell table:formula="of:=([.A977]*0.002)+[.C976]" office:value-type="float" office:value="3.904312">
            <text:p>3.904312</text:p>
          </table:table-cell>
          <table:table-cell/>
        </table:table-row>
        <table:table-row table:style-name="ro1">
          <table:table-cell office:value-type="float" office:value="0.501">
            <text:p>0.501</text:p>
          </table:table-cell>
          <table:table-cell table:formula="of:=AVERAGE([.A959:.A998])" office:value-type="float" office:value="0.506925">
            <text:p>0.506925</text:p>
          </table:table-cell>
          <table:table-cell table:formula="of:=([.A978]*0.002)+[.C977]" office:value-type="float" office:value="3.905314">
            <text:p>3.905314</text:p>
          </table:table-cell>
          <table:table-cell/>
        </table:table-row>
        <table:table-row table:style-name="ro1">
          <table:table-cell office:value-type="float" office:value="0.499">
            <text:p>0.499</text:p>
          </table:table-cell>
          <table:table-cell table:formula="of:=AVERAGE([.A960:.A999])" office:value-type="float" office:value="0.505425">
            <text:p>0.505425</text:p>
          </table:table-cell>
          <table:table-cell table:formula="of:=([.A979]*0.002)+[.C978]" office:value-type="float" office:value="3.906312">
            <text:p>3.906312</text:p>
          </table:table-cell>
          <table:table-cell/>
        </table:table-row>
        <table:table-row table:style-name="ro1">
          <table:table-cell office:value-type="float" office:value="0.497">
            <text:p>0.497</text:p>
          </table:table-cell>
          <table:table-cell table:formula="of:=AVERAGE([.A961:.A1000])" office:value-type="float" office:value="0.50405">
            <text:p>0.50405</text:p>
          </table:table-cell>
          <table:table-cell table:formula="of:=([.A980]*0.002)+[.C979]" office:value-type="float" office:value="3.907306">
            <text:p>3.907306</text:p>
          </table:table-cell>
          <table:table-cell/>
        </table:table-row>
        <table:table-row table:style-name="ro1">
          <table:table-cell office:value-type="float" office:value="0.496">
            <text:p>0.496</text:p>
          </table:table-cell>
          <table:table-cell table:formula="of:=AVERAGE([.A962:.A1001])" office:value-type="float" office:value="0.502775">
            <text:p>0.502775</text:p>
          </table:table-cell>
          <table:table-cell table:formula="of:=([.A981]*0.002)+[.C980]" office:value-type="float" office:value="3.908298">
            <text:p>3.908298</text:p>
          </table:table-cell>
          <table:table-cell/>
        </table:table-row>
        <table:table-row table:style-name="ro1">
          <table:table-cell office:value-type="float" office:value="0.494">
            <text:p>0.494</text:p>
          </table:table-cell>
          <table:table-cell table:formula="of:=AVERAGE([.A963:.A1002])" office:value-type="float" office:value="0.501575">
            <text:p>0.501575</text:p>
          </table:table-cell>
          <table:table-cell table:formula="of:=([.A982]*0.002)+[.C981]" office:value-type="float" office:value="3.909286">
            <text:p>3.909286</text:p>
          </table:table-cell>
          <table:table-cell/>
        </table:table-row>
        <table:table-row table:style-name="ro1">
          <table:table-cell office:value-type="float" office:value="0.493">
            <text:p>0.493</text:p>
          </table:table-cell>
          <table:table-cell table:formula="of:=AVERAGE([.A964:.A1003])" office:value-type="float" office:value="0.500475">
            <text:p>0.500475</text:p>
          </table:table-cell>
          <table:table-cell table:formula="of:=([.A983]*0.002)+[.C982]" office:value-type="float" office:value="3.910272">
            <text:p>3.910272</text:p>
          </table:table-cell>
          <table:table-cell/>
        </table:table-row>
        <table:table-row table:style-name="ro1">
          <table:table-cell office:value-type="float" office:value="0.492">
            <text:p>0.492</text:p>
          </table:table-cell>
          <table:table-cell table:formula="of:=AVERAGE([.A965:.A1004])" office:value-type="float" office:value="0.499425">
            <text:p>0.499425</text:p>
          </table:table-cell>
          <table:table-cell table:formula="of:=([.A984]*0.002)+[.C983]" office:value-type="float" office:value="3.911256">
            <text:p>3.911256</text:p>
          </table:table-cell>
          <table:table-cell/>
        </table:table-row>
        <table:table-row table:style-name="ro1">
          <table:table-cell office:value-type="float" office:value="0.491">
            <text:p>0.491</text:p>
          </table:table-cell>
          <table:table-cell table:formula="of:=AVERAGE([.A966:.A1005])" office:value-type="float" office:value="0.49845">
            <text:p>0.49845</text:p>
          </table:table-cell>
          <table:table-cell table:formula="of:=([.A985]*0.002)+[.C984]" office:value-type="float" office:value="3.912238">
            <text:p>3.912238</text:p>
          </table:table-cell>
          <table:table-cell/>
        </table:table-row>
        <table:table-row table:style-name="ro1">
          <table:table-cell office:value-type="float" office:value="0.49">
            <text:p>0.49</text:p>
          </table:table-cell>
          <table:table-cell table:formula="of:=AVERAGE([.A967:.A1006])" office:value-type="float" office:value="0.49755">
            <text:p>0.49755</text:p>
          </table:table-cell>
          <table:table-cell table:formula="of:=([.A986]*0.002)+[.C985]" office:value-type="float" office:value="3.913218">
            <text:p>3.913218</text:p>
          </table:table-cell>
          <table:table-cell/>
        </table:table-row>
        <table:table-row table:style-name="ro1">
          <table:table-cell office:value-type="float" office:value="0.49">
            <text:p>0.49</text:p>
          </table:table-cell>
          <table:table-cell table:formula="of:=AVERAGE([.A968:.A1007])" office:value-type="float" office:value="0.4967">
            <text:p>0.4967</text:p>
          </table:table-cell>
          <table:table-cell table:formula="of:=([.A987]*0.002)+[.C986]" office:value-type="float" office:value="3.914198">
            <text:p>3.914198</text:p>
          </table:table-cell>
          <table:table-cell/>
        </table:table-row>
        <table:table-row table:style-name="ro1">
          <table:table-cell office:value-type="float" office:value="0.489">
            <text:p>0.489</text:p>
          </table:table-cell>
          <table:table-cell table:formula="of:=AVERAGE([.A969:.A1008])" office:value-type="float" office:value="0.495925">
            <text:p>0.495925</text:p>
          </table:table-cell>
          <table:table-cell table:formula="of:=([.A988]*0.002)+[.C987]" office:value-type="float" office:value="3.915176">
            <text:p>3.915176</text:p>
          </table:table-cell>
          <table:table-cell/>
        </table:table-row>
        <table:table-row table:style-name="ro1">
          <table:table-cell office:value-type="float" office:value="0.489">
            <text:p>0.489</text:p>
          </table:table-cell>
          <table:table-cell table:formula="of:=AVERAGE([.A970:.A1009])" office:value-type="float" office:value="0.495175">
            <text:p>0.495175</text:p>
          </table:table-cell>
          <table:table-cell table:formula="of:=([.A989]*0.002)+[.C988]" office:value-type="float" office:value="3.916154">
            <text:p>3.916154</text:p>
          </table:table-cell>
          <table:table-cell/>
        </table:table-row>
        <table:table-row table:style-name="ro1">
          <table:table-cell office:value-type="float" office:value="0.488">
            <text:p>0.488</text:p>
          </table:table-cell>
          <table:table-cell table:formula="of:=AVERAGE([.A971:.A1010])" office:value-type="float" office:value="0.494475">
            <text:p>0.494475</text:p>
          </table:table-cell>
          <table:table-cell table:formula="of:=([.A990]*0.002)+[.C989]" office:value-type="float" office:value="3.91713">
            <text:p>3.91713</text:p>
          </table:table-cell>
          <table:table-cell/>
        </table:table-row>
        <table:table-row table:style-name="ro1">
          <table:table-cell office:value-type="float" office:value="0.488">
            <text:p>0.488</text:p>
          </table:table-cell>
          <table:table-cell table:formula="of:=AVERAGE([.A972:.A1011])" office:value-type="float" office:value="0.4938">
            <text:p>0.4938</text:p>
          </table:table-cell>
          <table:table-cell table:formula="of:=([.A991]*0.002)+[.C990]" office:value-type="float" office:value="3.918106">
            <text:p>3.918106</text:p>
          </table:table-cell>
          <table:table-cell/>
        </table:table-row>
        <table:table-row table:style-name="ro1">
          <table:table-cell office:value-type="float" office:value="0.488">
            <text:p>0.488</text:p>
          </table:table-cell>
          <table:table-cell table:formula="of:=AVERAGE([.A973:.A1012])" office:value-type="float" office:value="0.493125">
            <text:p>0.493125</text:p>
          </table:table-cell>
          <table:table-cell table:formula="of:=([.A992]*0.002)+[.C991]" office:value-type="float" office:value="3.919082">
            <text:p>3.919082</text:p>
          </table:table-cell>
          <table:table-cell/>
        </table:table-row>
        <table:table-row table:style-name="ro1">
          <table:table-cell office:value-type="float" office:value="0.489">
            <text:p>0.489</text:p>
          </table:table-cell>
          <table:table-cell table:formula="of:=AVERAGE([.A974:.A1013])" office:value-type="float" office:value="0.492475">
            <text:p>0.492475</text:p>
          </table:table-cell>
          <table:table-cell table:formula="of:=([.A993]*0.002)+[.C992]" office:value-type="float" office:value="3.92006">
            <text:p>3.92006</text:p>
          </table:table-cell>
          <table:table-cell/>
        </table:table-row>
        <table:table-row table:style-name="ro1">
          <table:table-cell office:value-type="float" office:value="0.489">
            <text:p>0.489</text:p>
          </table:table-cell>
          <table:table-cell table:formula="of:=AVERAGE([.A975:.A1014])" office:value-type="float" office:value="0.49185">
            <text:p>0.49185</text:p>
          </table:table-cell>
          <table:table-cell table:formula="of:=([.A994]*0.002)+[.C993]" office:value-type="float" office:value="3.921038">
            <text:p>3.921038</text:p>
          </table:table-cell>
          <table:table-cell/>
        </table:table-row>
        <table:table-row table:style-name="ro1">
          <table:table-cell office:value-type="float" office:value="0.489">
            <text:p>0.489</text:p>
          </table:table-cell>
          <table:table-cell table:formula="of:=AVERAGE([.A976:.A1015])" office:value-type="float" office:value="0.491225">
            <text:p>0.491225</text:p>
          </table:table-cell>
          <table:table-cell table:formula="of:=([.A995]*0.002)+[.C994]" office:value-type="float" office:value="3.922016">
            <text:p>3.922016</text:p>
          </table:table-cell>
          <table:table-cell/>
        </table:table-row>
        <table:table-row table:style-name="ro1">
          <table:table-cell office:value-type="float" office:value="0.49">
            <text:p>0.49</text:p>
          </table:table-cell>
          <table:table-cell table:formula="of:=AVERAGE([.A977:.A1016])" office:value-type="float" office:value="0.4906">
            <text:p>0.4906</text:p>
          </table:table-cell>
          <table:table-cell table:formula="of:=([.A996]*0.002)+[.C995]" office:value-type="float" office:value="3.922996">
            <text:p>3.922996</text:p>
          </table:table-cell>
          <table:table-cell/>
        </table:table-row>
        <table:table-row table:style-name="ro1">
          <table:table-cell office:value-type="float" office:value="0.49">
            <text:p>0.49</text:p>
          </table:table-cell>
          <table:table-cell table:formula="of:=AVERAGE([.A978:.A1017])" office:value-type="float" office:value="0.489975">
            <text:p>0.489975</text:p>
          </table:table-cell>
          <table:table-cell table:formula="of:=([.A997]*0.002)+[.C996]" office:value-type="float" office:value="3.923976">
            <text:p>3.923976</text:p>
          </table:table-cell>
          <table:table-cell/>
        </table:table-row>
        <table:table-row table:style-name="ro1">
          <table:table-cell office:value-type="float" office:value="0.491">
            <text:p>0.491</text:p>
          </table:table-cell>
          <table:table-cell table:formula="of:=AVERAGE([.A979:.A1018])" office:value-type="float" office:value="0.4893">
            <text:p>0.4893</text:p>
          </table:table-cell>
          <table:table-cell table:formula="of:=([.A998]*0.002)+[.C997]" office:value-type="float" office:value="3.924958">
            <text:p>3.924958</text:p>
          </table:table-cell>
          <table:table-cell/>
        </table:table-row>
        <table:table-row table:style-name="ro1">
          <table:table-cell office:value-type="float" office:value="0.491">
            <text:p>0.491</text:p>
          </table:table-cell>
          <table:table-cell table:formula="of:=AVERAGE([.A980:.A1019])" office:value-type="float" office:value="0.4886">
            <text:p>0.4886</text:p>
          </table:table-cell>
          <table:table-cell table:formula="of:=([.A999]*0.002)+[.C998]" office:value-type="float" office:value="3.92594">
            <text:p>3.92594</text:p>
          </table:table-cell>
          <table:table-cell/>
        </table:table-row>
        <table:table-row table:style-name="ro1">
          <table:table-cell office:value-type="float" office:value="0.492">
            <text:p>0.492</text:p>
          </table:table-cell>
          <table:table-cell table:formula="of:=AVERAGE([.A981:.A1020])" office:value-type="float" office:value="0.4879">
            <text:p>0.4879</text:p>
          </table:table-cell>
          <table:table-cell table:formula="of:=([.A1000]*0.002)+[.C999]" office:value-type="float" office:value="3.926924">
            <text:p>3.926924</text:p>
          </table:table-cell>
          <table:table-cell/>
        </table:table-row>
        <table:table-row table:style-name="ro1">
          <table:table-cell office:value-type="float" office:value="0.492">
            <text:p>0.492</text:p>
          </table:table-cell>
          <table:table-cell table:formula="of:=AVERAGE([.A982:.A1021])" office:value-type="float" office:value="0.48715">
            <text:p>0.48715</text:p>
          </table:table-cell>
          <table:table-cell table:formula="of:=([.A1001]*0.002)+[.C1000]" office:value-type="float" office:value="3.927908">
            <text:p>3.927908</text:p>
          </table:table-cell>
          <table:table-cell office:value-type="string">
            <text:p>2 sec</text:p>
          </table:table-cell>
        </table:table-row>
        <table:table-row table:style-name="ro1">
          <table:table-cell office:value-type="float" office:value="0.492">
            <text:p>0.492</text:p>
          </table:table-cell>
          <table:table-cell table:formula="of:=AVERAGE([.A983:.A1022])" office:value-type="float" office:value="0.486375">
            <text:p>0.486375</text:p>
          </table:table-cell>
          <table:table-cell table:formula="of:=([.A1002]*0.002)+[.C1001]" office:value-type="float" office:value="3.928892">
            <text:p>3.928892</text:p>
          </table:table-cell>
          <table:table-cell/>
        </table:table-row>
        <table:table-row table:style-name="ro1">
          <table:table-cell office:value-type="float" office:value="0.493">
            <text:p>0.493</text:p>
          </table:table-cell>
          <table:table-cell table:formula="of:=AVERAGE([.A984:.A1023])" office:value-type="float" office:value="0.48555">
            <text:p>0.48555</text:p>
          </table:table-cell>
          <table:table-cell table:formula="of:=([.A1003]*0.002)+[.C1002]" office:value-type="float" office:value="3.929878">
            <text:p>3.929878</text:p>
          </table:table-cell>
          <table:table-cell/>
        </table:table-row>
        <table:table-row table:style-name="ro1">
          <table:table-cell office:value-type="float" office:value="0.492">
            <text:p>0.492</text:p>
          </table:table-cell>
          <table:table-cell table:formula="of:=AVERAGE([.A985:.A1024])" office:value-type="float" office:value="0.484675">
            <text:p>0.484675</text:p>
          </table:table-cell>
          <table:table-cell table:formula="of:=([.A1004]*0.002)+[.C1003]" office:value-type="float" office:value="3.930862">
            <text:p>3.930862</text:p>
          </table:table-cell>
          <table:table-cell/>
        </table:table-row>
        <table:table-row table:style-name="ro1">
          <table:table-cell office:value-type="float" office:value="0.492">
            <text:p>0.492</text:p>
          </table:table-cell>
          <table:table-cell table:formula="of:=AVERAGE([.A986:.A1025])" office:value-type="float" office:value="0.48375">
            <text:p>0.48375</text:p>
          </table:table-cell>
          <table:table-cell table:formula="of:=([.A1005]*0.002)+[.C1004]" office:value-type="float" office:value="3.931846">
            <text:p>3.931846</text:p>
          </table:table-cell>
          <table:table-cell/>
        </table:table-row>
        <table:table-row table:style-name="ro1">
          <table:table-cell office:value-type="float" office:value="0.492">
            <text:p>0.492</text:p>
          </table:table-cell>
          <table:table-cell table:formula="of:=AVERAGE([.A987:.A1026])" office:value-type="float" office:value="0.482775">
            <text:p>0.482775</text:p>
          </table:table-cell>
          <table:table-cell table:formula="of:=([.A1006]*0.002)+[.C1005]" office:value-type="float" office:value="3.93283">
            <text:p>3.93283</text:p>
          </table:table-cell>
          <table:table-cell/>
        </table:table-row>
        <table:table-row table:style-name="ro1">
          <table:table-cell office:value-type="float" office:value="0.491">
            <text:p>0.491</text:p>
          </table:table-cell>
          <table:table-cell table:formula="of:=AVERAGE([.A988:.A1027])" office:value-type="float" office:value="0.481725">
            <text:p>0.481725</text:p>
          </table:table-cell>
          <table:table-cell table:formula="of:=([.A1007]*0.002)+[.C1006]" office:value-type="float" office:value="3.933812">
            <text:p>3.933812</text:p>
          </table:table-cell>
          <table:table-cell/>
        </table:table-row>
        <table:table-row table:style-name="ro1">
          <table:table-cell office:value-type="float" office:value="0.491">
            <text:p>0.491</text:p>
          </table:table-cell>
          <table:table-cell table:formula="of:=AVERAGE([.A989:.A1028])" office:value-type="float" office:value="0.480625">
            <text:p>0.480625</text:p>
          </table:table-cell>
          <table:table-cell table:formula="of:=([.A1008]*0.002)+[.C1007]" office:value-type="float" office:value="3.934794">
            <text:p>3.934794</text:p>
          </table:table-cell>
          <table:table-cell/>
        </table:table-row>
        <table:table-row table:style-name="ro1">
          <table:table-cell office:value-type="float" office:value="0.49">
            <text:p>0.49</text:p>
          </table:table-cell>
          <table:table-cell table:formula="of:=AVERAGE([.A990:.A1029])" office:value-type="float" office:value="0.479475">
            <text:p>0.479475</text:p>
          </table:table-cell>
          <table:table-cell table:formula="of:=([.A1009]*0.002)+[.C1008]" office:value-type="float" office:value="3.935774">
            <text:p>3.935774</text:p>
          </table:table-cell>
          <table:table-cell/>
        </table:table-row>
        <table:table-row table:style-name="ro1">
          <table:table-cell office:value-type="float" office:value="0.489">
            <text:p>0.489</text:p>
          </table:table-cell>
          <table:table-cell table:formula="of:=AVERAGE([.A991:.A1030])" office:value-type="float" office:value="0.4783">
            <text:p>0.4783</text:p>
          </table:table-cell>
          <table:table-cell table:formula="of:=([.A1010]*0.002)+[.C1009]" office:value-type="float" office:value="3.936752">
            <text:p>3.936752</text:p>
          </table:table-cell>
          <table:table-cell/>
        </table:table-row>
        <table:table-row table:style-name="ro1">
          <table:table-cell office:value-type="float" office:value="0.488">
            <text:p>0.488</text:p>
          </table:table-cell>
          <table:table-cell table:formula="of:=AVERAGE([.A992:.A1031])" office:value-type="float" office:value="0.477075">
            <text:p>0.477075</text:p>
          </table:table-cell>
          <table:table-cell table:formula="of:=([.A1011]*0.002)+[.C1010]" office:value-type="float" office:value="3.937728">
            <text:p>3.937728</text:p>
          </table:table-cell>
          <table:table-cell/>
        </table:table-row>
        <table:table-row table:style-name="ro1">
          <table:table-cell office:value-type="float" office:value="0.486">
            <text:p>0.486</text:p>
          </table:table-cell>
          <table:table-cell table:formula="of:=AVERAGE([.A993:.A1032])" office:value-type="float" office:value="0.4758">
            <text:p>0.4758</text:p>
          </table:table-cell>
          <table:table-cell table:formula="of:=([.A1012]*0.002)+[.C1011]" office:value-type="float" office:value="3.9387">
            <text:p>3.9387</text:p>
          </table:table-cell>
          <table:table-cell/>
        </table:table-row>
        <table:table-row table:style-name="ro1">
          <table:table-cell office:value-type="float" office:value="0.485">
            <text:p>0.485</text:p>
          </table:table-cell>
          <table:table-cell table:formula="of:=AVERAGE([.A994:.A1033])" office:value-type="float" office:value="0.474475">
            <text:p>0.474475</text:p>
          </table:table-cell>
          <table:table-cell table:formula="of:=([.A1013]*0.002)+[.C1012]" office:value-type="float" office:value="3.93967">
            <text:p>3.93967</text:p>
          </table:table-cell>
          <table:table-cell/>
        </table:table-row>
        <table:table-row table:style-name="ro1">
          <table:table-cell office:value-type="float" office:value="0.483">
            <text:p>0.483</text:p>
          </table:table-cell>
          <table:table-cell table:formula="of:=AVERAGE([.A995:.A1034])" office:value-type="float" office:value="0.473125">
            <text:p>0.473125</text:p>
          </table:table-cell>
          <table:table-cell table:formula="of:=([.A1014]*0.002)+[.C1013]" office:value-type="float" office:value="3.940636">
            <text:p>3.940636</text:p>
          </table:table-cell>
          <table:table-cell/>
        </table:table-row>
        <table:table-row table:style-name="ro1">
          <table:table-cell office:value-type="float" office:value="0.481">
            <text:p>0.481</text:p>
          </table:table-cell>
          <table:table-cell table:formula="of:=AVERAGE([.A996:.A1035])" office:value-type="float" office:value="0.47175">
            <text:p>0.47175</text:p>
          </table:table-cell>
          <table:table-cell table:formula="of:=([.A1015]*0.002)+[.C1014]" office:value-type="float" office:value="3.941598">
            <text:p>3.941598</text:p>
          </table:table-cell>
          <table:table-cell/>
        </table:table-row>
        <table:table-row table:style-name="ro1">
          <table:table-cell office:value-type="float" office:value="0.479">
            <text:p>0.479</text:p>
          </table:table-cell>
          <table:table-cell table:formula="of:=AVERAGE([.A997:.A1036])" office:value-type="float" office:value="0.47035">
            <text:p>0.47035</text:p>
          </table:table-cell>
          <table:table-cell table:formula="of:=([.A1016]*0.002)+[.C1015]" office:value-type="float" office:value="3.942556">
            <text:p>3.942556</text:p>
          </table:table-cell>
          <table:table-cell/>
        </table:table-row>
        <table:table-row table:style-name="ro1">
          <table:table-cell office:value-type="float" office:value="0.477">
            <text:p>0.477</text:p>
          </table:table-cell>
          <table:table-cell table:formula="of:=AVERAGE([.A998:.A1037])" office:value-type="float" office:value="0.46895">
            <text:p>0.46895</text:p>
          </table:table-cell>
          <table:table-cell table:formula="of:=([.A1017]*0.002)+[.C1016]" office:value-type="float" office:value="3.94351">
            <text:p>3.94351</text:p>
          </table:table-cell>
          <table:table-cell/>
        </table:table-row>
        <table:table-row table:style-name="ro1">
          <table:table-cell office:value-type="float" office:value="0.474">
            <text:p>0.474</text:p>
          </table:table-cell>
          <table:table-cell table:formula="of:=AVERAGE([.A999:.A1038])" office:value-type="float" office:value="0.467525">
            <text:p>0.467525</text:p>
          </table:table-cell>
          <table:table-cell table:formula="of:=([.A1018]*0.002)+[.C1017]" office:value-type="float" office:value="3.944458">
            <text:p>3.944458</text:p>
          </table:table-cell>
          <table:table-cell/>
        </table:table-row>
        <table:table-row table:style-name="ro1">
          <table:table-cell office:value-type="float" office:value="0.471">
            <text:p>0.471</text:p>
          </table:table-cell>
          <table:table-cell table:formula="of:=AVERAGE([.A1000:.A1039])" office:value-type="float" office:value="0.4661">
            <text:p>0.4661</text:p>
          </table:table-cell>
          <table:table-cell table:formula="of:=([.A1019]*0.002)+[.C1018]" office:value-type="float" office:value="3.9454">
            <text:p>3.9454</text:p>
          </table:table-cell>
          <table:table-cell/>
        </table:table-row>
        <table:table-row table:style-name="ro1">
          <table:table-cell office:value-type="float" office:value="0.469">
            <text:p>0.469</text:p>
          </table:table-cell>
          <table:table-cell table:formula="of:=AVERAGE([.A1001:.A1040])" office:value-type="float" office:value="0.46465">
            <text:p>0.46465</text:p>
          </table:table-cell>
          <table:table-cell table:formula="of:=([.A1020]*0.002)+[.C1019]" office:value-type="float" office:value="3.946338">
            <text:p>3.946338</text:p>
          </table:table-cell>
          <table:table-cell/>
        </table:table-row>
        <table:table-row table:style-name="ro1">
          <table:table-cell office:value-type="float" office:value="0.466">
            <text:p>0.466</text:p>
          </table:table-cell>
          <table:table-cell table:formula="of:=AVERAGE([.A1002:.A1041])" office:value-type="float" office:value="0.463225">
            <text:p>0.463225</text:p>
          </table:table-cell>
          <table:table-cell table:formula="of:=([.A1021]*0.002)+[.C1020]" office:value-type="float" office:value="3.94727">
            <text:p>3.94727</text:p>
          </table:table-cell>
          <table:table-cell/>
        </table:table-row>
        <table:table-row table:style-name="ro1">
          <table:table-cell office:value-type="float" office:value="0.463">
            <text:p>0.463</text:p>
          </table:table-cell>
          <table:table-cell table:formula="of:=AVERAGE([.A1003:.A1042])" office:value-type="float" office:value="0.4618">
            <text:p>0.4618</text:p>
          </table:table-cell>
          <table:table-cell table:formula="of:=([.A1022]*0.002)+[.C1021]" office:value-type="float" office:value="3.948196">
            <text:p>3.948196</text:p>
          </table:table-cell>
          <table:table-cell/>
        </table:table-row>
        <table:table-row table:style-name="ro1">
          <table:table-cell office:value-type="float" office:value="0.46">
            <text:p>0.46</text:p>
          </table:table-cell>
          <table:table-cell table:formula="of:=AVERAGE([.A1004:.A1043])" office:value-type="float" office:value="0.460375">
            <text:p>0.460375</text:p>
          </table:table-cell>
          <table:table-cell table:formula="of:=([.A1023]*0.002)+[.C1022]" office:value-type="float" office:value="3.949116">
            <text:p>3.949116</text:p>
          </table:table-cell>
          <table:table-cell/>
        </table:table-row>
        <table:table-row table:style-name="ro1">
          <table:table-cell office:value-type="float" office:value="0.457">
            <text:p>0.457</text:p>
          </table:table-cell>
          <table:table-cell table:formula="of:=AVERAGE([.A1005:.A1044])" office:value-type="float" office:value="0.459">
            <text:p>0.459</text:p>
          </table:table-cell>
          <table:table-cell table:formula="of:=([.A1024]*0.002)+[.C1023]" office:value-type="float" office:value="3.95003">
            <text:p>3.95003</text:p>
          </table:table-cell>
          <table:table-cell/>
        </table:table-row>
        <table:table-row table:style-name="ro1">
          <table:table-cell office:value-type="float" office:value="0.454">
            <text:p>0.454</text:p>
          </table:table-cell>
          <table:table-cell table:formula="of:=AVERAGE([.A1006:.A1045])" office:value-type="float" office:value="0.457625">
            <text:p>0.457625</text:p>
          </table:table-cell>
          <table:table-cell table:formula="of:=([.A1025]*0.002)+[.C1024]" office:value-type="float" office:value="3.950938">
            <text:p>3.950938</text:p>
          </table:table-cell>
          <table:table-cell/>
        </table:table-row>
        <table:table-row table:style-name="ro1">
          <table:table-cell office:value-type="float" office:value="0.451">
            <text:p>0.451</text:p>
          </table:table-cell>
          <table:table-cell table:formula="of:=AVERAGE([.A1007:.A1046])" office:value-type="float" office:value="0.456275">
            <text:p>0.456275</text:p>
          </table:table-cell>
          <table:table-cell table:formula="of:=([.A1026]*0.002)+[.C1025]" office:value-type="float" office:value="3.95184">
            <text:p>3.95184</text:p>
          </table:table-cell>
          <table:table-cell/>
        </table:table-row>
        <table:table-row table:style-name="ro1">
          <table:table-cell office:value-type="float" office:value="0.448">
            <text:p>0.448</text:p>
          </table:table-cell>
          <table:table-cell table:formula="of:=AVERAGE([.A1008:.A1047])" office:value-type="float" office:value="0.45495">
            <text:p>0.45495</text:p>
          </table:table-cell>
          <table:table-cell table:formula="of:=([.A1027]*0.002)+[.C1026]" office:value-type="float" office:value="3.952736">
            <text:p>3.952736</text:p>
          </table:table-cell>
          <table:table-cell/>
        </table:table-row>
        <table:table-row table:style-name="ro1">
          <table:table-cell office:value-type="float" office:value="0.445">
            <text:p>0.445</text:p>
          </table:table-cell>
          <table:table-cell table:formula="of:=AVERAGE([.A1009:.A1048])" office:value-type="float" office:value="0.45365">
            <text:p>0.45365</text:p>
          </table:table-cell>
          <table:table-cell table:formula="of:=([.A1028]*0.002)+[.C1027]" office:value-type="float" office:value="3.953626">
            <text:p>3.953626</text:p>
          </table:table-cell>
          <table:table-cell/>
        </table:table-row>
        <table:table-row table:style-name="ro1">
          <table:table-cell office:value-type="float" office:value="0.443">
            <text:p>0.443</text:p>
          </table:table-cell>
          <table:table-cell table:formula="of:=AVERAGE([.A1010:.A1049])" office:value-type="float" office:value="0.452375">
            <text:p>0.452375</text:p>
          </table:table-cell>
          <table:table-cell table:formula="of:=([.A1029]*0.002)+[.C1028]" office:value-type="float" office:value="3.954512">
            <text:p>3.954512</text:p>
          </table:table-cell>
          <table:table-cell/>
        </table:table-row>
        <table:table-row table:style-name="ro1">
          <table:table-cell office:value-type="float" office:value="0.441">
            <text:p>0.441</text:p>
          </table:table-cell>
          <table:table-cell table:formula="of:=AVERAGE([.A1011:.A1050])" office:value-type="float" office:value="0.45115">
            <text:p>0.45115</text:p>
          </table:table-cell>
          <table:table-cell table:formula="of:=([.A1030]*0.002)+[.C1029]" office:value-type="float" office:value="3.955394">
            <text:p>3.955394</text:p>
          </table:table-cell>
          <table:table-cell/>
        </table:table-row>
        <table:table-row table:style-name="ro1">
          <table:table-cell office:value-type="float" office:value="0.439">
            <text:p>0.439</text:p>
          </table:table-cell>
          <table:table-cell table:formula="of:=AVERAGE([.A1012:.A1051])" office:value-type="float" office:value="0.44995">
            <text:p>0.44995</text:p>
          </table:table-cell>
          <table:table-cell table:formula="of:=([.A1031]*0.002)+[.C1030]" office:value-type="float" office:value="3.956272">
            <text:p>3.956272</text:p>
          </table:table-cell>
          <table:table-cell/>
        </table:table-row>
        <table:table-row table:style-name="ro1">
          <table:table-cell office:value-type="float" office:value="0.437">
            <text:p>0.437</text:p>
          </table:table-cell>
          <table:table-cell table:formula="of:=AVERAGE([.A1013:.A1052])" office:value-type="float" office:value="0.4488">
            <text:p>0.4488</text:p>
          </table:table-cell>
          <table:table-cell table:formula="of:=([.A1032]*0.002)+[.C1031]" office:value-type="float" office:value="3.957146">
            <text:p>3.957146</text:p>
          </table:table-cell>
          <table:table-cell/>
        </table:table-row>
        <table:table-row table:style-name="ro1">
          <table:table-cell office:value-type="float" office:value="0.436">
            <text:p>0.436</text:p>
          </table:table-cell>
          <table:table-cell table:formula="of:=AVERAGE([.A1014:.A1053])" office:value-type="float" office:value="0.447675">
            <text:p>0.447675</text:p>
          </table:table-cell>
          <table:table-cell table:formula="of:=([.A1033]*0.002)+[.C1032]" office:value-type="float" office:value="3.958018">
            <text:p>3.958018</text:p>
          </table:table-cell>
          <table:table-cell/>
        </table:table-row>
        <table:table-row table:style-name="ro1">
          <table:table-cell office:value-type="float" office:value="0.435">
            <text:p>0.435</text:p>
          </table:table-cell>
          <table:table-cell table:formula="of:=AVERAGE([.A1015:.A1054])" office:value-type="float" office:value="0.4466">
            <text:p>0.4466</text:p>
          </table:table-cell>
          <table:table-cell table:formula="of:=([.A1034]*0.002)+[.C1033]" office:value-type="float" office:value="3.958888">
            <text:p>3.958888</text:p>
          </table:table-cell>
          <table:table-cell/>
        </table:table-row>
        <table:table-row table:style-name="ro1">
          <table:table-cell office:value-type="float" office:value="0.434">
            <text:p>0.434</text:p>
          </table:table-cell>
          <table:table-cell table:formula="of:=AVERAGE([.A1016:.A1055])" office:value-type="float" office:value="0.445575">
            <text:p>0.445575</text:p>
          </table:table-cell>
          <table:table-cell table:formula="of:=([.A1035]*0.002)+[.C1034]" office:value-type="float" office:value="3.959756">
            <text:p>3.959756</text:p>
          </table:table-cell>
          <table:table-cell/>
        </table:table-row>
        <table:table-row table:style-name="ro1">
          <table:table-cell office:value-type="float" office:value="0.434">
            <text:p>0.434</text:p>
          </table:table-cell>
          <table:table-cell table:formula="of:=AVERAGE([.A1017:.A1056])" office:value-type="float" office:value="0.4446">
            <text:p>0.4446</text:p>
          </table:table-cell>
          <table:table-cell table:formula="of:=([.A1036]*0.002)+[.C1035]" office:value-type="float" office:value="3.960624">
            <text:p>3.960624</text:p>
          </table:table-cell>
          <table:table-cell/>
        </table:table-row>
        <table:table-row table:style-name="ro1">
          <table:table-cell office:value-type="float" office:value="0.434">
            <text:p>0.434</text:p>
          </table:table-cell>
          <table:table-cell table:formula="of:=AVERAGE([.A1018:.A1057])" office:value-type="float" office:value="0.443675">
            <text:p>0.443675</text:p>
          </table:table-cell>
          <table:table-cell table:formula="of:=([.A1037]*0.002)+[.C1036]" office:value-type="float" office:value="3.961492">
            <text:p>3.961492</text:p>
          </table:table-cell>
          <table:table-cell/>
        </table:table-row>
        <table:table-row table:style-name="ro1">
          <table:table-cell office:value-type="float" office:value="0.434">
            <text:p>0.434</text:p>
          </table:table-cell>
          <table:table-cell table:formula="of:=AVERAGE([.A1019:.A1058])" office:value-type="float" office:value="0.442825">
            <text:p>0.442825</text:p>
          </table:table-cell>
          <table:table-cell table:formula="of:=([.A1038]*0.002)+[.C1037]" office:value-type="float" office:value="3.96236">
            <text:p>3.96236</text:p>
          </table:table-cell>
          <table:table-cell/>
        </table:table-row>
        <table:table-row table:style-name="ro1">
          <table:table-cell office:value-type="float" office:value="0.434">
            <text:p>0.434</text:p>
          </table:table-cell>
          <table:table-cell table:formula="of:=AVERAGE([.A1020:.A1059])" office:value-type="float" office:value="0.442025">
            <text:p>0.442025</text:p>
          </table:table-cell>
          <table:table-cell table:formula="of:=([.A1039]*0.002)+[.C1038]" office:value-type="float" office:value="3.963228">
            <text:p>3.963228</text:p>
          </table:table-cell>
          <table:table-cell/>
        </table:table-row>
        <table:table-row table:style-name="ro1">
          <table:table-cell office:value-type="float" office:value="0.434">
            <text:p>0.434</text:p>
          </table:table-cell>
          <table:table-cell table:formula="of:=AVERAGE([.A1021:.A1060])" office:value-type="float" office:value="0.441275">
            <text:p>0.441275</text:p>
          </table:table-cell>
          <table:table-cell table:formula="of:=([.A1040]*0.002)+[.C1039]" office:value-type="float" office:value="3.964096">
            <text:p>3.964096</text:p>
          </table:table-cell>
          <table:table-cell/>
        </table:table-row>
        <table:table-row table:style-name="ro1">
          <table:table-cell office:value-type="float" office:value="0.435">
            <text:p>0.435</text:p>
          </table:table-cell>
          <table:table-cell table:formula="of:=AVERAGE([.A1022:.A1061])" office:value-type="float" office:value="0.440575">
            <text:p>0.440575</text:p>
          </table:table-cell>
          <table:table-cell table:formula="of:=([.A1041]*0.002)+[.C1040]" office:value-type="float" office:value="3.964966">
            <text:p>3.964966</text:p>
          </table:table-cell>
          <table:table-cell/>
        </table:table-row>
        <table:table-row table:style-name="ro1">
          <table:table-cell office:value-type="float" office:value="0.435">
            <text:p>0.435</text:p>
          </table:table-cell>
          <table:table-cell table:formula="of:=AVERAGE([.A1023:.A1062])" office:value-type="float" office:value="0.439925">
            <text:p>0.439925</text:p>
          </table:table-cell>
          <table:table-cell table:formula="of:=([.A1042]*0.002)+[.C1041]" office:value-type="float" office:value="3.965836">
            <text:p>3.965836</text:p>
          </table:table-cell>
          <table:table-cell/>
        </table:table-row>
        <table:table-row table:style-name="ro1">
          <table:table-cell office:value-type="float" office:value="0.436">
            <text:p>0.436</text:p>
          </table:table-cell>
          <table:table-cell table:formula="of:=AVERAGE([.A1024:.A1063])" office:value-type="float" office:value="0.439325">
            <text:p>0.439325</text:p>
          </table:table-cell>
          <table:table-cell table:formula="of:=([.A1043]*0.002)+[.C1042]" office:value-type="float" office:value="3.966708">
            <text:p>3.966708</text:p>
          </table:table-cell>
          <table:table-cell/>
        </table:table-row>
        <table:table-row table:style-name="ro1">
          <table:table-cell office:value-type="float" office:value="0.437">
            <text:p>0.437</text:p>
          </table:table-cell>
          <table:table-cell table:formula="of:=AVERAGE([.A1025:.A1064])" office:value-type="float" office:value="0.438775">
            <text:p>0.438775</text:p>
          </table:table-cell>
          <table:table-cell table:formula="of:=([.A1044]*0.002)+[.C1043]" office:value-type="float" office:value="3.967582">
            <text:p>3.967582</text:p>
          </table:table-cell>
          <table:table-cell/>
        </table:table-row>
        <table:table-row table:style-name="ro1">
          <table:table-cell office:value-type="float" office:value="0.437">
            <text:p>0.437</text:p>
          </table:table-cell>
          <table:table-cell table:formula="of:=AVERAGE([.A1026:.A1065])" office:value-type="float" office:value="0.43825">
            <text:p>0.43825</text:p>
          </table:table-cell>
          <table:table-cell table:formula="of:=([.A1045]*0.002)+[.C1044]" office:value-type="float" office:value="3.968456">
            <text:p>3.968456</text:p>
          </table:table-cell>
          <table:table-cell/>
        </table:table-row>
        <table:table-row table:style-name="ro1">
          <table:table-cell office:value-type="float" office:value="0.438">
            <text:p>0.438</text:p>
          </table:table-cell>
          <table:table-cell table:formula="of:=AVERAGE([.A1027:.A1066])" office:value-type="float" office:value="0.437775">
            <text:p>0.437775</text:p>
          </table:table-cell>
          <table:table-cell table:formula="of:=([.A1046]*0.002)+[.C1045]" office:value-type="float" office:value="3.969332">
            <text:p>3.969332</text:p>
          </table:table-cell>
          <table:table-cell/>
        </table:table-row>
        <table:table-row table:style-name="ro1">
          <table:table-cell office:value-type="float" office:value="0.438">
            <text:p>0.438</text:p>
          </table:table-cell>
          <table:table-cell table:formula="of:=AVERAGE([.A1028:.A1067])" office:value-type="float" office:value="0.437325">
            <text:p>0.437325</text:p>
          </table:table-cell>
          <table:table-cell table:formula="of:=([.A1047]*0.002)+[.C1046]" office:value-type="float" office:value="3.970208">
            <text:p>3.970208</text:p>
          </table:table-cell>
          <table:table-cell/>
        </table:table-row>
        <table:table-row table:style-name="ro1">
          <table:table-cell office:value-type="float" office:value="0.439">
            <text:p>0.439</text:p>
          </table:table-cell>
          <table:table-cell table:formula="of:=AVERAGE([.A1029:.A1068])" office:value-type="float" office:value="0.4369">
            <text:p>0.4369</text:p>
          </table:table-cell>
          <table:table-cell table:formula="of:=([.A1048]*0.002)+[.C1047]" office:value-type="float" office:value="3.971086">
            <text:p>3.971086</text:p>
          </table:table-cell>
          <table:table-cell/>
        </table:table-row>
        <table:table-row table:style-name="ro1">
          <table:table-cell office:value-type="float" office:value="0.439">
            <text:p>0.439</text:p>
          </table:table-cell>
          <table:table-cell table:formula="of:=AVERAGE([.A1030:.A1069])" office:value-type="float" office:value="0.4365">
            <text:p>0.4365</text:p>
          </table:table-cell>
          <table:table-cell table:formula="of:=([.A1049]*0.002)+[.C1048]" office:value-type="float" office:value="3.971964">
            <text:p>3.971964</text:p>
          </table:table-cell>
          <table:table-cell/>
        </table:table-row>
        <table:table-row table:style-name="ro1">
          <table:table-cell office:value-type="float" office:value="0.44">
            <text:p>0.44</text:p>
          </table:table-cell>
          <table:table-cell table:formula="of:=AVERAGE([.A1031:.A1070])" office:value-type="float" office:value="0.4361">
            <text:p>0.4361</text:p>
          </table:table-cell>
          <table:table-cell table:formula="of:=([.A1050]*0.002)+[.C1049]" office:value-type="float" office:value="3.972844">
            <text:p>3.972844</text:p>
          </table:table-cell>
          <table:table-cell/>
        </table:table-row>
        <table:table-row table:style-name="ro1">
          <table:table-cell office:value-type="float" office:value="0.44">
            <text:p>0.44</text:p>
          </table:table-cell>
          <table:table-cell table:formula="of:=AVERAGE([.A1032:.A1071])" office:value-type="float" office:value="0.4357">
            <text:p>0.4357</text:p>
          </table:table-cell>
          <table:table-cell table:formula="of:=([.A1051]*0.002)+[.C1050]" office:value-type="float" office:value="3.973724">
            <text:p>3.973724</text:p>
          </table:table-cell>
          <table:table-cell/>
        </table:table-row>
        <table:table-row table:style-name="ro1">
          <table:table-cell office:value-type="float" office:value="0.44">
            <text:p>0.44</text:p>
          </table:table-cell>
          <table:table-cell table:formula="of:=AVERAGE([.A1033:.A1072])" office:value-type="float" office:value="0.4353">
            <text:p>0.4353</text:p>
          </table:table-cell>
          <table:table-cell table:formula="of:=([.A1052]*0.002)+[.C1051]" office:value-type="float" office:value="3.974604">
            <text:p>3.974604</text:p>
          </table:table-cell>
          <table:table-cell/>
        </table:table-row>
        <table:table-row table:style-name="ro1">
          <table:table-cell office:value-type="float" office:value="0.44">
            <text:p>0.44</text:p>
          </table:table-cell>
          <table:table-cell table:formula="of:=AVERAGE([.A1034:.A1073])" office:value-type="float" office:value="0.434875">
            <text:p>0.434875</text:p>
          </table:table-cell>
          <table:table-cell table:formula="of:=([.A1053]*0.002)+[.C1052]" office:value-type="float" office:value="3.975484">
            <text:p>3.975484</text:p>
          </table:table-cell>
          <table:table-cell/>
        </table:table-row>
        <table:table-row table:style-name="ro1">
          <table:table-cell office:value-type="float" office:value="0.44">
            <text:p>0.44</text:p>
          </table:table-cell>
          <table:table-cell table:formula="of:=AVERAGE([.A1035:.A1074])" office:value-type="float" office:value="0.434425">
            <text:p>0.434425</text:p>
          </table:table-cell>
          <table:table-cell table:formula="of:=([.A1054]*0.002)+[.C1053]" office:value-type="float" office:value="3.976364">
            <text:p>3.976364</text:p>
          </table:table-cell>
          <table:table-cell/>
        </table:table-row>
        <table:table-row table:style-name="ro1">
          <table:table-cell office:value-type="float" office:value="0.44">
            <text:p>0.44</text:p>
          </table:table-cell>
          <table:table-cell table:formula="of:=AVERAGE([.A1036:.A1075])" office:value-type="float" office:value="0.43395">
            <text:p>0.43395</text:p>
          </table:table-cell>
          <table:table-cell table:formula="of:=([.A1055]*0.002)+[.C1054]" office:value-type="float" office:value="3.977244">
            <text:p>3.977244</text:p>
          </table:table-cell>
          <table:table-cell/>
        </table:table-row>
        <table:table-row table:style-name="ro1">
          <table:table-cell office:value-type="float" office:value="0.44">
            <text:p>0.44</text:p>
          </table:table-cell>
          <table:table-cell table:formula="of:=AVERAGE([.A1037:.A1076])" office:value-type="float" office:value="0.433425">
            <text:p>0.433425</text:p>
          </table:table-cell>
          <table:table-cell table:formula="of:=([.A1056]*0.002)+[.C1055]" office:value-type="float" office:value="3.978124">
            <text:p>3.978124</text:p>
          </table:table-cell>
          <table:table-cell/>
        </table:table-row>
        <table:table-row table:style-name="ro1">
          <table:table-cell office:value-type="float" office:value="0.44">
            <text:p>0.44</text:p>
          </table:table-cell>
          <table:table-cell table:formula="of:=AVERAGE([.A1038:.A1077])" office:value-type="float" office:value="0.43285">
            <text:p>0.43285</text:p>
          </table:table-cell>
          <table:table-cell table:formula="of:=([.A1057]*0.002)+[.C1056]" office:value-type="float" office:value="3.979004">
            <text:p>3.979004</text:p>
          </table:table-cell>
          <table:table-cell/>
        </table:table-row>
        <table:table-row table:style-name="ro1">
          <table:table-cell office:value-type="float" office:value="0.44">
            <text:p>0.44</text:p>
          </table:table-cell>
          <table:table-cell table:formula="of:=AVERAGE([.A1039:.A1078])" office:value-type="float" office:value="0.432225">
            <text:p>0.432225</text:p>
          </table:table-cell>
          <table:table-cell table:formula="of:=([.A1058]*0.002)+[.C1057]" office:value-type="float" office:value="3.979884">
            <text:p>3.979884</text:p>
          </table:table-cell>
          <table:table-cell/>
        </table:table-row>
        <table:table-row table:style-name="ro1">
          <table:table-cell office:value-type="float" office:value="0.439">
            <text:p>0.439</text:p>
          </table:table-cell>
          <table:table-cell table:formula="of:=AVERAGE([.A1040:.A1079])" office:value-type="float" office:value="0.431575">
            <text:p>0.431575</text:p>
          </table:table-cell>
          <table:table-cell table:formula="of:=([.A1059]*0.002)+[.C1058]" office:value-type="float" office:value="3.980762">
            <text:p>3.980762</text:p>
          </table:table-cell>
          <table:table-cell/>
        </table:table-row>
        <table:table-row table:style-name="ro1">
          <table:table-cell office:value-type="float" office:value="0.439">
            <text:p>0.439</text:p>
          </table:table-cell>
          <table:table-cell table:formula="of:=AVERAGE([.A1041:.A1080])" office:value-type="float" office:value="0.430875">
            <text:p>0.430875</text:p>
          </table:table-cell>
          <table:table-cell table:formula="of:=([.A1060]*0.002)+[.C1059]" office:value-type="float" office:value="3.98164">
            <text:p>3.98164</text:p>
          </table:table-cell>
          <table:table-cell/>
        </table:table-row>
        <table:table-row table:style-name="ro1">
          <table:table-cell office:value-type="float" office:value="0.438">
            <text:p>0.438</text:p>
          </table:table-cell>
          <table:table-cell table:formula="of:=AVERAGE([.A1042:.A1081])" office:value-type="float" office:value="0.4301">
            <text:p>0.4301</text:p>
          </table:table-cell>
          <table:table-cell table:formula="of:=([.A1061]*0.002)+[.C1060]" office:value-type="float" office:value="3.982516">
            <text:p>3.982516</text:p>
          </table:table-cell>
          <table:table-cell/>
        </table:table-row>
        <table:table-row table:style-name="ro1">
          <table:table-cell office:value-type="float" office:value="0.437">
            <text:p>0.437</text:p>
          </table:table-cell>
          <table:table-cell table:formula="of:=AVERAGE([.A1043:.A1082])" office:value-type="float" office:value="0.429275">
            <text:p>0.429275</text:p>
          </table:table-cell>
          <table:table-cell table:formula="of:=([.A1062]*0.002)+[.C1061]" office:value-type="float" office:value="3.98339">
            <text:p>3.98339</text:p>
          </table:table-cell>
          <table:table-cell/>
        </table:table-row>
        <table:table-row table:style-name="ro1">
          <table:table-cell office:value-type="float" office:value="0.436">
            <text:p>0.436</text:p>
          </table:table-cell>
          <table:table-cell table:formula="of:=AVERAGE([.A1044:.A1083])" office:value-type="float" office:value="0.428375">
            <text:p>0.428375</text:p>
          </table:table-cell>
          <table:table-cell table:formula="of:=([.A1063]*0.002)+[.C1062]" office:value-type="float" office:value="3.984262">
            <text:p>3.984262</text:p>
          </table:table-cell>
          <table:table-cell/>
        </table:table-row>
        <table:table-row table:style-name="ro1">
          <table:table-cell office:value-type="float" office:value="0.435">
            <text:p>0.435</text:p>
          </table:table-cell>
          <table:table-cell table:formula="of:=AVERAGE([.A1045:.A1084])" office:value-type="float" office:value="0.4274">
            <text:p>0.4274</text:p>
          </table:table-cell>
          <table:table-cell table:formula="of:=([.A1064]*0.002)+[.C1063]" office:value-type="float" office:value="3.985132">
            <text:p>3.985132</text:p>
          </table:table-cell>
          <table:table-cell/>
        </table:table-row>
        <table:table-row table:style-name="ro1">
          <table:table-cell office:value-type="float" office:value="0.433">
            <text:p>0.433</text:p>
          </table:table-cell>
          <table:table-cell table:formula="of:=AVERAGE([.A1046:.A1085])" office:value-type="float" office:value="0.426375">
            <text:p>0.426375</text:p>
          </table:table-cell>
          <table:table-cell table:formula="of:=([.A1065]*0.002)+[.C1064]" office:value-type="float" office:value="3.985998">
            <text:p>3.985998</text:p>
          </table:table-cell>
          <table:table-cell/>
        </table:table-row>
        <table:table-row table:style-name="ro1">
          <table:table-cell office:value-type="float" office:value="0.432">
            <text:p>0.432</text:p>
          </table:table-cell>
          <table:table-cell table:formula="of:=AVERAGE([.A1047:.A1086])" office:value-type="float" office:value="0.4253">
            <text:p>0.4253</text:p>
          </table:table-cell>
          <table:table-cell table:formula="of:=([.A1066]*0.002)+[.C1065]" office:value-type="float" office:value="3.986862">
            <text:p>3.986862</text:p>
          </table:table-cell>
          <table:table-cell/>
        </table:table-row>
        <table:table-row table:style-name="ro1">
          <table:table-cell office:value-type="float" office:value="0.43">
            <text:p>0.43</text:p>
          </table:table-cell>
          <table:table-cell table:formula="of:=AVERAGE([.A1048:.A1087])" office:value-type="float" office:value="0.424175">
            <text:p>0.424175</text:p>
          </table:table-cell>
          <table:table-cell table:formula="of:=([.A1067]*0.002)+[.C1066]" office:value-type="float" office:value="3.987722">
            <text:p>3.987722</text:p>
          </table:table-cell>
          <table:table-cell/>
        </table:table-row>
        <table:table-row table:style-name="ro1">
          <table:table-cell office:value-type="float" office:value="0.428">
            <text:p>0.428</text:p>
          </table:table-cell>
          <table:table-cell table:formula="of:=AVERAGE([.A1049:.A1088])" office:value-type="float" office:value="0.422975">
            <text:p>0.422975</text:p>
          </table:table-cell>
          <table:table-cell table:formula="of:=([.A1068]*0.002)+[.C1067]" office:value-type="float" office:value="3.988578">
            <text:p>3.988578</text:p>
          </table:table-cell>
          <table:table-cell/>
        </table:table-row>
        <table:table-row table:style-name="ro1">
          <table:table-cell office:value-type="float" office:value="0.427">
            <text:p>0.427</text:p>
          </table:table-cell>
          <table:table-cell table:formula="of:=AVERAGE([.A1050:.A1089])" office:value-type="float" office:value="0.421725">
            <text:p>0.421725</text:p>
          </table:table-cell>
          <table:table-cell table:formula="of:=([.A1069]*0.002)+[.C1068]" office:value-type="float" office:value="3.989432">
            <text:p>3.989432</text:p>
          </table:table-cell>
          <table:table-cell/>
        </table:table-row>
        <table:table-row table:style-name="ro1">
          <table:table-cell office:value-type="float" office:value="0.425">
            <text:p>0.425</text:p>
          </table:table-cell>
          <table:table-cell table:formula="of:=AVERAGE([.A1051:.A1090])" office:value-type="float" office:value="0.4204">
            <text:p>0.4204</text:p>
          </table:table-cell>
          <table:table-cell table:formula="of:=([.A1070]*0.002)+[.C1069]" office:value-type="float" office:value="3.990282">
            <text:p>3.990282</text:p>
          </table:table-cell>
          <table:table-cell/>
        </table:table-row>
        <table:table-row table:style-name="ro1">
          <table:table-cell office:value-type="float" office:value="0.423">
            <text:p>0.423</text:p>
          </table:table-cell>
          <table:table-cell table:formula="of:=AVERAGE([.A1052:.A1091])" office:value-type="float" office:value="0.41905">
            <text:p>0.41905</text:p>
          </table:table-cell>
          <table:table-cell table:formula="of:=([.A1071]*0.002)+[.C1070]" office:value-type="float" office:value="3.991128">
            <text:p>3.991128</text:p>
          </table:table-cell>
          <table:table-cell/>
        </table:table-row>
        <table:table-row table:style-name="ro1">
          <table:table-cell office:value-type="float" office:value="0.421">
            <text:p>0.421</text:p>
          </table:table-cell>
          <table:table-cell table:formula="of:=AVERAGE([.A1053:.A1092])" office:value-type="float" office:value="0.41765">
            <text:p>0.41765</text:p>
          </table:table-cell>
          <table:table-cell table:formula="of:=([.A1072]*0.002)+[.C1071]" office:value-type="float" office:value="3.99197">
            <text:p>3.99197</text:p>
          </table:table-cell>
          <table:table-cell/>
        </table:table-row>
        <table:table-row table:style-name="ro1">
          <table:table-cell office:value-type="float" office:value="0.419">
            <text:p>0.419</text:p>
          </table:table-cell>
          <table:table-cell table:formula="of:=AVERAGE([.A1054:.A1093])" office:value-type="float" office:value="0.416225">
            <text:p>0.416225</text:p>
          </table:table-cell>
          <table:table-cell table:formula="of:=([.A1073]*0.002)+[.C1072]" office:value-type="float" office:value="3.992808">
            <text:p>3.992808</text:p>
          </table:table-cell>
          <table:table-cell/>
        </table:table-row>
        <table:table-row table:style-name="ro1">
          <table:table-cell office:value-type="float" office:value="0.417">
            <text:p>0.417</text:p>
          </table:table-cell>
          <table:table-cell table:formula="of:=AVERAGE([.A1055:.A1094])" office:value-type="float" office:value="0.41475">
            <text:p>0.41475</text:p>
          </table:table-cell>
          <table:table-cell table:formula="of:=([.A1074]*0.002)+[.C1073]" office:value-type="float" office:value="3.993642">
            <text:p>3.993642</text:p>
          </table:table-cell>
          <table:table-cell/>
        </table:table-row>
        <table:table-row table:style-name="ro1">
          <table:table-cell office:value-type="float" office:value="0.415">
            <text:p>0.415</text:p>
          </table:table-cell>
          <table:table-cell table:formula="of:=AVERAGE([.A1056:.A1095])" office:value-type="float" office:value="0.41325">
            <text:p>0.41325</text:p>
          </table:table-cell>
          <table:table-cell table:formula="of:=([.A1075]*0.002)+[.C1074]" office:value-type="float" office:value="3.994472">
            <text:p>3.994472</text:p>
          </table:table-cell>
          <table:table-cell/>
        </table:table-row>
        <table:table-row table:style-name="ro1">
          <table:table-cell office:value-type="float" office:value="0.413">
            <text:p>0.413</text:p>
          </table:table-cell>
          <table:table-cell table:formula="of:=AVERAGE([.A1057:.A1096])" office:value-type="float" office:value="0.4117">
            <text:p>0.4117</text:p>
          </table:table-cell>
          <table:table-cell table:formula="of:=([.A1076]*0.002)+[.C1075]" office:value-type="float" office:value="3.995298">
            <text:p>3.995298</text:p>
          </table:table-cell>
          <table:table-cell/>
        </table:table-row>
        <table:table-row table:style-name="ro1">
          <table:table-cell office:value-type="float" office:value="0.411">
            <text:p>0.411</text:p>
          </table:table-cell>
          <table:table-cell table:formula="of:=AVERAGE([.A1058:.A1097])" office:value-type="float" office:value="0.410125">
            <text:p>0.410125</text:p>
          </table:table-cell>
          <table:table-cell table:formula="of:=([.A1077]*0.002)+[.C1076]" office:value-type="float" office:value="3.99612">
            <text:p>3.99612</text:p>
          </table:table-cell>
          <table:table-cell/>
        </table:table-row>
        <table:table-row table:style-name="ro1">
          <table:table-cell office:value-type="float" office:value="0.409">
            <text:p>0.409</text:p>
          </table:table-cell>
          <table:table-cell table:formula="of:=AVERAGE([.A1059:.A1098])" office:value-type="float" office:value="0.408525">
            <text:p>0.408525</text:p>
          </table:table-cell>
          <table:table-cell table:formula="of:=([.A1078]*0.002)+[.C1077]" office:value-type="float" office:value="3.996938">
            <text:p>3.996938</text:p>
          </table:table-cell>
          <table:table-cell/>
        </table:table-row>
        <table:table-row table:style-name="ro1">
          <table:table-cell office:value-type="float" office:value="0.408">
            <text:p>0.408</text:p>
          </table:table-cell>
          <table:table-cell table:formula="of:=AVERAGE([.A1060:.A1099])" office:value-type="float" office:value="0.40695">
            <text:p>0.40695</text:p>
          </table:table-cell>
          <table:table-cell table:formula="of:=([.A1079]*0.002)+[.C1078]" office:value-type="float" office:value="3.997754">
            <text:p>3.997754</text:p>
          </table:table-cell>
          <table:table-cell/>
        </table:table-row>
        <table:table-row table:style-name="ro1">
          <table:table-cell office:value-type="float" office:value="0.406">
            <text:p>0.406</text:p>
          </table:table-cell>
          <table:table-cell table:formula="of:=AVERAGE([.A1061:.A1100])" office:value-type="float" office:value="0.40535">
            <text:p>0.40535</text:p>
          </table:table-cell>
          <table:table-cell table:formula="of:=([.A1080]*0.002)+[.C1079]" office:value-type="float" office:value="3.998566">
            <text:p>3.998566</text:p>
          </table:table-cell>
          <table:table-cell/>
        </table:table-row>
        <table:table-row table:style-name="ro1">
          <table:table-cell office:value-type="float" office:value="0.404">
            <text:p>0.404</text:p>
          </table:table-cell>
          <table:table-cell table:formula="of:=AVERAGE([.A1062:.A1101])" office:value-type="float" office:value="0.403775">
            <text:p>0.403775</text:p>
          </table:table-cell>
          <table:table-cell table:formula="of:=([.A1081]*0.002)+[.C1080]" office:value-type="float" office:value="3.999374">
            <text:p>3.999374</text:p>
          </table:table-cell>
          <table:table-cell/>
        </table:table-row>
        <table:table-row table:style-name="ro1">
          <table:table-cell office:value-type="float" office:value="0.402">
            <text:p>0.402</text:p>
          </table:table-cell>
          <table:table-cell table:formula="of:=AVERAGE([.A1063:.A1102])" office:value-type="float" office:value="0.4022">
            <text:p>0.4022</text:p>
          </table:table-cell>
          <table:table-cell table:formula="of:=([.A1082]*0.002)+[.C1081]" office:value-type="float" office:value="4.000178">
            <text:p>4.000178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 table:formula="of:=AVERAGE([.A1064:.A1103])" office:value-type="float" office:value="0.40065">
            <text:p>0.40065</text:p>
          </table:table-cell>
          <table:table-cell table:formula="of:=([.A1083]*0.002)+[.C1082]" office:value-type="float" office:value="4.000978">
            <text:p>4.000978</text:p>
          </table:table-cell>
          <table:table-cell/>
        </table:table-row>
        <table:table-row table:style-name="ro1">
          <table:table-cell office:value-type="float" office:value="0.398">
            <text:p>0.398</text:p>
          </table:table-cell>
          <table:table-cell table:formula="of:=AVERAGE([.A1065:.A1104])" office:value-type="float" office:value="0.399125">
            <text:p>0.399125</text:p>
          </table:table-cell>
          <table:table-cell table:formula="of:=([.A1084]*0.002)+[.C1083]" office:value-type="float" office:value="4.001774">
            <text:p>4.001774</text:p>
          </table:table-cell>
          <table:table-cell/>
        </table:table-row>
        <table:table-row table:style-name="ro1">
          <table:table-cell office:value-type="float" office:value="0.396">
            <text:p>0.396</text:p>
          </table:table-cell>
          <table:table-cell table:formula="of:=AVERAGE([.A1066:.A1105])" office:value-type="float" office:value="0.397675">
            <text:p>0.397675</text:p>
          </table:table-cell>
          <table:table-cell table:formula="of:=([.A1085]*0.002)+[.C1084]" office:value-type="float" office:value="4.002566">
            <text:p>4.002566</text:p>
          </table:table-cell>
          <table:table-cell/>
        </table:table-row>
        <table:table-row table:style-name="ro1">
          <table:table-cell office:value-type="float" office:value="0.395">
            <text:p>0.395</text:p>
          </table:table-cell>
          <table:table-cell table:formula="of:=AVERAGE([.A1067:.A1106])" office:value-type="float" office:value="0.39625">
            <text:p>0.39625</text:p>
          </table:table-cell>
          <table:table-cell table:formula="of:=([.A1086]*0.002)+[.C1085]" office:value-type="float" office:value="4.003356">
            <text:p>4.003356</text:p>
          </table:table-cell>
          <table:table-cell/>
        </table:table-row>
        <table:table-row table:style-name="ro1">
          <table:table-cell office:value-type="float" office:value="0.393">
            <text:p>0.393</text:p>
          </table:table-cell>
          <table:table-cell table:formula="of:=AVERAGE([.A1068:.A1107])" office:value-type="float" office:value="0.394875">
            <text:p>0.394875</text:p>
          </table:table-cell>
          <table:table-cell table:formula="of:=([.A1087]*0.002)+[.C1086]" office:value-type="float" office:value="4.004142">
            <text:p>4.004142</text:p>
          </table:table-cell>
          <table:table-cell/>
        </table:table-row>
        <table:table-row table:style-name="ro1">
          <table:table-cell office:value-type="float" office:value="0.391">
            <text:p>0.391</text:p>
          </table:table-cell>
          <table:table-cell table:formula="of:=AVERAGE([.A1069:.A1108])" office:value-type="float" office:value="0.393575">
            <text:p>0.393575</text:p>
          </table:table-cell>
          <table:table-cell table:formula="of:=([.A1088]*0.002)+[.C1087]" office:value-type="float" office:value="4.004924">
            <text:p>4.004924</text:p>
          </table:table-cell>
          <table:table-cell/>
        </table:table-row>
        <table:table-row table:style-name="ro1">
          <table:table-cell office:value-type="float" office:value="0.389">
            <text:p>0.389</text:p>
          </table:table-cell>
          <table:table-cell table:formula="of:=AVERAGE([.A1070:.A1109])" office:value-type="float" office:value="0.3923">
            <text:p>0.3923</text:p>
          </table:table-cell>
          <table:table-cell table:formula="of:=([.A1089]*0.002)+[.C1088]" office:value-type="float" office:value="4.005702">
            <text:p>4.005702</text:p>
          </table:table-cell>
          <table:table-cell/>
        </table:table-row>
        <table:table-row table:style-name="ro1">
          <table:table-cell office:value-type="float" office:value="0.387">
            <text:p>0.387</text:p>
          </table:table-cell>
          <table:table-cell table:formula="of:=AVERAGE([.A1071:.A1110])" office:value-type="float" office:value="0.3911">
            <text:p>0.3911</text:p>
          </table:table-cell>
          <table:table-cell table:formula="of:=([.A1090]*0.002)+[.C1089]" office:value-type="float" office:value="4.006476">
            <text:p>4.006476</text:p>
          </table:table-cell>
          <table:table-cell/>
        </table:table-row>
        <table:table-row table:style-name="ro1">
          <table:table-cell office:value-type="float" office:value="0.386">
            <text:p>0.386</text:p>
          </table:table-cell>
          <table:table-cell table:formula="of:=AVERAGE([.A1072:.A1111])" office:value-type="float" office:value="0.38995">
            <text:p>0.38995</text:p>
          </table:table-cell>
          <table:table-cell table:formula="of:=([.A1091]*0.002)+[.C1090]" office:value-type="float" office:value="4.007248">
            <text:p>4.007248</text:p>
          </table:table-cell>
          <table:table-cell/>
        </table:table-row>
        <table:table-row table:style-name="ro1">
          <table:table-cell office:value-type="float" office:value="0.384">
            <text:p>0.384</text:p>
          </table:table-cell>
          <table:table-cell table:formula="of:=AVERAGE([.A1073:.A1112])" office:value-type="float" office:value="0.388875">
            <text:p>0.388875</text:p>
          </table:table-cell>
          <table:table-cell table:formula="of:=([.A1092]*0.002)+[.C1091]" office:value-type="float" office:value="4.008016">
            <text:p>4.008016</text:p>
          </table:table-cell>
          <table:table-cell/>
        </table:table-row>
        <table:table-row table:style-name="ro1">
          <table:table-cell office:value-type="float" office:value="0.383">
            <text:p>0.383</text:p>
          </table:table-cell>
          <table:table-cell table:formula="of:=AVERAGE([.A1074:.A1113])" office:value-type="float" office:value="0.38785">
            <text:p>0.38785</text:p>
          </table:table-cell>
          <table:table-cell table:formula="of:=([.A1093]*0.002)+[.C1092]" office:value-type="float" office:value="4.008782">
            <text:p>4.008782</text:p>
          </table:table-cell>
          <table:table-cell/>
        </table:table-row>
        <table:table-row table:style-name="ro1">
          <table:table-cell office:value-type="float" office:value="0.381">
            <text:p>0.381</text:p>
          </table:table-cell>
          <table:table-cell table:formula="of:=AVERAGE([.A1075:.A1114])" office:value-type="float" office:value="0.386875">
            <text:p>0.386875</text:p>
          </table:table-cell>
          <table:table-cell table:formula="of:=([.A1094]*0.002)+[.C1093]" office:value-type="float" office:value="4.009544">
            <text:p>4.009544</text:p>
          </table:table-cell>
          <table:table-cell/>
        </table:table-row>
        <table:table-row table:style-name="ro1">
          <table:table-cell office:value-type="float" office:value="0.38">
            <text:p>0.38</text:p>
          </table:table-cell>
          <table:table-cell table:formula="of:=AVERAGE([.A1076:.A1115])" office:value-type="float" office:value="0.385975">
            <text:p>0.385975</text:p>
          </table:table-cell>
          <table:table-cell table:formula="of:=([.A1095]*0.002)+[.C1094]" office:value-type="float" office:value="4.010304">
            <text:p>4.010304</text:p>
          </table:table-cell>
          <table:table-cell/>
        </table:table-row>
        <table:table-row table:style-name="ro1">
          <table:table-cell office:value-type="float" office:value="0.378">
            <text:p>0.378</text:p>
          </table:table-cell>
          <table:table-cell table:formula="of:=AVERAGE([.A1077:.A1116])" office:value-type="float" office:value="0.385125">
            <text:p>0.385125</text:p>
          </table:table-cell>
          <table:table-cell table:formula="of:=([.A1096]*0.002)+[.C1095]" office:value-type="float" office:value="4.01106">
            <text:p>4.01106</text:p>
          </table:table-cell>
          <table:table-cell/>
        </table:table-row>
        <table:table-row table:style-name="ro1">
          <table:table-cell office:value-type="float" office:value="0.377">
            <text:p>0.377</text:p>
          </table:table-cell>
          <table:table-cell table:formula="of:=AVERAGE([.A1078:.A1117])" office:value-type="float" office:value="0.384325">
            <text:p>0.384325</text:p>
          </table:table-cell>
          <table:table-cell table:formula="of:=([.A1097]*0.002)+[.C1096]" office:value-type="float" office:value="4.011814">
            <text:p>4.011814</text:p>
          </table:table-cell>
          <table:table-cell/>
        </table:table-row>
        <table:table-row table:style-name="ro1">
          <table:table-cell office:value-type="float" office:value="0.376">
            <text:p>0.376</text:p>
          </table:table-cell>
          <table:table-cell table:formula="of:=AVERAGE([.A1079:.A1118])" office:value-type="float" office:value="0.383575">
            <text:p>0.383575</text:p>
          </table:table-cell>
          <table:table-cell table:formula="of:=([.A1098]*0.002)+[.C1097]" office:value-type="float" office:value="4.012566">
            <text:p>4.012566</text:p>
          </table:table-cell>
          <table:table-cell/>
        </table:table-row>
        <table:table-row table:style-name="ro1">
          <table:table-cell office:value-type="float" office:value="0.376">
            <text:p>0.376</text:p>
          </table:table-cell>
          <table:table-cell table:formula="of:=AVERAGE([.A1080:.A1119])" office:value-type="float" office:value="0.38285">
            <text:p>0.38285</text:p>
          </table:table-cell>
          <table:table-cell table:formula="of:=([.A1099]*0.002)+[.C1098]" office:value-type="float" office:value="4.013318">
            <text:p>4.013318</text:p>
          </table:table-cell>
          <table:table-cell/>
        </table:table-row>
        <table:table-row table:style-name="ro1">
          <table:table-cell office:value-type="float" office:value="0.375">
            <text:p>0.375</text:p>
          </table:table-cell>
          <table:table-cell table:formula="of:=AVERAGE([.A1081:.A1120])" office:value-type="float" office:value="0.38215">
            <text:p>0.38215</text:p>
          </table:table-cell>
          <table:table-cell table:formula="of:=([.A1100]*0.002)+[.C1099]" office:value-type="float" office:value="4.014068">
            <text:p>4.014068</text:p>
          </table:table-cell>
          <table:table-cell/>
        </table:table-row>
        <table:table-row table:style-name="ro1">
          <table:table-cell office:value-type="float" office:value="0.375">
            <text:p>0.375</text:p>
          </table:table-cell>
          <table:table-cell table:formula="of:=AVERAGE([.A1082:.A1121])" office:value-type="float" office:value="0.3815">
            <text:p>0.3815</text:p>
          </table:table-cell>
          <table:table-cell table:formula="of:=([.A1101]*0.002)+[.C1100]" office:value-type="float" office:value="4.014818">
            <text:p>4.014818</text:p>
          </table:table-cell>
          <table:table-cell/>
        </table:table-row>
        <table:table-row table:style-name="ro1">
          <table:table-cell office:value-type="float" office:value="0.374">
            <text:p>0.374</text:p>
          </table:table-cell>
          <table:table-cell table:formula="of:=AVERAGE([.A1083:.A1122])" office:value-type="float" office:value="0.380875">
            <text:p>0.380875</text:p>
          </table:table-cell>
          <table:table-cell table:formula="of:=([.A1102]*0.002)+[.C1101]" office:value-type="float" office:value="4.015566">
            <text:p>4.015566</text:p>
          </table:table-cell>
          <table:table-cell/>
        </table:table-row>
        <table:table-row table:style-name="ro1">
          <table:table-cell office:value-type="float" office:value="0.374">
            <text:p>0.374</text:p>
          </table:table-cell>
          <table:table-cell table:formula="of:=AVERAGE([.A1084:.A1123])" office:value-type="float" office:value="0.380275">
            <text:p>0.380275</text:p>
          </table:table-cell>
          <table:table-cell table:formula="of:=([.A1103]*0.002)+[.C1102]" office:value-type="float" office:value="4.016314">
            <text:p>4.016314</text:p>
          </table:table-cell>
          <table:table-cell/>
        </table:table-row>
        <table:table-row table:style-name="ro1">
          <table:table-cell office:value-type="float" office:value="0.374">
            <text:p>0.374</text:p>
          </table:table-cell>
          <table:table-cell table:formula="of:=AVERAGE([.A1085:.A1124])" office:value-type="float" office:value="0.3797">
            <text:p>0.3797</text:p>
          </table:table-cell>
          <table:table-cell table:formula="of:=([.A1104]*0.002)+[.C1103]" office:value-type="float" office:value="4.017062">
            <text:p>4.017062</text:p>
          </table:table-cell>
          <table:table-cell/>
        </table:table-row>
        <table:table-row table:style-name="ro1">
          <table:table-cell office:value-type="float" office:value="0.375">
            <text:p>0.375</text:p>
          </table:table-cell>
          <table:table-cell table:formula="of:=AVERAGE([.A1086:.A1125])" office:value-type="float" office:value="0.37915">
            <text:p>0.37915</text:p>
          </table:table-cell>
          <table:table-cell table:formula="of:=([.A1105]*0.002)+[.C1104]" office:value-type="float" office:value="4.017812">
            <text:p>4.017812</text:p>
          </table:table-cell>
          <table:table-cell/>
        </table:table-row>
        <table:table-row table:style-name="ro1">
          <table:table-cell office:value-type="float" office:value="0.375">
            <text:p>0.375</text:p>
          </table:table-cell>
          <table:table-cell table:formula="of:=AVERAGE([.A1087:.A1126])" office:value-type="float" office:value="0.3786">
            <text:p>0.3786</text:p>
          </table:table-cell>
          <table:table-cell table:formula="of:=([.A1106]*0.002)+[.C1105]" office:value-type="float" office:value="4.018562">
            <text:p>4.018562</text:p>
          </table:table-cell>
          <table:table-cell/>
        </table:table-row>
        <table:table-row table:style-name="ro1">
          <table:table-cell office:value-type="float" office:value="0.375">
            <text:p>0.375</text:p>
          </table:table-cell>
          <table:table-cell table:formula="of:=AVERAGE([.A1088:.A1127])" office:value-type="float" office:value="0.378075">
            <text:p>0.378075</text:p>
          </table:table-cell>
          <table:table-cell table:formula="of:=([.A1107]*0.002)+[.C1106]" office:value-type="float" office:value="4.019312">
            <text:p>4.019312</text:p>
          </table:table-cell>
          <table:table-cell/>
        </table:table-row>
        <table:table-row table:style-name="ro1">
          <table:table-cell office:value-type="float" office:value="0.376">
            <text:p>0.376</text:p>
          </table:table-cell>
          <table:table-cell table:formula="of:=AVERAGE([.A1089:.A1128])" office:value-type="float" office:value="0.377575">
            <text:p>0.377575</text:p>
          </table:table-cell>
          <table:table-cell table:formula="of:=([.A1108]*0.002)+[.C1107]" office:value-type="float" office:value="4.020064">
            <text:p>4.020064</text:p>
          </table:table-cell>
          <table:table-cell/>
        </table:table-row>
        <table:table-row table:style-name="ro1">
          <table:table-cell office:value-type="float" office:value="0.376">
            <text:p>0.376</text:p>
          </table:table-cell>
          <table:table-cell table:formula="of:=AVERAGE([.A1090:.A1129])" office:value-type="float" office:value="0.377075">
            <text:p>0.377075</text:p>
          </table:table-cell>
          <table:table-cell table:formula="of:=([.A1109]*0.002)+[.C1108]" office:value-type="float" office:value="4.020816">
            <text:p>4.020816</text:p>
          </table:table-cell>
          <table:table-cell/>
        </table:table-row>
        <table:table-row table:style-name="ro1">
          <table:table-cell office:value-type="float" office:value="0.377">
            <text:p>0.377</text:p>
          </table:table-cell>
          <table:table-cell table:formula="of:=AVERAGE([.A1091:.A1130])" office:value-type="float" office:value="0.3766">
            <text:p>0.3766</text:p>
          </table:table-cell>
          <table:table-cell table:formula="of:=([.A1110]*0.002)+[.C1109]" office:value-type="float" office:value="4.02157">
            <text:p>4.02157</text:p>
          </table:table-cell>
          <table:table-cell/>
        </table:table-row>
        <table:table-row table:style-name="ro1">
          <table:table-cell office:value-type="float" office:value="0.377">
            <text:p>0.377</text:p>
          </table:table-cell>
          <table:table-cell table:formula="of:=AVERAGE([.A1092:.A1131])" office:value-type="float" office:value="0.3761">
            <text:p>0.3761</text:p>
          </table:table-cell>
          <table:table-cell table:formula="of:=([.A1111]*0.002)+[.C1110]" office:value-type="float" office:value="4.022324">
            <text:p>4.022324</text:p>
          </table:table-cell>
          <table:table-cell/>
        </table:table-row>
        <table:table-row table:style-name="ro1">
          <table:table-cell office:value-type="float" office:value="0.378">
            <text:p>0.378</text:p>
          </table:table-cell>
          <table:table-cell table:formula="of:=AVERAGE([.A1093:.A1132])" office:value-type="float" office:value="0.375625">
            <text:p>0.375625</text:p>
          </table:table-cell>
          <table:table-cell table:formula="of:=([.A1112]*0.002)+[.C1111]" office:value-type="float" office:value="4.02308">
            <text:p>4.02308</text:p>
          </table:table-cell>
          <table:table-cell/>
        </table:table-row>
        <table:table-row table:style-name="ro1">
          <table:table-cell office:value-type="float" office:value="0.378">
            <text:p>0.378</text:p>
          </table:table-cell>
          <table:table-cell table:formula="of:=AVERAGE([.A1094:.A1133])" office:value-type="float" office:value="0.375125">
            <text:p>0.375125</text:p>
          </table:table-cell>
          <table:table-cell table:formula="of:=([.A1113]*0.002)+[.C1112]" office:value-type="float" office:value="4.023836">
            <text:p>4.023836</text:p>
          </table:table-cell>
          <table:table-cell/>
        </table:table-row>
        <table:table-row table:style-name="ro1">
          <table:table-cell office:value-type="float" office:value="0.378">
            <text:p>0.378</text:p>
          </table:table-cell>
          <table:table-cell table:formula="of:=AVERAGE([.A1095:.A1134])" office:value-type="float" office:value="0.374625">
            <text:p>0.374625</text:p>
          </table:table-cell>
          <table:table-cell table:formula="of:=([.A1114]*0.002)+[.C1113]" office:value-type="float" office:value="4.024592">
            <text:p>4.024592</text:p>
          </table:table-cell>
          <table:table-cell/>
        </table:table-row>
        <table:table-row table:style-name="ro1">
          <table:table-cell office:value-type="float" office:value="0.379">
            <text:p>0.379</text:p>
          </table:table-cell>
          <table:table-cell table:formula="of:=AVERAGE([.A1096:.A1135])" office:value-type="float" office:value="0.3741">
            <text:p>0.3741</text:p>
          </table:table-cell>
          <table:table-cell table:formula="of:=([.A1115]*0.002)+[.C1114]" office:value-type="float" office:value="4.02535">
            <text:p>4.02535</text:p>
          </table:table-cell>
          <table:table-cell/>
        </table:table-row>
        <table:table-row table:style-name="ro1">
          <table:table-cell office:value-type="float" office:value="0.379">
            <text:p>0.379</text:p>
          </table:table-cell>
          <table:table-cell table:formula="of:=AVERAGE([.A1097:.A1136])" office:value-type="float" office:value="0.373575">
            <text:p>0.373575</text:p>
          </table:table-cell>
          <table:table-cell table:formula="of:=([.A1116]*0.002)+[.C1115]" office:value-type="float" office:value="4.026108">
            <text:p>4.026108</text:p>
          </table:table-cell>
          <table:table-cell/>
        </table:table-row>
        <table:table-row table:style-name="ro1">
          <table:table-cell office:value-type="float" office:value="0.379">
            <text:p>0.379</text:p>
          </table:table-cell>
          <table:table-cell table:formula="of:=AVERAGE([.A1098:.A1137])" office:value-type="float" office:value="0.37305">
            <text:p>0.37305</text:p>
          </table:table-cell>
          <table:table-cell table:formula="of:=([.A1117]*0.002)+[.C1116]" office:value-type="float" office:value="4.026866">
            <text:p>4.026866</text:p>
          </table:table-cell>
          <table:table-cell/>
        </table:table-row>
        <table:table-row table:style-name="ro1">
          <table:table-cell office:value-type="float" office:value="0.379">
            <text:p>0.379</text:p>
          </table:table-cell>
          <table:table-cell table:formula="of:=AVERAGE([.A1099:.A1138])" office:value-type="float" office:value="0.3725">
            <text:p>0.3725</text:p>
          </table:table-cell>
          <table:table-cell table:formula="of:=([.A1118]*0.002)+[.C1117]" office:value-type="float" office:value="4.027624">
            <text:p>4.027624</text:p>
          </table:table-cell>
          <table:table-cell/>
        </table:table-row>
        <table:table-row table:style-name="ro1">
          <table:table-cell office:value-type="float" office:value="0.379">
            <text:p>0.379</text:p>
          </table:table-cell>
          <table:table-cell table:formula="of:=AVERAGE([.A1100:.A1139])" office:value-type="float" office:value="0.3719">
            <text:p>0.3719</text:p>
          </table:table-cell>
          <table:table-cell table:formula="of:=([.A1119]*0.002)+[.C1118]" office:value-type="float" office:value="4.028382">
            <text:p>4.028382</text:p>
          </table:table-cell>
          <table:table-cell/>
        </table:table-row>
        <table:table-row table:style-name="ro1">
          <table:table-cell office:value-type="float" office:value="0.378">
            <text:p>0.378</text:p>
          </table:table-cell>
          <table:table-cell table:formula="of:=AVERAGE([.A1101:.A1140])" office:value-type="float" office:value="0.371275">
            <text:p>0.371275</text:p>
          </table:table-cell>
          <table:table-cell table:formula="of:=([.A1120]*0.002)+[.C1119]" office:value-type="float" office:value="4.029138">
            <text:p>4.029138</text:p>
          </table:table-cell>
          <table:table-cell/>
        </table:table-row>
        <table:table-row table:style-name="ro1">
          <table:table-cell office:value-type="float" office:value="0.378">
            <text:p>0.378</text:p>
          </table:table-cell>
          <table:table-cell table:formula="of:=AVERAGE([.A1102:.A1141])" office:value-type="float" office:value="0.3706">
            <text:p>0.3706</text:p>
          </table:table-cell>
          <table:table-cell table:formula="of:=([.A1121]*0.002)+[.C1120]" office:value-type="float" office:value="4.029894">
            <text:p>4.029894</text:p>
          </table:table-cell>
          <table:table-cell/>
        </table:table-row>
        <table:table-row table:style-name="ro1">
          <table:table-cell office:value-type="float" office:value="0.377">
            <text:p>0.377</text:p>
          </table:table-cell>
          <table:table-cell table:formula="of:=AVERAGE([.A1103:.A1142])" office:value-type="float" office:value="0.3699">
            <text:p>0.3699</text:p>
          </table:table-cell>
          <table:table-cell table:formula="of:=([.A1122]*0.002)+[.C1121]" office:value-type="float" office:value="4.030648">
            <text:p>4.030648</text:p>
          </table:table-cell>
          <table:table-cell/>
        </table:table-row>
        <table:table-row table:style-name="ro1">
          <table:table-cell office:value-type="float" office:value="0.376">
            <text:p>0.376</text:p>
          </table:table-cell>
          <table:table-cell table:formula="of:=AVERAGE([.A1104:.A1143])" office:value-type="float" office:value="0.369175">
            <text:p>0.369175</text:p>
          </table:table-cell>
          <table:table-cell table:formula="of:=([.A1123]*0.002)+[.C1122]" office:value-type="float" office:value="4.0314">
            <text:p>4.0314</text:p>
          </table:table-cell>
          <table:table-cell/>
        </table:table-row>
        <table:table-row table:style-name="ro1">
          <table:table-cell office:value-type="float" office:value="0.375">
            <text:p>0.375</text:p>
          </table:table-cell>
          <table:table-cell table:formula="of:=AVERAGE([.A1105:.A1144])" office:value-type="float" office:value="0.3684">
            <text:p>0.3684</text:p>
          </table:table-cell>
          <table:table-cell table:formula="of:=([.A1124]*0.002)+[.C1123]" office:value-type="float" office:value="4.03215">
            <text:p>4.03215</text:p>
          </table:table-cell>
          <table:table-cell/>
        </table:table-row>
        <table:table-row table:style-name="ro1">
          <table:table-cell office:value-type="float" office:value="0.374">
            <text:p>0.374</text:p>
          </table:table-cell>
          <table:table-cell table:formula="of:=AVERAGE([.A1106:.A1145])" office:value-type="float" office:value="0.36755">
            <text:p>0.36755</text:p>
          </table:table-cell>
          <table:table-cell table:formula="of:=([.A1125]*0.002)+[.C1124]" office:value-type="float" office:value="4.032898">
            <text:p>4.032898</text:p>
          </table:table-cell>
          <table:table-cell/>
        </table:table-row>
        <table:table-row table:style-name="ro1">
          <table:table-cell office:value-type="float" office:value="0.373">
            <text:p>0.373</text:p>
          </table:table-cell>
          <table:table-cell table:formula="of:=AVERAGE([.A1107:.A1146])" office:value-type="float" office:value="0.366675">
            <text:p>0.366675</text:p>
          </table:table-cell>
          <table:table-cell table:formula="of:=([.A1126]*0.002)+[.C1125]" office:value-type="float" office:value="4.033644">
            <text:p>4.033644</text:p>
          </table:table-cell>
          <table:table-cell/>
        </table:table-row>
        <table:table-row table:style-name="ro1">
          <table:table-cell office:value-type="float" office:value="0.372">
            <text:p>0.372</text:p>
          </table:table-cell>
          <table:table-cell table:formula="of:=AVERAGE([.A1108:.A1147])" office:value-type="float" office:value="0.36575">
            <text:p>0.36575</text:p>
          </table:table-cell>
          <table:table-cell table:formula="of:=([.A1127]*0.002)+[.C1126]" office:value-type="float" office:value="4.034388">
            <text:p>4.034388</text:p>
          </table:table-cell>
          <table:table-cell/>
        </table:table-row>
        <table:table-row table:style-name="ro1">
          <table:table-cell office:value-type="float" office:value="0.371">
            <text:p>0.371</text:p>
          </table:table-cell>
          <table:table-cell table:formula="of:=AVERAGE([.A1109:.A1148])" office:value-type="float" office:value="0.364775">
            <text:p>0.364775</text:p>
          </table:table-cell>
          <table:table-cell table:formula="of:=([.A1128]*0.002)+[.C1127]" office:value-type="float" office:value="4.03513">
            <text:p>4.03513</text:p>
          </table:table-cell>
          <table:table-cell/>
        </table:table-row>
        <table:table-row table:style-name="ro1">
          <table:table-cell office:value-type="float" office:value="0.369">
            <text:p>0.369</text:p>
          </table:table-cell>
          <table:table-cell table:formula="of:=AVERAGE([.A1110:.A1149])" office:value-type="float" office:value="0.36375">
            <text:p>0.36375</text:p>
          </table:table-cell>
          <table:table-cell table:formula="of:=([.A1129]*0.002)+[.C1128]" office:value-type="float" office:value="4.035868">
            <text:p>4.035868</text:p>
          </table:table-cell>
          <table:table-cell/>
        </table:table-row>
        <table:table-row table:style-name="ro1">
          <table:table-cell office:value-type="float" office:value="0.368">
            <text:p>0.368</text:p>
          </table:table-cell>
          <table:table-cell table:formula="of:=AVERAGE([.A1111:.A1150])" office:value-type="float" office:value="0.362675">
            <text:p>0.362675</text:p>
          </table:table-cell>
          <table:table-cell table:formula="of:=([.A1130]*0.002)+[.C1129]" office:value-type="float" office:value="4.036604">
            <text:p>4.036604</text:p>
          </table:table-cell>
          <table:table-cell/>
        </table:table-row>
        <table:table-row table:style-name="ro1">
          <table:table-cell office:value-type="float" office:value="0.366">
            <text:p>0.366</text:p>
          </table:table-cell>
          <table:table-cell table:formula="of:=AVERAGE([.A1112:.A1151])" office:value-type="float" office:value="0.361575">
            <text:p>0.361575</text:p>
          </table:table-cell>
          <table:table-cell table:formula="of:=([.A1131]*0.002)+[.C1130]" office:value-type="float" office:value="4.037336">
            <text:p>4.037336</text:p>
          </table:table-cell>
          <table:table-cell/>
        </table:table-row>
        <table:table-row table:style-name="ro1">
          <table:table-cell office:value-type="float" office:value="0.365">
            <text:p>0.365</text:p>
          </table:table-cell>
          <table:table-cell table:formula="of:=AVERAGE([.A1113:.A1152])" office:value-type="float" office:value="0.360425">
            <text:p>0.360425</text:p>
          </table:table-cell>
          <table:table-cell table:formula="of:=([.A1132]*0.002)+[.C1131]" office:value-type="float" office:value="4.038066">
            <text:p>4.038066</text:p>
          </table:table-cell>
          <table:table-cell/>
        </table:table-row>
        <table:table-row table:style-name="ro1">
          <table:table-cell office:value-type="float" office:value="0.363">
            <text:p>0.363</text:p>
          </table:table-cell>
          <table:table-cell table:formula="of:=AVERAGE([.A1114:.A1153])" office:value-type="float" office:value="0.35925">
            <text:p>0.35925</text:p>
          </table:table-cell>
          <table:table-cell table:formula="of:=([.A1133]*0.002)+[.C1132]" office:value-type="float" office:value="4.038792">
            <text:p>4.038792</text:p>
          </table:table-cell>
          <table:table-cell/>
        </table:table-row>
        <table:table-row table:style-name="ro1">
          <table:table-cell office:value-type="float" office:value="0.361">
            <text:p>0.361</text:p>
          </table:table-cell>
          <table:table-cell table:formula="of:=AVERAGE([.A1115:.A1154])" office:value-type="float" office:value="0.35805">
            <text:p>0.35805</text:p>
          </table:table-cell>
          <table:table-cell table:formula="of:=([.A1134]*0.002)+[.C1133]" office:value-type="float" office:value="4.039514">
            <text:p>4.039514</text:p>
          </table:table-cell>
          <table:table-cell/>
        </table:table-row>
        <table:table-row table:style-name="ro1">
          <table:table-cell office:value-type="float" office:value="0.359">
            <text:p>0.359</text:p>
          </table:table-cell>
          <table:table-cell table:formula="of:=AVERAGE([.A1116:.A1155])" office:value-type="float" office:value="0.3568">
            <text:p>0.3568</text:p>
          </table:table-cell>
          <table:table-cell table:formula="of:=([.A1135]*0.002)+[.C1134]" office:value-type="float" office:value="4.040232">
            <text:p>4.040232</text:p>
          </table:table-cell>
          <table:table-cell/>
        </table:table-row>
        <table:table-row table:style-name="ro1">
          <table:table-cell office:value-type="float" office:value="0.357">
            <text:p>0.357</text:p>
          </table:table-cell>
          <table:table-cell table:formula="of:=AVERAGE([.A1117:.A1156])" office:value-type="float" office:value="0.35555">
            <text:p>0.35555</text:p>
          </table:table-cell>
          <table:table-cell table:formula="of:=([.A1136]*0.002)+[.C1135]" office:value-type="float" office:value="4.040946">
            <text:p>4.040946</text:p>
          </table:table-cell>
          <table:table-cell/>
        </table:table-row>
        <table:table-row table:style-name="ro1">
          <table:table-cell office:value-type="float" office:value="0.356">
            <text:p>0.356</text:p>
          </table:table-cell>
          <table:table-cell table:formula="of:=AVERAGE([.A1118:.A1157])" office:value-type="float" office:value="0.354275">
            <text:p>0.354275</text:p>
          </table:table-cell>
          <table:table-cell table:formula="of:=([.A1137]*0.002)+[.C1136]" office:value-type="float" office:value="4.041658">
            <text:p>4.041658</text:p>
          </table:table-cell>
          <table:table-cell/>
        </table:table-row>
        <table:table-row table:style-name="ro1">
          <table:table-cell office:value-type="float" office:value="0.354">
            <text:p>0.354</text:p>
          </table:table-cell>
          <table:table-cell table:formula="of:=AVERAGE([.A1119:.A1158])" office:value-type="float" office:value="0.353">
            <text:p>0.353</text:p>
          </table:table-cell>
          <table:table-cell table:formula="of:=([.A1138]*0.002)+[.C1137]" office:value-type="float" office:value="4.042366">
            <text:p>4.042366</text:p>
          </table:table-cell>
          <table:table-cell/>
        </table:table-row>
        <table:table-row table:style-name="ro1">
          <table:table-cell office:value-type="float" office:value="0.352">
            <text:p>0.352</text:p>
          </table:table-cell>
          <table:table-cell table:formula="of:=AVERAGE([.A1120:.A1159])" office:value-type="float" office:value="0.3517">
            <text:p>0.3517</text:p>
          </table:table-cell>
          <table:table-cell table:formula="of:=([.A1139]*0.002)+[.C1138]" office:value-type="float" office:value="4.04307">
            <text:p>4.04307</text:p>
          </table:table-cell>
          <table:table-cell/>
        </table:table-row>
        <table:table-row table:style-name="ro1">
          <table:table-cell office:value-type="float" office:value="0.35">
            <text:p>0.35</text:p>
          </table:table-cell>
          <table:table-cell table:formula="of:=AVERAGE([.A1121:.A1160])" office:value-type="float" office:value="0.3504">
            <text:p>0.3504</text:p>
          </table:table-cell>
          <table:table-cell table:formula="of:=([.A1140]*0.002)+[.C1139]" office:value-type="float" office:value="4.04377">
            <text:p>4.04377</text:p>
          </table:table-cell>
          <table:table-cell/>
        </table:table-row>
        <table:table-row table:style-name="ro1">
          <table:table-cell office:value-type="float" office:value="0.348">
            <text:p>0.348</text:p>
          </table:table-cell>
          <table:table-cell table:formula="of:=AVERAGE([.A1122:.A1161])" office:value-type="float" office:value="0.3491">
            <text:p>0.3491</text:p>
          </table:table-cell>
          <table:table-cell table:formula="of:=([.A1141]*0.002)+[.C1140]" office:value-type="float" office:value="4.044466">
            <text:p>4.044466</text:p>
          </table:table-cell>
          <table:table-cell/>
        </table:table-row>
        <table:table-row table:style-name="ro1">
          <table:table-cell office:value-type="float" office:value="0.346">
            <text:p>0.346</text:p>
          </table:table-cell>
          <table:table-cell table:formula="of:=AVERAGE([.A1123:.A1162])" office:value-type="float" office:value="0.3478">
            <text:p>0.3478</text:p>
          </table:table-cell>
          <table:table-cell table:formula="of:=([.A1142]*0.002)+[.C1141]" office:value-type="float" office:value="4.045158">
            <text:p>4.045158</text:p>
          </table:table-cell>
          <table:table-cell/>
        </table:table-row>
        <table:table-row table:style-name="ro1">
          <table:table-cell office:value-type="float" office:value="0.345">
            <text:p>0.345</text:p>
          </table:table-cell>
          <table:table-cell table:formula="of:=AVERAGE([.A1124:.A1163])" office:value-type="float" office:value="0.346525">
            <text:p>0.346525</text:p>
          </table:table-cell>
          <table:table-cell table:formula="of:=([.A1143]*0.002)+[.C1142]" office:value-type="float" office:value="4.045848">
            <text:p>4.045848</text:p>
          </table:table-cell>
          <table:table-cell/>
        </table:table-row>
        <table:table-row table:style-name="ro1">
          <table:table-cell office:value-type="float" office:value="0.343">
            <text:p>0.343</text:p>
          </table:table-cell>
          <table:table-cell table:formula="of:=AVERAGE([.A1125:.A1164])" office:value-type="float" office:value="0.34525">
            <text:p>0.34525</text:p>
          </table:table-cell>
          <table:table-cell table:formula="of:=([.A1144]*0.002)+[.C1143]" office:value-type="float" office:value="4.046534">
            <text:p>4.046534</text:p>
          </table:table-cell>
          <table:table-cell/>
        </table:table-row>
        <table:table-row table:style-name="ro1">
          <table:table-cell office:value-type="float" office:value="0.341">
            <text:p>0.341</text:p>
          </table:table-cell>
          <table:table-cell table:formula="of:=AVERAGE([.A1126:.A1165])" office:value-type="float" office:value="0.343975">
            <text:p>0.343975</text:p>
          </table:table-cell>
          <table:table-cell table:formula="of:=([.A1145]*0.002)+[.C1144]" office:value-type="float" office:value="4.047216">
            <text:p>4.047216</text:p>
          </table:table-cell>
          <table:table-cell/>
        </table:table-row>
        <table:table-row table:style-name="ro1">
          <table:table-cell office:value-type="float" office:value="0.34">
            <text:p>0.34</text:p>
          </table:table-cell>
          <table:table-cell table:formula="of:=AVERAGE([.A1127:.A1166])" office:value-type="float" office:value="0.3427">
            <text:p>0.3427</text:p>
          </table:table-cell>
          <table:table-cell table:formula="of:=([.A1146]*0.002)+[.C1145]" office:value-type="float" office:value="4.047896">
            <text:p>4.047896</text:p>
          </table:table-cell>
          <table:table-cell/>
        </table:table-row>
        <table:table-row table:style-name="ro1">
          <table:table-cell office:value-type="float" office:value="0.338">
            <text:p>0.338</text:p>
          </table:table-cell>
          <table:table-cell table:formula="of:=AVERAGE([.A1128:.A1167])" office:value-type="float" office:value="0.341425">
            <text:p>0.341425</text:p>
          </table:table-cell>
          <table:table-cell table:formula="of:=([.A1147]*0.002)+[.C1146]" office:value-type="float" office:value="4.048572">
            <text:p>4.048572</text:p>
          </table:table-cell>
          <table:table-cell/>
        </table:table-row>
        <table:table-row table:style-name="ro1">
          <table:table-cell office:value-type="float" office:value="0.337">
            <text:p>0.337</text:p>
          </table:table-cell>
          <table:table-cell table:formula="of:=AVERAGE([.A1129:.A1168])" office:value-type="float" office:value="0.34015">
            <text:p>0.34015</text:p>
          </table:table-cell>
          <table:table-cell table:formula="of:=([.A1148]*0.002)+[.C1147]" office:value-type="float" office:value="4.049246">
            <text:p>4.049246</text:p>
          </table:table-cell>
          <table:table-cell/>
        </table:table-row>
        <table:table-row table:style-name="ro1">
          <table:table-cell office:value-type="float" office:value="0.335">
            <text:p>0.335</text:p>
          </table:table-cell>
          <table:table-cell table:formula="of:=AVERAGE([.A1130:.A1169])" office:value-type="float" office:value="0.3389">
            <text:p>0.3389</text:p>
          </table:table-cell>
          <table:table-cell table:formula="of:=([.A1149]*0.002)+[.C1148]" office:value-type="float" office:value="4.049916">
            <text:p>4.049916</text:p>
          </table:table-cell>
          <table:table-cell/>
        </table:table-row>
        <table:table-row table:style-name="ro1">
          <table:table-cell office:value-type="float" office:value="0.334">
            <text:p>0.334</text:p>
          </table:table-cell>
          <table:table-cell table:formula="of:=AVERAGE([.A1131:.A1170])" office:value-type="float" office:value="0.33765">
            <text:p>0.33765</text:p>
          </table:table-cell>
          <table:table-cell table:formula="of:=([.A1150]*0.002)+[.C1149]" office:value-type="float" office:value="4.050584">
            <text:p>4.050584</text:p>
          </table:table-cell>
          <table:table-cell/>
        </table:table-row>
        <table:table-row table:style-name="ro1">
          <table:table-cell office:value-type="float" office:value="0.333">
            <text:p>0.333</text:p>
          </table:table-cell>
          <table:table-cell table:formula="of:=AVERAGE([.A1132:.A1171])" office:value-type="float" office:value="0.3364">
            <text:p>0.3364</text:p>
          </table:table-cell>
          <table:table-cell table:formula="of:=([.A1151]*0.002)+[.C1150]" office:value-type="float" office:value="4.05125">
            <text:p>4.05125</text:p>
          </table:table-cell>
          <table:table-cell/>
        </table:table-row>
        <table:table-row table:style-name="ro1">
          <table:table-cell office:value-type="float" office:value="0.332">
            <text:p>0.332</text:p>
          </table:table-cell>
          <table:table-cell table:formula="of:=AVERAGE([.A1133:.A1172])" office:value-type="float" office:value="0.33515">
            <text:p>0.33515</text:p>
          </table:table-cell>
          <table:table-cell table:formula="of:=([.A1152]*0.002)+[.C1151]" office:value-type="float" office:value="4.051914">
            <text:p>4.051914</text:p>
          </table:table-cell>
          <table:table-cell/>
        </table:table-row>
        <table:table-row table:style-name="ro1">
          <table:table-cell office:value-type="float" office:value="0.331">
            <text:p>0.331</text:p>
          </table:table-cell>
          <table:table-cell table:formula="of:=AVERAGE([.A1134:.A1173])" office:value-type="float" office:value="0.3339">
            <text:p>0.3339</text:p>
          </table:table-cell>
          <table:table-cell table:formula="of:=([.A1153]*0.002)+[.C1152]" office:value-type="float" office:value="4.052576">
            <text:p>4.052576</text:p>
          </table:table-cell>
          <table:table-cell/>
        </table:table-row>
        <table:table-row table:style-name="ro1">
          <table:table-cell office:value-type="float" office:value="0.33">
            <text:p>0.33</text:p>
          </table:table-cell>
          <table:table-cell table:formula="of:=AVERAGE([.A1135:.A1174])" office:value-type="float" office:value="0.332675">
            <text:p>0.332675</text:p>
          </table:table-cell>
          <table:table-cell table:formula="of:=([.A1154]*0.002)+[.C1153]" office:value-type="float" office:value="4.053236">
            <text:p>4.053236</text:p>
          </table:table-cell>
          <table:table-cell/>
        </table:table-row>
        <table:table-row table:style-name="ro1">
          <table:table-cell office:value-type="float" office:value="0.329">
            <text:p>0.329</text:p>
          </table:table-cell>
          <table:table-cell table:formula="of:=AVERAGE([.A1136:.A1175])" office:value-type="float" office:value="0.33145">
            <text:p>0.33145</text:p>
          </table:table-cell>
          <table:table-cell table:formula="of:=([.A1155]*0.002)+[.C1154]" office:value-type="float" office:value="4.053894">
            <text:p>4.053894</text:p>
          </table:table-cell>
          <table:table-cell/>
        </table:table-row>
        <table:table-row table:style-name="ro1">
          <table:table-cell office:value-type="float" office:value="0.329">
            <text:p>0.329</text:p>
          </table:table-cell>
          <table:table-cell table:formula="of:=AVERAGE([.A1137:.A1176])" office:value-type="float" office:value="0.33025">
            <text:p>0.33025</text:p>
          </table:table-cell>
          <table:table-cell table:formula="of:=([.A1156]*0.002)+[.C1155]" office:value-type="float" office:value="4.054552">
            <text:p>4.054552</text:p>
          </table:table-cell>
          <table:table-cell/>
        </table:table-row>
        <table:table-row table:style-name="ro1">
          <table:table-cell office:value-type="float" office:value="0.328">
            <text:p>0.328</text:p>
          </table:table-cell>
          <table:table-cell table:formula="of:=AVERAGE([.A1138:.A1177])" office:value-type="float" office:value="0.32905">
            <text:p>0.32905</text:p>
          </table:table-cell>
          <table:table-cell table:formula="of:=([.A1157]*0.002)+[.C1156]" office:value-type="float" office:value="4.055208">
            <text:p>4.055208</text:p>
          </table:table-cell>
          <table:table-cell/>
        </table:table-row>
        <table:table-row table:style-name="ro1">
          <table:table-cell office:value-type="float" office:value="0.328">
            <text:p>0.328</text:p>
          </table:table-cell>
          <table:table-cell table:formula="of:=AVERAGE([.A1139:.A1178])" office:value-type="float" office:value="0.32785">
            <text:p>0.32785</text:p>
          </table:table-cell>
          <table:table-cell table:formula="of:=([.A1158]*0.002)+[.C1157]" office:value-type="float" office:value="4.055864">
            <text:p>4.055864</text:p>
          </table:table-cell>
          <table:table-cell/>
        </table:table-row>
        <table:table-row table:style-name="ro1">
          <table:table-cell office:value-type="float" office:value="0.327">
            <text:p>0.327</text:p>
          </table:table-cell>
          <table:table-cell table:formula="of:=AVERAGE([.A1140:.A1179])" office:value-type="float" office:value="0.326675">
            <text:p>0.326675</text:p>
          </table:table-cell>
          <table:table-cell table:formula="of:=([.A1159]*0.002)+[.C1158]" office:value-type="float" office:value="4.056518">
            <text:p>4.056518</text:p>
          </table:table-cell>
          <table:table-cell/>
        </table:table-row>
        <table:table-row table:style-name="ro1">
          <table:table-cell office:value-type="float" office:value="0.326">
            <text:p>0.326</text:p>
          </table:table-cell>
          <table:table-cell table:formula="of:=AVERAGE([.A1141:.A1180])" office:value-type="float" office:value="0.325525">
            <text:p>0.325525</text:p>
          </table:table-cell>
          <table:table-cell table:formula="of:=([.A1160]*0.002)+[.C1159]" office:value-type="float" office:value="4.05717">
            <text:p>4.05717</text:p>
          </table:table-cell>
          <table:table-cell/>
        </table:table-row>
        <table:table-row table:style-name="ro1">
          <table:table-cell office:value-type="float" office:value="0.326">
            <text:p>0.326</text:p>
          </table:table-cell>
          <table:table-cell table:formula="of:=AVERAGE([.A1142:.A1181])" office:value-type="float" office:value="0.3244">
            <text:p>0.3244</text:p>
          </table:table-cell>
          <table:table-cell table:formula="of:=([.A1161]*0.002)+[.C1160]" office:value-type="float" office:value="4.057822">
            <text:p>4.057822</text:p>
          </table:table-cell>
          <table:table-cell/>
        </table:table-row>
        <table:table-row table:style-name="ro1">
          <table:table-cell office:value-type="float" office:value="0.325">
            <text:p>0.325</text:p>
          </table:table-cell>
          <table:table-cell table:formula="of:=AVERAGE([.A1143:.A1182])" office:value-type="float" office:value="0.3233">
            <text:p>0.3233</text:p>
          </table:table-cell>
          <table:table-cell table:formula="of:=([.A1162]*0.002)+[.C1161]" office:value-type="float" office:value="4.058472">
            <text:p>4.058472</text:p>
          </table:table-cell>
          <table:table-cell/>
        </table:table-row>
        <table:table-row table:style-name="ro1">
          <table:table-cell office:value-type="float" office:value="0.325">
            <text:p>0.325</text:p>
          </table:table-cell>
          <table:table-cell table:formula="of:=AVERAGE([.A1144:.A1183])" office:value-type="float" office:value="0.322225">
            <text:p>0.322225</text:p>
          </table:table-cell>
          <table:table-cell table:formula="of:=([.A1163]*0.002)+[.C1162]" office:value-type="float" office:value="4.059122">
            <text:p>4.059122</text:p>
          </table:table-cell>
          <table:table-cell/>
        </table:table-row>
        <table:table-row table:style-name="ro1">
          <table:table-cell office:value-type="float" office:value="0.324">
            <text:p>0.324</text:p>
          </table:table-cell>
          <table:table-cell table:formula="of:=AVERAGE([.A1145:.A1184])" office:value-type="float" office:value="0.321175">
            <text:p>0.321175</text:p>
          </table:table-cell>
          <table:table-cell table:formula="of:=([.A1164]*0.002)+[.C1163]" office:value-type="float" office:value="4.05977">
            <text:p>4.05977</text:p>
          </table:table-cell>
          <table:table-cell/>
        </table:table-row>
        <table:table-row table:style-name="ro1">
          <table:table-cell office:value-type="float" office:value="0.323">
            <text:p>0.323</text:p>
          </table:table-cell>
          <table:table-cell table:formula="of:=AVERAGE([.A1146:.A1185])" office:value-type="float" office:value="0.320175">
            <text:p>0.320175</text:p>
          </table:table-cell>
          <table:table-cell table:formula="of:=([.A1165]*0.002)+[.C1164]" office:value-type="float" office:value="4.060416">
            <text:p>4.060416</text:p>
          </table:table-cell>
          <table:table-cell/>
        </table:table-row>
        <table:table-row table:style-name="ro1">
          <table:table-cell office:value-type="float" office:value="0.322">
            <text:p>0.322</text:p>
          </table:table-cell>
          <table:table-cell table:formula="of:=AVERAGE([.A1147:.A1186])" office:value-type="float" office:value="0.3192">
            <text:p>0.3192</text:p>
          </table:table-cell>
          <table:table-cell table:formula="of:=([.A1166]*0.002)+[.C1165]" office:value-type="float" office:value="4.06106">
            <text:p>4.06106</text:p>
          </table:table-cell>
          <table:table-cell/>
        </table:table-row>
        <table:table-row table:style-name="ro1">
          <table:table-cell office:value-type="float" office:value="0.321">
            <text:p>0.321</text:p>
          </table:table-cell>
          <table:table-cell table:formula="of:=AVERAGE([.A1148:.A1187])" office:value-type="float" office:value="0.318275">
            <text:p>0.318275</text:p>
          </table:table-cell>
          <table:table-cell table:formula="of:=([.A1167]*0.002)+[.C1166]" office:value-type="float" office:value="4.061702">
            <text:p>4.061702</text:p>
          </table:table-cell>
          <table:table-cell/>
        </table:table-row>
        <table:table-row table:style-name="ro1">
          <table:table-cell office:value-type="float" office:value="0.32">
            <text:p>0.32</text:p>
          </table:table-cell>
          <table:table-cell table:formula="of:=AVERAGE([.A1149:.A1188])" office:value-type="float" office:value="0.317375">
            <text:p>0.317375</text:p>
          </table:table-cell>
          <table:table-cell table:formula="of:=([.A1168]*0.002)+[.C1167]" office:value-type="float" office:value="4.062342">
            <text:p>4.062342</text:p>
          </table:table-cell>
          <table:table-cell/>
        </table:table-row>
        <table:table-row table:style-name="ro1">
          <table:table-cell office:value-type="float" office:value="0.319">
            <text:p>0.319</text:p>
          </table:table-cell>
          <table:table-cell table:formula="of:=AVERAGE([.A1150:.A1189])" office:value-type="float" office:value="0.31655">
            <text:p>0.31655</text:p>
          </table:table-cell>
          <table:table-cell table:formula="of:=([.A1169]*0.002)+[.C1168]" office:value-type="float" office:value="4.06298">
            <text:p>4.06298</text:p>
          </table:table-cell>
          <table:table-cell/>
        </table:table-row>
        <table:table-row table:style-name="ro1">
          <table:table-cell office:value-type="float" office:value="0.318">
            <text:p>0.318</text:p>
          </table:table-cell>
          <table:table-cell table:formula="of:=AVERAGE([.A1151:.A1190])" office:value-type="float" office:value="0.31575">
            <text:p>0.31575</text:p>
          </table:table-cell>
          <table:table-cell table:formula="of:=([.A1170]*0.002)+[.C1169]" office:value-type="float" office:value="4.063616">
            <text:p>4.063616</text:p>
          </table:table-cell>
          <table:table-cell/>
        </table:table-row>
        <table:table-row table:style-name="ro1">
          <table:table-cell office:value-type="float" office:value="0.316">
            <text:p>0.316</text:p>
          </table:table-cell>
          <table:table-cell table:formula="of:=AVERAGE([.A1152:.A1191])" office:value-type="float" office:value="0.314975">
            <text:p>0.314975</text:p>
          </table:table-cell>
          <table:table-cell table:formula="of:=([.A1171]*0.002)+[.C1170]" office:value-type="float" office:value="4.064248">
            <text:p>4.064248</text:p>
          </table:table-cell>
          <table:table-cell/>
        </table:table-row>
        <table:table-row table:style-name="ro1">
          <table:table-cell office:value-type="float" office:value="0.315">
            <text:p>0.315</text:p>
          </table:table-cell>
          <table:table-cell table:formula="of:=AVERAGE([.A1153:.A1192])" office:value-type="float" office:value="0.31425">
            <text:p>0.31425</text:p>
          </table:table-cell>
          <table:table-cell table:formula="of:=([.A1172]*0.002)+[.C1171]" office:value-type="float" office:value="4.064878">
            <text:p>4.064878</text:p>
          </table:table-cell>
          <table:table-cell/>
        </table:table-row>
        <table:table-row table:style-name="ro1">
          <table:table-cell office:value-type="float" office:value="0.313">
            <text:p>0.313</text:p>
          </table:table-cell>
          <table:table-cell table:formula="of:=AVERAGE([.A1154:.A1193])" office:value-type="float" office:value="0.31355">
            <text:p>0.31355</text:p>
          </table:table-cell>
          <table:table-cell table:formula="of:=([.A1173]*0.002)+[.C1172]" office:value-type="float" office:value="4.065504">
            <text:p>4.065504</text:p>
          </table:table-cell>
          <table:table-cell/>
        </table:table-row>
        <table:table-row table:style-name="ro1">
          <table:table-cell office:value-type="float" office:value="0.312">
            <text:p>0.312</text:p>
          </table:table-cell>
          <table:table-cell table:formula="of:=AVERAGE([.A1155:.A1194])" office:value-type="float" office:value="0.312875">
            <text:p>0.312875</text:p>
          </table:table-cell>
          <table:table-cell table:formula="of:=([.A1174]*0.002)+[.C1173]" office:value-type="float" office:value="4.066128">
            <text:p>4.066128</text:p>
          </table:table-cell>
          <table:table-cell/>
        </table:table-row>
        <table:table-row table:style-name="ro1">
          <table:table-cell office:value-type="float" office:value="0.31">
            <text:p>0.31</text:p>
          </table:table-cell>
          <table:table-cell table:formula="of:=AVERAGE([.A1156:.A1195])" office:value-type="float" office:value="0.31225">
            <text:p>0.31225</text:p>
          </table:table-cell>
          <table:table-cell table:formula="of:=([.A1175]*0.002)+[.C1174]" office:value-type="float" office:value="4.066748">
            <text:p>4.066748</text:p>
          </table:table-cell>
          <table:table-cell/>
        </table:table-row>
        <table:table-row table:style-name="ro1">
          <table:table-cell office:value-type="float" office:value="0.309">
            <text:p>0.309</text:p>
          </table:table-cell>
          <table:table-cell table:formula="of:=AVERAGE([.A1157:.A1196])" office:value-type="float" office:value="0.311625">
            <text:p>0.311625</text:p>
          </table:table-cell>
          <table:table-cell table:formula="of:=([.A1176]*0.002)+[.C1175]" office:value-type="float" office:value="4.067366">
            <text:p>4.067366</text:p>
          </table:table-cell>
          <table:table-cell/>
        </table:table-row>
        <table:table-row table:style-name="ro1">
          <table:table-cell office:value-type="float" office:value="0.308">
            <text:p>0.308</text:p>
          </table:table-cell>
          <table:table-cell table:formula="of:=AVERAGE([.A1158:.A1197])" office:value-type="float" office:value="0.311025">
            <text:p>0.311025</text:p>
          </table:table-cell>
          <table:table-cell table:formula="of:=([.A1177]*0.002)+[.C1176]" office:value-type="float" office:value="4.067982">
            <text:p>4.067982</text:p>
          </table:table-cell>
          <table:table-cell/>
        </table:table-row>
        <table:table-row table:style-name="ro1">
          <table:table-cell office:value-type="float" office:value="0.306">
            <text:p>0.306</text:p>
          </table:table-cell>
          <table:table-cell table:formula="of:=AVERAGE([.A1159:.A1198])" office:value-type="float" office:value="0.310425">
            <text:p>0.310425</text:p>
          </table:table-cell>
          <table:table-cell table:formula="of:=([.A1178]*0.002)+[.C1177]" office:value-type="float" office:value="4.068594">
            <text:p>4.068594</text:p>
          </table:table-cell>
          <table:table-cell/>
        </table:table-row>
        <table:table-row table:style-name="ro1">
          <table:table-cell office:value-type="float" office:value="0.305">
            <text:p>0.305</text:p>
          </table:table-cell>
          <table:table-cell table:formula="of:=AVERAGE([.A1160:.A1199])" office:value-type="float" office:value="0.30985">
            <text:p>0.30985</text:p>
          </table:table-cell>
          <table:table-cell table:formula="of:=([.A1179]*0.002)+[.C1178]" office:value-type="float" office:value="4.069204">
            <text:p>4.069204</text:p>
          </table:table-cell>
          <table:table-cell/>
        </table:table-row>
        <table:table-row table:style-name="ro1">
          <table:table-cell office:value-type="float" office:value="0.304">
            <text:p>0.304</text:p>
          </table:table-cell>
          <table:table-cell table:formula="of:=AVERAGE([.A1161:.A1200])" office:value-type="float" office:value="0.3093">
            <text:p>0.3093</text:p>
          </table:table-cell>
          <table:table-cell table:formula="of:=([.A1180]*0.002)+[.C1179]" office:value-type="float" office:value="4.069812">
            <text:p>4.069812</text:p>
          </table:table-cell>
          <table:table-cell/>
        </table:table-row>
        <table:table-row table:style-name="ro1">
          <table:table-cell office:value-type="float" office:value="0.303">
            <text:p>0.303</text:p>
          </table:table-cell>
          <table:table-cell table:formula="of:=AVERAGE([.A1162:.A1201])" office:value-type="float" office:value="0.30875">
            <text:p>0.30875</text:p>
          </table:table-cell>
          <table:table-cell table:formula="of:=([.A1181]*0.002)+[.C1180]" office:value-type="float" office:value="4.070418">
            <text:p>4.070418</text:p>
          </table:table-cell>
          <table:table-cell/>
        </table:table-row>
        <table:table-row table:style-name="ro1">
          <table:table-cell office:value-type="float" office:value="0.302">
            <text:p>0.302</text:p>
          </table:table-cell>
          <table:table-cell table:formula="of:=AVERAGE([.A1163:.A1202])" office:value-type="float" office:value="0.30825">
            <text:p>0.30825</text:p>
          </table:table-cell>
          <table:table-cell table:formula="of:=([.A1182]*0.002)+[.C1181]" office:value-type="float" office:value="4.071022">
            <text:p>4.071022</text:p>
          </table:table-cell>
          <table:table-cell/>
        </table:table-row>
        <table:table-row table:style-name="ro1">
          <table:table-cell office:value-type="float" office:value="0.302">
            <text:p>0.302</text:p>
          </table:table-cell>
          <table:table-cell table:formula="of:=AVERAGE([.A1164:.A1203])" office:value-type="float" office:value="0.30775">
            <text:p>0.30775</text:p>
          </table:table-cell>
          <table:table-cell table:formula="of:=([.A1183]*0.002)+[.C1182]" office:value-type="float" office:value="4.071626">
            <text:p>4.071626</text:p>
          </table:table-cell>
          <table:table-cell/>
        </table:table-row>
        <table:table-row table:style-name="ro1">
          <table:table-cell office:value-type="float" office:value="0.301">
            <text:p>0.301</text:p>
          </table:table-cell>
          <table:table-cell table:formula="of:=AVERAGE([.A1165:.A1204])" office:value-type="float" office:value="0.307275">
            <text:p>0.307275</text:p>
          </table:table-cell>
          <table:table-cell table:formula="of:=([.A1184]*0.002)+[.C1183]" office:value-type="float" office:value="4.072228">
            <text:p>4.072228</text:p>
          </table:table-cell>
          <table:table-cell/>
        </table:table-row>
        <table:table-row table:style-name="ro1">
          <table:table-cell office:value-type="float" office:value="0.301">
            <text:p>0.301</text:p>
          </table:table-cell>
          <table:table-cell table:formula="of:=AVERAGE([.A1166:.A1205])" office:value-type="float" office:value="0.306825">
            <text:p>0.306825</text:p>
          </table:table-cell>
          <table:table-cell table:formula="of:=([.A1185]*0.002)+[.C1184]" office:value-type="float" office:value="4.07283">
            <text:p>4.07283</text:p>
          </table:table-cell>
          <table:table-cell/>
        </table:table-row>
        <table:table-row table:style-name="ro1">
          <table:table-cell office:value-type="float" office:value="0.301">
            <text:p>0.301</text:p>
          </table:table-cell>
          <table:table-cell table:formula="of:=AVERAGE([.A1167:.A1206])" office:value-type="float" office:value="0.3064">
            <text:p>0.3064</text:p>
          </table:table-cell>
          <table:table-cell table:formula="of:=([.A1186]*0.002)+[.C1185]" office:value-type="float" office:value="4.073432">
            <text:p>4.073432</text:p>
          </table:table-cell>
          <table:table-cell/>
        </table:table-row>
        <table:table-row table:style-name="ro1">
          <table:table-cell office:value-type="float" office:value="0.301">
            <text:p>0.301</text:p>
          </table:table-cell>
          <table:table-cell table:formula="of:=AVERAGE([.A1168:.A1207])" office:value-type="float" office:value="0.306">
            <text:p>0.306</text:p>
          </table:table-cell>
          <table:table-cell table:formula="of:=([.A1187]*0.002)+[.C1186]" office:value-type="float" office:value="4.074034">
            <text:p>4.074034</text:p>
          </table:table-cell>
          <table:table-cell/>
        </table:table-row>
        <table:table-row table:style-name="ro1">
          <table:table-cell office:value-type="float" office:value="0.301">
            <text:p>0.301</text:p>
          </table:table-cell>
          <table:table-cell table:formula="of:=AVERAGE([.A1169:.A1208])" office:value-type="float" office:value="0.305625">
            <text:p>0.305625</text:p>
          </table:table-cell>
          <table:table-cell table:formula="of:=([.A1188]*0.002)+[.C1187]" office:value-type="float" office:value="4.074636">
            <text:p>4.074636</text:p>
          </table:table-cell>
          <table:table-cell/>
        </table:table-row>
        <table:table-row table:style-name="ro1">
          <table:table-cell office:value-type="float" office:value="0.302">
            <text:p>0.302</text:p>
          </table:table-cell>
          <table:table-cell table:formula="of:=AVERAGE([.A1170:.A1209])" office:value-type="float" office:value="0.305275">
            <text:p>0.305275</text:p>
          </table:table-cell>
          <table:table-cell table:formula="of:=([.A1189]*0.002)+[.C1188]" office:value-type="float" office:value="4.07524">
            <text:p>4.07524</text:p>
          </table:table-cell>
          <table:table-cell/>
        </table:table-row>
        <table:table-row table:style-name="ro1">
          <table:table-cell office:value-type="float" office:value="0.302">
            <text:p>0.302</text:p>
          </table:table-cell>
          <table:table-cell table:formula="of:=AVERAGE([.A1171:.A1210])" office:value-type="float" office:value="0.30495">
            <text:p>0.30495</text:p>
          </table:table-cell>
          <table:table-cell table:formula="of:=([.A1190]*0.002)+[.C1189]" office:value-type="float" office:value="4.075844">
            <text:p>4.075844</text:p>
          </table:table-cell>
          <table:table-cell/>
        </table:table-row>
        <table:table-row table:style-name="ro1">
          <table:table-cell office:value-type="float" office:value="0.302">
            <text:p>0.302</text:p>
          </table:table-cell>
          <table:table-cell table:formula="of:=AVERAGE([.A1172:.A1211])" office:value-type="float" office:value="0.304675">
            <text:p>0.304675</text:p>
          </table:table-cell>
          <table:table-cell table:formula="of:=([.A1191]*0.002)+[.C1190]" office:value-type="float" office:value="4.076448">
            <text:p>4.076448</text:p>
          </table:table-cell>
          <table:table-cell/>
        </table:table-row>
        <table:table-row table:style-name="ro1">
          <table:table-cell office:value-type="float" office:value="0.303">
            <text:p>0.303</text:p>
          </table:table-cell>
          <table:table-cell table:formula="of:=AVERAGE([.A1173:.A1212])" office:value-type="float" office:value="0.304425">
            <text:p>0.304425</text:p>
          </table:table-cell>
          <table:table-cell table:formula="of:=([.A1192]*0.002)+[.C1191]" office:value-type="float" office:value="4.077054">
            <text:p>4.077054</text:p>
          </table:table-cell>
          <table:table-cell/>
        </table:table-row>
        <table:table-row table:style-name="ro1">
          <table:table-cell office:value-type="float" office:value="0.303">
            <text:p>0.303</text:p>
          </table:table-cell>
          <table:table-cell table:formula="of:=AVERAGE([.A1174:.A1213])" office:value-type="float" office:value="0.3042">
            <text:p>0.3042</text:p>
          </table:table-cell>
          <table:table-cell table:formula="of:=([.A1193]*0.002)+[.C1192]" office:value-type="float" office:value="4.07766">
            <text:p>4.07766</text:p>
          </table:table-cell>
          <table:table-cell/>
        </table:table-row>
        <table:table-row table:style-name="ro1">
          <table:table-cell office:value-type="float" office:value="0.303">
            <text:p>0.303</text:p>
          </table:table-cell>
          <table:table-cell table:formula="of:=AVERAGE([.A1175:.A1214])" office:value-type="float" office:value="0.304">
            <text:p>0.304</text:p>
          </table:table-cell>
          <table:table-cell table:formula="of:=([.A1194]*0.002)+[.C1193]" office:value-type="float" office:value="4.078266">
            <text:p>4.078266</text:p>
          </table:table-cell>
          <table:table-cell/>
        </table:table-row>
        <table:table-row table:style-name="ro1">
          <table:table-cell office:value-type="float" office:value="0.304">
            <text:p>0.304</text:p>
          </table:table-cell>
          <table:table-cell table:formula="of:=AVERAGE([.A1176:.A1215])" office:value-type="float" office:value="0.30385">
            <text:p>0.30385</text:p>
          </table:table-cell>
          <table:table-cell table:formula="of:=([.A1195]*0.002)+[.C1194]" office:value-type="float" office:value="4.078874">
            <text:p>4.078874</text:p>
          </table:table-cell>
          <table:table-cell/>
        </table:table-row>
        <table:table-row table:style-name="ro1">
          <table:table-cell office:value-type="float" office:value="0.304">
            <text:p>0.304</text:p>
          </table:table-cell>
          <table:table-cell table:formula="of:=AVERAGE([.A1177:.A1216])" office:value-type="float" office:value="0.303725">
            <text:p>0.303725</text:p>
          </table:table-cell>
          <table:table-cell table:formula="of:=([.A1196]*0.002)+[.C1195]" office:value-type="float" office:value="4.079482">
            <text:p>4.079482</text:p>
          </table:table-cell>
          <table:table-cell/>
        </table:table-row>
        <table:table-row table:style-name="ro1">
          <table:table-cell office:value-type="float" office:value="0.304">
            <text:p>0.304</text:p>
          </table:table-cell>
          <table:table-cell table:formula="of:=AVERAGE([.A1178:.A1217])" office:value-type="float" office:value="0.3036">
            <text:p>0.3036</text:p>
          </table:table-cell>
          <table:table-cell table:formula="of:=([.A1197]*0.002)+[.C1196]" office:value-type="float" office:value="4.08009">
            <text:p>4.08009</text:p>
          </table:table-cell>
          <table:table-cell/>
        </table:table-row>
        <table:table-row table:style-name="ro1">
          <table:table-cell office:value-type="float" office:value="0.304">
            <text:p>0.304</text:p>
          </table:table-cell>
          <table:table-cell table:formula="of:=AVERAGE([.A1179:.A1218])" office:value-type="float" office:value="0.303525">
            <text:p>0.303525</text:p>
          </table:table-cell>
          <table:table-cell table:formula="of:=([.A1198]*0.002)+[.C1197]" office:value-type="float" office:value="4.080698">
            <text:p>4.080698</text:p>
          </table:table-cell>
          <table:table-cell/>
        </table:table-row>
        <table:table-row table:style-name="ro1">
          <table:table-cell office:value-type="float" office:value="0.304">
            <text:p>0.304</text:p>
          </table:table-cell>
          <table:table-cell table:formula="of:=AVERAGE([.A1180:.A1219])" office:value-type="float" office:value="0.30345">
            <text:p>0.30345</text:p>
          </table:table-cell>
          <table:table-cell table:formula="of:=([.A1199]*0.002)+[.C1198]" office:value-type="float" office:value="4.081306">
            <text:p>4.081306</text:p>
          </table:table-cell>
          <table:table-cell/>
        </table:table-row>
        <table:table-row table:style-name="ro1">
          <table:table-cell office:value-type="float" office:value="0.304">
            <text:p>0.304</text:p>
          </table:table-cell>
          <table:table-cell table:formula="of:=AVERAGE([.A1181:.A1220])" office:value-type="float" office:value="0.303375">
            <text:p>0.303375</text:p>
          </table:table-cell>
          <table:table-cell table:formula="of:=([.A1200]*0.002)+[.C1199]" office:value-type="float" office:value="4.081914">
            <text:p>4.081914</text:p>
          </table:table-cell>
          <table:table-cell/>
        </table:table-row>
        <table:table-row table:style-name="ro1">
          <table:table-cell office:value-type="float" office:value="0.304">
            <text:p>0.304</text:p>
          </table:table-cell>
          <table:table-cell table:formula="of:=AVERAGE([.A1182:.A1221])" office:value-type="float" office:value="0.303325">
            <text:p>0.303325</text:p>
          </table:table-cell>
          <table:table-cell table:formula="of:=([.A1201]*0.002)+[.C1200]" office:value-type="float" office:value="4.082522">
            <text:p>4.082522</text:p>
          </table:table-cell>
          <table:table-cell/>
        </table:table-row>
        <table:table-row table:style-name="ro1">
          <table:table-cell office:value-type="float" office:value="0.305">
            <text:p>0.305</text:p>
          </table:table-cell>
          <table:table-cell table:formula="of:=AVERAGE([.A1183:.A1222])" office:value-type="float" office:value="0.303275">
            <text:p>0.303275</text:p>
          </table:table-cell>
          <table:table-cell table:formula="of:=([.A1202]*0.002)+[.C1201]" office:value-type="float" office:value="4.083132">
            <text:p>4.083132</text:p>
          </table:table-cell>
          <table:table-cell/>
        </table:table-row>
        <table:table-row table:style-name="ro1">
          <table:table-cell office:value-type="float" office:value="0.305">
            <text:p>0.305</text:p>
          </table:table-cell>
          <table:table-cell table:formula="of:=AVERAGE([.A1184:.A1223])" office:value-type="float" office:value="0.3032">
            <text:p>0.3032</text:p>
          </table:table-cell>
          <table:table-cell table:formula="of:=([.A1203]*0.002)+[.C1202]" office:value-type="float" office:value="4.083742">
            <text:p>4.083742</text:p>
          </table:table-cell>
          <table:table-cell/>
        </table:table-row>
        <table:table-row table:style-name="ro1">
          <table:table-cell office:value-type="float" office:value="0.305">
            <text:p>0.305</text:p>
          </table:table-cell>
          <table:table-cell table:formula="of:=AVERAGE([.A1185:.A1224])" office:value-type="float" office:value="0.303125">
            <text:p>0.303125</text:p>
          </table:table-cell>
          <table:table-cell table:formula="of:=([.A1204]*0.002)+[.C1203]" office:value-type="float" office:value="4.084352">
            <text:p>4.084352</text:p>
          </table:table-cell>
          <table:table-cell/>
        </table:table-row>
        <table:table-row table:style-name="ro1">
          <table:table-cell office:value-type="float" office:value="0.305">
            <text:p>0.305</text:p>
          </table:table-cell>
          <table:table-cell table:formula="of:=AVERAGE([.A1186:.A1225])" office:value-type="float" office:value="0.303025">
            <text:p>0.303025</text:p>
          </table:table-cell>
          <table:table-cell table:formula="of:=([.A1205]*0.002)+[.C1204]" office:value-type="float" office:value="4.084962">
            <text:p>4.084962</text:p>
          </table:table-cell>
          <table:table-cell/>
        </table:table-row>
        <table:table-row table:style-name="ro1">
          <table:table-cell office:value-type="float" office:value="0.305">
            <text:p>0.305</text:p>
          </table:table-cell>
          <table:table-cell table:formula="of:=AVERAGE([.A1187:.A1226])" office:value-type="float" office:value="0.3029">
            <text:p>0.3029</text:p>
          </table:table-cell>
          <table:table-cell table:formula="of:=([.A1206]*0.002)+[.C1205]" office:value-type="float" office:value="4.085572">
            <text:p>4.085572</text:p>
          </table:table-cell>
          <table:table-cell/>
        </table:table-row>
        <table:table-row table:style-name="ro1">
          <table:table-cell office:value-type="float" office:value="0.305">
            <text:p>0.305</text:p>
          </table:table-cell>
          <table:table-cell table:formula="of:=AVERAGE([.A1188:.A1227])" office:value-type="float" office:value="0.30275">
            <text:p>0.30275</text:p>
          </table:table-cell>
          <table:table-cell table:formula="of:=([.A1207]*0.002)+[.C1206]" office:value-type="float" office:value="4.086182">
            <text:p>4.086182</text:p>
          </table:table-cell>
          <table:table-cell/>
        </table:table-row>
        <table:table-row table:style-name="ro1">
          <table:table-cell office:value-type="float" office:value="0.305">
            <text:p>0.305</text:p>
          </table:table-cell>
          <table:table-cell table:formula="of:=AVERAGE([.A1189:.A1228])" office:value-type="float" office:value="0.302575">
            <text:p>0.302575</text:p>
          </table:table-cell>
          <table:table-cell table:formula="of:=([.A1208]*0.002)+[.C1207]" office:value-type="float" office:value="4.086792">
            <text:p>4.086792</text:p>
          </table:table-cell>
          <table:table-cell/>
        </table:table-row>
        <table:table-row table:style-name="ro1">
          <table:table-cell office:value-type="float" office:value="0.305">
            <text:p>0.305</text:p>
          </table:table-cell>
          <table:table-cell table:formula="of:=AVERAGE([.A1190:.A1229])" office:value-type="float" office:value="0.302325">
            <text:p>0.302325</text:p>
          </table:table-cell>
          <table:table-cell table:formula="of:=([.A1209]*0.002)+[.C1208]" office:value-type="float" office:value="4.087402">
            <text:p>4.087402</text:p>
          </table:table-cell>
          <table:table-cell/>
        </table:table-row>
        <table:table-row table:style-name="ro1">
          <table:table-cell office:value-type="float" office:value="0.305">
            <text:p>0.305</text:p>
          </table:table-cell>
          <table:table-cell table:formula="of:=AVERAGE([.A1191:.A1230])" office:value-type="float" office:value="0.30205">
            <text:p>0.30205</text:p>
          </table:table-cell>
          <table:table-cell table:formula="of:=([.A1210]*0.002)+[.C1209]" office:value-type="float" office:value="4.088012">
            <text:p>4.088012</text:p>
          </table:table-cell>
          <table:table-cell/>
        </table:table-row>
        <table:table-row table:style-name="ro1">
          <table:table-cell office:value-type="float" office:value="0.305">
            <text:p>0.305</text:p>
          </table:table-cell>
          <table:table-cell table:formula="of:=AVERAGE([.A1192:.A1231])" office:value-type="float" office:value="0.30175">
            <text:p>0.30175</text:p>
          </table:table-cell>
          <table:table-cell table:formula="of:=([.A1211]*0.002)+[.C1210]" office:value-type="float" office:value="4.088622">
            <text:p>4.088622</text:p>
          </table:table-cell>
          <table:table-cell/>
        </table:table-row>
        <table:table-row table:style-name="ro1">
          <table:table-cell office:value-type="float" office:value="0.305">
            <text:p>0.305</text:p>
          </table:table-cell>
          <table:table-cell table:formula="of:=AVERAGE([.A1193:.A1232])" office:value-type="float" office:value="0.301375">
            <text:p>0.301375</text:p>
          </table:table-cell>
          <table:table-cell table:formula="of:=([.A1212]*0.002)+[.C1211]" office:value-type="float" office:value="4.089232">
            <text:p>4.089232</text:p>
          </table:table-cell>
          <table:table-cell/>
        </table:table-row>
        <table:table-row table:style-name="ro1">
          <table:table-cell office:value-type="float" office:value="0.304">
            <text:p>0.304</text:p>
          </table:table-cell>
          <table:table-cell table:formula="of:=AVERAGE([.A1194:.A1233])" office:value-type="float" office:value="0.300975">
            <text:p>0.300975</text:p>
          </table:table-cell>
          <table:table-cell table:formula="of:=([.A1213]*0.002)+[.C1212]" office:value-type="float" office:value="4.08984">
            <text:p>4.08984</text:p>
          </table:table-cell>
          <table:table-cell/>
        </table:table-row>
        <table:table-row table:style-name="ro1">
          <table:table-cell office:value-type="float" office:value="0.304">
            <text:p>0.304</text:p>
          </table:table-cell>
          <table:table-cell table:formula="of:=AVERAGE([.A1195:.A1234])" office:value-type="float" office:value="0.300525">
            <text:p>0.300525</text:p>
          </table:table-cell>
          <table:table-cell table:formula="of:=([.A1214]*0.002)+[.C1213]" office:value-type="float" office:value="4.090448">
            <text:p>4.090448</text:p>
          </table:table-cell>
          <table:table-cell/>
        </table:table-row>
        <table:table-row table:style-name="ro1">
          <table:table-cell office:value-type="float" office:value="0.304">
            <text:p>0.304</text:p>
          </table:table-cell>
          <table:table-cell table:formula="of:=AVERAGE([.A1196:.A1235])" office:value-type="float" office:value="0.3">
            <text:p>0.3</text:p>
          </table:table-cell>
          <table:table-cell table:formula="of:=([.A1215]*0.002)+[.C1214]" office:value-type="float" office:value="4.091056">
            <text:p>4.091056</text:p>
          </table:table-cell>
          <table:table-cell/>
        </table:table-row>
        <table:table-row table:style-name="ro1">
          <table:table-cell office:value-type="float" office:value="0.304">
            <text:p>0.304</text:p>
          </table:table-cell>
          <table:table-cell table:formula="of:=AVERAGE([.A1197:.A1236])" office:value-type="float" office:value="0.299425">
            <text:p>0.299425</text:p>
          </table:table-cell>
          <table:table-cell table:formula="of:=([.A1216]*0.002)+[.C1215]" office:value-type="float" office:value="4.091664">
            <text:p>4.091664</text:p>
          </table:table-cell>
          <table:table-cell/>
        </table:table-row>
        <table:table-row table:style-name="ro1">
          <table:table-cell office:value-type="float" office:value="0.303">
            <text:p>0.303</text:p>
          </table:table-cell>
          <table:table-cell table:formula="of:=AVERAGE([.A1198:.A1237])" office:value-type="float" office:value="0.298825">
            <text:p>0.298825</text:p>
          </table:table-cell>
          <table:table-cell table:formula="of:=([.A1217]*0.002)+[.C1216]" office:value-type="float" office:value="4.09227">
            <text:p>4.09227</text:p>
          </table:table-cell>
          <table:table-cell/>
        </table:table-row>
        <table:table-row table:style-name="ro1">
          <table:table-cell office:value-type="float" office:value="0.303">
            <text:p>0.303</text:p>
          </table:table-cell>
          <table:table-cell table:formula="of:=AVERAGE([.A1199:.A1238])" office:value-type="float" office:value="0.298175">
            <text:p>0.298175</text:p>
          </table:table-cell>
          <table:table-cell table:formula="of:=([.A1218]*0.002)+[.C1217]" office:value-type="float" office:value="4.092876">
            <text:p>4.092876</text:p>
          </table:table-cell>
          <table:table-cell/>
        </table:table-row>
        <table:table-row table:style-name="ro1">
          <table:table-cell office:value-type="float" office:value="0.302">
            <text:p>0.302</text:p>
          </table:table-cell>
          <table:table-cell table:formula="of:=AVERAGE([.A1200:.A1239])" office:value-type="float" office:value="0.29745">
            <text:p>0.29745</text:p>
          </table:table-cell>
          <table:table-cell table:formula="of:=([.A1219]*0.002)+[.C1218]" office:value-type="float" office:value="4.09348">
            <text:p>4.09348</text:p>
          </table:table-cell>
          <table:table-cell/>
        </table:table-row>
        <table:table-row table:style-name="ro1">
          <table:table-cell office:value-type="float" office:value="0.301">
            <text:p>0.301</text:p>
          </table:table-cell>
          <table:table-cell table:formula="of:=AVERAGE([.A1201:.A1240])" office:value-type="float" office:value="0.296675">
            <text:p>0.296675</text:p>
          </table:table-cell>
          <table:table-cell table:formula="of:=([.A1220]*0.002)+[.C1219]" office:value-type="float" office:value="4.094082">
            <text:p>4.094082</text:p>
          </table:table-cell>
          <table:table-cell/>
        </table:table-row>
        <table:table-row table:style-name="ro1">
          <table:table-cell office:value-type="float" office:value="0.301">
            <text:p>0.301</text:p>
          </table:table-cell>
          <table:table-cell table:formula="of:=AVERAGE([.A1202:.A1241])" office:value-type="float" office:value="0.29585">
            <text:p>0.29585</text:p>
          </table:table-cell>
          <table:table-cell table:formula="of:=([.A1221]*0.002)+[.C1220]" office:value-type="float" office:value="4.094684">
            <text:p>4.094684</text:p>
          </table:table-cell>
          <table:table-cell/>
        </table:table-row>
        <table:table-row table:style-name="ro1">
          <table:table-cell office:value-type="float" office:value="0.3">
            <text:p>0.3</text:p>
          </table:table-cell>
          <table:table-cell table:formula="of:=AVERAGE([.A1203:.A1242])" office:value-type="float" office:value="0.29495">
            <text:p>0.29495</text:p>
          </table:table-cell>
          <table:table-cell table:formula="of:=([.A1222]*0.002)+[.C1221]" office:value-type="float" office:value="4.095284">
            <text:p>4.095284</text:p>
          </table:table-cell>
          <table:table-cell/>
        </table:table-row>
        <table:table-row table:style-name="ro1">
          <table:table-cell office:value-type="float" office:value="0.299">
            <text:p>0.299</text:p>
          </table:table-cell>
          <table:table-cell table:formula="of:=AVERAGE([.A1204:.A1243])" office:value-type="float" office:value="0.294">
            <text:p>0.294</text:p>
          </table:table-cell>
          <table:table-cell table:formula="of:=([.A1223]*0.002)+[.C1222]" office:value-type="float" office:value="4.095882">
            <text:p>4.095882</text:p>
          </table:table-cell>
          <table:table-cell/>
        </table:table-row>
        <table:table-row table:style-name="ro1">
          <table:table-cell office:value-type="float" office:value="0.298">
            <text:p>0.298</text:p>
          </table:table-cell>
          <table:table-cell table:formula="of:=AVERAGE([.A1205:.A1244])" office:value-type="float" office:value="0.293">
            <text:p>0.293</text:p>
          </table:table-cell>
          <table:table-cell table:formula="of:=([.A1224]*0.002)+[.C1223]" office:value-type="float" office:value="4.096478">
            <text:p>4.096478</text:p>
          </table:table-cell>
          <table:table-cell/>
        </table:table-row>
        <table:table-row table:style-name="ro1">
          <table:table-cell office:value-type="float" office:value="0.297">
            <text:p>0.297</text:p>
          </table:table-cell>
          <table:table-cell table:formula="of:=AVERAGE([.A1206:.A1245])" office:value-type="float" office:value="0.29195">
            <text:p>0.29195</text:p>
          </table:table-cell>
          <table:table-cell table:formula="of:=([.A1225]*0.002)+[.C1224]" office:value-type="float" office:value="4.097072">
            <text:p>4.097072</text:p>
          </table:table-cell>
          <table:table-cell/>
        </table:table-row>
        <table:table-row table:style-name="ro1">
          <table:table-cell office:value-type="float" office:value="0.296">
            <text:p>0.296</text:p>
          </table:table-cell>
          <table:table-cell table:formula="of:=AVERAGE([.A1207:.A1246])" office:value-type="float" office:value="0.29085">
            <text:p>0.29085</text:p>
          </table:table-cell>
          <table:table-cell table:formula="of:=([.A1226]*0.002)+[.C1225]" office:value-type="float" office:value="4.097664">
            <text:p>4.097664</text:p>
          </table:table-cell>
          <table:table-cell/>
        </table:table-row>
        <table:table-row table:style-name="ro1">
          <table:table-cell office:value-type="float" office:value="0.295">
            <text:p>0.295</text:p>
          </table:table-cell>
          <table:table-cell table:formula="of:=AVERAGE([.A1208:.A1247])" office:value-type="float" office:value="0.2897">
            <text:p>0.2897</text:p>
          </table:table-cell>
          <table:table-cell table:formula="of:=([.A1227]*0.002)+[.C1226]" office:value-type="float" office:value="4.098254">
            <text:p>4.098254</text:p>
          </table:table-cell>
          <table:table-cell/>
        </table:table-row>
        <table:table-row table:style-name="ro1">
          <table:table-cell office:value-type="float" office:value="0.294">
            <text:p>0.294</text:p>
          </table:table-cell>
          <table:table-cell table:formula="of:=AVERAGE([.A1209:.A1248])" office:value-type="float" office:value="0.288525">
            <text:p>0.288525</text:p>
          </table:table-cell>
          <table:table-cell table:formula="of:=([.A1228]*0.002)+[.C1227]" office:value-type="float" office:value="4.098842">
            <text:p>4.098842</text:p>
          </table:table-cell>
          <table:table-cell/>
        </table:table-row>
        <table:table-row table:style-name="ro1">
          <table:table-cell office:value-type="float" office:value="0.292">
            <text:p>0.292</text:p>
          </table:table-cell>
          <table:table-cell table:formula="of:=AVERAGE([.A1210:.A1249])" office:value-type="float" office:value="0.2873">
            <text:p>0.2873</text:p>
          </table:table-cell>
          <table:table-cell table:formula="of:=([.A1229]*0.002)+[.C1228]" office:value-type="float" office:value="4.099426">
            <text:p>4.099426</text:p>
          </table:table-cell>
          <table:table-cell/>
        </table:table-row>
        <table:table-row table:style-name="ro1">
          <table:table-cell office:value-type="float" office:value="0.291">
            <text:p>0.291</text:p>
          </table:table-cell>
          <table:table-cell table:formula="of:=AVERAGE([.A1211:.A1250])" office:value-type="float" office:value="0.28605">
            <text:p>0.28605</text:p>
          </table:table-cell>
          <table:table-cell table:formula="of:=([.A1230]*0.002)+[.C1229]" office:value-type="float" office:value="4.100008">
            <text:p>4.100008</text:p>
          </table:table-cell>
          <table:table-cell/>
        </table:table-row>
        <table:table-row table:style-name="ro1">
          <table:table-cell office:value-type="float" office:value="0.29">
            <text:p>0.29</text:p>
          </table:table-cell>
          <table:table-cell table:formula="of:=AVERAGE([.A1212:.A1251])" office:value-type="float" office:value="0.284775">
            <text:p>0.284775</text:p>
          </table:table-cell>
          <table:table-cell table:formula="of:=([.A1231]*0.002)+[.C1230]" office:value-type="float" office:value="4.100588">
            <text:p>4.100588</text:p>
          </table:table-cell>
          <table:table-cell/>
        </table:table-row>
        <table:table-row table:style-name="ro1">
          <table:table-cell office:value-type="float" office:value="0.288">
            <text:p>0.288</text:p>
          </table:table-cell>
          <table:table-cell table:formula="of:=AVERAGE([.A1213:.A1252])" office:value-type="float" office:value="0.283475">
            <text:p>0.283475</text:p>
          </table:table-cell>
          <table:table-cell table:formula="of:=([.A1232]*0.002)+[.C1231]" office:value-type="float" office:value="4.101164">
            <text:p>4.101164</text:p>
          </table:table-cell>
          <table:table-cell/>
        </table:table-row>
        <table:table-row table:style-name="ro1">
          <table:table-cell office:value-type="float" office:value="0.287">
            <text:p>0.287</text:p>
          </table:table-cell>
          <table:table-cell table:formula="of:=AVERAGE([.A1214:.A1253])" office:value-type="float" office:value="0.282175">
            <text:p>0.282175</text:p>
          </table:table-cell>
          <table:table-cell table:formula="of:=([.A1233]*0.002)+[.C1232]" office:value-type="float" office:value="4.101738">
            <text:p>4.101738</text:p>
          </table:table-cell>
          <table:table-cell/>
        </table:table-row>
        <table:table-row table:style-name="ro1">
          <table:table-cell office:value-type="float" office:value="0.285">
            <text:p>0.285</text:p>
          </table:table-cell>
          <table:table-cell table:formula="of:=AVERAGE([.A1215:.A1254])" office:value-type="float" office:value="0.28085">
            <text:p>0.28085</text:p>
          </table:table-cell>
          <table:table-cell table:formula="of:=([.A1234]*0.002)+[.C1233]" office:value-type="float" office:value="4.102308">
            <text:p>4.102308</text:p>
          </table:table-cell>
          <table:table-cell/>
        </table:table-row>
        <table:table-row table:style-name="ro1">
          <table:table-cell office:value-type="float" office:value="0.283">
            <text:p>0.283</text:p>
          </table:table-cell>
          <table:table-cell table:formula="of:=AVERAGE([.A1216:.A1255])" office:value-type="float" office:value="0.279525">
            <text:p>0.279525</text:p>
          </table:table-cell>
          <table:table-cell table:formula="of:=([.A1235]*0.002)+[.C1234]" office:value-type="float" office:value="4.102874">
            <text:p>4.102874</text:p>
          </table:table-cell>
          <table:table-cell/>
        </table:table-row>
        <table:table-row table:style-name="ro1">
          <table:table-cell office:value-type="float" office:value="0.281">
            <text:p>0.281</text:p>
          </table:table-cell>
          <table:table-cell table:formula="of:=AVERAGE([.A1217:.A1256])" office:value-type="float" office:value="0.278175">
            <text:p>0.278175</text:p>
          </table:table-cell>
          <table:table-cell table:formula="of:=([.A1236]*0.002)+[.C1235]" office:value-type="float" office:value="4.103436">
            <text:p>4.103436</text:p>
          </table:table-cell>
          <table:table-cell/>
        </table:table-row>
        <table:table-row table:style-name="ro1">
          <table:table-cell office:value-type="float" office:value="0.28">
            <text:p>0.28</text:p>
          </table:table-cell>
          <table:table-cell table:formula="of:=AVERAGE([.A1218:.A1257])" office:value-type="float" office:value="0.27685">
            <text:p>0.27685</text:p>
          </table:table-cell>
          <table:table-cell table:formula="of:=([.A1237]*0.002)+[.C1236]" office:value-type="float" office:value="4.103996">
            <text:p>4.103996</text:p>
          </table:table-cell>
          <table:table-cell/>
        </table:table-row>
        <table:table-row table:style-name="ro1">
          <table:table-cell office:value-type="float" office:value="0.278">
            <text:p>0.278</text:p>
          </table:table-cell>
          <table:table-cell table:formula="of:=AVERAGE([.A1219:.A1258])" office:value-type="float" office:value="0.275525">
            <text:p>0.275525</text:p>
          </table:table-cell>
          <table:table-cell table:formula="of:=([.A1238]*0.002)+[.C1237]" office:value-type="float" office:value="4.104552">
            <text:p>4.104552</text:p>
          </table:table-cell>
          <table:table-cell/>
        </table:table-row>
        <table:table-row table:style-name="ro1">
          <table:table-cell office:value-type="float" office:value="0.275">
            <text:p>0.275</text:p>
          </table:table-cell>
          <table:table-cell table:formula="of:=AVERAGE([.A1220:.A1259])" office:value-type="float" office:value="0.274225">
            <text:p>0.274225</text:p>
          </table:table-cell>
          <table:table-cell table:formula="of:=([.A1239]*0.002)+[.C1238]" office:value-type="float" office:value="4.105102">
            <text:p>4.105102</text:p>
          </table:table-cell>
          <table:table-cell/>
        </table:table-row>
        <table:table-row table:style-name="ro1">
          <table:table-cell office:value-type="float" office:value="0.273">
            <text:p>0.273</text:p>
          </table:table-cell>
          <table:table-cell table:formula="of:=AVERAGE([.A1221:.A1260])" office:value-type="float" office:value="0.27295">
            <text:p>0.27295</text:p>
          </table:table-cell>
          <table:table-cell table:formula="of:=([.A1240]*0.002)+[.C1239]" office:value-type="float" office:value="4.105648">
            <text:p>4.105648</text:p>
          </table:table-cell>
          <table:table-cell/>
        </table:table-row>
        <table:table-row table:style-name="ro1">
          <table:table-cell office:value-type="float" office:value="0.271">
            <text:p>0.271</text:p>
          </table:table-cell>
          <table:table-cell table:formula="of:=AVERAGE([.A1222:.A1261])" office:value-type="float" office:value="0.271675">
            <text:p>0.271675</text:p>
          </table:table-cell>
          <table:table-cell table:formula="of:=([.A1241]*0.002)+[.C1240]" office:value-type="float" office:value="4.10619">
            <text:p>4.10619</text:p>
          </table:table-cell>
          <table:table-cell/>
        </table:table-row>
        <table:table-row table:style-name="ro1">
          <table:table-cell office:value-type="float" office:value="0.269">
            <text:p>0.269</text:p>
          </table:table-cell>
          <table:table-cell table:formula="of:=AVERAGE([.A1223:.A1262])" office:value-type="float" office:value="0.27045">
            <text:p>0.27045</text:p>
          </table:table-cell>
          <table:table-cell table:formula="of:=([.A1242]*0.002)+[.C1241]" office:value-type="float" office:value="4.106728">
            <text:p>4.106728</text:p>
          </table:table-cell>
          <table:table-cell/>
        </table:table-row>
        <table:table-row table:style-name="ro1">
          <table:table-cell office:value-type="float" office:value="0.267">
            <text:p>0.267</text:p>
          </table:table-cell>
          <table:table-cell table:formula="of:=AVERAGE([.A1224:.A1263])" office:value-type="float" office:value="0.26925">
            <text:p>0.26925</text:p>
          </table:table-cell>
          <table:table-cell table:formula="of:=([.A1243]*0.002)+[.C1242]" office:value-type="float" office:value="4.107262">
            <text:p>4.107262</text:p>
          </table:table-cell>
          <table:table-cell/>
        </table:table-row>
        <table:table-row table:style-name="ro1">
          <table:table-cell office:value-type="float" office:value="0.265">
            <text:p>0.265</text:p>
          </table:table-cell>
          <table:table-cell table:formula="of:=AVERAGE([.A1225:.A1264])" office:value-type="float" office:value="0.268075">
            <text:p>0.268075</text:p>
          </table:table-cell>
          <table:table-cell table:formula="of:=([.A1244]*0.002)+[.C1243]" office:value-type="float" office:value="4.107792">
            <text:p>4.107792</text:p>
          </table:table-cell>
          <table:table-cell/>
        </table:table-row>
        <table:table-row table:style-name="ro1">
          <table:table-cell office:value-type="float" office:value="0.263">
            <text:p>0.263</text:p>
          </table:table-cell>
          <table:table-cell table:formula="of:=AVERAGE([.A1226:.A1265])" office:value-type="float" office:value="0.266925">
            <text:p>0.266925</text:p>
          </table:table-cell>
          <table:table-cell table:formula="of:=([.A1245]*0.002)+[.C1244]" office:value-type="float" office:value="4.108318">
            <text:p>4.108318</text:p>
          </table:table-cell>
          <table:table-cell/>
        </table:table-row>
        <table:table-row table:style-name="ro1">
          <table:table-cell office:value-type="float" office:value="0.261">
            <text:p>0.261</text:p>
          </table:table-cell>
          <table:table-cell table:formula="of:=AVERAGE([.A1227:.A1266])" office:value-type="float" office:value="0.265825">
            <text:p>0.265825</text:p>
          </table:table-cell>
          <table:table-cell table:formula="of:=([.A1246]*0.002)+[.C1245]" office:value-type="float" office:value="4.10884">
            <text:p>4.10884</text:p>
          </table:table-cell>
          <table:table-cell/>
        </table:table-row>
        <table:table-row table:style-name="ro1">
          <table:table-cell office:value-type="float" office:value="0.259">
            <text:p>0.259</text:p>
          </table:table-cell>
          <table:table-cell table:formula="of:=AVERAGE([.A1228:.A1267])" office:value-type="float" office:value="0.26475">
            <text:p>0.26475</text:p>
          </table:table-cell>
          <table:table-cell table:formula="of:=([.A1247]*0.002)+[.C1246]" office:value-type="float" office:value="4.109358">
            <text:p>4.109358</text:p>
          </table:table-cell>
          <table:table-cell/>
        </table:table-row>
        <table:table-row table:style-name="ro1">
          <table:table-cell office:value-type="float" office:value="0.258">
            <text:p>0.258</text:p>
          </table:table-cell>
          <table:table-cell table:formula="of:=AVERAGE([.A1229:.A1268])" office:value-type="float" office:value="0.263725">
            <text:p>0.263725</text:p>
          </table:table-cell>
          <table:table-cell table:formula="of:=([.A1248]*0.002)+[.C1247]" office:value-type="float" office:value="4.109874">
            <text:p>4.109874</text:p>
          </table:table-cell>
          <table:table-cell/>
        </table:table-row>
        <table:table-row table:style-name="ro1">
          <table:table-cell office:value-type="float" office:value="0.256">
            <text:p>0.256</text:p>
          </table:table-cell>
          <table:table-cell table:formula="of:=AVERAGE([.A1230:.A1269])" office:value-type="float" office:value="0.26275">
            <text:p>0.26275</text:p>
          </table:table-cell>
          <table:table-cell table:formula="of:=([.A1249]*0.002)+[.C1248]" office:value-type="float" office:value="4.110386">
            <text:p>4.110386</text:p>
          </table:table-cell>
          <table:table-cell/>
        </table:table-row>
        <table:table-row table:style-name="ro1">
          <table:table-cell office:value-type="float" office:value="0.255">
            <text:p>0.255</text:p>
          </table:table-cell>
          <table:table-cell table:formula="of:=AVERAGE([.A1231:.A1270])" office:value-type="float" office:value="0.2618">
            <text:p>0.2618</text:p>
          </table:table-cell>
          <table:table-cell table:formula="of:=([.A1250]*0.002)+[.C1249]" office:value-type="float" office:value="4.110896">
            <text:p>4.110896</text:p>
          </table:table-cell>
          <table:table-cell/>
        </table:table-row>
        <table:table-row table:style-name="ro1">
          <table:table-cell office:value-type="float" office:value="0.254">
            <text:p>0.254</text:p>
          </table:table-cell>
          <table:table-cell table:formula="of:=AVERAGE([.A1232:.A1271])" office:value-type="float" office:value="0.2609">
            <text:p>0.2609</text:p>
          </table:table-cell>
          <table:table-cell table:formula="of:=([.A1251]*0.002)+[.C1250]" office:value-type="float" office:value="4.111404">
            <text:p>4.111404</text:p>
          </table:table-cell>
          <table:table-cell/>
        </table:table-row>
        <table:table-row table:style-name="ro1">
          <table:table-cell office:value-type="float" office:value="0.253">
            <text:p>0.253</text:p>
          </table:table-cell>
          <table:table-cell table:formula="of:=AVERAGE([.A1233:.A1272])" office:value-type="float" office:value="0.26005">
            <text:p>0.26005</text:p>
          </table:table-cell>
          <table:table-cell table:formula="of:=([.A1252]*0.002)+[.C1251]" office:value-type="float" office:value="4.11191">
            <text:p>4.11191</text:p>
          </table:table-cell>
          <table:table-cell/>
        </table:table-row>
        <table:table-row table:style-name="ro1">
          <table:table-cell office:value-type="float" office:value="0.252">
            <text:p>0.252</text:p>
          </table:table-cell>
          <table:table-cell table:formula="of:=AVERAGE([.A1234:.A1273])" office:value-type="float" office:value="0.259225">
            <text:p>0.259225</text:p>
          </table:table-cell>
          <table:table-cell table:formula="of:=([.A1253]*0.002)+[.C1252]" office:value-type="float" office:value="4.112414">
            <text:p>4.112414</text:p>
          </table:table-cell>
          <table:table-cell/>
        </table:table-row>
        <table:table-row table:style-name="ro1">
          <table:table-cell office:value-type="float" office:value="0.251">
            <text:p>0.251</text:p>
          </table:table-cell>
          <table:table-cell table:formula="of:=AVERAGE([.A1235:.A1274])" office:value-type="float" office:value="0.25845">
            <text:p>0.25845</text:p>
          </table:table-cell>
          <table:table-cell table:formula="of:=([.A1254]*0.002)+[.C1253]" office:value-type="float" office:value="4.112916">
            <text:p>4.112916</text:p>
          </table:table-cell>
          <table:table-cell/>
        </table:table-row>
        <table:table-row table:style-name="ro1">
          <table:table-cell office:value-type="float" office:value="0.251">
            <text:p>0.251</text:p>
          </table:table-cell>
          <table:table-cell table:formula="of:=AVERAGE([.A1236:.A1275])" office:value-type="float" office:value="0.257725">
            <text:p>0.257725</text:p>
          </table:table-cell>
          <table:table-cell table:formula="of:=([.A1255]*0.002)+[.C1254]" office:value-type="float" office:value="4.113418">
            <text:p>4.113418</text:p>
          </table:table-cell>
          <table:table-cell/>
        </table:table-row>
        <table:table-row table:style-name="ro1">
          <table:table-cell office:value-type="float" office:value="0.25">
            <text:p>0.25</text:p>
          </table:table-cell>
          <table:table-cell table:formula="of:=AVERAGE([.A1237:.A1276])" office:value-type="float" office:value="0.25705">
            <text:p>0.25705</text:p>
          </table:table-cell>
          <table:table-cell table:formula="of:=([.A1256]*0.002)+[.C1255]" office:value-type="float" office:value="4.113918">
            <text:p>4.113918</text:p>
          </table:table-cell>
          <table:table-cell/>
        </table:table-row>
        <table:table-row table:style-name="ro1">
          <table:table-cell office:value-type="float" office:value="0.25">
            <text:p>0.25</text:p>
          </table:table-cell>
          <table:table-cell table:formula="of:=AVERAGE([.A1238:.A1277])" office:value-type="float" office:value="0.256375">
            <text:p>0.256375</text:p>
          </table:table-cell>
          <table:table-cell table:formula="of:=([.A1257]*0.002)+[.C1256]" office:value-type="float" office:value="4.114418">
            <text:p>4.114418</text:p>
          </table:table-cell>
          <table:table-cell/>
        </table:table-row>
        <table:table-row table:style-name="ro1">
          <table:table-cell office:value-type="float" office:value="0.25">
            <text:p>0.25</text:p>
          </table:table-cell>
          <table:table-cell table:formula="of:=AVERAGE([.A1239:.A1278])" office:value-type="float" office:value="0.25575">
            <text:p>0.25575</text:p>
          </table:table-cell>
          <table:table-cell table:formula="of:=([.A1258]*0.002)+[.C1257]" office:value-type="float" office:value="4.114918">
            <text:p>4.114918</text:p>
          </table:table-cell>
          <table:table-cell/>
        </table:table-row>
        <table:table-row table:style-name="ro1">
          <table:table-cell office:value-type="float" office:value="0.25">
            <text:p>0.25</text:p>
          </table:table-cell>
          <table:table-cell table:formula="of:=AVERAGE([.A1240:.A1279])" office:value-type="float" office:value="0.2552">
            <text:p>0.2552</text:p>
          </table:table-cell>
          <table:table-cell table:formula="of:=([.A1259]*0.002)+[.C1258]" office:value-type="float" office:value="4.115418">
            <text:p>4.115418</text:p>
          </table:table-cell>
          <table:table-cell/>
        </table:table-row>
        <table:table-row table:style-name="ro1">
          <table:table-cell office:value-type="float" office:value="0.25">
            <text:p>0.25</text:p>
          </table:table-cell>
          <table:table-cell table:formula="of:=AVERAGE([.A1241:.A1280])" office:value-type="float" office:value="0.254675">
            <text:p>0.254675</text:p>
          </table:table-cell>
          <table:table-cell table:formula="of:=([.A1260]*0.002)+[.C1259]" office:value-type="float" office:value="4.11591799999999">
            <text:p>4.115918</text:p>
          </table:table-cell>
          <table:table-cell/>
        </table:table-row>
        <table:table-row table:style-name="ro1">
          <table:table-cell office:value-type="float" office:value="0.25">
            <text:p>0.25</text:p>
          </table:table-cell>
          <table:table-cell table:formula="of:=AVERAGE([.A1242:.A1281])" office:value-type="float" office:value="0.2542">
            <text:p>0.2542</text:p>
          </table:table-cell>
          <table:table-cell table:formula="of:=([.A1261]*0.002)+[.C1260]" office:value-type="float" office:value="4.11641799999999">
            <text:p>4.116418</text:p>
          </table:table-cell>
          <table:table-cell/>
        </table:table-row>
        <table:table-row table:style-name="ro1">
          <table:table-cell office:value-type="float" office:value="0.251">
            <text:p>0.251</text:p>
          </table:table-cell>
          <table:table-cell table:formula="of:=AVERAGE([.A1243:.A1282])" office:value-type="float" office:value="0.25375">
            <text:p>0.25375</text:p>
          </table:table-cell>
          <table:table-cell table:formula="of:=([.A1262]*0.002)+[.C1261]" office:value-type="float" office:value="4.11691999999999">
            <text:p>4.11692</text:p>
          </table:table-cell>
          <table:table-cell/>
        </table:table-row>
        <table:table-row table:style-name="ro1">
          <table:table-cell office:value-type="float" office:value="0.251">
            <text:p>0.251</text:p>
          </table:table-cell>
          <table:table-cell table:formula="of:=AVERAGE([.A1244:.A1283])" office:value-type="float" office:value="0.253325">
            <text:p>0.253325</text:p>
          </table:table-cell>
          <table:table-cell table:formula="of:=([.A1263]*0.002)+[.C1262]" office:value-type="float" office:value="4.11742199999999">
            <text:p>4.117422</text:p>
          </table:table-cell>
          <table:table-cell/>
        </table:table-row>
        <table:table-row table:style-name="ro1">
          <table:table-cell office:value-type="float" office:value="0.251">
            <text:p>0.251</text:p>
          </table:table-cell>
          <table:table-cell table:formula="of:=AVERAGE([.A1245:.A1284])" office:value-type="float" office:value="0.252925">
            <text:p>0.252925</text:p>
          </table:table-cell>
          <table:table-cell table:formula="of:=([.A1264]*0.002)+[.C1263]" office:value-type="float" office:value="4.11792399999999">
            <text:p>4.117924</text:p>
          </table:table-cell>
          <table:table-cell/>
        </table:table-row>
        <table:table-row table:style-name="ro1">
          <table:table-cell office:value-type="float" office:value="0.251">
            <text:p>0.251</text:p>
          </table:table-cell>
          <table:table-cell table:formula="of:=AVERAGE([.A1246:.A1285])" office:value-type="float" office:value="0.252575">
            <text:p>0.252575</text:p>
          </table:table-cell>
          <table:table-cell table:formula="of:=([.A1265]*0.002)+[.C1264]" office:value-type="float" office:value="4.11842599999999">
            <text:p>4.118426</text:p>
          </table:table-cell>
          <table:table-cell/>
        </table:table-row>
        <table:table-row table:style-name="ro1">
          <table:table-cell office:value-type="float" office:value="0.252">
            <text:p>0.252</text:p>
          </table:table-cell>
          <table:table-cell table:formula="of:=AVERAGE([.A1247:.A1286])" office:value-type="float" office:value="0.25225">
            <text:p>0.25225</text:p>
          </table:table-cell>
          <table:table-cell table:formula="of:=([.A1266]*0.002)+[.C1265]" office:value-type="float" office:value="4.11892999999999">
            <text:p>4.11893</text:p>
          </table:table-cell>
          <table:table-cell/>
        </table:table-row>
        <table:table-row table:style-name="ro1">
          <table:table-cell office:value-type="float" office:value="0.252">
            <text:p>0.252</text:p>
          </table:table-cell>
          <table:table-cell table:formula="of:=AVERAGE([.A1248:.A1287])" office:value-type="float" office:value="0.25195">
            <text:p>0.25195</text:p>
          </table:table-cell>
          <table:table-cell table:formula="of:=([.A1267]*0.002)+[.C1266]" office:value-type="float" office:value="4.119434">
            <text:p>4.119434</text:p>
          </table:table-cell>
          <table:table-cell/>
        </table:table-row>
        <table:table-row table:style-name="ro1">
          <table:table-cell office:value-type="float" office:value="0.253">
            <text:p>0.253</text:p>
          </table:table-cell>
          <table:table-cell table:formula="of:=AVERAGE([.A1249:.A1288])" office:value-type="float" office:value="0.25165">
            <text:p>0.25165</text:p>
          </table:table-cell>
          <table:table-cell table:formula="of:=([.A1268]*0.002)+[.C1267]" office:value-type="float" office:value="4.11993999999999">
            <text:p>4.11994</text:p>
          </table:table-cell>
          <table:table-cell/>
        </table:table-row>
        <table:table-row table:style-name="ro1">
          <table:table-cell office:value-type="float" office:value="0.253">
            <text:p>0.253</text:p>
          </table:table-cell>
          <table:table-cell table:formula="of:=AVERAGE([.A1250:.A1289])" office:value-type="float" office:value="0.2514">
            <text:p>0.2514</text:p>
          </table:table-cell>
          <table:table-cell table:formula="of:=([.A1269]*0.002)+[.C1268]" office:value-type="float" office:value="4.12044599999999">
            <text:p>4.120446</text:p>
          </table:table-cell>
          <table:table-cell/>
        </table:table-row>
        <table:table-row table:style-name="ro1">
          <table:table-cell office:value-type="float" office:value="0.253">
            <text:p>0.253</text:p>
          </table:table-cell>
          <table:table-cell table:formula="of:=AVERAGE([.A1251:.A1290])" office:value-type="float" office:value="0.25115">
            <text:p>0.25115</text:p>
          </table:table-cell>
          <table:table-cell table:formula="of:=([.A1270]*0.002)+[.C1269]" office:value-type="float" office:value="4.12095199999999">
            <text:p>4.120952</text:p>
          </table:table-cell>
          <table:table-cell/>
        </table:table-row>
        <table:table-row table:style-name="ro1">
          <table:table-cell office:value-type="float" office:value="0.254">
            <text:p>0.254</text:p>
          </table:table-cell>
          <table:table-cell table:formula="of:=AVERAGE([.A1252:.A1291])" office:value-type="float" office:value="0.250925">
            <text:p>0.250925</text:p>
          </table:table-cell>
          <table:table-cell table:formula="of:=([.A1271]*0.002)+[.C1270]" office:value-type="float" office:value="4.12145999999999">
            <text:p>4.12146</text:p>
          </table:table-cell>
          <table:table-cell/>
        </table:table-row>
        <table:table-row table:style-name="ro1">
          <table:table-cell office:value-type="float" office:value="0.254">
            <text:p>0.254</text:p>
          </table:table-cell>
          <table:table-cell table:formula="of:=AVERAGE([.A1253:.A1292])" office:value-type="float" office:value="0.2507">
            <text:p>0.2507</text:p>
          </table:table-cell>
          <table:table-cell table:formula="of:=([.A1272]*0.002)+[.C1271]" office:value-type="float" office:value="4.12196799999999">
            <text:p>4.121968</text:p>
          </table:table-cell>
          <table:table-cell/>
        </table:table-row>
        <table:table-row table:style-name="ro1">
          <table:table-cell office:value-type="float" office:value="0.254">
            <text:p>0.254</text:p>
          </table:table-cell>
          <table:table-cell table:formula="of:=AVERAGE([.A1254:.A1293])" office:value-type="float" office:value="0.250475">
            <text:p>0.250475</text:p>
          </table:table-cell>
          <table:table-cell table:formula="of:=([.A1273]*0.002)+[.C1272]" office:value-type="float" office:value="4.12247599999999">
            <text:p>4.122476</text:p>
          </table:table-cell>
          <table:table-cell/>
        </table:table-row>
        <table:table-row table:style-name="ro1">
          <table:table-cell office:value-type="float" office:value="0.254">
            <text:p>0.254</text:p>
          </table:table-cell>
          <table:table-cell table:formula="of:=AVERAGE([.A1255:.A1294])" office:value-type="float" office:value="0.250275">
            <text:p>0.250275</text:p>
          </table:table-cell>
          <table:table-cell table:formula="of:=([.A1274]*0.002)+[.C1273]" office:value-type="float" office:value="4.12298399999999">
            <text:p>4.122984</text:p>
          </table:table-cell>
          <table:table-cell/>
        </table:table-row>
        <table:table-row table:style-name="ro1">
          <table:table-cell office:value-type="float" office:value="0.254">
            <text:p>0.254</text:p>
          </table:table-cell>
          <table:table-cell table:formula="of:=AVERAGE([.A1256:.A1295])" office:value-type="float" office:value="0.25005">
            <text:p>0.25005</text:p>
          </table:table-cell>
          <table:table-cell table:formula="of:=([.A1275]*0.002)+[.C1274]" office:value-type="float" office:value="4.12349199999999">
            <text:p>4.123492</text:p>
          </table:table-cell>
          <table:table-cell/>
        </table:table-row>
        <table:table-row table:style-name="ro1">
          <table:table-cell office:value-type="float" office:value="0.254">
            <text:p>0.254</text:p>
          </table:table-cell>
          <table:table-cell table:formula="of:=AVERAGE([.A1257:.A1296])" office:value-type="float" office:value="0.249825">
            <text:p>0.249825</text:p>
          </table:table-cell>
          <table:table-cell table:formula="of:=([.A1276]*0.002)+[.C1275]" office:value-type="float" office:value="4.12399999999999">
            <text:p>4.124</text:p>
          </table:table-cell>
          <table:table-cell/>
        </table:table-row>
        <table:table-row table:style-name="ro1">
          <table:table-cell office:value-type="float" office:value="0.253">
            <text:p>0.253</text:p>
          </table:table-cell>
          <table:table-cell table:formula="of:=AVERAGE([.A1258:.A1297])" office:value-type="float" office:value="0.2496">
            <text:p>0.2496</text:p>
          </table:table-cell>
          <table:table-cell table:formula="of:=([.A1277]*0.002)+[.C1276]" office:value-type="float" office:value="4.12450599999999">
            <text:p>4.124506</text:p>
          </table:table-cell>
          <table:table-cell/>
        </table:table-row>
        <table:table-row table:style-name="ro1">
          <table:table-cell office:value-type="float" office:value="0.253">
            <text:p>0.253</text:p>
          </table:table-cell>
          <table:table-cell table:formula="of:=AVERAGE([.A1259:.A1298])" office:value-type="float" office:value="0.24935">
            <text:p>0.24935</text:p>
          </table:table-cell>
          <table:table-cell table:formula="of:=([.A1278]*0.002)+[.C1277]" office:value-type="float" office:value="4.12501199999999">
            <text:p>4.125012</text:p>
          </table:table-cell>
          <table:table-cell/>
        </table:table-row>
        <table:table-row table:style-name="ro1">
          <table:table-cell office:value-type="float" office:value="0.253">
            <text:p>0.253</text:p>
          </table:table-cell>
          <table:table-cell table:formula="of:=AVERAGE([.A1260:.A1299])" office:value-type="float" office:value="0.2491">
            <text:p>0.2491</text:p>
          </table:table-cell>
          <table:table-cell table:formula="of:=([.A1279]*0.002)+[.C1278]" office:value-type="float" office:value="4.12551799999999">
            <text:p>4.125518</text:p>
          </table:table-cell>
          <table:table-cell/>
        </table:table-row>
        <table:table-row table:style-name="ro1">
          <table:table-cell office:value-type="float" office:value="0.252">
            <text:p>0.252</text:p>
          </table:table-cell>
          <table:table-cell table:formula="of:=AVERAGE([.A1261:.A1300])" office:value-type="float" office:value="0.248825">
            <text:p>0.248825</text:p>
          </table:table-cell>
          <table:table-cell table:formula="of:=([.A1280]*0.002)+[.C1279]" office:value-type="float" office:value="4.12602199999999">
            <text:p>4.126022</text:p>
          </table:table-cell>
          <table:table-cell/>
        </table:table-row>
        <table:table-row table:style-name="ro1">
          <table:table-cell office:value-type="float" office:value="0.252">
            <text:p>0.252</text:p>
          </table:table-cell>
          <table:table-cell table:formula="of:=AVERAGE([.A1262:.A1301])" office:value-type="float" office:value="0.248525">
            <text:p>0.248525</text:p>
          </table:table-cell>
          <table:table-cell table:formula="of:=([.A1281]*0.002)+[.C1280]" office:value-type="float" office:value="4.12652599999999">
            <text:p>4.126526</text:p>
          </table:table-cell>
          <table:table-cell/>
        </table:table-row>
        <table:table-row table:style-name="ro1">
          <table:table-cell office:value-type="float" office:value="0.251">
            <text:p>0.251</text:p>
          </table:table-cell>
          <table:table-cell table:formula="of:=AVERAGE([.A1263:.A1302])" office:value-type="float" office:value="0.2482">
            <text:p>0.2482</text:p>
          </table:table-cell>
          <table:table-cell table:formula="of:=([.A1282]*0.002)+[.C1281]" office:value-type="float" office:value="4.12702799999999">
            <text:p>4.127028</text:p>
          </table:table-cell>
          <table:table-cell/>
        </table:table-row>
        <table:table-row table:style-name="ro1">
          <table:table-cell office:value-type="float" office:value="0.25">
            <text:p>0.25</text:p>
          </table:table-cell>
          <table:table-cell table:formula="of:=AVERAGE([.A1264:.A1303])" office:value-type="float" office:value="0.24785">
            <text:p>0.24785</text:p>
          </table:table-cell>
          <table:table-cell table:formula="of:=([.A1283]*0.002)+[.C1282]" office:value-type="float" office:value="4.12752799999999">
            <text:p>4.127528</text:p>
          </table:table-cell>
          <table:table-cell/>
        </table:table-row>
        <table:table-row table:style-name="ro1">
          <table:table-cell office:value-type="float" office:value="0.249">
            <text:p>0.249</text:p>
          </table:table-cell>
          <table:table-cell table:formula="of:=AVERAGE([.A1265:.A1304])" office:value-type="float" office:value="0.247475">
            <text:p>0.247475</text:p>
          </table:table-cell>
          <table:table-cell table:formula="of:=([.A1284]*0.002)+[.C1283]" office:value-type="float" office:value="4.12802599999999">
            <text:p>4.128026</text:p>
          </table:table-cell>
          <table:table-cell/>
        </table:table-row>
        <table:table-row table:style-name="ro1">
          <table:table-cell office:value-type="float" office:value="0.249">
            <text:p>0.249</text:p>
          </table:table-cell>
          <table:table-cell table:formula="of:=AVERAGE([.A1266:.A1305])" office:value-type="float" office:value="0.2471">
            <text:p>0.2471</text:p>
          </table:table-cell>
          <table:table-cell table:formula="of:=([.A1285]*0.002)+[.C1284]" office:value-type="float" office:value="4.12852399999999">
            <text:p>4.128524</text:p>
          </table:table-cell>
          <table:table-cell/>
        </table:table-row>
        <table:table-row table:style-name="ro1">
          <table:table-cell office:value-type="float" office:value="0.248">
            <text:p>0.248</text:p>
          </table:table-cell>
          <table:table-cell table:formula="of:=AVERAGE([.A1267:.A1306])" office:value-type="float" office:value="0.246675">
            <text:p>0.246675</text:p>
          </table:table-cell>
          <table:table-cell table:formula="of:=([.A1286]*0.002)+[.C1285]" office:value-type="float" office:value="4.12901999999999">
            <text:p>4.12902</text:p>
          </table:table-cell>
          <table:table-cell/>
        </table:table-row>
        <table:table-row table:style-name="ro1">
          <table:table-cell office:value-type="float" office:value="0.247">
            <text:p>0.247</text:p>
          </table:table-cell>
          <table:table-cell table:formula="of:=AVERAGE([.A1268:.A1307])" office:value-type="float" office:value="0.246225">
            <text:p>0.246225</text:p>
          </table:table-cell>
          <table:table-cell table:formula="of:=([.A1287]*0.002)+[.C1286]" office:value-type="float" office:value="4.12951399999999">
            <text:p>4.129514</text:p>
          </table:table-cell>
          <table:table-cell/>
        </table:table-row>
        <table:table-row table:style-name="ro1">
          <table:table-cell office:value-type="float" office:value="0.246">
            <text:p>0.246</text:p>
          </table:table-cell>
          <table:table-cell table:formula="of:=AVERAGE([.A1269:.A1308])" office:value-type="float" office:value="0.24575">
            <text:p>0.24575</text:p>
          </table:table-cell>
          <table:table-cell table:formula="of:=([.A1288]*0.002)+[.C1287]" office:value-type="float" office:value="4.13000599999999">
            <text:p>4.130006</text:p>
          </table:table-cell>
          <table:table-cell/>
        </table:table-row>
        <table:table-row table:style-name="ro1">
          <table:table-cell office:value-type="float" office:value="0.246">
            <text:p>0.246</text:p>
          </table:table-cell>
          <table:table-cell table:formula="of:=AVERAGE([.A1270:.A1309])" office:value-type="float" office:value="0.24525">
            <text:p>0.24525</text:p>
          </table:table-cell>
          <table:table-cell table:formula="of:=([.A1289]*0.002)+[.C1288]" office:value-type="float" office:value="4.13049799999999">
            <text:p>4.130498</text:p>
          </table:table-cell>
          <table:table-cell/>
        </table:table-row>
        <table:table-row table:style-name="ro1">
          <table:table-cell office:value-type="float" office:value="0.245">
            <text:p>0.245</text:p>
          </table:table-cell>
          <table:table-cell table:formula="of:=AVERAGE([.A1271:.A1310])" office:value-type="float" office:value="0.24475">
            <text:p>0.24475</text:p>
          </table:table-cell>
          <table:table-cell table:formula="of:=([.A1290]*0.002)+[.C1289]" office:value-type="float" office:value="4.13098799999999">
            <text:p>4.130988</text:p>
          </table:table-cell>
          <table:table-cell/>
        </table:table-row>
        <table:table-row table:style-name="ro1">
          <table:table-cell office:value-type="float" office:value="0.245">
            <text:p>0.245</text:p>
          </table:table-cell>
          <table:table-cell table:formula="of:=AVERAGE([.A1272:.A1311])" office:value-type="float" office:value="0.2442">
            <text:p>0.2442</text:p>
          </table:table-cell>
          <table:table-cell table:formula="of:=([.A1291]*0.002)+[.C1290]" office:value-type="float" office:value="4.13147799999999">
            <text:p>4.131478</text:p>
          </table:table-cell>
          <table:table-cell/>
        </table:table-row>
        <table:table-row table:style-name="ro1">
          <table:table-cell office:value-type="float" office:value="0.244">
            <text:p>0.244</text:p>
          </table:table-cell>
          <table:table-cell table:formula="of:=AVERAGE([.A1273:.A1312])" office:value-type="float" office:value="0.24365">
            <text:p>0.24365</text:p>
          </table:table-cell>
          <table:table-cell table:formula="of:=([.A1292]*0.002)+[.C1291]" office:value-type="float" office:value="4.13196599999999">
            <text:p>4.131966</text:p>
          </table:table-cell>
          <table:table-cell/>
        </table:table-row>
        <table:table-row table:style-name="ro1">
          <table:table-cell office:value-type="float" office:value="0.243">
            <text:p>0.243</text:p>
          </table:table-cell>
          <table:table-cell table:formula="of:=AVERAGE([.A1274:.A1313])" office:value-type="float" office:value="0.2431">
            <text:p>0.2431</text:p>
          </table:table-cell>
          <table:table-cell table:formula="of:=([.A1293]*0.002)+[.C1292]" office:value-type="float" office:value="4.13245199999999">
            <text:p>4.132452</text:p>
          </table:table-cell>
          <table:table-cell/>
        </table:table-row>
        <table:table-row table:style-name="ro1">
          <table:table-cell office:value-type="float" office:value="0.243">
            <text:p>0.243</text:p>
          </table:table-cell>
          <table:table-cell table:formula="of:=AVERAGE([.A1275:.A1314])" office:value-type="float" office:value="0.242525">
            <text:p>0.242525</text:p>
          </table:table-cell>
          <table:table-cell table:formula="of:=([.A1294]*0.002)+[.C1293]" office:value-type="float" office:value="4.132938">
            <text:p>4.132938</text:p>
          </table:table-cell>
          <table:table-cell/>
        </table:table-row>
        <table:table-row table:style-name="ro1">
          <table:table-cell office:value-type="float" office:value="0.242">
            <text:p>0.242</text:p>
          </table:table-cell>
          <table:table-cell table:formula="of:=AVERAGE([.A1276:.A1315])" office:value-type="float" office:value="0.24195">
            <text:p>0.24195</text:p>
          </table:table-cell>
          <table:table-cell table:formula="of:=([.A1295]*0.002)+[.C1294]" office:value-type="float" office:value="4.133422">
            <text:p>4.133422</text:p>
          </table:table-cell>
          <table:table-cell/>
        </table:table-row>
        <table:table-row table:style-name="ro1">
          <table:table-cell office:value-type="float" office:value="0.241">
            <text:p>0.241</text:p>
          </table:table-cell>
          <table:table-cell table:formula="of:=AVERAGE([.A1277:.A1316])" office:value-type="float" office:value="0.241375">
            <text:p>0.241375</text:p>
          </table:table-cell>
          <table:table-cell table:formula="of:=([.A1296]*0.002)+[.C1295]" office:value-type="float" office:value="4.133904">
            <text:p>4.133904</text:p>
          </table:table-cell>
          <table:table-cell/>
        </table:table-row>
        <table:table-row table:style-name="ro1">
          <table:table-cell office:value-type="float" office:value="0.241">
            <text:p>0.241</text:p>
          </table:table-cell>
          <table:table-cell table:formula="of:=AVERAGE([.A1278:.A1317])" office:value-type="float" office:value="0.24085">
            <text:p>0.24085</text:p>
          </table:table-cell>
          <table:table-cell table:formula="of:=([.A1297]*0.002)+[.C1296]" office:value-type="float" office:value="4.134386">
            <text:p>4.134386</text:p>
          </table:table-cell>
          <table:table-cell/>
        </table:table-row>
        <table:table-row table:style-name="ro1">
          <table:table-cell office:value-type="float" office:value="0.24">
            <text:p>0.24</text:p>
          </table:table-cell>
          <table:table-cell table:formula="of:=AVERAGE([.A1279:.A1318])" office:value-type="float" office:value="0.240325">
            <text:p>0.240325</text:p>
          </table:table-cell>
          <table:table-cell table:formula="of:=([.A1298]*0.002)+[.C1297]" office:value-type="float" office:value="4.13486599999999">
            <text:p>4.134866</text:p>
          </table:table-cell>
          <table:table-cell/>
        </table:table-row>
        <table:table-row table:style-name="ro1">
          <table:table-cell office:value-type="float" office:value="0.24">
            <text:p>0.24</text:p>
          </table:table-cell>
          <table:table-cell table:formula="of:=AVERAGE([.A1280:.A1319])" office:value-type="float" office:value="0.2398">
            <text:p>0.2398</text:p>
          </table:table-cell>
          <table:table-cell table:formula="of:=([.A1299]*0.002)+[.C1298]" office:value-type="float" office:value="4.13534599999999">
            <text:p>4.135346</text:p>
          </table:table-cell>
          <table:table-cell/>
        </table:table-row>
        <table:table-row table:style-name="ro1">
          <table:table-cell office:value-type="float" office:value="0.239">
            <text:p>0.239</text:p>
          </table:table-cell>
          <table:table-cell table:formula="of:=AVERAGE([.A1281:.A1320])" office:value-type="float" office:value="0.2393">
            <text:p>0.2393</text:p>
          </table:table-cell>
          <table:table-cell table:formula="of:=([.A1300]*0.002)+[.C1299]" office:value-type="float" office:value="4.13582399999999">
            <text:p>4.135824</text:p>
          </table:table-cell>
          <table:table-cell/>
        </table:table-row>
        <table:table-row table:style-name="ro1">
          <table:table-cell office:value-type="float" office:value="0.238">
            <text:p>0.238</text:p>
          </table:table-cell>
          <table:table-cell table:formula="of:=AVERAGE([.A1282:.A1321])" office:value-type="float" office:value="0.238825">
            <text:p>0.238825</text:p>
          </table:table-cell>
          <table:table-cell table:formula="of:=([.A1301]*0.002)+[.C1300]" office:value-type="float" office:value="4.13629999999999">
            <text:p>4.1363</text:p>
          </table:table-cell>
          <table:table-cell/>
        </table:table-row>
        <table:table-row table:style-name="ro1">
          <table:table-cell office:value-type="float" office:value="0.238">
            <text:p>0.238</text:p>
          </table:table-cell>
          <table:table-cell table:formula="of:=AVERAGE([.A1283:.A1322])" office:value-type="float" office:value="0.238375">
            <text:p>0.238375</text:p>
          </table:table-cell>
          <table:table-cell table:formula="of:=([.A1302]*0.002)+[.C1301]" office:value-type="float" office:value="4.13677599999999">
            <text:p>4.136776</text:p>
          </table:table-cell>
          <table:table-cell/>
        </table:table-row>
        <table:table-row table:style-name="ro1">
          <table:table-cell office:value-type="float" office:value="0.237">
            <text:p>0.237</text:p>
          </table:table-cell>
          <table:table-cell table:formula="of:=AVERAGE([.A1284:.A1323])" office:value-type="float" office:value="0.237975">
            <text:p>0.237975</text:p>
          </table:table-cell>
          <table:table-cell table:formula="of:=([.A1303]*0.002)+[.C1302]" office:value-type="float" office:value="4.13724999999999">
            <text:p>4.13725</text:p>
          </table:table-cell>
          <table:table-cell/>
        </table:table-row>
        <table:table-row table:style-name="ro1">
          <table:table-cell office:value-type="float" office:value="0.236">
            <text:p>0.236</text:p>
          </table:table-cell>
          <table:table-cell table:formula="of:=AVERAGE([.A1285:.A1324])" office:value-type="float" office:value="0.2376">
            <text:p>0.2376</text:p>
          </table:table-cell>
          <table:table-cell table:formula="of:=([.A1304]*0.002)+[.C1303]" office:value-type="float" office:value="4.13772199999999">
            <text:p>4.137722</text:p>
          </table:table-cell>
          <table:table-cell/>
        </table:table-row>
        <table:table-row table:style-name="ro1">
          <table:table-cell office:value-type="float" office:value="0.236">
            <text:p>0.236</text:p>
          </table:table-cell>
          <table:table-cell table:formula="of:=AVERAGE([.A1286:.A1325])" office:value-type="float" office:value="0.237225">
            <text:p>0.237225</text:p>
          </table:table-cell>
          <table:table-cell table:formula="of:=([.A1305]*0.002)+[.C1304]" office:value-type="float" office:value="4.13819399999999">
            <text:p>4.138194</text:p>
          </table:table-cell>
          <table:table-cell/>
        </table:table-row>
        <table:table-row table:style-name="ro1">
          <table:table-cell office:value-type="float" office:value="0.235">
            <text:p>0.235</text:p>
          </table:table-cell>
          <table:table-cell table:formula="of:=AVERAGE([.A1287:.A1326])" office:value-type="float" office:value="0.236875">
            <text:p>0.236875</text:p>
          </table:table-cell>
          <table:table-cell table:formula="of:=([.A1306]*0.002)+[.C1305]" office:value-type="float" office:value="4.13866399999999">
            <text:p>4.138664</text:p>
          </table:table-cell>
          <table:table-cell/>
        </table:table-row>
        <table:table-row table:style-name="ro1">
          <table:table-cell office:value-type="float" office:value="0.234">
            <text:p>0.234</text:p>
          </table:table-cell>
          <table:table-cell table:formula="of:=AVERAGE([.A1288:.A1327])" office:value-type="float" office:value="0.23655">
            <text:p>0.23655</text:p>
          </table:table-cell>
          <table:table-cell table:formula="of:=([.A1307]*0.002)+[.C1306]" office:value-type="float" office:value="4.13913199999999">
            <text:p>4.139132</text:p>
          </table:table-cell>
          <table:table-cell/>
        </table:table-row>
        <table:table-row table:style-name="ro1">
          <table:table-cell office:value-type="float" office:value="0.234">
            <text:p>0.234</text:p>
          </table:table-cell>
          <table:table-cell table:formula="of:=AVERAGE([.A1289:.A1328])" office:value-type="float" office:value="0.23625">
            <text:p>0.23625</text:p>
          </table:table-cell>
          <table:table-cell table:formula="of:=([.A1308]*0.002)+[.C1307]" office:value-type="float" office:value="4.13959999999999">
            <text:p>4.1396</text:p>
          </table:table-cell>
          <table:table-cell/>
        </table:table-row>
        <table:table-row table:style-name="ro1">
          <table:table-cell office:value-type="float" office:value="0.233">
            <text:p>0.233</text:p>
          </table:table-cell>
          <table:table-cell table:formula="of:=AVERAGE([.A1290:.A1329])" office:value-type="float" office:value="0.23595">
            <text:p>0.23595</text:p>
          </table:table-cell>
          <table:table-cell table:formula="of:=([.A1309]*0.002)+[.C1308]" office:value-type="float" office:value="4.14006599999999">
            <text:p>4.140066</text:p>
          </table:table-cell>
          <table:table-cell/>
        </table:table-row>
        <table:table-row table:style-name="ro1">
          <table:table-cell office:value-type="float" office:value="0.233">
            <text:p>0.233</text:p>
          </table:table-cell>
          <table:table-cell table:formula="of:=AVERAGE([.A1291:.A1330])" office:value-type="float" office:value="0.23565">
            <text:p>0.23565</text:p>
          </table:table-cell>
          <table:table-cell table:formula="of:=([.A1310]*0.002)+[.C1309]" office:value-type="float" office:value="4.14053199999999">
            <text:p>4.140532</text:p>
          </table:table-cell>
          <table:table-cell/>
        </table:table-row>
        <table:table-row table:style-name="ro1">
          <table:table-cell office:value-type="float" office:value="0.232">
            <text:p>0.232</text:p>
          </table:table-cell>
          <table:table-cell table:formula="of:=AVERAGE([.A1292:.A1331])" office:value-type="float" office:value="0.23535">
            <text:p>0.23535</text:p>
          </table:table-cell>
          <table:table-cell table:formula="of:=([.A1311]*0.002)+[.C1310]" office:value-type="float" office:value="4.14099599999999">
            <text:p>4.140996</text:p>
          </table:table-cell>
          <table:table-cell/>
        </table:table-row>
        <table:table-row table:style-name="ro1">
          <table:table-cell office:value-type="float" office:value="0.232">
            <text:p>0.232</text:p>
          </table:table-cell>
          <table:table-cell table:formula="of:=AVERAGE([.A1293:.A1332])" office:value-type="float" office:value="0.235075">
            <text:p>0.235075</text:p>
          </table:table-cell>
          <table:table-cell table:formula="of:=([.A1312]*0.002)+[.C1311]" office:value-type="float" office:value="4.14145999999999">
            <text:p>4.14146</text:p>
          </table:table-cell>
          <table:table-cell/>
        </table:table-row>
        <table:table-row table:style-name="ro1">
          <table:table-cell office:value-type="float" office:value="0.232">
            <text:p>0.232</text:p>
          </table:table-cell>
          <table:table-cell table:formula="of:=AVERAGE([.A1294:.A1333])" office:value-type="float" office:value="0.2348">
            <text:p>0.2348</text:p>
          </table:table-cell>
          <table:table-cell table:formula="of:=([.A1313]*0.002)+[.C1312]" office:value-type="float" office:value="4.14192399999999">
            <text:p>4.141924</text:p>
          </table:table-cell>
          <table:table-cell/>
        </table:table-row>
        <table:table-row table:style-name="ro1">
          <table:table-cell office:value-type="float" office:value="0.231">
            <text:p>0.231</text:p>
          </table:table-cell>
          <table:table-cell table:formula="of:=AVERAGE([.A1295:.A1334])" office:value-type="float" office:value="0.234525">
            <text:p>0.234525</text:p>
          </table:table-cell>
          <table:table-cell table:formula="of:=([.A1314]*0.002)+[.C1313]" office:value-type="float" office:value="4.14238599999999">
            <text:p>4.142386</text:p>
          </table:table-cell>
          <table:table-cell/>
        </table:table-row>
        <table:table-row table:style-name="ro1">
          <table:table-cell office:value-type="float" office:value="0.231">
            <text:p>0.231</text:p>
          </table:table-cell>
          <table:table-cell table:formula="of:=AVERAGE([.A1296:.A1335])" office:value-type="float" office:value="0.23425">
            <text:p>0.23425</text:p>
          </table:table-cell>
          <table:table-cell table:formula="of:=([.A1315]*0.002)+[.C1314]" office:value-type="float" office:value="4.14284799999999">
            <text:p>4.142848</text:p>
          </table:table-cell>
          <table:table-cell/>
        </table:table-row>
        <table:table-row table:style-name="ro1">
          <table:table-cell office:value-type="float" office:value="0.231">
            <text:p>0.231</text:p>
          </table:table-cell>
          <table:table-cell table:formula="of:=AVERAGE([.A1297:.A1336])" office:value-type="float" office:value="0.233975">
            <text:p>0.233975</text:p>
          </table:table-cell>
          <table:table-cell table:formula="of:=([.A1316]*0.002)+[.C1315]" office:value-type="float" office:value="4.14330999999999">
            <text:p>4.14331</text:p>
          </table:table-cell>
          <table:table-cell/>
        </table:table-row>
        <table:table-row table:style-name="ro1">
          <table:table-cell office:value-type="float" office:value="0.232">
            <text:p>0.232</text:p>
          </table:table-cell>
          <table:table-cell table:formula="of:=AVERAGE([.A1298:.A1337])" office:value-type="float" office:value="0.2337">
            <text:p>0.2337</text:p>
          </table:table-cell>
          <table:table-cell table:formula="of:=([.A1317]*0.002)+[.C1316]" office:value-type="float" office:value="4.14377399999999">
            <text:p>4.143774</text:p>
          </table:table-cell>
          <table:table-cell/>
        </table:table-row>
        <table:table-row table:style-name="ro1">
          <table:table-cell office:value-type="float" office:value="0.232">
            <text:p>0.232</text:p>
          </table:table-cell>
          <table:table-cell table:formula="of:=AVERAGE([.A1299:.A1338])" office:value-type="float" office:value="0.233425">
            <text:p>0.233425</text:p>
          </table:table-cell>
          <table:table-cell table:formula="of:=([.A1318]*0.002)+[.C1317]" office:value-type="float" office:value="4.14423799999999">
            <text:p>4.144238</text:p>
          </table:table-cell>
          <table:table-cell/>
        </table:table-row>
        <table:table-row table:style-name="ro1">
          <table:table-cell office:value-type="float" office:value="0.232">
            <text:p>0.232</text:p>
          </table:table-cell>
          <table:table-cell table:formula="of:=AVERAGE([.A1300:.A1339])" office:value-type="float" office:value="0.23315">
            <text:p>0.23315</text:p>
          </table:table-cell>
          <table:table-cell table:formula="of:=([.A1319]*0.002)+[.C1318]" office:value-type="float" office:value="4.14470199999999">
            <text:p>4.144702</text:p>
          </table:table-cell>
          <table:table-cell/>
        </table:table-row>
        <table:table-row table:style-name="ro1">
          <table:table-cell office:value-type="float" office:value="0.232">
            <text:p>0.232</text:p>
          </table:table-cell>
          <table:table-cell table:formula="of:=AVERAGE([.A1301:.A1340])" office:value-type="float" office:value="0.232875">
            <text:p>0.232875</text:p>
          </table:table-cell>
          <table:table-cell table:formula="of:=([.A1320]*0.002)+[.C1319]" office:value-type="float" office:value="4.14516599999999">
            <text:p>4.145166</text:p>
          </table:table-cell>
          <table:table-cell/>
        </table:table-row>
        <table:table-row table:style-name="ro1">
          <table:table-cell office:value-type="float" office:value="0.233">
            <text:p>0.233</text:p>
          </table:table-cell>
          <table:table-cell table:formula="of:=AVERAGE([.A1302:.A1341])" office:value-type="float" office:value="0.232625">
            <text:p>0.232625</text:p>
          </table:table-cell>
          <table:table-cell table:formula="of:=([.A1321]*0.002)+[.C1320]" office:value-type="float" office:value="4.14563199999999">
            <text:p>4.145632</text:p>
          </table:table-cell>
          <table:table-cell/>
        </table:table-row>
        <table:table-row table:style-name="ro1">
          <table:table-cell office:value-type="float" office:value="0.233">
            <text:p>0.233</text:p>
          </table:table-cell>
          <table:table-cell table:formula="of:=AVERAGE([.A1303:.A1342])" office:value-type="float" office:value="0.232375">
            <text:p>0.232375</text:p>
          </table:table-cell>
          <table:table-cell table:formula="of:=([.A1322]*0.002)+[.C1321]" office:value-type="float" office:value="4.14609799999999">
            <text:p>4.146098</text:p>
          </table:table-cell>
          <table:table-cell/>
        </table:table-row>
        <table:table-row table:style-name="ro1">
          <table:table-cell office:value-type="float" office:value="0.234">
            <text:p>0.234</text:p>
          </table:table-cell>
          <table:table-cell table:formula="of:=AVERAGE([.A1304:.A1343])" office:value-type="float" office:value="0.232125">
            <text:p>0.232125</text:p>
          </table:table-cell>
          <table:table-cell table:formula="of:=([.A1323]*0.002)+[.C1322]" office:value-type="float" office:value="4.14656599999999">
            <text:p>4.146566</text:p>
          </table:table-cell>
          <table:table-cell/>
        </table:table-row>
        <table:table-row table:style-name="ro1">
          <table:table-cell office:value-type="float" office:value="0.234">
            <text:p>0.234</text:p>
          </table:table-cell>
          <table:table-cell table:formula="of:=AVERAGE([.A1305:.A1344])" office:value-type="float" office:value="0.2319">
            <text:p>0.2319</text:p>
          </table:table-cell>
          <table:table-cell table:formula="of:=([.A1324]*0.002)+[.C1323]" office:value-type="float" office:value="4.14703399999999">
            <text:p>4.147034</text:p>
          </table:table-cell>
          <table:table-cell/>
        </table:table-row>
        <table:table-row table:style-name="ro1">
          <table:table-cell office:value-type="float" office:value="0.234">
            <text:p>0.234</text:p>
          </table:table-cell>
          <table:table-cell table:formula="of:=AVERAGE([.A1306:.A1345])" office:value-type="float" office:value="0.23165">
            <text:p>0.23165</text:p>
          </table:table-cell>
          <table:table-cell table:formula="of:=([.A1325]*0.002)+[.C1324]" office:value-type="float" office:value="4.14750199999999">
            <text:p>4.147502</text:p>
          </table:table-cell>
          <table:table-cell/>
        </table:table-row>
        <table:table-row table:style-name="ro1">
          <table:table-cell office:value-type="float" office:value="0.234">
            <text:p>0.234</text:p>
          </table:table-cell>
          <table:table-cell table:formula="of:=AVERAGE([.A1307:.A1346])" office:value-type="float" office:value="0.231425">
            <text:p>0.231425</text:p>
          </table:table-cell>
          <table:table-cell table:formula="of:=([.A1326]*0.002)+[.C1325]" office:value-type="float" office:value="4.14796999999999">
            <text:p>4.14797</text:p>
          </table:table-cell>
          <table:table-cell/>
        </table:table-row>
        <table:table-row table:style-name="ro1">
          <table:table-cell office:value-type="float" office:value="0.234">
            <text:p>0.234</text:p>
          </table:table-cell>
          <table:table-cell table:formula="of:=AVERAGE([.A1308:.A1347])" office:value-type="float" office:value="0.2312">
            <text:p>0.2312</text:p>
          </table:table-cell>
          <table:table-cell table:formula="of:=([.A1327]*0.002)+[.C1326]" office:value-type="float" office:value="4.14843799999999">
            <text:p>4.148438</text:p>
          </table:table-cell>
          <table:table-cell/>
        </table:table-row>
        <table:table-row table:style-name="ro1">
          <table:table-cell office:value-type="float" office:value="0.234">
            <text:p>0.234</text:p>
          </table:table-cell>
          <table:table-cell table:formula="of:=AVERAGE([.A1309:.A1348])" office:value-type="float" office:value="0.230975">
            <text:p>0.230975</text:p>
          </table:table-cell>
          <table:table-cell table:formula="of:=([.A1328]*0.002)+[.C1327]" office:value-type="float" office:value="4.14890599999999">
            <text:p>4.148906</text:p>
          </table:table-cell>
          <table:table-cell/>
        </table:table-row>
        <table:table-row table:style-name="ro1">
          <table:table-cell office:value-type="float" office:value="0.234">
            <text:p>0.234</text:p>
          </table:table-cell>
          <table:table-cell table:formula="of:=AVERAGE([.A1310:.A1349])" office:value-type="float" office:value="0.23075">
            <text:p>0.23075</text:p>
          </table:table-cell>
          <table:table-cell table:formula="of:=([.A1329]*0.002)+[.C1328]" office:value-type="float" office:value="4.14937399999999">
            <text:p>4.149374</text:p>
          </table:table-cell>
          <table:table-cell/>
        </table:table-row>
        <table:table-row table:style-name="ro1">
          <table:table-cell office:value-type="float" office:value="0.233">
            <text:p>0.233</text:p>
          </table:table-cell>
          <table:table-cell table:formula="of:=AVERAGE([.A1311:.A1350])" office:value-type="float" office:value="0.2305">
            <text:p>0.2305</text:p>
          </table:table-cell>
          <table:table-cell table:formula="of:=([.A1330]*0.002)+[.C1329]" office:value-type="float" office:value="4.14983999999999">
            <text:p>4.14984</text:p>
          </table:table-cell>
          <table:table-cell/>
        </table:table-row>
        <table:table-row table:style-name="ro1">
          <table:table-cell office:value-type="float" office:value="0.233">
            <text:p>0.233</text:p>
          </table:table-cell>
          <table:table-cell table:formula="of:=AVERAGE([.A1312:.A1351])" office:value-type="float" office:value="0.23025">
            <text:p>0.23025</text:p>
          </table:table-cell>
          <table:table-cell table:formula="of:=([.A1331]*0.002)+[.C1330]" office:value-type="float" office:value="4.15030599999999">
            <text:p>4.150306</text:p>
          </table:table-cell>
          <table:table-cell/>
        </table:table-row>
        <table:table-row table:style-name="ro1">
          <table:table-cell office:value-type="float" office:value="0.233">
            <text:p>0.233</text:p>
          </table:table-cell>
          <table:table-cell table:formula="of:=AVERAGE([.A1313:.A1352])" office:value-type="float" office:value="0.229975">
            <text:p>0.229975</text:p>
          </table:table-cell>
          <table:table-cell table:formula="of:=([.A1332]*0.002)+[.C1331]" office:value-type="float" office:value="4.15077199999999">
            <text:p>4.150772</text:p>
          </table:table-cell>
          <table:table-cell/>
        </table:table-row>
        <table:table-row table:style-name="ro1">
          <table:table-cell office:value-type="float" office:value="0.232">
            <text:p>0.232</text:p>
          </table:table-cell>
          <table:table-cell table:formula="of:=AVERAGE([.A1314:.A1353])" office:value-type="float" office:value="0.229675">
            <text:p>0.229675</text:p>
          </table:table-cell>
          <table:table-cell table:formula="of:=([.A1333]*0.002)+[.C1332]" office:value-type="float" office:value="4.15123599999999">
            <text:p>4.151236</text:p>
          </table:table-cell>
          <table:table-cell/>
        </table:table-row>
        <table:table-row table:style-name="ro1">
          <table:table-cell office:value-type="float" office:value="0.232">
            <text:p>0.232</text:p>
          </table:table-cell>
          <table:table-cell table:formula="of:=AVERAGE([.A1315:.A1354])" office:value-type="float" office:value="0.229375">
            <text:p>0.229375</text:p>
          </table:table-cell>
          <table:table-cell table:formula="of:=([.A1334]*0.002)+[.C1333]" office:value-type="float" office:value="4.15169999999999">
            <text:p>4.1517</text:p>
          </table:table-cell>
          <table:table-cell/>
        </table:table-row>
        <table:table-row table:style-name="ro1">
          <table:table-cell office:value-type="float" office:value="0.231">
            <text:p>0.231</text:p>
          </table:table-cell>
          <table:table-cell table:formula="of:=AVERAGE([.A1316:.A1355])" office:value-type="float" office:value="0.22905">
            <text:p>0.22905</text:p>
          </table:table-cell>
          <table:table-cell table:formula="of:=([.A1335]*0.002)+[.C1334]" office:value-type="float" office:value="4.15216199999999">
            <text:p>4.152162</text:p>
          </table:table-cell>
          <table:table-cell/>
        </table:table-row>
        <table:table-row table:style-name="ro1">
          <table:table-cell office:value-type="float" office:value="0.23">
            <text:p>0.23</text:p>
          </table:table-cell>
          <table:table-cell table:formula="of:=AVERAGE([.A1317:.A1356])" office:value-type="float" office:value="0.228725">
            <text:p>0.228725</text:p>
          </table:table-cell>
          <table:table-cell table:formula="of:=([.A1336]*0.002)+[.C1335]" office:value-type="float" office:value="4.15262199999999">
            <text:p>4.152622</text:p>
          </table:table-cell>
          <table:table-cell/>
        </table:table-row>
        <table:table-row table:style-name="ro1">
          <table:table-cell office:value-type="float" office:value="0.23">
            <text:p>0.23</text:p>
          </table:table-cell>
          <table:table-cell table:formula="of:=AVERAGE([.A1318:.A1357])" office:value-type="float" office:value="0.22835">
            <text:p>0.22835</text:p>
          </table:table-cell>
          <table:table-cell table:formula="of:=([.A1337]*0.002)+[.C1336]" office:value-type="float" office:value="4.15308199999999">
            <text:p>4.153082</text:p>
          </table:table-cell>
          <table:table-cell/>
        </table:table-row>
        <table:table-row table:style-name="ro1">
          <table:table-cell office:value-type="float" office:value="0.229">
            <text:p>0.229</text:p>
          </table:table-cell>
          <table:table-cell table:formula="of:=AVERAGE([.A1319:.A1358])" office:value-type="float" office:value="0.22795">
            <text:p>0.22795</text:p>
          </table:table-cell>
          <table:table-cell table:formula="of:=([.A1338]*0.002)+[.C1337]" office:value-type="float" office:value="4.15353999999999">
            <text:p>4.15354</text:p>
          </table:table-cell>
          <table:table-cell/>
        </table:table-row>
        <table:table-row table:style-name="ro1">
          <table:table-cell office:value-type="float" office:value="0.229">
            <text:p>0.229</text:p>
          </table:table-cell>
          <table:table-cell table:formula="of:=AVERAGE([.A1320:.A1359])" office:value-type="float" office:value="0.227525">
            <text:p>0.227525</text:p>
          </table:table-cell>
          <table:table-cell table:formula="of:=([.A1339]*0.002)+[.C1338]" office:value-type="float" office:value="4.15399799999999">
            <text:p>4.153998</text:p>
          </table:table-cell>
          <table:table-cell/>
        </table:table-row>
        <table:table-row table:style-name="ro1">
          <table:table-cell office:value-type="float" office:value="0.228">
            <text:p>0.228</text:p>
          </table:table-cell>
          <table:table-cell table:formula="of:=AVERAGE([.A1321:.A1360])" office:value-type="float" office:value="0.2271">
            <text:p>0.2271</text:p>
          </table:table-cell>
          <table:table-cell table:formula="of:=([.A1340]*0.002)+[.C1339]" office:value-type="float" office:value="4.15445399999999">
            <text:p>4.154454</text:p>
          </table:table-cell>
          <table:table-cell/>
        </table:table-row>
        <table:table-row table:style-name="ro1">
          <table:table-cell office:value-type="float" office:value="0.228">
            <text:p>0.228</text:p>
          </table:table-cell>
          <table:table-cell table:formula="of:=AVERAGE([.A1322:.A1361])" office:value-type="float" office:value="0.22665">
            <text:p>0.22665</text:p>
          </table:table-cell>
          <table:table-cell table:formula="of:=([.A1341]*0.002)+[.C1340]" office:value-type="float" office:value="4.15490999999999">
            <text:p>4.15491</text:p>
          </table:table-cell>
          <table:table-cell/>
        </table:table-row>
        <table:table-row table:style-name="ro1">
          <table:table-cell office:value-type="float" office:value="0.228">
            <text:p>0.228</text:p>
          </table:table-cell>
          <table:table-cell table:formula="of:=AVERAGE([.A1323:.A1362])" office:value-type="float" office:value="0.226175">
            <text:p>0.226175</text:p>
          </table:table-cell>
          <table:table-cell table:formula="of:=([.A1342]*0.002)+[.C1341]" office:value-type="float" office:value="4.15536599999999">
            <text:p>4.155366</text:p>
          </table:table-cell>
          <table:table-cell/>
        </table:table-row>
        <table:table-row table:style-name="ro1">
          <table:table-cell office:value-type="float" office:value="0.227">
            <text:p>0.227</text:p>
          </table:table-cell>
          <table:table-cell table:formula="of:=AVERAGE([.A1324:.A1363])" office:value-type="float" office:value="0.225675">
            <text:p>0.225675</text:p>
          </table:table-cell>
          <table:table-cell table:formula="of:=([.A1343]*0.002)+[.C1342]" office:value-type="float" office:value="4.15581999999999">
            <text:p>4.15582</text:p>
          </table:table-cell>
          <table:table-cell/>
        </table:table-row>
        <table:table-row table:style-name="ro1">
          <table:table-cell office:value-type="float" office:value="0.227">
            <text:p>0.227</text:p>
          </table:table-cell>
          <table:table-cell table:formula="of:=AVERAGE([.A1325:.A1364])" office:value-type="float" office:value="0.225175">
            <text:p>0.225175</text:p>
          </table:table-cell>
          <table:table-cell table:formula="of:=([.A1344]*0.002)+[.C1343]" office:value-type="float" office:value="4.15627399999999">
            <text:p>4.156274</text:p>
          </table:table-cell>
          <table:table-cell/>
        </table:table-row>
        <table:table-row table:style-name="ro1">
          <table:table-cell office:value-type="float" office:value="0.226">
            <text:p>0.226</text:p>
          </table:table-cell>
          <table:table-cell table:formula="of:=AVERAGE([.A1326:.A1365])" office:value-type="float" office:value="0.2247">
            <text:p>0.2247</text:p>
          </table:table-cell>
          <table:table-cell table:formula="of:=([.A1345]*0.002)+[.C1344]" office:value-type="float" office:value="4.15672599999999">
            <text:p>4.156726</text:p>
          </table:table-cell>
          <table:table-cell/>
        </table:table-row>
        <table:table-row table:style-name="ro1">
          <table:table-cell office:value-type="float" office:value="0.226">
            <text:p>0.226</text:p>
          </table:table-cell>
          <table:table-cell table:formula="of:=AVERAGE([.A1327:.A1366])" office:value-type="float" office:value="0.224225">
            <text:p>0.224225</text:p>
          </table:table-cell>
          <table:table-cell table:formula="of:=([.A1346]*0.002)+[.C1345]" office:value-type="float" office:value="4.15717799999999">
            <text:p>4.157178</text:p>
          </table:table-cell>
          <table:table-cell/>
        </table:table-row>
        <table:table-row table:style-name="ro1">
          <table:table-cell office:value-type="float" office:value="0.225">
            <text:p>0.225</text:p>
          </table:table-cell>
          <table:table-cell table:formula="of:=AVERAGE([.A1328:.A1367])" office:value-type="float" office:value="0.22375">
            <text:p>0.22375</text:p>
          </table:table-cell>
          <table:table-cell table:formula="of:=([.A1347]*0.002)+[.C1346]" office:value-type="float" office:value="4.15762799999999">
            <text:p>4.157628</text:p>
          </table:table-cell>
          <table:table-cell/>
        </table:table-row>
        <table:table-row table:style-name="ro1">
          <table:table-cell office:value-type="float" office:value="0.225">
            <text:p>0.225</text:p>
          </table:table-cell>
          <table:table-cell table:formula="of:=AVERAGE([.A1329:.A1368])" office:value-type="float" office:value="0.2233">
            <text:p>0.2233</text:p>
          </table:table-cell>
          <table:table-cell table:formula="of:=([.A1348]*0.002)+[.C1347]" office:value-type="float" office:value="4.15807799999999">
            <text:p>4.158078</text:p>
          </table:table-cell>
          <table:table-cell/>
        </table:table-row>
        <table:table-row table:style-name="ro1">
          <table:table-cell office:value-type="float" office:value="0.224">
            <text:p>0.224</text:p>
          </table:table-cell>
          <table:table-cell table:formula="of:=AVERAGE([.A1330:.A1369])" office:value-type="float" office:value="0.222875">
            <text:p>0.222875</text:p>
          </table:table-cell>
          <table:table-cell table:formula="of:=([.A1349]*0.002)+[.C1348]" office:value-type="float" office:value="4.15852599999999">
            <text:p>4.158526</text:p>
          </table:table-cell>
          <table:table-cell/>
        </table:table-row>
        <table:table-row table:style-name="ro1">
          <table:table-cell office:value-type="float" office:value="0.223">
            <text:p>0.223</text:p>
          </table:table-cell>
          <table:table-cell table:formula="of:=AVERAGE([.A1331:.A1370])" office:value-type="float" office:value="0.2225">
            <text:p>0.2225</text:p>
          </table:table-cell>
          <table:table-cell table:formula="of:=([.A1350]*0.002)+[.C1349]" office:value-type="float" office:value="4.15897199999999">
            <text:p>4.158972</text:p>
          </table:table-cell>
          <table:table-cell/>
        </table:table-row>
        <table:table-row table:style-name="ro1">
          <table:table-cell office:value-type="float" office:value="0.222">
            <text:p>0.222</text:p>
          </table:table-cell>
          <table:table-cell table:formula="of:=AVERAGE([.A1332:.A1371])" office:value-type="float" office:value="0.22215">
            <text:p>0.22215</text:p>
          </table:table-cell>
          <table:table-cell table:formula="of:=([.A1351]*0.002)+[.C1350]" office:value-type="float" office:value="4.15941599999999">
            <text:p>4.159416</text:p>
          </table:table-cell>
          <table:table-cell/>
        </table:table-row>
        <table:table-row table:style-name="ro1">
          <table:table-cell office:value-type="float" office:value="0.221">
            <text:p>0.221</text:p>
          </table:table-cell>
          <table:table-cell table:formula="of:=AVERAGE([.A1333:.A1372])" office:value-type="float" office:value="0.221825">
            <text:p>0.221825</text:p>
          </table:table-cell>
          <table:table-cell table:formula="of:=([.A1352]*0.002)+[.C1351]" office:value-type="float" office:value="4.15985799999999">
            <text:p>4.159858</text:p>
          </table:table-cell>
          <table:table-cell/>
        </table:table-row>
        <table:table-row table:style-name="ro1">
          <table:table-cell office:value-type="float" office:value="0.22">
            <text:p>0.22</text:p>
          </table:table-cell>
          <table:table-cell table:formula="of:=AVERAGE([.A1334:.A1373])" office:value-type="float" office:value="0.221525">
            <text:p>0.221525</text:p>
          </table:table-cell>
          <table:table-cell table:formula="of:=([.A1353]*0.002)+[.C1352]" office:value-type="float" office:value="4.16029799999999">
            <text:p>4.160298</text:p>
          </table:table-cell>
          <table:table-cell/>
        </table:table-row>
        <table:table-row table:style-name="ro1">
          <table:table-cell office:value-type="float" office:value="0.219">
            <text:p>0.219</text:p>
          </table:table-cell>
          <table:table-cell table:formula="of:=AVERAGE([.A1335:.A1374])" office:value-type="float" office:value="0.22125">
            <text:p>0.22125</text:p>
          </table:table-cell>
          <table:table-cell table:formula="of:=([.A1354]*0.002)+[.C1353]" office:value-type="float" office:value="4.16073599999999">
            <text:p>4.160736</text:p>
          </table:table-cell>
          <table:table-cell/>
        </table:table-row>
        <table:table-row table:style-name="ro1">
          <table:table-cell office:value-type="float" office:value="0.218">
            <text:p>0.218</text:p>
          </table:table-cell>
          <table:table-cell table:formula="of:=AVERAGE([.A1336:.A1375])" office:value-type="float" office:value="0.221025">
            <text:p>0.221025</text:p>
          </table:table-cell>
          <table:table-cell table:formula="of:=([.A1355]*0.002)+[.C1354]" office:value-type="float" office:value="4.16117199999999">
            <text:p>4.161172</text:p>
          </table:table-cell>
          <table:table-cell/>
        </table:table-row>
        <table:table-row table:style-name="ro1">
          <table:table-cell office:value-type="float" office:value="0.218">
            <text:p>0.218</text:p>
          </table:table-cell>
          <table:table-cell table:formula="of:=AVERAGE([.A1337:.A1376])" office:value-type="float" office:value="0.22085">
            <text:p>0.22085</text:p>
          </table:table-cell>
          <table:table-cell table:formula="of:=([.A1356]*0.002)+[.C1355]" office:value-type="float" office:value="4.16160799999999">
            <text:p>4.161608</text:p>
          </table:table-cell>
          <table:table-cell/>
        </table:table-row>
        <table:table-row table:style-name="ro1">
          <table:table-cell office:value-type="float" office:value="0.217">
            <text:p>0.217</text:p>
          </table:table-cell>
          <table:table-cell table:formula="of:=AVERAGE([.A1338:.A1377])" office:value-type="float" office:value="0.2207">
            <text:p>0.2207</text:p>
          </table:table-cell>
          <table:table-cell table:formula="of:=([.A1357]*0.002)+[.C1356]" office:value-type="float" office:value="4.16204199999999">
            <text:p>4.162042</text:p>
          </table:table-cell>
          <table:table-cell/>
        </table:table-row>
        <table:table-row table:style-name="ro1">
          <table:table-cell office:value-type="float" office:value="0.216">
            <text:p>0.216</text:p>
          </table:table-cell>
          <table:table-cell table:formula="of:=AVERAGE([.A1339:.A1378])" office:value-type="float" office:value="0.2206">
            <text:p>0.2206</text:p>
          </table:table-cell>
          <table:table-cell table:formula="of:=([.A1358]*0.002)+[.C1357]" office:value-type="float" office:value="4.16247399999999">
            <text:p>4.162474</text:p>
          </table:table-cell>
          <table:table-cell/>
        </table:table-row>
        <table:table-row table:style-name="ro1">
          <table:table-cell office:value-type="float" office:value="0.215">
            <text:p>0.215</text:p>
          </table:table-cell>
          <table:table-cell table:formula="of:=AVERAGE([.A1340:.A1379])" office:value-type="float" office:value="0.220525">
            <text:p>0.220525</text:p>
          </table:table-cell>
          <table:table-cell table:formula="of:=([.A1359]*0.002)+[.C1358]" office:value-type="float" office:value="4.16290399999999">
            <text:p>4.162904</text:p>
          </table:table-cell>
          <table:table-cell/>
        </table:table-row>
        <table:table-row table:style-name="ro1">
          <table:table-cell office:value-type="float" office:value="0.215">
            <text:p>0.215</text:p>
          </table:table-cell>
          <table:table-cell table:formula="of:=AVERAGE([.A1341:.A1380])" office:value-type="float" office:value="0.220475">
            <text:p>0.220475</text:p>
          </table:table-cell>
          <table:table-cell table:formula="of:=([.A1360]*0.002)+[.C1359]" office:value-type="float" office:value="4.16333399999999">
            <text:p>4.163334</text:p>
          </table:table-cell>
          <table:table-cell/>
        </table:table-row>
        <table:table-row table:style-name="ro1">
          <table:table-cell office:value-type="float" office:value="0.215">
            <text:p>0.215</text:p>
          </table:table-cell>
          <table:table-cell table:formula="of:=AVERAGE([.A1342:.A1381])" office:value-type="float" office:value="0.22045">
            <text:p>0.22045</text:p>
          </table:table-cell>
          <table:table-cell table:formula="of:=([.A1361]*0.002)+[.C1360]" office:value-type="float" office:value="4.16376399999999">
            <text:p>4.163764</text:p>
          </table:table-cell>
          <table:table-cell/>
        </table:table-row>
        <table:table-row table:style-name="ro1">
          <table:table-cell office:value-type="float" office:value="0.214">
            <text:p>0.214</text:p>
          </table:table-cell>
          <table:table-cell table:formula="of:=AVERAGE([.A1343:.A1382])" office:value-type="float" office:value="0.220425">
            <text:p>0.220425</text:p>
          </table:table-cell>
          <table:table-cell table:formula="of:=([.A1362]*0.002)+[.C1361]" office:value-type="float" office:value="4.16419199999999">
            <text:p>4.164192</text:p>
          </table:table-cell>
          <table:table-cell/>
        </table:table-row>
        <table:table-row table:style-name="ro1">
          <table:table-cell office:value-type="float" office:value="0.214">
            <text:p>0.214</text:p>
          </table:table-cell>
          <table:table-cell table:formula="of:=AVERAGE([.A1344:.A1383])" office:value-type="float" office:value="0.22045">
            <text:p>0.22045</text:p>
          </table:table-cell>
          <table:table-cell table:formula="of:=([.A1363]*0.002)+[.C1362]" office:value-type="float" office:value="4.16461999999999">
            <text:p>4.16462</text:p>
          </table:table-cell>
          <table:table-cell/>
        </table:table-row>
        <table:table-row table:style-name="ro1">
          <table:table-cell office:value-type="float" office:value="0.214">
            <text:p>0.214</text:p>
          </table:table-cell>
          <table:table-cell table:formula="of:=AVERAGE([.A1345:.A1384])" office:value-type="float" office:value="0.220475">
            <text:p>0.220475</text:p>
          </table:table-cell>
          <table:table-cell table:formula="of:=([.A1364]*0.002)+[.C1363]" office:value-type="float" office:value="4.16504799999999">
            <text:p>4.165048</text:p>
          </table:table-cell>
          <table:table-cell/>
        </table:table-row>
        <table:table-row table:style-name="ro1">
          <table:table-cell office:value-type="float" office:value="0.215">
            <text:p>0.215</text:p>
          </table:table-cell>
          <table:table-cell table:formula="of:=AVERAGE([.A1346:.A1385])" office:value-type="float" office:value="0.220525">
            <text:p>0.220525</text:p>
          </table:table-cell>
          <table:table-cell table:formula="of:=([.A1365]*0.002)+[.C1364]" office:value-type="float" office:value="4.16547799999999">
            <text:p>4.165478</text:p>
          </table:table-cell>
          <table:table-cell/>
        </table:table-row>
        <table:table-row table:style-name="ro1">
          <table:table-cell office:value-type="float" office:value="0.215">
            <text:p>0.215</text:p>
          </table:table-cell>
          <table:table-cell table:formula="of:=AVERAGE([.A1347:.A1386])" office:value-type="float" office:value="0.220575">
            <text:p>0.220575</text:p>
          </table:table-cell>
          <table:table-cell table:formula="of:=([.A1366]*0.002)+[.C1365]" office:value-type="float" office:value="4.16590799999999">
            <text:p>4.165908</text:p>
          </table:table-cell>
          <table:table-cell/>
        </table:table-row>
        <table:table-row table:style-name="ro1">
          <table:table-cell office:value-type="float" office:value="0.215">
            <text:p>0.215</text:p>
          </table:table-cell>
          <table:table-cell table:formula="of:=AVERAGE([.A1348:.A1387])" office:value-type="float" office:value="0.22065">
            <text:p>0.22065</text:p>
          </table:table-cell>
          <table:table-cell table:formula="of:=([.A1367]*0.002)+[.C1366]" office:value-type="float" office:value="4.16633799999999">
            <text:p>4.166338</text:p>
          </table:table-cell>
          <table:table-cell/>
        </table:table-row>
        <table:table-row table:style-name="ro1">
          <table:table-cell office:value-type="float" office:value="0.216">
            <text:p>0.216</text:p>
          </table:table-cell>
          <table:table-cell table:formula="of:=AVERAGE([.A1349:.A1388])" office:value-type="float" office:value="0.2207">
            <text:p>0.2207</text:p>
          </table:table-cell>
          <table:table-cell table:formula="of:=([.A1368]*0.002)+[.C1367]" office:value-type="float" office:value="4.16676999999999">
            <text:p>4.16677</text:p>
          </table:table-cell>
          <table:table-cell/>
        </table:table-row>
        <table:table-row table:style-name="ro1">
          <table:table-cell office:value-type="float" office:value="0.217">
            <text:p>0.217</text:p>
          </table:table-cell>
          <table:table-cell table:formula="of:=AVERAGE([.A1350:.A1389])" office:value-type="float" office:value="0.220775">
            <text:p>0.220775</text:p>
          </table:table-cell>
          <table:table-cell table:formula="of:=([.A1369]*0.002)+[.C1368]" office:value-type="float" office:value="4.16720399999999">
            <text:p>4.167204</text:p>
          </table:table-cell>
          <table:table-cell/>
        </table:table-row>
        <table:table-row table:style-name="ro1">
          <table:table-cell office:value-type="float" office:value="0.218">
            <text:p>0.218</text:p>
          </table:table-cell>
          <table:table-cell table:formula="of:=AVERAGE([.A1351:.A1390])" office:value-type="float" office:value="0.22085">
            <text:p>0.22085</text:p>
          </table:table-cell>
          <table:table-cell table:formula="of:=([.A1370]*0.002)+[.C1369]" office:value-type="float" office:value="4.16763999999999">
            <text:p>4.16764</text:p>
          </table:table-cell>
          <table:table-cell/>
        </table:table-row>
        <table:table-row table:style-name="ro1">
          <table:table-cell office:value-type="float" office:value="0.219">
            <text:p>0.219</text:p>
          </table:table-cell>
          <table:table-cell table:formula="of:=AVERAGE([.A1352:.A1391])" office:value-type="float" office:value="0.22095">
            <text:p>0.22095</text:p>
          </table:table-cell>
          <table:table-cell table:formula="of:=([.A1371]*0.002)+[.C1370]" office:value-type="float" office:value="4.16807799999999">
            <text:p>4.168078</text:p>
          </table:table-cell>
          <table:table-cell/>
        </table:table-row>
        <table:table-row table:style-name="ro1">
          <table:table-cell office:value-type="float" office:value="0.22">
            <text:p>0.22</text:p>
          </table:table-cell>
          <table:table-cell table:formula="of:=AVERAGE([.A1353:.A1392])" office:value-type="float" office:value="0.22105">
            <text:p>0.22105</text:p>
          </table:table-cell>
          <table:table-cell table:formula="of:=([.A1372]*0.002)+[.C1371]" office:value-type="float" office:value="4.16851799999999">
            <text:p>4.168518</text:p>
          </table:table-cell>
          <table:table-cell/>
        </table:table-row>
        <table:table-row table:style-name="ro1">
          <table:table-cell office:value-type="float" office:value="0.22">
            <text:p>0.22</text:p>
          </table:table-cell>
          <table:table-cell table:formula="of:=AVERAGE([.A1354:.A1393])" office:value-type="float" office:value="0.22115">
            <text:p>0.22115</text:p>
          </table:table-cell>
          <table:table-cell table:formula="of:=([.A1373]*0.002)+[.C1372]" office:value-type="float" office:value="4.16895799999999">
            <text:p>4.168958</text:p>
          </table:table-cell>
          <table:table-cell/>
        </table:table-row>
        <table:table-row table:style-name="ro1">
          <table:table-cell office:value-type="float" office:value="0.221">
            <text:p>0.221</text:p>
          </table:table-cell>
          <table:table-cell table:formula="of:=AVERAGE([.A1355:.A1394])" office:value-type="float" office:value="0.22125">
            <text:p>0.22125</text:p>
          </table:table-cell>
          <table:table-cell table:formula="of:=([.A1374]*0.002)+[.C1373]" office:value-type="float" office:value="4.16939999999999">
            <text:p>4.1694</text:p>
          </table:table-cell>
          <table:table-cell/>
        </table:table-row>
        <table:table-row table:style-name="ro1">
          <table:table-cell office:value-type="float" office:value="0.222">
            <text:p>0.222</text:p>
          </table:table-cell>
          <table:table-cell table:formula="of:=AVERAGE([.A1356:.A1395])" office:value-type="float" office:value="0.22135">
            <text:p>0.22135</text:p>
          </table:table-cell>
          <table:table-cell table:formula="of:=([.A1375]*0.002)+[.C1374]" office:value-type="float" office:value="4.16984399999999">
            <text:p>4.169844</text:p>
          </table:table-cell>
          <table:table-cell/>
        </table:table-row>
        <table:table-row table:style-name="ro1">
          <table:table-cell office:value-type="float" office:value="0.223">
            <text:p>0.223</text:p>
          </table:table-cell>
          <table:table-cell table:formula="of:=AVERAGE([.A1357:.A1396])" office:value-type="float" office:value="0.221425">
            <text:p>0.221425</text:p>
          </table:table-cell>
          <table:table-cell table:formula="of:=([.A1376]*0.002)+[.C1375]" office:value-type="float" office:value="4.17028999999999">
            <text:p>4.17029</text:p>
          </table:table-cell>
          <table:table-cell/>
        </table:table-row>
        <table:table-row table:style-name="ro1">
          <table:table-cell office:value-type="float" office:value="0.224">
            <text:p>0.224</text:p>
          </table:table-cell>
          <table:table-cell table:formula="of:=AVERAGE([.A1358:.A1397])" office:value-type="float" office:value="0.2215">
            <text:p>0.2215</text:p>
          </table:table-cell>
          <table:table-cell table:formula="of:=([.A1377]*0.002)+[.C1376]" office:value-type="float" office:value="4.17073799999999">
            <text:p>4.170738</text:p>
          </table:table-cell>
          <table:table-cell/>
        </table:table-row>
        <table:table-row table:style-name="ro1">
          <table:table-cell office:value-type="float" office:value="0.225">
            <text:p>0.225</text:p>
          </table:table-cell>
          <table:table-cell table:formula="of:=AVERAGE([.A1359:.A1398])" office:value-type="float" office:value="0.221575">
            <text:p>0.221575</text:p>
          </table:table-cell>
          <table:table-cell table:formula="of:=([.A1378]*0.002)+[.C1377]" office:value-type="float" office:value="4.17118799999999">
            <text:p>4.171188</text:p>
          </table:table-cell>
          <table:table-cell/>
        </table:table-row>
        <table:table-row table:style-name="ro1">
          <table:table-cell office:value-type="float" office:value="0.226">
            <text:p>0.226</text:p>
          </table:table-cell>
          <table:table-cell table:formula="of:=AVERAGE([.A1360:.A1399])" office:value-type="float" office:value="0.221625">
            <text:p>0.221625</text:p>
          </table:table-cell>
          <table:table-cell table:formula="of:=([.A1379]*0.002)+[.C1378]" office:value-type="float" office:value="4.17163999999999">
            <text:p>4.17164</text:p>
          </table:table-cell>
          <table:table-cell/>
        </table:table-row>
        <table:table-row table:style-name="ro1">
          <table:table-cell office:value-type="float" office:value="0.226">
            <text:p>0.226</text:p>
          </table:table-cell>
          <table:table-cell table:formula="of:=AVERAGE([.A1361:.A1400])" office:value-type="float" office:value="0.22165">
            <text:p>0.22165</text:p>
          </table:table-cell>
          <table:table-cell table:formula="of:=([.A1380]*0.002)+[.C1379]" office:value-type="float" office:value="4.17209199999999">
            <text:p>4.172092</text:p>
          </table:table-cell>
          <table:table-cell/>
        </table:table-row>
        <table:table-row table:style-name="ro1">
          <table:table-cell office:value-type="float" office:value="0.227">
            <text:p>0.227</text:p>
          </table:table-cell>
          <table:table-cell table:formula="of:=AVERAGE([.A1362:.A1401])" office:value-type="float" office:value="0.221625">
            <text:p>0.221625</text:p>
          </table:table-cell>
          <table:table-cell table:formula="of:=([.A1381]*0.002)+[.C1380]" office:value-type="float" office:value="4.17254599999999">
            <text:p>4.172546</text:p>
          </table:table-cell>
          <table:table-cell/>
        </table:table-row>
        <table:table-row table:style-name="ro1">
          <table:table-cell office:value-type="float" office:value="0.227">
            <text:p>0.227</text:p>
          </table:table-cell>
          <table:table-cell table:formula="of:=AVERAGE([.A1363:.A1402])" office:value-type="float" office:value="0.221575">
            <text:p>0.221575</text:p>
          </table:table-cell>
          <table:table-cell table:formula="of:=([.A1382]*0.002)+[.C1381]" office:value-type="float" office:value="4.17299999999999">
            <text:p>4.173</text:p>
          </table:table-cell>
          <table:table-cell/>
        </table:table-row>
        <table:table-row table:style-name="ro1">
          <table:table-cell office:value-type="float" office:value="0.228">
            <text:p>0.228</text:p>
          </table:table-cell>
          <table:table-cell table:formula="of:=AVERAGE([.A1364:.A1403])" office:value-type="float" office:value="0.221475">
            <text:p>0.221475</text:p>
          </table:table-cell>
          <table:table-cell table:formula="of:=([.A1383]*0.002)+[.C1382]" office:value-type="float" office:value="4.17345599999999">
            <text:p>4.173456</text:p>
          </table:table-cell>
          <table:table-cell/>
        </table:table-row>
        <table:table-row table:style-name="ro1">
          <table:table-cell office:value-type="float" office:value="0.228">
            <text:p>0.228</text:p>
          </table:table-cell>
          <table:table-cell table:formula="of:=AVERAGE([.A1365:.A1404])" office:value-type="float" office:value="0.22135">
            <text:p>0.22135</text:p>
          </table:table-cell>
          <table:table-cell table:formula="of:=([.A1384]*0.002)+[.C1383]" office:value-type="float" office:value="4.17391199999999">
            <text:p>4.173912</text:p>
          </table:table-cell>
          <table:table-cell/>
        </table:table-row>
        <table:table-row table:style-name="ro1">
          <table:table-cell office:value-type="float" office:value="0.228">
            <text:p>0.228</text:p>
          </table:table-cell>
          <table:table-cell table:formula="of:=AVERAGE([.A1366:.A1405])" office:value-type="float" office:value="0.22115">
            <text:p>0.22115</text:p>
          </table:table-cell>
          <table:table-cell table:formula="of:=([.A1385]*0.002)+[.C1384]" office:value-type="float" office:value="4.17436799999999">
            <text:p>4.174368</text:p>
          </table:table-cell>
          <table:table-cell/>
        </table:table-row>
        <table:table-row table:style-name="ro1">
          <table:table-cell office:value-type="float" office:value="0.228">
            <text:p>0.228</text:p>
          </table:table-cell>
          <table:table-cell table:formula="of:=AVERAGE([.A1367:.A1406])" office:value-type="float" office:value="0.2209">
            <text:p>0.2209</text:p>
          </table:table-cell>
          <table:table-cell table:formula="of:=([.A1386]*0.002)+[.C1385]" office:value-type="float" office:value="4.17482399999999">
            <text:p>4.174824</text:p>
          </table:table-cell>
          <table:table-cell/>
        </table:table-row>
        <table:table-row table:style-name="ro1">
          <table:table-cell office:value-type="float" office:value="0.228">
            <text:p>0.228</text:p>
          </table:table-cell>
          <table:table-cell table:formula="of:=AVERAGE([.A1368:.A1407])" office:value-type="float" office:value="0.2206">
            <text:p>0.2206</text:p>
          </table:table-cell>
          <table:table-cell table:formula="of:=([.A1387]*0.002)+[.C1386]" office:value-type="float" office:value="4.17527999999999">
            <text:p>4.17528</text:p>
          </table:table-cell>
          <table:table-cell/>
        </table:table-row>
        <table:table-row table:style-name="ro1">
          <table:table-cell office:value-type="float" office:value="0.227">
            <text:p>0.227</text:p>
          </table:table-cell>
          <table:table-cell table:formula="of:=AVERAGE([.A1369:.A1408])" office:value-type="float" office:value="0.220225">
            <text:p>0.220225</text:p>
          </table:table-cell>
          <table:table-cell table:formula="of:=([.A1388]*0.002)+[.C1387]" office:value-type="float" office:value="4.17573399999999">
            <text:p>4.175734</text:p>
          </table:table-cell>
          <table:table-cell/>
        </table:table-row>
        <table:table-row table:style-name="ro1">
          <table:table-cell office:value-type="float" office:value="0.227">
            <text:p>0.227</text:p>
          </table:table-cell>
          <table:table-cell table:formula="of:=AVERAGE([.A1370:.A1409])" office:value-type="float" office:value="0.219775">
            <text:p>0.219775</text:p>
          </table:table-cell>
          <table:table-cell table:formula="of:=([.A1389]*0.002)+[.C1388]" office:value-type="float" office:value="4.17618799999999">
            <text:p>4.176188</text:p>
          </table:table-cell>
          <table:table-cell/>
        </table:table-row>
        <table:table-row table:style-name="ro1">
          <table:table-cell office:value-type="float" office:value="0.226">
            <text:p>0.226</text:p>
          </table:table-cell>
          <table:table-cell table:formula="of:=AVERAGE([.A1371:.A1410])" office:value-type="float" office:value="0.21925">
            <text:p>0.21925</text:p>
          </table:table-cell>
          <table:table-cell table:formula="of:=([.A1390]*0.002)+[.C1389]" office:value-type="float" office:value="4.17663999999999">
            <text:p>4.17664</text:p>
          </table:table-cell>
          <table:table-cell/>
        </table:table-row>
        <table:table-row table:style-name="ro1">
          <table:table-cell office:value-type="float" office:value="0.226">
            <text:p>0.226</text:p>
          </table:table-cell>
          <table:table-cell table:formula="of:=AVERAGE([.A1372:.A1411])" office:value-type="float" office:value="0.218675">
            <text:p>0.218675</text:p>
          </table:table-cell>
          <table:table-cell table:formula="of:=([.A1391]*0.002)+[.C1390]" office:value-type="float" office:value="4.17709199999999">
            <text:p>4.177092</text:p>
          </table:table-cell>
          <table:table-cell/>
        </table:table-row>
        <table:table-row table:style-name="ro1">
          <table:table-cell office:value-type="float" office:value="0.225">
            <text:p>0.225</text:p>
          </table:table-cell>
          <table:table-cell table:formula="of:=AVERAGE([.A1373:.A1412])" office:value-type="float" office:value="0.218025">
            <text:p>0.218025</text:p>
          </table:table-cell>
          <table:table-cell table:formula="of:=([.A1392]*0.002)+[.C1391]" office:value-type="float" office:value="4.17754199999999">
            <text:p>4.177542</text:p>
          </table:table-cell>
          <table:table-cell/>
        </table:table-row>
        <table:table-row table:style-name="ro1">
          <table:table-cell office:value-type="float" office:value="0.224">
            <text:p>0.224</text:p>
          </table:table-cell>
          <table:table-cell table:formula="of:=AVERAGE([.A1374:.A1413])" office:value-type="float" office:value="0.21735">
            <text:p>0.21735</text:p>
          </table:table-cell>
          <table:table-cell table:formula="of:=([.A1393]*0.002)+[.C1392]" office:value-type="float" office:value="4.17798999999999">
            <text:p>4.17799</text:p>
          </table:table-cell>
          <table:table-cell/>
        </table:table-row>
        <table:table-row table:style-name="ro1">
          <table:table-cell office:value-type="float" office:value="0.223">
            <text:p>0.223</text:p>
          </table:table-cell>
          <table:table-cell table:formula="of:=AVERAGE([.A1375:.A1414])" office:value-type="float" office:value="0.2166">
            <text:p>0.2166</text:p>
          </table:table-cell>
          <table:table-cell table:formula="of:=([.A1394]*0.002)+[.C1393]" office:value-type="float" office:value="4.17843599999999">
            <text:p>4.178436</text:p>
          </table:table-cell>
          <table:table-cell/>
        </table:table-row>
        <table:table-row table:style-name="ro1">
          <table:table-cell office:value-type="float" office:value="0.222">
            <text:p>0.222</text:p>
          </table:table-cell>
          <table:table-cell table:formula="of:=AVERAGE([.A1376:.A1415])" office:value-type="float" office:value="0.215825">
            <text:p>0.215825</text:p>
          </table:table-cell>
          <table:table-cell table:formula="of:=([.A1395]*0.002)+[.C1394]" office:value-type="float" office:value="4.17887999999999">
            <text:p>4.17888</text:p>
          </table:table-cell>
          <table:table-cell/>
        </table:table-row>
        <table:table-row table:style-name="ro1">
          <table:table-cell office:value-type="float" office:value="0.221">
            <text:p>0.221</text:p>
          </table:table-cell>
          <table:table-cell table:formula="of:=AVERAGE([.A1377:.A1416])" office:value-type="float" office:value="0.215">
            <text:p>0.215</text:p>
          </table:table-cell>
          <table:table-cell table:formula="of:=([.A1396]*0.002)+[.C1395]" office:value-type="float" office:value="4.17932199999999">
            <text:p>4.179322</text:p>
          </table:table-cell>
          <table:table-cell/>
        </table:table-row>
        <table:table-row table:style-name="ro1">
          <table:table-cell office:value-type="float" office:value="0.22">
            <text:p>0.22</text:p>
          </table:table-cell>
          <table:table-cell table:formula="of:=AVERAGE([.A1378:.A1417])" office:value-type="float" office:value="0.214125">
            <text:p>0.214125</text:p>
          </table:table-cell>
          <table:table-cell table:formula="of:=([.A1397]*0.002)+[.C1396]" office:value-type="float" office:value="4.17976199999999">
            <text:p>4.179762</text:p>
          </table:table-cell>
          <table:table-cell/>
        </table:table-row>
        <table:table-row table:style-name="ro1">
          <table:table-cell office:value-type="float" office:value="0.219">
            <text:p>0.219</text:p>
          </table:table-cell>
          <table:table-cell table:formula="of:=AVERAGE([.A1379:.A1418])" office:value-type="float" office:value="0.213225">
            <text:p>0.213225</text:p>
          </table:table-cell>
          <table:table-cell table:formula="of:=([.A1398]*0.002)+[.C1397]" office:value-type="float" office:value="4.18019999999999">
            <text:p>4.1802</text:p>
          </table:table-cell>
          <table:table-cell/>
        </table:table-row>
        <table:table-row table:style-name="ro1">
          <table:table-cell office:value-type="float" office:value="0.217">
            <text:p>0.217</text:p>
          </table:table-cell>
          <table:table-cell table:formula="of:=AVERAGE([.A1380:.A1419])" office:value-type="float" office:value="0.2123">
            <text:p>0.2123</text:p>
          </table:table-cell>
          <table:table-cell table:formula="of:=([.A1399]*0.002)+[.C1398]" office:value-type="float" office:value="4.18063399999999">
            <text:p>4.180634</text:p>
          </table:table-cell>
          <table:table-cell/>
        </table:table-row>
        <table:table-row table:style-name="ro1">
          <table:table-cell office:value-type="float" office:value="0.216">
            <text:p>0.216</text:p>
          </table:table-cell>
          <table:table-cell table:formula="of:=AVERAGE([.A1381:.A1420])" office:value-type="float" office:value="0.211375">
            <text:p>0.211375</text:p>
          </table:table-cell>
          <table:table-cell table:formula="of:=([.A1400]*0.002)+[.C1399]" office:value-type="float" office:value="4.18106599999999">
            <text:p>4.181066</text:p>
          </table:table-cell>
          <table:table-cell/>
        </table:table-row>
        <table:table-row table:style-name="ro1">
          <table:table-cell office:value-type="float" office:value="0.214">
            <text:p>0.214</text:p>
          </table:table-cell>
          <table:table-cell table:formula="of:=AVERAGE([.A1382:.A1421])" office:value-type="float" office:value="0.210425">
            <text:p>0.210425</text:p>
          </table:table-cell>
          <table:table-cell table:formula="of:=([.A1401]*0.002)+[.C1400]" office:value-type="float" office:value="4.18149399999999">
            <text:p>4.181494</text:p>
          </table:table-cell>
          <table:table-cell/>
        </table:table-row>
        <table:table-row table:style-name="ro1">
          <table:table-cell office:value-type="float" office:value="0.212">
            <text:p>0.212</text:p>
          </table:table-cell>
          <table:table-cell table:formula="of:=AVERAGE([.A1383:.A1422])" office:value-type="float" office:value="0.2095">
            <text:p>0.2095</text:p>
          </table:table-cell>
          <table:table-cell table:formula="of:=([.A1402]*0.002)+[.C1401]" office:value-type="float" office:value="4.18191799999999">
            <text:p>4.181918</text:p>
          </table:table-cell>
          <table:table-cell/>
        </table:table-row>
        <table:table-row table:style-name="ro1">
          <table:table-cell office:value-type="float" office:value="0.21">
            <text:p>0.21</text:p>
          </table:table-cell>
          <table:table-cell table:formula="of:=AVERAGE([.A1384:.A1423])" office:value-type="float" office:value="0.208575">
            <text:p>0.208575</text:p>
          </table:table-cell>
          <table:table-cell table:formula="of:=([.A1403]*0.002)+[.C1402]" office:value-type="float" office:value="4.18233799999999">
            <text:p>4.182338</text:p>
          </table:table-cell>
          <table:table-cell/>
        </table:table-row>
        <table:table-row table:style-name="ro1">
          <table:table-cell office:value-type="float" office:value="0.209">
            <text:p>0.209</text:p>
          </table:table-cell>
          <table:table-cell table:formula="of:=AVERAGE([.A1385:.A1424])" office:value-type="float" office:value="0.207675">
            <text:p>0.207675</text:p>
          </table:table-cell>
          <table:table-cell table:formula="of:=([.A1404]*0.002)+[.C1403]" office:value-type="float" office:value="4.18275599999999">
            <text:p>4.182756</text:p>
          </table:table-cell>
          <table:table-cell/>
        </table:table-row>
        <table:table-row table:style-name="ro1">
          <table:table-cell office:value-type="float" office:value="0.207">
            <text:p>0.207</text:p>
          </table:table-cell>
          <table:table-cell table:formula="of:=AVERAGE([.A1386:.A1425])" office:value-type="float" office:value="0.2068">
            <text:p>0.2068</text:p>
          </table:table-cell>
          <table:table-cell table:formula="of:=([.A1405]*0.002)+[.C1404]" office:value-type="float" office:value="4.18316999999999">
            <text:p>4.18317</text:p>
          </table:table-cell>
          <table:table-cell/>
        </table:table-row>
        <table:table-row table:style-name="ro1">
          <table:table-cell office:value-type="float" office:value="0.205">
            <text:p>0.205</text:p>
          </table:table-cell>
          <table:table-cell table:formula="of:=AVERAGE([.A1387:.A1426])" office:value-type="float" office:value="0.205975">
            <text:p>0.205975</text:p>
          </table:table-cell>
          <table:table-cell table:formula="of:=([.A1406]*0.002)+[.C1405]" office:value-type="float" office:value="4.18357999999999">
            <text:p>4.18358</text:p>
          </table:table-cell>
          <table:table-cell/>
        </table:table-row>
        <table:table-row table:style-name="ro1">
          <table:table-cell office:value-type="float" office:value="0.203">
            <text:p>0.203</text:p>
          </table:table-cell>
          <table:table-cell table:formula="of:=AVERAGE([.A1388:.A1427])" office:value-type="float" office:value="0.205175">
            <text:p>0.205175</text:p>
          </table:table-cell>
          <table:table-cell table:formula="of:=([.A1407]*0.002)+[.C1406]" office:value-type="float" office:value="4.18398599999999">
            <text:p>4.183986</text:p>
          </table:table-cell>
          <table:table-cell/>
        </table:table-row>
        <table:table-row table:style-name="ro1">
          <table:table-cell office:value-type="float" office:value="0.201">
            <text:p>0.201</text:p>
          </table:table-cell>
          <table:table-cell table:formula="of:=AVERAGE([.A1389:.A1428])" office:value-type="float" office:value="0.20445">
            <text:p>0.20445</text:p>
          </table:table-cell>
          <table:table-cell table:formula="of:=([.A1408]*0.002)+[.C1407]" office:value-type="float" office:value="4.18438799999999">
            <text:p>4.184388</text:p>
          </table:table-cell>
          <table:table-cell/>
        </table:table-row>
        <table:table-row table:style-name="ro1">
          <table:table-cell office:value-type="float" office:value="0.199">
            <text:p>0.199</text:p>
          </table:table-cell>
          <table:table-cell table:formula="of:=AVERAGE([.A1390:.A1429])" office:value-type="float" office:value="0.203775">
            <text:p>0.203775</text:p>
          </table:table-cell>
          <table:table-cell table:formula="of:=([.A1409]*0.002)+[.C1408]" office:value-type="float" office:value="4.18478599999999">
            <text:p>4.184786</text:p>
          </table:table-cell>
          <table:table-cell/>
        </table:table-row>
        <table:table-row table:style-name="ro1">
          <table:table-cell office:value-type="float" office:value="0.197">
            <text:p>0.197</text:p>
          </table:table-cell>
          <table:table-cell table:formula="of:=AVERAGE([.A1391:.A1430])" office:value-type="float" office:value="0.203175">
            <text:p>0.203175</text:p>
          </table:table-cell>
          <table:table-cell table:formula="of:=([.A1410]*0.002)+[.C1409]" office:value-type="float" office:value="4.18517999999999">
            <text:p>4.18518</text:p>
          </table:table-cell>
          <table:table-cell/>
        </table:table-row>
        <table:table-row table:style-name="ro1">
          <table:table-cell office:value-type="float" office:value="0.196">
            <text:p>0.196</text:p>
          </table:table-cell>
          <table:table-cell table:formula="of:=AVERAGE([.A1392:.A1431])" office:value-type="float" office:value="0.2026">
            <text:p>0.2026</text:p>
          </table:table-cell>
          <table:table-cell table:formula="of:=([.A1411]*0.002)+[.C1410]" office:value-type="float" office:value="4.18557199999999">
            <text:p>4.185572</text:p>
          </table:table-cell>
          <table:table-cell/>
        </table:table-row>
        <table:table-row table:style-name="ro1">
          <table:table-cell office:value-type="float" office:value="0.194">
            <text:p>0.194</text:p>
          </table:table-cell>
          <table:table-cell table:formula="of:=AVERAGE([.A1393:.A1432])" office:value-type="float" office:value="0.2021">
            <text:p>0.2021</text:p>
          </table:table-cell>
          <table:table-cell table:formula="of:=([.A1412]*0.002)+[.C1411]" office:value-type="float" office:value="4.18595999999999">
            <text:p>4.18596</text:p>
          </table:table-cell>
          <table:table-cell/>
        </table:table-row>
        <table:table-row table:style-name="ro1">
          <table:table-cell office:value-type="float" office:value="0.193">
            <text:p>0.193</text:p>
          </table:table-cell>
          <table:table-cell table:formula="of:=AVERAGE([.A1394:.A1433])" office:value-type="float" office:value="0.201675">
            <text:p>0.201675</text:p>
          </table:table-cell>
          <table:table-cell table:formula="of:=([.A1413]*0.002)+[.C1412]" office:value-type="float" office:value="4.18634599999999">
            <text:p>4.186346</text:p>
          </table:table-cell>
          <table:table-cell/>
        </table:table-row>
        <table:table-row table:style-name="ro1">
          <table:table-cell office:value-type="float" office:value="0.191">
            <text:p>0.191</text:p>
          </table:table-cell>
          <table:table-cell table:formula="of:=AVERAGE([.A1395:.A1434])" office:value-type="float" office:value="0.2013">
            <text:p>0.2013</text:p>
          </table:table-cell>
          <table:table-cell table:formula="of:=([.A1414]*0.002)+[.C1413]" office:value-type="float" office:value="4.18672799999999">
            <text:p>4.186728</text:p>
          </table:table-cell>
          <table:table-cell/>
        </table:table-row>
        <table:table-row table:style-name="ro1">
          <table:table-cell office:value-type="float" office:value="0.191">
            <text:p>0.191</text:p>
          </table:table-cell>
          <table:table-cell table:formula="of:=AVERAGE([.A1396:.A1435])" office:value-type="float" office:value="0.200975">
            <text:p>0.200975</text:p>
          </table:table-cell>
          <table:table-cell table:formula="of:=([.A1415]*0.002)+[.C1414]" office:value-type="float" office:value="4.18710999999999">
            <text:p>4.18711</text:p>
          </table:table-cell>
          <table:table-cell/>
        </table:table-row>
        <table:table-row table:style-name="ro1">
          <table:table-cell office:value-type="float" office:value="0.19">
            <text:p>0.19</text:p>
          </table:table-cell>
          <table:table-cell table:formula="of:=AVERAGE([.A1397:.A1436])" office:value-type="float" office:value="0.200725">
            <text:p>0.200725</text:p>
          </table:table-cell>
          <table:table-cell table:formula="of:=([.A1416]*0.002)+[.C1415]" office:value-type="float" office:value="4.18748999999999">
            <text:p>4.18749</text:p>
          </table:table-cell>
          <table:table-cell/>
        </table:table-row>
        <table:table-row table:style-name="ro1">
          <table:table-cell office:value-type="float" office:value="0.189">
            <text:p>0.189</text:p>
          </table:table-cell>
          <table:table-cell table:formula="of:=AVERAGE([.A1398:.A1437])" office:value-type="float" office:value="0.200525">
            <text:p>0.200525</text:p>
          </table:table-cell>
          <table:table-cell table:formula="of:=([.A1417]*0.002)+[.C1416]" office:value-type="float" office:value="4.18786799999999">
            <text:p>4.187868</text:p>
          </table:table-cell>
          <table:table-cell/>
        </table:table-row>
        <table:table-row table:style-name="ro1">
          <table:table-cell office:value-type="float" office:value="0.189">
            <text:p>0.189</text:p>
          </table:table-cell>
          <table:table-cell table:formula="of:=AVERAGE([.A1399:.A1438])" office:value-type="float" office:value="0.20035">
            <text:p>0.20035</text:p>
          </table:table-cell>
          <table:table-cell table:formula="of:=([.A1418]*0.002)+[.C1417]" office:value-type="float" office:value="4.18824599999999">
            <text:p>4.188246</text:p>
          </table:table-cell>
          <table:table-cell/>
        </table:table-row>
        <table:table-row table:style-name="ro1">
          <table:table-cell office:value-type="float" office:value="0.189">
            <text:p>0.189</text:p>
          </table:table-cell>
          <table:table-cell table:formula="of:=AVERAGE([.A1400:.A1439])" office:value-type="float" office:value="0.20025">
            <text:p>0.20025</text:p>
          </table:table-cell>
          <table:table-cell table:formula="of:=([.A1419]*0.002)+[.C1418]" office:value-type="float" office:value="4.18862399999999">
            <text:p>4.188624</text:p>
          </table:table-cell>
          <table:table-cell/>
        </table:table-row>
        <table:table-row table:style-name="ro1">
          <table:table-cell office:value-type="float" office:value="0.189">
            <text:p>0.189</text:p>
          </table:table-cell>
          <table:table-cell table:formula="of:=AVERAGE([.A1401:.A1440])" office:value-type="float" office:value="0.200175">
            <text:p>0.200175</text:p>
          </table:table-cell>
          <table:table-cell table:formula="of:=([.A1420]*0.002)+[.C1419]" office:value-type="float" office:value="4.18900199999999">
            <text:p>4.189002</text:p>
          </table:table-cell>
          <table:table-cell/>
        </table:table-row>
        <table:table-row table:style-name="ro1">
          <table:table-cell office:value-type="float" office:value="0.189">
            <text:p>0.189</text:p>
          </table:table-cell>
          <table:table-cell table:formula="of:=AVERAGE([.A1402:.A1441])" office:value-type="float" office:value="0.20015">
            <text:p>0.20015</text:p>
          </table:table-cell>
          <table:table-cell table:formula="of:=([.A1421]*0.002)+[.C1420]" office:value-type="float" office:value="4.18937999999999">
            <text:p>4.18938</text:p>
          </table:table-cell>
          <table:table-cell/>
        </table:table-row>
        <table:table-row table:style-name="ro1">
          <table:table-cell office:value-type="float" office:value="0.19">
            <text:p>0.19</text:p>
          </table:table-cell>
          <table:table-cell table:formula="of:=AVERAGE([.A1403:.A1442])" office:value-type="float" office:value="0.200175">
            <text:p>0.200175</text:p>
          </table:table-cell>
          <table:table-cell table:formula="of:=([.A1422]*0.002)+[.C1421]" office:value-type="float" office:value="4.18975999999999">
            <text:p>4.18976</text:p>
          </table:table-cell>
          <table:table-cell/>
        </table:table-row>
        <table:table-row table:style-name="ro1">
          <table:table-cell office:value-type="float" office:value="0.191">
            <text:p>0.191</text:p>
          </table:table-cell>
          <table:table-cell table:formula="of:=AVERAGE([.A1404:.A1443])" office:value-type="float" office:value="0.20025">
            <text:p>0.20025</text:p>
          </table:table-cell>
          <table:table-cell table:formula="of:=([.A1423]*0.002)+[.C1422]" office:value-type="float" office:value="4.19014199999999">
            <text:p>4.190142</text:p>
          </table:table-cell>
          <table:table-cell/>
        </table:table-row>
        <table:table-row table:style-name="ro1">
          <table:table-cell office:value-type="float" office:value="0.192">
            <text:p>0.192</text:p>
          </table:table-cell>
          <table:table-cell table:formula="of:=AVERAGE([.A1405:.A1444])" office:value-type="float" office:value="0.200325">
            <text:p>0.200325</text:p>
          </table:table-cell>
          <table:table-cell table:formula="of:=([.A1424]*0.002)+[.C1423]" office:value-type="float" office:value="4.19052599999999">
            <text:p>4.190526</text:p>
          </table:table-cell>
          <table:table-cell/>
        </table:table-row>
        <table:table-row table:style-name="ro1">
          <table:table-cell office:value-type="float" office:value="0.193">
            <text:p>0.193</text:p>
          </table:table-cell>
          <table:table-cell table:formula="of:=AVERAGE([.A1406:.A1445])" office:value-type="float" office:value="0.20045">
            <text:p>0.20045</text:p>
          </table:table-cell>
          <table:table-cell table:formula="of:=([.A1425]*0.002)+[.C1424]" office:value-type="float" office:value="4.19091199999999">
            <text:p>4.190912</text:p>
          </table:table-cell>
          <table:table-cell/>
        </table:table-row>
        <table:table-row table:style-name="ro1">
          <table:table-cell office:value-type="float" office:value="0.195">
            <text:p>0.195</text:p>
          </table:table-cell>
          <table:table-cell table:formula="of:=AVERAGE([.A1407:.A1446])" office:value-type="float" office:value="0.2006">
            <text:p>0.2006</text:p>
          </table:table-cell>
          <table:table-cell table:formula="of:=([.A1426]*0.002)+[.C1425]" office:value-type="float" office:value="4.19130199999999">
            <text:p>4.191302</text:p>
          </table:table-cell>
          <table:table-cell/>
        </table:table-row>
        <table:table-row table:style-name="ro1">
          <table:table-cell office:value-type="float" office:value="0.196">
            <text:p>0.196</text:p>
          </table:table-cell>
          <table:table-cell table:formula="of:=AVERAGE([.A1408:.A1447])" office:value-type="float" office:value="0.200775">
            <text:p>0.200775</text:p>
          </table:table-cell>
          <table:table-cell table:formula="of:=([.A1427]*0.002)+[.C1426]" office:value-type="float" office:value="4.19169399999999">
            <text:p>4.191694</text:p>
          </table:table-cell>
          <table:table-cell/>
        </table:table-row>
        <table:table-row table:style-name="ro1">
          <table:table-cell office:value-type="float" office:value="0.198">
            <text:p>0.198</text:p>
          </table:table-cell>
          <table:table-cell table:formula="of:=AVERAGE([.A1409:.A1448])" office:value-type="float" office:value="0.200975">
            <text:p>0.200975</text:p>
          </table:table-cell>
          <table:table-cell table:formula="of:=([.A1428]*0.002)+[.C1427]" office:value-type="float" office:value="4.19208999999999">
            <text:p>4.19209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 table:formula="of:=AVERAGE([.A1410:.A1449])" office:value-type="float" office:value="0.201175">
            <text:p>0.201175</text:p>
          </table:table-cell>
          <table:table-cell table:formula="of:=([.A1429]*0.002)+[.C1428]" office:value-type="float" office:value="4.19248999999999">
            <text:p>4.19249</text:p>
          </table:table-cell>
          <table:table-cell/>
        </table:table-row>
        <table:table-row table:style-name="ro1">
          <table:table-cell office:value-type="float" office:value="0.202">
            <text:p>0.202</text:p>
          </table:table-cell>
          <table:table-cell table:formula="of:=AVERAGE([.A1411:.A1450])" office:value-type="float" office:value="0.2014">
            <text:p>0.2014</text:p>
          </table:table-cell>
          <table:table-cell table:formula="of:=([.A1430]*0.002)+[.C1429]" office:value-type="float" office:value="4.19289399999999">
            <text:p>4.192894</text:p>
          </table:table-cell>
          <table:table-cell/>
        </table:table-row>
        <table:table-row table:style-name="ro1">
          <table:table-cell office:value-type="float" office:value="0.203">
            <text:p>0.203</text:p>
          </table:table-cell>
          <table:table-cell table:formula="of:=AVERAGE([.A1412:.A1451])" office:value-type="float" office:value="0.2016">
            <text:p>0.2016</text:p>
          </table:table-cell>
          <table:table-cell table:formula="of:=([.A1431]*0.002)+[.C1430]" office:value-type="float" office:value="4.19329999999999">
            <text:p>4.1933</text:p>
          </table:table-cell>
          <table:table-cell/>
        </table:table-row>
        <table:table-row table:style-name="ro1">
          <table:table-cell office:value-type="float" office:value="0.205">
            <text:p>0.205</text:p>
          </table:table-cell>
          <table:table-cell table:formula="of:=AVERAGE([.A1413:.A1452])" office:value-type="float" office:value="0.201825">
            <text:p>0.201825</text:p>
          </table:table-cell>
          <table:table-cell table:formula="of:=([.A1432]*0.002)+[.C1431]" office:value-type="float" office:value="4.19370999999999">
            <text:p>4.19371</text:p>
          </table:table-cell>
          <table:table-cell/>
        </table:table-row>
        <table:table-row table:style-name="ro1">
          <table:table-cell office:value-type="float" office:value="0.207">
            <text:p>0.207</text:p>
          </table:table-cell>
          <table:table-cell table:formula="of:=AVERAGE([.A1414:.A1453])" office:value-type="float" office:value="0.202025">
            <text:p>0.202025</text:p>
          </table:table-cell>
          <table:table-cell table:formula="of:=([.A1433]*0.002)+[.C1432]" office:value-type="float" office:value="4.19412399999999">
            <text:p>4.194124</text:p>
          </table:table-cell>
          <table:table-cell/>
        </table:table-row>
        <table:table-row table:style-name="ro1">
          <table:table-cell office:value-type="float" office:value="0.208">
            <text:p>0.208</text:p>
          </table:table-cell>
          <table:table-cell table:formula="of:=AVERAGE([.A1415:.A1454])" office:value-type="float" office:value="0.202225">
            <text:p>0.202225</text:p>
          </table:table-cell>
          <table:table-cell table:formula="of:=([.A1434]*0.002)+[.C1433]" office:value-type="float" office:value="4.19453999999999">
            <text:p>4.19454</text:p>
          </table:table-cell>
          <table:table-cell/>
        </table:table-row>
        <table:table-row table:style-name="ro1">
          <table:table-cell office:value-type="float" office:value="0.209">
            <text:p>0.209</text:p>
          </table:table-cell>
          <table:table-cell table:formula="of:=AVERAGE([.A1416:.A1455])" office:value-type="float" office:value="0.2024">
            <text:p>0.2024</text:p>
          </table:table-cell>
          <table:table-cell table:formula="of:=([.A1435]*0.002)+[.C1434]" office:value-type="float" office:value="4.19495799999999">
            <text:p>4.194958</text:p>
          </table:table-cell>
          <table:table-cell/>
        </table:table-row>
        <table:table-row table:style-name="ro1">
          <table:table-cell office:value-type="float" office:value="0.211">
            <text:p>0.211</text:p>
          </table:table-cell>
          <table:table-cell table:formula="of:=AVERAGE([.A1417:.A1456])" office:value-type="float" office:value="0.20255">
            <text:p>0.20255</text:p>
          </table:table-cell>
          <table:table-cell table:formula="of:=([.A1436]*0.002)+[.C1435]" office:value-type="float" office:value="4.19537999999999">
            <text:p>4.19538</text:p>
          </table:table-cell>
          <table:table-cell/>
        </table:table-row>
        <table:table-row table:style-name="ro1">
          <table:table-cell office:value-type="float" office:value="0.212">
            <text:p>0.212</text:p>
          </table:table-cell>
          <table:table-cell table:formula="of:=AVERAGE([.A1418:.A1457])" office:value-type="float" office:value="0.202675">
            <text:p>0.202675</text:p>
          </table:table-cell>
          <table:table-cell table:formula="of:=([.A1437]*0.002)+[.C1436]" office:value-type="float" office:value="4.19580399999999">
            <text:p>4.195804</text:p>
          </table:table-cell>
          <table:table-cell/>
        </table:table-row>
        <table:table-row table:style-name="ro1">
          <table:table-cell office:value-type="float" office:value="0.212">
            <text:p>0.212</text:p>
          </table:table-cell>
          <table:table-cell table:formula="of:=AVERAGE([.A1419:.A1458])" office:value-type="float" office:value="0.202775">
            <text:p>0.202775</text:p>
          </table:table-cell>
          <table:table-cell table:formula="of:=([.A1438]*0.002)+[.C1437]" office:value-type="float" office:value="4.19622799999999">
            <text:p>4.196228</text:p>
          </table:table-cell>
          <table:table-cell/>
        </table:table-row>
        <table:table-row table:style-name="ro1">
          <table:table-cell office:value-type="float" office:value="0.213">
            <text:p>0.213</text:p>
          </table:table-cell>
          <table:table-cell table:formula="of:=AVERAGE([.A1420:.A1459])" office:value-type="float" office:value="0.202825">
            <text:p>0.202825</text:p>
          </table:table-cell>
          <table:table-cell table:formula="of:=([.A1439]*0.002)+[.C1438]" office:value-type="float" office:value="4.19665399999999">
            <text:p>4.196654</text:p>
          </table:table-cell>
          <table:table-cell/>
        </table:table-row>
        <table:table-row table:style-name="ro1">
          <table:table-cell office:value-type="float" office:value="0.213">
            <text:p>0.213</text:p>
          </table:table-cell>
          <table:table-cell table:formula="of:=AVERAGE([.A1421:.A1460])" office:value-type="float" office:value="0.202825">
            <text:p>0.202825</text:p>
          </table:table-cell>
          <table:table-cell table:formula="of:=([.A1440]*0.002)+[.C1439]" office:value-type="float" office:value="4.19707999999999">
            <text:p>4.19708</text:p>
          </table:table-cell>
          <table:table-cell/>
        </table:table-row>
        <table:table-row table:style-name="ro1">
          <table:table-cell office:value-type="float" office:value="0.213">
            <text:p>0.213</text:p>
          </table:table-cell>
          <table:table-cell table:formula="of:=AVERAGE([.A1422:.A1461])" office:value-type="float" office:value="0.202775">
            <text:p>0.202775</text:p>
          </table:table-cell>
          <table:table-cell table:formula="of:=([.A1441]*0.002)+[.C1440]" office:value-type="float" office:value="4.19750599999999">
            <text:p>4.197506</text:p>
          </table:table-cell>
          <table:table-cell/>
        </table:table-row>
        <table:table-row table:style-name="ro1">
          <table:table-cell office:value-type="float" office:value="0.213">
            <text:p>0.213</text:p>
          </table:table-cell>
          <table:table-cell table:formula="of:=AVERAGE([.A1423:.A1462])" office:value-type="float" office:value="0.202675">
            <text:p>0.202675</text:p>
          </table:table-cell>
          <table:table-cell table:formula="of:=([.A1442]*0.002)+[.C1441]" office:value-type="float" office:value="4.19793199999999">
            <text:p>4.197932</text:p>
          </table:table-cell>
          <table:table-cell/>
        </table:table-row>
        <table:table-row table:style-name="ro1">
          <table:table-cell office:value-type="float" office:value="0.213">
            <text:p>0.213</text:p>
          </table:table-cell>
          <table:table-cell table:formula="of:=AVERAGE([.A1424:.A1463])" office:value-type="float" office:value="0.2025">
            <text:p>0.2025</text:p>
          </table:table-cell>
          <table:table-cell table:formula="of:=([.A1443]*0.002)+[.C1442]" office:value-type="float" office:value="4.19835799999999">
            <text:p>4.198358</text:p>
          </table:table-cell>
          <table:table-cell/>
        </table:table-row>
        <table:table-row table:style-name="ro1">
          <table:table-cell office:value-type="float" office:value="0.212">
            <text:p>0.212</text:p>
          </table:table-cell>
          <table:table-cell table:formula="of:=AVERAGE([.A1425:.A1464])" office:value-type="float" office:value="0.20225">
            <text:p>0.20225</text:p>
          </table:table-cell>
          <table:table-cell table:formula="of:=([.A1444]*0.002)+[.C1443]" office:value-type="float" office:value="4.19878199999999">
            <text:p>4.198782</text:p>
          </table:table-cell>
          <table:table-cell/>
        </table:table-row>
        <table:table-row table:style-name="ro1">
          <table:table-cell office:value-type="float" office:value="0.212">
            <text:p>0.212</text:p>
          </table:table-cell>
          <table:table-cell table:formula="of:=AVERAGE([.A1426:.A1465])" office:value-type="float" office:value="0.201925">
            <text:p>0.201925</text:p>
          </table:table-cell>
          <table:table-cell table:formula="of:=([.A1445]*0.002)+[.C1444]" office:value-type="float" office:value="4.19920599999999">
            <text:p>4.199206</text:p>
          </table:table-cell>
          <table:table-cell/>
        </table:table-row>
        <table:table-row table:style-name="ro1">
          <table:table-cell office:value-type="float" office:value="0.211">
            <text:p>0.211</text:p>
          </table:table-cell>
          <table:table-cell table:formula="of:=AVERAGE([.A1427:.A1466])" office:value-type="float" office:value="0.201525">
            <text:p>0.201525</text:p>
          </table:table-cell>
          <table:table-cell table:formula="of:=([.A1446]*0.002)+[.C1445]" office:value-type="float" office:value="4.19962799999999">
            <text:p>4.199628</text:p>
          </table:table-cell>
          <table:table-cell/>
        </table:table-row>
        <table:table-row table:style-name="ro1">
          <table:table-cell office:value-type="float" office:value="0.21">
            <text:p>0.21</text:p>
          </table:table-cell>
          <table:table-cell table:formula="of:=AVERAGE([.A1428:.A1467])" office:value-type="float" office:value="0.20105">
            <text:p>0.20105</text:p>
          </table:table-cell>
          <table:table-cell table:formula="of:=([.A1447]*0.002)+[.C1446]" office:value-type="float" office:value="4.20004799999999">
            <text:p>4.200048</text:p>
          </table:table-cell>
          <table:table-cell/>
        </table:table-row>
        <table:table-row table:style-name="ro1">
          <table:table-cell office:value-type="float" office:value="0.209">
            <text:p>0.209</text:p>
          </table:table-cell>
          <table:table-cell table:formula="of:=AVERAGE([.A1429:.A1468])" office:value-type="float" office:value="0.200475">
            <text:p>0.200475</text:p>
          </table:table-cell>
          <table:table-cell table:formula="of:=([.A1448]*0.002)+[.C1447]" office:value-type="float" office:value="4.20046599999999">
            <text:p>4.200466</text:p>
          </table:table-cell>
          <table:table-cell/>
        </table:table-row>
        <table:table-row table:style-name="ro1">
          <table:table-cell office:value-type="float" office:value="0.207">
            <text:p>0.207</text:p>
          </table:table-cell>
          <table:table-cell table:formula="of:=AVERAGE([.A1430:.A1469])" office:value-type="float" office:value="0.199825">
            <text:p>0.199825</text:p>
          </table:table-cell>
          <table:table-cell table:formula="of:=([.A1449]*0.002)+[.C1448]" office:value-type="float" office:value="4.20087999999999">
            <text:p>4.20088</text:p>
          </table:table-cell>
          <table:table-cell/>
        </table:table-row>
        <table:table-row table:style-name="ro1">
          <table:table-cell office:value-type="float" office:value="0.206">
            <text:p>0.206</text:p>
          </table:table-cell>
          <table:table-cell table:formula="of:=AVERAGE([.A1431:.A1470])" office:value-type="float" office:value="0.199075">
            <text:p>0.199075</text:p>
          </table:table-cell>
          <table:table-cell table:formula="of:=([.A1450]*0.002)+[.C1449]" office:value-type="float" office:value="4.20129199999999">
            <text:p>4.201292</text:p>
          </table:table-cell>
          <table:table-cell/>
        </table:table-row>
        <table:table-row table:style-name="ro1">
          <table:table-cell office:value-type="float" office:value="0.204">
            <text:p>0.204</text:p>
          </table:table-cell>
          <table:table-cell table:formula="of:=AVERAGE([.A1432:.A1471])" office:value-type="float" office:value="0.198275">
            <text:p>0.198275</text:p>
          </table:table-cell>
          <table:table-cell table:formula="of:=([.A1451]*0.002)+[.C1450]" office:value-type="float" office:value="4.20169999999999">
            <text:p>4.2017</text:p>
          </table:table-cell>
          <table:table-cell/>
        </table:table-row>
        <table:table-row table:style-name="ro1">
          <table:table-cell office:value-type="float" office:value="0.203">
            <text:p>0.203</text:p>
          </table:table-cell>
          <table:table-cell table:formula="of:=AVERAGE([.A1433:.A1472])" office:value-type="float" office:value="0.197375">
            <text:p>0.197375</text:p>
          </table:table-cell>
          <table:table-cell table:formula="of:=([.A1452]*0.002)+[.C1451]" office:value-type="float" office:value="4.20210599999999">
            <text:p>4.202106</text:p>
          </table:table-cell>
          <table:table-cell/>
        </table:table-row>
        <table:table-row table:style-name="ro1">
          <table:table-cell office:value-type="float" office:value="0.201">
            <text:p>0.201</text:p>
          </table:table-cell>
          <table:table-cell table:formula="of:=AVERAGE([.A1434:.A1473])" office:value-type="float" office:value="0.1964">
            <text:p>0.1964</text:p>
          </table:table-cell>
          <table:table-cell table:formula="of:=([.A1453]*0.002)+[.C1452]" office:value-type="float" office:value="4.20250799999999">
            <text:p>4.202508</text:p>
          </table:table-cell>
          <table:table-cell/>
        </table:table-row>
        <table:table-row table:style-name="ro1">
          <table:table-cell office:value-type="float" office:value="0.199">
            <text:p>0.199</text:p>
          </table:table-cell>
          <table:table-cell table:formula="of:=AVERAGE([.A1435:.A1474])" office:value-type="float" office:value="0.195375">
            <text:p>0.195375</text:p>
          </table:table-cell>
          <table:table-cell table:formula="of:=([.A1454]*0.002)+[.C1453]" office:value-type="float" office:value="4.20290599999999">
            <text:p>4.202906</text:p>
          </table:table-cell>
          <table:table-cell/>
        </table:table-row>
        <table:table-row table:style-name="ro1">
          <table:table-cell office:value-type="float" office:value="0.198">
            <text:p>0.198</text:p>
          </table:table-cell>
          <table:table-cell table:formula="of:=AVERAGE([.A1436:.A1475])" office:value-type="float" office:value="0.1943">
            <text:p>0.1943</text:p>
          </table:table-cell>
          <table:table-cell table:formula="of:=([.A1455]*0.002)+[.C1454]" office:value-type="float" office:value="4.20330199999999">
            <text:p>4.203302</text:p>
          </table:table-cell>
          <table:table-cell/>
        </table:table-row>
        <table:table-row table:style-name="ro1">
          <table:table-cell office:value-type="float" office:value="0.196">
            <text:p>0.196</text:p>
          </table:table-cell>
          <table:table-cell table:formula="of:=AVERAGE([.A1437:.A1476])" office:value-type="float" office:value="0.193175">
            <text:p>0.193175</text:p>
          </table:table-cell>
          <table:table-cell table:formula="of:=([.A1456]*0.002)+[.C1455]" office:value-type="float" office:value="4.20369399999999">
            <text:p>4.203694</text:p>
          </table:table-cell>
          <table:table-cell/>
        </table:table-row>
        <table:table-row table:style-name="ro1">
          <table:table-cell office:value-type="float" office:value="0.194">
            <text:p>0.194</text:p>
          </table:table-cell>
          <table:table-cell table:formula="of:=AVERAGE([.A1438:.A1477])" office:value-type="float" office:value="0.192">
            <text:p>0.192</text:p>
          </table:table-cell>
          <table:table-cell table:formula="of:=([.A1457]*0.002)+[.C1456]" office:value-type="float" office:value="4.20408199999999">
            <text:p>4.204082</text:p>
          </table:table-cell>
          <table:table-cell/>
        </table:table-row>
        <table:table-row table:style-name="ro1">
          <table:table-cell office:value-type="float" office:value="0.193">
            <text:p>0.193</text:p>
          </table:table-cell>
          <table:table-cell table:formula="of:=AVERAGE([.A1439:.A1478])" office:value-type="float" office:value="0.190825">
            <text:p>0.190825</text:p>
          </table:table-cell>
          <table:table-cell table:formula="of:=([.A1458]*0.002)+[.C1457]" office:value-type="float" office:value="4.20446799999999">
            <text:p>4.204468</text:p>
          </table:table-cell>
          <table:table-cell/>
        </table:table-row>
        <table:table-row table:style-name="ro1">
          <table:table-cell office:value-type="float" office:value="0.191">
            <text:p>0.191</text:p>
          </table:table-cell>
          <table:table-cell table:formula="of:=AVERAGE([.A1440:.A1479])" office:value-type="float" office:value="0.189625">
            <text:p>0.189625</text:p>
          </table:table-cell>
          <table:table-cell table:formula="of:=([.A1459]*0.002)+[.C1458]" office:value-type="float" office:value="4.20484999999999">
            <text:p>4.20485</text:p>
          </table:table-cell>
          <table:table-cell/>
        </table:table-row>
        <table:table-row table:style-name="ro1">
          <table:table-cell office:value-type="float" office:value="0.189">
            <text:p>0.189</text:p>
          </table:table-cell>
          <table:table-cell table:formula="of:=AVERAGE([.A1441:.A1480])" office:value-type="float" office:value="0.18845">
            <text:p>0.18845</text:p>
          </table:table-cell>
          <table:table-cell table:formula="of:=([.A1460]*0.002)+[.C1459]" office:value-type="float" office:value="4.20522799999999">
            <text:p>4.205228</text:p>
          </table:table-cell>
          <table:table-cell/>
        </table:table-row>
        <table:table-row table:style-name="ro1">
          <table:table-cell office:value-type="float" office:value="0.187">
            <text:p>0.187</text:p>
          </table:table-cell>
          <table:table-cell table:formula="of:=AVERAGE([.A1442:.A1481])" office:value-type="float" office:value="0.187275">
            <text:p>0.187275</text:p>
          </table:table-cell>
          <table:table-cell table:formula="of:=([.A1461]*0.002)+[.C1460]" office:value-type="float" office:value="4.20560199999999">
            <text:p>4.205602</text:p>
          </table:table-cell>
          <table:table-cell/>
        </table:table-row>
        <table:table-row table:style-name="ro1">
          <table:table-cell office:value-type="float" office:value="0.186">
            <text:p>0.186</text:p>
          </table:table-cell>
          <table:table-cell table:formula="of:=AVERAGE([.A1443:.A1482])" office:value-type="float" office:value="0.186125">
            <text:p>0.186125</text:p>
          </table:table-cell>
          <table:table-cell table:formula="of:=([.A1462]*0.002)+[.C1461]" office:value-type="float" office:value="4.20597399999999">
            <text:p>4.205974</text:p>
          </table:table-cell>
          <table:table-cell/>
        </table:table-row>
        <table:table-row table:style-name="ro1">
          <table:table-cell office:value-type="float" office:value="0.184">
            <text:p>0.184</text:p>
          </table:table-cell>
          <table:table-cell table:formula="of:=AVERAGE([.A1444:.A1483])" office:value-type="float" office:value="0.185">
            <text:p>0.185</text:p>
          </table:table-cell>
          <table:table-cell table:formula="of:=([.A1463]*0.002)+[.C1462]" office:value-type="float" office:value="4.20634199999999">
            <text:p>4.206342</text:p>
          </table:table-cell>
          <table:table-cell/>
        </table:table-row>
        <table:table-row table:style-name="ro1">
          <table:table-cell office:value-type="float" office:value="0.182">
            <text:p>0.182</text:p>
          </table:table-cell>
          <table:table-cell table:formula="of:=AVERAGE([.A1445:.A1484])" office:value-type="float" office:value="0.183925">
            <text:p>0.183925</text:p>
          </table:table-cell>
          <table:table-cell table:formula="of:=([.A1464]*0.002)+[.C1463]" office:value-type="float" office:value="4.20670599999999">
            <text:p>4.206706</text:p>
          </table:table-cell>
          <table:table-cell/>
        </table:table-row>
        <table:table-row table:style-name="ro1">
          <table:table-cell office:value-type="float" office:value="0.18">
            <text:p>0.18</text:p>
          </table:table-cell>
          <table:table-cell table:formula="of:=AVERAGE([.A1446:.A1485])" office:value-type="float" office:value="0.182875">
            <text:p>0.182875</text:p>
          </table:table-cell>
          <table:table-cell table:formula="of:=([.A1465]*0.002)+[.C1464]" office:value-type="float" office:value="4.20706599999999">
            <text:p>4.207066</text:p>
          </table:table-cell>
          <table:table-cell/>
        </table:table-row>
        <table:table-row table:style-name="ro1">
          <table:table-cell office:value-type="float" office:value="0.179">
            <text:p>0.179</text:p>
          </table:table-cell>
          <table:table-cell table:formula="of:=AVERAGE([.A1447:.A1486])" office:value-type="float" office:value="0.181875">
            <text:p>0.181875</text:p>
          </table:table-cell>
          <table:table-cell table:formula="of:=([.A1466]*0.002)+[.C1465]" office:value-type="float" office:value="4.20742399999999">
            <text:p>4.207424</text:p>
          </table:table-cell>
          <table:table-cell/>
        </table:table-row>
        <table:table-row table:style-name="ro1">
          <table:table-cell office:value-type="float" office:value="0.177">
            <text:p>0.177</text:p>
          </table:table-cell>
          <table:table-cell table:formula="of:=AVERAGE([.A1448:.A1487])" office:value-type="float" office:value="0.180925">
            <text:p>0.180925</text:p>
          </table:table-cell>
          <table:table-cell table:formula="of:=([.A1467]*0.002)+[.C1466]" office:value-type="float" office:value="4.20777799999999">
            <text:p>4.207778</text:p>
          </table:table-cell>
          <table:table-cell/>
        </table:table-row>
        <table:table-row table:style-name="ro1">
          <table:table-cell office:value-type="float" office:value="0.175">
            <text:p>0.175</text:p>
          </table:table-cell>
          <table:table-cell table:formula="of:=AVERAGE([.A1449:.A1488])" office:value-type="float" office:value="0.180025">
            <text:p>0.180025</text:p>
          </table:table-cell>
          <table:table-cell table:formula="of:=([.A1468]*0.002)+[.C1467]" office:value-type="float" office:value="4.20812799999999">
            <text:p>4.208128</text:p>
          </table:table-cell>
          <table:table-cell/>
        </table:table-row>
        <table:table-row table:style-name="ro1">
          <table:table-cell office:value-type="float" office:value="0.174">
            <text:p>0.174</text:p>
          </table:table-cell>
          <table:table-cell table:formula="of:=AVERAGE([.A1450:.A1489])" office:value-type="float" office:value="0.1792">
            <text:p>0.1792</text:p>
          </table:table-cell>
          <table:table-cell table:formula="of:=([.A1469]*0.002)+[.C1468]" office:value-type="float" office:value="4.20847599999999">
            <text:p>4.208476</text:p>
          </table:table-cell>
          <table:table-cell/>
        </table:table-row>
        <table:table-row table:style-name="ro1">
          <table:table-cell office:value-type="float" office:value="0.172">
            <text:p>0.172</text:p>
          </table:table-cell>
          <table:table-cell table:formula="of:=AVERAGE([.A1451:.A1490])" office:value-type="float" office:value="0.178425">
            <text:p>0.178425</text:p>
          </table:table-cell>
          <table:table-cell table:formula="of:=([.A1470]*0.002)+[.C1469]" office:value-type="float" office:value="4.20881999999999">
            <text:p>4.20882</text:p>
          </table:table-cell>
          <table:table-cell/>
        </table:table-row>
        <table:table-row table:style-name="ro1">
          <table:table-cell office:value-type="float" office:value="0.171">
            <text:p>0.171</text:p>
          </table:table-cell>
          <table:table-cell table:formula="of:=AVERAGE([.A1452:.A1491])" office:value-type="float" office:value="0.177725">
            <text:p>0.177725</text:p>
          </table:table-cell>
          <table:table-cell table:formula="of:=([.A1471]*0.002)+[.C1470]" office:value-type="float" office:value="4.20916199999999">
            <text:p>4.209162</text:p>
          </table:table-cell>
          <table:table-cell/>
        </table:table-row>
        <table:table-row table:style-name="ro1">
          <table:table-cell office:value-type="float" office:value="0.169">
            <text:p>0.169</text:p>
          </table:table-cell>
          <table:table-cell table:formula="of:=AVERAGE([.A1453:.A1492])" office:value-type="float" office:value="0.177075">
            <text:p>0.177075</text:p>
          </table:table-cell>
          <table:table-cell table:formula="of:=([.A1472]*0.002)+[.C1471]" office:value-type="float" office:value="4.20949999999999">
            <text:p>4.2095</text:p>
          </table:table-cell>
          <table:table-cell/>
        </table:table-row>
        <table:table-row table:style-name="ro1">
          <table:table-cell office:value-type="float" office:value="0.168">
            <text:p>0.168</text:p>
          </table:table-cell>
          <table:table-cell table:formula="of:=AVERAGE([.A1454:.A1493])" office:value-type="float" office:value="0.1765">
            <text:p>0.1765</text:p>
          </table:table-cell>
          <table:table-cell table:formula="of:=([.A1473]*0.002)+[.C1472]" office:value-type="float" office:value="4.20983599999999">
            <text:p>4.209836</text:p>
          </table:table-cell>
          <table:table-cell/>
        </table:table-row>
        <table:table-row table:style-name="ro1">
          <table:table-cell office:value-type="float" office:value="0.167">
            <text:p>0.167</text:p>
          </table:table-cell>
          <table:table-cell table:formula="of:=AVERAGE([.A1455:.A1494])" office:value-type="float" office:value="0.176">
            <text:p>0.176</text:p>
          </table:table-cell>
          <table:table-cell table:formula="of:=([.A1474]*0.002)+[.C1473]" office:value-type="float" office:value="4.21016999999999">
            <text:p>4.21017</text:p>
          </table:table-cell>
          <table:table-cell/>
        </table:table-row>
        <table:table-row table:style-name="ro1">
          <table:table-cell office:value-type="float" office:value="0.166">
            <text:p>0.166</text:p>
          </table:table-cell>
          <table:table-cell table:formula="of:=AVERAGE([.A1456:.A1495])" office:value-type="float" office:value="0.175525">
            <text:p>0.175525</text:p>
          </table:table-cell>
          <table:table-cell table:formula="of:=([.A1475]*0.002)+[.C1474]" office:value-type="float" office:value="4.21050199999999">
            <text:p>4.210502</text:p>
          </table:table-cell>
          <table:table-cell/>
        </table:table-row>
        <table:table-row table:style-name="ro1">
          <table:table-cell office:value-type="float" office:value="0.166">
            <text:p>0.166</text:p>
          </table:table-cell>
          <table:table-cell table:formula="of:=AVERAGE([.A1457:.A1496])" office:value-type="float" office:value="0.1751">
            <text:p>0.1751</text:p>
          </table:table-cell>
          <table:table-cell table:formula="of:=([.A1476]*0.002)+[.C1475]" office:value-type="float" office:value="4.21083399999999">
            <text:p>4.210834</text:p>
          </table:table-cell>
          <table:table-cell/>
        </table:table-row>
        <table:table-row table:style-name="ro1">
          <table:table-cell office:value-type="float" office:value="0.165">
            <text:p>0.165</text:p>
          </table:table-cell>
          <table:table-cell table:formula="of:=AVERAGE([.A1458:.A1497])" office:value-type="float" office:value="0.17475">
            <text:p>0.17475</text:p>
          </table:table-cell>
          <table:table-cell table:formula="of:=([.A1477]*0.002)+[.C1476]" office:value-type="float" office:value="4.21116399999999">
            <text:p>4.211164</text:p>
          </table:table-cell>
          <table:table-cell/>
        </table:table-row>
        <table:table-row table:style-name="ro1">
          <table:table-cell office:value-type="float" office:value="0.165">
            <text:p>0.165</text:p>
          </table:table-cell>
          <table:table-cell table:formula="of:=AVERAGE([.A1459:.A1498])" office:value-type="float" office:value="0.174425">
            <text:p>0.174425</text:p>
          </table:table-cell>
          <table:table-cell table:formula="of:=([.A1478]*0.002)+[.C1477]" office:value-type="float" office:value="4.21149399999999">
            <text:p>4.211494</text:p>
          </table:table-cell>
          <table:table-cell/>
        </table:table-row>
        <table:table-row table:style-name="ro1">
          <table:table-cell office:value-type="float" office:value="0.165">
            <text:p>0.165</text:p>
          </table:table-cell>
          <table:table-cell table:formula="of:=AVERAGE([.A1460:.A1499])" office:value-type="float" office:value="0.174125">
            <text:p>0.174125</text:p>
          </table:table-cell>
          <table:table-cell table:formula="of:=([.A1479]*0.002)+[.C1478]" office:value-type="float" office:value="4.21182399999999">
            <text:p>4.211824</text:p>
          </table:table-cell>
          <table:table-cell/>
        </table:table-row>
        <table:table-row table:style-name="ro1">
          <table:table-cell office:value-type="float" office:value="0.166">
            <text:p>0.166</text:p>
          </table:table-cell>
          <table:table-cell table:formula="of:=AVERAGE([.A1461:.A1500])" office:value-type="float" office:value="0.173875">
            <text:p>0.173875</text:p>
          </table:table-cell>
          <table:table-cell table:formula="of:=([.A1480]*0.002)+[.C1479]" office:value-type="float" office:value="4.21215599999999">
            <text:p>4.212156</text:p>
          </table:table-cell>
          <table:table-cell/>
        </table:table-row>
        <table:table-row table:style-name="ro1">
          <table:table-cell office:value-type="float" office:value="0.166">
            <text:p>0.166</text:p>
          </table:table-cell>
          <table:table-cell table:formula="of:=AVERAGE([.A1462:.A1501])" office:value-type="float" office:value="0.173675">
            <text:p>0.173675</text:p>
          </table:table-cell>
          <table:table-cell table:formula="of:=([.A1481]*0.002)+[.C1480]" office:value-type="float" office:value="4.21248799999999">
            <text:p>4.212488</text:p>
          </table:table-cell>
          <table:table-cell/>
        </table:table-row>
        <table:table-row table:style-name="ro1">
          <table:table-cell office:value-type="float" office:value="0.167">
            <text:p>0.167</text:p>
          </table:table-cell>
          <table:table-cell table:formula="of:=AVERAGE([.A1463:.A1502])" office:value-type="float" office:value="0.1735">
            <text:p>0.1735</text:p>
          </table:table-cell>
          <table:table-cell table:formula="of:=([.A1482]*0.002)+[.C1481]" office:value-type="float" office:value="4.21282199999999">
            <text:p>4.212822</text:p>
          </table:table-cell>
          <table:table-cell/>
        </table:table-row>
        <table:table-row table:style-name="ro1">
          <table:table-cell office:value-type="float" office:value="0.168">
            <text:p>0.168</text:p>
          </table:table-cell>
          <table:table-cell table:formula="of:=AVERAGE([.A1464:.A1503])" office:value-type="float" office:value="0.17335">
            <text:p>0.17335</text:p>
          </table:table-cell>
          <table:table-cell table:formula="of:=([.A1483]*0.002)+[.C1482]" office:value-type="float" office:value="4.21315799999999">
            <text:p>4.213158</text:p>
          </table:table-cell>
          <table:table-cell/>
        </table:table-row>
        <table:table-row table:style-name="ro1">
          <table:table-cell office:value-type="float" office:value="0.169">
            <text:p>0.169</text:p>
          </table:table-cell>
          <table:table-cell table:formula="of:=AVERAGE([.A1465:.A1504])" office:value-type="float" office:value="0.17325">
            <text:p>0.17325</text:p>
          </table:table-cell>
          <table:table-cell table:formula="of:=([.A1484]*0.002)+[.C1483]" office:value-type="float" office:value="4.21349599999999">
            <text:p>4.213496</text:p>
          </table:table-cell>
          <table:table-cell/>
        </table:table-row>
        <table:table-row table:style-name="ro1">
          <table:table-cell office:value-type="float" office:value="0.17">
            <text:p>0.17</text:p>
          </table:table-cell>
          <table:table-cell table:formula="of:=AVERAGE([.A1466:.A1505])" office:value-type="float" office:value="0.1732">
            <text:p>0.1732</text:p>
          </table:table-cell>
          <table:table-cell table:formula="of:=([.A1485]*0.002)+[.C1484]" office:value-type="float" office:value="4.21383599999999">
            <text:p>4.213836</text:p>
          </table:table-cell>
          <table:table-cell/>
        </table:table-row>
        <table:table-row table:style-name="ro1">
          <table:table-cell office:value-type="float" office:value="0.171">
            <text:p>0.171</text:p>
          </table:table-cell>
          <table:table-cell table:formula="of:=AVERAGE([.A1467:.A1506])" office:value-type="float" office:value="0.17315">
            <text:p>0.17315</text:p>
          </table:table-cell>
          <table:table-cell table:formula="of:=([.A1486]*0.002)+[.C1485]" office:value-type="float" office:value="4.21417799999999">
            <text:p>4.214178</text:p>
          </table:table-cell>
          <table:table-cell/>
        </table:table-row>
        <table:table-row table:style-name="ro1">
          <table:table-cell office:value-type="float" office:value="0.172">
            <text:p>0.172</text:p>
          </table:table-cell>
          <table:table-cell table:formula="of:=AVERAGE([.A1468:.A1507])" office:value-type="float" office:value="0.17315">
            <text:p>0.17315</text:p>
          </table:table-cell>
          <table:table-cell table:formula="of:=([.A1487]*0.002)+[.C1486]" office:value-type="float" office:value="4.21452199999999">
            <text:p>4.214522</text:p>
          </table:table-cell>
          <table:table-cell/>
        </table:table-row>
        <table:table-row table:style-name="ro1">
          <table:table-cell office:value-type="float" office:value="0.173">
            <text:p>0.173</text:p>
          </table:table-cell>
          <table:table-cell table:formula="of:=AVERAGE([.A1469:.A1508])" office:value-type="float" office:value="0.1732">
            <text:p>0.1732</text:p>
          </table:table-cell>
          <table:table-cell table:formula="of:=([.A1488]*0.002)+[.C1487]" office:value-type="float" office:value="4.21486799999999">
            <text:p>4.214868</text:p>
          </table:table-cell>
          <table:table-cell/>
        </table:table-row>
        <table:table-row table:style-name="ro1">
          <table:table-cell office:value-type="float" office:value="0.174">
            <text:p>0.174</text:p>
          </table:table-cell>
          <table:table-cell table:formula="of:=AVERAGE([.A1470:.A1509])" office:value-type="float" office:value="0.17325">
            <text:p>0.17325</text:p>
          </table:table-cell>
          <table:table-cell table:formula="of:=([.A1489]*0.002)+[.C1488]" office:value-type="float" office:value="4.21521599999999">
            <text:p>4.215216</text:p>
          </table:table-cell>
          <table:table-cell/>
        </table:table-row>
        <table:table-row table:style-name="ro1">
          <table:table-cell office:value-type="float" office:value="0.175">
            <text:p>0.175</text:p>
          </table:table-cell>
          <table:table-cell table:formula="of:=AVERAGE([.A1471:.A1510])" office:value-type="float" office:value="0.17335">
            <text:p>0.17335</text:p>
          </table:table-cell>
          <table:table-cell table:formula="of:=([.A1490]*0.002)+[.C1489]" office:value-type="float" office:value="4.21556599999999">
            <text:p>4.215566</text:p>
          </table:table-cell>
          <table:table-cell/>
        </table:table-row>
        <table:table-row table:style-name="ro1">
          <table:table-cell office:value-type="float" office:value="0.176">
            <text:p>0.176</text:p>
          </table:table-cell>
          <table:table-cell table:formula="of:=AVERAGE([.A1472:.A1511])" office:value-type="float" office:value="0.173475">
            <text:p>0.173475</text:p>
          </table:table-cell>
          <table:table-cell table:formula="of:=([.A1491]*0.002)+[.C1490]" office:value-type="float" office:value="4.21591799999999">
            <text:p>4.215918</text:p>
          </table:table-cell>
          <table:table-cell/>
        </table:table-row>
        <table:table-row table:style-name="ro1">
          <table:table-cell office:value-type="float" office:value="0.177">
            <text:p>0.177</text:p>
          </table:table-cell>
          <table:table-cell table:formula="of:=AVERAGE([.A1473:.A1512])" office:value-type="float" office:value="0.17365">
            <text:p>0.17365</text:p>
          </table:table-cell>
          <table:table-cell table:formula="of:=([.A1492]*0.002)+[.C1491]" office:value-type="float" office:value="4.21627199999999">
            <text:p>4.216272</text:p>
          </table:table-cell>
          <table:table-cell/>
        </table:table-row>
        <table:table-row table:style-name="ro1">
          <table:table-cell office:value-type="float" office:value="0.178">
            <text:p>0.178</text:p>
          </table:table-cell>
          <table:table-cell table:formula="of:=AVERAGE([.A1474:.A1513])" office:value-type="float" office:value="0.17385">
            <text:p>0.17385</text:p>
          </table:table-cell>
          <table:table-cell table:formula="of:=([.A1493]*0.002)+[.C1492]" office:value-type="float" office:value="4.21662799999999">
            <text:p>4.216628</text:p>
          </table:table-cell>
          <table:table-cell/>
        </table:table-row>
        <table:table-row table:style-name="ro1">
          <table:table-cell office:value-type="float" office:value="0.179">
            <text:p>0.179</text:p>
          </table:table-cell>
          <table:table-cell table:formula="of:=AVERAGE([.A1475:.A1514])" office:value-type="float" office:value="0.174075">
            <text:p>0.174075</text:p>
          </table:table-cell>
          <table:table-cell table:formula="of:=([.A1494]*0.002)+[.C1493]" office:value-type="float" office:value="4.21698599999999">
            <text:p>4.216986</text:p>
          </table:table-cell>
          <table:table-cell/>
        </table:table-row>
        <table:table-row table:style-name="ro1">
          <table:table-cell office:value-type="float" office:value="0.179">
            <text:p>0.179</text:p>
          </table:table-cell>
          <table:table-cell table:formula="of:=AVERAGE([.A1476:.A1515])" office:value-type="float" office:value="0.1743">
            <text:p>0.1743</text:p>
          </table:table-cell>
          <table:table-cell table:formula="of:=([.A1495]*0.002)+[.C1494]" office:value-type="float" office:value="4.21734399999999">
            <text:p>4.217344</text:p>
          </table:table-cell>
          <table:table-cell/>
        </table:table-row>
        <table:table-row table:style-name="ro1">
          <table:table-cell office:value-type="float" office:value="0.179">
            <text:p>0.179</text:p>
          </table:table-cell>
          <table:table-cell table:formula="of:=AVERAGE([.A1477:.A1516])" office:value-type="float" office:value="0.174525">
            <text:p>0.174525</text:p>
          </table:table-cell>
          <table:table-cell table:formula="of:=([.A1496]*0.002)+[.C1495]" office:value-type="float" office:value="4.21770199999999">
            <text:p>4.217702</text:p>
          </table:table-cell>
          <table:table-cell/>
        </table:table-row>
        <table:table-row table:style-name="ro1">
          <table:table-cell office:value-type="float" office:value="0.18">
            <text:p>0.18</text:p>
          </table:table-cell>
          <table:table-cell table:formula="of:=AVERAGE([.A1478:.A1517])" office:value-type="float" office:value="0.174775">
            <text:p>0.174775</text:p>
          </table:table-cell>
          <table:table-cell table:formula="of:=([.A1497]*0.002)+[.C1496]" office:value-type="float" office:value="4.21806199999999">
            <text:p>4.218062</text:p>
          </table:table-cell>
          <table:table-cell/>
        </table:table-row>
        <table:table-row table:style-name="ro1">
          <table:table-cell office:value-type="float" office:value="0.18">
            <text:p>0.18</text:p>
          </table:table-cell>
          <table:table-cell table:formula="of:=AVERAGE([.A1479:.A1518])" office:value-type="float" office:value="0.175">
            <text:p>0.175</text:p>
          </table:table-cell>
          <table:table-cell table:formula="of:=([.A1498]*0.002)+[.C1497]" office:value-type="float" office:value="4.21842199999999">
            <text:p>4.218422</text:p>
          </table:table-cell>
          <table:table-cell/>
        </table:table-row>
        <table:table-row table:style-name="ro1">
          <table:table-cell office:value-type="float" office:value="0.179">
            <text:p>0.179</text:p>
          </table:table-cell>
          <table:table-cell table:formula="of:=AVERAGE([.A1480:.A1519])" office:value-type="float" office:value="0.175225">
            <text:p>0.175225</text:p>
          </table:table-cell>
          <table:table-cell table:formula="of:=([.A1499]*0.002)+[.C1498]" office:value-type="float" office:value="4.21877999999999">
            <text:p>4.21878</text:p>
          </table:table-cell>
          <table:table-cell/>
        </table:table-row>
        <table:table-row table:style-name="ro1">
          <table:table-cell office:value-type="float" office:value="0.179">
            <text:p>0.179</text:p>
          </table:table-cell>
          <table:table-cell table:formula="of:=AVERAGE([.A1481:.A1520])" office:value-type="float" office:value="0.175425">
            <text:p>0.175425</text:p>
          </table:table-cell>
          <table:table-cell table:formula="of:=([.A1500]*0.002)+[.C1499]" office:value-type="float" office:value="4.21913799999999">
            <text:p>4.219138</text:p>
          </table:table-cell>
          <table:table-cell/>
        </table:table-row>
        <table:table-row table:style-name="ro1">
          <table:table-cell office:value-type="float" office:value="0.179">
            <text:p>0.179</text:p>
          </table:table-cell>
          <table:table-cell table:formula="of:=AVERAGE([.A1482:.A1521])" office:value-type="float" office:value="0.1756">
            <text:p>0.1756</text:p>
          </table:table-cell>
          <table:table-cell table:formula="of:=([.A1501]*0.002)+[.C1500]" office:value-type="float" office:value="4.21949599999999">
            <text:p>4.219496</text:p>
          </table:table-cell>
          <table:table-cell office:value-type="string">
            <text:p>3 sec</text:p>
          </table:table-cell>
        </table:table-row>
        <table:table-row table:style-name="ro1">
          <table:table-cell office:value-type="float" office:value="0.179">
            <text:p>0.179</text:p>
          </table:table-cell>
          <table:table-cell table:formula="of:=AVERAGE([.A1483:.A1522])" office:value-type="float" office:value="0.17575">
            <text:p>0.17575</text:p>
          </table:table-cell>
          <table:table-cell table:formula="of:=([.A1502]*0.002)+[.C1501]" office:value-type="float" office:value="4.21985399999999">
            <text:p>4.219854</text:p>
          </table:table-cell>
          <table:table-cell/>
        </table:table-row>
        <table:table-row table:style-name="ro1">
          <table:table-cell office:value-type="float" office:value="0.178">
            <text:p>0.178</text:p>
          </table:table-cell>
          <table:table-cell table:formula="of:=AVERAGE([.A1484:.A1523])" office:value-type="float" office:value="0.175875">
            <text:p>0.175875</text:p>
          </table:table-cell>
          <table:table-cell table:formula="of:=([.A1503]*0.002)+[.C1502]" office:value-type="float" office:value="4.22020999999999">
            <text:p>4.22021</text:p>
          </table:table-cell>
          <table:table-cell/>
        </table:table-row>
        <table:table-row table:style-name="ro1">
          <table:table-cell office:value-type="float" office:value="0.178">
            <text:p>0.178</text:p>
          </table:table-cell>
          <table:table-cell table:formula="of:=AVERAGE([.A1485:.A1524])" office:value-type="float" office:value="0.17595">
            <text:p>0.17595</text:p>
          </table:table-cell>
          <table:table-cell table:formula="of:=([.A1504]*0.002)+[.C1503]" office:value-type="float" office:value="4.22056599999999">
            <text:p>4.220566</text:p>
          </table:table-cell>
          <table:table-cell/>
        </table:table-row>
        <table:table-row table:style-name="ro1">
          <table:table-cell office:value-type="float" office:value="0.178">
            <text:p>0.178</text:p>
          </table:table-cell>
          <table:table-cell table:formula="of:=AVERAGE([.A1486:.A1525])" office:value-type="float" office:value="0.176">
            <text:p>0.176</text:p>
          </table:table-cell>
          <table:table-cell table:formula="of:=([.A1505]*0.002)+[.C1504]" office:value-type="float" office:value="4.22092199999999">
            <text:p>4.220922</text:p>
          </table:table-cell>
          <table:table-cell/>
        </table:table-row>
        <table:table-row table:style-name="ro1">
          <table:table-cell office:value-type="float" office:value="0.177">
            <text:p>0.177</text:p>
          </table:table-cell>
          <table:table-cell table:formula="of:=AVERAGE([.A1487:.A1526])" office:value-type="float" office:value="0.176">
            <text:p>0.176</text:p>
          </table:table-cell>
          <table:table-cell table:formula="of:=([.A1506]*0.002)+[.C1505]" office:value-type="float" office:value="4.22127599999999">
            <text:p>4.221276</text:p>
          </table:table-cell>
          <table:table-cell/>
        </table:table-row>
        <table:table-row table:style-name="ro1">
          <table:table-cell office:value-type="float" office:value="0.177">
            <text:p>0.177</text:p>
          </table:table-cell>
          <table:table-cell table:formula="of:=AVERAGE([.A1488:.A1527])" office:value-type="float" office:value="0.175975">
            <text:p>0.175975</text:p>
          </table:table-cell>
          <table:table-cell table:formula="of:=([.A1507]*0.002)+[.C1506]" office:value-type="float" office:value="4.22162999999999">
            <text:p>4.22163</text:p>
          </table:table-cell>
          <table:table-cell/>
        </table:table-row>
        <table:table-row table:style-name="ro1">
          <table:table-cell office:value-type="float" office:value="0.177">
            <text:p>0.177</text:p>
          </table:table-cell>
          <table:table-cell table:formula="of:=AVERAGE([.A1489:.A1528])" office:value-type="float" office:value="0.175925">
            <text:p>0.175925</text:p>
          </table:table-cell>
          <table:table-cell table:formula="of:=([.A1508]*0.002)+[.C1507]" office:value-type="float" office:value="4.22198399999999">
            <text:p>4.221984</text:p>
          </table:table-cell>
          <table:table-cell/>
        </table:table-row>
        <table:table-row table:style-name="ro1">
          <table:table-cell office:value-type="float" office:value="0.176">
            <text:p>0.176</text:p>
          </table:table-cell>
          <table:table-cell table:formula="of:=AVERAGE([.A1490:.A1529])" office:value-type="float" office:value="0.175825">
            <text:p>0.175825</text:p>
          </table:table-cell>
          <table:table-cell table:formula="of:=([.A1509]*0.002)+[.C1508]" office:value-type="float" office:value="4.22233599999999">
            <text:p>4.222336</text:p>
          </table:table-cell>
          <table:table-cell/>
        </table:table-row>
        <table:table-row table:style-name="ro1">
          <table:table-cell office:value-type="float" office:value="0.176">
            <text:p>0.176</text:p>
          </table:table-cell>
          <table:table-cell table:formula="of:=AVERAGE([.A1491:.A1530])" office:value-type="float" office:value="0.1757">
            <text:p>0.1757</text:p>
          </table:table-cell>
          <table:table-cell table:formula="of:=([.A1510]*0.002)+[.C1509]" office:value-type="float" office:value="4.22268799999999">
            <text:p>4.222688</text:p>
          </table:table-cell>
          <table:table-cell/>
        </table:table-row>
        <table:table-row table:style-name="ro1">
          <table:table-cell office:value-type="float" office:value="0.176">
            <text:p>0.176</text:p>
          </table:table-cell>
          <table:table-cell table:formula="of:=AVERAGE([.A1492:.A1531])" office:value-type="float" office:value="0.17555">
            <text:p>0.17555</text:p>
          </table:table-cell>
          <table:table-cell table:formula="of:=([.A1511]*0.002)+[.C1510]" office:value-type="float" office:value="4.22303999999999">
            <text:p>4.22304</text:p>
          </table:table-cell>
          <table:table-cell/>
        </table:table-row>
        <table:table-row table:style-name="ro1">
          <table:table-cell office:value-type="float" office:value="0.176">
            <text:p>0.176</text:p>
          </table:table-cell>
          <table:table-cell table:formula="of:=AVERAGE([.A1493:.A1532])" office:value-type="float" office:value="0.175375">
            <text:p>0.175375</text:p>
          </table:table-cell>
          <table:table-cell table:formula="of:=([.A1512]*0.002)+[.C1511]" office:value-type="float" office:value="4.22339199999999">
            <text:p>4.223392</text:p>
          </table:table-cell>
          <table:table-cell/>
        </table:table-row>
        <table:table-row table:style-name="ro1">
          <table:table-cell office:value-type="float" office:value="0.176">
            <text:p>0.176</text:p>
          </table:table-cell>
          <table:table-cell table:formula="of:=AVERAGE([.A1494:.A1533])" office:value-type="float" office:value="0.175175">
            <text:p>0.175175</text:p>
          </table:table-cell>
          <table:table-cell table:formula="of:=([.A1513]*0.002)+[.C1512]" office:value-type="float" office:value="4.22374399999999">
            <text:p>4.223744</text:p>
          </table:table-cell>
          <table:table-cell/>
        </table:table-row>
        <table:table-row table:style-name="ro1">
          <table:table-cell office:value-type="float" office:value="0.176">
            <text:p>0.176</text:p>
          </table:table-cell>
          <table:table-cell table:formula="of:=AVERAGE([.A1495:.A1534])" office:value-type="float" office:value="0.174925">
            <text:p>0.174925</text:p>
          </table:table-cell>
          <table:table-cell table:formula="of:=([.A1514]*0.002)+[.C1513]" office:value-type="float" office:value="4.224096">
            <text:p>4.224096</text:p>
          </table:table-cell>
          <table:table-cell/>
        </table:table-row>
        <table:table-row table:style-name="ro1">
          <table:table-cell office:value-type="float" office:value="0.175">
            <text:p>0.175</text:p>
          </table:table-cell>
          <table:table-cell table:formula="of:=AVERAGE([.A1496:.A1535])" office:value-type="float" office:value="0.174675">
            <text:p>0.174675</text:p>
          </table:table-cell>
          <table:table-cell table:formula="of:=([.A1515]*0.002)+[.C1514]" office:value-type="float" office:value="4.224446">
            <text:p>4.224446</text:p>
          </table:table-cell>
          <table:table-cell/>
        </table:table-row>
        <table:table-row table:style-name="ro1">
          <table:table-cell office:value-type="float" office:value="0.175">
            <text:p>0.175</text:p>
          </table:table-cell>
          <table:table-cell table:formula="of:=AVERAGE([.A1497:.A1536])" office:value-type="float" office:value="0.17445">
            <text:p>0.17445</text:p>
          </table:table-cell>
          <table:table-cell table:formula="of:=([.A1516]*0.002)+[.C1515]" office:value-type="float" office:value="4.224796">
            <text:p>4.224796</text:p>
          </table:table-cell>
          <table:table-cell/>
        </table:table-row>
        <table:table-row table:style-name="ro1">
          <table:table-cell office:value-type="float" office:value="0.175">
            <text:p>0.175</text:p>
          </table:table-cell>
          <table:table-cell table:formula="of:=AVERAGE([.A1498:.A1537])" office:value-type="float" office:value="0.1742">
            <text:p>0.1742</text:p>
          </table:table-cell>
          <table:table-cell table:formula="of:=([.A1517]*0.002)+[.C1516]" office:value-type="float" office:value="4.225146">
            <text:p>4.225146</text:p>
          </table:table-cell>
          <table:table-cell/>
        </table:table-row>
        <table:table-row table:style-name="ro1">
          <table:table-cell office:value-type="float" office:value="0.174">
            <text:p>0.174</text:p>
          </table:table-cell>
          <table:table-cell table:formula="of:=AVERAGE([.A1499:.A1538])" office:value-type="float" office:value="0.17395">
            <text:p>0.17395</text:p>
          </table:table-cell>
          <table:table-cell table:formula="of:=([.A1518]*0.002)+[.C1517]" office:value-type="float" office:value="4.225494">
            <text:p>4.225494</text:p>
          </table:table-cell>
          <table:table-cell/>
        </table:table-row>
        <table:table-row table:style-name="ro1">
          <table:table-cell office:value-type="float" office:value="0.174">
            <text:p>0.174</text:p>
          </table:table-cell>
          <table:table-cell table:formula="of:=AVERAGE([.A1500:.A1539])" office:value-type="float" office:value="0.173725">
            <text:p>0.173725</text:p>
          </table:table-cell>
          <table:table-cell table:formula="of:=([.A1519]*0.002)+[.C1518]" office:value-type="float" office:value="4.225842">
            <text:p>4.225842</text:p>
          </table:table-cell>
          <table:table-cell/>
        </table:table-row>
        <table:table-row table:style-name="ro1">
          <table:table-cell office:value-type="float" office:value="0.174">
            <text:p>0.174</text:p>
          </table:table-cell>
          <table:table-cell table:formula="of:=AVERAGE([.A1501:.A1540])" office:value-type="float" office:value="0.1735">
            <text:p>0.1735</text:p>
          </table:table-cell>
          <table:table-cell table:formula="of:=([.A1520]*0.002)+[.C1519]" office:value-type="float" office:value="4.22618999999999">
            <text:p>4.22619</text:p>
          </table:table-cell>
          <table:table-cell/>
        </table:table-row>
        <table:table-row table:style-name="ro1">
          <table:table-cell office:value-type="float" office:value="0.173">
            <text:p>0.173</text:p>
          </table:table-cell>
          <table:table-cell table:formula="of:=AVERAGE([.A1502:.A1541])" office:value-type="float" office:value="0.173275">
            <text:p>0.173275</text:p>
          </table:table-cell>
          <table:table-cell table:formula="of:=([.A1521]*0.002)+[.C1520]" office:value-type="float" office:value="4.226536">
            <text:p>4.226536</text:p>
          </table:table-cell>
          <table:table-cell/>
        </table:table-row>
        <table:table-row table:style-name="ro1">
          <table:table-cell office:value-type="float" office:value="0.173">
            <text:p>0.173</text:p>
          </table:table-cell>
          <table:table-cell table:formula="of:=AVERAGE([.A1503:.A1542])" office:value-type="float" office:value="0.173075">
            <text:p>0.173075</text:p>
          </table:table-cell>
          <table:table-cell table:formula="of:=([.A1522]*0.002)+[.C1521]" office:value-type="float" office:value="4.226882">
            <text:p>4.226882</text:p>
          </table:table-cell>
          <table:table-cell/>
        </table:table-row>
        <table:table-row table:style-name="ro1">
          <table:table-cell office:value-type="float" office:value="0.173">
            <text:p>0.173</text:p>
          </table:table-cell>
          <table:table-cell table:formula="of:=AVERAGE([.A1504:.A1543])" office:value-type="float" office:value="0.1729">
            <text:p>0.1729</text:p>
          </table:table-cell>
          <table:table-cell table:formula="of:=([.A1523]*0.002)+[.C1522]" office:value-type="float" office:value="4.227228">
            <text:p>4.227228</text:p>
          </table:table-cell>
          <table:table-cell/>
        </table:table-row>
        <table:table-row table:style-name="ro1">
          <table:table-cell office:value-type="float" office:value="0.172">
            <text:p>0.172</text:p>
          </table:table-cell>
          <table:table-cell table:formula="of:=AVERAGE([.A1505:.A1544])" office:value-type="float" office:value="0.172725">
            <text:p>0.172725</text:p>
          </table:table-cell>
          <table:table-cell table:formula="of:=([.A1524]*0.002)+[.C1523]" office:value-type="float" office:value="4.227572">
            <text:p>4.227572</text:p>
          </table:table-cell>
          <table:table-cell/>
        </table:table-row>
        <table:table-row table:style-name="ro1">
          <table:table-cell office:value-type="float" office:value="0.172">
            <text:p>0.172</text:p>
          </table:table-cell>
          <table:table-cell table:formula="of:=AVERAGE([.A1506:.A1545])" office:value-type="float" office:value="0.17255">
            <text:p>0.17255</text:p>
          </table:table-cell>
          <table:table-cell table:formula="of:=([.A1525]*0.002)+[.C1524]" office:value-type="float" office:value="4.227916">
            <text:p>4.227916</text:p>
          </table:table-cell>
          <table:table-cell/>
        </table:table-row>
        <table:table-row table:style-name="ro1">
          <table:table-cell office:value-type="float" office:value="0.171">
            <text:p>0.171</text:p>
          </table:table-cell>
          <table:table-cell table:formula="of:=AVERAGE([.A1507:.A1546])" office:value-type="float" office:value="0.172425">
            <text:p>0.172425</text:p>
          </table:table-cell>
          <table:table-cell table:formula="of:=([.A1526]*0.002)+[.C1525]" office:value-type="float" office:value="4.228258">
            <text:p>4.228258</text:p>
          </table:table-cell>
          <table:table-cell/>
        </table:table-row>
        <table:table-row table:style-name="ro1">
          <table:table-cell office:value-type="float" office:value="0.171">
            <text:p>0.171</text:p>
          </table:table-cell>
          <table:table-cell table:formula="of:=AVERAGE([.A1508:.A1547])" office:value-type="float" office:value="0.1723">
            <text:p>0.1723</text:p>
          </table:table-cell>
          <table:table-cell table:formula="of:=([.A1527]*0.002)+[.C1526]" office:value-type="float" office:value="4.2286">
            <text:p>4.2286</text:p>
          </table:table-cell>
          <table:table-cell/>
        </table:table-row>
        <table:table-row table:style-name="ro1">
          <table:table-cell office:value-type="float" office:value="0.171">
            <text:p>0.171</text:p>
          </table:table-cell>
          <table:table-cell table:formula="of:=AVERAGE([.A1509:.A1548])" office:value-type="float" office:value="0.172175">
            <text:p>0.172175</text:p>
          </table:table-cell>
          <table:table-cell table:formula="of:=([.A1528]*0.002)+[.C1527]" office:value-type="float" office:value="4.228942">
            <text:p>4.228942</text:p>
          </table:table-cell>
          <table:table-cell/>
        </table:table-row>
        <table:table-row table:style-name="ro1">
          <table:table-cell office:value-type="float" office:value="0.17">
            <text:p>0.17</text:p>
          </table:table-cell>
          <table:table-cell table:formula="of:=AVERAGE([.A1510:.A1549])" office:value-type="float" office:value="0.1721">
            <text:p>0.1721</text:p>
          </table:table-cell>
          <table:table-cell table:formula="of:=([.A1529]*0.002)+[.C1528]" office:value-type="float" office:value="4.229282">
            <text:p>4.229282</text:p>
          </table:table-cell>
          <table:table-cell/>
        </table:table-row>
        <table:table-row table:style-name="ro1">
          <table:table-cell office:value-type="float" office:value="0.17">
            <text:p>0.17</text:p>
          </table:table-cell>
          <table:table-cell table:formula="of:=AVERAGE([.A1511:.A1550])" office:value-type="float" office:value="0.172025">
            <text:p>0.172025</text:p>
          </table:table-cell>
          <table:table-cell table:formula="of:=([.A1530]*0.002)+[.C1529]" office:value-type="float" office:value="4.22962199999999">
            <text:p>4.229622</text:p>
          </table:table-cell>
          <table:table-cell/>
        </table:table-row>
        <table:table-row table:style-name="ro1">
          <table:table-cell office:value-type="float" office:value="0.17">
            <text:p>0.17</text:p>
          </table:table-cell>
          <table:table-cell table:formula="of:=AVERAGE([.A1512:.A1551])" office:value-type="float" office:value="0.171975">
            <text:p>0.171975</text:p>
          </table:table-cell>
          <table:table-cell table:formula="of:=([.A1531]*0.002)+[.C1530]" office:value-type="float" office:value="4.22996199999999">
            <text:p>4.229962</text:p>
          </table:table-cell>
          <table:table-cell/>
        </table:table-row>
        <table:table-row table:style-name="ro1">
          <table:table-cell office:value-type="float" office:value="0.17">
            <text:p>0.17</text:p>
          </table:table-cell>
          <table:table-cell table:formula="of:=AVERAGE([.A1513:.A1552])" office:value-type="float" office:value="0.171925">
            <text:p>0.171925</text:p>
          </table:table-cell>
          <table:table-cell table:formula="of:=([.A1532]*0.002)+[.C1531]" office:value-type="float" office:value="4.23030199999999">
            <text:p>4.230302</text:p>
          </table:table-cell>
          <table:table-cell/>
        </table:table-row>
        <table:table-row table:style-name="ro1">
          <table:table-cell office:value-type="float" office:value="0.17">
            <text:p>0.17</text:p>
          </table:table-cell>
          <table:table-cell table:formula="of:=AVERAGE([.A1514:.A1553])" office:value-type="float" office:value="0.171875">
            <text:p>0.171875</text:p>
          </table:table-cell>
          <table:table-cell table:formula="of:=([.A1533]*0.002)+[.C1532]" office:value-type="float" office:value="4.23064199999999">
            <text:p>4.230642</text:p>
          </table:table-cell>
          <table:table-cell/>
        </table:table-row>
        <table:table-row table:style-name="ro1">
          <table:table-cell office:value-type="float" office:value="0.169">
            <text:p>0.169</text:p>
          </table:table-cell>
          <table:table-cell table:formula="of:=AVERAGE([.A1515:.A1554])" office:value-type="float" office:value="0.17185">
            <text:p>0.17185</text:p>
          </table:table-cell>
          <table:table-cell table:formula="of:=([.A1534]*0.002)+[.C1533]" office:value-type="float" office:value="4.23097999999999">
            <text:p>4.23098</text:p>
          </table:table-cell>
          <table:table-cell/>
        </table:table-row>
        <table:table-row table:style-name="ro1">
          <table:table-cell office:value-type="float" office:value="0.169">
            <text:p>0.169</text:p>
          </table:table-cell>
          <table:table-cell table:formula="of:=AVERAGE([.A1516:.A1555])" office:value-type="float" office:value="0.17185">
            <text:p>0.17185</text:p>
          </table:table-cell>
          <table:table-cell table:formula="of:=([.A1535]*0.002)+[.C1534]" office:value-type="float" office:value="4.23131799999999">
            <text:p>4.231318</text:p>
          </table:table-cell>
          <table:table-cell/>
        </table:table-row>
        <table:table-row table:style-name="ro1">
          <table:table-cell office:value-type="float" office:value="0.17">
            <text:p>0.17</text:p>
          </table:table-cell>
          <table:table-cell table:formula="of:=AVERAGE([.A1517:.A1556])" office:value-type="float" office:value="0.17185">
            <text:p>0.17185</text:p>
          </table:table-cell>
          <table:table-cell table:formula="of:=([.A1536]*0.002)+[.C1535]" office:value-type="float" office:value="4.23165799999999">
            <text:p>4.231658</text:p>
          </table:table-cell>
          <table:table-cell/>
        </table:table-row>
        <table:table-row table:style-name="ro1">
          <table:table-cell office:value-type="float" office:value="0.17">
            <text:p>0.17</text:p>
          </table:table-cell>
          <table:table-cell table:formula="of:=AVERAGE([.A1518:.A1557])" office:value-type="float" office:value="0.17185">
            <text:p>0.17185</text:p>
          </table:table-cell>
          <table:table-cell table:formula="of:=([.A1537]*0.002)+[.C1536]" office:value-type="float" office:value="4.23199799999999">
            <text:p>4.231998</text:p>
          </table:table-cell>
          <table:table-cell/>
        </table:table-row>
        <table:table-row table:style-name="ro1">
          <table:table-cell office:value-type="float" office:value="0.17">
            <text:p>0.17</text:p>
          </table:table-cell>
          <table:table-cell table:formula="of:=AVERAGE([.A1519:.A1558])" office:value-type="float" office:value="0.171875">
            <text:p>0.171875</text:p>
          </table:table-cell>
          <table:table-cell table:formula="of:=([.A1538]*0.002)+[.C1537]" office:value-type="float" office:value="4.23233799999999">
            <text:p>4.232338</text:p>
          </table:table-cell>
          <table:table-cell/>
        </table:table-row>
        <table:table-row table:style-name="ro1">
          <table:table-cell office:value-type="float" office:value="0.17">
            <text:p>0.17</text:p>
          </table:table-cell>
          <table:table-cell table:formula="of:=AVERAGE([.A1520:.A1559])" office:value-type="float" office:value="0.1719">
            <text:p>0.1719</text:p>
          </table:table-cell>
          <table:table-cell table:formula="of:=([.A1539]*0.002)+[.C1538]" office:value-type="float" office:value="4.23267799999999">
            <text:p>4.232678</text:p>
          </table:table-cell>
          <table:table-cell/>
        </table:table-row>
        <table:table-row table:style-name="ro1">
          <table:table-cell office:value-type="float" office:value="0.17">
            <text:p>0.17</text:p>
          </table:table-cell>
          <table:table-cell table:formula="of:=AVERAGE([.A1521:.A1560])" office:value-type="float" office:value="0.171925">
            <text:p>0.171925</text:p>
          </table:table-cell>
          <table:table-cell table:formula="of:=([.A1540]*0.002)+[.C1539]" office:value-type="float" office:value="4.23301799999999">
            <text:p>4.233018</text:p>
          </table:table-cell>
          <table:table-cell/>
        </table:table-row>
        <table:table-row table:style-name="ro1">
          <table:table-cell office:value-type="float" office:value="0.17">
            <text:p>0.17</text:p>
          </table:table-cell>
          <table:table-cell table:formula="of:=AVERAGE([.A1522:.A1561])" office:value-type="float" office:value="0.171975">
            <text:p>0.171975</text:p>
          </table:table-cell>
          <table:table-cell table:formula="of:=([.A1541]*0.002)+[.C1540]" office:value-type="float" office:value="4.23335799999999">
            <text:p>4.233358</text:p>
          </table:table-cell>
          <table:table-cell/>
        </table:table-row>
        <table:table-row table:style-name="ro1">
          <table:table-cell office:value-type="float" office:value="0.171">
            <text:p>0.171</text:p>
          </table:table-cell>
          <table:table-cell table:formula="of:=AVERAGE([.A1523:.A1562])" office:value-type="float" office:value="0.172025">
            <text:p>0.172025</text:p>
          </table:table-cell>
          <table:table-cell table:formula="of:=([.A1542]*0.002)+[.C1541]" office:value-type="float" office:value="4.23369999999999">
            <text:p>4.2337</text:p>
          </table:table-cell>
          <table:table-cell/>
        </table:table-row>
        <table:table-row table:style-name="ro1">
          <table:table-cell office:value-type="float" office:value="0.171">
            <text:p>0.171</text:p>
          </table:table-cell>
          <table:table-cell table:formula="of:=AVERAGE([.A1524:.A1563])" office:value-type="float" office:value="0.172075">
            <text:p>0.172075</text:p>
          </table:table-cell>
          <table:table-cell table:formula="of:=([.A1543]*0.002)+[.C1542]" office:value-type="float" office:value="4.23404199999999">
            <text:p>4.234042</text:p>
          </table:table-cell>
          <table:table-cell/>
        </table:table-row>
        <table:table-row table:style-name="ro1">
          <table:table-cell office:value-type="float" office:value="0.171">
            <text:p>0.171</text:p>
          </table:table-cell>
          <table:table-cell table:formula="of:=AVERAGE([.A1525:.A1564])" office:value-type="float" office:value="0.172125">
            <text:p>0.172125</text:p>
          </table:table-cell>
          <table:table-cell table:formula="of:=([.A1544]*0.002)+[.C1543]" office:value-type="float" office:value="4.23438399999999">
            <text:p>4.234384</text:p>
          </table:table-cell>
          <table:table-cell/>
        </table:table-row>
        <table:table-row table:style-name="ro1">
          <table:table-cell office:value-type="float" office:value="0.171">
            <text:p>0.171</text:p>
          </table:table-cell>
          <table:table-cell table:formula="of:=AVERAGE([.A1526:.A1565])" office:value-type="float" office:value="0.172175">
            <text:p>0.172175</text:p>
          </table:table-cell>
          <table:table-cell table:formula="of:=([.A1545]*0.002)+[.C1544]" office:value-type="float" office:value="4.23472599999999">
            <text:p>4.234726</text:p>
          </table:table-cell>
          <table:table-cell/>
        </table:table-row>
        <table:table-row table:style-name="ro1">
          <table:table-cell office:value-type="float" office:value="0.172">
            <text:p>0.172</text:p>
          </table:table-cell>
          <table:table-cell table:formula="of:=AVERAGE([.A1527:.A1566])" office:value-type="float" office:value="0.172225">
            <text:p>0.172225</text:p>
          </table:table-cell>
          <table:table-cell table:formula="of:=([.A1546]*0.002)+[.C1545]" office:value-type="float" office:value="4.23506999999999">
            <text:p>4.23507</text:p>
          </table:table-cell>
          <table:table-cell/>
        </table:table-row>
        <table:table-row table:style-name="ro1">
          <table:table-cell office:value-type="float" office:value="0.172">
            <text:p>0.172</text:p>
          </table:table-cell>
          <table:table-cell table:formula="of:=AVERAGE([.A1528:.A1567])" office:value-type="float" office:value="0.172275">
            <text:p>0.172275</text:p>
          </table:table-cell>
          <table:table-cell table:formula="of:=([.A1547]*0.002)+[.C1546]" office:value-type="float" office:value="4.23541399999999">
            <text:p>4.235414</text:p>
          </table:table-cell>
          <table:table-cell/>
        </table:table-row>
        <table:table-row table:style-name="ro1">
          <table:table-cell office:value-type="float" office:value="0.172">
            <text:p>0.172</text:p>
          </table:table-cell>
          <table:table-cell table:formula="of:=AVERAGE([.A1529:.A1568])" office:value-type="float" office:value="0.172325">
            <text:p>0.172325</text:p>
          </table:table-cell>
          <table:table-cell table:formula="of:=([.A1548]*0.002)+[.C1547]" office:value-type="float" office:value="4.23575799999999">
            <text:p>4.235758</text:p>
          </table:table-cell>
          <table:table-cell/>
        </table:table-row>
        <table:table-row table:style-name="ro1">
          <table:table-cell office:value-type="float" office:value="0.173">
            <text:p>0.173</text:p>
          </table:table-cell>
          <table:table-cell table:formula="of:=AVERAGE([.A1530:.A1569])" office:value-type="float" office:value="0.172375">
            <text:p>0.172375</text:p>
          </table:table-cell>
          <table:table-cell table:formula="of:=([.A1549]*0.002)+[.C1548]" office:value-type="float" office:value="4.23610399999999">
            <text:p>4.236104</text:p>
          </table:table-cell>
          <table:table-cell/>
        </table:table-row>
        <table:table-row table:style-name="ro1">
          <table:table-cell office:value-type="float" office:value="0.173">
            <text:p>0.173</text:p>
          </table:table-cell>
          <table:table-cell table:formula="of:=AVERAGE([.A1531:.A1570])" office:value-type="float" office:value="0.172425">
            <text:p>0.172425</text:p>
          </table:table-cell>
          <table:table-cell table:formula="of:=([.A1550]*0.002)+[.C1549]" office:value-type="float" office:value="4.23644999999999">
            <text:p>4.23645</text:p>
          </table:table-cell>
          <table:table-cell/>
        </table:table-row>
        <table:table-row table:style-name="ro1">
          <table:table-cell office:value-type="float" office:value="0.174">
            <text:p>0.174</text:p>
          </table:table-cell>
          <table:table-cell table:formula="of:=AVERAGE([.A1532:.A1571])" office:value-type="float" office:value="0.172475">
            <text:p>0.172475</text:p>
          </table:table-cell>
          <table:table-cell table:formula="of:=([.A1551]*0.002)+[.C1550]" office:value-type="float" office:value="4.23679799999999">
            <text:p>4.236798</text:p>
          </table:table-cell>
          <table:table-cell/>
        </table:table-row>
        <table:table-row table:style-name="ro1">
          <table:table-cell office:value-type="float" office:value="0.174">
            <text:p>0.174</text:p>
          </table:table-cell>
          <table:table-cell table:formula="of:=AVERAGE([.A1533:.A1572])" office:value-type="float" office:value="0.172525">
            <text:p>0.172525</text:p>
          </table:table-cell>
          <table:table-cell table:formula="of:=([.A1552]*0.002)+[.C1551]" office:value-type="float" office:value="4.23714599999999">
            <text:p>4.237146</text:p>
          </table:table-cell>
          <table:table-cell/>
        </table:table-row>
        <table:table-row table:style-name="ro1">
          <table:table-cell office:value-type="float" office:value="0.174">
            <text:p>0.174</text:p>
          </table:table-cell>
          <table:table-cell table:formula="of:=AVERAGE([.A1534:.A1573])" office:value-type="float" office:value="0.17255">
            <text:p>0.17255</text:p>
          </table:table-cell>
          <table:table-cell table:formula="of:=([.A1553]*0.002)+[.C1552]" office:value-type="float" office:value="4.23749399999999">
            <text:p>4.237494</text:p>
          </table:table-cell>
          <table:table-cell/>
        </table:table-row>
        <table:table-row table:style-name="ro1">
          <table:table-cell office:value-type="float" office:value="0.175">
            <text:p>0.175</text:p>
          </table:table-cell>
          <table:table-cell table:formula="of:=AVERAGE([.A1535:.A1574])" office:value-type="float" office:value="0.1726">
            <text:p>0.1726</text:p>
          </table:table-cell>
          <table:table-cell table:formula="of:=([.A1554]*0.002)+[.C1553]" office:value-type="float" office:value="4.23784399999999">
            <text:p>4.237844</text:p>
          </table:table-cell>
          <table:table-cell/>
        </table:table-row>
        <table:table-row table:style-name="ro1">
          <table:table-cell office:value-type="float" office:value="0.175">
            <text:p>0.175</text:p>
          </table:table-cell>
          <table:table-cell table:formula="of:=AVERAGE([.A1536:.A1575])" office:value-type="float" office:value="0.17265">
            <text:p>0.17265</text:p>
          </table:table-cell>
          <table:table-cell table:formula="of:=([.A1555]*0.002)+[.C1554]" office:value-type="float" office:value="4.23819399999999">
            <text:p>4.238194</text:p>
          </table:table-cell>
          <table:table-cell/>
        </table:table-row>
        <table:table-row table:style-name="ro1">
          <table:table-cell office:value-type="float" office:value="0.175">
            <text:p>0.175</text:p>
          </table:table-cell>
          <table:table-cell table:formula="of:=AVERAGE([.A1537:.A1576])" office:value-type="float" office:value="0.17265">
            <text:p>0.17265</text:p>
          </table:table-cell>
          <table:table-cell table:formula="of:=([.A1556]*0.002)+[.C1555]" office:value-type="float" office:value="4.23854399999999">
            <text:p>4.238544</text:p>
          </table:table-cell>
          <table:table-cell/>
        </table:table-row>
        <table:table-row table:style-name="ro1">
          <table:table-cell office:value-type="float" office:value="0.175">
            <text:p>0.175</text:p>
          </table:table-cell>
          <table:table-cell table:formula="of:=AVERAGE([.A1538:.A1577])" office:value-type="float" office:value="0.17265">
            <text:p>0.17265</text:p>
          </table:table-cell>
          <table:table-cell table:formula="of:=([.A1557]*0.002)+[.C1556]" office:value-type="float" office:value="4.23889399999999">
            <text:p>4.238894</text:p>
          </table:table-cell>
          <table:table-cell/>
        </table:table-row>
        <table:table-row table:style-name="ro1">
          <table:table-cell office:value-type="float" office:value="0.175">
            <text:p>0.175</text:p>
          </table:table-cell>
          <table:table-cell table:formula="of:=AVERAGE([.A1539:.A1578])" office:value-type="float" office:value="0.17265">
            <text:p>0.17265</text:p>
          </table:table-cell>
          <table:table-cell table:formula="of:=([.A1558]*0.002)+[.C1557]" office:value-type="float" office:value="4.23924399999999">
            <text:p>4.239244</text:p>
          </table:table-cell>
          <table:table-cell/>
        </table:table-row>
        <table:table-row table:style-name="ro1">
          <table:table-cell office:value-type="float" office:value="0.175">
            <text:p>0.175</text:p>
          </table:table-cell>
          <table:table-cell table:formula="of:=AVERAGE([.A1540:.A1579])" office:value-type="float" office:value="0.172625">
            <text:p>0.172625</text:p>
          </table:table-cell>
          <table:table-cell table:formula="of:=([.A1559]*0.002)+[.C1558]" office:value-type="float" office:value="4.23959399999999">
            <text:p>4.239594</text:p>
          </table:table-cell>
          <table:table-cell/>
        </table:table-row>
        <table:table-row table:style-name="ro1">
          <table:table-cell office:value-type="float" office:value="0.175">
            <text:p>0.175</text:p>
          </table:table-cell>
          <table:table-cell table:formula="of:=AVERAGE([.A1541:.A1580])" office:value-type="float" office:value="0.1726">
            <text:p>0.1726</text:p>
          </table:table-cell>
          <table:table-cell table:formula="of:=([.A1560]*0.002)+[.C1559]" office:value-type="float" office:value="4.23994399999999">
            <text:p>4.239944</text:p>
          </table:table-cell>
          <table:table-cell/>
        </table:table-row>
        <table:table-row table:style-name="ro1">
          <table:table-cell office:value-type="float" office:value="0.175">
            <text:p>0.175</text:p>
          </table:table-cell>
          <table:table-cell table:formula="of:=AVERAGE([.A1542:.A1581])" office:value-type="float" office:value="0.17255">
            <text:p>0.17255</text:p>
          </table:table-cell>
          <table:table-cell table:formula="of:=([.A1561]*0.002)+[.C1560]" office:value-type="float" office:value="4.24029399999999">
            <text:p>4.240294</text:p>
          </table:table-cell>
          <table:table-cell/>
        </table:table-row>
        <table:table-row table:style-name="ro1">
          <table:table-cell office:value-type="float" office:value="0.175">
            <text:p>0.175</text:p>
          </table:table-cell>
          <table:table-cell table:formula="of:=AVERAGE([.A1543:.A1582])" office:value-type="float" office:value="0.172475">
            <text:p>0.172475</text:p>
          </table:table-cell>
          <table:table-cell table:formula="of:=([.A1562]*0.002)+[.C1561]" office:value-type="float" office:value="4.24064399999999">
            <text:p>4.240644</text:p>
          </table:table-cell>
          <table:table-cell/>
        </table:table-row>
        <table:table-row table:style-name="ro1">
          <table:table-cell office:value-type="float" office:value="0.175">
            <text:p>0.175</text:p>
          </table:table-cell>
          <table:table-cell table:formula="of:=AVERAGE([.A1544:.A1583])" office:value-type="float" office:value="0.172375">
            <text:p>0.172375</text:p>
          </table:table-cell>
          <table:table-cell table:formula="of:=([.A1563]*0.002)+[.C1562]" office:value-type="float" office:value="4.24099399999999">
            <text:p>4.240994</text:p>
          </table:table-cell>
          <table:table-cell/>
        </table:table-row>
        <table:table-row table:style-name="ro1">
          <table:table-cell office:value-type="float" office:value="0.174">
            <text:p>0.174</text:p>
          </table:table-cell>
          <table:table-cell table:formula="of:=AVERAGE([.A1545:.A1584])" office:value-type="float" office:value="0.17225">
            <text:p>0.17225</text:p>
          </table:table-cell>
          <table:table-cell table:formula="of:=([.A1564]*0.002)+[.C1563]" office:value-type="float" office:value="4.24134199999999">
            <text:p>4.241342</text:p>
          </table:table-cell>
          <table:table-cell/>
        </table:table-row>
        <table:table-row table:style-name="ro1">
          <table:table-cell office:value-type="float" office:value="0.174">
            <text:p>0.174</text:p>
          </table:table-cell>
          <table:table-cell table:formula="of:=AVERAGE([.A1546:.A1585])" office:value-type="float" office:value="0.1721">
            <text:p>0.1721</text:p>
          </table:table-cell>
          <table:table-cell table:formula="of:=([.A1565]*0.002)+[.C1564]" office:value-type="float" office:value="4.24168999999999">
            <text:p>4.24169</text:p>
          </table:table-cell>
          <table:table-cell/>
        </table:table-row>
        <table:table-row table:style-name="ro1">
          <table:table-cell office:value-type="float" office:value="0.173">
            <text:p>0.173</text:p>
          </table:table-cell>
          <table:table-cell table:formula="of:=AVERAGE([.A1547:.A1586])" office:value-type="float" office:value="0.171925">
            <text:p>0.171925</text:p>
          </table:table-cell>
          <table:table-cell table:formula="of:=([.A1566]*0.002)+[.C1565]" office:value-type="float" office:value="4.24203599999999">
            <text:p>4.242036</text:p>
          </table:table-cell>
          <table:table-cell/>
        </table:table-row>
        <table:table-row table:style-name="ro1">
          <table:table-cell office:value-type="float" office:value="0.173">
            <text:p>0.173</text:p>
          </table:table-cell>
          <table:table-cell table:formula="of:=AVERAGE([.A1548:.A1587])" office:value-type="float" office:value="0.171725">
            <text:p>0.171725</text:p>
          </table:table-cell>
          <table:table-cell table:formula="of:=([.A1567]*0.002)+[.C1566]" office:value-type="float" office:value="4.24238199999999">
            <text:p>4.242382</text:p>
          </table:table-cell>
          <table:table-cell/>
        </table:table-row>
        <table:table-row table:style-name="ro1">
          <table:table-cell office:value-type="float" office:value="0.173">
            <text:p>0.173</text:p>
          </table:table-cell>
          <table:table-cell table:formula="of:=AVERAGE([.A1549:.A1588])" office:value-type="float" office:value="0.1715">
            <text:p>0.1715</text:p>
          </table:table-cell>
          <table:table-cell table:formula="of:=([.A1568]*0.002)+[.C1567]" office:value-type="float" office:value="4.24272799999999">
            <text:p>4.242728</text:p>
          </table:table-cell>
          <table:table-cell/>
        </table:table-row>
        <table:table-row table:style-name="ro1">
          <table:table-cell office:value-type="float" office:value="0.172">
            <text:p>0.172</text:p>
          </table:table-cell>
          <table:table-cell table:formula="of:=AVERAGE([.A1550:.A1589])" office:value-type="float" office:value="0.171225">
            <text:p>0.171225</text:p>
          </table:table-cell>
          <table:table-cell table:formula="of:=([.A1569]*0.002)+[.C1568]" office:value-type="float" office:value="4.24307199999999">
            <text:p>4.243072</text:p>
          </table:table-cell>
          <table:table-cell/>
        </table:table-row>
        <table:table-row table:style-name="ro1">
          <table:table-cell office:value-type="float" office:value="0.172">
            <text:p>0.172</text:p>
          </table:table-cell>
          <table:table-cell table:formula="of:=AVERAGE([.A1551:.A1590])" office:value-type="float" office:value="0.170925">
            <text:p>0.170925</text:p>
          </table:table-cell>
          <table:table-cell table:formula="of:=([.A1570]*0.002)+[.C1569]" office:value-type="float" office:value="4.24341599999999">
            <text:p>4.243416</text:p>
          </table:table-cell>
          <table:table-cell/>
        </table:table-row>
        <table:table-row table:style-name="ro1">
          <table:table-cell office:value-type="float" office:value="0.172">
            <text:p>0.172</text:p>
          </table:table-cell>
          <table:table-cell table:formula="of:=AVERAGE([.A1552:.A1591])" office:value-type="float" office:value="0.170575">
            <text:p>0.170575</text:p>
          </table:table-cell>
          <table:table-cell table:formula="of:=([.A1571]*0.002)+[.C1570]" office:value-type="float" office:value="4.24375999999999">
            <text:p>4.24376</text:p>
          </table:table-cell>
          <table:table-cell/>
        </table:table-row>
        <table:table-row table:style-name="ro1">
          <table:table-cell office:value-type="float" office:value="0.172">
            <text:p>0.172</text:p>
          </table:table-cell>
          <table:table-cell table:formula="of:=AVERAGE([.A1553:.A1592])" office:value-type="float" office:value="0.1702">
            <text:p>0.1702</text:p>
          </table:table-cell>
          <table:table-cell table:formula="of:=([.A1572]*0.002)+[.C1571]" office:value-type="float" office:value="4.24410399999999">
            <text:p>4.244104</text:p>
          </table:table-cell>
          <table:table-cell/>
        </table:table-row>
        <table:table-row table:style-name="ro1">
          <table:table-cell office:value-type="float" office:value="0.171">
            <text:p>0.171</text:p>
          </table:table-cell>
          <table:table-cell table:formula="of:=AVERAGE([.A1554:.A1593])" office:value-type="float" office:value="0.1698">
            <text:p>0.1698</text:p>
          </table:table-cell>
          <table:table-cell table:formula="of:=([.A1573]*0.002)+[.C1572]" office:value-type="float" office:value="4.24444599999999">
            <text:p>4.244446</text:p>
          </table:table-cell>
          <table:table-cell/>
        </table:table-row>
        <table:table-row table:style-name="ro1">
          <table:table-cell office:value-type="float" office:value="0.171">
            <text:p>0.171</text:p>
          </table:table-cell>
          <table:table-cell table:formula="of:=AVERAGE([.A1555:.A1594])" office:value-type="float" office:value="0.169375">
            <text:p>0.169375</text:p>
          </table:table-cell>
          <table:table-cell table:formula="of:=([.A1574]*0.002)+[.C1573]" office:value-type="float" office:value="4.24478799999999">
            <text:p>4.244788</text:p>
          </table:table-cell>
          <table:table-cell/>
        </table:table-row>
        <table:table-row table:style-name="ro1">
          <table:table-cell office:value-type="float" office:value="0.171">
            <text:p>0.171</text:p>
          </table:table-cell>
          <table:table-cell table:formula="of:=AVERAGE([.A1556:.A1595])" office:value-type="float" office:value="0.168925">
            <text:p>0.168925</text:p>
          </table:table-cell>
          <table:table-cell table:formula="of:=([.A1575]*0.002)+[.C1574]" office:value-type="float" office:value="4.24512999999999">
            <text:p>4.24513</text:p>
          </table:table-cell>
          <table:table-cell/>
        </table:table-row>
        <table:table-row table:style-name="ro1">
          <table:table-cell office:value-type="float" office:value="0.17">
            <text:p>0.17</text:p>
          </table:table-cell>
          <table:table-cell table:formula="of:=AVERAGE([.A1557:.A1596])" office:value-type="float" office:value="0.16845">
            <text:p>0.16845</text:p>
          </table:table-cell>
          <table:table-cell table:formula="of:=([.A1576]*0.002)+[.C1575]" office:value-type="float" office:value="4.24546999999999">
            <text:p>4.24547</text:p>
          </table:table-cell>
          <table:table-cell/>
        </table:table-row>
        <table:table-row table:style-name="ro1">
          <table:table-cell office:value-type="float" office:value="0.17">
            <text:p>0.17</text:p>
          </table:table-cell>
          <table:table-cell table:formula="of:=AVERAGE([.A1558:.A1597])" office:value-type="float" office:value="0.167975">
            <text:p>0.167975</text:p>
          </table:table-cell>
          <table:table-cell table:formula="of:=([.A1577]*0.002)+[.C1576]" office:value-type="float" office:value="4.24580999999999">
            <text:p>4.24581</text:p>
          </table:table-cell>
          <table:table-cell/>
        </table:table-row>
        <table:table-row table:style-name="ro1">
          <table:table-cell office:value-type="float" office:value="0.17">
            <text:p>0.17</text:p>
          </table:table-cell>
          <table:table-cell table:formula="of:=AVERAGE([.A1559:.A1598])" office:value-type="float" office:value="0.1675">
            <text:p>0.1675</text:p>
          </table:table-cell>
          <table:table-cell table:formula="of:=([.A1578]*0.002)+[.C1577]" office:value-type="float" office:value="4.24614999999999">
            <text:p>4.24615</text:p>
          </table:table-cell>
          <table:table-cell/>
        </table:table-row>
        <table:table-row table:style-name="ro1">
          <table:table-cell office:value-type="float" office:value="0.169">
            <text:p>0.169</text:p>
          </table:table-cell>
          <table:table-cell table:formula="of:=AVERAGE([.A1560:.A1599])" office:value-type="float" office:value="0.167025">
            <text:p>0.167025</text:p>
          </table:table-cell>
          <table:table-cell table:formula="of:=([.A1579]*0.002)+[.C1578]" office:value-type="float" office:value="4.24648799999999">
            <text:p>4.246488</text:p>
          </table:table-cell>
          <table:table-cell/>
        </table:table-row>
        <table:table-row table:style-name="ro1">
          <table:table-cell office:value-type="float" office:value="0.169">
            <text:p>0.169</text:p>
          </table:table-cell>
          <table:table-cell table:formula="of:=AVERAGE([.A1561:.A1600])" office:value-type="float" office:value="0.16655">
            <text:p>0.16655</text:p>
          </table:table-cell>
          <table:table-cell table:formula="of:=([.A1580]*0.002)+[.C1579]" office:value-type="float" office:value="4.24682599999999">
            <text:p>4.246826</text:p>
          </table:table-cell>
          <table:table-cell/>
        </table:table-row>
        <table:table-row table:style-name="ro1">
          <table:table-cell office:value-type="float" office:value="0.168">
            <text:p>0.168</text:p>
          </table:table-cell>
          <table:table-cell table:formula="of:=AVERAGE([.A1562:.A1601])" office:value-type="float" office:value="0.166075">
            <text:p>0.166075</text:p>
          </table:table-cell>
          <table:table-cell table:formula="of:=([.A1581]*0.002)+[.C1580]" office:value-type="float" office:value="4.24716199999999">
            <text:p>4.247162</text:p>
          </table:table-cell>
          <table:table-cell/>
        </table:table-row>
        <table:table-row table:style-name="ro1">
          <table:table-cell office:value-type="float" office:value="0.168">
            <text:p>0.168</text:p>
          </table:table-cell>
          <table:table-cell table:formula="of:=AVERAGE([.A1563:.A1602])" office:value-type="float" office:value="0.1656">
            <text:p>0.1656</text:p>
          </table:table-cell>
          <table:table-cell table:formula="of:=([.A1582]*0.002)+[.C1581]" office:value-type="float" office:value="4.24749799999999">
            <text:p>4.247498</text:p>
          </table:table-cell>
          <table:table-cell/>
        </table:table-row>
        <table:table-row table:style-name="ro1">
          <table:table-cell office:value-type="float" office:value="0.167">
            <text:p>0.167</text:p>
          </table:table-cell>
          <table:table-cell table:formula="of:=AVERAGE([.A1564:.A1603])" office:value-type="float" office:value="0.16515">
            <text:p>0.16515</text:p>
          </table:table-cell>
          <table:table-cell table:formula="of:=([.A1583]*0.002)+[.C1582]" office:value-type="float" office:value="4.24783199999999">
            <text:p>4.247832</text:p>
          </table:table-cell>
          <table:table-cell/>
        </table:table-row>
        <table:table-row table:style-name="ro1">
          <table:table-cell office:value-type="float" office:value="0.166">
            <text:p>0.166</text:p>
          </table:table-cell>
          <table:table-cell table:formula="of:=AVERAGE([.A1565:.A1604])" office:value-type="float" office:value="0.16475">
            <text:p>0.16475</text:p>
          </table:table-cell>
          <table:table-cell table:formula="of:=([.A1584]*0.002)+[.C1583]" office:value-type="float" office:value="4.24816399999999">
            <text:p>4.248164</text:p>
          </table:table-cell>
          <table:table-cell/>
        </table:table-row>
        <table:table-row table:style-name="ro1">
          <table:table-cell office:value-type="float" office:value="0.165">
            <text:p>0.165</text:p>
          </table:table-cell>
          <table:table-cell table:formula="of:=AVERAGE([.A1566:.A1605])" office:value-type="float" office:value="0.164375">
            <text:p>0.164375</text:p>
          </table:table-cell>
          <table:table-cell table:formula="of:=([.A1585]*0.002)+[.C1584]" office:value-type="float" office:value="4.24849399999999">
            <text:p>4.248494</text:p>
          </table:table-cell>
          <table:table-cell/>
        </table:table-row>
        <table:table-row table:style-name="ro1">
          <table:table-cell office:value-type="float" office:value="0.165">
            <text:p>0.165</text:p>
          </table:table-cell>
          <table:table-cell table:formula="of:=AVERAGE([.A1567:.A1606])" office:value-type="float" office:value="0.16405">
            <text:p>0.16405</text:p>
          </table:table-cell>
          <table:table-cell table:formula="of:=([.A1586]*0.002)+[.C1585]" office:value-type="float" office:value="4.24882399999999">
            <text:p>4.248824</text:p>
          </table:table-cell>
          <table:table-cell/>
        </table:table-row>
        <table:table-row table:style-name="ro1">
          <table:table-cell office:value-type="float" office:value="0.164">
            <text:p>0.164</text:p>
          </table:table-cell>
          <table:table-cell table:formula="of:=AVERAGE([.A1568:.A1607])" office:value-type="float" office:value="0.163775">
            <text:p>0.163775</text:p>
          </table:table-cell>
          <table:table-cell table:formula="of:=([.A1587]*0.002)+[.C1586]" office:value-type="float" office:value="4.24915199999999">
            <text:p>4.249152</text:p>
          </table:table-cell>
          <table:table-cell/>
        </table:table-row>
        <table:table-row table:style-name="ro1">
          <table:table-cell office:value-type="float" office:value="0.163">
            <text:p>0.163</text:p>
          </table:table-cell>
          <table:table-cell table:formula="of:=AVERAGE([.A1569:.A1608])" office:value-type="float" office:value="0.163525">
            <text:p>0.163525</text:p>
          </table:table-cell>
          <table:table-cell table:formula="of:=([.A1588]*0.002)+[.C1587]" office:value-type="float" office:value="4.24947799999999">
            <text:p>4.249478</text:p>
          </table:table-cell>
          <table:table-cell/>
        </table:table-row>
        <table:table-row table:style-name="ro1">
          <table:table-cell office:value-type="float" office:value="0.162">
            <text:p>0.162</text:p>
          </table:table-cell>
          <table:table-cell table:formula="of:=AVERAGE([.A1570:.A1609])" office:value-type="float" office:value="0.16335">
            <text:p>0.16335</text:p>
          </table:table-cell>
          <table:table-cell table:formula="of:=([.A1589]*0.002)+[.C1588]" office:value-type="float" office:value="4.24980199999999">
            <text:p>4.249802</text:p>
          </table:table-cell>
          <table:table-cell/>
        </table:table-row>
        <table:table-row table:style-name="ro1">
          <table:table-cell office:value-type="float" office:value="0.161">
            <text:p>0.161</text:p>
          </table:table-cell>
          <table:table-cell table:formula="of:=AVERAGE([.A1571:.A1610])" office:value-type="float" office:value="0.1632">
            <text:p>0.1632</text:p>
          </table:table-cell>
          <table:table-cell table:formula="of:=([.A1590]*0.002)+[.C1589]" office:value-type="float" office:value="4.25012399999999">
            <text:p>4.250124</text:p>
          </table:table-cell>
          <table:table-cell/>
        </table:table-row>
        <table:table-row table:style-name="ro1">
          <table:table-cell office:value-type="float" office:value="0.16">
            <text:p>0.16</text:p>
          </table:table-cell>
          <table:table-cell table:formula="of:=AVERAGE([.A1572:.A1611])" office:value-type="float" office:value="0.1631">
            <text:p>0.1631</text:p>
          </table:table-cell>
          <table:table-cell table:formula="of:=([.A1591]*0.002)+[.C1590]" office:value-type="float" office:value="4.25044399999999">
            <text:p>4.250444</text:p>
          </table:table-cell>
          <table:table-cell/>
        </table:table-row>
        <table:table-row table:style-name="ro1">
          <table:table-cell office:value-type="float" office:value="0.159">
            <text:p>0.159</text:p>
          </table:table-cell>
          <table:table-cell table:formula="of:=AVERAGE([.A1573:.A1612])" office:value-type="float" office:value="0.16305">
            <text:p>0.16305</text:p>
          </table:table-cell>
          <table:table-cell table:formula="of:=([.A1592]*0.002)+[.C1591]" office:value-type="float" office:value="4.25076199999999">
            <text:p>4.250762</text:p>
          </table:table-cell>
          <table:table-cell/>
        </table:table-row>
        <table:table-row table:style-name="ro1">
          <table:table-cell office:value-type="float" office:value="0.158">
            <text:p>0.158</text:p>
          </table:table-cell>
          <table:table-cell table:formula="of:=AVERAGE([.A1574:.A1613])" office:value-type="float" office:value="0.16305">
            <text:p>0.16305</text:p>
          </table:table-cell>
          <table:table-cell table:formula="of:=([.A1593]*0.002)+[.C1592]" office:value-type="float" office:value="4.25107799999999">
            <text:p>4.251078</text:p>
          </table:table-cell>
          <table:table-cell/>
        </table:table-row>
        <table:table-row table:style-name="ro1">
          <table:table-cell office:value-type="float" office:value="0.158">
            <text:p>0.158</text:p>
          </table:table-cell>
          <table:table-cell table:formula="of:=AVERAGE([.A1575:.A1614])" office:value-type="float" office:value="0.1631">
            <text:p>0.1631</text:p>
          </table:table-cell>
          <table:table-cell table:formula="of:=([.A1594]*0.002)+[.C1593]" office:value-type="float" office:value="4.25139399999999">
            <text:p>4.251394</text:p>
          </table:table-cell>
          <table:table-cell/>
        </table:table-row>
        <table:table-row table:style-name="ro1">
          <table:table-cell office:value-type="float" office:value="0.157">
            <text:p>0.157</text:p>
          </table:table-cell>
          <table:table-cell table:formula="of:=AVERAGE([.A1576:.A1615])" office:value-type="float" office:value="0.163175">
            <text:p>0.163175</text:p>
          </table:table-cell>
          <table:table-cell table:formula="of:=([.A1595]*0.002)+[.C1594]" office:value-type="float" office:value="4.25170799999999">
            <text:p>4.251708</text:p>
          </table:table-cell>
          <table:table-cell/>
        </table:table-row>
        <table:table-row table:style-name="ro1">
          <table:table-cell office:value-type="float" office:value="0.156">
            <text:p>0.156</text:p>
          </table:table-cell>
          <table:table-cell table:formula="of:=AVERAGE([.A1577:.A1616])" office:value-type="float" office:value="0.163325">
            <text:p>0.163325</text:p>
          </table:table-cell>
          <table:table-cell table:formula="of:=([.A1596]*0.002)+[.C1595]" office:value-type="float" office:value="4.25201999999999">
            <text:p>4.25202</text:p>
          </table:table-cell>
          <table:table-cell/>
        </table:table-row>
        <table:table-row table:style-name="ro1">
          <table:table-cell office:value-type="float" office:value="0.156">
            <text:p>0.156</text:p>
          </table:table-cell>
          <table:table-cell table:formula="of:=AVERAGE([.A1578:.A1617])" office:value-type="float" office:value="0.1635">
            <text:p>0.1635</text:p>
          </table:table-cell>
          <table:table-cell table:formula="of:=([.A1597]*0.002)+[.C1596]" office:value-type="float" office:value="4.25233199999999">
            <text:p>4.252332</text:p>
          </table:table-cell>
          <table:table-cell/>
        </table:table-row>
        <table:table-row table:style-name="ro1">
          <table:table-cell office:value-type="float" office:value="0.156">
            <text:p>0.156</text:p>
          </table:table-cell>
          <table:table-cell table:formula="of:=AVERAGE([.A1579:.A1618])" office:value-type="float" office:value="0.163725">
            <text:p>0.163725</text:p>
          </table:table-cell>
          <table:table-cell table:formula="of:=([.A1598]*0.002)+[.C1597]" office:value-type="float" office:value="4.25264399999999">
            <text:p>4.252644</text:p>
          </table:table-cell>
          <table:table-cell/>
        </table:table-row>
        <table:table-row table:style-name="ro1">
          <table:table-cell office:value-type="float" office:value="0.156">
            <text:p>0.156</text:p>
          </table:table-cell>
          <table:table-cell table:formula="of:=AVERAGE([.A1580:.A1619])" office:value-type="float" office:value="0.164">
            <text:p>0.164</text:p>
          </table:table-cell>
          <table:table-cell table:formula="of:=([.A1599]*0.002)+[.C1598]" office:value-type="float" office:value="4.25295599999999">
            <text:p>4.252956</text:p>
          </table:table-cell>
          <table:table-cell/>
        </table:table-row>
        <table:table-row table:style-name="ro1">
          <table:table-cell office:value-type="float" office:value="0.156">
            <text:p>0.156</text:p>
          </table:table-cell>
          <table:table-cell table:formula="of:=AVERAGE([.A1581:.A1620])" office:value-type="float" office:value="0.1643">
            <text:p>0.1643</text:p>
          </table:table-cell>
          <table:table-cell table:formula="of:=([.A1600]*0.002)+[.C1599]" office:value-type="float" office:value="4.25326799999999">
            <text:p>4.253268</text:p>
          </table:table-cell>
          <table:table-cell/>
        </table:table-row>
        <table:table-row table:style-name="ro1">
          <table:table-cell office:value-type="float" office:value="0.156">
            <text:p>0.156</text:p>
          </table:table-cell>
          <table:table-cell table:formula="of:=AVERAGE([.A1582:.A1621])" office:value-type="float" office:value="0.16465">
            <text:p>0.16465</text:p>
          </table:table-cell>
          <table:table-cell table:formula="of:=([.A1601]*0.002)+[.C1600]" office:value-type="float" office:value="4.25357999999999">
            <text:p>4.25358</text:p>
          </table:table-cell>
          <table:table-cell/>
        </table:table-row>
        <table:table-row table:style-name="ro1">
          <table:table-cell office:value-type="float" office:value="0.156">
            <text:p>0.156</text:p>
          </table:table-cell>
          <table:table-cell table:formula="of:=AVERAGE([.A1583:.A1622])" office:value-type="float" office:value="0.165025">
            <text:p>0.165025</text:p>
          </table:table-cell>
          <table:table-cell table:formula="of:=([.A1602]*0.002)+[.C1601]" office:value-type="float" office:value="4.25389199999999">
            <text:p>4.253892</text:p>
          </table:table-cell>
          <table:table-cell/>
        </table:table-row>
        <table:table-row table:style-name="ro1">
          <table:table-cell office:value-type="float" office:value="0.157">
            <text:p>0.157</text:p>
          </table:table-cell>
          <table:table-cell table:formula="of:=AVERAGE([.A1584:.A1623])" office:value-type="float" office:value="0.16545">
            <text:p>0.16545</text:p>
          </table:table-cell>
          <table:table-cell table:formula="of:=([.A1603]*0.002)+[.C1602]" office:value-type="float" office:value="4.25420599999999">
            <text:p>4.254206</text:p>
          </table:table-cell>
          <table:table-cell/>
        </table:table-row>
        <table:table-row table:style-name="ro1">
          <table:table-cell office:value-type="float" office:value="0.158">
            <text:p>0.158</text:p>
          </table:table-cell>
          <table:table-cell table:formula="of:=AVERAGE([.A1585:.A1624])" office:value-type="float" office:value="0.165925">
            <text:p>0.165925</text:p>
          </table:table-cell>
          <table:table-cell table:formula="of:=([.A1604]*0.002)+[.C1603]" office:value-type="float" office:value="4.25452199999999">
            <text:p>4.254522</text:p>
          </table:table-cell>
          <table:table-cell/>
        </table:table-row>
        <table:table-row table:style-name="ro1">
          <table:table-cell office:value-type="float" office:value="0.159">
            <text:p>0.159</text:p>
          </table:table-cell>
          <table:table-cell table:formula="of:=AVERAGE([.A1586:.A1625])" office:value-type="float" office:value="0.16645">
            <text:p>0.16645</text:p>
          </table:table-cell>
          <table:table-cell table:formula="of:=([.A1605]*0.002)+[.C1604]" office:value-type="float" office:value="4.25483999999999">
            <text:p>4.25484</text:p>
          </table:table-cell>
          <table:table-cell/>
        </table:table-row>
        <table:table-row table:style-name="ro1">
          <table:table-cell office:value-type="float" office:value="0.16">
            <text:p>0.16</text:p>
          </table:table-cell>
          <table:table-cell table:formula="of:=AVERAGE([.A1587:.A1626])" office:value-type="float" office:value="0.167">
            <text:p>0.167</text:p>
          </table:table-cell>
          <table:table-cell table:formula="of:=([.A1606]*0.002)+[.C1605]" office:value-type="float" office:value="4.25515999999999">
            <text:p>4.25516</text:p>
          </table:table-cell>
          <table:table-cell/>
        </table:table-row>
        <table:table-row table:style-name="ro1">
          <table:table-cell office:value-type="float" office:value="0.162">
            <text:p>0.162</text:p>
          </table:table-cell>
          <table:table-cell table:formula="of:=AVERAGE([.A1588:.A1627])" office:value-type="float" office:value="0.167575">
            <text:p>0.167575</text:p>
          </table:table-cell>
          <table:table-cell table:formula="of:=([.A1607]*0.002)+[.C1606]" office:value-type="float" office:value="4.25548399999999">
            <text:p>4.255484</text:p>
          </table:table-cell>
          <table:table-cell/>
        </table:table-row>
        <table:table-row table:style-name="ro1">
          <table:table-cell office:value-type="float" office:value="0.163">
            <text:p>0.163</text:p>
          </table:table-cell>
          <table:table-cell table:formula="of:=AVERAGE([.A1589:.A1628])" office:value-type="float" office:value="0.1682">
            <text:p>0.1682</text:p>
          </table:table-cell>
          <table:table-cell table:formula="of:=([.A1608]*0.002)+[.C1607]" office:value-type="float" office:value="4.25580999999999">
            <text:p>4.25581</text:p>
          </table:table-cell>
          <table:table-cell/>
        </table:table-row>
        <table:table-row table:style-name="ro1">
          <table:table-cell office:value-type="float" office:value="0.165">
            <text:p>0.165</text:p>
          </table:table-cell>
          <table:table-cell table:formula="of:=AVERAGE([.A1590:.A1629])" office:value-type="float" office:value="0.16885">
            <text:p>0.16885</text:p>
          </table:table-cell>
          <table:table-cell table:formula="of:=([.A1609]*0.002)+[.C1608]" office:value-type="float" office:value="4.25613999999999">
            <text:p>4.25614</text:p>
          </table:table-cell>
          <table:table-cell/>
        </table:table-row>
        <table:table-row table:style-name="ro1">
          <table:table-cell office:value-type="float" office:value="0.166">
            <text:p>0.166</text:p>
          </table:table-cell>
          <table:table-cell table:formula="of:=AVERAGE([.A1591:.A1630])" office:value-type="float" office:value="0.16955">
            <text:p>0.16955</text:p>
          </table:table-cell>
          <table:table-cell table:formula="of:=([.A1610]*0.002)+[.C1609]" office:value-type="float" office:value="4.25647199999999">
            <text:p>4.256472</text:p>
          </table:table-cell>
          <table:table-cell/>
        </table:table-row>
        <table:table-row table:style-name="ro1">
          <table:table-cell office:value-type="float" office:value="0.168">
            <text:p>0.168</text:p>
          </table:table-cell>
          <table:table-cell table:formula="of:=AVERAGE([.A1592:.A1631])" office:value-type="float" office:value="0.170275">
            <text:p>0.170275</text:p>
          </table:table-cell>
          <table:table-cell table:formula="of:=([.A1611]*0.002)+[.C1610]" office:value-type="float" office:value="4.25680799999999">
            <text:p>4.256808</text:p>
          </table:table-cell>
          <table:table-cell/>
        </table:table-row>
        <table:table-row table:style-name="ro1">
          <table:table-cell office:value-type="float" office:value="0.17">
            <text:p>0.17</text:p>
          </table:table-cell>
          <table:table-cell table:formula="of:=AVERAGE([.A1593:.A1632])" office:value-type="float" office:value="0.171025">
            <text:p>0.171025</text:p>
          </table:table-cell>
          <table:table-cell table:formula="of:=([.A1612]*0.002)+[.C1611]" office:value-type="float" office:value="4.25714799999999">
            <text:p>4.257148</text:p>
          </table:table-cell>
          <table:table-cell/>
        </table:table-row>
        <table:table-row table:style-name="ro1">
          <table:table-cell office:value-type="float" office:value="0.171">
            <text:p>0.171</text:p>
          </table:table-cell>
          <table:table-cell table:formula="of:=AVERAGE([.A1594:.A1633])" office:value-type="float" office:value="0.1718">
            <text:p>0.1718</text:p>
          </table:table-cell>
          <table:table-cell table:formula="of:=([.A1613]*0.002)+[.C1612]" office:value-type="float" office:value="4.25748999999999">
            <text:p>4.25749</text:p>
          </table:table-cell>
          <table:table-cell/>
        </table:table-row>
        <table:table-row table:style-name="ro1">
          <table:table-cell office:value-type="float" office:value="0.173">
            <text:p>0.173</text:p>
          </table:table-cell>
          <table:table-cell table:formula="of:=AVERAGE([.A1595:.A1634])" office:value-type="float" office:value="0.172575">
            <text:p>0.172575</text:p>
          </table:table-cell>
          <table:table-cell table:formula="of:=([.A1614]*0.002)+[.C1613]" office:value-type="float" office:value="4.25783599999999">
            <text:p>4.257836</text:p>
          </table:table-cell>
          <table:table-cell/>
        </table:table-row>
        <table:table-row table:style-name="ro1">
          <table:table-cell office:value-type="float" office:value="0.174">
            <text:p>0.174</text:p>
          </table:table-cell>
          <table:table-cell table:formula="of:=AVERAGE([.A1596:.A1635])" office:value-type="float" office:value="0.173375">
            <text:p>0.173375</text:p>
          </table:table-cell>
          <table:table-cell table:formula="of:=([.A1615]*0.002)+[.C1614]" office:value-type="float" office:value="4.25818399999999">
            <text:p>4.258184</text:p>
          </table:table-cell>
          <table:table-cell/>
        </table:table-row>
        <table:table-row table:style-name="ro1">
          <table:table-cell office:value-type="float" office:value="0.176">
            <text:p>0.176</text:p>
          </table:table-cell>
          <table:table-cell table:formula="of:=AVERAGE([.A1597:.A1636])" office:value-type="float" office:value="0.174175">
            <text:p>0.174175</text:p>
          </table:table-cell>
          <table:table-cell table:formula="of:=([.A1616]*0.002)+[.C1615]" office:value-type="float" office:value="4.25853599999999">
            <text:p>4.258536</text:p>
          </table:table-cell>
          <table:table-cell/>
        </table:table-row>
        <table:table-row table:style-name="ro1">
          <table:table-cell office:value-type="float" office:value="0.177">
            <text:p>0.177</text:p>
          </table:table-cell>
          <table:table-cell table:formula="of:=AVERAGE([.A1598:.A1637])" office:value-type="float" office:value="0.174975">
            <text:p>0.174975</text:p>
          </table:table-cell>
          <table:table-cell table:formula="of:=([.A1617]*0.002)+[.C1616]" office:value-type="float" office:value="4.25888999999999">
            <text:p>4.25889</text:p>
          </table:table-cell>
          <table:table-cell/>
        </table:table-row>
        <table:table-row table:style-name="ro1">
          <table:table-cell office:value-type="float" office:value="0.179">
            <text:p>0.179</text:p>
          </table:table-cell>
          <table:table-cell table:formula="of:=AVERAGE([.A1599:.A1638])" office:value-type="float" office:value="0.17575">
            <text:p>0.17575</text:p>
          </table:table-cell>
          <table:table-cell table:formula="of:=([.A1618]*0.002)+[.C1617]" office:value-type="float" office:value="4.25924799999999">
            <text:p>4.259248</text:p>
          </table:table-cell>
          <table:table-cell/>
        </table:table-row>
        <table:table-row table:style-name="ro1">
          <table:table-cell office:value-type="float" office:value="0.18">
            <text:p>0.18</text:p>
          </table:table-cell>
          <table:table-cell table:formula="of:=AVERAGE([.A1600:.A1639])" office:value-type="float" office:value="0.1765">
            <text:p>0.1765</text:p>
          </table:table-cell>
          <table:table-cell table:formula="of:=([.A1619]*0.002)+[.C1618]" office:value-type="float" office:value="4.25960799999999">
            <text:p>4.259608</text:p>
          </table:table-cell>
          <table:table-cell/>
        </table:table-row>
        <table:table-row table:style-name="ro1">
          <table:table-cell office:value-type="float" office:value="0.181">
            <text:p>0.181</text:p>
          </table:table-cell>
          <table:table-cell table:formula="of:=AVERAGE([.A1601:.A1640])" office:value-type="float" office:value="0.177225">
            <text:p>0.177225</text:p>
          </table:table-cell>
          <table:table-cell table:formula="of:=([.A1620]*0.002)+[.C1619]" office:value-type="float" office:value="4.25996999999999">
            <text:p>4.25997</text:p>
          </table:table-cell>
          <table:table-cell/>
        </table:table-row>
        <table:table-row table:style-name="ro1">
          <table:table-cell office:value-type="float" office:value="0.182">
            <text:p>0.182</text:p>
          </table:table-cell>
          <table:table-cell table:formula="of:=AVERAGE([.A1602:.A1641])" office:value-type="float" office:value="0.1779">
            <text:p>0.1779</text:p>
          </table:table-cell>
          <table:table-cell table:formula="of:=([.A1621]*0.002)+[.C1620]" office:value-type="float" office:value="4.26033399999999">
            <text:p>4.260334</text:p>
          </table:table-cell>
          <table:table-cell/>
        </table:table-row>
        <table:table-row table:style-name="ro1">
          <table:table-cell office:value-type="float" office:value="0.183">
            <text:p>0.183</text:p>
          </table:table-cell>
          <table:table-cell table:formula="of:=AVERAGE([.A1603:.A1642])" office:value-type="float" office:value="0.17855">
            <text:p>0.17855</text:p>
          </table:table-cell>
          <table:table-cell table:formula="of:=([.A1622]*0.002)+[.C1621]" office:value-type="float" office:value="4.26069999999999">
            <text:p>4.2607</text:p>
          </table:table-cell>
          <table:table-cell/>
        </table:table-row>
        <table:table-row table:style-name="ro1">
          <table:table-cell office:value-type="float" office:value="0.184">
            <text:p>0.184</text:p>
          </table:table-cell>
          <table:table-cell table:formula="of:=AVERAGE([.A1604:.A1643])" office:value-type="float" office:value="0.179125">
            <text:p>0.179125</text:p>
          </table:table-cell>
          <table:table-cell table:formula="of:=([.A1623]*0.002)+[.C1622]" office:value-type="float" office:value="4.26106799999999">
            <text:p>4.261068</text:p>
          </table:table-cell>
          <table:table-cell/>
        </table:table-row>
        <table:table-row table:style-name="ro1">
          <table:table-cell office:value-type="float" office:value="0.185">
            <text:p>0.185</text:p>
          </table:table-cell>
          <table:table-cell table:formula="of:=AVERAGE([.A1605:.A1644])" office:value-type="float" office:value="0.179625">
            <text:p>0.179625</text:p>
          </table:table-cell>
          <table:table-cell table:formula="of:=([.A1624]*0.002)+[.C1623]" office:value-type="float" office:value="4.26143799999999">
            <text:p>4.261438</text:p>
          </table:table-cell>
          <table:table-cell/>
        </table:table-row>
        <table:table-row table:style-name="ro1">
          <table:table-cell office:value-type="float" office:value="0.186">
            <text:p>0.186</text:p>
          </table:table-cell>
          <table:table-cell table:formula="of:=AVERAGE([.A1606:.A1645])" office:value-type="float" office:value="0.180075">
            <text:p>0.180075</text:p>
          </table:table-cell>
          <table:table-cell table:formula="of:=([.A1625]*0.002)+[.C1624]" office:value-type="float" office:value="4.26180999999999">
            <text:p>4.26181</text:p>
          </table:table-cell>
          <table:table-cell/>
        </table:table-row>
        <table:table-row table:style-name="ro1">
          <table:table-cell office:value-type="float" office:value="0.187">
            <text:p>0.187</text:p>
          </table:table-cell>
          <table:table-cell table:formula="of:=AVERAGE([.A1607:.A1646])" office:value-type="float" office:value="0.18045">
            <text:p>0.18045</text:p>
          </table:table-cell>
          <table:table-cell table:formula="of:=([.A1626]*0.002)+[.C1625]" office:value-type="float" office:value="4.26218399999999">
            <text:p>4.262184</text:p>
          </table:table-cell>
          <table:table-cell/>
        </table:table-row>
        <table:table-row table:style-name="ro1">
          <table:table-cell office:value-type="float" office:value="0.187">
            <text:p>0.187</text:p>
          </table:table-cell>
          <table:table-cell table:formula="of:=AVERAGE([.A1608:.A1647])" office:value-type="float" office:value="0.180725">
            <text:p>0.180725</text:p>
          </table:table-cell>
          <table:table-cell table:formula="of:=([.A1627]*0.002)+[.C1626]" office:value-type="float" office:value="4.26255799999999">
            <text:p>4.262558</text:p>
          </table:table-cell>
          <table:table-cell/>
        </table:table-row>
        <table:table-row table:style-name="ro1">
          <table:table-cell office:value-type="float" office:value="0.188">
            <text:p>0.188</text:p>
          </table:table-cell>
          <table:table-cell table:formula="of:=AVERAGE([.A1609:.A1648])" office:value-type="float" office:value="0.180925">
            <text:p>0.180925</text:p>
          </table:table-cell>
          <table:table-cell table:formula="of:=([.A1628]*0.002)+[.C1627]" office:value-type="float" office:value="4.26293399999999">
            <text:p>4.262934</text:p>
          </table:table-cell>
          <table:table-cell/>
        </table:table-row>
        <table:table-row table:style-name="ro1">
          <table:table-cell office:value-type="float" office:value="0.188">
            <text:p>0.188</text:p>
          </table:table-cell>
          <table:table-cell table:formula="of:=AVERAGE([.A1610:.A1649])" office:value-type="float" office:value="0.181025">
            <text:p>0.181025</text:p>
          </table:table-cell>
          <table:table-cell table:formula="of:=([.A1629]*0.002)+[.C1628]" office:value-type="float" office:value="4.26330999999999">
            <text:p>4.26331</text:p>
          </table:table-cell>
          <table:table-cell/>
        </table:table-row>
        <table:table-row table:style-name="ro1">
          <table:table-cell office:value-type="float" office:value="0.189">
            <text:p>0.189</text:p>
          </table:table-cell>
          <table:table-cell table:formula="of:=AVERAGE([.A1611:.A1650])" office:value-type="float" office:value="0.18105">
            <text:p>0.18105</text:p>
          </table:table-cell>
          <table:table-cell table:formula="of:=([.A1630]*0.002)+[.C1629]" office:value-type="float" office:value="4.26368799999999">
            <text:p>4.263688</text:p>
          </table:table-cell>
          <table:table-cell/>
        </table:table-row>
        <table:table-row table:style-name="ro1">
          <table:table-cell office:value-type="float" office:value="0.189">
            <text:p>0.189</text:p>
          </table:table-cell>
          <table:table-cell table:formula="of:=AVERAGE([.A1612:.A1651])" office:value-type="float" office:value="0.180975">
            <text:p>0.180975</text:p>
          </table:table-cell>
          <table:table-cell table:formula="of:=([.A1631]*0.002)+[.C1630]" office:value-type="float" office:value="4.26406599999999">
            <text:p>4.264066</text:p>
          </table:table-cell>
          <table:table-cell/>
        </table:table-row>
        <table:table-row table:style-name="ro1">
          <table:table-cell office:value-type="float" office:value="0.189">
            <text:p>0.189</text:p>
          </table:table-cell>
          <table:table-cell table:formula="of:=AVERAGE([.A1613:.A1652])" office:value-type="float" office:value="0.1808">
            <text:p>0.1808</text:p>
          </table:table-cell>
          <table:table-cell table:formula="of:=([.A1632]*0.002)+[.C1631]" office:value-type="float" office:value="4.26444399999999">
            <text:p>4.264444</text:p>
          </table:table-cell>
          <table:table-cell/>
        </table:table-row>
        <table:table-row table:style-name="ro1">
          <table:table-cell office:value-type="float" office:value="0.189">
            <text:p>0.189</text:p>
          </table:table-cell>
          <table:table-cell table:formula="of:=AVERAGE([.A1614:.A1653])" office:value-type="float" office:value="0.18055">
            <text:p>0.18055</text:p>
          </table:table-cell>
          <table:table-cell table:formula="of:=([.A1633]*0.002)+[.C1632]" office:value-type="float" office:value="4.26482199999999">
            <text:p>4.264822</text:p>
          </table:table-cell>
          <table:table-cell/>
        </table:table-row>
        <table:table-row table:style-name="ro1">
          <table:table-cell office:value-type="float" office:value="0.189">
            <text:p>0.189</text:p>
          </table:table-cell>
          <table:table-cell table:formula="of:=AVERAGE([.A1615:.A1654])" office:value-type="float" office:value="0.180225">
            <text:p>0.180225</text:p>
          </table:table-cell>
          <table:table-cell table:formula="of:=([.A1634]*0.002)+[.C1633]" office:value-type="float" office:value="4.26519999999999">
            <text:p>4.2652</text:p>
          </table:table-cell>
          <table:table-cell/>
        </table:table-row>
        <table:table-row table:style-name="ro1">
          <table:table-cell office:value-type="float" office:value="0.189">
            <text:p>0.189</text:p>
          </table:table-cell>
          <table:table-cell table:formula="of:=AVERAGE([.A1616:.A1655])" office:value-type="float" office:value="0.179825">
            <text:p>0.179825</text:p>
          </table:table-cell>
          <table:table-cell table:formula="of:=([.A1635]*0.002)+[.C1634]" office:value-type="float" office:value="4.26557799999999">
            <text:p>4.265578</text:p>
          </table:table-cell>
          <table:table-cell/>
        </table:table-row>
        <table:table-row table:style-name="ro1">
          <table:table-cell office:value-type="float" office:value="0.188">
            <text:p>0.188</text:p>
          </table:table-cell>
          <table:table-cell table:formula="of:=AVERAGE([.A1617:.A1656])" office:value-type="float" office:value="0.17935">
            <text:p>0.17935</text:p>
          </table:table-cell>
          <table:table-cell table:formula="of:=([.A1636]*0.002)+[.C1635]" office:value-type="float" office:value="4.26595399999999">
            <text:p>4.265954</text:p>
          </table:table-cell>
          <table:table-cell/>
        </table:table-row>
        <table:table-row table:style-name="ro1">
          <table:table-cell office:value-type="float" office:value="0.188">
            <text:p>0.188</text:p>
          </table:table-cell>
          <table:table-cell table:formula="of:=AVERAGE([.A1618:.A1657])" office:value-type="float" office:value="0.178825">
            <text:p>0.178825</text:p>
          </table:table-cell>
          <table:table-cell table:formula="of:=([.A1637]*0.002)+[.C1636]" office:value-type="float" office:value="4.26632999999999">
            <text:p>4.26633</text:p>
          </table:table-cell>
          <table:table-cell/>
        </table:table-row>
        <table:table-row table:style-name="ro1">
          <table:table-cell office:value-type="float" office:value="0.187">
            <text:p>0.187</text:p>
          </table:table-cell>
          <table:table-cell table:formula="of:=AVERAGE([.A1619:.A1658])" office:value-type="float" office:value="0.1782">
            <text:p>0.1782</text:p>
          </table:table-cell>
          <table:table-cell table:formula="of:=([.A1638]*0.002)+[.C1637]" office:value-type="float" office:value="4.26670399999999">
            <text:p>4.266704</text:p>
          </table:table-cell>
          <table:table-cell/>
        </table:table-row>
        <table:table-row table:style-name="ro1">
          <table:table-cell office:value-type="float" office:value="0.186">
            <text:p>0.186</text:p>
          </table:table-cell>
          <table:table-cell table:formula="of:=AVERAGE([.A1620:.A1659])" office:value-type="float" office:value="0.177525">
            <text:p>0.177525</text:p>
          </table:table-cell>
          <table:table-cell table:formula="of:=([.A1639]*0.002)+[.C1638]" office:value-type="float" office:value="4.26707599999999">
            <text:p>4.267076</text:p>
          </table:table-cell>
          <table:table-cell/>
        </table:table-row>
        <table:table-row table:style-name="ro1">
          <table:table-cell office:value-type="float" office:value="0.185">
            <text:p>0.185</text:p>
          </table:table-cell>
          <table:table-cell table:formula="of:=AVERAGE([.A1621:.A1660])" office:value-type="float" office:value="0.176825">
            <text:p>0.176825</text:p>
          </table:table-cell>
          <table:table-cell table:formula="of:=([.A1640]*0.002)+[.C1639]" office:value-type="float" office:value="4.26744599999999">
            <text:p>4.267446</text:p>
          </table:table-cell>
          <table:table-cell/>
        </table:table-row>
        <table:table-row table:style-name="ro1">
          <table:table-cell office:value-type="float" office:value="0.183">
            <text:p>0.183</text:p>
          </table:table-cell>
          <table:table-cell table:formula="of:=AVERAGE([.A1622:.A1661])" office:value-type="float" office:value="0.176075">
            <text:p>0.176075</text:p>
          </table:table-cell>
          <table:table-cell table:formula="of:=([.A1641]*0.002)+[.C1640]" office:value-type="float" office:value="4.26781199999999">
            <text:p>4.267812</text:p>
          </table:table-cell>
          <table:table-cell/>
        </table:table-row>
        <table:table-row table:style-name="ro1">
          <table:table-cell office:value-type="float" office:value="0.182">
            <text:p>0.182</text:p>
          </table:table-cell>
          <table:table-cell table:formula="of:=AVERAGE([.A1623:.A1662])" office:value-type="float" office:value="0.175275">
            <text:p>0.175275</text:p>
          </table:table-cell>
          <table:table-cell table:formula="of:=([.A1642]*0.002)+[.C1641]" office:value-type="float" office:value="4.26817599999999">
            <text:p>4.268176</text:p>
          </table:table-cell>
          <table:table-cell/>
        </table:table-row>
        <table:table-row table:style-name="ro1">
          <table:table-cell office:value-type="float" office:value="0.18">
            <text:p>0.18</text:p>
          </table:table-cell>
          <table:table-cell table:formula="of:=AVERAGE([.A1624:.A1663])" office:value-type="float" office:value="0.17445">
            <text:p>0.17445</text:p>
          </table:table-cell>
          <table:table-cell table:formula="of:=([.A1643]*0.002)+[.C1642]" office:value-type="float" office:value="4.26853599999999">
            <text:p>4.268536</text:p>
          </table:table-cell>
          <table:table-cell/>
        </table:table-row>
        <table:table-row table:style-name="ro1">
          <table:table-cell office:value-type="float" office:value="0.178">
            <text:p>0.178</text:p>
          </table:table-cell>
          <table:table-cell table:formula="of:=AVERAGE([.A1625:.A1664])" office:value-type="float" office:value="0.173575">
            <text:p>0.173575</text:p>
          </table:table-cell>
          <table:table-cell table:formula="of:=([.A1644]*0.002)+[.C1643]" office:value-type="float" office:value="4.26889199999999">
            <text:p>4.268892</text:p>
          </table:table-cell>
          <table:table-cell/>
        </table:table-row>
        <table:table-row table:style-name="ro1">
          <table:table-cell office:value-type="float" office:value="0.177">
            <text:p>0.177</text:p>
          </table:table-cell>
          <table:table-cell table:formula="of:=AVERAGE([.A1626:.A1665])" office:value-type="float" office:value="0.17265">
            <text:p>0.17265</text:p>
          </table:table-cell>
          <table:table-cell table:formula="of:=([.A1645]*0.002)+[.C1644]" office:value-type="float" office:value="4.26924599999999">
            <text:p>4.269246</text:p>
          </table:table-cell>
          <table:table-cell/>
        </table:table-row>
        <table:table-row table:style-name="ro1">
          <table:table-cell office:value-type="float" office:value="0.175">
            <text:p>0.175</text:p>
          </table:table-cell>
          <table:table-cell table:formula="of:=AVERAGE([.A1627:.A1666])" office:value-type="float" office:value="0.1717">
            <text:p>0.1717</text:p>
          </table:table-cell>
          <table:table-cell table:formula="of:=([.A1646]*0.002)+[.C1645]" office:value-type="float" office:value="4.26959599999999">
            <text:p>4.269596</text:p>
          </table:table-cell>
          <table:table-cell/>
        </table:table-row>
        <table:table-row table:style-name="ro1">
          <table:table-cell office:value-type="float" office:value="0.173">
            <text:p>0.173</text:p>
          </table:table-cell>
          <table:table-cell table:formula="of:=AVERAGE([.A1628:.A1667])" office:value-type="float" office:value="0.17075">
            <text:p>0.17075</text:p>
          </table:table-cell>
          <table:table-cell table:formula="of:=([.A1647]*0.002)+[.C1646]" office:value-type="float" office:value="4.26994199999999">
            <text:p>4.269942</text:p>
          </table:table-cell>
          <table:table-cell/>
        </table:table-row>
        <table:table-row table:style-name="ro1">
          <table:table-cell office:value-type="float" office:value="0.171">
            <text:p>0.171</text:p>
          </table:table-cell>
          <table:table-cell table:formula="of:=AVERAGE([.A1629:.A1668])" office:value-type="float" office:value="0.16975">
            <text:p>0.16975</text:p>
          </table:table-cell>
          <table:table-cell table:formula="of:=([.A1648]*0.002)+[.C1647]" office:value-type="float" office:value="4.27028399999999">
            <text:p>4.270284</text:p>
          </table:table-cell>
          <table:table-cell/>
        </table:table-row>
        <table:table-row table:style-name="ro1">
          <table:table-cell office:value-type="float" office:value="0.169">
            <text:p>0.169</text:p>
          </table:table-cell>
          <table:table-cell table:formula="of:=AVERAGE([.A1630:.A1669])" office:value-type="float" office:value="0.16875">
            <text:p>0.16875</text:p>
          </table:table-cell>
          <table:table-cell table:formula="of:=([.A1649]*0.002)+[.C1648]" office:value-type="float" office:value="4.27062199999999">
            <text:p>4.270622</text:p>
          </table:table-cell>
          <table:table-cell/>
        </table:table-row>
        <table:table-row table:style-name="ro1">
          <table:table-cell office:value-type="float" office:value="0.167">
            <text:p>0.167</text:p>
          </table:table-cell>
          <table:table-cell table:formula="of:=AVERAGE([.A1631:.A1670])" office:value-type="float" office:value="0.1677">
            <text:p>0.1677</text:p>
          </table:table-cell>
          <table:table-cell table:formula="of:=([.A1650]*0.002)+[.C1649]" office:value-type="float" office:value="4.27095599999999">
            <text:p>4.270956</text:p>
          </table:table-cell>
          <table:table-cell/>
        </table:table-row>
        <table:table-row table:style-name="ro1">
          <table:table-cell office:value-type="float" office:value="0.165">
            <text:p>0.165</text:p>
          </table:table-cell>
          <table:table-cell table:formula="of:=AVERAGE([.A1632:.A1671])" office:value-type="float" office:value="0.16665">
            <text:p>0.16665</text:p>
          </table:table-cell>
          <table:table-cell table:formula="of:=([.A1651]*0.002)+[.C1650]" office:value-type="float" office:value="4.27128599999999">
            <text:p>4.271286</text:p>
          </table:table-cell>
          <table:table-cell/>
        </table:table-row>
        <table:table-row table:style-name="ro1">
          <table:table-cell office:value-type="float" office:value="0.163">
            <text:p>0.163</text:p>
          </table:table-cell>
          <table:table-cell table:formula="of:=AVERAGE([.A1633:.A1672])" office:value-type="float" office:value="0.165575">
            <text:p>0.165575</text:p>
          </table:table-cell>
          <table:table-cell table:formula="of:=([.A1652]*0.002)+[.C1651]" office:value-type="float" office:value="4.27161199999999">
            <text:p>4.271612</text:p>
          </table:table-cell>
          <table:table-cell/>
        </table:table-row>
        <table:table-row table:style-name="ro1">
          <table:table-cell office:value-type="float" office:value="0.161">
            <text:p>0.161</text:p>
          </table:table-cell>
          <table:table-cell table:formula="of:=AVERAGE([.A1634:.A1673])" office:value-type="float" office:value="0.1645">
            <text:p>0.1645</text:p>
          </table:table-cell>
          <table:table-cell table:formula="of:=([.A1653]*0.002)+[.C1652]" office:value-type="float" office:value="4.27193399999999">
            <text:p>4.271934</text:p>
          </table:table-cell>
          <table:table-cell/>
        </table:table-row>
        <table:table-row table:style-name="ro1">
          <table:table-cell office:value-type="float" office:value="0.16">
            <text:p>0.16</text:p>
          </table:table-cell>
          <table:table-cell table:formula="of:=AVERAGE([.A1635:.A1674])" office:value-type="float" office:value="0.163425">
            <text:p>0.163425</text:p>
          </table:table-cell>
          <table:table-cell table:formula="of:=([.A1654]*0.002)+[.C1653]" office:value-type="float" office:value="4.27225399999999">
            <text:p>4.272254</text:p>
          </table:table-cell>
          <table:table-cell/>
        </table:table-row>
        <table:table-row table:style-name="ro1">
          <table:table-cell office:value-type="float" office:value="0.158">
            <text:p>0.158</text:p>
          </table:table-cell>
          <table:table-cell table:formula="of:=AVERAGE([.A1636:.A1675])" office:value-type="float" office:value="0.162325">
            <text:p>0.162325</text:p>
          </table:table-cell>
          <table:table-cell table:formula="of:=([.A1655]*0.002)+[.C1654]" office:value-type="float" office:value="4.27256999999999">
            <text:p>4.27257</text:p>
          </table:table-cell>
          <table:table-cell/>
        </table:table-row>
        <table:table-row table:style-name="ro1">
          <table:table-cell office:value-type="float" office:value="0.157">
            <text:p>0.157</text:p>
          </table:table-cell>
          <table:table-cell table:formula="of:=AVERAGE([.A1637:.A1676])" office:value-type="float" office:value="0.16125">
            <text:p>0.16125</text:p>
          </table:table-cell>
          <table:table-cell table:formula="of:=([.A1656]*0.002)+[.C1655]" office:value-type="float" office:value="4.27288399999999">
            <text:p>4.272884</text:p>
          </table:table-cell>
          <table:table-cell/>
        </table:table-row>
        <table:table-row table:style-name="ro1">
          <table:table-cell office:value-type="float" office:value="0.156">
            <text:p>0.156</text:p>
          </table:table-cell>
          <table:table-cell table:formula="of:=AVERAGE([.A1638:.A1677])" office:value-type="float" office:value="0.16015">
            <text:p>0.16015</text:p>
          </table:table-cell>
          <table:table-cell table:formula="of:=([.A1657]*0.002)+[.C1656]" office:value-type="float" office:value="4.27319599999999">
            <text:p>4.273196</text:p>
          </table:table-cell>
          <table:table-cell/>
        </table:table-row>
        <table:table-row table:style-name="ro1">
          <table:table-cell office:value-type="float" office:value="0.154">
            <text:p>0.154</text:p>
          </table:table-cell>
          <table:table-cell table:formula="of:=AVERAGE([.A1639:.A1678])" office:value-type="float" office:value="0.159075">
            <text:p>0.159075</text:p>
          </table:table-cell>
          <table:table-cell table:formula="of:=([.A1658]*0.002)+[.C1657]" office:value-type="float" office:value="4.27350399999999">
            <text:p>4.273504</text:p>
          </table:table-cell>
          <table:table-cell/>
        </table:table-row>
        <table:table-row table:style-name="ro1">
          <table:table-cell office:value-type="float" office:value="0.153">
            <text:p>0.153</text:p>
          </table:table-cell>
          <table:table-cell table:formula="of:=AVERAGE([.A1640:.A1679])" office:value-type="float" office:value="0.158">
            <text:p>0.158</text:p>
          </table:table-cell>
          <table:table-cell table:formula="of:=([.A1659]*0.002)+[.C1658]" office:value-type="float" office:value="4.27381">
            <text:p>4.27381</text:p>
          </table:table-cell>
          <table:table-cell/>
        </table:table-row>
        <table:table-row table:style-name="ro1">
          <table:table-cell office:value-type="float" office:value="0.153">
            <text:p>0.153</text:p>
          </table:table-cell>
          <table:table-cell table:formula="of:=AVERAGE([.A1641:.A1680])" office:value-type="float" office:value="0.15695">
            <text:p>0.15695</text:p>
          </table:table-cell>
          <table:table-cell table:formula="of:=([.A1660]*0.002)+[.C1659]" office:value-type="float" office:value="4.274116">
            <text:p>4.274116</text:p>
          </table:table-cell>
          <table:table-cell/>
        </table:table-row>
        <table:table-row table:style-name="ro1">
          <table:table-cell office:value-type="float" office:value="0.152">
            <text:p>0.152</text:p>
          </table:table-cell>
          <table:table-cell table:formula="of:=AVERAGE([.A1642:.A1681])" office:value-type="float" office:value="0.15595">
            <text:p>0.15595</text:p>
          </table:table-cell>
          <table:table-cell table:formula="of:=([.A1661]*0.002)+[.C1660]" office:value-type="float" office:value="4.27442">
            <text:p>4.27442</text:p>
          </table:table-cell>
          <table:table-cell/>
        </table:table-row>
        <table:table-row table:style-name="ro1">
          <table:table-cell office:value-type="float" office:value="0.151">
            <text:p>0.151</text:p>
          </table:table-cell>
          <table:table-cell table:formula="of:=AVERAGE([.A1643:.A1682])" office:value-type="float" office:value="0.15495">
            <text:p>0.15495</text:p>
          </table:table-cell>
          <table:table-cell table:formula="of:=([.A1662]*0.002)+[.C1661]" office:value-type="float" office:value="4.27472199999999">
            <text:p>4.274722</text:p>
          </table:table-cell>
          <table:table-cell/>
        </table:table-row>
        <table:table-row table:style-name="ro1">
          <table:table-cell office:value-type="float" office:value="0.151">
            <text:p>0.151</text:p>
          </table:table-cell>
          <table:table-cell table:formula="of:=AVERAGE([.A1644:.A1683])" office:value-type="float" office:value="0.154">
            <text:p>0.154</text:p>
          </table:table-cell>
          <table:table-cell table:formula="of:=([.A1663]*0.002)+[.C1662]" office:value-type="float" office:value="4.27502399999999">
            <text:p>4.275024</text:p>
          </table:table-cell>
          <table:table-cell/>
        </table:table-row>
        <table:table-row table:style-name="ro1">
          <table:table-cell office:value-type="float" office:value="0.15">
            <text:p>0.15</text:p>
          </table:table-cell>
          <table:table-cell table:formula="of:=AVERAGE([.A1645:.A1684])" office:value-type="float" office:value="0.153075">
            <text:p>0.153075</text:p>
          </table:table-cell>
          <table:table-cell table:formula="of:=([.A1664]*0.002)+[.C1663]" office:value-type="float" office:value="4.27532399999999">
            <text:p>4.275324</text:p>
          </table:table-cell>
          <table:table-cell/>
        </table:table-row>
        <table:table-row table:style-name="ro1">
          <table:table-cell office:value-type="float" office:value="0.149">
            <text:p>0.149</text:p>
          </table:table-cell>
          <table:table-cell table:formula="of:=AVERAGE([.A1646:.A1685])" office:value-type="float" office:value="0.152175">
            <text:p>0.152175</text:p>
          </table:table-cell>
          <table:table-cell table:formula="of:=([.A1665]*0.002)+[.C1664]" office:value-type="float" office:value="4.27562199999999">
            <text:p>4.275622</text:p>
          </table:table-cell>
          <table:table-cell/>
        </table:table-row>
        <table:table-row table:style-name="ro1">
          <table:table-cell office:value-type="float" office:value="0.149">
            <text:p>0.149</text:p>
          </table:table-cell>
          <table:table-cell table:formula="of:=AVERAGE([.A1647:.A1686])" office:value-type="float" office:value="0.151325">
            <text:p>0.151325</text:p>
          </table:table-cell>
          <table:table-cell table:formula="of:=([.A1666]*0.002)+[.C1665]" office:value-type="float" office:value="4.27591999999999">
            <text:p>4.27592</text:p>
          </table:table-cell>
          <table:table-cell/>
        </table:table-row>
        <table:table-row table:style-name="ro1">
          <table:table-cell office:value-type="float" office:value="0.149">
            <text:p>0.149</text:p>
          </table:table-cell>
          <table:table-cell table:formula="of:=AVERAGE([.A1648:.A1687])" office:value-type="float" office:value="0.1505">
            <text:p>0.1505</text:p>
          </table:table-cell>
          <table:table-cell table:formula="of:=([.A1667]*0.002)+[.C1666]" office:value-type="float" office:value="4.27621799999999">
            <text:p>4.276218</text:p>
          </table:table-cell>
          <table:table-cell/>
        </table:table-row>
        <table:table-row table:style-name="ro1">
          <table:table-cell office:value-type="float" office:value="0.148">
            <text:p>0.148</text:p>
          </table:table-cell>
          <table:table-cell table:formula="of:=AVERAGE([.A1649:.A1688])" office:value-type="float" office:value="0.149725">
            <text:p>0.149725</text:p>
          </table:table-cell>
          <table:table-cell table:formula="of:=([.A1668]*0.002)+[.C1667]" office:value-type="float" office:value="4.27651399999999">
            <text:p>4.276514</text:p>
          </table:table-cell>
          <table:table-cell/>
        </table:table-row>
        <table:table-row table:style-name="ro1">
          <table:table-cell office:value-type="float" office:value="0.148">
            <text:p>0.148</text:p>
          </table:table-cell>
          <table:table-cell table:formula="of:=AVERAGE([.A1650:.A1689])" office:value-type="float" office:value="0.149">
            <text:p>0.149</text:p>
          </table:table-cell>
          <table:table-cell table:formula="of:=([.A1669]*0.002)+[.C1668]" office:value-type="float" office:value="4.27680999999999">
            <text:p>4.27681</text:p>
          </table:table-cell>
          <table:table-cell/>
        </table:table-row>
        <table:table-row table:style-name="ro1">
          <table:table-cell office:value-type="float" office:value="0.147">
            <text:p>0.147</text:p>
          </table:table-cell>
          <table:table-cell table:formula="of:=AVERAGE([.A1651:.A1690])" office:value-type="float" office:value="0.148325">
            <text:p>0.148325</text:p>
          </table:table-cell>
          <table:table-cell table:formula="of:=([.A1670]*0.002)+[.C1669]" office:value-type="float" office:value="4.27710399999999">
            <text:p>4.277104</text:p>
          </table:table-cell>
          <table:table-cell/>
        </table:table-row>
        <table:table-row table:style-name="ro1">
          <table:table-cell office:value-type="float" office:value="0.147">
            <text:p>0.147</text:p>
          </table:table-cell>
          <table:table-cell table:formula="of:=AVERAGE([.A1652:.A1691])" office:value-type="float" office:value="0.1477">
            <text:p>0.1477</text:p>
          </table:table-cell>
          <table:table-cell table:formula="of:=([.A1671]*0.002)+[.C1670]" office:value-type="float" office:value="4.27739799999999">
            <text:p>4.277398</text:p>
          </table:table-cell>
          <table:table-cell/>
        </table:table-row>
        <table:table-row table:style-name="ro1">
          <table:table-cell office:value-type="float" office:value="0.146">
            <text:p>0.146</text:p>
          </table:table-cell>
          <table:table-cell table:formula="of:=AVERAGE([.A1653:.A1692])" office:value-type="float" office:value="0.147125">
            <text:p>0.147125</text:p>
          </table:table-cell>
          <table:table-cell table:formula="of:=([.A1672]*0.002)+[.C1671]" office:value-type="float" office:value="4.27768999999999">
            <text:p>4.27769</text:p>
          </table:table-cell>
          <table:table-cell/>
        </table:table-row>
        <table:table-row table:style-name="ro1">
          <table:table-cell office:value-type="float" office:value="0.146">
            <text:p>0.146</text:p>
          </table:table-cell>
          <table:table-cell table:formula="of:=AVERAGE([.A1654:.A1693])" office:value-type="float" office:value="0.1466">
            <text:p>0.1466</text:p>
          </table:table-cell>
          <table:table-cell table:formula="of:=([.A1673]*0.002)+[.C1672]" office:value-type="float" office:value="4.27798199999999">
            <text:p>4.277982</text:p>
          </table:table-cell>
          <table:table-cell/>
        </table:table-row>
        <table:table-row table:style-name="ro1">
          <table:table-cell office:value-type="float" office:value="0.146">
            <text:p>0.146</text:p>
          </table:table-cell>
          <table:table-cell table:formula="of:=AVERAGE([.A1655:.A1694])" office:value-type="float" office:value="0.1461">
            <text:p>0.1461</text:p>
          </table:table-cell>
          <table:table-cell table:formula="of:=([.A1674]*0.002)+[.C1673]" office:value-type="float" office:value="4.27827399999999">
            <text:p>4.278274</text:p>
          </table:table-cell>
          <table:table-cell/>
        </table:table-row>
        <table:table-row table:style-name="ro1">
          <table:table-cell office:value-type="float" office:value="0.145">
            <text:p>0.145</text:p>
          </table:table-cell>
          <table:table-cell table:formula="of:=AVERAGE([.A1656:.A1695])" office:value-type="float" office:value="0.14565">
            <text:p>0.14565</text:p>
          </table:table-cell>
          <table:table-cell table:formula="of:=([.A1675]*0.002)+[.C1674]" office:value-type="float" office:value="4.27856399999999">
            <text:p>4.278564</text:p>
          </table:table-cell>
          <table:table-cell/>
        </table:table-row>
        <table:table-row table:style-name="ro1">
          <table:table-cell office:value-type="float" office:value="0.145">
            <text:p>0.145</text:p>
          </table:table-cell>
          <table:table-cell table:formula="of:=AVERAGE([.A1657:.A1696])" office:value-type="float" office:value="0.14525">
            <text:p>0.14525</text:p>
          </table:table-cell>
          <table:table-cell table:formula="of:=([.A1676]*0.002)+[.C1675]" office:value-type="float" office:value="4.27885399999999">
            <text:p>4.278854</text:p>
          </table:table-cell>
          <table:table-cell/>
        </table:table-row>
        <table:table-row table:style-name="ro1">
          <table:table-cell office:value-type="float" office:value="0.144">
            <text:p>0.144</text:p>
          </table:table-cell>
          <table:table-cell table:formula="of:=AVERAGE([.A1658:.A1697])" office:value-type="float" office:value="0.144875">
            <text:p>0.144875</text:p>
          </table:table-cell>
          <table:table-cell table:formula="of:=([.A1677]*0.002)+[.C1676]" office:value-type="float" office:value="4.27914199999999">
            <text:p>4.279142</text:p>
          </table:table-cell>
          <table:table-cell/>
        </table:table-row>
        <table:table-row table:style-name="ro1">
          <table:table-cell office:value-type="float" office:value="0.144">
            <text:p>0.144</text:p>
          </table:table-cell>
          <table:table-cell table:formula="of:=AVERAGE([.A1659:.A1698])" office:value-type="float" office:value="0.144575">
            <text:p>0.144575</text:p>
          </table:table-cell>
          <table:table-cell table:formula="of:=([.A1678]*0.002)+[.C1677]" office:value-type="float" office:value="4.27942999999999">
            <text:p>4.27943</text:p>
          </table:table-cell>
          <table:table-cell/>
        </table:table-row>
        <table:table-row table:style-name="ro1">
          <table:table-cell office:value-type="float" office:value="0.143">
            <text:p>0.143</text:p>
          </table:table-cell>
          <table:table-cell table:formula="of:=AVERAGE([.A1660:.A1699])" office:value-type="float" office:value="0.1443">
            <text:p>0.1443</text:p>
          </table:table-cell>
          <table:table-cell table:formula="of:=([.A1679]*0.002)+[.C1678]" office:value-type="float" office:value="4.27971599999999">
            <text:p>4.279716</text:p>
          </table:table-cell>
          <table:table-cell/>
        </table:table-row>
        <table:table-row table:style-name="ro1">
          <table:table-cell office:value-type="float" office:value="0.143">
            <text:p>0.143</text:p>
          </table:table-cell>
          <table:table-cell table:formula="of:=AVERAGE([.A1661:.A1700])" office:value-type="float" office:value="0.14405">
            <text:p>0.14405</text:p>
          </table:table-cell>
          <table:table-cell table:formula="of:=([.A1680]*0.002)+[.C1679]" office:value-type="float" office:value="4.28000199999999">
            <text:p>4.280002</text:p>
          </table:table-cell>
          <table:table-cell/>
        </table:table-row>
        <table:table-row table:style-name="ro1">
          <table:table-cell office:value-type="float" office:value="0.143">
            <text:p>0.143</text:p>
          </table:table-cell>
          <table:table-cell table:formula="of:=AVERAGE([.A1662:.A1701])" office:value-type="float" office:value="0.143825">
            <text:p>0.143825</text:p>
          </table:table-cell>
          <table:table-cell table:formula="of:=([.A1681]*0.002)+[.C1680]" office:value-type="float" office:value="4.28028799999999">
            <text:p>4.280288</text:p>
          </table:table-cell>
          <table:table-cell/>
        </table:table-row>
        <table:table-row table:style-name="ro1">
          <table:table-cell office:value-type="float" office:value="0.142">
            <text:p>0.142</text:p>
          </table:table-cell>
          <table:table-cell table:formula="of:=AVERAGE([.A1663:.A1702])" office:value-type="float" office:value="0.14365">
            <text:p>0.14365</text:p>
          </table:table-cell>
          <table:table-cell table:formula="of:=([.A1682]*0.002)+[.C1681]" office:value-type="float" office:value="4.28057199999999">
            <text:p>4.280572</text:p>
          </table:table-cell>
          <table:table-cell/>
        </table:table-row>
        <table:table-row table:style-name="ro1">
          <table:table-cell office:value-type="float" office:value="0.142">
            <text:p>0.142</text:p>
          </table:table-cell>
          <table:table-cell table:formula="of:=AVERAGE([.A1664:.A1703])" office:value-type="float" office:value="0.143475">
            <text:p>0.143475</text:p>
          </table:table-cell>
          <table:table-cell table:formula="of:=([.A1683]*0.002)+[.C1682]" office:value-type="float" office:value="4.28085599999999">
            <text:p>4.280856</text:p>
          </table:table-cell>
          <table:table-cell/>
        </table:table-row>
        <table:table-row table:style-name="ro1">
          <table:table-cell office:value-type="float" office:value="0.141">
            <text:p>0.141</text:p>
          </table:table-cell>
          <table:table-cell table:formula="of:=AVERAGE([.A1665:.A1704])" office:value-type="float" office:value="0.143325">
            <text:p>0.143325</text:p>
          </table:table-cell>
          <table:table-cell table:formula="of:=([.A1684]*0.002)+[.C1683]" office:value-type="float" office:value="4.28113799999999">
            <text:p>4.281138</text:p>
          </table:table-cell>
          <table:table-cell/>
        </table:table-row>
        <table:table-row table:style-name="ro1">
          <table:table-cell office:value-type="float" office:value="0.141">
            <text:p>0.141</text:p>
          </table:table-cell>
          <table:table-cell table:formula="of:=AVERAGE([.A1666:.A1705])" office:value-type="float" office:value="0.1432">
            <text:p>0.1432</text:p>
          </table:table-cell>
          <table:table-cell table:formula="of:=([.A1685]*0.002)+[.C1684]" office:value-type="float" office:value="4.28141999999999">
            <text:p>4.28142</text:p>
          </table:table-cell>
          <table:table-cell/>
        </table:table-row>
        <table:table-row table:style-name="ro1">
          <table:table-cell office:value-type="float" office:value="0.141">
            <text:p>0.141</text:p>
          </table:table-cell>
          <table:table-cell table:formula="of:=AVERAGE([.A1667:.A1706])" office:value-type="float" office:value="0.143075">
            <text:p>0.143075</text:p>
          </table:table-cell>
          <table:table-cell table:formula="of:=([.A1686]*0.002)+[.C1685]" office:value-type="float" office:value="4.28170199999999">
            <text:p>4.281702</text:p>
          </table:table-cell>
          <table:table-cell/>
        </table:table-row>
        <table:table-row table:style-name="ro1">
          <table:table-cell office:value-type="float" office:value="0.14">
            <text:p>0.14</text:p>
          </table:table-cell>
          <table:table-cell table:formula="of:=AVERAGE([.A1668:.A1707])" office:value-type="float" office:value="0.14295">
            <text:p>0.14295</text:p>
          </table:table-cell>
          <table:table-cell table:formula="of:=([.A1687]*0.002)+[.C1686]" office:value-type="float" office:value="4.28198199999999">
            <text:p>4.281982</text:p>
          </table:table-cell>
          <table:table-cell/>
        </table:table-row>
        <table:table-row table:style-name="ro1">
          <table:table-cell office:value-type="float" office:value="0.14">
            <text:p>0.14</text:p>
          </table:table-cell>
          <table:table-cell table:formula="of:=AVERAGE([.A1669:.A1708])" office:value-type="float" office:value="0.142825">
            <text:p>0.142825</text:p>
          </table:table-cell>
          <table:table-cell table:formula="of:=([.A1688]*0.002)+[.C1687]" office:value-type="float" office:value="4.28226199999999">
            <text:p>4.282262</text:p>
          </table:table-cell>
          <table:table-cell/>
        </table:table-row>
        <table:table-row table:style-name="ro1">
          <table:table-cell office:value-type="float" office:value="0.14">
            <text:p>0.14</text:p>
          </table:table-cell>
          <table:table-cell table:formula="of:=AVERAGE([.A1670:.A1709])" office:value-type="float" office:value="0.1427">
            <text:p>0.1427</text:p>
          </table:table-cell>
          <table:table-cell table:formula="of:=([.A1689]*0.002)+[.C1688]" office:value-type="float" office:value="4.28254199999999">
            <text:p>4.282542</text:p>
          </table:table-cell>
          <table:table-cell/>
        </table:table-row>
        <table:table-row table:style-name="ro1">
          <table:table-cell office:value-type="float" office:value="0.14">
            <text:p>0.14</text:p>
          </table:table-cell>
          <table:table-cell table:formula="of:=AVERAGE([.A1671:.A1710])" office:value-type="float" office:value="0.142575">
            <text:p>0.142575</text:p>
          </table:table-cell>
          <table:table-cell table:formula="of:=([.A1690]*0.002)+[.C1689]" office:value-type="float" office:value="4.28282199999999">
            <text:p>4.282822</text:p>
          </table:table-cell>
          <table:table-cell/>
        </table:table-row>
        <table:table-row table:style-name="ro1">
          <table:table-cell office:value-type="float" office:value="0.14">
            <text:p>0.14</text:p>
          </table:table-cell>
          <table:table-cell table:formula="of:=AVERAGE([.A1672:.A1711])" office:value-type="float" office:value="0.14245">
            <text:p>0.14245</text:p>
          </table:table-cell>
          <table:table-cell table:formula="of:=([.A1691]*0.002)+[.C1690]" office:value-type="float" office:value="4.28310199999999">
            <text:p>4.283102</text:p>
          </table:table-cell>
          <table:table-cell/>
        </table:table-row>
        <table:table-row table:style-name="ro1">
          <table:table-cell office:value-type="float" office:value="0.14">
            <text:p>0.14</text:p>
          </table:table-cell>
          <table:table-cell table:formula="of:=AVERAGE([.A1673:.A1712])" office:value-type="float" office:value="0.142325">
            <text:p>0.142325</text:p>
          </table:table-cell>
          <table:table-cell table:formula="of:=([.A1692]*0.002)+[.C1691]" office:value-type="float" office:value="4.28338199999999">
            <text:p>4.283382</text:p>
          </table:table-cell>
          <table:table-cell/>
        </table:table-row>
        <table:table-row table:style-name="ro1">
          <table:table-cell office:value-type="float" office:value="0.14">
            <text:p>0.14</text:p>
          </table:table-cell>
          <table:table-cell table:formula="of:=AVERAGE([.A1674:.A1713])" office:value-type="float" office:value="0.142175">
            <text:p>0.142175</text:p>
          </table:table-cell>
          <table:table-cell table:formula="of:=([.A1693]*0.002)+[.C1692]" office:value-type="float" office:value="4.28366199999999">
            <text:p>4.283662</text:p>
          </table:table-cell>
          <table:table-cell/>
        </table:table-row>
        <table:table-row table:style-name="ro1">
          <table:table-cell office:value-type="float" office:value="0.14">
            <text:p>0.14</text:p>
          </table:table-cell>
          <table:table-cell table:formula="of:=AVERAGE([.A1675:.A1714])" office:value-type="float" office:value="0.142">
            <text:p>0.142</text:p>
          </table:table-cell>
          <table:table-cell table:formula="of:=([.A1694]*0.002)+[.C1693]" office:value-type="float" office:value="4.28394199999999">
            <text:p>4.283942</text:p>
          </table:table-cell>
          <table:table-cell/>
        </table:table-row>
        <table:table-row table:style-name="ro1">
          <table:table-cell office:value-type="float" office:value="0.14">
            <text:p>0.14</text:p>
          </table:table-cell>
          <table:table-cell table:formula="of:=AVERAGE([.A1676:.A1715])" office:value-type="float" office:value="0.141825">
            <text:p>0.141825</text:p>
          </table:table-cell>
          <table:table-cell table:formula="of:=([.A1695]*0.002)+[.C1694]" office:value-type="float" office:value="4.28422199999999">
            <text:p>4.284222</text:p>
          </table:table-cell>
          <table:table-cell/>
        </table:table-row>
        <table:table-row table:style-name="ro1">
          <table:table-cell office:value-type="float" office:value="0.141">
            <text:p>0.141</text:p>
          </table:table-cell>
          <table:table-cell table:formula="of:=AVERAGE([.A1677:.A1716])" office:value-type="float" office:value="0.141625">
            <text:p>0.141625</text:p>
          </table:table-cell>
          <table:table-cell table:formula="of:=([.A1696]*0.002)+[.C1695]" office:value-type="float" office:value="4.284504">
            <text:p>4.284504</text:p>
          </table:table-cell>
          <table:table-cell/>
        </table:table-row>
        <table:table-row table:style-name="ro1">
          <table:table-cell office:value-type="float" office:value="0.141">
            <text:p>0.141</text:p>
          </table:table-cell>
          <table:table-cell table:formula="of:=AVERAGE([.A1678:.A1717])" office:value-type="float" office:value="0.141425">
            <text:p>0.141425</text:p>
          </table:table-cell>
          <table:table-cell table:formula="of:=([.A1697]*0.002)+[.C1696]" office:value-type="float" office:value="4.284786">
            <text:p>4.284786</text:p>
          </table:table-cell>
          <table:table-cell/>
        </table:table-row>
        <table:table-row table:style-name="ro1">
          <table:table-cell office:value-type="float" office:value="0.142">
            <text:p>0.142</text:p>
          </table:table-cell>
          <table:table-cell table:formula="of:=AVERAGE([.A1679:.A1718])" office:value-type="float" office:value="0.1412">
            <text:p>0.1412</text:p>
          </table:table-cell>
          <table:table-cell table:formula="of:=([.A1698]*0.002)+[.C1697]" office:value-type="float" office:value="4.28507">
            <text:p>4.28507</text:p>
          </table:table-cell>
          <table:table-cell/>
        </table:table-row>
        <table:table-row table:style-name="ro1">
          <table:table-cell office:value-type="float" office:value="0.142">
            <text:p>0.142</text:p>
          </table:table-cell>
          <table:table-cell table:formula="of:=AVERAGE([.A1680:.A1719])" office:value-type="float" office:value="0.14095">
            <text:p>0.14095</text:p>
          </table:table-cell>
          <table:table-cell table:formula="of:=([.A1699]*0.002)+[.C1698]" office:value-type="float" office:value="4.28535399999999">
            <text:p>4.285354</text:p>
          </table:table-cell>
          <table:table-cell/>
        </table:table-row>
        <table:table-row table:style-name="ro1">
          <table:table-cell office:value-type="float" office:value="0.143">
            <text:p>0.143</text:p>
          </table:table-cell>
          <table:table-cell table:formula="of:=AVERAGE([.A1681:.A1720])" office:value-type="float" office:value="0.140675">
            <text:p>0.140675</text:p>
          </table:table-cell>
          <table:table-cell table:formula="of:=([.A1700]*0.002)+[.C1699]" office:value-type="float" office:value="4.28563999999999">
            <text:p>4.28564</text:p>
          </table:table-cell>
          <table:table-cell/>
        </table:table-row>
        <table:table-row table:style-name="ro1">
          <table:table-cell office:value-type="float" office:value="0.143">
            <text:p>0.143</text:p>
          </table:table-cell>
          <table:table-cell table:formula="of:=AVERAGE([.A1682:.A1721])" office:value-type="float" office:value="0.140375">
            <text:p>0.140375</text:p>
          </table:table-cell>
          <table:table-cell table:formula="of:=([.A1701]*0.002)+[.C1700]" office:value-type="float" office:value="4.28592599999999">
            <text:p>4.285926</text:p>
          </table:table-cell>
          <table:table-cell/>
        </table:table-row>
        <table:table-row table:style-name="ro1">
          <table:table-cell office:value-type="float" office:value="0.144">
            <text:p>0.144</text:p>
          </table:table-cell>
          <table:table-cell table:formula="of:=AVERAGE([.A1683:.A1722])" office:value-type="float" office:value="0.140075">
            <text:p>0.140075</text:p>
          </table:table-cell>
          <table:table-cell table:formula="of:=([.A1702]*0.002)+[.C1701]" office:value-type="float" office:value="4.286214">
            <text:p>4.286214</text:p>
          </table:table-cell>
          <table:table-cell/>
        </table:table-row>
        <table:table-row table:style-name="ro1">
          <table:table-cell office:value-type="float" office:value="0.144">
            <text:p>0.144</text:p>
          </table:table-cell>
          <table:table-cell table:formula="of:=AVERAGE([.A1684:.A1723])" office:value-type="float" office:value="0.139725">
            <text:p>0.139725</text:p>
          </table:table-cell>
          <table:table-cell table:formula="of:=([.A1703]*0.002)+[.C1702]" office:value-type="float" office:value="4.286502">
            <text:p>4.286502</text:p>
          </table:table-cell>
          <table:table-cell/>
        </table:table-row>
        <table:table-row table:style-name="ro1">
          <table:table-cell office:value-type="float" office:value="0.144">
            <text:p>0.144</text:p>
          </table:table-cell>
          <table:table-cell table:formula="of:=AVERAGE([.A1685:.A1724])" office:value-type="float" office:value="0.139375">
            <text:p>0.139375</text:p>
          </table:table-cell>
          <table:table-cell table:formula="of:=([.A1704]*0.002)+[.C1703]" office:value-type="float" office:value="4.28679">
            <text:p>4.28679</text:p>
          </table:table-cell>
          <table:table-cell/>
        </table:table-row>
        <table:table-row table:style-name="ro1">
          <table:table-cell office:value-type="float" office:value="0.144">
            <text:p>0.144</text:p>
          </table:table-cell>
          <table:table-cell table:formula="of:=AVERAGE([.A1686:.A1725])" office:value-type="float" office:value="0.139">
            <text:p>0.139</text:p>
          </table:table-cell>
          <table:table-cell table:formula="of:=([.A1705]*0.002)+[.C1704]" office:value-type="float" office:value="4.287078">
            <text:p>4.287078</text:p>
          </table:table-cell>
          <table:table-cell/>
        </table:table-row>
        <table:table-row table:style-name="ro1">
          <table:table-cell office:value-type="float" office:value="0.144">
            <text:p>0.144</text:p>
          </table:table-cell>
          <table:table-cell table:formula="of:=AVERAGE([.A1687:.A1726])" office:value-type="float" office:value="0.138575">
            <text:p>0.138575</text:p>
          </table:table-cell>
          <table:table-cell table:formula="of:=([.A1706]*0.002)+[.C1705]" office:value-type="float" office:value="4.287366">
            <text:p>4.287366</text:p>
          </table:table-cell>
          <table:table-cell/>
        </table:table-row>
        <table:table-row table:style-name="ro1">
          <table:table-cell office:value-type="float" office:value="0.144">
            <text:p>0.144</text:p>
          </table:table-cell>
          <table:table-cell table:formula="of:=AVERAGE([.A1688:.A1727])" office:value-type="float" office:value="0.13815">
            <text:p>0.13815</text:p>
          </table:table-cell>
          <table:table-cell table:formula="of:=([.A1707]*0.002)+[.C1706]" office:value-type="float" office:value="4.287654">
            <text:p>4.287654</text:p>
          </table:table-cell>
          <table:table-cell/>
        </table:table-row>
        <table:table-row table:style-name="ro1">
          <table:table-cell office:value-type="float" office:value="0.143">
            <text:p>0.143</text:p>
          </table:table-cell>
          <table:table-cell table:formula="of:=AVERAGE([.A1689:.A1728])" office:value-type="float" office:value="0.1377">
            <text:p>0.1377</text:p>
          </table:table-cell>
          <table:table-cell table:formula="of:=([.A1708]*0.002)+[.C1707]" office:value-type="float" office:value="4.28794">
            <text:p>4.28794</text:p>
          </table:table-cell>
          <table:table-cell/>
        </table:table-row>
        <table:table-row table:style-name="ro1">
          <table:table-cell office:value-type="float" office:value="0.143">
            <text:p>0.143</text:p>
          </table:table-cell>
          <table:table-cell table:formula="of:=AVERAGE([.A1690:.A1729])" office:value-type="float" office:value="0.137225">
            <text:p>0.137225</text:p>
          </table:table-cell>
          <table:table-cell table:formula="of:=([.A1709]*0.002)+[.C1708]" office:value-type="float" office:value="4.288226">
            <text:p>4.288226</text:p>
          </table:table-cell>
          <table:table-cell/>
        </table:table-row>
        <table:table-row table:style-name="ro1">
          <table:table-cell office:value-type="float" office:value="0.142">
            <text:p>0.142</text:p>
          </table:table-cell>
          <table:table-cell table:formula="of:=AVERAGE([.A1691:.A1730])" office:value-type="float" office:value="0.136725">
            <text:p>0.136725</text:p>
          </table:table-cell>
          <table:table-cell table:formula="of:=([.A1710]*0.002)+[.C1709]" office:value-type="float" office:value="4.28851">
            <text:p>4.28851</text:p>
          </table:table-cell>
          <table:table-cell/>
        </table:table-row>
        <table:table-row table:style-name="ro1">
          <table:table-cell office:value-type="float" office:value="0.142">
            <text:p>0.142</text:p>
          </table:table-cell>
          <table:table-cell table:formula="of:=AVERAGE([.A1692:.A1731])" office:value-type="float" office:value="0.1362">
            <text:p>0.1362</text:p>
          </table:table-cell>
          <table:table-cell table:formula="of:=([.A1711]*0.002)+[.C1710]" office:value-type="float" office:value="4.288794">
            <text:p>4.288794</text:p>
          </table:table-cell>
          <table:table-cell/>
        </table:table-row>
        <table:table-row table:style-name="ro1">
          <table:table-cell office:value-type="float" office:value="0.141">
            <text:p>0.141</text:p>
          </table:table-cell>
          <table:table-cell table:formula="of:=AVERAGE([.A1693:.A1732])" office:value-type="float" office:value="0.135675">
            <text:p>0.135675</text:p>
          </table:table-cell>
          <table:table-cell table:formula="of:=([.A1712]*0.002)+[.C1711]" office:value-type="float" office:value="4.289076">
            <text:p>4.289076</text:p>
          </table:table-cell>
          <table:table-cell/>
        </table:table-row>
        <table:table-row table:style-name="ro1">
          <table:table-cell office:value-type="float" office:value="0.14">
            <text:p>0.14</text:p>
          </table:table-cell>
          <table:table-cell table:formula="of:=AVERAGE([.A1694:.A1733])" office:value-type="float" office:value="0.135125">
            <text:p>0.135125</text:p>
          </table:table-cell>
          <table:table-cell table:formula="of:=([.A1713]*0.002)+[.C1712]" office:value-type="float" office:value="4.289356">
            <text:p>4.289356</text:p>
          </table:table-cell>
          <table:table-cell/>
        </table:table-row>
        <table:table-row table:style-name="ro1">
          <table:table-cell office:value-type="float" office:value="0.139">
            <text:p>0.139</text:p>
          </table:table-cell>
          <table:table-cell table:formula="of:=AVERAGE([.A1695:.A1734])" office:value-type="float" office:value="0.134575">
            <text:p>0.134575</text:p>
          </table:table-cell>
          <table:table-cell table:formula="of:=([.A1714]*0.002)+[.C1713]" office:value-type="float" office:value="4.289634">
            <text:p>4.289634</text:p>
          </table:table-cell>
          <table:table-cell/>
        </table:table-row>
        <table:table-row table:style-name="ro1">
          <table:table-cell office:value-type="float" office:value="0.138">
            <text:p>0.138</text:p>
          </table:table-cell>
          <table:table-cell table:formula="of:=AVERAGE([.A1696:.A1735])" office:value-type="float" office:value="0.134">
            <text:p>0.134</text:p>
          </table:table-cell>
          <table:table-cell table:formula="of:=([.A1715]*0.002)+[.C1714]" office:value-type="float" office:value="4.28991">
            <text:p>4.28991</text:p>
          </table:table-cell>
          <table:table-cell/>
        </table:table-row>
        <table:table-row table:style-name="ro1">
          <table:table-cell office:value-type="float" office:value="0.137">
            <text:p>0.137</text:p>
          </table:table-cell>
          <table:table-cell table:formula="of:=AVERAGE([.A1697:.A1736])" office:value-type="float" office:value="0.1334">
            <text:p>0.1334</text:p>
          </table:table-cell>
          <table:table-cell table:formula="of:=([.A1716]*0.002)+[.C1715]" office:value-type="float" office:value="4.290184">
            <text:p>4.290184</text:p>
          </table:table-cell>
          <table:table-cell/>
        </table:table-row>
        <table:table-row table:style-name="ro1">
          <table:table-cell office:value-type="float" office:value="0.136">
            <text:p>0.136</text:p>
          </table:table-cell>
          <table:table-cell table:formula="of:=AVERAGE([.A1698:.A1737])" office:value-type="float" office:value="0.1328">
            <text:p>0.1328</text:p>
          </table:table-cell>
          <table:table-cell table:formula="of:=([.A1717]*0.002)+[.C1716]" office:value-type="float" office:value="4.290456">
            <text:p>4.290456</text:p>
          </table:table-cell>
          <table:table-cell/>
        </table:table-row>
        <table:table-row table:style-name="ro1">
          <table:table-cell office:value-type="float" office:value="0.135">
            <text:p>0.135</text:p>
          </table:table-cell>
          <table:table-cell table:formula="of:=AVERAGE([.A1699:.A1738])" office:value-type="float" office:value="0.132175">
            <text:p>0.132175</text:p>
          </table:table-cell>
          <table:table-cell table:formula="of:=([.A1718]*0.002)+[.C1717]" office:value-type="float" office:value="4.290726">
            <text:p>4.290726</text:p>
          </table:table-cell>
          <table:table-cell/>
        </table:table-row>
        <table:table-row table:style-name="ro1">
          <table:table-cell office:value-type="float" office:value="0.133">
            <text:p>0.133</text:p>
          </table:table-cell>
          <table:table-cell table:formula="of:=AVERAGE([.A1700:.A1739])" office:value-type="float" office:value="0.13155">
            <text:p>0.13155</text:p>
          </table:table-cell>
          <table:table-cell table:formula="of:=([.A1719]*0.002)+[.C1718]" office:value-type="float" office:value="4.290992">
            <text:p>4.290992</text:p>
          </table:table-cell>
          <table:table-cell/>
        </table:table-row>
        <table:table-row table:style-name="ro1">
          <table:table-cell office:value-type="float" office:value="0.132">
            <text:p>0.132</text:p>
          </table:table-cell>
          <table:table-cell table:formula="of:=AVERAGE([.A1701:.A1740])" office:value-type="float" office:value="0.1309">
            <text:p>0.1309</text:p>
          </table:table-cell>
          <table:table-cell table:formula="of:=([.A1720]*0.002)+[.C1719]" office:value-type="float" office:value="4.291256">
            <text:p>4.291256</text:p>
          </table:table-cell>
          <table:table-cell/>
        </table:table-row>
        <table:table-row table:style-name="ro1">
          <table:table-cell office:value-type="float" office:value="0.131">
            <text:p>0.131</text:p>
          </table:table-cell>
          <table:table-cell table:formula="of:=AVERAGE([.A1702:.A1741])" office:value-type="float" office:value="0.13025">
            <text:p>0.13025</text:p>
          </table:table-cell>
          <table:table-cell table:formula="of:=([.A1721]*0.002)+[.C1720]" office:value-type="float" office:value="4.291518">
            <text:p>4.291518</text:p>
          </table:table-cell>
          <table:table-cell/>
        </table:table-row>
        <table:table-row table:style-name="ro1">
          <table:table-cell office:value-type="float" office:value="0.13">
            <text:p>0.13</text:p>
          </table:table-cell>
          <table:table-cell table:formula="of:=AVERAGE([.A1703:.A1742])" office:value-type="float" office:value="0.1296">
            <text:p>0.1296</text:p>
          </table:table-cell>
          <table:table-cell table:formula="of:=([.A1722]*0.002)+[.C1721]" office:value-type="float" office:value="4.291778">
            <text:p>4.291778</text:p>
          </table:table-cell>
          <table:table-cell/>
        </table:table-row>
        <table:table-row table:style-name="ro1">
          <table:table-cell office:value-type="float" office:value="0.128">
            <text:p>0.128</text:p>
          </table:table-cell>
          <table:table-cell table:formula="of:=AVERAGE([.A1704:.A1743])" office:value-type="float" office:value="0.12895">
            <text:p>0.12895</text:p>
          </table:table-cell>
          <table:table-cell table:formula="of:=([.A1723]*0.002)+[.C1722]" office:value-type="float" office:value="4.292034">
            <text:p>4.292034</text:p>
          </table:table-cell>
          <table:table-cell/>
        </table:table-row>
        <table:table-row table:style-name="ro1">
          <table:table-cell office:value-type="float" office:value="0.127">
            <text:p>0.127</text:p>
          </table:table-cell>
          <table:table-cell table:formula="of:=AVERAGE([.A1705:.A1744])" office:value-type="float" office:value="0.128325">
            <text:p>0.128325</text:p>
          </table:table-cell>
          <table:table-cell table:formula="of:=([.A1724]*0.002)+[.C1723]" office:value-type="float" office:value="4.292288">
            <text:p>4.292288</text:p>
          </table:table-cell>
          <table:table-cell/>
        </table:table-row>
        <table:table-row table:style-name="ro1">
          <table:table-cell office:value-type="float" office:value="0.126">
            <text:p>0.126</text:p>
          </table:table-cell>
          <table:table-cell table:formula="of:=AVERAGE([.A1706:.A1745])" office:value-type="float" office:value="0.1277">
            <text:p>0.1277</text:p>
          </table:table-cell>
          <table:table-cell table:formula="of:=([.A1725]*0.002)+[.C1724]" office:value-type="float" office:value="4.29254">
            <text:p>4.29254</text:p>
          </table:table-cell>
          <table:table-cell/>
        </table:table-row>
        <table:table-row table:style-name="ro1">
          <table:table-cell office:value-type="float" office:value="0.124">
            <text:p>0.124</text:p>
          </table:table-cell>
          <table:table-cell table:formula="of:=AVERAGE([.A1707:.A1746])" office:value-type="float" office:value="0.1271">
            <text:p>0.1271</text:p>
          </table:table-cell>
          <table:table-cell table:formula="of:=([.A1726]*0.002)+[.C1725]" office:value-type="float" office:value="4.292788">
            <text:p>4.292788</text:p>
          </table:table-cell>
          <table:table-cell/>
        </table:table-row>
        <table:table-row table:style-name="ro1">
          <table:table-cell office:value-type="float" office:value="0.123">
            <text:p>0.123</text:p>
          </table:table-cell>
          <table:table-cell table:formula="of:=AVERAGE([.A1708:.A1747])" office:value-type="float" office:value="0.126525">
            <text:p>0.126525</text:p>
          </table:table-cell>
          <table:table-cell table:formula="of:=([.A1727]*0.002)+[.C1726]" office:value-type="float" office:value="4.293034">
            <text:p>4.293034</text:p>
          </table:table-cell>
          <table:table-cell/>
        </table:table-row>
        <table:table-row table:style-name="ro1">
          <table:table-cell office:value-type="float" office:value="0.122">
            <text:p>0.122</text:p>
          </table:table-cell>
          <table:table-cell table:formula="of:=AVERAGE([.A1709:.A1748])" office:value-type="float" office:value="0.125975">
            <text:p>0.125975</text:p>
          </table:table-cell>
          <table:table-cell table:formula="of:=([.A1728]*0.002)+[.C1727]" office:value-type="float" office:value="4.293278">
            <text:p>4.293278</text:p>
          </table:table-cell>
          <table:table-cell/>
        </table:table-row>
        <table:table-row table:style-name="ro1">
          <table:table-cell office:value-type="float" office:value="0.121">
            <text:p>0.121</text:p>
          </table:table-cell>
          <table:table-cell table:formula="of:=AVERAGE([.A1710:.A1749])" office:value-type="float" office:value="0.12545">
            <text:p>0.12545</text:p>
          </table:table-cell>
          <table:table-cell table:formula="of:=([.A1729]*0.002)+[.C1728]" office:value-type="float" office:value="4.29352">
            <text:p>4.29352</text:p>
          </table:table-cell>
          <table:table-cell/>
        </table:table-row>
        <table:table-row table:style-name="ro1">
          <table:table-cell office:value-type="float" office:value="0.12">
            <text:p>0.12</text:p>
          </table:table-cell>
          <table:table-cell table:formula="of:=AVERAGE([.A1711:.A1750])" office:value-type="float" office:value="0.124975">
            <text:p>0.124975</text:p>
          </table:table-cell>
          <table:table-cell table:formula="of:=([.A1730]*0.002)+[.C1729]" office:value-type="float" office:value="4.29376">
            <text:p>4.29376</text:p>
          </table:table-cell>
          <table:table-cell/>
        </table:table-row>
        <table:table-row table:style-name="ro1">
          <table:table-cell office:value-type="float" office:value="0.119">
            <text:p>0.119</text:p>
          </table:table-cell>
          <table:table-cell table:formula="of:=AVERAGE([.A1712:.A1751])" office:value-type="float" office:value="0.124525">
            <text:p>0.124525</text:p>
          </table:table-cell>
          <table:table-cell table:formula="of:=([.A1731]*0.002)+[.C1730]" office:value-type="float" office:value="4.293998">
            <text:p>4.293998</text:p>
          </table:table-cell>
          <table:table-cell/>
        </table:table-row>
        <table:table-row table:style-name="ro1">
          <table:table-cell office:value-type="float" office:value="0.119">
            <text:p>0.119</text:p>
          </table:table-cell>
          <table:table-cell table:formula="of:=AVERAGE([.A1713:.A1752])" office:value-type="float" office:value="0.124125">
            <text:p>0.124125</text:p>
          </table:table-cell>
          <table:table-cell table:formula="of:=([.A1732]*0.002)+[.C1731]" office:value-type="float" office:value="4.294236">
            <text:p>4.294236</text:p>
          </table:table-cell>
          <table:table-cell/>
        </table:table-row>
        <table:table-row table:style-name="ro1">
          <table:table-cell office:value-type="float" office:value="0.118">
            <text:p>0.118</text:p>
          </table:table-cell>
          <table:table-cell table:formula="of:=AVERAGE([.A1714:.A1753])" office:value-type="float" office:value="0.123775">
            <text:p>0.123775</text:p>
          </table:table-cell>
          <table:table-cell table:formula="of:=([.A1733]*0.002)+[.C1732]" office:value-type="float" office:value="4.294472">
            <text:p>4.294472</text:p>
          </table:table-cell>
          <table:table-cell/>
        </table:table-row>
        <table:table-row table:style-name="ro1">
          <table:table-cell office:value-type="float" office:value="0.118">
            <text:p>0.118</text:p>
          </table:table-cell>
          <table:table-cell table:formula="of:=AVERAGE([.A1715:.A1754])" office:value-type="float" office:value="0.123475">
            <text:p>0.123475</text:p>
          </table:table-cell>
          <table:table-cell table:formula="of:=([.A1734]*0.002)+[.C1733]" office:value-type="float" office:value="4.294708">
            <text:p>4.294708</text:p>
          </table:table-cell>
          <table:table-cell/>
        </table:table-row>
        <table:table-row table:style-name="ro1">
          <table:table-cell office:value-type="float" office:value="0.117">
            <text:p>0.117</text:p>
          </table:table-cell>
          <table:table-cell table:formula="of:=AVERAGE([.A1716:.A1755])" office:value-type="float" office:value="0.1232">
            <text:p>0.1232</text:p>
          </table:table-cell>
          <table:table-cell table:formula="of:=([.A1735]*0.002)+[.C1734]" office:value-type="float" office:value="4.294942">
            <text:p>4.294942</text:p>
          </table:table-cell>
          <table:table-cell/>
        </table:table-row>
        <table:table-row table:style-name="ro1">
          <table:table-cell office:value-type="float" office:value="0.117">
            <text:p>0.117</text:p>
          </table:table-cell>
          <table:table-cell table:formula="of:=AVERAGE([.A1717:.A1756])" office:value-type="float" office:value="0.122975">
            <text:p>0.122975</text:p>
          </table:table-cell>
          <table:table-cell table:formula="of:=([.A1736]*0.002)+[.C1735]" office:value-type="float" office:value="4.295176">
            <text:p>4.295176</text:p>
          </table:table-cell>
          <table:table-cell/>
        </table:table-row>
        <table:table-row table:style-name="ro1">
          <table:table-cell office:value-type="float" office:value="0.117">
            <text:p>0.117</text:p>
          </table:table-cell>
          <table:table-cell table:formula="of:=AVERAGE([.A1718:.A1757])" office:value-type="float" office:value="0.1228">
            <text:p>0.1228</text:p>
          </table:table-cell>
          <table:table-cell table:formula="of:=([.A1737]*0.002)+[.C1736]" office:value-type="float" office:value="4.29541">
            <text:p>4.29541</text:p>
          </table:table-cell>
          <table:table-cell/>
        </table:table-row>
        <table:table-row table:style-name="ro1">
          <table:table-cell office:value-type="float" office:value="0.117">
            <text:p>0.117</text:p>
          </table:table-cell>
          <table:table-cell table:formula="of:=AVERAGE([.A1719:.A1758])" office:value-type="float" office:value="0.122675">
            <text:p>0.122675</text:p>
          </table:table-cell>
          <table:table-cell table:formula="of:=([.A1738]*0.002)+[.C1737]" office:value-type="float" office:value="4.295644">
            <text:p>4.295644</text:p>
          </table:table-cell>
          <table:table-cell/>
        </table:table-row>
        <table:table-row table:style-name="ro1">
          <table:table-cell office:value-type="float" office:value="0.117">
            <text:p>0.117</text:p>
          </table:table-cell>
          <table:table-cell table:formula="of:=AVERAGE([.A1720:.A1759])" office:value-type="float" office:value="0.1226">
            <text:p>0.1226</text:p>
          </table:table-cell>
          <table:table-cell table:formula="of:=([.A1739]*0.002)+[.C1738]" office:value-type="float" office:value="4.295878">
            <text:p>4.295878</text:p>
          </table:table-cell>
          <table:table-cell/>
        </table:table-row>
        <table:table-row table:style-name="ro1">
          <table:table-cell office:value-type="float" office:value="0.117">
            <text:p>0.117</text:p>
          </table:table-cell>
          <table:table-cell table:formula="of:=AVERAGE([.A1721:.A1760])" office:value-type="float" office:value="0.122575">
            <text:p>0.122575</text:p>
          </table:table-cell>
          <table:table-cell table:formula="of:=([.A1740]*0.002)+[.C1739]" office:value-type="float" office:value="4.296112">
            <text:p>4.296112</text:p>
          </table:table-cell>
          <table:table-cell/>
        </table:table-row>
        <table:table-row table:style-name="ro1">
          <table:table-cell office:value-type="float" office:value="0.117">
            <text:p>0.117</text:p>
          </table:table-cell>
          <table:table-cell table:formula="of:=AVERAGE([.A1722:.A1761])" office:value-type="float" office:value="0.122575">
            <text:p>0.122575</text:p>
          </table:table-cell>
          <table:table-cell table:formula="of:=([.A1741]*0.002)+[.C1740]" office:value-type="float" office:value="4.296346">
            <text:p>4.296346</text:p>
          </table:table-cell>
          <table:table-cell/>
        </table:table-row>
        <table:table-row table:style-name="ro1">
          <table:table-cell office:value-type="float" office:value="0.118">
            <text:p>0.118</text:p>
          </table:table-cell>
          <table:table-cell table:formula="of:=AVERAGE([.A1723:.A1762])" office:value-type="float" office:value="0.122625">
            <text:p>0.122625</text:p>
          </table:table-cell>
          <table:table-cell table:formula="of:=([.A1742]*0.002)+[.C1741]" office:value-type="float" office:value="4.296582">
            <text:p>4.296582</text:p>
          </table:table-cell>
          <table:table-cell/>
        </table:table-row>
        <table:table-row table:style-name="ro1">
          <table:table-cell office:value-type="float" office:value="0.118">
            <text:p>0.118</text:p>
          </table:table-cell>
          <table:table-cell table:formula="of:=AVERAGE([.A1724:.A1763])" office:value-type="float" office:value="0.122725">
            <text:p>0.122725</text:p>
          </table:table-cell>
          <table:table-cell table:formula="of:=([.A1743]*0.002)+[.C1742]" office:value-type="float" office:value="4.296818">
            <text:p>4.296818</text:p>
          </table:table-cell>
          <table:table-cell/>
        </table:table-row>
        <table:table-row table:style-name="ro1">
          <table:table-cell office:value-type="float" office:value="0.119">
            <text:p>0.119</text:p>
          </table:table-cell>
          <table:table-cell table:formula="of:=AVERAGE([.A1725:.A1764])" office:value-type="float" office:value="0.12285">
            <text:p>0.12285</text:p>
          </table:table-cell>
          <table:table-cell table:formula="of:=([.A1744]*0.002)+[.C1743]" office:value-type="float" office:value="4.297056">
            <text:p>4.297056</text:p>
          </table:table-cell>
          <table:table-cell/>
        </table:table-row>
        <table:table-row table:style-name="ro1">
          <table:table-cell office:value-type="float" office:value="0.119">
            <text:p>0.119</text:p>
          </table:table-cell>
          <table:table-cell table:formula="of:=AVERAGE([.A1726:.A1765])" office:value-type="float" office:value="0.123025">
            <text:p>0.123025</text:p>
          </table:table-cell>
          <table:table-cell table:formula="of:=([.A1745]*0.002)+[.C1744]" office:value-type="float" office:value="4.297294">
            <text:p>4.297294</text:p>
          </table:table-cell>
          <table:table-cell/>
        </table:table-row>
        <table:table-row table:style-name="ro1">
          <table:table-cell office:value-type="float" office:value="0.12">
            <text:p>0.12</text:p>
          </table:table-cell>
          <table:table-cell table:formula="of:=AVERAGE([.A1727:.A1766])" office:value-type="float" office:value="0.12325">
            <text:p>0.12325</text:p>
          </table:table-cell>
          <table:table-cell table:formula="of:=([.A1746]*0.002)+[.C1745]" office:value-type="float" office:value="4.297534">
            <text:p>4.297534</text:p>
          </table:table-cell>
          <table:table-cell/>
        </table:table-row>
        <table:table-row table:style-name="ro1">
          <table:table-cell office:value-type="float" office:value="0.121">
            <text:p>0.121</text:p>
          </table:table-cell>
          <table:table-cell table:formula="of:=AVERAGE([.A1728:.A1767])" office:value-type="float" office:value="0.123475">
            <text:p>0.123475</text:p>
          </table:table-cell>
          <table:table-cell table:formula="of:=([.A1747]*0.002)+[.C1746]" office:value-type="float" office:value="4.297776">
            <text:p>4.297776</text:p>
          </table:table-cell>
          <table:table-cell/>
        </table:table-row>
        <table:table-row table:style-name="ro1">
          <table:table-cell office:value-type="float" office:value="0.121">
            <text:p>0.121</text:p>
          </table:table-cell>
          <table:table-cell table:formula="of:=AVERAGE([.A1729:.A1768])" office:value-type="float" office:value="0.123725">
            <text:p>0.123725</text:p>
          </table:table-cell>
          <table:table-cell table:formula="of:=([.A1748]*0.002)+[.C1747]" office:value-type="float" office:value="4.298018">
            <text:p>4.298018</text:p>
          </table:table-cell>
          <table:table-cell/>
        </table:table-row>
        <table:table-row table:style-name="ro1">
          <table:table-cell office:value-type="float" office:value="0.122">
            <text:p>0.122</text:p>
          </table:table-cell>
          <table:table-cell table:formula="of:=AVERAGE([.A1730:.A1769])" office:value-type="float" office:value="0.124">
            <text:p>0.124</text:p>
          </table:table-cell>
          <table:table-cell table:formula="of:=([.A1749]*0.002)+[.C1748]" office:value-type="float" office:value="4.298262">
            <text:p>4.298262</text:p>
          </table:table-cell>
          <table:table-cell/>
        </table:table-row>
        <table:table-row table:style-name="ro1">
          <table:table-cell office:value-type="float" office:value="0.123">
            <text:p>0.123</text:p>
          </table:table-cell>
          <table:table-cell table:formula="of:=AVERAGE([.A1731:.A1770])" office:value-type="float" office:value="0.124275">
            <text:p>0.124275</text:p>
          </table:table-cell>
          <table:table-cell table:formula="of:=([.A1750]*0.002)+[.C1749]" office:value-type="float" office:value="4.298508">
            <text:p>4.298508</text:p>
          </table:table-cell>
          <table:table-cell/>
        </table:table-row>
        <table:table-row table:style-name="ro1">
          <table:table-cell office:value-type="float" office:value="0.124">
            <text:p>0.124</text:p>
          </table:table-cell>
          <table:table-cell table:formula="of:=AVERAGE([.A1732:.A1771])" office:value-type="float" office:value="0.124575">
            <text:p>0.124575</text:p>
          </table:table-cell>
          <table:table-cell table:formula="of:=([.A1751]*0.002)+[.C1750]" office:value-type="float" office:value="4.298756">
            <text:p>4.298756</text:p>
          </table:table-cell>
          <table:table-cell/>
        </table:table-row>
        <table:table-row table:style-name="ro1">
          <table:table-cell office:value-type="float" office:value="0.125">
            <text:p>0.125</text:p>
          </table:table-cell>
          <table:table-cell table:formula="of:=AVERAGE([.A1733:.A1772])" office:value-type="float" office:value="0.12485">
            <text:p>0.12485</text:p>
          </table:table-cell>
          <table:table-cell table:formula="of:=([.A1752]*0.002)+[.C1751]" office:value-type="float" office:value="4.299006">
            <text:p>4.299006</text:p>
          </table:table-cell>
          <table:table-cell/>
        </table:table-row>
        <table:table-row table:style-name="ro1">
          <table:table-cell office:value-type="float" office:value="0.126">
            <text:p>0.126</text:p>
          </table:table-cell>
          <table:table-cell table:formula="of:=AVERAGE([.A1734:.A1773])" office:value-type="float" office:value="0.12515">
            <text:p>0.12515</text:p>
          </table:table-cell>
          <table:table-cell table:formula="of:=([.A1753]*0.002)+[.C1752]" office:value-type="float" office:value="4.299258">
            <text:p>4.299258</text:p>
          </table:table-cell>
          <table:table-cell/>
        </table:table-row>
        <table:table-row table:style-name="ro1">
          <table:table-cell office:value-type="float" office:value="0.127">
            <text:p>0.127</text:p>
          </table:table-cell>
          <table:table-cell table:formula="of:=AVERAGE([.A1735:.A1774])" office:value-type="float" office:value="0.125425">
            <text:p>0.125425</text:p>
          </table:table-cell>
          <table:table-cell table:formula="of:=([.A1754]*0.002)+[.C1753]" office:value-type="float" office:value="4.299512">
            <text:p>4.299512</text:p>
          </table:table-cell>
          <table:table-cell/>
        </table:table-row>
        <table:table-row table:style-name="ro1">
          <table:table-cell office:value-type="float" office:value="0.127">
            <text:p>0.127</text:p>
          </table:table-cell>
          <table:table-cell table:formula="of:=AVERAGE([.A1736:.A1775])" office:value-type="float" office:value="0.1257">
            <text:p>0.1257</text:p>
          </table:table-cell>
          <table:table-cell table:formula="of:=([.A1755]*0.002)+[.C1754]" office:value-type="float" office:value="4.299766">
            <text:p>4.299766</text:p>
          </table:table-cell>
          <table:table-cell/>
        </table:table-row>
        <table:table-row table:style-name="ro1">
          <table:table-cell office:value-type="float" office:value="0.128">
            <text:p>0.128</text:p>
          </table:table-cell>
          <table:table-cell table:formula="of:=AVERAGE([.A1737:.A1776])" office:value-type="float" office:value="0.12595">
            <text:p>0.12595</text:p>
          </table:table-cell>
          <table:table-cell table:formula="of:=([.A1756]*0.002)+[.C1755]" office:value-type="float" office:value="4.300022">
            <text:p>4.300022</text:p>
          </table:table-cell>
          <table:table-cell/>
        </table:table-row>
        <table:table-row table:style-name="ro1">
          <table:table-cell office:value-type="float" office:value="0.129">
            <text:p>0.129</text:p>
          </table:table-cell>
          <table:table-cell table:formula="of:=AVERAGE([.A1738:.A1777])" office:value-type="float" office:value="0.126175">
            <text:p>0.126175</text:p>
          </table:table-cell>
          <table:table-cell table:formula="of:=([.A1757]*0.002)+[.C1756]" office:value-type="float" office:value="4.30028">
            <text:p>4.30028</text:p>
          </table:table-cell>
          <table:table-cell/>
        </table:table-row>
        <table:table-row table:style-name="ro1">
          <table:table-cell office:value-type="float" office:value="0.13">
            <text:p>0.13</text:p>
          </table:table-cell>
          <table:table-cell table:formula="of:=AVERAGE([.A1739:.A1778])" office:value-type="float" office:value="0.1264">
            <text:p>0.1264</text:p>
          </table:table-cell>
          <table:table-cell table:formula="of:=([.A1758]*0.002)+[.C1757]" office:value-type="float" office:value="4.30054">
            <text:p>4.30054</text:p>
          </table:table-cell>
          <table:table-cell/>
        </table:table-row>
        <table:table-row table:style-name="ro1">
          <table:table-cell office:value-type="float" office:value="0.13">
            <text:p>0.13</text:p>
          </table:table-cell>
          <table:table-cell table:formula="of:=AVERAGE([.A1740:.A1779])" office:value-type="float" office:value="0.1266">
            <text:p>0.1266</text:p>
          </table:table-cell>
          <table:table-cell table:formula="of:=([.A1759]*0.002)+[.C1758]" office:value-type="float" office:value="4.3008">
            <text:p>4.3008</text:p>
          </table:table-cell>
          <table:table-cell/>
        </table:table-row>
        <table:table-row table:style-name="ro1">
          <table:table-cell office:value-type="float" office:value="0.131">
            <text:p>0.131</text:p>
          </table:table-cell>
          <table:table-cell table:formula="of:=AVERAGE([.A1741:.A1780])" office:value-type="float" office:value="0.126775">
            <text:p>0.126775</text:p>
          </table:table-cell>
          <table:table-cell table:formula="of:=([.A1760]*0.002)+[.C1759]" office:value-type="float" office:value="4.301062">
            <text:p>4.301062</text:p>
          </table:table-cell>
          <table:table-cell/>
        </table:table-row>
        <table:table-row table:style-name="ro1">
          <table:table-cell office:value-type="float" office:value="0.131">
            <text:p>0.131</text:p>
          </table:table-cell>
          <table:table-cell table:formula="of:=AVERAGE([.A1742:.A1781])" office:value-type="float" office:value="0.126925">
            <text:p>0.126925</text:p>
          </table:table-cell>
          <table:table-cell table:formula="of:=([.A1761]*0.002)+[.C1760]" office:value-type="float" office:value="4.301324">
            <text:p>4.301324</text:p>
          </table:table-cell>
          <table:table-cell/>
        </table:table-row>
        <table:table-row table:style-name="ro1">
          <table:table-cell office:value-type="float" office:value="0.132">
            <text:p>0.132</text:p>
          </table:table-cell>
          <table:table-cell table:formula="of:=AVERAGE([.A1743:.A1782])" office:value-type="float" office:value="0.127025">
            <text:p>0.127025</text:p>
          </table:table-cell>
          <table:table-cell table:formula="of:=([.A1762]*0.002)+[.C1761]" office:value-type="float" office:value="4.301588">
            <text:p>4.301588</text:p>
          </table:table-cell>
          <table:table-cell/>
        </table:table-row>
        <table:table-row table:style-name="ro1">
          <table:table-cell office:value-type="float" office:value="0.132">
            <text:p>0.132</text:p>
          </table:table-cell>
          <table:table-cell table:formula="of:=AVERAGE([.A1744:.A1783])" office:value-type="float" office:value="0.127125">
            <text:p>0.127125</text:p>
          </table:table-cell>
          <table:table-cell table:formula="of:=([.A1763]*0.002)+[.C1762]" office:value-type="float" office:value="4.301852">
            <text:p>4.301852</text:p>
          </table:table-cell>
          <table:table-cell/>
        </table:table-row>
        <table:table-row table:style-name="ro1">
          <table:table-cell office:value-type="float" office:value="0.132">
            <text:p>0.132</text:p>
          </table:table-cell>
          <table:table-cell table:formula="of:=AVERAGE([.A1745:.A1784])" office:value-type="float" office:value="0.127175">
            <text:p>0.127175</text:p>
          </table:table-cell>
          <table:table-cell table:formula="of:=([.A1764]*0.002)+[.C1763]" office:value-type="float" office:value="4.302116">
            <text:p>4.302116</text:p>
          </table:table-cell>
          <table:table-cell/>
        </table:table-row>
        <table:table-row table:style-name="ro1">
          <table:table-cell office:value-type="float" office:value="0.133">
            <text:p>0.133</text:p>
          </table:table-cell>
          <table:table-cell table:formula="of:=AVERAGE([.A1746:.A1785])" office:value-type="float" office:value="0.127225">
            <text:p>0.127225</text:p>
          </table:table-cell>
          <table:table-cell table:formula="of:=([.A1765]*0.002)+[.C1764]" office:value-type="float" office:value="4.302382">
            <text:p>4.302382</text:p>
          </table:table-cell>
          <table:table-cell/>
        </table:table-row>
        <table:table-row table:style-name="ro1">
          <table:table-cell office:value-type="float" office:value="0.133">
            <text:p>0.133</text:p>
          </table:table-cell>
          <table:table-cell table:formula="of:=AVERAGE([.A1747:.A1786])" office:value-type="float" office:value="0.127225">
            <text:p>0.127225</text:p>
          </table:table-cell>
          <table:table-cell table:formula="of:=([.A1766]*0.002)+[.C1765]" office:value-type="float" office:value="4.302648">
            <text:p>4.302648</text:p>
          </table:table-cell>
          <table:table-cell/>
        </table:table-row>
        <table:table-row table:style-name="ro1">
          <table:table-cell office:value-type="float" office:value="0.132">
            <text:p>0.132</text:p>
          </table:table-cell>
          <table:table-cell table:formula="of:=AVERAGE([.A1748:.A1787])" office:value-type="float" office:value="0.1272">
            <text:p>0.1272</text:p>
          </table:table-cell>
          <table:table-cell table:formula="of:=([.A1767]*0.002)+[.C1766]" office:value-type="float" office:value="4.302912">
            <text:p>4.302912</text:p>
          </table:table-cell>
          <table:table-cell/>
        </table:table-row>
        <table:table-row table:style-name="ro1">
          <table:table-cell office:value-type="float" office:value="0.132">
            <text:p>0.132</text:p>
          </table:table-cell>
          <table:table-cell table:formula="of:=AVERAGE([.A1749:.A1788])" office:value-type="float" office:value="0.127175">
            <text:p>0.127175</text:p>
          </table:table-cell>
          <table:table-cell table:formula="of:=([.A1768]*0.002)+[.C1767]" office:value-type="float" office:value="4.303176">
            <text:p>4.303176</text:p>
          </table:table-cell>
          <table:table-cell/>
        </table:table-row>
        <table:table-row table:style-name="ro1">
          <table:table-cell office:value-type="float" office:value="0.132">
            <text:p>0.132</text:p>
          </table:table-cell>
          <table:table-cell table:formula="of:=AVERAGE([.A1750:.A1789])" office:value-type="float" office:value="0.1271">
            <text:p>0.1271</text:p>
          </table:table-cell>
          <table:table-cell table:formula="of:=([.A1769]*0.002)+[.C1768]" office:value-type="float" office:value="4.30344">
            <text:p>4.30344</text:p>
          </table:table-cell>
          <table:table-cell/>
        </table:table-row>
        <table:table-row table:style-name="ro1">
          <table:table-cell office:value-type="float" office:value="0.131">
            <text:p>0.131</text:p>
          </table:table-cell>
          <table:table-cell table:formula="of:=AVERAGE([.A1751:.A1790])" office:value-type="float" office:value="0.127">
            <text:p>0.127</text:p>
          </table:table-cell>
          <table:table-cell table:formula="of:=([.A1770]*0.002)+[.C1769]" office:value-type="float" office:value="4.303702">
            <text:p>4.303702</text:p>
          </table:table-cell>
          <table:table-cell/>
        </table:table-row>
        <table:table-row table:style-name="ro1">
          <table:table-cell office:value-type="float" office:value="0.131">
            <text:p>0.131</text:p>
          </table:table-cell>
          <table:table-cell table:formula="of:=AVERAGE([.A1752:.A1791])" office:value-type="float" office:value="0.126875">
            <text:p>0.126875</text:p>
          </table:table-cell>
          <table:table-cell table:formula="of:=([.A1771]*0.002)+[.C1770]" office:value-type="float" office:value="4.303964">
            <text:p>4.303964</text:p>
          </table:table-cell>
          <table:table-cell/>
        </table:table-row>
        <table:table-row table:style-name="ro1">
          <table:table-cell office:value-type="float" office:value="0.13">
            <text:p>0.13</text:p>
          </table:table-cell>
          <table:table-cell table:formula="of:=AVERAGE([.A1753:.A1792])" office:value-type="float" office:value="0.126725">
            <text:p>0.126725</text:p>
          </table:table-cell>
          <table:table-cell table:formula="of:=([.A1772]*0.002)+[.C1771]" office:value-type="float" office:value="4.304224">
            <text:p>4.304224</text:p>
          </table:table-cell>
          <table:table-cell/>
        </table:table-row>
        <table:table-row table:style-name="ro1">
          <table:table-cell office:value-type="float" office:value="0.13">
            <text:p>0.13</text:p>
          </table:table-cell>
          <table:table-cell table:formula="of:=AVERAGE([.A1754:.A1793])" office:value-type="float" office:value="0.12655">
            <text:p>0.12655</text:p>
          </table:table-cell>
          <table:table-cell table:formula="of:=([.A1773]*0.002)+[.C1772]" office:value-type="float" office:value="4.304484">
            <text:p>4.304484</text:p>
          </table:table-cell>
          <table:table-cell/>
        </table:table-row>
        <table:table-row table:style-name="ro1">
          <table:table-cell office:value-type="float" office:value="0.129">
            <text:p>0.129</text:p>
          </table:table-cell>
          <table:table-cell table:formula="of:=AVERAGE([.A1755:.A1794])" office:value-type="float" office:value="0.126375">
            <text:p>0.126375</text:p>
          </table:table-cell>
          <table:table-cell table:formula="of:=([.A1774]*0.002)+[.C1773]" office:value-type="float" office:value="4.304742">
            <text:p>4.304742</text:p>
          </table:table-cell>
          <table:table-cell/>
        </table:table-row>
        <table:table-row table:style-name="ro1">
          <table:table-cell office:value-type="float" office:value="0.128">
            <text:p>0.128</text:p>
          </table:table-cell>
          <table:table-cell table:formula="of:=AVERAGE([.A1756:.A1795])" office:value-type="float" office:value="0.1262">
            <text:p>0.1262</text:p>
          </table:table-cell>
          <table:table-cell table:formula="of:=([.A1775]*0.002)+[.C1774]" office:value-type="float" office:value="4.304998">
            <text:p>4.304998</text:p>
          </table:table-cell>
          <table:table-cell/>
        </table:table-row>
        <table:table-row table:style-name="ro1">
          <table:table-cell office:value-type="float" office:value="0.127">
            <text:p>0.127</text:p>
          </table:table-cell>
          <table:table-cell table:formula="of:=AVERAGE([.A1757:.A1796])" office:value-type="float" office:value="0.126">
            <text:p>0.126</text:p>
          </table:table-cell>
          <table:table-cell table:formula="of:=([.A1776]*0.002)+[.C1775]" office:value-type="float" office:value="4.305252">
            <text:p>4.305252</text:p>
          </table:table-cell>
          <table:table-cell/>
        </table:table-row>
        <table:table-row table:style-name="ro1">
          <table:table-cell office:value-type="float" office:value="0.126">
            <text:p>0.126</text:p>
          </table:table-cell>
          <table:table-cell table:formula="of:=AVERAGE([.A1758:.A1797])" office:value-type="float" office:value="0.125775">
            <text:p>0.125775</text:p>
          </table:table-cell>
          <table:table-cell table:formula="of:=([.A1777]*0.002)+[.C1776]" office:value-type="float" office:value="4.30550399999999">
            <text:p>4.305504</text:p>
          </table:table-cell>
          <table:table-cell/>
        </table:table-row>
        <table:table-row table:style-name="ro1">
          <table:table-cell office:value-type="float" office:value="0.126">
            <text:p>0.126</text:p>
          </table:table-cell>
          <table:table-cell table:formula="of:=AVERAGE([.A1759:.A1798])" office:value-type="float" office:value="0.12555">
            <text:p>0.12555</text:p>
          </table:table-cell>
          <table:table-cell table:formula="of:=([.A1778]*0.002)+[.C1777]" office:value-type="float" office:value="4.30575599999999">
            <text:p>4.305756</text:p>
          </table:table-cell>
          <table:table-cell/>
        </table:table-row>
        <table:table-row table:style-name="ro1">
          <table:table-cell office:value-type="float" office:value="0.125">
            <text:p>0.125</text:p>
          </table:table-cell>
          <table:table-cell table:formula="of:=AVERAGE([.A1760:.A1799])" office:value-type="float" office:value="0.125325">
            <text:p>0.125325</text:p>
          </table:table-cell>
          <table:table-cell table:formula="of:=([.A1779]*0.002)+[.C1778]" office:value-type="float" office:value="4.306006">
            <text:p>4.306006</text:p>
          </table:table-cell>
          <table:table-cell/>
        </table:table-row>
        <table:table-row table:style-name="ro1">
          <table:table-cell office:value-type="float" office:value="0.124">
            <text:p>0.124</text:p>
          </table:table-cell>
          <table:table-cell table:formula="of:=AVERAGE([.A1761:.A1800])" office:value-type="float" office:value="0.125075">
            <text:p>0.125075</text:p>
          </table:table-cell>
          <table:table-cell table:formula="of:=([.A1780]*0.002)+[.C1779]" office:value-type="float" office:value="4.306254">
            <text:p>4.306254</text:p>
          </table:table-cell>
          <table:table-cell/>
        </table:table-row>
        <table:table-row table:style-name="ro1">
          <table:table-cell office:value-type="float" office:value="0.123">
            <text:p>0.123</text:p>
          </table:table-cell>
          <table:table-cell table:formula="of:=AVERAGE([.A1762:.A1801])" office:value-type="float" office:value="0.124825">
            <text:p>0.124825</text:p>
          </table:table-cell>
          <table:table-cell table:formula="of:=([.A1781]*0.002)+[.C1780]" office:value-type="float" office:value="4.30649999999999">
            <text:p>4.3065</text:p>
          </table:table-cell>
          <table:table-cell/>
        </table:table-row>
        <table:table-row table:style-name="ro1">
          <table:table-cell office:value-type="float" office:value="0.122">
            <text:p>0.122</text:p>
          </table:table-cell>
          <table:table-cell table:formula="of:=AVERAGE([.A1763:.A1802])" office:value-type="float" office:value="0.124575">
            <text:p>0.124575</text:p>
          </table:table-cell>
          <table:table-cell table:formula="of:=([.A1782]*0.002)+[.C1781]" office:value-type="float" office:value="4.306744">
            <text:p>4.306744</text:p>
          </table:table-cell>
          <table:table-cell/>
        </table:table-row>
        <table:table-row table:style-name="ro1">
          <table:table-cell office:value-type="float" office:value="0.122">
            <text:p>0.122</text:p>
          </table:table-cell>
          <table:table-cell table:formula="of:=AVERAGE([.A1764:.A1803])" office:value-type="float" office:value="0.124325">
            <text:p>0.124325</text:p>
          </table:table-cell>
          <table:table-cell table:formula="of:=([.A1783]*0.002)+[.C1782]" office:value-type="float" office:value="4.306988">
            <text:p>4.306988</text:p>
          </table:table-cell>
          <table:table-cell/>
        </table:table-row>
        <table:table-row table:style-name="ro1">
          <table:table-cell office:value-type="float" office:value="0.121">
            <text:p>0.121</text:p>
          </table:table-cell>
          <table:table-cell table:formula="of:=AVERAGE([.A1765:.A1804])" office:value-type="float" office:value="0.124075">
            <text:p>0.124075</text:p>
          </table:table-cell>
          <table:table-cell table:formula="of:=([.A1784]*0.002)+[.C1783]" office:value-type="float" office:value="4.30723">
            <text:p>4.30723</text:p>
          </table:table-cell>
          <table:table-cell/>
        </table:table-row>
        <table:table-row table:style-name="ro1">
          <table:table-cell office:value-type="float" office:value="0.121">
            <text:p>0.121</text:p>
          </table:table-cell>
          <table:table-cell table:formula="of:=AVERAGE([.A1766:.A1805])" office:value-type="float" office:value="0.1238">
            <text:p>0.1238</text:p>
          </table:table-cell>
          <table:table-cell table:formula="of:=([.A1785]*0.002)+[.C1784]" office:value-type="float" office:value="4.307472">
            <text:p>4.307472</text:p>
          </table:table-cell>
          <table:table-cell/>
        </table:table-row>
        <table:table-row table:style-name="ro1">
          <table:table-cell office:value-type="float" office:value="0.12">
            <text:p>0.12</text:p>
          </table:table-cell>
          <table:table-cell table:formula="of:=AVERAGE([.A1767:.A1806])" office:value-type="float" office:value="0.123525">
            <text:p>0.123525</text:p>
          </table:table-cell>
          <table:table-cell table:formula="of:=([.A1786]*0.002)+[.C1785]" office:value-type="float" office:value="4.307712">
            <text:p>4.307712</text:p>
          </table:table-cell>
          <table:table-cell/>
        </table:table-row>
        <table:table-row table:style-name="ro1">
          <table:table-cell office:value-type="float" office:value="0.12">
            <text:p>0.12</text:p>
          </table:table-cell>
          <table:table-cell table:formula="of:=AVERAGE([.A1768:.A1807])" office:value-type="float" office:value="0.123275">
            <text:p>0.123275</text:p>
          </table:table-cell>
          <table:table-cell table:formula="of:=([.A1787]*0.002)+[.C1786]" office:value-type="float" office:value="4.307952">
            <text:p>4.307952</text:p>
          </table:table-cell>
          <table:table-cell/>
        </table:table-row>
        <table:table-row table:style-name="ro1">
          <table:table-cell office:value-type="float" office:value="0.12">
            <text:p>0.12</text:p>
          </table:table-cell>
          <table:table-cell table:formula="of:=AVERAGE([.A1769:.A1808])" office:value-type="float" office:value="0.123025">
            <text:p>0.123025</text:p>
          </table:table-cell>
          <table:table-cell table:formula="of:=([.A1788]*0.002)+[.C1787]" office:value-type="float" office:value="4.308192">
            <text:p>4.308192</text:p>
          </table:table-cell>
          <table:table-cell/>
        </table:table-row>
        <table:table-row table:style-name="ro1">
          <table:table-cell office:value-type="float" office:value="0.119">
            <text:p>0.119</text:p>
          </table:table-cell>
          <table:table-cell table:formula="of:=AVERAGE([.A1770:.A1809])" office:value-type="float" office:value="0.122775">
            <text:p>0.122775</text:p>
          </table:table-cell>
          <table:table-cell table:formula="of:=([.A1789]*0.002)+[.C1788]" office:value-type="float" office:value="4.30843">
            <text:p>4.30843</text:p>
          </table:table-cell>
          <table:table-cell/>
        </table:table-row>
        <table:table-row table:style-name="ro1">
          <table:table-cell office:value-type="float" office:value="0.119">
            <text:p>0.119</text:p>
          </table:table-cell>
          <table:table-cell table:formula="of:=AVERAGE([.A1771:.A1810])" office:value-type="float" office:value="0.122525">
            <text:p>0.122525</text:p>
          </table:table-cell>
          <table:table-cell table:formula="of:=([.A1790]*0.002)+[.C1789]" office:value-type="float" office:value="4.308668">
            <text:p>4.308668</text:p>
          </table:table-cell>
          <table:table-cell/>
        </table:table-row>
        <table:table-row table:style-name="ro1">
          <table:table-cell office:value-type="float" office:value="0.119">
            <text:p>0.119</text:p>
          </table:table-cell>
          <table:table-cell table:formula="of:=AVERAGE([.A1772:.A1811])" office:value-type="float" office:value="0.122275">
            <text:p>0.122275</text:p>
          </table:table-cell>
          <table:table-cell table:formula="of:=([.A1791]*0.002)+[.C1790]" office:value-type="float" office:value="4.308906">
            <text:p>4.308906</text:p>
          </table:table-cell>
          <table:table-cell/>
        </table:table-row>
        <table:table-row table:style-name="ro1">
          <table:table-cell office:value-type="float" office:value="0.119">
            <text:p>0.119</text:p>
          </table:table-cell>
          <table:table-cell table:formula="of:=AVERAGE([.A1773:.A1812])" office:value-type="float" office:value="0.12205">
            <text:p>0.12205</text:p>
          </table:table-cell>
          <table:table-cell table:formula="of:=([.A1792]*0.002)+[.C1791]" office:value-type="float" office:value="4.309144">
            <text:p>4.309144</text:p>
          </table:table-cell>
          <table:table-cell/>
        </table:table-row>
        <table:table-row table:style-name="ro1">
          <table:table-cell office:value-type="float" office:value="0.119">
            <text:p>0.119</text:p>
          </table:table-cell>
          <table:table-cell table:formula="of:=AVERAGE([.A1774:.A1813])" office:value-type="float" office:value="0.1218">
            <text:p>0.1218</text:p>
          </table:table-cell>
          <table:table-cell table:formula="of:=([.A1793]*0.002)+[.C1792]" office:value-type="float" office:value="4.309382">
            <text:p>4.309382</text:p>
          </table:table-cell>
          <table:table-cell/>
        </table:table-row>
        <table:table-row table:style-name="ro1">
          <table:table-cell office:value-type="float" office:value="0.12">
            <text:p>0.12</text:p>
          </table:table-cell>
          <table:table-cell table:formula="of:=AVERAGE([.A1775:.A1814])" office:value-type="float" office:value="0.121575">
            <text:p>0.121575</text:p>
          </table:table-cell>
          <table:table-cell table:formula="of:=([.A1794]*0.002)+[.C1793]" office:value-type="float" office:value="4.309622">
            <text:p>4.309622</text:p>
          </table:table-cell>
          <table:table-cell/>
        </table:table-row>
        <table:table-row table:style-name="ro1">
          <table:table-cell office:value-type="float" office:value="0.12">
            <text:p>0.12</text:p>
          </table:table-cell>
          <table:table-cell table:formula="of:=AVERAGE([.A1776:.A1815])" office:value-type="float" office:value="0.12135">
            <text:p>0.12135</text:p>
          </table:table-cell>
          <table:table-cell table:formula="of:=([.A1795]*0.002)+[.C1794]" office:value-type="float" office:value="4.309862">
            <text:p>4.309862</text:p>
          </table:table-cell>
          <table:table-cell/>
        </table:table-row>
        <table:table-row table:style-name="ro1">
          <table:table-cell office:value-type="float" office:value="0.12">
            <text:p>0.12</text:p>
          </table:table-cell>
          <table:table-cell table:formula="of:=AVERAGE([.A1777:.A1816])" office:value-type="float" office:value="0.12115">
            <text:p>0.12115</text:p>
          </table:table-cell>
          <table:table-cell table:formula="of:=([.A1796]*0.002)+[.C1795]" office:value-type="float" office:value="4.310102">
            <text:p>4.310102</text:p>
          </table:table-cell>
          <table:table-cell/>
        </table:table-row>
        <table:table-row table:style-name="ro1">
          <table:table-cell office:value-type="float" office:value="0.12">
            <text:p>0.12</text:p>
          </table:table-cell>
          <table:table-cell table:formula="of:=AVERAGE([.A1778:.A1817])" office:value-type="float" office:value="0.12095">
            <text:p>0.12095</text:p>
          </table:table-cell>
          <table:table-cell table:formula="of:=([.A1797]*0.002)+[.C1796]" office:value-type="float" office:value="4.310342">
            <text:p>4.310342</text:p>
          </table:table-cell>
          <table:table-cell/>
        </table:table-row>
        <table:table-row table:style-name="ro1">
          <table:table-cell office:value-type="float" office:value="0.121">
            <text:p>0.121</text:p>
          </table:table-cell>
          <table:table-cell table:formula="of:=AVERAGE([.A1779:.A1818])" office:value-type="float" office:value="0.120725">
            <text:p>0.120725</text:p>
          </table:table-cell>
          <table:table-cell table:formula="of:=([.A1798]*0.002)+[.C1797]" office:value-type="float" office:value="4.310584">
            <text:p>4.310584</text:p>
          </table:table-cell>
          <table:table-cell/>
        </table:table-row>
        <table:table-row table:style-name="ro1">
          <table:table-cell office:value-type="float" office:value="0.121">
            <text:p>0.121</text:p>
          </table:table-cell>
          <table:table-cell table:formula="of:=AVERAGE([.A1780:.A1819])" office:value-type="float" office:value="0.1205">
            <text:p>0.1205</text:p>
          </table:table-cell>
          <table:table-cell table:formula="of:=([.A1799]*0.002)+[.C1798]" office:value-type="float" office:value="4.310826">
            <text:p>4.310826</text:p>
          </table:table-cell>
          <table:table-cell/>
        </table:table-row>
        <table:table-row table:style-name="ro1">
          <table:table-cell office:value-type="float" office:value="0.121">
            <text:p>0.121</text:p>
          </table:table-cell>
          <table:table-cell table:formula="of:=AVERAGE([.A1781:.A1820])" office:value-type="float" office:value="0.120275">
            <text:p>0.120275</text:p>
          </table:table-cell>
          <table:table-cell table:formula="of:=([.A1800]*0.002)+[.C1799]" office:value-type="float" office:value="4.311068">
            <text:p>4.311068</text:p>
          </table:table-cell>
          <table:table-cell/>
        </table:table-row>
        <table:table-row table:style-name="ro1">
          <table:table-cell office:value-type="float" office:value="0.121">
            <text:p>0.121</text:p>
          </table:table-cell>
          <table:table-cell table:formula="of:=AVERAGE([.A1782:.A1821])" office:value-type="float" office:value="0.120075">
            <text:p>0.120075</text:p>
          </table:table-cell>
          <table:table-cell table:formula="of:=([.A1801]*0.002)+[.C1800]" office:value-type="float" office:value="4.31131">
            <text:p>4.3113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0.122">
            <text:p>0.122</text:p>
          </table:table-cell>
          <table:table-cell table:formula="of:=AVERAGE([.A1783:.A1822])" office:value-type="float" office:value="0.119875">
            <text:p>0.119875</text:p>
          </table:table-cell>
          <table:table-cell table:formula="of:=([.A1802]*0.002)+[.C1801]" office:value-type="float" office:value="4.311554">
            <text:p>4.311554</text:p>
          </table:table-cell>
          <table:table-cell/>
        </table:table-row>
        <table:table-row table:style-name="ro1">
          <table:table-cell office:value-type="float" office:value="0.122">
            <text:p>0.122</text:p>
          </table:table-cell>
          <table:table-cell table:formula="of:=AVERAGE([.A1784:.A1823])" office:value-type="float" office:value="0.11965">
            <text:p>0.11965</text:p>
          </table:table-cell>
          <table:table-cell table:formula="of:=([.A1803]*0.002)+[.C1802]" office:value-type="float" office:value="4.311798">
            <text:p>4.311798</text:p>
          </table:table-cell>
          <table:table-cell/>
        </table:table-row>
        <table:table-row table:style-name="ro1">
          <table:table-cell office:value-type="float" office:value="0.122">
            <text:p>0.122</text:p>
          </table:table-cell>
          <table:table-cell table:formula="of:=AVERAGE([.A1785:.A1824])" office:value-type="float" office:value="0.119425">
            <text:p>0.119425</text:p>
          </table:table-cell>
          <table:table-cell table:formula="of:=([.A1804]*0.002)+[.C1803]" office:value-type="float" office:value="4.312042">
            <text:p>4.312042</text:p>
          </table:table-cell>
          <table:table-cell/>
        </table:table-row>
        <table:table-row table:style-name="ro1">
          <table:table-cell office:value-type="float" office:value="0.122">
            <text:p>0.122</text:p>
          </table:table-cell>
          <table:table-cell table:formula="of:=AVERAGE([.A1786:.A1825])" office:value-type="float" office:value="0.119175">
            <text:p>0.119175</text:p>
          </table:table-cell>
          <table:table-cell table:formula="of:=([.A1805]*0.002)+[.C1804]" office:value-type="float" office:value="4.312286">
            <text:p>4.312286</text:p>
          </table:table-cell>
          <table:table-cell/>
        </table:table-row>
        <table:table-row table:style-name="ro1">
          <table:table-cell office:value-type="float" office:value="0.122">
            <text:p>0.122</text:p>
          </table:table-cell>
          <table:table-cell table:formula="of:=AVERAGE([.A1787:.A1826])" office:value-type="float" office:value="0.118925">
            <text:p>0.118925</text:p>
          </table:table-cell>
          <table:table-cell table:formula="of:=([.A1806]*0.002)+[.C1805]" office:value-type="float" office:value="4.31253">
            <text:p>4.31253</text:p>
          </table:table-cell>
          <table:table-cell/>
        </table:table-row>
        <table:table-row table:style-name="ro1">
          <table:table-cell office:value-type="float" office:value="0.122">
            <text:p>0.122</text:p>
          </table:table-cell>
          <table:table-cell table:formula="of:=AVERAGE([.A1788:.A1827])" office:value-type="float" office:value="0.11865">
            <text:p>0.11865</text:p>
          </table:table-cell>
          <table:table-cell table:formula="of:=([.A1807]*0.002)+[.C1806]" office:value-type="float" office:value="4.312774">
            <text:p>4.312774</text:p>
          </table:table-cell>
          <table:table-cell/>
        </table:table-row>
        <table:table-row table:style-name="ro1">
          <table:table-cell office:value-type="float" office:value="0.122">
            <text:p>0.122</text:p>
          </table:table-cell>
          <table:table-cell table:formula="of:=AVERAGE([.A1789:.A1828])" office:value-type="float" office:value="0.11835">
            <text:p>0.11835</text:p>
          </table:table-cell>
          <table:table-cell table:formula="of:=([.A1808]*0.002)+[.C1807]" office:value-type="float" office:value="4.313018">
            <text:p>4.313018</text:p>
          </table:table-cell>
          <table:table-cell/>
        </table:table-row>
        <table:table-row table:style-name="ro1">
          <table:table-cell office:value-type="float" office:value="0.122">
            <text:p>0.122</text:p>
          </table:table-cell>
          <table:table-cell table:formula="of:=AVERAGE([.A1790:.A1829])" office:value-type="float" office:value="0.118075">
            <text:p>0.118075</text:p>
          </table:table-cell>
          <table:table-cell table:formula="of:=([.A1809]*0.002)+[.C1808]" office:value-type="float" office:value="4.313262">
            <text:p>4.313262</text:p>
          </table:table-cell>
          <table:table-cell/>
        </table:table-row>
        <table:table-row table:style-name="ro1">
          <table:table-cell office:value-type="float" office:value="0.121">
            <text:p>0.121</text:p>
          </table:table-cell>
          <table:table-cell table:formula="of:=AVERAGE([.A1791:.A1830])" office:value-type="float" office:value="0.117775">
            <text:p>0.117775</text:p>
          </table:table-cell>
          <table:table-cell table:formula="of:=([.A1810]*0.002)+[.C1809]" office:value-type="float" office:value="4.313504">
            <text:p>4.313504</text:p>
          </table:table-cell>
          <table:table-cell/>
        </table:table-row>
        <table:table-row table:style-name="ro1">
          <table:table-cell office:value-type="float" office:value="0.121">
            <text:p>0.121</text:p>
          </table:table-cell>
          <table:table-cell table:formula="of:=AVERAGE([.A1792:.A1831])" office:value-type="float" office:value="0.117475">
            <text:p>0.117475</text:p>
          </table:table-cell>
          <table:table-cell table:formula="of:=([.A1811]*0.002)+[.C1810]" office:value-type="float" office:value="4.313746">
            <text:p>4.313746</text:p>
          </table:table-cell>
          <table:table-cell/>
        </table:table-row>
        <table:table-row table:style-name="ro1">
          <table:table-cell office:value-type="float" office:value="0.121">
            <text:p>0.121</text:p>
          </table:table-cell>
          <table:table-cell table:formula="of:=AVERAGE([.A1793:.A1832])" office:value-type="float" office:value="0.11715">
            <text:p>0.11715</text:p>
          </table:table-cell>
          <table:table-cell table:formula="of:=([.A1812]*0.002)+[.C1811]" office:value-type="float" office:value="4.313988">
            <text:p>4.313988</text:p>
          </table:table-cell>
          <table:table-cell/>
        </table:table-row>
        <table:table-row table:style-name="ro1">
          <table:table-cell office:value-type="float" office:value="0.12">
            <text:p>0.12</text:p>
          </table:table-cell>
          <table:table-cell table:formula="of:=AVERAGE([.A1794:.A1833])" office:value-type="float" office:value="0.116825">
            <text:p>0.116825</text:p>
          </table:table-cell>
          <table:table-cell table:formula="of:=([.A1813]*0.002)+[.C1812]" office:value-type="float" office:value="4.314228">
            <text:p>4.314228</text:p>
          </table:table-cell>
          <table:table-cell/>
        </table:table-row>
        <table:table-row table:style-name="ro1">
          <table:table-cell office:value-type="float" office:value="0.12">
            <text:p>0.12</text:p>
          </table:table-cell>
          <table:table-cell table:formula="of:=AVERAGE([.A1795:.A1834])" office:value-type="float" office:value="0.116475">
            <text:p>0.116475</text:p>
          </table:table-cell>
          <table:table-cell table:formula="of:=([.A1814]*0.002)+[.C1813]" office:value-type="float" office:value="4.314468">
            <text:p>4.314468</text:p>
          </table:table-cell>
          <table:table-cell/>
        </table:table-row>
        <table:table-row table:style-name="ro1">
          <table:table-cell office:value-type="float" office:value="0.119">
            <text:p>0.119</text:p>
          </table:table-cell>
          <table:table-cell table:formula="of:=AVERAGE([.A1796:.A1835])" office:value-type="float" office:value="0.116125">
            <text:p>0.116125</text:p>
          </table:table-cell>
          <table:table-cell table:formula="of:=([.A1815]*0.002)+[.C1814]" office:value-type="float" office:value="4.314706">
            <text:p>4.314706</text:p>
          </table:table-cell>
          <table:table-cell/>
        </table:table-row>
        <table:table-row table:style-name="ro1">
          <table:table-cell office:value-type="float" office:value="0.119">
            <text:p>0.119</text:p>
          </table:table-cell>
          <table:table-cell table:formula="of:=AVERAGE([.A1797:.A1836])" office:value-type="float" office:value="0.1158">
            <text:p>0.1158</text:p>
          </table:table-cell>
          <table:table-cell table:formula="of:=([.A1816]*0.002)+[.C1815]" office:value-type="float" office:value="4.314944">
            <text:p>4.314944</text:p>
          </table:table-cell>
          <table:table-cell/>
        </table:table-row>
        <table:table-row table:style-name="ro1">
          <table:table-cell office:value-type="float" office:value="0.118">
            <text:p>0.118</text:p>
          </table:table-cell>
          <table:table-cell table:formula="of:=AVERAGE([.A1798:.A1837])" office:value-type="float" office:value="0.115475">
            <text:p>0.115475</text:p>
          </table:table-cell>
          <table:table-cell table:formula="of:=([.A1817]*0.002)+[.C1816]" office:value-type="float" office:value="4.31518">
            <text:p>4.31518</text:p>
          </table:table-cell>
          <table:table-cell/>
        </table:table-row>
        <table:table-row table:style-name="ro1">
          <table:table-cell office:value-type="float" office:value="0.117">
            <text:p>0.117</text:p>
          </table:table-cell>
          <table:table-cell table:formula="of:=AVERAGE([.A1799:.A1838])" office:value-type="float" office:value="0.11515">
            <text:p>0.11515</text:p>
          </table:table-cell>
          <table:table-cell table:formula="of:=([.A1818]*0.002)+[.C1817]" office:value-type="float" office:value="4.315414">
            <text:p>4.315414</text:p>
          </table:table-cell>
          <table:table-cell/>
        </table:table-row>
        <table:table-row table:style-name="ro1">
          <table:table-cell office:value-type="float" office:value="0.116">
            <text:p>0.116</text:p>
          </table:table-cell>
          <table:table-cell table:formula="of:=AVERAGE([.A1800:.A1839])" office:value-type="float" office:value="0.114825">
            <text:p>0.114825</text:p>
          </table:table-cell>
          <table:table-cell table:formula="of:=([.A1819]*0.002)+[.C1818]" office:value-type="float" office:value="4.315646">
            <text:p>4.315646</text:p>
          </table:table-cell>
          <table:table-cell/>
        </table:table-row>
        <table:table-row table:style-name="ro1">
          <table:table-cell office:value-type="float" office:value="0.115">
            <text:p>0.115</text:p>
          </table:table-cell>
          <table:table-cell table:formula="of:=AVERAGE([.A1801:.A1840])" office:value-type="float" office:value="0.114525">
            <text:p>0.114525</text:p>
          </table:table-cell>
          <table:table-cell table:formula="of:=([.A1820]*0.002)+[.C1819]" office:value-type="float" office:value="4.315876">
            <text:p>4.315876</text:p>
          </table:table-cell>
          <table:table-cell/>
        </table:table-row>
        <table:table-row table:style-name="ro1">
          <table:table-cell office:value-type="float" office:value="0.115">
            <text:p>0.115</text:p>
          </table:table-cell>
          <table:table-cell table:formula="of:=AVERAGE([.A1802:.A1841])" office:value-type="float" office:value="0.11425">
            <text:p>0.11425</text:p>
          </table:table-cell>
          <table:table-cell table:formula="of:=([.A1821]*0.002)+[.C1820]" office:value-type="float" office:value="4.316106">
            <text:p>4.316106</text:p>
          </table:table-cell>
          <table:table-cell/>
        </table:table-row>
        <table:table-row table:style-name="ro1">
          <table:table-cell office:value-type="float" office:value="0.114">
            <text:p>0.114</text:p>
          </table:table-cell>
          <table:table-cell table:formula="of:=AVERAGE([.A1803:.A1842])" office:value-type="float" office:value="0.113975">
            <text:p>0.113975</text:p>
          </table:table-cell>
          <table:table-cell table:formula="of:=([.A1822]*0.002)+[.C1821]" office:value-type="float" office:value="4.316334">
            <text:p>4.316334</text:p>
          </table:table-cell>
          <table:table-cell/>
        </table:table-row>
        <table:table-row table:style-name="ro1">
          <table:table-cell office:value-type="float" office:value="0.113">
            <text:p>0.113</text:p>
          </table:table-cell>
          <table:table-cell table:formula="of:=AVERAGE([.A1804:.A1843])" office:value-type="float" office:value="0.113725">
            <text:p>0.113725</text:p>
          </table:table-cell>
          <table:table-cell table:formula="of:=([.A1823]*0.002)+[.C1822]" office:value-type="float" office:value="4.31656">
            <text:p>4.31656</text:p>
          </table:table-cell>
          <table:table-cell/>
        </table:table-row>
        <table:table-row table:style-name="ro1">
          <table:table-cell office:value-type="float" office:value="0.112">
            <text:p>0.112</text:p>
          </table:table-cell>
          <table:table-cell table:formula="of:=AVERAGE([.A1805:.A1844])" office:value-type="float" office:value="0.113475">
            <text:p>0.113475</text:p>
          </table:table-cell>
          <table:table-cell table:formula="of:=([.A1824]*0.002)+[.C1823]" office:value-type="float" office:value="4.316784">
            <text:p>4.316784</text:p>
          </table:table-cell>
          <table:table-cell/>
        </table:table-row>
        <table:table-row table:style-name="ro1">
          <table:table-cell office:value-type="float" office:value="0.111">
            <text:p>0.111</text:p>
          </table:table-cell>
          <table:table-cell table:formula="of:=AVERAGE([.A1806:.A1845])" office:value-type="float" office:value="0.11325">
            <text:p>0.11325</text:p>
          </table:table-cell>
          <table:table-cell table:formula="of:=([.A1825]*0.002)+[.C1824]" office:value-type="float" office:value="4.317006">
            <text:p>4.317006</text:p>
          </table:table-cell>
          <table:table-cell/>
        </table:table-row>
        <table:table-row table:style-name="ro1">
          <table:table-cell office:value-type="float" office:value="0.11">
            <text:p>0.11</text:p>
          </table:table-cell>
          <table:table-cell table:formula="of:=AVERAGE([.A1807:.A1846])" office:value-type="float" office:value="0.11305">
            <text:p>0.11305</text:p>
          </table:table-cell>
          <table:table-cell table:formula="of:=([.A1826]*0.002)+[.C1825]" office:value-type="float" office:value="4.317226">
            <text:p>4.317226</text:p>
          </table:table-cell>
          <table:table-cell/>
        </table:table-row>
        <table:table-row table:style-name="ro1">
          <table:table-cell office:value-type="float" office:value="0.109">
            <text:p>0.109</text:p>
          </table:table-cell>
          <table:table-cell table:formula="of:=AVERAGE([.A1808:.A1847])" office:value-type="float" office:value="0.112875">
            <text:p>0.112875</text:p>
          </table:table-cell>
          <table:table-cell table:formula="of:=([.A1827]*0.002)+[.C1826]" office:value-type="float" office:value="4.317444">
            <text:p>4.317444</text:p>
          </table:table-cell>
          <table:table-cell/>
        </table:table-row>
        <table:table-row table:style-name="ro1">
          <table:table-cell office:value-type="float" office:value="0.108">
            <text:p>0.108</text:p>
          </table:table-cell>
          <table:table-cell table:formula="of:=AVERAGE([.A1809:.A1848])" office:value-type="float" office:value="0.112725">
            <text:p>0.112725</text:p>
          </table:table-cell>
          <table:table-cell table:formula="of:=([.A1828]*0.002)+[.C1827]" office:value-type="float" office:value="4.31766">
            <text:p>4.31766</text:p>
          </table:table-cell>
          <table:table-cell/>
        </table:table-row>
        <table:table-row table:style-name="ro1">
          <table:table-cell office:value-type="float" office:value="0.108">
            <text:p>0.108</text:p>
          </table:table-cell>
          <table:table-cell table:formula="of:=AVERAGE([.A1810:.A1849])" office:value-type="float" office:value="0.112575">
            <text:p>0.112575</text:p>
          </table:table-cell>
          <table:table-cell table:formula="of:=([.A1829]*0.002)+[.C1828]" office:value-type="float" office:value="4.317876">
            <text:p>4.317876</text:p>
          </table:table-cell>
          <table:table-cell/>
        </table:table-row>
        <table:table-row table:style-name="ro1">
          <table:table-cell office:value-type="float" office:value="0.107">
            <text:p>0.107</text:p>
          </table:table-cell>
          <table:table-cell table:formula="of:=AVERAGE([.A1811:.A1850])" office:value-type="float" office:value="0.112475">
            <text:p>0.112475</text:p>
          </table:table-cell>
          <table:table-cell table:formula="of:=([.A1830]*0.002)+[.C1829]" office:value-type="float" office:value="4.31809">
            <text:p>4.31809</text:p>
          </table:table-cell>
          <table:table-cell/>
        </table:table-row>
        <table:table-row table:style-name="ro1">
          <table:table-cell office:value-type="float" office:value="0.107">
            <text:p>0.107</text:p>
          </table:table-cell>
          <table:table-cell table:formula="of:=AVERAGE([.A1812:.A1851])" office:value-type="float" office:value="0.112375">
            <text:p>0.112375</text:p>
          </table:table-cell>
          <table:table-cell table:formula="of:=([.A1831]*0.002)+[.C1830]" office:value-type="float" office:value="4.318304">
            <text:p>4.318304</text:p>
          </table:table-cell>
          <table:table-cell/>
        </table:table-row>
        <table:table-row table:style-name="ro1">
          <table:table-cell office:value-type="float" office:value="0.106">
            <text:p>0.106</text:p>
          </table:table-cell>
          <table:table-cell table:formula="of:=AVERAGE([.A1813:.A1852])" office:value-type="float" office:value="0.1123">
            <text:p>0.1123</text:p>
          </table:table-cell>
          <table:table-cell table:formula="of:=([.A1832]*0.002)+[.C1831]" office:value-type="float" office:value="4.318516">
            <text:p>4.318516</text:p>
          </table:table-cell>
          <table:table-cell/>
        </table:table-row>
        <table:table-row table:style-name="ro1">
          <table:table-cell office:value-type="float" office:value="0.106">
            <text:p>0.106</text:p>
          </table:table-cell>
          <table:table-cell table:formula="of:=AVERAGE([.A1814:.A1853])" office:value-type="float" office:value="0.11225">
            <text:p>0.11225</text:p>
          </table:table-cell>
          <table:table-cell table:formula="of:=([.A1833]*0.002)+[.C1832]" office:value-type="float" office:value="4.318728">
            <text:p>4.318728</text:p>
          </table:table-cell>
          <table:table-cell/>
        </table:table-row>
        <table:table-row table:style-name="ro1">
          <table:table-cell office:value-type="float" office:value="0.106">
            <text:p>0.106</text:p>
          </table:table-cell>
          <table:table-cell table:formula="of:=AVERAGE([.A1815:.A1854])" office:value-type="float" office:value="0.112225">
            <text:p>0.112225</text:p>
          </table:table-cell>
          <table:table-cell table:formula="of:=([.A1834]*0.002)+[.C1833]" office:value-type="float" office:value="4.31894">
            <text:p>4.31894</text:p>
          </table:table-cell>
          <table:table-cell/>
        </table:table-row>
        <table:table-row table:style-name="ro1">
          <table:table-cell office:value-type="float" office:value="0.106">
            <text:p>0.106</text:p>
          </table:table-cell>
          <table:table-cell table:formula="of:=AVERAGE([.A1816:.A1855])" office:value-type="float" office:value="0.112225">
            <text:p>0.112225</text:p>
          </table:table-cell>
          <table:table-cell table:formula="of:=([.A1835]*0.002)+[.C1834]" office:value-type="float" office:value="4.319152">
            <text:p>4.319152</text:p>
          </table:table-cell>
          <table:table-cell/>
        </table:table-row>
        <table:table-row table:style-name="ro1">
          <table:table-cell office:value-type="float" office:value="0.107">
            <text:p>0.107</text:p>
          </table:table-cell>
          <table:table-cell table:formula="of:=AVERAGE([.A1817:.A1856])" office:value-type="float" office:value="0.112225">
            <text:p>0.112225</text:p>
          </table:table-cell>
          <table:table-cell table:formula="of:=([.A1836]*0.002)+[.C1835]" office:value-type="float" office:value="4.319366">
            <text:p>4.319366</text:p>
          </table:table-cell>
          <table:table-cell/>
        </table:table-row>
        <table:table-row table:style-name="ro1">
          <table:table-cell office:value-type="float" office:value="0.107">
            <text:p>0.107</text:p>
          </table:table-cell>
          <table:table-cell table:formula="of:=AVERAGE([.A1818:.A1857])" office:value-type="float" office:value="0.112275">
            <text:p>0.112275</text:p>
          </table:table-cell>
          <table:table-cell table:formula="of:=([.A1837]*0.002)+[.C1836]" office:value-type="float" office:value="4.31958">
            <text:p>4.31958</text:p>
          </table:table-cell>
          <table:table-cell/>
        </table:table-row>
        <table:table-row table:style-name="ro1">
          <table:table-cell office:value-type="float" office:value="0.108">
            <text:p>0.108</text:p>
          </table:table-cell>
          <table:table-cell table:formula="of:=AVERAGE([.A1819:.A1858])" office:value-type="float" office:value="0.11235">
            <text:p>0.11235</text:p>
          </table:table-cell>
          <table:table-cell table:formula="of:=([.A1838]*0.002)+[.C1837]" office:value-type="float" office:value="4.319796">
            <text:p>4.319796</text:p>
          </table:table-cell>
          <table:table-cell/>
        </table:table-row>
        <table:table-row table:style-name="ro1">
          <table:table-cell office:value-type="float" office:value="0.108">
            <text:p>0.108</text:p>
          </table:table-cell>
          <table:table-cell table:formula="of:=AVERAGE([.A1820:.A1859])" office:value-type="float" office:value="0.11245">
            <text:p>0.11245</text:p>
          </table:table-cell>
          <table:table-cell table:formula="of:=([.A1839]*0.002)+[.C1838]" office:value-type="float" office:value="4.320012">
            <text:p>4.320012</text:p>
          </table:table-cell>
          <table:table-cell/>
        </table:table-row>
        <table:table-row table:style-name="ro1">
          <table:table-cell office:value-type="float" office:value="0.109">
            <text:p>0.109</text:p>
          </table:table-cell>
          <table:table-cell table:formula="of:=AVERAGE([.A1821:.A1860])" office:value-type="float" office:value="0.112575">
            <text:p>0.112575</text:p>
          </table:table-cell>
          <table:table-cell table:formula="of:=([.A1840]*0.002)+[.C1839]" office:value-type="float" office:value="4.32023">
            <text:p>4.32023</text:p>
          </table:table-cell>
          <table:table-cell/>
        </table:table-row>
        <table:table-row table:style-name="ro1">
          <table:table-cell office:value-type="float" office:value="0.11">
            <text:p>0.11</text:p>
          </table:table-cell>
          <table:table-cell table:formula="of:=AVERAGE([.A1822:.A1861])" office:value-type="float" office:value="0.1127">
            <text:p>0.1127</text:p>
          </table:table-cell>
          <table:table-cell table:formula="of:=([.A1841]*0.002)+[.C1840]" office:value-type="float" office:value="4.32045">
            <text:p>4.32045</text:p>
          </table:table-cell>
          <table:table-cell/>
        </table:table-row>
        <table:table-row table:style-name="ro1">
          <table:table-cell office:value-type="float" office:value="0.111">
            <text:p>0.111</text:p>
          </table:table-cell>
          <table:table-cell table:formula="of:=AVERAGE([.A1823:.A1862])" office:value-type="float" office:value="0.11285">
            <text:p>0.11285</text:p>
          </table:table-cell>
          <table:table-cell table:formula="of:=([.A1842]*0.002)+[.C1841]" office:value-type="float" office:value="4.320672">
            <text:p>4.320672</text:p>
          </table:table-cell>
          <table:table-cell/>
        </table:table-row>
        <table:table-row table:style-name="ro1">
          <table:table-cell office:value-type="float" office:value="0.112">
            <text:p>0.112</text:p>
          </table:table-cell>
          <table:table-cell table:formula="of:=AVERAGE([.A1824:.A1863])" office:value-type="float" office:value="0.113025">
            <text:p>0.113025</text:p>
          </table:table-cell>
          <table:table-cell table:formula="of:=([.A1843]*0.002)+[.C1842]" office:value-type="float" office:value="4.320896">
            <text:p>4.320896</text:p>
          </table:table-cell>
          <table:table-cell/>
        </table:table-row>
        <table:table-row table:style-name="ro1">
          <table:table-cell office:value-type="float" office:value="0.112">
            <text:p>0.112</text:p>
          </table:table-cell>
          <table:table-cell table:formula="of:=AVERAGE([.A1825:.A1864])" office:value-type="float" office:value="0.113225">
            <text:p>0.113225</text:p>
          </table:table-cell>
          <table:table-cell table:formula="of:=([.A1844]*0.002)+[.C1843]" office:value-type="float" office:value="4.32112">
            <text:p>4.32112</text:p>
          </table:table-cell>
          <table:table-cell/>
        </table:table-row>
        <table:table-row table:style-name="ro1">
          <table:table-cell office:value-type="float" office:value="0.113">
            <text:p>0.113</text:p>
          </table:table-cell>
          <table:table-cell table:formula="of:=AVERAGE([.A1826:.A1865])" office:value-type="float" office:value="0.11345">
            <text:p>0.11345</text:p>
          </table:table-cell>
          <table:table-cell table:formula="of:=([.A1845]*0.002)+[.C1844]" office:value-type="float" office:value="4.321346">
            <text:p>4.321346</text:p>
          </table:table-cell>
          <table:table-cell/>
        </table:table-row>
        <table:table-row table:style-name="ro1">
          <table:table-cell office:value-type="float" office:value="0.114">
            <text:p>0.114</text:p>
          </table:table-cell>
          <table:table-cell table:formula="of:=AVERAGE([.A1827:.A1866])" office:value-type="float" office:value="0.1137">
            <text:p>0.1137</text:p>
          </table:table-cell>
          <table:table-cell table:formula="of:=([.A1846]*0.002)+[.C1845]" office:value-type="float" office:value="4.321574">
            <text:p>4.321574</text:p>
          </table:table-cell>
          <table:table-cell/>
        </table:table-row>
        <table:table-row table:style-name="ro1">
          <table:table-cell office:value-type="float" office:value="0.115">
            <text:p>0.115</text:p>
          </table:table-cell>
          <table:table-cell table:formula="of:=AVERAGE([.A1828:.A1867])" office:value-type="float" office:value="0.113975">
            <text:p>0.113975</text:p>
          </table:table-cell>
          <table:table-cell table:formula="of:=([.A1847]*0.002)+[.C1846]" office:value-type="float" office:value="4.321804">
            <text:p>4.321804</text:p>
          </table:table-cell>
          <table:table-cell/>
        </table:table-row>
        <table:table-row table:style-name="ro1">
          <table:table-cell office:value-type="float" office:value="0.116">
            <text:p>0.116</text:p>
          </table:table-cell>
          <table:table-cell table:formula="of:=AVERAGE([.A1829:.A1868])" office:value-type="float" office:value="0.114275">
            <text:p>0.114275</text:p>
          </table:table-cell>
          <table:table-cell table:formula="of:=([.A1848]*0.002)+[.C1847]" office:value-type="float" office:value="4.322036">
            <text:p>4.322036</text:p>
          </table:table-cell>
          <table:table-cell/>
        </table:table-row>
        <table:table-row table:style-name="ro1">
          <table:table-cell office:value-type="float" office:value="0.116">
            <text:p>0.116</text:p>
          </table:table-cell>
          <table:table-cell table:formula="of:=AVERAGE([.A1830:.A1869])" office:value-type="float" office:value="0.11455">
            <text:p>0.11455</text:p>
          </table:table-cell>
          <table:table-cell table:formula="of:=([.A1849]*0.002)+[.C1848]" office:value-type="float" office:value="4.322268">
            <text:p>4.322268</text:p>
          </table:table-cell>
          <table:table-cell/>
        </table:table-row>
        <table:table-row table:style-name="ro1">
          <table:table-cell office:value-type="float" office:value="0.117">
            <text:p>0.117</text:p>
          </table:table-cell>
          <table:table-cell table:formula="of:=AVERAGE([.A1831:.A1870])" office:value-type="float" office:value="0.11485">
            <text:p>0.11485</text:p>
          </table:table-cell>
          <table:table-cell table:formula="of:=([.A1850]*0.002)+[.C1849]" office:value-type="float" office:value="4.322502">
            <text:p>4.322502</text:p>
          </table:table-cell>
          <table:table-cell/>
        </table:table-row>
        <table:table-row table:style-name="ro1">
          <table:table-cell office:value-type="float" office:value="0.117">
            <text:p>0.117</text:p>
          </table:table-cell>
          <table:table-cell table:formula="of:=AVERAGE([.A1832:.A1871])" office:value-type="float" office:value="0.11515">
            <text:p>0.11515</text:p>
          </table:table-cell>
          <table:table-cell table:formula="of:=([.A1851]*0.002)+[.C1850]" office:value-type="float" office:value="4.322736">
            <text:p>4.322736</text:p>
          </table:table-cell>
          <table:table-cell/>
        </table:table-row>
        <table:table-row table:style-name="ro1">
          <table:table-cell office:value-type="float" office:value="0.118">
            <text:p>0.118</text:p>
          </table:table-cell>
          <table:table-cell table:formula="of:=AVERAGE([.A1833:.A1872])" office:value-type="float" office:value="0.115475">
            <text:p>0.115475</text:p>
          </table:table-cell>
          <table:table-cell table:formula="of:=([.A1852]*0.002)+[.C1851]" office:value-type="float" office:value="4.322972">
            <text:p>4.322972</text:p>
          </table:table-cell>
          <table:table-cell/>
        </table:table-row>
        <table:table-row table:style-name="ro1">
          <table:table-cell office:value-type="float" office:value="0.118">
            <text:p>0.118</text:p>
          </table:table-cell>
          <table:table-cell table:formula="of:=AVERAGE([.A1834:.A1873])" office:value-type="float" office:value="0.1158">
            <text:p>0.1158</text:p>
          </table:table-cell>
          <table:table-cell table:formula="of:=([.A1853]*0.002)+[.C1852]" office:value-type="float" office:value="4.323208">
            <text:p>4.323208</text:p>
          </table:table-cell>
          <table:table-cell/>
        </table:table-row>
        <table:table-row table:style-name="ro1">
          <table:table-cell office:value-type="float" office:value="0.119">
            <text:p>0.119</text:p>
          </table:table-cell>
          <table:table-cell table:formula="of:=AVERAGE([.A1835:.A1874])" office:value-type="float" office:value="0.116125">
            <text:p>0.116125</text:p>
          </table:table-cell>
          <table:table-cell table:formula="of:=([.A1854]*0.002)+[.C1853]" office:value-type="float" office:value="4.323446">
            <text:p>4.323446</text:p>
          </table:table-cell>
          <table:table-cell/>
        </table:table-row>
        <table:table-row table:style-name="ro1">
          <table:table-cell office:value-type="float" office:value="0.119">
            <text:p>0.119</text:p>
          </table:table-cell>
          <table:table-cell table:formula="of:=AVERAGE([.A1836:.A1875])" office:value-type="float" office:value="0.11645">
            <text:p>0.11645</text:p>
          </table:table-cell>
          <table:table-cell table:formula="of:=([.A1855]*0.002)+[.C1854]" office:value-type="float" office:value="4.323684">
            <text:p>4.323684</text:p>
          </table:table-cell>
          <table:table-cell/>
        </table:table-row>
        <table:table-row table:style-name="ro1">
          <table:table-cell office:value-type="float" office:value="0.119">
            <text:p>0.119</text:p>
          </table:table-cell>
          <table:table-cell table:formula="of:=AVERAGE([.A1837:.A1876])" office:value-type="float" office:value="0.116725">
            <text:p>0.116725</text:p>
          </table:table-cell>
          <table:table-cell table:formula="of:=([.A1856]*0.002)+[.C1855]" office:value-type="float" office:value="4.323922">
            <text:p>4.323922</text:p>
          </table:table-cell>
          <table:table-cell/>
        </table:table-row>
        <table:table-row table:style-name="ro1">
          <table:table-cell office:value-type="float" office:value="0.12">
            <text:p>0.12</text:p>
          </table:table-cell>
          <table:table-cell table:formula="of:=AVERAGE([.A1838:.A1877])" office:value-type="float" office:value="0.117">
            <text:p>0.117</text:p>
          </table:table-cell>
          <table:table-cell table:formula="of:=([.A1857]*0.002)+[.C1856]" office:value-type="float" office:value="4.324162">
            <text:p>4.324162</text:p>
          </table:table-cell>
          <table:table-cell/>
        </table:table-row>
        <table:table-row table:style-name="ro1">
          <table:table-cell office:value-type="float" office:value="0.12">
            <text:p>0.12</text:p>
          </table:table-cell>
          <table:table-cell table:formula="of:=AVERAGE([.A1839:.A1878])" office:value-type="float" office:value="0.11725">
            <text:p>0.11725</text:p>
          </table:table-cell>
          <table:table-cell table:formula="of:=([.A1858]*0.002)+[.C1857]" office:value-type="float" office:value="4.324402">
            <text:p>4.324402</text:p>
          </table:table-cell>
          <table:table-cell/>
        </table:table-row>
        <table:table-row table:style-name="ro1">
          <table:table-cell office:value-type="float" office:value="0.12">
            <text:p>0.12</text:p>
          </table:table-cell>
          <table:table-cell table:formula="of:=AVERAGE([.A1840:.A1879])" office:value-type="float" office:value="0.1175">
            <text:p>0.1175</text:p>
          </table:table-cell>
          <table:table-cell table:formula="of:=([.A1859]*0.002)+[.C1858]" office:value-type="float" office:value="4.324642">
            <text:p>4.324642</text:p>
          </table:table-cell>
          <table:table-cell/>
        </table:table-row>
        <table:table-row table:style-name="ro1">
          <table:table-cell office:value-type="float" office:value="0.12">
            <text:p>0.12</text:p>
          </table:table-cell>
          <table:table-cell table:formula="of:=AVERAGE([.A1841:.A1880])" office:value-type="float" office:value="0.117725">
            <text:p>0.117725</text:p>
          </table:table-cell>
          <table:table-cell table:formula="of:=([.A1860]*0.002)+[.C1859]" office:value-type="float" office:value="4.324882">
            <text:p>4.324882</text:p>
          </table:table-cell>
          <table:table-cell/>
        </table:table-row>
        <table:table-row table:style-name="ro1">
          <table:table-cell office:value-type="float" office:value="0.12">
            <text:p>0.12</text:p>
          </table:table-cell>
          <table:table-cell table:formula="of:=AVERAGE([.A1842:.A1881])" office:value-type="float" office:value="0.117925">
            <text:p>0.117925</text:p>
          </table:table-cell>
          <table:table-cell table:formula="of:=([.A1861]*0.002)+[.C1860]" office:value-type="float" office:value="4.325122">
            <text:p>4.325122</text:p>
          </table:table-cell>
          <table:table-cell/>
        </table:table-row>
        <table:table-row table:style-name="ro1">
          <table:table-cell office:value-type="float" office:value="0.12">
            <text:p>0.12</text:p>
          </table:table-cell>
          <table:table-cell table:formula="of:=AVERAGE([.A1843:.A1882])" office:value-type="float" office:value="0.118075">
            <text:p>0.118075</text:p>
          </table:table-cell>
          <table:table-cell table:formula="of:=([.A1862]*0.002)+[.C1861]" office:value-type="float" office:value="4.325362">
            <text:p>4.325362</text:p>
          </table:table-cell>
          <table:table-cell/>
        </table:table-row>
        <table:table-row table:style-name="ro1">
          <table:table-cell office:value-type="float" office:value="0.12">
            <text:p>0.12</text:p>
          </table:table-cell>
          <table:table-cell table:formula="of:=AVERAGE([.A1844:.A1883])" office:value-type="float" office:value="0.1182">
            <text:p>0.1182</text:p>
          </table:table-cell>
          <table:table-cell table:formula="of:=([.A1863]*0.002)+[.C1862]" office:value-type="float" office:value="4.325602">
            <text:p>4.325602</text:p>
          </table:table-cell>
          <table:table-cell/>
        </table:table-row>
        <table:table-row table:style-name="ro1">
          <table:table-cell office:value-type="float" office:value="0.12">
            <text:p>0.12</text:p>
          </table:table-cell>
          <table:table-cell table:formula="of:=AVERAGE([.A1845:.A1884])" office:value-type="float" office:value="0.118325">
            <text:p>0.118325</text:p>
          </table:table-cell>
          <table:table-cell table:formula="of:=([.A1864]*0.002)+[.C1863]" office:value-type="float" office:value="4.325842">
            <text:p>4.325842</text:p>
          </table:table-cell>
          <table:table-cell/>
        </table:table-row>
        <table:table-row table:style-name="ro1">
          <table:table-cell office:value-type="float" office:value="0.12">
            <text:p>0.12</text:p>
          </table:table-cell>
          <table:table-cell table:formula="of:=AVERAGE([.A1846:.A1885])" office:value-type="float" office:value="0.1184">
            <text:p>0.1184</text:p>
          </table:table-cell>
          <table:table-cell table:formula="of:=([.A1865]*0.002)+[.C1864]" office:value-type="float" office:value="4.326082">
            <text:p>4.326082</text:p>
          </table:table-cell>
          <table:table-cell/>
        </table:table-row>
        <table:table-row table:style-name="ro1">
          <table:table-cell office:value-type="float" office:value="0.12">
            <text:p>0.12</text:p>
          </table:table-cell>
          <table:table-cell table:formula="of:=AVERAGE([.A1847:.A1886])" office:value-type="float" office:value="0.11845">
            <text:p>0.11845</text:p>
          </table:table-cell>
          <table:table-cell table:formula="of:=([.A1866]*0.002)+[.C1865]" office:value-type="float" office:value="4.326322">
            <text:p>4.326322</text:p>
          </table:table-cell>
          <table:table-cell/>
        </table:table-row>
        <table:table-row table:style-name="ro1">
          <table:table-cell office:value-type="float" office:value="0.12">
            <text:p>0.12</text:p>
          </table:table-cell>
          <table:table-cell table:formula="of:=AVERAGE([.A1848:.A1887])" office:value-type="float" office:value="0.11845">
            <text:p>0.11845</text:p>
          </table:table-cell>
          <table:table-cell table:formula="of:=([.A1867]*0.002)+[.C1866]" office:value-type="float" office:value="4.326562">
            <text:p>4.326562</text:p>
          </table:table-cell>
          <table:table-cell/>
        </table:table-row>
        <table:table-row table:style-name="ro1">
          <table:table-cell office:value-type="float" office:value="0.12">
            <text:p>0.12</text:p>
          </table:table-cell>
          <table:table-cell table:formula="of:=AVERAGE([.A1849:.A1888])" office:value-type="float" office:value="0.118425">
            <text:p>0.118425</text:p>
          </table:table-cell>
          <table:table-cell table:formula="of:=([.A1868]*0.002)+[.C1867]" office:value-type="float" office:value="4.326802">
            <text:p>4.326802</text:p>
          </table:table-cell>
          <table:table-cell/>
        </table:table-row>
        <table:table-row table:style-name="ro1">
          <table:table-cell office:value-type="float" office:value="0.119">
            <text:p>0.119</text:p>
          </table:table-cell>
          <table:table-cell table:formula="of:=AVERAGE([.A1850:.A1889])" office:value-type="float" office:value="0.118375">
            <text:p>0.118375</text:p>
          </table:table-cell>
          <table:table-cell table:formula="of:=([.A1869]*0.002)+[.C1868]" office:value-type="float" office:value="4.32704">
            <text:p>4.32704</text:p>
          </table:table-cell>
          <table:table-cell/>
        </table:table-row>
        <table:table-row table:style-name="ro1">
          <table:table-cell office:value-type="float" office:value="0.119">
            <text:p>0.119</text:p>
          </table:table-cell>
          <table:table-cell table:formula="of:=AVERAGE([.A1851:.A1890])" office:value-type="float" office:value="0.118275">
            <text:p>0.118275</text:p>
          </table:table-cell>
          <table:table-cell table:formula="of:=([.A1870]*0.002)+[.C1869]" office:value-type="float" office:value="4.327278">
            <text:p>4.327278</text:p>
          </table:table-cell>
          <table:table-cell/>
        </table:table-row>
        <table:table-row table:style-name="ro1">
          <table:table-cell office:value-type="float" office:value="0.119">
            <text:p>0.119</text:p>
          </table:table-cell>
          <table:table-cell table:formula="of:=AVERAGE([.A1852:.A1891])" office:value-type="float" office:value="0.118175">
            <text:p>0.118175</text:p>
          </table:table-cell>
          <table:table-cell table:formula="of:=([.A1871]*0.002)+[.C1870]" office:value-type="float" office:value="4.327516">
            <text:p>4.327516</text:p>
          </table:table-cell>
          <table:table-cell/>
        </table:table-row>
        <table:table-row table:style-name="ro1">
          <table:table-cell office:value-type="float" office:value="0.119">
            <text:p>0.119</text:p>
          </table:table-cell>
          <table:table-cell table:formula="of:=AVERAGE([.A1853:.A1892])" office:value-type="float" office:value="0.118025">
            <text:p>0.118025</text:p>
          </table:table-cell>
          <table:table-cell table:formula="of:=([.A1872]*0.002)+[.C1871]" office:value-type="float" office:value="4.327754">
            <text:p>4.327754</text:p>
          </table:table-cell>
          <table:table-cell/>
        </table:table-row>
        <table:table-row table:style-name="ro1">
          <table:table-cell office:value-type="float" office:value="0.119">
            <text:p>0.119</text:p>
          </table:table-cell>
          <table:table-cell table:formula="of:=AVERAGE([.A1854:.A1893])" office:value-type="float" office:value="0.117875">
            <text:p>0.117875</text:p>
          </table:table-cell>
          <table:table-cell table:formula="of:=([.A1873]*0.002)+[.C1872]" office:value-type="float" office:value="4.327992">
            <text:p>4.327992</text:p>
          </table:table-cell>
          <table:table-cell/>
        </table:table-row>
        <table:table-row table:style-name="ro1">
          <table:table-cell office:value-type="float" office:value="0.119">
            <text:p>0.119</text:p>
          </table:table-cell>
          <table:table-cell table:formula="of:=AVERAGE([.A1855:.A1894])" office:value-type="float" office:value="0.117675">
            <text:p>0.117675</text:p>
          </table:table-cell>
          <table:table-cell table:formula="of:=([.A1874]*0.002)+[.C1873]" office:value-type="float" office:value="4.32823">
            <text:p>4.32823</text:p>
          </table:table-cell>
          <table:table-cell/>
        </table:table-row>
        <table:table-row table:style-name="ro1">
          <table:table-cell office:value-type="float" office:value="0.119">
            <text:p>0.119</text:p>
          </table:table-cell>
          <table:table-cell table:formula="of:=AVERAGE([.A1856:.A1895])" office:value-type="float" office:value="0.117475">
            <text:p>0.117475</text:p>
          </table:table-cell>
          <table:table-cell table:formula="of:=([.A1875]*0.002)+[.C1874]" office:value-type="float" office:value="4.328468">
            <text:p>4.328468</text:p>
          </table:table-cell>
          <table:table-cell/>
        </table:table-row>
        <table:table-row table:style-name="ro1">
          <table:table-cell office:value-type="float" office:value="0.118">
            <text:p>0.118</text:p>
          </table:table-cell>
          <table:table-cell table:formula="of:=AVERAGE([.A1857:.A1896])" office:value-type="float" office:value="0.11725">
            <text:p>0.11725</text:p>
          </table:table-cell>
          <table:table-cell table:formula="of:=([.A1876]*0.002)+[.C1875]" office:value-type="float" office:value="4.328704">
            <text:p>4.328704</text:p>
          </table:table-cell>
          <table:table-cell/>
        </table:table-row>
        <table:table-row table:style-name="ro1">
          <table:table-cell office:value-type="float" office:value="0.118">
            <text:p>0.118</text:p>
          </table:table-cell>
          <table:table-cell table:formula="of:=AVERAGE([.A1858:.A1897])" office:value-type="float" office:value="0.117">
            <text:p>0.117</text:p>
          </table:table-cell>
          <table:table-cell table:formula="of:=([.A1877]*0.002)+[.C1876]" office:value-type="float" office:value="4.32894">
            <text:p>4.32894</text:p>
          </table:table-cell>
          <table:table-cell/>
        </table:table-row>
        <table:table-row table:style-name="ro1">
          <table:table-cell office:value-type="float" office:value="0.118">
            <text:p>0.118</text:p>
          </table:table-cell>
          <table:table-cell table:formula="of:=AVERAGE([.A1859:.A1898])" office:value-type="float" office:value="0.116725">
            <text:p>0.116725</text:p>
          </table:table-cell>
          <table:table-cell table:formula="of:=([.A1878]*0.002)+[.C1877]" office:value-type="float" office:value="4.329176">
            <text:p>4.329176</text:p>
          </table:table-cell>
          <table:table-cell/>
        </table:table-row>
        <table:table-row table:style-name="ro1">
          <table:table-cell office:value-type="float" office:value="0.118">
            <text:p>0.118</text:p>
          </table:table-cell>
          <table:table-cell table:formula="of:=AVERAGE([.A1860:.A1899])" office:value-type="float" office:value="0.11645">
            <text:p>0.11645</text:p>
          </table:table-cell>
          <table:table-cell table:formula="of:=([.A1879]*0.002)+[.C1878]" office:value-type="float" office:value="4.329412">
            <text:p>4.329412</text:p>
          </table:table-cell>
          <table:table-cell/>
        </table:table-row>
        <table:table-row table:style-name="ro1">
          <table:table-cell office:value-type="float" office:value="0.118">
            <text:p>0.118</text:p>
          </table:table-cell>
          <table:table-cell table:formula="of:=AVERAGE([.A1861:.A1900])" office:value-type="float" office:value="0.11615">
            <text:p>0.11615</text:p>
          </table:table-cell>
          <table:table-cell table:formula="of:=([.A1880]*0.002)+[.C1879]" office:value-type="float" office:value="4.329648">
            <text:p>4.329648</text:p>
          </table:table-cell>
          <table:table-cell/>
        </table:table-row>
        <table:table-row table:style-name="ro1">
          <table:table-cell office:value-type="float" office:value="0.118">
            <text:p>0.118</text:p>
          </table:table-cell>
          <table:table-cell table:formula="of:=AVERAGE([.A1862:.A1901])" office:value-type="float" office:value="0.11585">
            <text:p>0.11585</text:p>
          </table:table-cell>
          <table:table-cell table:formula="of:=([.A1881]*0.002)+[.C1880]" office:value-type="float" office:value="4.329884">
            <text:p>4.329884</text:p>
          </table:table-cell>
          <table:table-cell/>
        </table:table-row>
        <table:table-row table:style-name="ro1">
          <table:table-cell office:value-type="float" office:value="0.117">
            <text:p>0.117</text:p>
          </table:table-cell>
          <table:table-cell table:formula="of:=AVERAGE([.A1863:.A1902])" office:value-type="float" office:value="0.11555">
            <text:p>0.11555</text:p>
          </table:table-cell>
          <table:table-cell table:formula="of:=([.A1882]*0.002)+[.C1881]" office:value-type="float" office:value="4.330118">
            <text:p>4.330118</text:p>
          </table:table-cell>
          <table:table-cell/>
        </table:table-row>
        <table:table-row table:style-name="ro1">
          <table:table-cell office:value-type="float" office:value="0.117">
            <text:p>0.117</text:p>
          </table:table-cell>
          <table:table-cell table:formula="of:=AVERAGE([.A1864:.A1903])" office:value-type="float" office:value="0.11525">
            <text:p>0.11525</text:p>
          </table:table-cell>
          <table:table-cell table:formula="of:=([.A1883]*0.002)+[.C1882]" office:value-type="float" office:value="4.330352">
            <text:p>4.330352</text:p>
          </table:table-cell>
          <table:table-cell/>
        </table:table-row>
        <table:table-row table:style-name="ro1">
          <table:table-cell office:value-type="float" office:value="0.117">
            <text:p>0.117</text:p>
          </table:table-cell>
          <table:table-cell table:formula="of:=AVERAGE([.A1865:.A1904])" office:value-type="float" office:value="0.11495">
            <text:p>0.11495</text:p>
          </table:table-cell>
          <table:table-cell table:formula="of:=([.A1884]*0.002)+[.C1883]" office:value-type="float" office:value="4.330586">
            <text:p>4.330586</text:p>
          </table:table-cell>
          <table:table-cell/>
        </table:table-row>
        <table:table-row table:style-name="ro1">
          <table:table-cell office:value-type="float" office:value="0.116">
            <text:p>0.116</text:p>
          </table:table-cell>
          <table:table-cell table:formula="of:=AVERAGE([.A1866:.A1905])" office:value-type="float" office:value="0.11465">
            <text:p>0.11465</text:p>
          </table:table-cell>
          <table:table-cell table:formula="of:=([.A1885]*0.002)+[.C1884]" office:value-type="float" office:value="4.330818">
            <text:p>4.330818</text:p>
          </table:table-cell>
          <table:table-cell/>
        </table:table-row>
        <table:table-row table:style-name="ro1">
          <table:table-cell office:value-type="float" office:value="0.116">
            <text:p>0.116</text:p>
          </table:table-cell>
          <table:table-cell table:formula="of:=AVERAGE([.A1867:.A1906])" office:value-type="float" office:value="0.11435">
            <text:p>0.11435</text:p>
          </table:table-cell>
          <table:table-cell table:formula="of:=([.A1886]*0.002)+[.C1885]" office:value-type="float" office:value="4.33105">
            <text:p>4.33105</text:p>
          </table:table-cell>
          <table:table-cell/>
        </table:table-row>
        <table:table-row table:style-name="ro1">
          <table:table-cell office:value-type="float" office:value="0.115">
            <text:p>0.115</text:p>
          </table:table-cell>
          <table:table-cell table:formula="of:=AVERAGE([.A1868:.A1907])" office:value-type="float" office:value="0.11405">
            <text:p>0.11405</text:p>
          </table:table-cell>
          <table:table-cell table:formula="of:=([.A1887]*0.002)+[.C1886]" office:value-type="float" office:value="4.33128">
            <text:p>4.33128</text:p>
          </table:table-cell>
          <table:table-cell/>
        </table:table-row>
        <table:table-row table:style-name="ro1">
          <table:table-cell office:value-type="float" office:value="0.115">
            <text:p>0.115</text:p>
          </table:table-cell>
          <table:table-cell table:formula="of:=AVERAGE([.A1869:.A1908])" office:value-type="float" office:value="0.113775">
            <text:p>0.113775</text:p>
          </table:table-cell>
          <table:table-cell table:formula="of:=([.A1888]*0.002)+[.C1887]" office:value-type="float" office:value="4.33151">
            <text:p>4.33151</text:p>
          </table:table-cell>
          <table:table-cell/>
        </table:table-row>
        <table:table-row table:style-name="ro1">
          <table:table-cell office:value-type="float" office:value="0.114">
            <text:p>0.114</text:p>
          </table:table-cell>
          <table:table-cell table:formula="of:=AVERAGE([.A1870:.A1909])" office:value-type="float" office:value="0.113525">
            <text:p>0.113525</text:p>
          </table:table-cell>
          <table:table-cell table:formula="of:=([.A1889]*0.002)+[.C1888]" office:value-type="float" office:value="4.331738">
            <text:p>4.331738</text:p>
          </table:table-cell>
          <table:table-cell/>
        </table:table-row>
        <table:table-row table:style-name="ro1">
          <table:table-cell office:value-type="float" office:value="0.113">
            <text:p>0.113</text:p>
          </table:table-cell>
          <table:table-cell table:formula="of:=AVERAGE([.A1871:.A1910])" office:value-type="float" office:value="0.1133">
            <text:p>0.1133</text:p>
          </table:table-cell>
          <table:table-cell table:formula="of:=([.A1890]*0.002)+[.C1889]" office:value-type="float" office:value="4.331964">
            <text:p>4.331964</text:p>
          </table:table-cell>
          <table:table-cell/>
        </table:table-row>
        <table:table-row table:style-name="ro1">
          <table:table-cell office:value-type="float" office:value="0.113">
            <text:p>0.113</text:p>
          </table:table-cell>
          <table:table-cell table:formula="of:=AVERAGE([.A1872:.A1911])" office:value-type="float" office:value="0.113075">
            <text:p>0.113075</text:p>
          </table:table-cell>
          <table:table-cell table:formula="of:=([.A1891]*0.002)+[.C1890]" office:value-type="float" office:value="4.33219">
            <text:p>4.33219</text:p>
          </table:table-cell>
          <table:table-cell/>
        </table:table-row>
        <table:table-row table:style-name="ro1">
          <table:table-cell office:value-type="float" office:value="0.112">
            <text:p>0.112</text:p>
          </table:table-cell>
          <table:table-cell table:formula="of:=AVERAGE([.A1873:.A1912])" office:value-type="float" office:value="0.112875">
            <text:p>0.112875</text:p>
          </table:table-cell>
          <table:table-cell table:formula="of:=([.A1892]*0.002)+[.C1891]" office:value-type="float" office:value="4.332414">
            <text:p>4.332414</text:p>
          </table:table-cell>
          <table:table-cell/>
        </table:table-row>
        <table:table-row table:style-name="ro1">
          <table:table-cell office:value-type="float" office:value="0.112">
            <text:p>0.112</text:p>
          </table:table-cell>
          <table:table-cell table:formula="of:=AVERAGE([.A1874:.A1913])" office:value-type="float" office:value="0.1127">
            <text:p>0.1127</text:p>
          </table:table-cell>
          <table:table-cell table:formula="of:=([.A1893]*0.002)+[.C1892]" office:value-type="float" office:value="4.332638">
            <text:p>4.332638</text:p>
          </table:table-cell>
          <table:table-cell/>
        </table:table-row>
        <table:table-row table:style-name="ro1">
          <table:table-cell office:value-type="float" office:value="0.111">
            <text:p>0.111</text:p>
          </table:table-cell>
          <table:table-cell table:formula="of:=AVERAGE([.A1875:.A1914])" office:value-type="float" office:value="0.11255">
            <text:p>0.11255</text:p>
          </table:table-cell>
          <table:table-cell table:formula="of:=([.A1894]*0.002)+[.C1893]" office:value-type="float" office:value="4.33286">
            <text:p>4.33286</text:p>
          </table:table-cell>
          <table:table-cell/>
        </table:table-row>
        <table:table-row table:style-name="ro1">
          <table:table-cell office:value-type="float" office:value="0.111">
            <text:p>0.111</text:p>
          </table:table-cell>
          <table:table-cell table:formula="of:=AVERAGE([.A1876:.A1915])" office:value-type="float" office:value="0.1124">
            <text:p>0.1124</text:p>
          </table:table-cell>
          <table:table-cell table:formula="of:=([.A1895]*0.002)+[.C1894]" office:value-type="float" office:value="4.333082">
            <text:p>4.333082</text:p>
          </table:table-cell>
          <table:table-cell/>
        </table:table-row>
        <table:table-row table:style-name="ro1">
          <table:table-cell office:value-type="float" office:value="0.11">
            <text:p>0.11</text:p>
          </table:table-cell>
          <table:table-cell table:formula="of:=AVERAGE([.A1877:.A1916])" office:value-type="float" office:value="0.1123">
            <text:p>0.1123</text:p>
          </table:table-cell>
          <table:table-cell table:formula="of:=([.A1896]*0.002)+[.C1895]" office:value-type="float" office:value="4.333302">
            <text:p>4.333302</text:p>
          </table:table-cell>
          <table:table-cell/>
        </table:table-row>
        <table:table-row table:style-name="ro1">
          <table:table-cell office:value-type="float" office:value="0.11">
            <text:p>0.11</text:p>
          </table:table-cell>
          <table:table-cell table:formula="of:=AVERAGE([.A1878:.A1917])" office:value-type="float" office:value="0.112225">
            <text:p>0.112225</text:p>
          </table:table-cell>
          <table:table-cell table:formula="of:=([.A1897]*0.002)+[.C1896]" office:value-type="float" office:value="4.333522">
            <text:p>4.333522</text:p>
          </table:table-cell>
          <table:table-cell/>
        </table:table-row>
        <table:table-row table:style-name="ro1">
          <table:table-cell office:value-type="float" office:value="0.109">
            <text:p>0.109</text:p>
          </table:table-cell>
          <table:table-cell table:formula="of:=AVERAGE([.A1879:.A1918])" office:value-type="float" office:value="0.11215">
            <text:p>0.11215</text:p>
          </table:table-cell>
          <table:table-cell table:formula="of:=([.A1898]*0.002)+[.C1897]" office:value-type="float" office:value="4.33374">
            <text:p>4.33374</text:p>
          </table:table-cell>
          <table:table-cell/>
        </table:table-row>
        <table:table-row table:style-name="ro1">
          <table:table-cell office:value-type="float" office:value="0.109">
            <text:p>0.109</text:p>
          </table:table-cell>
          <table:table-cell table:formula="of:=AVERAGE([.A1880:.A1919])" office:value-type="float" office:value="0.1121">
            <text:p>0.1121</text:p>
          </table:table-cell>
          <table:table-cell table:formula="of:=([.A1899]*0.002)+[.C1898]" office:value-type="float" office:value="4.333958">
            <text:p>4.333958</text:p>
          </table:table-cell>
          <table:table-cell/>
        </table:table-row>
        <table:table-row table:style-name="ro1">
          <table:table-cell office:value-type="float" office:value="0.108">
            <text:p>0.108</text:p>
          </table:table-cell>
          <table:table-cell table:formula="of:=AVERAGE([.A1881:.A1920])" office:value-type="float" office:value="0.112075">
            <text:p>0.112075</text:p>
          </table:table-cell>
          <table:table-cell table:formula="of:=([.A1900]*0.002)+[.C1899]" office:value-type="float" office:value="4.334174">
            <text:p>4.334174</text:p>
          </table:table-cell>
          <table:table-cell/>
        </table:table-row>
        <table:table-row table:style-name="ro1">
          <table:table-cell office:value-type="float" office:value="0.108">
            <text:p>0.108</text:p>
          </table:table-cell>
          <table:table-cell table:formula="of:=AVERAGE([.A1882:.A1921])" office:value-type="float" office:value="0.11205">
            <text:p>0.11205</text:p>
          </table:table-cell>
          <table:table-cell table:formula="of:=([.A1901]*0.002)+[.C1900]" office:value-type="float" office:value="4.33439">
            <text:p>4.33439</text:p>
          </table:table-cell>
          <table:table-cell/>
        </table:table-row>
        <table:table-row table:style-name="ro1">
          <table:table-cell office:value-type="float" office:value="0.108">
            <text:p>0.108</text:p>
          </table:table-cell>
          <table:table-cell table:formula="of:=AVERAGE([.A1883:.A1922])" office:value-type="float" office:value="0.11205">
            <text:p>0.11205</text:p>
          </table:table-cell>
          <table:table-cell table:formula="of:=([.A1902]*0.002)+[.C1901]" office:value-type="float" office:value="4.334606">
            <text:p>4.334606</text:p>
          </table:table-cell>
          <table:table-cell/>
        </table:table-row>
        <table:table-row table:style-name="ro1">
          <table:table-cell office:value-type="float" office:value="0.108">
            <text:p>0.108</text:p>
          </table:table-cell>
          <table:table-cell table:formula="of:=AVERAGE([.A1884:.A1923])" office:value-type="float" office:value="0.11205">
            <text:p>0.11205</text:p>
          </table:table-cell>
          <table:table-cell table:formula="of:=([.A1903]*0.002)+[.C1902]" office:value-type="float" office:value="4.334822">
            <text:p>4.334822</text:p>
          </table:table-cell>
          <table:table-cell/>
        </table:table-row>
        <table:table-row table:style-name="ro1">
          <table:table-cell office:value-type="float" office:value="0.108">
            <text:p>0.108</text:p>
          </table:table-cell>
          <table:table-cell table:formula="of:=AVERAGE([.A1885:.A1924])" office:value-type="float" office:value="0.11205">
            <text:p>0.11205</text:p>
          </table:table-cell>
          <table:table-cell table:formula="of:=([.A1904]*0.002)+[.C1903]" office:value-type="float" office:value="4.335038">
            <text:p>4.335038</text:p>
          </table:table-cell>
          <table:table-cell/>
        </table:table-row>
        <table:table-row table:style-name="ro1">
          <table:table-cell office:value-type="float" office:value="0.108">
            <text:p>0.108</text:p>
          </table:table-cell>
          <table:table-cell table:formula="of:=AVERAGE([.A1886:.A1925])" office:value-type="float" office:value="0.112075">
            <text:p>0.112075</text:p>
          </table:table-cell>
          <table:table-cell table:formula="of:=([.A1905]*0.002)+[.C1904]" office:value-type="float" office:value="4.335254">
            <text:p>4.335254</text:p>
          </table:table-cell>
          <table:table-cell/>
        </table:table-row>
        <table:table-row table:style-name="ro1">
          <table:table-cell office:value-type="float" office:value="0.108">
            <text:p>0.108</text:p>
          </table:table-cell>
          <table:table-cell table:formula="of:=AVERAGE([.A1887:.A1926])" office:value-type="float" office:value="0.1121">
            <text:p>0.1121</text:p>
          </table:table-cell>
          <table:table-cell table:formula="of:=([.A1906]*0.002)+[.C1905]" office:value-type="float" office:value="4.33547">
            <text:p>4.33547</text:p>
          </table:table-cell>
          <table:table-cell/>
        </table:table-row>
        <table:table-row table:style-name="ro1">
          <table:table-cell office:value-type="float" office:value="0.108">
            <text:p>0.108</text:p>
          </table:table-cell>
          <table:table-cell table:formula="of:=AVERAGE([.A1888:.A1927])" office:value-type="float" office:value="0.11215">
            <text:p>0.11215</text:p>
          </table:table-cell>
          <table:table-cell table:formula="of:=([.A1907]*0.002)+[.C1906]" office:value-type="float" office:value="4.335686">
            <text:p>4.335686</text:p>
          </table:table-cell>
          <table:table-cell/>
        </table:table-row>
        <table:table-row table:style-name="ro1">
          <table:table-cell office:value-type="float" office:value="0.109">
            <text:p>0.109</text:p>
          </table:table-cell>
          <table:table-cell table:formula="of:=AVERAGE([.A1889:.A1928])" office:value-type="float" office:value="0.1122">
            <text:p>0.1122</text:p>
          </table:table-cell>
          <table:table-cell table:formula="of:=([.A1908]*0.002)+[.C1907]" office:value-type="float" office:value="4.335904">
            <text:p>4.335904</text:p>
          </table:table-cell>
          <table:table-cell/>
        </table:table-row>
        <table:table-row table:style-name="ro1">
          <table:table-cell office:value-type="float" office:value="0.109">
            <text:p>0.109</text:p>
          </table:table-cell>
          <table:table-cell table:formula="of:=AVERAGE([.A1890:.A1929])" office:value-type="float" office:value="0.11225">
            <text:p>0.11225</text:p>
          </table:table-cell>
          <table:table-cell table:formula="of:=([.A1909]*0.002)+[.C1908]" office:value-type="float" office:value="4.336122">
            <text:p>4.336122</text:p>
          </table:table-cell>
          <table:table-cell/>
        </table:table-row>
        <table:table-row table:style-name="ro1">
          <table:table-cell office:value-type="float" office:value="0.11">
            <text:p>0.11</text:p>
          </table:table-cell>
          <table:table-cell table:formula="of:=AVERAGE([.A1891:.A1930])" office:value-type="float" office:value="0.112325">
            <text:p>0.112325</text:p>
          </table:table-cell>
          <table:table-cell table:formula="of:=([.A1910]*0.002)+[.C1909]" office:value-type="float" office:value="4.336342">
            <text:p>4.336342</text:p>
          </table:table-cell>
          <table:table-cell/>
        </table:table-row>
        <table:table-row table:style-name="ro1">
          <table:table-cell office:value-type="float" office:value="0.11">
            <text:p>0.11</text:p>
          </table:table-cell>
          <table:table-cell table:formula="of:=AVERAGE([.A1892:.A1931])" office:value-type="float" office:value="0.112375">
            <text:p>0.112375</text:p>
          </table:table-cell>
          <table:table-cell table:formula="of:=([.A1911]*0.002)+[.C1910]" office:value-type="float" office:value="4.336562">
            <text:p>4.336562</text:p>
          </table:table-cell>
          <table:table-cell/>
        </table:table-row>
        <table:table-row table:style-name="ro1">
          <table:table-cell office:value-type="float" office:value="0.111">
            <text:p>0.111</text:p>
          </table:table-cell>
          <table:table-cell table:formula="of:=AVERAGE([.A1893:.A1932])" office:value-type="float" office:value="0.112425">
            <text:p>0.112425</text:p>
          </table:table-cell>
          <table:table-cell table:formula="of:=([.A1912]*0.002)+[.C1911]" office:value-type="float" office:value="4.336784">
            <text:p>4.336784</text:p>
          </table:table-cell>
          <table:table-cell/>
        </table:table-row>
        <table:table-row table:style-name="ro1">
          <table:table-cell office:value-type="float" office:value="0.112">
            <text:p>0.112</text:p>
          </table:table-cell>
          <table:table-cell table:formula="of:=AVERAGE([.A1894:.A1933])" office:value-type="float" office:value="0.112425">
            <text:p>0.112425</text:p>
          </table:table-cell>
          <table:table-cell table:formula="of:=([.A1913]*0.002)+[.C1912]" office:value-type="float" office:value="4.337008">
            <text:p>4.337008</text:p>
          </table:table-cell>
          <table:table-cell/>
        </table:table-row>
        <table:table-row table:style-name="ro1">
          <table:table-cell office:value-type="float" office:value="0.113">
            <text:p>0.113</text:p>
          </table:table-cell>
          <table:table-cell table:formula="of:=AVERAGE([.A1895:.A1934])" office:value-type="float" office:value="0.112425">
            <text:p>0.112425</text:p>
          </table:table-cell>
          <table:table-cell table:formula="of:=([.A1914]*0.002)+[.C1913]" office:value-type="float" office:value="4.337234">
            <text:p>4.337234</text:p>
          </table:table-cell>
          <table:table-cell/>
        </table:table-row>
        <table:table-row table:style-name="ro1">
          <table:table-cell office:value-type="float" office:value="0.113">
            <text:p>0.113</text:p>
          </table:table-cell>
          <table:table-cell table:formula="of:=AVERAGE([.A1896:.A1935])" office:value-type="float" office:value="0.1124">
            <text:p>0.1124</text:p>
          </table:table-cell>
          <table:table-cell table:formula="of:=([.A1915]*0.002)+[.C1914]" office:value-type="float" office:value="4.33746">
            <text:p>4.33746</text:p>
          </table:table-cell>
          <table:table-cell/>
        </table:table-row>
        <table:table-row table:style-name="ro1">
          <table:table-cell office:value-type="float" office:value="0.114">
            <text:p>0.114</text:p>
          </table:table-cell>
          <table:table-cell table:formula="of:=AVERAGE([.A1897:.A1936])" office:value-type="float" office:value="0.11235">
            <text:p>0.11235</text:p>
          </table:table-cell>
          <table:table-cell table:formula="of:=([.A1916]*0.002)+[.C1915]" office:value-type="float" office:value="4.337688">
            <text:p>4.337688</text:p>
          </table:table-cell>
          <table:table-cell/>
        </table:table-row>
        <table:table-row table:style-name="ro1">
          <table:table-cell office:value-type="float" office:value="0.115">
            <text:p>0.115</text:p>
          </table:table-cell>
          <table:table-cell table:formula="of:=AVERAGE([.A1898:.A1937])" office:value-type="float" office:value="0.1123">
            <text:p>0.1123</text:p>
          </table:table-cell>
          <table:table-cell table:formula="of:=([.A1917]*0.002)+[.C1916]" office:value-type="float" office:value="4.337918">
            <text:p>4.337918</text:p>
          </table:table-cell>
          <table:table-cell/>
        </table:table-row>
        <table:table-row table:style-name="ro1">
          <table:table-cell office:value-type="float" office:value="0.115">
            <text:p>0.115</text:p>
          </table:table-cell>
          <table:table-cell table:formula="of:=AVERAGE([.A1899:.A1938])" office:value-type="float" office:value="0.112275">
            <text:p>0.112275</text:p>
          </table:table-cell>
          <table:table-cell table:formula="of:=([.A1918]*0.002)+[.C1917]" office:value-type="float" office:value="4.338148">
            <text:p>4.338148</text:p>
          </table:table-cell>
          <table:table-cell/>
        </table:table-row>
        <table:table-row table:style-name="ro1">
          <table:table-cell office:value-type="float" office:value="0.116">
            <text:p>0.116</text:p>
          </table:table-cell>
          <table:table-cell table:formula="of:=AVERAGE([.A1900:.A1939])" office:value-type="float" office:value="0.11225">
            <text:p>0.11225</text:p>
          </table:table-cell>
          <table:table-cell table:formula="of:=([.A1919]*0.002)+[.C1918]" office:value-type="float" office:value="4.33838">
            <text:p>4.33838</text:p>
          </table:table-cell>
          <table:table-cell/>
        </table:table-row>
        <table:table-row table:style-name="ro1">
          <table:table-cell office:value-type="float" office:value="0.117">
            <text:p>0.117</text:p>
          </table:table-cell>
          <table:table-cell table:formula="of:=AVERAGE([.A1901:.A1940])" office:value-type="float" office:value="0.11225">
            <text:p>0.11225</text:p>
          </table:table-cell>
          <table:table-cell table:formula="of:=([.A1920]*0.002)+[.C1919]" office:value-type="float" office:value="4.338614">
            <text:p>4.338614</text:p>
          </table:table-cell>
          <table:table-cell/>
        </table:table-row>
        <table:table-row table:style-name="ro1">
          <table:table-cell office:value-type="float" office:value="0.117">
            <text:p>0.117</text:p>
          </table:table-cell>
          <table:table-cell table:formula="of:=AVERAGE([.A1902:.A1941])" office:value-type="float" office:value="0.11225">
            <text:p>0.11225</text:p>
          </table:table-cell>
          <table:table-cell table:formula="of:=([.A1921]*0.002)+[.C1920]" office:value-type="float" office:value="4.338848">
            <text:p>4.338848</text:p>
          </table:table-cell>
          <table:table-cell/>
        </table:table-row>
        <table:table-row table:style-name="ro1">
          <table:table-cell office:value-type="float" office:value="0.117">
            <text:p>0.117</text:p>
          </table:table-cell>
          <table:table-cell table:formula="of:=AVERAGE([.A1903:.A1942])" office:value-type="float" office:value="0.11225">
            <text:p>0.11225</text:p>
          </table:table-cell>
          <table:table-cell table:formula="of:=([.A1922]*0.002)+[.C1921]" office:value-type="float" office:value="4.339082">
            <text:p>4.339082</text:p>
          </table:table-cell>
          <table:table-cell/>
        </table:table-row>
        <table:table-row table:style-name="ro1">
          <table:table-cell office:value-type="float" office:value="0.117">
            <text:p>0.117</text:p>
          </table:table-cell>
          <table:table-cell table:formula="of:=AVERAGE([.A1904:.A1943])" office:value-type="float" office:value="0.112225">
            <text:p>0.112225</text:p>
          </table:table-cell>
          <table:table-cell table:formula="of:=([.A1923]*0.002)+[.C1922]" office:value-type="float" office:value="4.339316">
            <text:p>4.339316</text:p>
          </table:table-cell>
          <table:table-cell/>
        </table:table-row>
        <table:table-row table:style-name="ro1">
          <table:table-cell office:value-type="float" office:value="0.117">
            <text:p>0.117</text:p>
          </table:table-cell>
          <table:table-cell table:formula="of:=AVERAGE([.A1905:.A1944])" office:value-type="float" office:value="0.11215">
            <text:p>0.11215</text:p>
          </table:table-cell>
          <table:table-cell table:formula="of:=([.A1924]*0.002)+[.C1923]" office:value-type="float" office:value="4.33955">
            <text:p>4.33955</text:p>
          </table:table-cell>
          <table:table-cell/>
        </table:table-row>
        <table:table-row table:style-name="ro1">
          <table:table-cell office:value-type="float" office:value="0.117">
            <text:p>0.117</text:p>
          </table:table-cell>
          <table:table-cell table:formula="of:=AVERAGE([.A1906:.A1945])" office:value-type="float" office:value="0.112025">
            <text:p>0.112025</text:p>
          </table:table-cell>
          <table:table-cell table:formula="of:=([.A1925]*0.002)+[.C1924]" office:value-type="float" office:value="4.339784">
            <text:p>4.339784</text:p>
          </table:table-cell>
          <table:table-cell/>
        </table:table-row>
        <table:table-row table:style-name="ro1">
          <table:table-cell office:value-type="float" office:value="0.117">
            <text:p>0.117</text:p>
          </table:table-cell>
          <table:table-cell table:formula="of:=AVERAGE([.A1907:.A1946])" office:value-type="float" office:value="0.11185">
            <text:p>0.11185</text:p>
          </table:table-cell>
          <table:table-cell table:formula="of:=([.A1926]*0.002)+[.C1925]" office:value-type="float" office:value="4.340018">
            <text:p>4.340018</text:p>
          </table:table-cell>
          <table:table-cell/>
        </table:table-row>
        <table:table-row table:style-name="ro1">
          <table:table-cell office:value-type="float" office:value="0.117">
            <text:p>0.117</text:p>
          </table:table-cell>
          <table:table-cell table:formula="of:=AVERAGE([.A1908:.A1947])" office:value-type="float" office:value="0.111625">
            <text:p>0.111625</text:p>
          </table:table-cell>
          <table:table-cell table:formula="of:=([.A1927]*0.002)+[.C1926]" office:value-type="float" office:value="4.340252">
            <text:p>4.340252</text:p>
          </table:table-cell>
          <table:table-cell/>
        </table:table-row>
        <table:table-row table:style-name="ro1">
          <table:table-cell office:value-type="float" office:value="0.117">
            <text:p>0.117</text:p>
          </table:table-cell>
          <table:table-cell table:formula="of:=AVERAGE([.A1909:.A1948])" office:value-type="float" office:value="0.111325">
            <text:p>0.111325</text:p>
          </table:table-cell>
          <table:table-cell table:formula="of:=([.A1928]*0.002)+[.C1927]" office:value-type="float" office:value="4.340486">
            <text:p>4.340486</text:p>
          </table:table-cell>
          <table:table-cell/>
        </table:table-row>
        <table:table-row table:style-name="ro1">
          <table:table-cell office:value-type="float" office:value="0.116">
            <text:p>0.116</text:p>
          </table:table-cell>
          <table:table-cell table:formula="of:=AVERAGE([.A1910:.A1949])" office:value-type="float" office:value="0.110975">
            <text:p>0.110975</text:p>
          </table:table-cell>
          <table:table-cell table:formula="of:=([.A1929]*0.002)+[.C1928]" office:value-type="float" office:value="4.340718">
            <text:p>4.340718</text:p>
          </table:table-cell>
          <table:table-cell/>
        </table:table-row>
        <table:table-row table:style-name="ro1">
          <table:table-cell office:value-type="float" office:value="0.116">
            <text:p>0.116</text:p>
          </table:table-cell>
          <table:table-cell table:formula="of:=AVERAGE([.A1911:.A1950])" office:value-type="float" office:value="0.11055">
            <text:p>0.11055</text:p>
          </table:table-cell>
          <table:table-cell table:formula="of:=([.A1930]*0.002)+[.C1929]" office:value-type="float" office:value="4.34095">
            <text:p>4.34095</text:p>
          </table:table-cell>
          <table:table-cell/>
        </table:table-row>
        <table:table-row table:style-name="ro1">
          <table:table-cell office:value-type="float" office:value="0.115">
            <text:p>0.115</text:p>
          </table:table-cell>
          <table:table-cell table:formula="of:=AVERAGE([.A1912:.A1951])" office:value-type="float" office:value="0.110075">
            <text:p>0.110075</text:p>
          </table:table-cell>
          <table:table-cell table:formula="of:=([.A1931]*0.002)+[.C1930]" office:value-type="float" office:value="4.34118">
            <text:p>4.34118</text:p>
          </table:table-cell>
          <table:table-cell/>
        </table:table-row>
        <table:table-row table:style-name="ro1">
          <table:table-cell office:value-type="float" office:value="0.114">
            <text:p>0.114</text:p>
          </table:table-cell>
          <table:table-cell table:formula="of:=AVERAGE([.A1913:.A1952])" office:value-type="float" office:value="0.10955">
            <text:p>0.10955</text:p>
          </table:table-cell>
          <table:table-cell table:formula="of:=([.A1932]*0.002)+[.C1931]" office:value-type="float" office:value="4.341408">
            <text:p>4.341408</text:p>
          </table:table-cell>
          <table:table-cell/>
        </table:table-row>
        <table:table-row table:style-name="ro1">
          <table:table-cell office:value-type="float" office:value="0.112">
            <text:p>0.112</text:p>
          </table:table-cell>
          <table:table-cell table:formula="of:=AVERAGE([.A1914:.A1953])" office:value-type="float" office:value="0.10895">
            <text:p>0.10895</text:p>
          </table:table-cell>
          <table:table-cell table:formula="of:=([.A1933]*0.002)+[.C1932]" office:value-type="float" office:value="4.341632">
            <text:p>4.341632</text:p>
          </table:table-cell>
          <table:table-cell/>
        </table:table-row>
        <table:table-row table:style-name="ro1">
          <table:table-cell office:value-type="float" office:value="0.111">
            <text:p>0.111</text:p>
          </table:table-cell>
          <table:table-cell table:formula="of:=AVERAGE([.A1915:.A1954])" office:value-type="float" office:value="0.108275">
            <text:p>0.108275</text:p>
          </table:table-cell>
          <table:table-cell table:formula="of:=([.A1934]*0.002)+[.C1933]" office:value-type="float" office:value="4.341854">
            <text:p>4.341854</text:p>
          </table:table-cell>
          <table:table-cell/>
        </table:table-row>
        <table:table-row table:style-name="ro1">
          <table:table-cell office:value-type="float" office:value="0.11">
            <text:p>0.11</text:p>
          </table:table-cell>
          <table:table-cell table:formula="of:=AVERAGE([.A1916:.A1955])" office:value-type="float" office:value="0.10755">
            <text:p>0.10755</text:p>
          </table:table-cell>
          <table:table-cell table:formula="of:=([.A1935]*0.002)+[.C1934]" office:value-type="float" office:value="4.342074">
            <text:p>4.342074</text:p>
          </table:table-cell>
          <table:table-cell/>
        </table:table-row>
        <table:table-row table:style-name="ro1">
          <table:table-cell office:value-type="float" office:value="0.108">
            <text:p>0.108</text:p>
          </table:table-cell>
          <table:table-cell table:formula="of:=AVERAGE([.A1917:.A1956])" office:value-type="float" office:value="0.106775">
            <text:p>0.106775</text:p>
          </table:table-cell>
          <table:table-cell table:formula="of:=([.A1936]*0.002)+[.C1935]" office:value-type="float" office:value="4.34229">
            <text:p>4.34229</text:p>
          </table:table-cell>
          <table:table-cell/>
        </table:table-row>
        <table:table-row table:style-name="ro1">
          <table:table-cell office:value-type="float" office:value="0.108">
            <text:p>0.108</text:p>
          </table:table-cell>
          <table:table-cell table:formula="of:=AVERAGE([.A1918:.A1957])" office:value-type="float" office:value="0.105925">
            <text:p>0.105925</text:p>
          </table:table-cell>
          <table:table-cell table:formula="of:=([.A1937]*0.002)+[.C1936]" office:value-type="float" office:value="4.342506">
            <text:p>4.342506</text:p>
          </table:table-cell>
          <table:table-cell/>
        </table:table-row>
        <table:table-row table:style-name="ro1">
          <table:table-cell office:value-type="float" office:value="0.108">
            <text:p>0.108</text:p>
          </table:table-cell>
          <table:table-cell table:formula="of:=AVERAGE([.A1919:.A1958])" office:value-type="float" office:value="0.105025">
            <text:p>0.105025</text:p>
          </table:table-cell>
          <table:table-cell table:formula="of:=([.A1938]*0.002)+[.C1937]" office:value-type="float" office:value="4.342722">
            <text:p>4.342722</text:p>
          </table:table-cell>
          <table:table-cell/>
        </table:table-row>
        <table:table-row table:style-name="ro1">
          <table:table-cell office:value-type="float" office:value="0.108">
            <text:p>0.108</text:p>
          </table:table-cell>
          <table:table-cell table:formula="of:=AVERAGE([.A1920:.A1959])" office:value-type="float" office:value="0.10405">
            <text:p>0.10405</text:p>
          </table:table-cell>
          <table:table-cell table:formula="of:=([.A1939]*0.002)+[.C1938]" office:value-type="float" office:value="4.342938">
            <text:p>4.342938</text:p>
          </table:table-cell>
          <table:table-cell/>
        </table:table-row>
        <table:table-row table:style-name="ro1">
          <table:table-cell office:value-type="float" office:value="0.108">
            <text:p>0.108</text:p>
          </table:table-cell>
          <table:table-cell table:formula="of:=AVERAGE([.A1921:.A1960])" office:value-type="float" office:value="0.103">
            <text:p>0.103</text:p>
          </table:table-cell>
          <table:table-cell table:formula="of:=([.A1940]*0.002)+[.C1939]" office:value-type="float" office:value="4.343154">
            <text:p>4.343154</text:p>
          </table:table-cell>
          <table:table-cell/>
        </table:table-row>
        <table:table-row table:style-name="ro1">
          <table:table-cell office:value-type="float" office:value="0.108">
            <text:p>0.108</text:p>
          </table:table-cell>
          <table:table-cell table:formula="of:=AVERAGE([.A1922:.A1961])" office:value-type="float" office:value="0.101925">
            <text:p>0.101925</text:p>
          </table:table-cell>
          <table:table-cell table:formula="of:=([.A1941]*0.002)+[.C1940]" office:value-type="float" office:value="4.34337">
            <text:p>4.34337</text:p>
          </table:table-cell>
          <table:table-cell/>
        </table:table-row>
        <table:table-row table:style-name="ro1">
          <table:table-cell office:value-type="float" office:value="0.108">
            <text:p>0.108</text:p>
          </table:table-cell>
          <table:table-cell table:formula="of:=AVERAGE([.A1923:.A1962])" office:value-type="float" office:value="0.1008">
            <text:p>0.1008</text:p>
          </table:table-cell>
          <table:table-cell table:formula="of:=([.A1942]*0.002)+[.C1941]" office:value-type="float" office:value="4.343586">
            <text:p>4.343586</text:p>
          </table:table-cell>
          <table:table-cell/>
        </table:table-row>
        <table:table-row table:style-name="ro1">
          <table:table-cell office:value-type="float" office:value="0.107">
            <text:p>0.107</text:p>
          </table:table-cell>
          <table:table-cell table:formula="of:=AVERAGE([.A1924:.A1963])" office:value-type="float" office:value="0.099625">
            <text:p>0.099625</text:p>
          </table:table-cell>
          <table:table-cell table:formula="of:=([.A1943]*0.002)+[.C1942]" office:value-type="float" office:value="4.3438">
            <text:p>4.3438</text:p>
          </table:table-cell>
          <table:table-cell/>
        </table:table-row>
        <table:table-row table:style-name="ro1">
          <table:table-cell office:value-type="float" office:value="0.105">
            <text:p>0.105</text:p>
          </table:table-cell>
          <table:table-cell table:formula="of:=AVERAGE([.A1925:.A1964])" office:value-type="float" office:value="0.0984">
            <text:p>0.0984</text:p>
          </table:table-cell>
          <table:table-cell table:formula="of:=([.A1944]*0.002)+[.C1943]" office:value-type="float" office:value="4.34401">
            <text:p>4.34401</text:p>
          </table:table-cell>
          <table:table-cell/>
        </table:table-row>
        <table:table-row table:style-name="ro1">
          <table:table-cell office:value-type="float" office:value="0.103">
            <text:p>0.103</text:p>
          </table:table-cell>
          <table:table-cell table:formula="of:=AVERAGE([.A1926:.A1965])" office:value-type="float" office:value="0.097125">
            <text:p>0.097125</text:p>
          </table:table-cell>
          <table:table-cell table:formula="of:=([.A1945]*0.002)+[.C1944]" office:value-type="float" office:value="4.344216">
            <text:p>4.344216</text:p>
          </table:table-cell>
          <table:table-cell/>
        </table:table-row>
        <table:table-row table:style-name="ro1">
          <table:table-cell office:value-type="float" office:value="0.101">
            <text:p>0.101</text:p>
          </table:table-cell>
          <table:table-cell table:formula="of:=AVERAGE([.A1927:.A1966])" office:value-type="float" office:value="0.095825">
            <text:p>0.095825</text:p>
          </table:table-cell>
          <table:table-cell table:formula="of:=([.A1946]*0.002)+[.C1945]" office:value-type="float" office:value="4.344418">
            <text:p>4.344418</text:p>
          </table:table-cell>
          <table:table-cell/>
        </table:table-row>
        <table:table-row table:style-name="ro1">
          <table:table-cell office:value-type="float" office:value="0.099">
            <text:p>0.099</text:p>
          </table:table-cell>
          <table:table-cell table:formula="of:=AVERAGE([.A1928:.A1967])" office:value-type="float" office:value="0.094475">
            <text:p>0.094475</text:p>
          </table:table-cell>
          <table:table-cell table:formula="of:=([.A1947]*0.002)+[.C1946]" office:value-type="float" office:value="4.344616">
            <text:p>4.344616</text:p>
          </table:table-cell>
          <table:table-cell/>
        </table:table-row>
        <table:table-row table:style-name="ro1">
          <table:table-cell office:value-type="float" office:value="0.097">
            <text:p>0.097</text:p>
          </table:table-cell>
          <table:table-cell table:formula="of:=AVERAGE([.A1929:.A1968])" office:value-type="float" office:value="0.093075">
            <text:p>0.093075</text:p>
          </table:table-cell>
          <table:table-cell table:formula="of:=([.A1948]*0.002)+[.C1947]" office:value-type="float" office:value="4.34481">
            <text:p>4.34481</text:p>
          </table:table-cell>
          <table:table-cell/>
        </table:table-row>
        <table:table-row table:style-name="ro1">
          <table:table-cell office:value-type="float" office:value="0.095">
            <text:p>0.095</text:p>
          </table:table-cell>
          <table:table-cell table:formula="of:=AVERAGE([.A1930:.A1969])" office:value-type="float" office:value="0.09165">
            <text:p>0.09165</text:p>
          </table:table-cell>
          <table:table-cell table:formula="of:=([.A1949]*0.002)+[.C1948]" office:value-type="float" office:value="4.345">
            <text:p>4.345</text:p>
          </table:table-cell>
          <table:table-cell/>
        </table:table-row>
        <table:table-row table:style-name="ro1">
          <table:table-cell office:value-type="float" office:value="0.093">
            <text:p>0.093</text:p>
          </table:table-cell>
          <table:table-cell table:formula="of:=AVERAGE([.A1931:.A1970])" office:value-type="float" office:value="0.090175">
            <text:p>0.090175</text:p>
          </table:table-cell>
          <table:table-cell table:formula="of:=([.A1950]*0.002)+[.C1949]" office:value-type="float" office:value="4.345186">
            <text:p>4.345186</text:p>
          </table:table-cell>
          <table:table-cell/>
        </table:table-row>
        <table:table-row table:style-name="ro1">
          <table:table-cell office:value-type="float" office:value="0.091">
            <text:p>0.091</text:p>
          </table:table-cell>
          <table:table-cell table:formula="of:=AVERAGE([.A1932:.A1971])" office:value-type="float" office:value="0.0887">
            <text:p>0.0887</text:p>
          </table:table-cell>
          <table:table-cell table:formula="of:=([.A1951]*0.002)+[.C1950]" office:value-type="float" office:value="4.345368">
            <text:p>4.345368</text:p>
          </table:table-cell>
          <table:table-cell/>
        </table:table-row>
        <table:table-row table:style-name="ro1">
          <table:table-cell office:value-type="float" office:value="0.09">
            <text:p>0.09</text:p>
          </table:table-cell>
          <table:table-cell table:formula="of:=AVERAGE([.A1933:.A1972])" office:value-type="float" office:value="0.0872">
            <text:p>0.0872</text:p>
          </table:table-cell>
          <table:table-cell table:formula="of:=([.A1952]*0.002)+[.C1951]" office:value-type="float" office:value="4.345548">
            <text:p>4.345548</text:p>
          </table:table-cell>
          <table:table-cell/>
        </table:table-row>
        <table:table-row table:style-name="ro1">
          <table:table-cell office:value-type="float" office:value="0.088">
            <text:p>0.088</text:p>
          </table:table-cell>
          <table:table-cell table:formula="of:=AVERAGE([.A1934:.A1973])" office:value-type="float" office:value="0.0857">
            <text:p>0.0857</text:p>
          </table:table-cell>
          <table:table-cell table:formula="of:=([.A1953]*0.002)+[.C1952]" office:value-type="float" office:value="4.345724">
            <text:p>4.345724</text:p>
          </table:table-cell>
          <table:table-cell/>
        </table:table-row>
        <table:table-row table:style-name="ro1">
          <table:table-cell office:value-type="float" office:value="0.086">
            <text:p>0.086</text:p>
          </table:table-cell>
          <table:table-cell table:formula="of:=AVERAGE([.A1935:.A1974])" office:value-type="float" office:value="0.084175">
            <text:p>0.084175</text:p>
          </table:table-cell>
          <table:table-cell table:formula="of:=([.A1954]*0.002)+[.C1953]" office:value-type="float" office:value="4.345896">
            <text:p>4.345896</text:p>
          </table:table-cell>
          <table:table-cell/>
        </table:table-row>
        <table:table-row table:style-name="ro1">
          <table:table-cell office:value-type="float" office:value="0.084">
            <text:p>0.084</text:p>
          </table:table-cell>
          <table:table-cell table:formula="of:=AVERAGE([.A1936:.A1975])" office:value-type="float" office:value="0.082625">
            <text:p>0.082625</text:p>
          </table:table-cell>
          <table:table-cell table:formula="of:=([.A1955]*0.002)+[.C1954]" office:value-type="float" office:value="4.346064">
            <text:p>4.346064</text:p>
          </table:table-cell>
          <table:table-cell/>
        </table:table-row>
        <table:table-row table:style-name="ro1">
          <table:table-cell office:value-type="float" office:value="0.083">
            <text:p>0.083</text:p>
          </table:table-cell>
          <table:table-cell table:formula="of:=AVERAGE([.A1937:.A1976])" office:value-type="float" office:value="0.0811">
            <text:p>0.0811</text:p>
          </table:table-cell>
          <table:table-cell table:formula="of:=([.A1956]*0.002)+[.C1955]" office:value-type="float" office:value="4.34623">
            <text:p>4.34623</text:p>
          </table:table-cell>
          <table:table-cell/>
        </table:table-row>
        <table:table-row table:style-name="ro1">
          <table:table-cell office:value-type="float" office:value="0.081">
            <text:p>0.081</text:p>
          </table:table-cell>
          <table:table-cell table:formula="of:=AVERAGE([.A1938:.A1977])" office:value-type="float" office:value="0.079525">
            <text:p>0.079525</text:p>
          </table:table-cell>
          <table:table-cell table:formula="of:=([.A1957]*0.002)+[.C1956]" office:value-type="float" office:value="4.346392">
            <text:p>4.346392</text:p>
          </table:table-cell>
          <table:table-cell/>
        </table:table-row>
        <table:table-row table:style-name="ro1">
          <table:table-cell office:value-type="float" office:value="0.079">
            <text:p>0.079</text:p>
          </table:table-cell>
          <table:table-cell table:formula="of:=AVERAGE([.A1939:.A1978])" office:value-type="float" office:value="0.0779">
            <text:p>0.0779</text:p>
          </table:table-cell>
          <table:table-cell table:formula="of:=([.A1958]*0.002)+[.C1957]" office:value-type="float" office:value="4.34655">
            <text:p>4.34655</text:p>
          </table:table-cell>
          <table:table-cell/>
        </table:table-row>
        <table:table-row table:style-name="ro1">
          <table:table-cell office:value-type="float" office:value="0.077">
            <text:p>0.077</text:p>
          </table:table-cell>
          <table:table-cell table:formula="of:=AVERAGE([.A1940:.A1979])" office:value-type="float" office:value="0.076225">
            <text:p>0.076225</text:p>
          </table:table-cell>
          <table:table-cell table:formula="of:=([.A1959]*0.002)+[.C1958]" office:value-type="float" office:value="4.346704">
            <text:p>4.346704</text:p>
          </table:table-cell>
          <table:table-cell/>
        </table:table-row>
        <table:table-row table:style-name="ro1">
          <table:table-cell office:value-type="float" office:value="0.075">
            <text:p>0.075</text:p>
          </table:table-cell>
          <table:table-cell table:formula="of:=AVERAGE([.A1941:.A1980])" office:value-type="float" office:value="0.0745">
            <text:p>0.0745</text:p>
          </table:table-cell>
          <table:table-cell table:formula="of:=([.A1960]*0.002)+[.C1959]" office:value-type="float" office:value="4.346854">
            <text:p>4.346854</text:p>
          </table:table-cell>
          <table:table-cell/>
        </table:table-row>
        <table:table-row table:style-name="ro1">
          <table:table-cell office:value-type="float" office:value="0.074">
            <text:p>0.074</text:p>
          </table:table-cell>
          <table:table-cell table:formula="of:=AVERAGE([.A1942:.A1981])" office:value-type="float" office:value="0.07275">
            <text:p>0.07275</text:p>
          </table:table-cell>
          <table:table-cell table:formula="of:=([.A1961]*0.002)+[.C1960]" office:value-type="float" office:value="4.347002">
            <text:p>4.347002</text:p>
          </table:table-cell>
          <table:table-cell/>
        </table:table-row>
        <table:table-row table:style-name="ro1">
          <table:table-cell office:value-type="float" office:value="0.072">
            <text:p>0.072</text:p>
          </table:table-cell>
          <table:table-cell table:formula="of:=AVERAGE([.A1943:.A1982])" office:value-type="float" office:value="0.07095">
            <text:p>0.07095</text:p>
          </table:table-cell>
          <table:table-cell table:formula="of:=([.A1962]*0.002)+[.C1961]" office:value-type="float" office:value="4.347146">
            <text:p>4.347146</text:p>
          </table:table-cell>
          <table:table-cell/>
        </table:table-row>
        <table:table-row table:style-name="ro1">
          <table:table-cell office:value-type="float" office:value="0.07">
            <text:p>0.07</text:p>
          </table:table-cell>
          <table:table-cell table:formula="of:=AVERAGE([.A1944:.A1983])" office:value-type="float" office:value="0.069125">
            <text:p>0.069125</text:p>
          </table:table-cell>
          <table:table-cell table:formula="of:=([.A1963]*0.002)+[.C1962]" office:value-type="float" office:value="4.347286">
            <text:p>4.347286</text:p>
          </table:table-cell>
          <table:table-cell/>
        </table:table-row>
        <table:table-row table:style-name="ro1">
          <table:table-cell office:value-type="float" office:value="0.068">
            <text:p>0.068</text:p>
          </table:table-cell>
          <table:table-cell table:formula="of:=AVERAGE([.A1945:.A1984])" office:value-type="float" office:value="0.0673">
            <text:p>0.0673</text:p>
          </table:table-cell>
          <table:table-cell table:formula="of:=([.A1964]*0.002)+[.C1963]" office:value-type="float" office:value="4.347422">
            <text:p>4.347422</text:p>
          </table:table-cell>
          <table:table-cell/>
        </table:table-row>
        <table:table-row table:style-name="ro1">
          <table:table-cell office:value-type="float" office:value="0.066">
            <text:p>0.066</text:p>
          </table:table-cell>
          <table:table-cell table:formula="of:=AVERAGE([.A1946:.A1985])" office:value-type="float" office:value="0.0655">
            <text:p>0.0655</text:p>
          </table:table-cell>
          <table:table-cell table:formula="of:=([.A1965]*0.002)+[.C1964]" office:value-type="float" office:value="4.347554">
            <text:p>4.347554</text:p>
          </table:table-cell>
          <table:table-cell/>
        </table:table-row>
        <table:table-row table:style-name="ro1">
          <table:table-cell office:value-type="float" office:value="0.065">
            <text:p>0.065</text:p>
          </table:table-cell>
          <table:table-cell table:formula="of:=AVERAGE([.A1947:.A1986])" office:value-type="float" office:value="0.0637">
            <text:p>0.0637</text:p>
          </table:table-cell>
          <table:table-cell table:formula="of:=([.A1966]*0.002)+[.C1965]" office:value-type="float" office:value="4.347684">
            <text:p>4.347684</text:p>
          </table:table-cell>
          <table:table-cell/>
        </table:table-row>
        <table:table-row table:style-name="ro1">
          <table:table-cell office:value-type="float" office:value="0.063">
            <text:p>0.063</text:p>
          </table:table-cell>
          <table:table-cell table:formula="of:=AVERAGE([.A1948:.A1987])" office:value-type="float" office:value="0.0619">
            <text:p>0.0619</text:p>
          </table:table-cell>
          <table:table-cell table:formula="of:=([.A1967]*0.002)+[.C1966]" office:value-type="float" office:value="4.34781">
            <text:p>4.34781</text:p>
          </table:table-cell>
          <table:table-cell/>
        </table:table-row>
        <table:table-row table:style-name="ro1">
          <table:table-cell office:value-type="float" office:value="0.061">
            <text:p>0.061</text:p>
          </table:table-cell>
          <table:table-cell table:formula="of:=AVERAGE([.A1949:.A1988])" office:value-type="float" office:value="0.0601">
            <text:p>0.0601</text:p>
          </table:table-cell>
          <table:table-cell table:formula="of:=([.A1968]*0.002)+[.C1967]" office:value-type="float" office:value="4.347932">
            <text:p>4.347932</text:p>
          </table:table-cell>
          <table:table-cell/>
        </table:table-row>
        <table:table-row table:style-name="ro1">
          <table:table-cell office:value-type="float" office:value="0.059">
            <text:p>0.059</text:p>
          </table:table-cell>
          <table:table-cell table:formula="of:=AVERAGE([.A1950:.A1989])" office:value-type="float" office:value="0.0583">
            <text:p>0.0583</text:p>
          </table:table-cell>
          <table:table-cell table:formula="of:=([.A1969]*0.002)+[.C1968]" office:value-type="float" office:value="4.34805">
            <text:p>4.34805</text:p>
          </table:table-cell>
          <table:table-cell/>
        </table:table-row>
        <table:table-row table:style-name="ro1">
          <table:table-cell office:value-type="float" office:value="0.057">
            <text:p>0.057</text:p>
          </table:table-cell>
          <table:table-cell table:formula="of:=AVERAGE([.A1951:.A1990])" office:value-type="float" office:value="0.056525">
            <text:p>0.056525</text:p>
          </table:table-cell>
          <table:table-cell table:formula="of:=([.A1970]*0.002)+[.C1969]" office:value-type="float" office:value="4.348164">
            <text:p>4.348164</text:p>
          </table:table-cell>
          <table:table-cell/>
        </table:table-row>
        <table:table-row table:style-name="ro1">
          <table:table-cell office:value-type="float" office:value="0.056">
            <text:p>0.056</text:p>
          </table:table-cell>
          <table:table-cell table:formula="of:=AVERAGE([.A1952:.A1991])" office:value-type="float" office:value="0.05475">
            <text:p>0.05475</text:p>
          </table:table-cell>
          <table:table-cell table:formula="of:=([.A1971]*0.002)+[.C1970]" office:value-type="float" office:value="4.348276">
            <text:p>4.348276</text:p>
          </table:table-cell>
          <table:table-cell/>
        </table:table-row>
        <table:table-row table:style-name="ro1">
          <table:table-cell office:value-type="float" office:value="0.054">
            <text:p>0.054</text:p>
          </table:table-cell>
          <table:table-cell table:formula="of:=AVERAGE([.A1953:.A1992])" office:value-type="float" office:value="0.05295">
            <text:p>0.05295</text:p>
          </table:table-cell>
          <table:table-cell table:formula="of:=([.A1972]*0.002)+[.C1971]" office:value-type="float" office:value="4.348384">
            <text:p>4.348384</text:p>
          </table:table-cell>
          <table:table-cell/>
        </table:table-row>
        <table:table-row table:style-name="ro1">
          <table:table-cell office:value-type="float" office:value="0.052">
            <text:p>0.052</text:p>
          </table:table-cell>
          <table:table-cell table:formula="of:=AVERAGE([.A1954:.A1993])" office:value-type="float" office:value="0.05115">
            <text:p>0.05115</text:p>
          </table:table-cell>
          <table:table-cell table:formula="of:=([.A1973]*0.002)+[.C1972]" office:value-type="float" office:value="4.348488">
            <text:p>4.348488</text:p>
          </table:table-cell>
          <table:table-cell/>
        </table:table-row>
        <table:table-row table:style-name="ro1">
          <table:table-cell office:value-type="float" office:value="0.05">
            <text:p>0.05</text:p>
          </table:table-cell>
          <table:table-cell table:formula="of:=AVERAGE([.A1955:.A1994])" office:value-type="float" office:value="0.04935">
            <text:p>0.04935</text:p>
          </table:table-cell>
          <table:table-cell table:formula="of:=([.A1974]*0.002)+[.C1973]" office:value-type="float" office:value="4.348588">
            <text:p>4.348588</text:p>
          </table:table-cell>
          <table:table-cell/>
        </table:table-row>
        <table:table-row table:style-name="ro1">
          <table:table-cell office:value-type="float" office:value="0.048">
            <text:p>0.048</text:p>
          </table:table-cell>
          <table:table-cell table:formula="of:=AVERAGE([.A1956:.A1995])" office:value-type="float" office:value="0.047575">
            <text:p>0.047575</text:p>
          </table:table-cell>
          <table:table-cell table:formula="of:=([.A1975]*0.002)+[.C1974]" office:value-type="float" office:value="4.348684">
            <text:p>4.348684</text:p>
          </table:table-cell>
          <table:table-cell/>
        </table:table-row>
        <table:table-row table:style-name="ro1">
          <table:table-cell office:value-type="float" office:value="0.047">
            <text:p>0.047</text:p>
          </table:table-cell>
          <table:table-cell table:formula="of:=AVERAGE([.A1957:.A1996])" office:value-type="float" office:value="0.045775">
            <text:p>0.045775</text:p>
          </table:table-cell>
          <table:table-cell table:formula="of:=([.A1976]*0.002)+[.C1975]" office:value-type="float" office:value="4.348778">
            <text:p>4.348778</text:p>
          </table:table-cell>
          <table:table-cell/>
        </table:table-row>
        <table:table-row table:style-name="ro1">
          <table:table-cell office:value-type="float" office:value="0.045">
            <text:p>0.045</text:p>
          </table:table-cell>
          <table:table-cell table:formula="of:=AVERAGE([.A1958:.A1997])" office:value-type="float" office:value="0.043975">
            <text:p>0.043975</text:p>
          </table:table-cell>
          <table:table-cell table:formula="of:=([.A1977]*0.002)+[.C1976]" office:value-type="float" office:value="4.348868">
            <text:p>4.348868</text:p>
          </table:table-cell>
          <table:table-cell/>
        </table:table-row>
        <table:table-row table:style-name="ro1">
          <table:table-cell office:value-type="float" office:value="0.043">
            <text:p>0.043</text:p>
          </table:table-cell>
          <table:table-cell table:formula="of:=AVERAGE([.A1959:.A1998])" office:value-type="float" office:value="0.042175">
            <text:p>0.042175</text:p>
          </table:table-cell>
          <table:table-cell table:formula="of:=([.A1978]*0.002)+[.C1977]" office:value-type="float" office:value="4.348954">
            <text:p>4.348954</text:p>
          </table:table-cell>
          <table:table-cell/>
        </table:table-row>
        <table:table-row table:style-name="ro1">
          <table:table-cell office:value-type="float" office:value="0.041">
            <text:p>0.041</text:p>
          </table:table-cell>
          <table:table-cell table:formula="of:=AVERAGE([.A1960:.A1999])" office:value-type="float" office:value="0.040375">
            <text:p>0.040375</text:p>
          </table:table-cell>
          <table:table-cell table:formula="of:=([.A1979]*0.002)+[.C1978]" office:value-type="float" office:value="4.349036">
            <text:p>4.349036</text:p>
          </table:table-cell>
          <table:table-cell/>
        </table:table-row>
        <table:table-row table:style-name="ro1">
          <table:table-cell office:value-type="float" office:value="0.039">
            <text:p>0.039</text:p>
          </table:table-cell>
          <table:table-cell table:formula="of:=AVERAGE([.A1961:.A2000])" office:value-type="float" office:value="0.0386">
            <text:p>0.0386</text:p>
          </table:table-cell>
          <table:table-cell table:formula="of:=([.A1980]*0.002)+[.C1979]" office:value-type="float" office:value="4.349114">
            <text:p>4.349114</text:p>
          </table:table-cell>
          <table:table-cell/>
        </table:table-row>
        <table:table-row table:style-name="ro1">
          <table:table-cell office:value-type="float" office:value="0.038">
            <text:p>0.038</text:p>
          </table:table-cell>
          <table:table-cell/>
          <table:table-cell table:formula="of:=([.A1981]*0.002)+[.C1980]" office:value-type="float" office:value="4.34919">
            <text:p>4.34919</text:p>
          </table:table-cell>
          <table:table-cell/>
        </table:table-row>
        <table:table-row table:style-name="ro1">
          <table:table-cell office:value-type="float" office:value="0.036">
            <text:p>0.036</text:p>
          </table:table-cell>
          <table:table-cell/>
          <table:table-cell table:formula="of:=([.A1982]*0.002)+[.C1981]" office:value-type="float" office:value="4.349262">
            <text:p>4.349262</text:p>
          </table:table-cell>
          <table:table-cell/>
        </table:table-row>
        <table:table-row table:style-name="ro1">
          <table:table-cell office:value-type="float" office:value="0.034">
            <text:p>0.034</text:p>
          </table:table-cell>
          <table:table-cell/>
          <table:table-cell table:formula="of:=([.A1983]*0.002)+[.C1982]" office:value-type="float" office:value="4.34933">
            <text:p>4.34933</text:p>
          </table:table-cell>
          <table:table-cell/>
        </table:table-row>
        <table:table-row table:style-name="ro1">
          <table:table-cell office:value-type="float" office:value="0.032">
            <text:p>0.032</text:p>
          </table:table-cell>
          <table:table-cell/>
          <table:table-cell table:formula="of:=([.A1984]*0.002)+[.C1983]" office:value-type="float" office:value="4.349394">
            <text:p>4.349394</text:p>
          </table:table-cell>
          <table:table-cell/>
        </table:table-row>
        <table:table-row table:style-name="ro1">
          <table:table-cell office:value-type="float" office:value="0.031">
            <text:p>0.031</text:p>
          </table:table-cell>
          <table:table-cell/>
          <table:table-cell table:formula="of:=([.A1985]*0.002)+[.C1984]" office:value-type="float" office:value="4.349456">
            <text:p>4.349456</text:p>
          </table:table-cell>
          <table:table-cell/>
        </table:table-row>
        <table:table-row table:style-name="ro1">
          <table:table-cell office:value-type="float" office:value="0.029">
            <text:p>0.029</text:p>
          </table:table-cell>
          <table:table-cell/>
          <table:table-cell table:formula="of:=([.A1986]*0.002)+[.C1985]" office:value-type="float" office:value="4.349514">
            <text:p>4.349514</text:p>
          </table:table-cell>
          <table:table-cell/>
        </table:table-row>
        <table:table-row table:style-name="ro1">
          <table:table-cell office:value-type="float" office:value="0.027">
            <text:p>0.027</text:p>
          </table:table-cell>
          <table:table-cell/>
          <table:table-cell table:formula="of:=([.A1987]*0.002)+[.C1986]" office:value-type="float" office:value="4.349568">
            <text:p>4.349568</text:p>
          </table:table-cell>
          <table:table-cell/>
        </table:table-row>
        <table:table-row table:style-name="ro1">
          <table:table-cell office:value-type="float" office:value="0.025">
            <text:p>0.025</text:p>
          </table:table-cell>
          <table:table-cell/>
          <table:table-cell table:formula="of:=([.A1988]*0.002)+[.C1987]" office:value-type="float" office:value="4.349618">
            <text:p>4.349618</text:p>
          </table:table-cell>
          <table:table-cell/>
        </table:table-row>
        <table:table-row table:style-name="ro1">
          <table:table-cell office:value-type="float" office:value="0.023">
            <text:p>0.023</text:p>
          </table:table-cell>
          <table:table-cell/>
          <table:table-cell table:formula="of:=([.A1989]*0.002)+[.C1988]" office:value-type="float" office:value="4.349664">
            <text:p>4.349664</text:p>
          </table:table-cell>
          <table:table-cell/>
        </table:table-row>
        <table:table-row table:style-name="ro1">
          <table:table-cell office:value-type="float" office:value="0.022">
            <text:p>0.022</text:p>
          </table:table-cell>
          <table:table-cell/>
          <table:table-cell table:formula="of:=([.A1990]*0.002)+[.C1989]" office:value-type="float" office:value="4.349708">
            <text:p>4.349708</text:p>
          </table:table-cell>
          <table:table-cell/>
        </table:table-row>
        <table:table-row table:style-name="ro1">
          <table:table-cell office:value-type="float" office:value="0.02">
            <text:p>0.02</text:p>
          </table:table-cell>
          <table:table-cell/>
          <table:table-cell table:formula="of:=([.A1991]*0.002)+[.C1990]" office:value-type="float" office:value="4.349748">
            <text:p>4.349748</text:p>
          </table:table-cell>
          <table:table-cell/>
        </table:table-row>
        <table:table-row table:style-name="ro1">
          <table:table-cell office:value-type="float" office:value="0.018">
            <text:p>0.018</text:p>
          </table:table-cell>
          <table:table-cell/>
          <table:table-cell table:formula="of:=([.A1992]*0.002)+[.C1991]" office:value-type="float" office:value="4.349784">
            <text:p>4.349784</text:p>
          </table:table-cell>
          <table:table-cell/>
        </table:table-row>
        <table:table-row table:style-name="ro1">
          <table:table-cell office:value-type="float" office:value="0.016">
            <text:p>0.016</text:p>
          </table:table-cell>
          <table:table-cell/>
          <table:table-cell table:formula="of:=([.A1993]*0.002)+[.C1992]" office:value-type="float" office:value="4.349816">
            <text:p>4.349816</text:p>
          </table:table-cell>
          <table:table-cell/>
        </table:table-row>
        <table:table-row table:style-name="ro1">
          <table:table-cell office:value-type="float" office:value="0.014">
            <text:p>0.014</text:p>
          </table:table-cell>
          <table:table-cell/>
          <table:table-cell table:formula="of:=([.A1994]*0.002)+[.C1993]" office:value-type="float" office:value="4.349844">
            <text:p>4.349844</text:p>
          </table:table-cell>
          <table:table-cell/>
        </table:table-row>
        <table:table-row table:style-name="ro1">
          <table:table-cell office:value-type="float" office:value="0.013">
            <text:p>0.013</text:p>
          </table:table-cell>
          <table:table-cell/>
          <table:table-cell table:formula="of:=([.A1995]*0.002)+[.C1994]" office:value-type="float" office:value="4.34987">
            <text:p>4.34987</text:p>
          </table:table-cell>
          <table:table-cell/>
        </table:table-row>
        <table:table-row table:style-name="ro1">
          <table:table-cell office:value-type="float" office:value="0.011">
            <text:p>0.011</text:p>
          </table:table-cell>
          <table:table-cell/>
          <table:table-cell table:formula="of:=([.A1996]*0.002)+[.C1995]" office:value-type="float" office:value="4.349892">
            <text:p>4.349892</text:p>
          </table:table-cell>
          <table:table-cell/>
        </table:table-row>
        <table:table-row table:style-name="ro1">
          <table:table-cell office:value-type="float" office:value="0.009">
            <text:p>0.009</text:p>
          </table:table-cell>
          <table:table-cell/>
          <table:table-cell table:formula="of:=([.A1997]*0.002)+[.C1996]" office:value-type="float" office:value="4.34991">
            <text:p>4.34991</text:p>
          </table:table-cell>
          <table:table-cell/>
        </table:table-row>
        <table:table-row table:style-name="ro1">
          <table:table-cell office:value-type="float" office:value="0.007">
            <text:p>0.007</text:p>
          </table:table-cell>
          <table:table-cell/>
          <table:table-cell table:formula="of:=([.A1998]*0.002)+[.C1997]" office:value-type="float" office:value="4.349924">
            <text:p>4.349924</text:p>
          </table:table-cell>
          <table:table-cell/>
        </table:table-row>
        <table:table-row table:style-name="ro1">
          <table:table-cell office:value-type="float" office:value="0.005">
            <text:p>0.005</text:p>
          </table:table-cell>
          <table:table-cell/>
          <table:table-cell table:formula="of:=([.A1999]*0.002)+[.C1998]" office:value-type="float" office:value="4.349934">
            <text:p>4.349934</text:p>
          </table:table-cell>
          <table:table-cell/>
        </table:table-row>
        <table:table-row table:style-name="ro1">
          <table:table-cell office:value-type="float" office:value="0.004">
            <text:p>0.004</text:p>
          </table:table-cell>
          <table:table-cell/>
          <table:table-cell table:formula="of:=([.A2000]*0.002)+[.C1999]" office:value-type="float" office:value="4.349942">
            <text:p>4.349942</text:p>
          </table:table-cell>
          <table:table-cell/>
        </table:table-row>
        <table:table-row table:style-name="ro1">
          <table:table-cell office:value-type="float" office:value="0.002">
            <text:p>0.002</text:p>
          </table:table-cell>
          <table:table-cell/>
          <table:table-cell table:formula="of:=([.A2001]*0.002)+[.C2000]" office:value-type="float" office:value="4.349946">
            <text:p>4.349946</text:p>
          </table:table-cell>
          <table:table-cell office:value-type="string">
            <text:p>4 s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1">00/00/0000</text:date>, <text:time style:data-style-name="N2" text:time-value="0000-00-00T12:07:41.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1T12:13:43.38</dc:date>
    <meta:generator>LibreOffice/4.0.0.3$Windows_x86 LibreOffice_project/7545bee9c2a0782548772a21bc84a9dcc583b89</meta:generator>
    <meta:editing-duration>P0D</meta:editing-duration>
    <meta:editing-cycles>1</meta:editing-cycles>
    <meta:document-statistic meta:table-count="1" meta:cell-count="59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3.737cm" svg:y="4.188cm" style:legend-expansion="high" chart:style-name="ch2"/>
        <chart:plot-area chart:style-name="ch3" table:cell-range-address="Sheet1.C2:Sheet1.C2001 Sheet1.A2:Sheet1.A2001" svg:x="1.358cm" svg:y="0.855cm" svg:width="11.739cm" svg:height="6.957cm">
          <chartooo:coordinate-region svg:x="1.794cm" svg:y="1.067cm" svg:width="11.209cm" svg:height="6.072cm"/>
          <chart:axis chart:dimension="x" chart:name="primary-x" chart:style-name="ch4">
            <chart:title svg:x="6.376cm" svg:y="7.993cm" chart:style-name="ch5">
              <text:p>Volume (L)</text:p>
            </chart:title>
          </chart:axis>
          <chart:axis chart:dimension="y" chart:name="primary-y" chart:style-name="ch4">
            <chart:title svg:x="0.451cm" svg:y="5.277cm" chart:style-name="ch6">
              <text:p>Flow (L/sec)</text:p>
            </chart:title>
            <chart:grid chart:style-name="ch7" chart:class="major"/>
          </chart:axis>
          <chart:series chart:style-name="ch8" chart:values-cell-range-address="Sheet1.A2:Sheet1.A2001" chart:class="chart:scatter">
            <chart:domain table:cell-range-address="Sheet1.C2:Sheet1.C2001"/>
            <chart:data-point chart:repeated="2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2001</svg:desc>
                </draw:g>
              </table:table-cell>
              <table:table-cell office:value-type="float" office:value="0">
                <text:p>0</text:p>
                <draw:g>
                  <svg:desc>Sheet1.A2:Sheet1.A2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">
                <text:p>0.0000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18">
                <text:p>0.000018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26">
                <text:p>0.000026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34">
                <text:p>0.00003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42">
                <text:p>0.00004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5">
                <text:p>0.0000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58">
                <text:p>0.000058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64">
                <text:p>0.00006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7">
                <text:p>0.00007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74">
                <text:p>0.00007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78">
                <text:p>0.00007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82">
                <text:p>0.00008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86">
                <text:p>0.00008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88">
                <text:p>0.00008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9">
                <text:p>0.0000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92">
                <text:p>0.00009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94">
                <text:p>0.00009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96">
                <text:p>0.00009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98">
                <text:p>0.00009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1">
                <text:p>0.0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102">
                <text:p>0.00010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104">
                <text:p>0.0001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106">
                <text:p>0.00010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108">
                <text:p>0.00010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11">
                <text:p>0.0001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112">
                <text:p>0.00011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114">
                <text:p>0.00011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118">
                <text:p>0.00011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122">
                <text:p>0.00012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126">
                <text:p>0.00012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13">
                <text:p>0.0001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134">
                <text:p>0.00013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138">
                <text:p>0.00013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142">
                <text:p>0.00014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146">
                <text:p>0.00014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15">
                <text:p>0.0001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154">
                <text:p>0.00015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158">
                <text:p>0.00015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162">
                <text:p>0.00016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166">
                <text:p>0.00016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168">
                <text:p>0.00016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17">
                <text:p>0.0001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172">
                <text:p>0.00017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172">
                <text:p>0.000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172">
                <text:p>0.000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172">
                <text:p>0.000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172">
                <text:p>0.000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172">
                <text:p>0.000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172">
                <text:p>0.000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172">
                <text:p>0.000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172">
                <text:p>0.000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172">
                <text:p>0.000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172">
                <text:p>0.000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172">
                <text:p>0.000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172">
                <text:p>0.000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172">
                <text:p>0.000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172">
                <text:p>0.000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174">
                <text:p>0.00017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178">
                <text:p>0.00017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186">
                <text:p>0.000186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2">
                <text:p>0.000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22">
                <text:p>0.0002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246">
                <text:p>0.000246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28">
                <text:p>0.00028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322">
                <text:p>0.000322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374">
                <text:p>0.000374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436">
                <text:p>0.000436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51">
                <text:p>0.00051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596">
                <text:p>0.000596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694">
                <text:p>0.000694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804">
                <text:p>0.000804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926">
                <text:p>0.000926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106">
                <text:p>0.00106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1206">
                <text:p>0.001206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1362">
                <text:p>0.001362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1528">
                <text:p>0.001528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1702">
                <text:p>0.001702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882">
                <text:p>0.00188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2068">
                <text:p>0.002068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2256">
                <text:p>0.002256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2446">
                <text:p>0.002446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636">
                <text:p>0.002636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2826">
                <text:p>0.002826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3014">
                <text:p>0.003014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32">
                <text:p>0.0032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3386">
                <text:p>0.003386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3572">
                <text:p>0.003572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3762">
                <text:p>0.003762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3958">
                <text:p>0.003958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4166">
                <text:p>0.004166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4392">
                <text:p>0.004392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4644">
                <text:p>0.004644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4928">
                <text:p>0.004928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5256">
                <text:p>0.005256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5638">
                <text:p>0.005638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6084">
                <text:p>0.006084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6606">
                <text:p>0.006606</text:p>
              </table:table-cell>
              <table:table-cell office:value-type="float" office:value="0.261">
                <text:p>0.2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7216">
                <text:p>0.007216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7926">
                <text:p>0.007926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8748">
                <text:p>0.008748</text:p>
              </table:table-cell>
              <table:table-cell office:value-type="float" office:value="0.411">
                <text:p>0.4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9694">
                <text:p>0.009694</text:p>
              </table:table-cell>
              <table:table-cell office:value-type="float" office:value="0.473">
                <text:p>0.4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0776">
                <text:p>0.010776</text:p>
              </table:table-cell>
              <table:table-cell office:value-type="float" office:value="0.541">
                <text:p>0.5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2006">
                <text:p>0.012006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3396">
                <text:p>0.013396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4956">
                <text:p>0.014956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6696">
                <text:p>0.01669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8626">
                <text:p>0.018626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20756">
                <text:p>0.020756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3094">
                <text:p>0.023094</text:p>
              </table:table-cell>
              <table:table-cell office:value-type="float" office:value="1.169">
                <text:p>1.1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5648">
                <text:p>0.025648</text:p>
              </table:table-cell>
              <table:table-cell office:value-type="float" office:value="1.277">
                <text:p>1.2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8426">
                <text:p>0.028426</text:p>
              </table:table-cell>
              <table:table-cell office:value-type="float" office:value="1.389">
                <text:p>1.3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1436">
                <text:p>0.031436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4684">
                <text:p>0.034684</text:p>
              </table:table-cell>
              <table:table-cell office:value-type="float" office:value="1.624">
                <text:p>1.6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8176">
                <text:p>0.038176</text:p>
              </table:table-cell>
              <table:table-cell office:value-type="float" office:value="1.746">
                <text:p>1.7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41916">
                <text:p>0.041916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5912">
                <text:p>0.045912</text:p>
              </table:table-cell>
              <table:table-cell office:value-type="float" office:value="1.998">
                <text:p>1.9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50168">
                <text:p>0.050168</text:p>
              </table:table-cell>
              <table:table-cell office:value-type="float" office:value="2.128">
                <text:p>2.1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54688">
                <text:p>0.054688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59476">
                <text:p>0.059476</text:p>
              </table:table-cell>
              <table:table-cell office:value-type="float" office:value="2.394">
                <text:p>2.3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64536">
                <text:p>0.064536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69872">
                <text:p>0.069872</text:p>
              </table:table-cell>
              <table:table-cell office:value-type="float" office:value="2.668">
                <text:p>2.6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75488">
                <text:p>0.075488</text:p>
              </table:table-cell>
              <table:table-cell office:value-type="float" office:value="2.808">
                <text:p>2.8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81386">
                <text:p>0.081386</text:p>
              </table:table-cell>
              <table:table-cell office:value-type="float" office:value="2.949">
                <text:p>2.9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8757">
                <text:p>0.08757</text:p>
              </table:table-cell>
              <table:table-cell office:value-type="float" office:value="3.092">
                <text:p>3.0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94042">
                <text:p>0.094042</text:p>
              </table:table-cell>
              <table:table-cell office:value-type="float" office:value="3.236">
                <text:p>3.2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00804">
                <text:p>0.100804</text:p>
              </table:table-cell>
              <table:table-cell office:value-type="float" office:value="3.381">
                <text:p>3.3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07858">
                <text:p>0.107858</text:p>
              </table:table-cell>
              <table:table-cell office:value-type="float" office:value="3.527">
                <text:p>3.5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15206">
                <text:p>0.115206</text:p>
              </table:table-cell>
              <table:table-cell office:value-type="float" office:value="3.674">
                <text:p>3.6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22848">
                <text:p>0.122848</text:p>
              </table:table-cell>
              <table:table-cell office:value-type="float" office:value="3.821">
                <text:p>3.8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30784">
                <text:p>0.130784</text:p>
              </table:table-cell>
              <table:table-cell office:value-type="float" office:value="3.968">
                <text:p>3.9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39016">
                <text:p>0.139016</text:p>
              </table:table-cell>
              <table:table-cell office:value-type="float" office:value="4.116">
                <text:p>4.1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47542">
                <text:p>0.147542</text:p>
              </table:table-cell>
              <table:table-cell office:value-type="float" office:value="4.263">
                <text:p>4.2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5636">
                <text:p>0.15636</text:p>
              </table:table-cell>
              <table:table-cell office:value-type="float" office:value="4.409">
                <text:p>4.4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6547">
                <text:p>0.16547</text:p>
              </table:table-cell>
              <table:table-cell office:value-type="float" office:value="4.555">
                <text:p>4.5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7487">
                <text:p>0.17487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84556">
                <text:p>0.184556</text:p>
              </table:table-cell>
              <table:table-cell office:value-type="float" office:value="4.843">
                <text:p>4.8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94526">
                <text:p>0.194526</text:p>
              </table:table-cell>
              <table:table-cell office:value-type="float" office:value="4.985">
                <text:p>4.9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04776">
                <text:p>0.204776</text:p>
              </table:table-cell>
              <table:table-cell office:value-type="float" office:value="5.125">
                <text:p>5.1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15302">
                <text:p>0.215302</text:p>
              </table:table-cell>
              <table:table-cell office:value-type="float" office:value="5.263">
                <text:p>5.2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261">
                <text:p>0.2261</text:p>
              </table:table-cell>
              <table:table-cell office:value-type="float" office:value="5.399">
                <text:p>5.3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37164">
                <text:p>0.237164</text:p>
              </table:table-cell>
              <table:table-cell office:value-type="float" office:value="5.532">
                <text:p>5.5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48488">
                <text:p>0.248488</text:p>
              </table:table-cell>
              <table:table-cell office:value-type="float" office:value="5.662">
                <text:p>5.6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60068">
                <text:p>0.260068</text:p>
              </table:table-cell>
              <table:table-cell office:value-type="float" office:value="5.79">
                <text:p>5.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71896">
                <text:p>0.271896</text:p>
              </table:table-cell>
              <table:table-cell office:value-type="float" office:value="5.914">
                <text:p>5.9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83966">
                <text:p>0.283966</text:p>
              </table:table-cell>
              <table:table-cell office:value-type="float" office:value="6.035">
                <text:p>6.0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9627">
                <text:p>0.29627</text:p>
              </table:table-cell>
              <table:table-cell office:value-type="float" office:value="6.152">
                <text:p>6.1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08798">
                <text:p>0.308798</text:p>
              </table:table-cell>
              <table:table-cell office:value-type="float" office:value="6.264">
                <text:p>6.2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21544">
                <text:p>0.321544</text:p>
              </table:table-cell>
              <table:table-cell office:value-type="float" office:value="6.373">
                <text:p>6.3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34498">
                <text:p>0.334498</text:p>
              </table:table-cell>
              <table:table-cell office:value-type="float" office:value="6.477">
                <text:p>6.4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4765">
                <text:p>0.34765</text:p>
              </table:table-cell>
              <table:table-cell office:value-type="float" office:value="6.576">
                <text:p>6.5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6099">
                <text:p>0.36099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74506">
                <text:p>0.374506</text:p>
              </table:table-cell>
              <table:table-cell office:value-type="float" office:value="6.758">
                <text:p>6.7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8819">
                <text:p>0.38819</text:p>
              </table:table-cell>
              <table:table-cell office:value-type="float" office:value="6.842">
                <text:p>6.8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402028">
                <text:p>0.402028</text:p>
              </table:table-cell>
              <table:table-cell office:value-type="float" office:value="6.919">
                <text:p>6.9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1601">
                <text:p>0.41601</text:p>
              </table:table-cell>
              <table:table-cell office:value-type="float" office:value="6.991">
                <text:p>6.9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30126">
                <text:p>0.430126</text:p>
              </table:table-cell>
              <table:table-cell office:value-type="float" office:value="7.058">
                <text:p>7.0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44362">
                <text:p>0.444362</text:p>
              </table:table-cell>
              <table:table-cell office:value-type="float" office:value="7.118">
                <text:p>7.1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58706">
                <text:p>0.458706</text:p>
              </table:table-cell>
              <table:table-cell office:value-type="float" office:value="7.172">
                <text:p>7.1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73148">
                <text:p>0.473148</text:p>
              </table:table-cell>
              <table:table-cell office:value-type="float" office:value="7.221">
                <text:p>7.2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87676">
                <text:p>0.487676</text:p>
              </table:table-cell>
              <table:table-cell office:value-type="float" office:value="7.264">
                <text:p>7.2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0228">
                <text:p>0.50228</text:p>
              </table:table-cell>
              <table:table-cell office:value-type="float" office:value="7.302">
                <text:p>7.3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16948">
                <text:p>0.516948</text:p>
              </table:table-cell>
              <table:table-cell office:value-type="float" office:value="7.334">
                <text:p>7.3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3167">
                <text:p>0.53167</text:p>
              </table:table-cell>
              <table:table-cell office:value-type="float" office:value="7.361">
                <text:p>7.3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46438">
                <text:p>0.546438</text:p>
              </table:table-cell>
              <table:table-cell office:value-type="float" office:value="7.384">
                <text:p>7.3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61242">
                <text:p>0.561242</text:p>
              </table:table-cell>
              <table:table-cell office:value-type="float" office:value="7.402">
                <text:p>7.4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76076">
                <text:p>0.576076</text:p>
              </table:table-cell>
              <table:table-cell office:value-type="float" office:value="7.417">
                <text:p>7.4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90932">
                <text:p>0.590932</text:p>
              </table:table-cell>
              <table:table-cell office:value-type="float" office:value="7.428">
                <text:p>7.4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05804">
                <text:p>0.605804</text:p>
              </table:table-cell>
              <table:table-cell office:value-type="float" office:value="7.436">
                <text:p>7.4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20686">
                <text:p>0.620686</text:p>
              </table:table-cell>
              <table:table-cell office:value-type="float" office:value="7.441">
                <text:p>7.4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35574">
                <text:p>0.635574</text:p>
              </table:table-cell>
              <table:table-cell office:value-type="float" office:value="7.444">
                <text:p>7.4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50464">
                <text:p>0.650464</text:p>
              </table:table-cell>
              <table:table-cell office:value-type="float" office:value="7.445">
                <text:p>7.4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6535">
                <text:p>0.66535</text:p>
              </table:table-cell>
              <table:table-cell office:value-type="float" office:value="7.443">
                <text:p>7.4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8023">
                <text:p>0.68023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951">
                <text:p>0.6951</text:p>
              </table:table-cell>
              <table:table-cell office:value-type="float" office:value="7.435">
                <text:p>7.4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09956">
                <text:p>0.709956</text:p>
              </table:table-cell>
              <table:table-cell office:value-type="float" office:value="7.428">
                <text:p>7.4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24794">
                <text:p>0.724794</text:p>
              </table:table-cell>
              <table:table-cell office:value-type="float" office:value="7.419">
                <text:p>7.4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3961">
                <text:p>0.73961</text:p>
              </table:table-cell>
              <table:table-cell office:value-type="float" office:value="7.408">
                <text:p>7.4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544">
                <text:p>0.7544</text:p>
              </table:table-cell>
              <table:table-cell office:value-type="float" office:value="7.395">
                <text:p>7.3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6916">
                <text:p>0.76916</text:p>
              </table:table-cell>
              <table:table-cell office:value-type="float" office:value="7.38">
                <text:p>7.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83886">
                <text:p>0.783886</text:p>
              </table:table-cell>
              <table:table-cell office:value-type="float" office:value="7.363">
                <text:p>7.3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98572">
                <text:p>0.798572</text:p>
              </table:table-cell>
              <table:table-cell office:value-type="float" office:value="7.343">
                <text:p>7.3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13216">
                <text:p>0.813216</text:p>
              </table:table-cell>
              <table:table-cell office:value-type="float" office:value="7.322">
                <text:p>7.3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27812">
                <text:p>0.827812</text:p>
              </table:table-cell>
              <table:table-cell office:value-type="float" office:value="7.298">
                <text:p>7.2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42358">
                <text:p>0.842358</text:p>
              </table:table-cell>
              <table:table-cell office:value-type="float" office:value="7.273">
                <text:p>7.2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5685">
                <text:p>0.85685</text:p>
              </table:table-cell>
              <table:table-cell office:value-type="float" office:value="7.246">
                <text:p>7.2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1288">
                <text:p>0.871288</text:p>
              </table:table-cell>
              <table:table-cell office:value-type="float" office:value="7.219">
                <text:p>7.2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5668">
                <text:p>0.885668</text:p>
              </table:table-cell>
              <table:table-cell office:value-type="float" office:value="7.19">
                <text:p>7.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9988">
                <text:p>0.899988</text:p>
              </table:table-cell>
              <table:table-cell office:value-type="float" office:value="7.16">
                <text:p>7.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1425">
                <text:p>0.91425</text:p>
              </table:table-cell>
              <table:table-cell office:value-type="float" office:value="7.131">
                <text:p>7.1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28452">
                <text:p>0.928452</text:p>
              </table:table-cell>
              <table:table-cell office:value-type="float" office:value="7.101">
                <text:p>7.1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42596">
                <text:p>0.942596</text:p>
              </table:table-cell>
              <table:table-cell office:value-type="float" office:value="7.072">
                <text:p>7.0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56682">
                <text:p>0.956682</text:p>
              </table:table-cell>
              <table:table-cell office:value-type="float" office:value="7.043">
                <text:p>7.0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7071">
                <text:p>0.97071</text:p>
              </table:table-cell>
              <table:table-cell office:value-type="float" office:value="7.014">
                <text:p>7.0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8468">
                <text:p>0.98468</text:p>
              </table:table-cell>
              <table:table-cell office:value-type="float" office:value="6.985">
                <text:p>6.9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98594">
                <text:p>0.998594</text:p>
              </table:table-cell>
              <table:table-cell office:value-type="float" office:value="6.957">
                <text:p>6.9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012452">
                <text:p>1.012452</text:p>
              </table:table-cell>
              <table:table-cell office:value-type="float" office:value="6.929">
                <text:p>6.9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026256">
                <text:p>1.026256</text:p>
              </table:table-cell>
              <table:table-cell office:value-type="float" office:value="6.902">
                <text:p>6.9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040004">
                <text:p>1.040004</text:p>
              </table:table-cell>
              <table:table-cell office:value-type="float" office:value="6.874">
                <text:p>6.8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053698">
                <text:p>1.053698</text:p>
              </table:table-cell>
              <table:table-cell office:value-type="float" office:value="6.847">
                <text:p>6.8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067336">
                <text:p>1.067336</text:p>
              </table:table-cell>
              <table:table-cell office:value-type="float" office:value="6.819">
                <text:p>6.8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08092">
                <text:p>1.08092</text:p>
              </table:table-cell>
              <table:table-cell office:value-type="float" office:value="6.792">
                <text:p>6.7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094448">
                <text:p>1.094448</text:p>
              </table:table-cell>
              <table:table-cell office:value-type="float" office:value="6.764">
                <text:p>6.7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107918">
                <text:p>1.107918</text:p>
              </table:table-cell>
              <table:table-cell office:value-type="float" office:value="6.735">
                <text:p>6.7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121332">
                <text:p>1.121332</text:p>
              </table:table-cell>
              <table:table-cell office:value-type="float" office:value="6.707">
                <text:p>6.7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134688">
                <text:p>1.134688</text:p>
              </table:table-cell>
              <table:table-cell office:value-type="float" office:value="6.678">
                <text:p>6.67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147986">
                <text:p>1.147986</text:p>
              </table:table-cell>
              <table:table-cell office:value-type="float" office:value="6.649">
                <text:p>6.64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61226">
                <text:p>1.161226</text:p>
              </table:table-cell>
              <table:table-cell office:value-type="float" office:value="6.62">
                <text:p>6.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74406">
                <text:p>1.174406</text:p>
              </table:table-cell>
              <table:table-cell office:value-type="float" office:value="6.59">
                <text:p>6.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187528">
                <text:p>1.187528</text:p>
              </table:table-cell>
              <table:table-cell office:value-type="float" office:value="6.561">
                <text:p>6.5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20059">
                <text:p>1.20059</text:p>
              </table:table-cell>
              <table:table-cell office:value-type="float" office:value="6.531">
                <text:p>6.5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213592">
                <text:p>1.213592</text:p>
              </table:table-cell>
              <table:table-cell office:value-type="float" office:value="6.501">
                <text:p>6.5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226532">
                <text:p>1.226532</text:p>
              </table:table-cell>
              <table:table-cell office:value-type="float" office:value="6.47">
                <text:p>6.4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239408">
                <text:p>1.239408</text:p>
              </table:table-cell>
              <table:table-cell office:value-type="float" office:value="6.438">
                <text:p>6.4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25222">
                <text:p>1.25222</text:p>
              </table:table-cell>
              <table:table-cell office:value-type="float" office:value="6.406">
                <text:p>6.4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264966">
                <text:p>1.264966</text:p>
              </table:table-cell>
              <table:table-cell office:value-type="float" office:value="6.373">
                <text:p>6.37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277642">
                <text:p>1.277642</text:p>
              </table:table-cell>
              <table:table-cell office:value-type="float" office:value="6.338">
                <text:p>6.3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290248">
                <text:p>1.290248</text:p>
              </table:table-cell>
              <table:table-cell office:value-type="float" office:value="6.303">
                <text:p>6.30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30278">
                <text:p>1.30278</text:p>
              </table:table-cell>
              <table:table-cell office:value-type="float" office:value="6.266">
                <text:p>6.26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315236">
                <text:p>1.315236</text:p>
              </table:table-cell>
              <table:table-cell office:value-type="float" office:value="6.228">
                <text:p>6.2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327612">
                <text:p>1.327612</text:p>
              </table:table-cell>
              <table:table-cell office:value-type="float" office:value="6.188">
                <text:p>6.1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339906">
                <text:p>1.339906</text:p>
              </table:table-cell>
              <table:table-cell office:value-type="float" office:value="6.147">
                <text:p>6.14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352118">
                <text:p>1.352118</text:p>
              </table:table-cell>
              <table:table-cell office:value-type="float" office:value="6.106">
                <text:p>6.10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364244">
                <text:p>1.364244</text:p>
              </table:table-cell>
              <table:table-cell office:value-type="float" office:value="6.063">
                <text:p>6.0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376282">
                <text:p>1.376282</text:p>
              </table:table-cell>
              <table:table-cell office:value-type="float" office:value="6.019">
                <text:p>6.0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388232">
                <text:p>1.388232</text:p>
              </table:table-cell>
              <table:table-cell office:value-type="float" office:value="5.975">
                <text:p>5.9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400092">
                <text:p>1.400092</text:p>
              </table:table-cell>
              <table:table-cell office:value-type="float" office:value="5.93">
                <text:p>5.9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41186">
                <text:p>1.41186</text:p>
              </table:table-cell>
              <table:table-cell office:value-type="float" office:value="5.884">
                <text:p>5.8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423536">
                <text:p>1.423536</text:p>
              </table:table-cell>
              <table:table-cell office:value-type="float" office:value="5.838">
                <text:p>5.8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435118">
                <text:p>1.435118</text:p>
              </table:table-cell>
              <table:table-cell office:value-type="float" office:value="5.791">
                <text:p>5.7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446606">
                <text:p>1.446606</text:p>
              </table:table-cell>
              <table:table-cell office:value-type="float" office:value="5.744">
                <text:p>5.74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458">
                <text:p>1.458</text:p>
              </table:table-cell>
              <table:table-cell office:value-type="float" office:value="5.697">
                <text:p>5.69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4693">
                <text:p>1.4693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480504">
                <text:p>1.480504</text:p>
              </table:table-cell>
              <table:table-cell office:value-type="float" office:value="5.602">
                <text:p>5.6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491612">
                <text:p>1.491612</text:p>
              </table:table-cell>
              <table:table-cell office:value-type="float" office:value="5.554">
                <text:p>5.55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502624">
                <text:p>1.502624</text:p>
              </table:table-cell>
              <table:table-cell office:value-type="float" office:value="5.506">
                <text:p>5.5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51354">
                <text:p>1.51354</text:p>
              </table:table-cell>
              <table:table-cell office:value-type="float" office:value="5.458">
                <text:p>5.4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524362">
                <text:p>1.524362</text:p>
              </table:table-cell>
              <table:table-cell office:value-type="float" office:value="5.411">
                <text:p>5.41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53509">
                <text:p>1.53509</text:p>
              </table:table-cell>
              <table:table-cell office:value-type="float" office:value="5.364">
                <text:p>5.3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545724">
                <text:p>1.545724</text:p>
              </table:table-cell>
              <table:table-cell office:value-type="float" office:value="5.317">
                <text:p>5.3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556266">
                <text:p>1.556266</text:p>
              </table:table-cell>
              <table:table-cell office:value-type="float" office:value="5.271">
                <text:p>5.2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566718">
                <text:p>1.566718</text:p>
              </table:table-cell>
              <table:table-cell office:value-type="float" office:value="5.226">
                <text:p>5.22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577082">
                <text:p>1.577082</text:p>
              </table:table-cell>
              <table:table-cell office:value-type="float" office:value="5.182">
                <text:p>5.18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58736">
                <text:p>1.58736</text:p>
              </table:table-cell>
              <table:table-cell office:value-type="float" office:value="5.139">
                <text:p>5.13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597554">
                <text:p>1.597554</text:p>
              </table:table-cell>
              <table:table-cell office:value-type="float" office:value="5.097">
                <text:p>5.0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607668">
                <text:p>1.607668</text:p>
              </table:table-cell>
              <table:table-cell office:value-type="float" office:value="5.057">
                <text:p>5.05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617702">
                <text:p>1.617702</text:p>
              </table:table-cell>
              <table:table-cell office:value-type="float" office:value="5.017">
                <text:p>5.0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62766">
                <text:p>1.62766</text:p>
              </table:table-cell>
              <table:table-cell office:value-type="float" office:value="4.979">
                <text:p>4.97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637544">
                <text:p>1.637544</text:p>
              </table:table-cell>
              <table:table-cell office:value-type="float" office:value="4.942">
                <text:p>4.94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647356">
                <text:p>1.647356</text:p>
              </table:table-cell>
              <table:table-cell office:value-type="float" office:value="4.906">
                <text:p>4.90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657098">
                <text:p>1.657098</text:p>
              </table:table-cell>
              <table:table-cell office:value-type="float" office:value="4.871">
                <text:p>4.8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666772">
                <text:p>1.666772</text:p>
              </table:table-cell>
              <table:table-cell office:value-type="float" office:value="4.837">
                <text:p>4.83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67638">
                <text:p>1.67638</text:p>
              </table:table-cell>
              <table:table-cell office:value-type="float" office:value="4.804">
                <text:p>4.8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685924">
                <text:p>1.685924</text:p>
              </table:table-cell>
              <table:table-cell office:value-type="float" office:value="4.772">
                <text:p>4.77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695404">
                <text:p>1.695404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704822">
                <text:p>1.704822</text:p>
              </table:table-cell>
              <table:table-cell office:value-type="float" office:value="4.709">
                <text:p>4.70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71418">
                <text:p>1.71418</text:p>
              </table:table-cell>
              <table:table-cell office:value-type="float" office:value="4.679">
                <text:p>4.67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723478">
                <text:p>1.723478</text:p>
              </table:table-cell>
              <table:table-cell office:value-type="float" office:value="4.649">
                <text:p>4.64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732716">
                <text:p>1.732716</text:p>
              </table:table-cell>
              <table:table-cell office:value-type="float" office:value="4.619">
                <text:p>4.6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741894">
                <text:p>1.741894</text:p>
              </table:table-cell>
              <table:table-cell office:value-type="float" office:value="4.589">
                <text:p>4.58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751014">
                <text:p>1.751014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760076">
                <text:p>1.760076</text:p>
              </table:table-cell>
              <table:table-cell office:value-type="float" office:value="4.531">
                <text:p>4.53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769078">
                <text:p>1.769078</text:p>
              </table:table-cell>
              <table:table-cell office:value-type="float" office:value="4.501">
                <text:p>4.5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778024">
                <text:p>1.778024</text:p>
              </table:table-cell>
              <table:table-cell office:value-type="float" office:value="4.473">
                <text:p>4.47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786912">
                <text:p>1.786912</text:p>
              </table:table-cell>
              <table:table-cell office:value-type="float" office:value="4.444">
                <text:p>4.4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795742">
                <text:p>1.795742</text:p>
              </table:table-cell>
              <table:table-cell office:value-type="float" office:value="4.415">
                <text:p>4.4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804514">
                <text:p>1.804514</text:p>
              </table:table-cell>
              <table:table-cell office:value-type="float" office:value="4.386">
                <text:p>4.3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813228">
                <text:p>1.813228</text:p>
              </table:table-cell>
              <table:table-cell office:value-type="float" office:value="4.357">
                <text:p>4.35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821884">
                <text:p>1.821884</text:p>
              </table:table-cell>
              <table:table-cell office:value-type="float" office:value="4.328">
                <text:p>4.3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830482">
                <text:p>1.830482</text:p>
              </table:table-cell>
              <table:table-cell office:value-type="float" office:value="4.299">
                <text:p>4.2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839024">
                <text:p>1.839024</text:p>
              </table:table-cell>
              <table:table-cell office:value-type="float" office:value="4.271">
                <text:p>4.2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847508">
                <text:p>1.847508</text:p>
              </table:table-cell>
              <table:table-cell office:value-type="float" office:value="4.242">
                <text:p>4.24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855936">
                <text:p>1.855936</text:p>
              </table:table-cell>
              <table:table-cell office:value-type="float" office:value="4.214">
                <text:p>4.2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864306">
                <text:p>1.864306</text:p>
              </table:table-cell>
              <table:table-cell office:value-type="float" office:value="4.185">
                <text:p>4.18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87262">
                <text:p>1.87262</text:p>
              </table:table-cell>
              <table:table-cell office:value-type="float" office:value="4.157">
                <text:p>4.15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880878">
                <text:p>1.880878</text:p>
              </table:table-cell>
              <table:table-cell office:value-type="float" office:value="4.129">
                <text:p>4.1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889082">
                <text:p>1.889082</text:p>
              </table:table-cell>
              <table:table-cell office:value-type="float" office:value="4.102">
                <text:p>4.1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897232">
                <text:p>1.897232</text:p>
              </table:table-cell>
              <table:table-cell office:value-type="float" office:value="4.075">
                <text:p>4.0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905328">
                <text:p>1.905328</text:p>
              </table:table-cell>
              <table:table-cell office:value-type="float" office:value="4.048">
                <text:p>4.04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913372">
                <text:p>1.913372</text:p>
              </table:table-cell>
              <table:table-cell office:value-type="float" office:value="4.022">
                <text:p>4.02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921366">
                <text:p>1.921366</text:p>
              </table:table-cell>
              <table:table-cell office:value-type="float" office:value="3.997">
                <text:p>3.99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92931">
                <text:p>1.92931</text:p>
              </table:table-cell>
              <table:table-cell office:value-type="float" office:value="3.972">
                <text:p>3.97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937206">
                <text:p>1.937206</text:p>
              </table:table-cell>
              <table:table-cell office:value-type="float" office:value="3.948">
                <text:p>3.9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945056">
                <text:p>1.945056</text:p>
              </table:table-cell>
              <table:table-cell office:value-type="float" office:value="3.925">
                <text:p>3.9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95286">
                <text:p>1.95286</text:p>
              </table:table-cell>
              <table:table-cell office:value-type="float" office:value="3.902">
                <text:p>3.9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960622">
                <text:p>1.960622</text:p>
              </table:table-cell>
              <table:table-cell office:value-type="float" office:value="3.881">
                <text:p>3.88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968342">
                <text:p>1.968342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976024">
                <text:p>1.976024</text:p>
              </table:table-cell>
              <table:table-cell office:value-type="float" office:value="3.841">
                <text:p>3.84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983668">
                <text:p>1.983668</text:p>
              </table:table-cell>
              <table:table-cell office:value-type="float" office:value="3.822">
                <text:p>3.82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991276">
                <text:p>1.991276</text:p>
              </table:table-cell>
              <table:table-cell office:value-type="float" office:value="3.804">
                <text:p>3.80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998848">
                <text:p>1.998848</text:p>
              </table:table-cell>
              <table:table-cell office:value-type="float" office:value="3.786">
                <text:p>3.78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006386">
                <text:p>2.006386</text:p>
              </table:table-cell>
              <table:table-cell office:value-type="float" office:value="3.769">
                <text:p>3.76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013892">
                <text:p>2.013892</text:p>
              </table:table-cell>
              <table:table-cell office:value-type="float" office:value="3.753">
                <text:p>3.75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021366">
                <text:p>2.021366</text:p>
              </table:table-cell>
              <table:table-cell office:value-type="float" office:value="3.737">
                <text:p>3.73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028806">
                <text:p>2.028806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036214">
                <text:p>2.036214</text:p>
              </table:table-cell>
              <table:table-cell office:value-type="float" office:value="3.704">
                <text:p>3.7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04359">
                <text:p>2.04359</text:p>
              </table:table-cell>
              <table:table-cell office:value-type="float" office:value="3.688">
                <text:p>3.68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050932">
                <text:p>2.050932</text:p>
              </table:table-cell>
              <table:table-cell office:value-type="float" office:value="3.671">
                <text:p>3.67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05824">
                <text:p>2.05824</text:p>
              </table:table-cell>
              <table:table-cell office:value-type="float" office:value="3.654">
                <text:p>3.65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065512">
                <text:p>2.065512</text:p>
              </table:table-cell>
              <table:table-cell office:value-type="float" office:value="3.636">
                <text:p>3.63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072748">
                <text:p>2.072748</text:p>
              </table:table-cell>
              <table:table-cell office:value-type="float" office:value="3.618">
                <text:p>3.61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.079948">
                <text:p>2.079948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087112">
                <text:p>2.087112</text:p>
              </table:table-cell>
              <table:table-cell office:value-type="float" office:value="3.582">
                <text:p>3.58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094238">
                <text:p>2.094238</text:p>
              </table:table-cell>
              <table:table-cell office:value-type="float" office:value="3.563">
                <text:p>3.5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101328">
                <text:p>2.101328</text:p>
              </table:table-cell>
              <table:table-cell office:value-type="float" office:value="3.545">
                <text:p>3.54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10838">
                <text:p>2.10838</text:p>
              </table:table-cell>
              <table:table-cell office:value-type="float" office:value="3.526">
                <text:p>3.52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.115396">
                <text:p>2.115396</text:p>
              </table:table-cell>
              <table:table-cell office:value-type="float" office:value="3.508">
                <text:p>3.5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.122376">
                <text:p>2.122376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12932">
                <text:p>2.12932</text:p>
              </table:table-cell>
              <table:table-cell office:value-type="float" office:value="3.472">
                <text:p>3.47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.13623">
                <text:p>2.13623</text:p>
              </table:table-cell>
              <table:table-cell office:value-type="float" office:value="3.455">
                <text:p>3.45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.143106">
                <text:p>2.143106</text:p>
              </table:table-cell>
              <table:table-cell office:value-type="float" office:value="3.438">
                <text:p>3.43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.149948">
                <text:p>2.149948</text:p>
              </table:table-cell>
              <table:table-cell office:value-type="float" office:value="3.421">
                <text:p>3.42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.156758">
                <text:p>2.156758</text:p>
              </table:table-cell>
              <table:table-cell office:value-type="float" office:value="3.405">
                <text:p>3.40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163536">
                <text:p>2.163536</text:p>
              </table:table-cell>
              <table:table-cell office:value-type="float" office:value="3.389">
                <text:p>3.38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.170282">
                <text:p>2.170282</text:p>
              </table:table-cell>
              <table:table-cell office:value-type="float" office:value="3.373">
                <text:p>3.37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.176996">
                <text:p>2.176996</text:p>
              </table:table-cell>
              <table:table-cell office:value-type="float" office:value="3.357">
                <text:p>3.35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.183678">
                <text:p>2.183678</text:p>
              </table:table-cell>
              <table:table-cell office:value-type="float" office:value="3.341">
                <text:p>3.34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.19033">
                <text:p>2.19033</text:p>
              </table:table-cell>
              <table:table-cell office:value-type="float" office:value="3.326">
                <text:p>3.32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.19695">
                <text:p>2.19695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.203538">
                <text:p>2.203538</text:p>
              </table:table-cell>
              <table:table-cell office:value-type="float" office:value="3.294">
                <text:p>3.29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210094">
                <text:p>2.210094</text:p>
              </table:table-cell>
              <table:table-cell office:value-type="float" office:value="3.278">
                <text:p>3.27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.216616">
                <text:p>2.216616</text:p>
              </table:table-cell>
              <table:table-cell office:value-type="float" office:value="3.261">
                <text:p>3.26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.223106">
                <text:p>2.223106</text:p>
              </table:table-cell>
              <table:table-cell office:value-type="float" office:value="3.245">
                <text:p>3.24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.229562">
                <text:p>2.229562</text:p>
              </table:table-cell>
              <table:table-cell office:value-type="float" office:value="3.228">
                <text:p>3.22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.235986">
                <text:p>2.235986</text:p>
              </table:table-cell>
              <table:table-cell office:value-type="float" office:value="3.212">
                <text:p>3.2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.242378">
                <text:p>2.242378</text:p>
              </table:table-cell>
              <table:table-cell office:value-type="float" office:value="3.196">
                <text:p>3.1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.248736">
                <text:p>2.248736</text:p>
              </table:table-cell>
              <table:table-cell office:value-type="float" office:value="3.179">
                <text:p>3.17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.255062">
                <text:p>2.255062</text:p>
              </table:table-cell>
              <table:table-cell office:value-type="float" office:value="3.163">
                <text:p>3.16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261356">
                <text:p>2.261356</text:p>
              </table:table-cell>
              <table:table-cell office:value-type="float" office:value="3.147">
                <text:p>3.14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.26762">
                <text:p>2.26762</text:p>
              </table:table-cell>
              <table:table-cell office:value-type="float" office:value="3.132">
                <text:p>3.1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.273854">
                <text:p>2.273854</text:p>
              </table:table-cell>
              <table:table-cell office:value-type="float" office:value="3.117">
                <text:p>3.11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.280058">
                <text:p>2.280058</text:p>
              </table:table-cell>
              <table:table-cell office:value-type="float" office:value="3.102">
                <text:p>3.10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286232">
                <text:p>2.286232</text:p>
              </table:table-cell>
              <table:table-cell office:value-type="float" office:value="3.087">
                <text:p>3.08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.292376">
                <text:p>2.292376</text:p>
              </table:table-cell>
              <table:table-cell office:value-type="float" office:value="3.072">
                <text:p>3.0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.29849">
                <text:p>2.29849</text:p>
              </table:table-cell>
              <table:table-cell office:value-type="float" office:value="3.057">
                <text:p>3.05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.304576">
                <text:p>2.304576</text:p>
              </table:table-cell>
              <table:table-cell office:value-type="float" office:value="3.043">
                <text:p>3.04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.310632">
                <text:p>2.310632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316658">
                <text:p>2.316658</text:p>
              </table:table-cell>
              <table:table-cell office:value-type="float" office:value="3.013">
                <text:p>3.01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.322656">
                <text:p>2.322656</text:p>
              </table:table-cell>
              <table:table-cell office:value-type="float" office:value="2.999">
                <text:p>2.99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.328624">
                <text:p>2.328624</text:p>
              </table:table-cell>
              <table:table-cell office:value-type="float" office:value="2.984">
                <text:p>2.98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.334562">
                <text:p>2.334562</text:p>
              </table:table-cell>
              <table:table-cell office:value-type="float" office:value="2.969">
                <text:p>2.96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34047">
                <text:p>2.34047</text:p>
              </table:table-cell>
              <table:table-cell office:value-type="float" office:value="2.954">
                <text:p>2.95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.34635">
                <text:p>2.34635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.3522">
                <text:p>2.3522</text:p>
              </table:table-cell>
              <table:table-cell office:value-type="float" office:value="2.925">
                <text:p>2.9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35802">
                <text:p>2.35802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.363812">
                <text:p>2.363812</text:p>
              </table:table-cell>
              <table:table-cell office:value-type="float" office:value="2.896">
                <text:p>2.8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.369574">
                <text:p>2.369574</text:p>
              </table:table-cell>
              <table:table-cell office:value-type="float" office:value="2.881">
                <text:p>2.88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.375308">
                <text:p>2.375308</text:p>
              </table:table-cell>
              <table:table-cell office:value-type="float" office:value="2.867">
                <text:p>2.86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381014">
                <text:p>2.381014</text:p>
              </table:table-cell>
              <table:table-cell office:value-type="float" office:value="2.853">
                <text:p>2.85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386694">
                <text:p>2.386694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.392346">
                <text:p>2.392346</text:p>
              </table:table-cell>
              <table:table-cell office:value-type="float" office:value="2.826">
                <text:p>2.82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397972">
                <text:p>2.397972</text:p>
              </table:table-cell>
              <table:table-cell office:value-type="float" office:value="2.813">
                <text:p>2.8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.403574">
                <text:p>2.403574</text:p>
              </table:table-cell>
              <table:table-cell office:value-type="float" office:value="2.801">
                <text:p>2.8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.40915">
                <text:p>2.40915</text:p>
              </table:table-cell>
              <table:table-cell office:value-type="float" office:value="2.788">
                <text:p>2.7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414704">
                <text:p>2.414704</text:p>
              </table:table-cell>
              <table:table-cell office:value-type="float" office:value="2.777">
                <text:p>2.77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.420234">
                <text:p>2.420234</text:p>
              </table:table-cell>
              <table:table-cell office:value-type="float" office:value="2.765">
                <text:p>2.76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.425742">
                <text:p>2.425742</text:p>
              </table:table-cell>
              <table:table-cell office:value-type="float" office:value="2.754">
                <text:p>2.75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.431228">
                <text:p>2.431228</text:p>
              </table:table-cell>
              <table:table-cell office:value-type="float" office:value="2.743">
                <text:p>2.74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436692">
                <text:p>2.436692</text:p>
              </table:table-cell>
              <table:table-cell office:value-type="float" office:value="2.732">
                <text:p>2.73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.442136">
                <text:p>2.442136</text:p>
              </table:table-cell>
              <table:table-cell office:value-type="float" office:value="2.722">
                <text:p>2.72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447558">
                <text:p>2.447558</text:p>
              </table:table-cell>
              <table:table-cell office:value-type="float" office:value="2.711">
                <text:p>2.7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.45296">
                <text:p>2.45296</text:p>
              </table:table-cell>
              <table:table-cell office:value-type="float" office:value="2.701">
                <text:p>2.70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.458342">
                <text:p>2.458342</text:p>
              </table:table-cell>
              <table:table-cell office:value-type="float" office:value="2.691">
                <text:p>2.6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463704">
                <text:p>2.463704</text:p>
              </table:table-cell>
              <table:table-cell office:value-type="float" office:value="2.681">
                <text:p>2.68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469046">
                <text:p>2.469046</text:p>
              </table:table-cell>
              <table:table-cell office:value-type="float" office:value="2.671">
                <text:p>2.67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474368">
                <text:p>2.474368</text:p>
              </table:table-cell>
              <table:table-cell office:value-type="float" office:value="2.661">
                <text:p>2.66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.47967">
                <text:p>2.47967</text:p>
              </table:table-cell>
              <table:table-cell office:value-type="float" office:value="2.651">
                <text:p>2.65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.48495">
                <text:p>2.48495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.490208">
                <text:p>2.490208</text:p>
              </table:table-cell>
              <table:table-cell office:value-type="float" office:value="2.629">
                <text:p>2.62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.495444">
                <text:p>2.495444</text:p>
              </table:table-cell>
              <table:table-cell office:value-type="float" office:value="2.618">
                <text:p>2.6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.500658">
                <text:p>2.500658</text:p>
              </table:table-cell>
              <table:table-cell office:value-type="float" office:value="2.607">
                <text:p>2.60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.505848">
                <text:p>2.505848</text:p>
              </table:table-cell>
              <table:table-cell office:value-type="float" office:value="2.595">
                <text:p>2.5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.511014">
                <text:p>2.511014</text:p>
              </table:table-cell>
              <table:table-cell office:value-type="float" office:value="2.583">
                <text:p>2.58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.516156">
                <text:p>2.516156</text:p>
              </table:table-cell>
              <table:table-cell office:value-type="float" office:value="2.571">
                <text:p>2.57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.521274">
                <text:p>2.521274</text:p>
              </table:table-cell>
              <table:table-cell office:value-type="float" office:value="2.559">
                <text:p>2.55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.526368">
                <text:p>2.526368</text:p>
              </table:table-cell>
              <table:table-cell office:value-type="float" office:value="2.547">
                <text:p>2.54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.531438">
                <text:p>2.531438</text:p>
              </table:table-cell>
              <table:table-cell office:value-type="float" office:value="2.535">
                <text:p>2.53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.536486">
                <text:p>2.536486</text:p>
              </table:table-cell>
              <table:table-cell office:value-type="float" office:value="2.524">
                <text:p>2.52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.54151">
                <text:p>2.54151</text:p>
              </table:table-cell>
              <table:table-cell office:value-type="float" office:value="2.512">
                <text:p>2.5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.546512">
                <text:p>2.546512</text:p>
              </table:table-cell>
              <table:table-cell office:value-type="float" office:value="2.501">
                <text:p>2.50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551492">
                <text:p>2.551492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556452">
                <text:p>2.556452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561392">
                <text:p>2.561392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566312">
                <text:p>2.566312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.571214">
                <text:p>2.571214</text:p>
              </table:table-cell>
              <table:table-cell office:value-type="float" office:value="2.451">
                <text:p>2.45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576098">
                <text:p>2.576098</text:p>
              </table:table-cell>
              <table:table-cell office:value-type="float" office:value="2.442">
                <text:p>2.44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.580964">
                <text:p>2.580964</text:p>
              </table:table-cell>
              <table:table-cell office:value-type="float" office:value="2.433">
                <text:p>2.4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.585812">
                <text:p>2.585812</text:p>
              </table:table-cell>
              <table:table-cell office:value-type="float" office:value="2.424">
                <text:p>2.4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590642">
                <text:p>2.590642</text:p>
              </table:table-cell>
              <table:table-cell office:value-type="float" office:value="2.415">
                <text:p>2.41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.595456">
                <text:p>2.595456</text:p>
              </table:table-cell>
              <table:table-cell office:value-type="float" office:value="2.407">
                <text:p>2.40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.600252">
                <text:p>2.600252</text:p>
              </table:table-cell>
              <table:table-cell office:value-type="float" office:value="2.398">
                <text:p>2.39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605032">
                <text:p>2.605032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.609794">
                <text:p>2.609794</text:p>
              </table:table-cell>
              <table:table-cell office:value-type="float" office:value="2.381">
                <text:p>2.38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.61454">
                <text:p>2.61454</text:p>
              </table:table-cell>
              <table:table-cell office:value-type="float" office:value="2.373">
                <text:p>2.37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.619268">
                <text:p>2.619268</text:p>
              </table:table-cell>
              <table:table-cell office:value-type="float" office:value="2.364">
                <text:p>2.36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.62398">
                <text:p>2.62398</text:p>
              </table:table-cell>
              <table:table-cell office:value-type="float" office:value="2.356">
                <text:p>2.35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.628674">
                <text:p>2.628674</text:p>
              </table:table-cell>
              <table:table-cell office:value-type="float" office:value="2.347">
                <text:p>2.34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.633352">
                <text:p>2.633352</text:p>
              </table:table-cell>
              <table:table-cell office:value-type="float" office:value="2.339">
                <text:p>2.33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638012">
                <text:p>2.638012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.642656">
                <text:p>2.642656</text:p>
              </table:table-cell>
              <table:table-cell office:value-type="float" office:value="2.322">
                <text:p>2.32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647282">
                <text:p>2.647282</text:p>
              </table:table-cell>
              <table:table-cell office:value-type="float" office:value="2.313">
                <text:p>2.31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.65189">
                <text:p>2.65189</text:p>
              </table:table-cell>
              <table:table-cell office:value-type="float" office:value="2.304">
                <text:p>2.30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.65648">
                <text:p>2.65648</text:p>
              </table:table-cell>
              <table:table-cell office:value-type="float" office:value="2.295">
                <text:p>2.29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661052">
                <text:p>2.661052</text:p>
              </table:table-cell>
              <table:table-cell office:value-type="float" office:value="2.286">
                <text:p>2.2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.665606">
                <text:p>2.665606</text:p>
              </table:table-cell>
              <table:table-cell office:value-type="float" office:value="2.277">
                <text:p>2.27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.670142">
                <text:p>2.670142</text:p>
              </table:table-cell>
              <table:table-cell office:value-type="float" office:value="2.268">
                <text:p>2.26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.674658">
                <text:p>2.674658</text:p>
              </table:table-cell>
              <table:table-cell office:value-type="float" office:value="2.258">
                <text:p>2.25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.679156">
                <text:p>2.679156</text:p>
              </table:table-cell>
              <table:table-cell office:value-type="float" office:value="2.249">
                <text:p>2.24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.683634">
                <text:p>2.683634</text:p>
              </table:table-cell>
              <table:table-cell office:value-type="float" office:value="2.239">
                <text:p>2.23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.688094">
                <text:p>2.688094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.692534">
                <text:p>2.692534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.696956">
                <text:p>2.696956</text:p>
              </table:table-cell>
              <table:table-cell office:value-type="float" office:value="2.211">
                <text:p>2.21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.701358">
                <text:p>2.701358</text:p>
              </table:table-cell>
              <table:table-cell office:value-type="float" office:value="2.201">
                <text:p>2.20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.70574">
                <text:p>2.70574</text:p>
              </table:table-cell>
              <table:table-cell office:value-type="float" office:value="2.191">
                <text:p>2.19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.710102">
                <text:p>2.710102</text:p>
              </table:table-cell>
              <table:table-cell office:value-type="float" office:value="2.181">
                <text:p>2.18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.714446">
                <text:p>2.714446</text:p>
              </table:table-cell>
              <table:table-cell office:value-type="float" office:value="2.172">
                <text:p>2.17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.71877">
                <text:p>2.71877</text:p>
              </table:table-cell>
              <table:table-cell office:value-type="float" office:value="2.162">
                <text:p>2.16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.723074">
                <text:p>2.723074</text:p>
              </table:table-cell>
              <table:table-cell office:value-type="float" office:value="2.152">
                <text:p>2.1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.72736">
                <text:p>2.72736</text:p>
              </table:table-cell>
              <table:table-cell office:value-type="float" office:value="2.143">
                <text:p>2.14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.731626">
                <text:p>2.731626</text:p>
              </table:table-cell>
              <table:table-cell office:value-type="float" office:value="2.133">
                <text:p>2.1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.735874">
                <text:p>2.735874</text:p>
              </table:table-cell>
              <table:table-cell office:value-type="float" office:value="2.124">
                <text:p>2.12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.740104">
                <text:p>2.740104</text:p>
              </table:table-cell>
              <table:table-cell office:value-type="float" office:value="2.115">
                <text:p>2.11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.744314">
                <text:p>2.744314</text:p>
              </table:table-cell>
              <table:table-cell office:value-type="float" office:value="2.105">
                <text:p>2.10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.748508">
                <text:p>2.748508</text:p>
              </table:table-cell>
              <table:table-cell office:value-type="float" office:value="2.097">
                <text:p>2.09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.752684">
                <text:p>2.752684</text:p>
              </table:table-cell>
              <table:table-cell office:value-type="float" office:value="2.088">
                <text:p>2.08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.756842">
                <text:p>2.756842</text:p>
              </table:table-cell>
              <table:table-cell office:value-type="float" office:value="2.079">
                <text:p>2.07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.760984">
                <text:p>2.760984</text:p>
              </table:table-cell>
              <table:table-cell office:value-type="float" office:value="2.071">
                <text:p>2.07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.76511">
                <text:p>2.76511</text:p>
              </table:table-cell>
              <table:table-cell office:value-type="float" office:value="2.063">
                <text:p>2.06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.76922">
                <text:p>2.76922</text:p>
              </table:table-cell>
              <table:table-cell office:value-type="float" office:value="2.055">
                <text:p>2.05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.773316">
                <text:p>2.773316</text:p>
              </table:table-cell>
              <table:table-cell office:value-type="float" office:value="2.048">
                <text:p>2.04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.777396">
                <text:p>2.777396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781462">
                <text:p>2.781462</text:p>
              </table:table-cell>
              <table:table-cell office:value-type="float" office:value="2.033">
                <text:p>2.0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.785514">
                <text:p>2.785514</text:p>
              </table:table-cell>
              <table:table-cell office:value-type="float" office:value="2.026">
                <text:p>2.02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.789552">
                <text:p>2.789552</text:p>
              </table:table-cell>
              <table:table-cell office:value-type="float" office:value="2.019">
                <text:p>2.0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.793578">
                <text:p>2.793578</text:p>
              </table:table-cell>
              <table:table-cell office:value-type="float" office:value="2.013">
                <text:p>2.01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79759">
                <text:p>2.79759</text:p>
              </table:table-cell>
              <table:table-cell office:value-type="float" office:value="2.006">
                <text:p>2.00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.80159">
                <text:p>2.801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.805576">
                <text:p>2.805576</text:p>
              </table:table-cell>
              <table:table-cell office:value-type="float" office:value="1.993">
                <text:p>1.99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.80955">
                <text:p>2.80955</text:p>
              </table:table-cell>
              <table:table-cell office:value-type="float" office:value="1.987">
                <text:p>1.98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.81351">
                <text:p>2.81351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.817458">
                <text:p>2.817458</text:p>
              </table:table-cell>
              <table:table-cell office:value-type="float" office:value="1.974">
                <text:p>1.97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.821392">
                <text:p>2.821392</text:p>
              </table:table-cell>
              <table:table-cell office:value-type="float" office:value="1.967">
                <text:p>1.96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.825312">
                <text:p>2.825312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.829218">
                <text:p>2.829218</text:p>
              </table:table-cell>
              <table:table-cell office:value-type="float" office:value="1.953">
                <text:p>1.95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.833112">
                <text:p>2.833112</text:p>
              </table:table-cell>
              <table:table-cell office:value-type="float" office:value="1.947">
                <text:p>1.94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.836992">
                <text:p>2.83699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.840858">
                <text:p>2.840858</text:p>
              </table:table-cell>
              <table:table-cell office:value-type="float" office:value="1.933">
                <text:p>1.93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.84471">
                <text:p>2.84471</text:p>
              </table:table-cell>
              <table:table-cell office:value-type="float" office:value="1.926">
                <text:p>1.92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.84855">
                <text:p>2.84855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.852378">
                <text:p>2.852378</text:p>
              </table:table-cell>
              <table:table-cell office:value-type="float" office:value="1.914">
                <text:p>1.91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.856194">
                <text:p>2.856194</text:p>
              </table:table-cell>
              <table:table-cell office:value-type="float" office:value="1.908">
                <text:p>1.90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.859998">
                <text:p>2.859998</text:p>
              </table:table-cell>
              <table:table-cell office:value-type="float" office:value="1.902">
                <text:p>1.90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.863792">
                <text:p>2.863792</text:p>
              </table:table-cell>
              <table:table-cell office:value-type="float" office:value="1.897">
                <text:p>1.89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.867574">
                <text:p>2.867574</text:p>
              </table:table-cell>
              <table:table-cell office:value-type="float" office:value="1.891">
                <text:p>1.89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.871348">
                <text:p>2.871348</text:p>
              </table:table-cell>
              <table:table-cell office:value-type="float" office:value="1.887">
                <text:p>1.88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.875112">
                <text:p>2.875112</text:p>
              </table:table-cell>
              <table:table-cell office:value-type="float" office:value="1.882">
                <text:p>1.88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.878868">
                <text:p>2.878868</text:p>
              </table:table-cell>
              <table:table-cell office:value-type="float" office:value="1.878">
                <text:p>1.87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.882618">
                <text:p>2.882618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.88636">
                <text:p>2.88636</text:p>
              </table:table-cell>
              <table:table-cell office:value-type="float" office:value="1.871">
                <text:p>1.87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.890096">
                <text:p>2.890096</text:p>
              </table:table-cell>
              <table:table-cell office:value-type="float" office:value="1.868">
                <text:p>1.86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.893824">
                <text:p>2.893824</text:p>
              </table:table-cell>
              <table:table-cell office:value-type="float" office:value="1.864">
                <text:p>1.86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.897546">
                <text:p>2.897546</text:p>
              </table:table-cell>
              <table:table-cell office:value-type="float" office:value="1.861">
                <text:p>1.86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.901262">
                <text:p>2.901262</text:p>
              </table:table-cell>
              <table:table-cell office:value-type="float" office:value="1.858">
                <text:p>1.85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.90497">
                <text:p>2.90497</text:p>
              </table:table-cell>
              <table:table-cell office:value-type="float" office:value="1.854">
                <text:p>1.85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.908672">
                <text:p>2.908672</text:p>
              </table:table-cell>
              <table:table-cell office:value-type="float" office:value="1.851">
                <text:p>1.85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.912366">
                <text:p>2.912366</text:p>
              </table:table-cell>
              <table:table-cell office:value-type="float" office:value="1.847">
                <text:p>1.84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.91605">
                <text:p>2.91605</text:p>
              </table:table-cell>
              <table:table-cell office:value-type="float" office:value="1.842">
                <text:p>1.84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.919726">
                <text:p>2.919726</text:p>
              </table:table-cell>
              <table:table-cell office:value-type="float" office:value="1.838">
                <text:p>1.83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.923392">
                <text:p>2.923392</text:p>
              </table:table-cell>
              <table:table-cell office:value-type="float" office:value="1.833">
                <text:p>1.83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.927048">
                <text:p>2.927048</text:p>
              </table:table-cell>
              <table:table-cell office:value-type="float" office:value="1.828">
                <text:p>1.82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.930694">
                <text:p>2.930694</text:p>
              </table:table-cell>
              <table:table-cell office:value-type="float" office:value="1.823">
                <text:p>1.82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.934328">
                <text:p>2.934328</text:p>
              </table:table-cell>
              <table:table-cell office:value-type="float" office:value="1.817">
                <text:p>1.81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.93795">
                <text:p>2.93795</text:p>
              </table:table-cell>
              <table:table-cell office:value-type="float" office:value="1.811">
                <text:p>1.81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.94156">
                <text:p>2.94156</text:p>
              </table:table-cell>
              <table:table-cell office:value-type="float" office:value="1.805">
                <text:p>1.80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.945156">
                <text:p>2.945156</text:p>
              </table:table-cell>
              <table:table-cell office:value-type="float" office:value="1.798">
                <text:p>1.79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.94874">
                <text:p>2.94874</text:p>
              </table:table-cell>
              <table:table-cell office:value-type="float" office:value="1.792">
                <text:p>1.79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.95231">
                <text:p>2.95231</text:p>
              </table:table-cell>
              <table:table-cell office:value-type="float" office:value="1.785">
                <text:p>1.78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.955864">
                <text:p>2.955864</text:p>
              </table:table-cell>
              <table:table-cell office:value-type="float" office:value="1.777">
                <text:p>1.77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.959404">
                <text:p>2.959404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.962928">
                <text:p>2.962928</text:p>
              </table:table-cell>
              <table:table-cell office:value-type="float" office:value="1.762">
                <text:p>1.76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.966438">
                <text:p>2.966438</text:p>
              </table:table-cell>
              <table:table-cell office:value-type="float" office:value="1.755">
                <text:p>1.75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.969932">
                <text:p>2.969932</text:p>
              </table:table-cell>
              <table:table-cell office:value-type="float" office:value="1.747">
                <text:p>1.74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.97341">
                <text:p>2.97341</text:p>
              </table:table-cell>
              <table:table-cell office:value-type="float" office:value="1.739">
                <text:p>1.73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.97687">
                <text:p>2.97687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.980314">
                <text:p>2.980314</text:p>
              </table:table-cell>
              <table:table-cell office:value-type="float" office:value="1.722">
                <text:p>1.72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.983742">
                <text:p>2.983742</text:p>
              </table:table-cell>
              <table:table-cell office:value-type="float" office:value="1.714">
                <text:p>1.71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.987152">
                <text:p>2.987152</text:p>
              </table:table-cell>
              <table:table-cell office:value-type="float" office:value="1.705">
                <text:p>1.70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.990546">
                <text:p>2.990546</text:p>
              </table:table-cell>
              <table:table-cell office:value-type="float" office:value="1.697">
                <text:p>1.69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.993924">
                <text:p>2.993924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.997286">
                <text:p>2.997286</text:p>
              </table:table-cell>
              <table:table-cell office:value-type="float" office:value="1.681">
                <text:p>1.68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.00063">
                <text:p>3.00063</text:p>
              </table:table-cell>
              <table:table-cell office:value-type="float" office:value="1.672">
                <text:p>1.67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.003958">
                <text:p>3.003958</text:p>
              </table:table-cell>
              <table:table-cell office:value-type="float" office:value="1.664">
                <text:p>1.66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.00727">
                <text:p>3.00727</text:p>
              </table:table-cell>
              <table:table-cell office:value-type="float" office:value="1.656">
                <text:p>1.65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.010566">
                <text:p>3.010566</text:p>
              </table:table-cell>
              <table:table-cell office:value-type="float" office:value="1.648">
                <text:p>1.64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.013846">
                <text:p>3.013846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.017112">
                <text:p>3.017112</text:p>
              </table:table-cell>
              <table:table-cell office:value-type="float" office:value="1.633">
                <text:p>1.63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.020362">
                <text:p>3.020362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.023598">
                <text:p>3.023598</text:p>
              </table:table-cell>
              <table:table-cell office:value-type="float" office:value="1.618">
                <text:p>1.61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02682">
                <text:p>3.02682</text:p>
              </table:table-cell>
              <table:table-cell office:value-type="float" office:value="1.611">
                <text:p>1.61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.03003">
                <text:p>3.03003</text:p>
              </table:table-cell>
              <table:table-cell office:value-type="float" office:value="1.605">
                <text:p>1.60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.033228">
                <text:p>3.033228</text:p>
              </table:table-cell>
              <table:table-cell office:value-type="float" office:value="1.599">
                <text:p>1.59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.036414">
                <text:p>3.036414</text:p>
              </table:table-cell>
              <table:table-cell office:value-type="float" office:value="1.593">
                <text:p>1.59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.03959">
                <text:p>3.03959</text:p>
              </table:table-cell>
              <table:table-cell office:value-type="float" office:value="1.588">
                <text:p>1.58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.042756">
                <text:p>3.042756</text:p>
              </table:table-cell>
              <table:table-cell office:value-type="float" office:value="1.583">
                <text:p>1.58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.045914">
                <text:p>3.045914</text:p>
              </table:table-cell>
              <table:table-cell office:value-type="float" office:value="1.579">
                <text:p>1.57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.049064">
                <text:p>3.049064</text:p>
              </table:table-cell>
              <table:table-cell office:value-type="float" office:value="1.575">
                <text:p>1.57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.052208">
                <text:p>3.052208</text:p>
              </table:table-cell>
              <table:table-cell office:value-type="float" office:value="1.572">
                <text:p>1.57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.055346">
                <text:p>3.055346</text:p>
              </table:table-cell>
              <table:table-cell office:value-type="float" office:value="1.569">
                <text:p>1.56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.058478">
                <text:p>3.058478</text:p>
              </table:table-cell>
              <table:table-cell office:value-type="float" office:value="1.566">
                <text:p>1.56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.061606">
                <text:p>3.061606</text:p>
              </table:table-cell>
              <table:table-cell office:value-type="float" office:value="1.564">
                <text:p>1.56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.064728">
                <text:p>3.064728</text:p>
              </table:table-cell>
              <table:table-cell office:value-type="float" office:value="1.561">
                <text:p>1.56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.067846">
                <text:p>3.067846</text:p>
              </table:table-cell>
              <table:table-cell office:value-type="float" office:value="1.559">
                <text:p>1.55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.07096">
                <text:p>3.07096</text:p>
              </table:table-cell>
              <table:table-cell office:value-type="float" office:value="1.557">
                <text:p>1.55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.074068">
                <text:p>3.074068</text:p>
              </table:table-cell>
              <table:table-cell office:value-type="float" office:value="1.554">
                <text:p>1.55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.077172">
                <text:p>3.077172</text:p>
              </table:table-cell>
              <table:table-cell office:value-type="float" office:value="1.552">
                <text:p>1.55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.080272">
                <text:p>3.080272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.083366">
                <text:p>3.083366</text:p>
              </table:table-cell>
              <table:table-cell office:value-type="float" office:value="1.547">
                <text:p>1.54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.086454">
                <text:p>3.086454</text:p>
              </table:table-cell>
              <table:table-cell office:value-type="float" office:value="1.544">
                <text:p>1.54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.089536">
                <text:p>3.089536</text:p>
              </table:table-cell>
              <table:table-cell office:value-type="float" office:value="1.541">
                <text:p>1.54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.092612">
                <text:p>3.092612</text:p>
              </table:table-cell>
              <table:table-cell office:value-type="float" office:value="1.538">
                <text:p>1.53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.09568">
                <text:p>3.09568</text:p>
              </table:table-cell>
              <table:table-cell office:value-type="float" office:value="1.534">
                <text:p>1.53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.09874">
                <text:p>3.09874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.101792">
                <text:p>3.101792</text:p>
              </table:table-cell>
              <table:table-cell office:value-type="float" office:value="1.526">
                <text:p>1.52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.104834">
                <text:p>3.104834</text:p>
              </table:table-cell>
              <table:table-cell office:value-type="float" office:value="1.521">
                <text:p>1.52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.107868">
                <text:p>3.107868</text:p>
              </table:table-cell>
              <table:table-cell office:value-type="float" office:value="1.517">
                <text:p>1.51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.110892">
                <text:p>3.110892</text:p>
              </table:table-cell>
              <table:table-cell office:value-type="float" office:value="1.512">
                <text:p>1.51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.113906">
                <text:p>3.113906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.11691">
                <text:p>3.11691</text:p>
              </table:table-cell>
              <table:table-cell office:value-type="float" office:value="1.502">
                <text:p>1.50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.119904">
                <text:p>3.119904</text:p>
              </table:table-cell>
              <table:table-cell office:value-type="float" office:value="1.497">
                <text:p>1.49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.122888">
                <text:p>3.122888</text:p>
              </table:table-cell>
              <table:table-cell office:value-type="float" office:value="1.492">
                <text:p>1.49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.125862">
                <text:p>3.125862</text:p>
              </table:table-cell>
              <table:table-cell office:value-type="float" office:value="1.487">
                <text:p>1.48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.128824">
                <text:p>3.128824</text:p>
              </table:table-cell>
              <table:table-cell office:value-type="float" office:value="1.481">
                <text:p>1.48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.131776">
                <text:p>3.131776</text:p>
              </table:table-cell>
              <table:table-cell office:value-type="float" office:value="1.476">
                <text:p>1.47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.134718">
                <text:p>3.134718</text:p>
              </table:table-cell>
              <table:table-cell office:value-type="float" office:value="1.471">
                <text:p>1.47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.13765">
                <text:p>3.13765</text:p>
              </table:table-cell>
              <table:table-cell office:value-type="float" office:value="1.466">
                <text:p>1.46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.140572">
                <text:p>3.140572</text:p>
              </table:table-cell>
              <table:table-cell office:value-type="float" office:value="1.461">
                <text:p>1.46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.143484">
                <text:p>3.143484</text:p>
              </table:table-cell>
              <table:table-cell office:value-type="float" office:value="1.456">
                <text:p>1.45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.146386">
                <text:p>3.146386</text:p>
              </table:table-cell>
              <table:table-cell office:value-type="float" office:value="1.451">
                <text:p>1.45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.149278">
                <text:p>3.149278</text:p>
              </table:table-cell>
              <table:table-cell office:value-type="float" office:value="1.446">
                <text:p>1.44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.152158">
                <text:p>3.152158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.155028">
                <text:p>3.155028</text:p>
              </table:table-cell>
              <table:table-cell office:value-type="float" office:value="1.435">
                <text:p>1.43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.157886">
                <text:p>3.157886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.160734">
                <text:p>3.160734</text:p>
              </table:table-cell>
              <table:table-cell office:value-type="float" office:value="1.424">
                <text:p>1.42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.16357">
                <text:p>3.16357</text:p>
              </table:table-cell>
              <table:table-cell office:value-type="float" office:value="1.418">
                <text:p>1.41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.166394">
                <text:p>3.166394</text:p>
              </table:table-cell>
              <table:table-cell office:value-type="float" office:value="1.412">
                <text:p>1.41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.169208">
                <text:p>3.169208</text:p>
              </table:table-cell>
              <table:table-cell office:value-type="float" office:value="1.407">
                <text:p>1.40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.17201">
                <text:p>3.17201</text:p>
              </table:table-cell>
              <table:table-cell office:value-type="float" office:value="1.401">
                <text:p>1.40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.1748">
                <text:p>3.1748</text:p>
              </table:table-cell>
              <table:table-cell office:value-type="float" office:value="1.395">
                <text:p>1.39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.17758">
                <text:p>3.17758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.18035">
                <text:p>3.18035</text:p>
              </table:table-cell>
              <table:table-cell office:value-type="float" office:value="1.385">
                <text:p>1.38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.18311">
                <text:p>3.18311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.18586">
                <text:p>3.18586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.188602">
                <text:p>3.188602</text:p>
              </table:table-cell>
              <table:table-cell office:value-type="float" office:value="1.371">
                <text:p>1.37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.191336">
                <text:p>3.191336</text:p>
              </table:table-cell>
              <table:table-cell office:value-type="float" office:value="1.367">
                <text:p>1.36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.194064">
                <text:p>3.194064</text:p>
              </table:table-cell>
              <table:table-cell office:value-type="float" office:value="1.364">
                <text:p>1.36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.196784">
                <text:p>3.196784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.1995">
                <text:p>3.1995</text:p>
              </table:table-cell>
              <table:table-cell office:value-type="float" office:value="1.358">
                <text:p>1.35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.20221">
                <text:p>3.20221</text:p>
              </table:table-cell>
              <table:table-cell office:value-type="float" office:value="1.355">
                <text:p>1.35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.204916">
                <text:p>3.204916</text:p>
              </table:table-cell>
              <table:table-cell office:value-type="float" office:value="1.353">
                <text:p>1.35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.207618">
                <text:p>3.207618</text:p>
              </table:table-cell>
              <table:table-cell office:value-type="float" office:value="1.351">
                <text:p>1.35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.210316">
                <text:p>3.210316</text:p>
              </table:table-cell>
              <table:table-cell office:value-type="float" office:value="1.349">
                <text:p>1.34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.21301">
                <text:p>3.21301</text:p>
              </table:table-cell>
              <table:table-cell office:value-type="float" office:value="1.347">
                <text:p>1.34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.2157">
                <text:p>3.2157</text:p>
              </table:table-cell>
              <table:table-cell office:value-type="float" office:value="1.345">
                <text:p>1.34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.218386">
                <text:p>3.218386</text:p>
              </table:table-cell>
              <table:table-cell office:value-type="float" office:value="1.343">
                <text:p>1.34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.221068">
                <text:p>3.221068</text:p>
              </table:table-cell>
              <table:table-cell office:value-type="float" office:value="1.341">
                <text:p>1.34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.223746">
                <text:p>3.223746</text:p>
              </table:table-cell>
              <table:table-cell office:value-type="float" office:value="1.339">
                <text:p>1.33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.22642">
                <text:p>3.22642</text:p>
              </table:table-cell>
              <table:table-cell office:value-type="float" office:value="1.337">
                <text:p>1.33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.229088">
                <text:p>3.229088</text:p>
              </table:table-cell>
              <table:table-cell office:value-type="float" office:value="1.334">
                <text:p>1.33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.231752">
                <text:p>3.231752</text:p>
              </table:table-cell>
              <table:table-cell office:value-type="float" office:value="1.332">
                <text:p>1.33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.23441">
                <text:p>3.23441</text:p>
              </table:table-cell>
              <table:table-cell office:value-type="float" office:value="1.329">
                <text:p>1.32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.23706">
                <text:p>3.23706</text:p>
              </table:table-cell>
              <table:table-cell office:value-type="float" office:value="1.325">
                <text:p>1.32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.239704">
                <text:p>3.239704</text:p>
              </table:table-cell>
              <table:table-cell office:value-type="float" office:value="1.322">
                <text:p>1.32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.24234">
                <text:p>3.24234</text:p>
              </table:table-cell>
              <table:table-cell office:value-type="float" office:value="1.318">
                <text:p>1.31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.244968">
                <text:p>3.244968</text:p>
              </table:table-cell>
              <table:table-cell office:value-type="float" office:value="1.314">
                <text:p>1.31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.247588">
                <text:p>3.24758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.2502">
                <text:p>3.2502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.252804">
                <text:p>3.252804</text:p>
              </table:table-cell>
              <table:table-cell office:value-type="float" office:value="1.302">
                <text:p>1.30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.255398">
                <text:p>3.255398</text:p>
              </table:table-cell>
              <table:table-cell office:value-type="float" office:value="1.297">
                <text:p>1.29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.257984">
                <text:p>3.257984</text:p>
              </table:table-cell>
              <table:table-cell office:value-type="float" office:value="1.293">
                <text:p>1.29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.260562">
                <text:p>3.260562</text:p>
              </table:table-cell>
              <table:table-cell office:value-type="float" office:value="1.289">
                <text:p>1.28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.26313">
                <text:p>3.26313</text:p>
              </table:table-cell>
              <table:table-cell office:value-type="float" office:value="1.284">
                <text:p>1.28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.26569">
                <text:p>3.2656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.26824">
                <text:p>3.26824</text:p>
              </table:table-cell>
              <table:table-cell office:value-type="float" office:value="1.275">
                <text:p>1.27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.270782">
                <text:p>3.270782</text:p>
              </table:table-cell>
              <table:table-cell office:value-type="float" office:value="1.271">
                <text:p>1.27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.273314">
                <text:p>3.273314</text:p>
              </table:table-cell>
              <table:table-cell office:value-type="float" office:value="1.266">
                <text:p>1.26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.275838">
                <text:p>3.275838</text:p>
              </table:table-cell>
              <table:table-cell office:value-type="float" office:value="1.262">
                <text:p>1.26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.278352">
                <text:p>3.278352</text:p>
              </table:table-cell>
              <table:table-cell office:value-type="float" office:value="1.257">
                <text:p>1.25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.280858">
                <text:p>3.280858</text:p>
              </table:table-cell>
              <table:table-cell office:value-type="float" office:value="1.253">
                <text:p>1.25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.283354">
                <text:p>3.283354</text:p>
              </table:table-cell>
              <table:table-cell office:value-type="float" office:value="1.248">
                <text:p>1.24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.28584">
                <text:p>3.28584</text:p>
              </table:table-cell>
              <table:table-cell office:value-type="float" office:value="1.243">
                <text:p>1.24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.288316">
                <text:p>3.288316</text:p>
              </table:table-cell>
              <table:table-cell office:value-type="float" office:value="1.238">
                <text:p>1.23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.290782">
                <text:p>3.290782</text:p>
              </table:table-cell>
              <table:table-cell office:value-type="float" office:value="1.233">
                <text:p>1.23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.293238">
                <text:p>3.293238</text:p>
              </table:table-cell>
              <table:table-cell office:value-type="float" office:value="1.228">
                <text:p>1.22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.295684">
                <text:p>3.295684</text:p>
              </table:table-cell>
              <table:table-cell office:value-type="float" office:value="1.223">
                <text:p>1.22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.29812">
                <text:p>3.29812</text:p>
              </table:table-cell>
              <table:table-cell office:value-type="float" office:value="1.218">
                <text:p>1.21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.300546">
                <text:p>3.300546</text:p>
              </table:table-cell>
              <table:table-cell office:value-type="float" office:value="1.213">
                <text:p>1.21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.302964">
                <text:p>3.302964</text:p>
              </table:table-cell>
              <table:table-cell office:value-type="float" office:value="1.209">
                <text:p>1.20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.305374">
                <text:p>3.305374</text:p>
              </table:table-cell>
              <table:table-cell office:value-type="float" office:value="1.205">
                <text:p>1.20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.307774">
                <text:p>3.3077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.310168">
                <text:p>3.310168</text:p>
              </table:table-cell>
              <table:table-cell office:value-type="float" office:value="1.197">
                <text:p>1.19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.312554">
                <text:p>3.312554</text:p>
              </table:table-cell>
              <table:table-cell office:value-type="float" office:value="1.193">
                <text:p>1.19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.314934">
                <text:p>3.31493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.31731">
                <text:p>3.31731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.31968">
                <text:p>3.31968</text:p>
              </table:table-cell>
              <table:table-cell office:value-type="float" office:value="1.185">
                <text:p>1.18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.322046">
                <text:p>3.322046</text:p>
              </table:table-cell>
              <table:table-cell office:value-type="float" office:value="1.183">
                <text:p>1.18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.32441">
                <text:p>3.32441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.32677">
                <text:p>3.3267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.329128">
                <text:p>3.329128</text:p>
              </table:table-cell>
              <table:table-cell office:value-type="float" office:value="1.179">
                <text:p>1.17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.331484">
                <text:p>3.331484</text:p>
              </table:table-cell>
              <table:table-cell office:value-type="float" office:value="1.178">
                <text:p>1.17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.333838">
                <text:p>3.333838</text:p>
              </table:table-cell>
              <table:table-cell office:value-type="float" office:value="1.177">
                <text:p>1.17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.33619">
                <text:p>3.33619</text:p>
              </table:table-cell>
              <table:table-cell office:value-type="float" office:value="1.176">
                <text:p>1.17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.33854">
                <text:p>3.33854</text:p>
              </table:table-cell>
              <table:table-cell office:value-type="float" office:value="1.175">
                <text:p>1.17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.340888">
                <text:p>3.340888</text:p>
              </table:table-cell>
              <table:table-cell office:value-type="float" office:value="1.174">
                <text:p>1.17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.343234">
                <text:p>3.343234</text:p>
              </table:table-cell>
              <table:table-cell office:value-type="float" office:value="1.173">
                <text:p>1.17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.345576">
                <text:p>3.345576</text:p>
              </table:table-cell>
              <table:table-cell office:value-type="float" office:value="1.171">
                <text:p>1.17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.347916">
                <text:p>3.34791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.350252">
                <text:p>3.350252</text:p>
              </table:table-cell>
              <table:table-cell office:value-type="float" office:value="1.168">
                <text:p>1.16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.352584">
                <text:p>3.352584</text:p>
              </table:table-cell>
              <table:table-cell office:value-type="float" office:value="1.166">
                <text:p>1.16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.35491">
                <text:p>3.35491</text:p>
              </table:table-cell>
              <table:table-cell office:value-type="float" office:value="1.163">
                <text:p>1.16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.35723">
                <text:p>3.3572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.359544">
                <text:p>3.359544</text:p>
              </table:table-cell>
              <table:table-cell office:value-type="float" office:value="1.157">
                <text:p>1.15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.361852">
                <text:p>3.361852</text:p>
              </table:table-cell>
              <table:table-cell office:value-type="float" office:value="1.154">
                <text:p>1.15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.364152">
                <text:p>3.3641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.366444">
                <text:p>3.366444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.368726">
                <text:p>3.368726</text:p>
              </table:table-cell>
              <table:table-cell office:value-type="float" office:value="1.141">
                <text:p>1.14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.370998">
                <text:p>3.370998</text:p>
              </table:table-cell>
              <table:table-cell office:value-type="float" office:value="1.136">
                <text:p>1.13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.37326">
                <text:p>3.37326</text:p>
              </table:table-cell>
              <table:table-cell office:value-type="float" office:value="1.131">
                <text:p>1.13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.375512">
                <text:p>3.375512</text:p>
              </table:table-cell>
              <table:table-cell office:value-type="float" office:value="1.126">
                <text:p>1.12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.377754">
                <text:p>3.377754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.379986">
                <text:p>3.379986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.38221">
                <text:p>3.38221</text:p>
              </table:table-cell>
              <table:table-cell office:value-type="float" office:value="1.112">
                <text:p>1.11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.384424">
                <text:p>3.384424</text:p>
              </table:table-cell>
              <table:table-cell office:value-type="float" office:value="1.107">
                <text:p>1.10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.38663">
                <text:p>3.38663</text:p>
              </table:table-cell>
              <table:table-cell office:value-type="float" office:value="1.103">
                <text:p>1.10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.388828">
                <text:p>3.388828</text:p>
              </table:table-cell>
              <table:table-cell office:value-type="float" office:value="1.099">
                <text:p>1.09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.39102">
                <text:p>3.39102</text:p>
              </table:table-cell>
              <table:table-cell office:value-type="float" office:value="1.096">
                <text:p>1.09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.393206">
                <text:p>3.393206</text:p>
              </table:table-cell>
              <table:table-cell office:value-type="float" office:value="1.093">
                <text:p>1.09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.395388">
                <text:p>3.395388</text:p>
              </table:table-cell>
              <table:table-cell office:value-type="float" office:value="1.091">
                <text:p>1.09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.397566">
                <text:p>3.397566</text:p>
              </table:table-cell>
              <table:table-cell office:value-type="float" office:value="1.089">
                <text:p>1.08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.39974">
                <text:p>3.39974</text:p>
              </table:table-cell>
              <table:table-cell office:value-type="float" office:value="1.087">
                <text:p>1.08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.401912">
                <text:p>3.401912</text:p>
              </table:table-cell>
              <table:table-cell office:value-type="float" office:value="1.086">
                <text:p>1.08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.404082">
                <text:p>3.404082</text:p>
              </table:table-cell>
              <table:table-cell office:value-type="float" office:value="1.085">
                <text:p>1.08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.406252">
                <text:p>3.406252</text:p>
              </table:table-cell>
              <table:table-cell office:value-type="float" office:value="1.085">
                <text:p>1.08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.40842">
                <text:p>3.40842</text:p>
              </table:table-cell>
              <table:table-cell office:value-type="float" office:value="1.084">
                <text:p>1.08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.410588">
                <text:p>3.410588</text:p>
              </table:table-cell>
              <table:table-cell office:value-type="float" office:value="1.084">
                <text:p>1.08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.412754">
                <text:p>3.412754</text:p>
              </table:table-cell>
              <table:table-cell office:value-type="float" office:value="1.083">
                <text:p>1.08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.41492">
                <text:p>3.41492</text:p>
              </table:table-cell>
              <table:table-cell office:value-type="float" office:value="1.083">
                <text:p>1.08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.417084">
                <text:p>3.417084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.419244">
                <text:p>3.41924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.421402">
                <text:p>3.421402</text:p>
              </table:table-cell>
              <table:table-cell office:value-type="float" office:value="1.079">
                <text:p>1.07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.423556">
                <text:p>3.423556</text:p>
              </table:table-cell>
              <table:table-cell office:value-type="float" office:value="1.077">
                <text:p>1.07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.425704">
                <text:p>3.425704</text:p>
              </table:table-cell>
              <table:table-cell office:value-type="float" office:value="1.074">
                <text:p>1.07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.427846">
                <text:p>3.427846</text:p>
              </table:table-cell>
              <table:table-cell office:value-type="float" office:value="1.071">
                <text:p>1.07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.429982">
                <text:p>3.429982</text:p>
              </table:table-cell>
              <table:table-cell office:value-type="float" office:value="1.068">
                <text:p>1.06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.43211">
                <text:p>3.43211</text:p>
              </table:table-cell>
              <table:table-cell office:value-type="float" office:value="1.064">
                <text:p>1.06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.434232">
                <text:p>3.43423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.436346">
                <text:p>3.436346</text:p>
              </table:table-cell>
              <table:table-cell office:value-type="float" office:value="1.057">
                <text:p>1.05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.43845">
                <text:p>3.43845</text:p>
              </table:table-cell>
              <table:table-cell office:value-type="float" office:value="1.052">
                <text:p>1.05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.440546">
                <text:p>3.440546</text:p>
              </table:table-cell>
              <table:table-cell office:value-type="float" office:value="1.048">
                <text:p>1.04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.442634">
                <text:p>3.442634</text:p>
              </table:table-cell>
              <table:table-cell office:value-type="float" office:value="1.044">
                <text:p>1.04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.444712">
                <text:p>3.444712</text:p>
              </table:table-cell>
              <table:table-cell office:value-type="float" office:value="1.039">
                <text:p>1.03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.446782">
                <text:p>3.446782</text:p>
              </table:table-cell>
              <table:table-cell office:value-type="float" office:value="1.035">
                <text:p>1.03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.448844">
                <text:p>3.448844</text:p>
              </table:table-cell>
              <table:table-cell office:value-type="float" office:value="1.031">
                <text:p>1.03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.450898">
                <text:p>3.450898</text:p>
              </table:table-cell>
              <table:table-cell office:value-type="float" office:value="1.027">
                <text:p>1.02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.452944">
                <text:p>3.452944</text:p>
              </table:table-cell>
              <table:table-cell office:value-type="float" office:value="1.023">
                <text:p>1.02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.454984">
                <text:p>3.45498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.457016">
                <text:p>3.457016</text:p>
              </table:table-cell>
              <table:table-cell office:value-type="float" office:value="1.016">
                <text:p>1.01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.459042">
                <text:p>3.459042</text:p>
              </table:table-cell>
              <table:table-cell office:value-type="float" office:value="1.013">
                <text:p>1.01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.461062">
                <text:p>3.46106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.463076">
                <text:p>3.463076</text:p>
              </table:table-cell>
              <table:table-cell office:value-type="float" office:value="1.007">
                <text:p>1.00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.465084">
                <text:p>3.465084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.467086">
                <text:p>3.467086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.469082">
                <text:p>3.469082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.471072">
                <text:p>3.471072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.473056">
                <text:p>3.473056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.475034">
                <text:p>3.475034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.477006">
                <text:p>3.477006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.478972">
                <text:p>3.478972</text:p>
              </table:table-cell>
              <table:table-cell office:value-type="float" office:value="0.983">
                <text:p>0.98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.480932">
                <text:p>3.48093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.482886">
                <text:p>3.482886</text:p>
              </table:table-cell>
              <table:table-cell office:value-type="float" office:value="0.977">
                <text:p>0.97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.484834">
                <text:p>3.484834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.486774">
                <text:p>3.486774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.48870799999999">
                <text:p>3.48870799999999</text:p>
              </table:table-cell>
              <table:table-cell office:value-type="float" office:value="0.967">
                <text:p>0.96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.490634">
                <text:p>3.490634</text:p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.492554">
                <text:p>3.49255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.494466">
                <text:p>3.494466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.496372">
                <text:p>3.496372</text:p>
              </table:table-cell>
              <table:table-cell office:value-type="float" office:value="0.953">
                <text:p>0.95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.49827">
                <text:p>3.49827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.50016199999999">
                <text:p>3.50016199999999</text:p>
              </table:table-cell>
              <table:table-cell office:value-type="float" office:value="0.946">
                <text:p>0.94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.50204799999999">
                <text:p>3.50204799999999</text:p>
              </table:table-cell>
              <table:table-cell office:value-type="float" office:value="0.943">
                <text:p>0.94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.50392799999999">
                <text:p>3.50392799999999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.50580199999999">
                <text:p>3.50580199999999</text:p>
              </table:table-cell>
              <table:table-cell office:value-type="float" office:value="0.937">
                <text:p>0.93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.50766999999999">
                <text:p>3.50766999999999</text:p>
              </table:table-cell>
              <table:table-cell office:value-type="float" office:value="0.934">
                <text:p>0.93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.50953399999999">
                <text:p>3.50953399999999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.51139399999999">
                <text:p>3.51139399999999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.51324999999999">
                <text:p>3.51324999999999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.51510199999999">
                <text:p>3.51510199999999</text:p>
              </table:table-cell>
              <table:table-cell office:value-type="float" office:value="0.926">
                <text:p>0.92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.51694999999999">
                <text:p>3.51694999999999</text:p>
              </table:table-cell>
              <table:table-cell office:value-type="float" office:value="0.924">
                <text:p>0.92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.51879599999999">
                <text:p>3.51879599999999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.52063999999999">
                <text:p>3.52063999999999</text:p>
              </table:table-cell>
              <table:table-cell office:value-type="float" office:value="0.922">
                <text:p>0.92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.52247999999999">
                <text:p>3.52247999999999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.52431799999999">
                <text:p>3.52431799999999</text:p>
              </table:table-cell>
              <table:table-cell office:value-type="float" office:value="0.919">
                <text:p>0.91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.52615399999999">
                <text:p>3.52615399999999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.52798799999999">
                <text:p>3.52798799999999</text:p>
              </table:table-cell>
              <table:table-cell office:value-type="float" office:value="0.917">
                <text:p>0.91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.52981999999999">
                <text:p>3.52981999999999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.53164999999999">
                <text:p>3.53164999999999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.53347799999999">
                <text:p>3.53347799999999</text:p>
              </table:table-cell>
              <table:table-cell office:value-type="float" office:value="0.914">
                <text:p>0.91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.53530399999999">
                <text:p>3.53530399999999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.53712799999999">
                <text:p>3.53712799999999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.53894999999999">
                <text:p>3.53894999999999</text:p>
              </table:table-cell>
              <table:table-cell office:value-type="float" office:value="0.911">
                <text:p>0.91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.54076799999999">
                <text:p>3.54076799999999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.54258399999999">
                <text:p>3.54258399999999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.54439799999999">
                <text:p>3.54439799999999</text:p>
              </table:table-cell>
              <table:table-cell office:value-type="float" office:value="0.907">
                <text:p>0.90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.54620799999999">
                <text:p>3.54620799999999</text:p>
              </table:table-cell>
              <table:table-cell office:value-type="float" office:value="0.905">
                <text:p>0.90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.54801599999999">
                <text:p>3.54801599999999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.54981999999999">
                <text:p>3.54981999999999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.55161999999999">
                <text:p>3.5516199999999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.55341599999999">
                <text:p>3.55341599999999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.55520799999999">
                <text:p>3.55520799999999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.55699399999999">
                <text:p>3.55699399999999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.55877599999999">
                <text:p>3.55877599999999</text:p>
              </table:table-cell>
              <table:table-cell office:value-type="float" office:value="0.891">
                <text:p>0.89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.56055199999999">
                <text:p>3.56055199999999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.56232199999999">
                <text:p>3.56232199999999</text:p>
              </table:table-cell>
              <table:table-cell office:value-type="float" office:value="0.885">
                <text:p>0.88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.56408599999999">
                <text:p>3.56408599999999</text:p>
              </table:table-cell>
              <table:table-cell office:value-type="float" office:value="0.882">
                <text:p>0.88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.56584199999999">
                <text:p>3.56584199999999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.56759199999999">
                <text:p>3.56759199999999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.56933399999999">
                <text:p>3.56933399999999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.57106799999999">
                <text:p>3.57106799999999</text:p>
              </table:table-cell>
              <table:table-cell office:value-type="float" office:value="0.867">
                <text:p>0.86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.57279599999999">
                <text:p>3.57279599999999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.57451599999999">
                <text:p>3.57451599999999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.57622999999999">
                <text:p>3.57622999999999</text:p>
              </table:table-cell>
              <table:table-cell office:value-type="float" office:value="0.857">
                <text:p>0.85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.57793599999999">
                <text:p>3.57793599999999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.57963599999999">
                <text:p>3.57963599999999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.58132999999999">
                <text:p>3.58132999999999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.583018">
                <text:p>3.583018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.5847">
                <text:p>3.5847</text:p>
              </table:table-cell>
              <table:table-cell office:value-type="float" office:value="0.841">
                <text:p>0.84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.586378">
                <text:p>3.586378</text:p>
              </table:table-cell>
              <table:table-cell office:value-type="float" office:value="0.839">
                <text:p>0.83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.58805">
                <text:p>3.58805</text:p>
              </table:table-cell>
              <table:table-cell office:value-type="float" office:value="0.836">
                <text:p>0.83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.589718">
                <text:p>3.589718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.591382">
                <text:p>3.591382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.593042">
                <text:p>3.593042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.5947">
                <text:p>3.5947</text:p>
              </table:table-cell>
              <table:table-cell office:value-type="float" office:value="0.829">
                <text:p>0.82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.596354">
                <text:p>3.596354</text:p>
              </table:table-cell>
              <table:table-cell office:value-type="float" office:value="0.827">
                <text:p>0.82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.598006">
                <text:p>3.598006</text:p>
              </table:table-cell>
              <table:table-cell office:value-type="float" office:value="0.826">
                <text:p>0.82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.599654">
                <text:p>3.599654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.6013">
                <text:p>3.6013</text:p>
              </table:table-cell>
              <table:table-cell office:value-type="float" office:value="0.823">
                <text:p>0.82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.602944">
                <text:p>3.602944</text:p>
              </table:table-cell>
              <table:table-cell office:value-type="float" office:value="0.822">
                <text:p>0.82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.604586">
                <text:p>3.604586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.606226">
                <text:p>3.606226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.607866">
                <text:p>3.607866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.609504">
                <text:p>3.609504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.61114">
                <text:p>3.61114</text:p>
              </table:table-cell>
              <table:table-cell office:value-type="float" office:value="0.818">
                <text:p>0.81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.612772">
                <text:p>3.612772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.614402">
                <text:p>3.614402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.61603">
                <text:p>3.61603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.617654">
                <text:p>3.617654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.619274">
                <text:p>3.61927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.620888">
                <text:p>3.620888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.622498">
                <text:p>3.622498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.624102">
                <text:p>3.624102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.6257">
                <text:p>3.6257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.627292">
                <text:p>3.627292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.628878">
                <text:p>3.628878</text:p>
              </table:table-cell>
              <table:table-cell office:value-type="float" office:value="0.793">
                <text:p>0.79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.630458">
                <text:p>3.63045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.632032">
                <text:p>3.632032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.6336">
                <text:p>3.6336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.635162">
                <text:p>3.635162</text:p>
              </table:table-cell>
              <table:table-cell office:value-type="float" office:value="0.781">
                <text:p>0.78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.636718">
                <text:p>3.636718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.63827">
                <text:p>3.63827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.639816">
                <text:p>3.639816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.641358">
                <text:p>3.641358</text:p>
              </table:table-cell>
              <table:table-cell office:value-type="float" office:value="0.771">
                <text:p>0.77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.642896">
                <text:p>3.642896</text:p>
              </table:table-cell>
              <table:table-cell office:value-type="float" office:value="0.769">
                <text:p>0.76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.64443">
                <text:p>3.64443</text:p>
              </table:table-cell>
              <table:table-cell office:value-type="float" office:value="0.767">
                <text:p>0.76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.64596">
                <text:p>3.64596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.647486">
                <text:p>3.647486</text:p>
              </table:table-cell>
              <table:table-cell office:value-type="float" office:value="0.763">
                <text:p>0.76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.649008">
                <text:p>3.649008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.650524">
                <text:p>3.650524</text:p>
              </table:table-cell>
              <table:table-cell office:value-type="float" office:value="0.758">
                <text:p>0.75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.652036">
                <text:p>3.652036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.653542">
                <text:p>3.653542</text:p>
              </table:table-cell>
              <table:table-cell office:value-type="float" office:value="0.753">
                <text:p>0.75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.655044">
                <text:p>3.655044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.65654">
                <text:p>3.65654</text:p>
              </table:table-cell>
              <table:table-cell office:value-type="float" office:value="0.748">
                <text:p>0.74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.65803199999999">
                <text:p>3.65803199999999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.65951799999999">
                <text:p>3.65951799999999</text:p>
              </table:table-cell>
              <table:table-cell office:value-type="float" office:value="0.743">
                <text:p>0.74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.661">
                <text:p>3.661</text:p>
              </table:table-cell>
              <table:table-cell office:value-type="float" office:value="0.741">
                <text:p>0.74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.66247599999999">
                <text:p>3.66247599999999</text:p>
              </table:table-cell>
              <table:table-cell office:value-type="float" office:value="0.738">
                <text:p>0.73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.66394799999999">
                <text:p>3.66394799999999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.665416">
                <text:p>3.665416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.666882">
                <text:p>3.666882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.668344">
                <text:p>3.668344</text:p>
              </table:table-cell>
              <table:table-cell office:value-type="float" office:value="0.731">
                <text:p>0.73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.669804">
                <text:p>3.669804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.671262">
                <text:p>3.671262</text:p>
              </table:table-cell>
              <table:table-cell office:value-type="float" office:value="0.729">
                <text:p>0.72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.672718">
                <text:p>3.672718</text:p>
              </table:table-cell>
              <table:table-cell office:value-type="float" office:value="0.728">
                <text:p>0.72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.674174">
                <text:p>3.674174</text:p>
              </table:table-cell>
              <table:table-cell office:value-type="float" office:value="0.728">
                <text:p>0.72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.675628">
                <text:p>3.675628</text:p>
              </table:table-cell>
              <table:table-cell office:value-type="float" office:value="0.727">
                <text:p>0.72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.67708199999999">
                <text:p>3.67708199999999</text:p>
              </table:table-cell>
              <table:table-cell office:value-type="float" office:value="0.727">
                <text:p>0.72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.67853599999999">
                <text:p>3.67853599999999</text:p>
              </table:table-cell>
              <table:table-cell office:value-type="float" office:value="0.727">
                <text:p>0.72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.67998999999999">
                <text:p>3.67998999999999</text:p>
              </table:table-cell>
              <table:table-cell office:value-type="float" office:value="0.727">
                <text:p>0.72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.68144399999999">
                <text:p>3.68144399999999</text:p>
              </table:table-cell>
              <table:table-cell office:value-type="float" office:value="0.727">
                <text:p>0.72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.68289799999999">
                <text:p>3.68289799999999</text:p>
              </table:table-cell>
              <table:table-cell office:value-type="float" office:value="0.727">
                <text:p>0.72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.68435199999999">
                <text:p>3.68435199999999</text:p>
              </table:table-cell>
              <table:table-cell office:value-type="float" office:value="0.727">
                <text:p>0.72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.68580599999999">
                <text:p>3.68580599999999</text:p>
              </table:table-cell>
              <table:table-cell office:value-type="float" office:value="0.727">
                <text:p>0.72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.68725999999999">
                <text:p>3.68725999999999</text:p>
              </table:table-cell>
              <table:table-cell office:value-type="float" office:value="0.727">
                <text:p>0.72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.68871399999999">
                <text:p>3.68871399999999</text:p>
              </table:table-cell>
              <table:table-cell office:value-type="float" office:value="0.727">
                <text:p>0.72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.69016799999999">
                <text:p>3.69016799999999</text:p>
              </table:table-cell>
              <table:table-cell office:value-type="float" office:value="0.727">
                <text:p>0.72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.69162199999999">
                <text:p>3.69162199999999</text:p>
              </table:table-cell>
              <table:table-cell office:value-type="float" office:value="0.727">
                <text:p>0.72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.69307399999999">
                <text:p>3.69307399999999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.69452399999999">
                <text:p>3.69452399999999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.69597199999999">
                <text:p>3.69597199999999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.69741799999999">
                <text:p>3.69741799999999</text:p>
              </table:table-cell>
              <table:table-cell office:value-type="float" office:value="0.723">
                <text:p>0.72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.69885999999999">
                <text:p>3.69885999999999</text:p>
              </table:table-cell>
              <table:table-cell office:value-type="float" office:value="0.721">
                <text:p>0.72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.70029999999999">
                <text:p>3.70029999999999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.70173599999999">
                <text:p>3.70173599999999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.70316799999999">
                <text:p>3.70316799999999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.70459599999999">
                <text:p>3.70459599999999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.70601999999999">
                <text:p>3.70601999999999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.70743999999999">
                <text:p>3.70743999999999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.70885599999999">
                <text:p>3.70885599999999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.71026799999999">
                <text:p>3.71026799999999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.71167799999999">
                <text:p>3.71167799999999</text:p>
              </table:table-cell>
              <table:table-cell office:value-type="float" office:value="0.705">
                <text:p>0.70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.71308399999999">
                <text:p>3.71308399999999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.71448799999999">
                <text:p>3.71448799999999</text:p>
              </table:table-cell>
              <table:table-cell office:value-type="float" office:value="0.702">
                <text:p>0.70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.71588999999999">
                <text:p>3.71588999999999</text:p>
              </table:table-cell>
              <table:table-cell office:value-type="float" office:value="0.701">
                <text:p>0.70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.71728999999999">
                <text:p>3.7172899999999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.71868799999999">
                <text:p>3.71868799999999</text:p>
              </table:table-cell>
              <table:table-cell office:value-type="float" office:value="0.699">
                <text:p>0.69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.72008399999999">
                <text:p>3.72008399999999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.72147799999999">
                <text:p>3.72147799999999</text:p>
              </table:table-cell>
              <table:table-cell office:value-type="float" office:value="0.697">
                <text:p>0.69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.72286999999999">
                <text:p>3.72286999999999</text:p>
              </table:table-cell>
              <table:table-cell office:value-type="float" office:value="0.696">
                <text:p>0.69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.72425999999999">
                <text:p>3.72425999999999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.72564599999999">
                <text:p>3.72564599999999</text:p>
              </table:table-cell>
              <table:table-cell office:value-type="float" office:value="0.693">
                <text:p>0.69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.72702799999999">
                <text:p>3.72702799999999</text:p>
              </table:table-cell>
              <table:table-cell office:value-type="float" office:value="0.691">
                <text:p>0.69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.72840599999999">
                <text:p>3.72840599999999</text:p>
              </table:table-cell>
              <table:table-cell office:value-type="float" office:value="0.689">
                <text:p>0.68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.72977999999999">
                <text:p>3.72977999999999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.73114999999999">
                <text:p>3.73114999999999</text:p>
              </table:table-cell>
              <table:table-cell office:value-type="float" office:value="0.685">
                <text:p>0.68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.73251399999999">
                <text:p>3.73251399999999</text:p>
              </table:table-cell>
              <table:table-cell office:value-type="float" office:value="0.682">
                <text:p>0.68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.73387199999999">
                <text:p>3.73387199999999</text:p>
              </table:table-cell>
              <table:table-cell office:value-type="float" office:value="0.679">
                <text:p>0.67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.73522199999999">
                <text:p>3.73522199999999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.73656599999999">
                <text:p>3.73656599999999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.73790199999999">
                <text:p>3.73790199999999</text:p>
              </table:table-cell>
              <table:table-cell office:value-type="float" office:value="0.668">
                <text:p>0.66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.73923199999999">
                <text:p>3.73923199999999</text:p>
              </table:table-cell>
              <table:table-cell office:value-type="float" office:value="0.665">
                <text:p>0.66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.74055399999999">
                <text:p>3.74055399999999</text:p>
              </table:table-cell>
              <table:table-cell office:value-type="float" office:value="0.661">
                <text:p>0.66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.74186999999999">
                <text:p>3.74186999999999</text:p>
              </table:table-cell>
              <table:table-cell office:value-type="float" office:value="0.658">
                <text:p>0.65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.74317999999999">
                <text:p>3.74317999999999</text:p>
              </table:table-cell>
              <table:table-cell office:value-type="float" office:value="0.655">
                <text:p>0.65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.74448199999999">
                <text:p>3.74448199999999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.74577999999999">
                <text:p>3.74577999999999</text:p>
              </table:table-cell>
              <table:table-cell office:value-type="float" office:value="0.649">
                <text:p>0.64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.74707199999999">
                <text:p>3.74707199999999</text:p>
              </table:table-cell>
              <table:table-cell office:value-type="float" office:value="0.646">
                <text:p>0.64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.74835999999999">
                <text:p>3.74835999999999</text:p>
              </table:table-cell>
              <table:table-cell office:value-type="float" office:value="0.644">
                <text:p>0.64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.74964399999999">
                <text:p>3.74964399999999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.75092399999999">
                <text:p>3.75092399999999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.75220199999999">
                <text:p>3.75220199999999</text:p>
              </table:table-cell>
              <table:table-cell office:value-type="float" office:value="0.639">
                <text:p>0.63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.75347799999999">
                <text:p>3.75347799999999</text:p>
              </table:table-cell>
              <table:table-cell office:value-type="float" office:value="0.638">
                <text:p>0.63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.75475199999999">
                <text:p>3.75475199999999</text:p>
              </table:table-cell>
              <table:table-cell office:value-type="float" office:value="0.637">
                <text:p>0.63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.75602399999999">
                <text:p>3.75602399999999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.75729399999999">
                <text:p>3.75729399999999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.75856399999999">
                <text:p>3.75856399999999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.75983399999999">
                <text:p>3.75983399999999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.76110399999999">
                <text:p>3.76110399999999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.76237399999999">
                <text:p>3.76237399999999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.76364399999999">
                <text:p>3.76364399999999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.76491399999999">
                <text:p>3.76491399999999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.76618399999999">
                <text:p>3.76618399999999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.76745399999999">
                <text:p>3.76745399999999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.76872399999999">
                <text:p>3.76872399999999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.76999399999999">
                <text:p>3.76999399999999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.77126599999999">
                <text:p>3.77126599999999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.77253799999999">
                <text:p>3.77253799999999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.77380999999999">
                <text:p>3.77380999999999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.77508199999999">
                <text:p>3.77508199999999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.77635399999999">
                <text:p>3.77635399999999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.77762599999999">
                <text:p>3.77762599999999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.77889799999999">
                <text:p>3.77889799999999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.78016999999999">
                <text:p>3.78016999999999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.78144199999999">
                <text:p>3.78144199999999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.78271399999999">
                <text:p>3.78271399999999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.78398399999999">
                <text:p>3.78398399999999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.78525399999999">
                <text:p>3.78525399999999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.78652199999999">
                <text:p>3.78652199999999</text:p>
              </table:table-cell>
              <table:table-cell office:value-type="float" office:value="0.634">
                <text:p>0.63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.78778799999999">
                <text:p>3.78778799999999</text:p>
              </table:table-cell>
              <table:table-cell office:value-type="float" office:value="0.633">
                <text:p>0.63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.78905199999999">
                <text:p>3.78905199999999</text:p>
              </table:table-cell>
              <table:table-cell office:value-type="float" office:value="0.632">
                <text:p>0.63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.79031599999999">
                <text:p>3.79031599999999</text:p>
              </table:table-cell>
              <table:table-cell office:value-type="float" office:value="0.632">
                <text:p>0.63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.79157799999999">
                <text:p>3.79157799999999</text:p>
              </table:table-cell>
              <table:table-cell office:value-type="float" office:value="0.631">
                <text:p>0.63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.79283799999999">
                <text:p>3.79283799999999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.79409599999999">
                <text:p>3.79409599999999</text:p>
              </table:table-cell>
              <table:table-cell office:value-type="float" office:value="0.629">
                <text:p>0.62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.79535199999999">
                <text:p>3.79535199999999</text:p>
              </table:table-cell>
              <table:table-cell office:value-type="float" office:value="0.628">
                <text:p>0.62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.79660599999999">
                <text:p>3.79660599999999</text:p>
              </table:table-cell>
              <table:table-cell office:value-type="float" office:value="0.627">
                <text:p>0.62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.79785799999999">
                <text:p>3.79785799999999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.79910799999999">
                <text:p>3.79910799999999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.80035599999999">
                <text:p>3.80035599999999</text:p>
              </table:table-cell>
              <table:table-cell office:value-type="float" office:value="0.624">
                <text:p>0.62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.80160199999999">
                <text:p>3.80160199999999</text:p>
              </table:table-cell>
              <table:table-cell office:value-type="float" office:value="0.623">
                <text:p>0.62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.80284599999999">
                <text:p>3.80284599999999</text:p>
              </table:table-cell>
              <table:table-cell office:value-type="float" office:value="0.622">
                <text:p>0.62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.80408799999999">
                <text:p>3.80408799999999</text:p>
              </table:table-cell>
              <table:table-cell office:value-type="float" office:value="0.621">
                <text:p>0.62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.80532799999999">
                <text:p>3.8053279999999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.80656599999999">
                <text:p>3.80656599999999</text:p>
              </table:table-cell>
              <table:table-cell office:value-type="float" office:value="0.619">
                <text:p>0.61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.80780399999999">
                <text:p>3.80780399999999</text:p>
              </table:table-cell>
              <table:table-cell office:value-type="float" office:value="0.619">
                <text:p>0.61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.80903999999999">
                <text:p>3.80903999999999</text:p>
              </table:table-cell>
              <table:table-cell office:value-type="float" office:value="0.618">
                <text:p>0.61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.81027399999999">
                <text:p>3.81027399999999</text:p>
              </table:table-cell>
              <table:table-cell office:value-type="float" office:value="0.617">
                <text:p>0.61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.81150599999999">
                <text:p>3.81150599999999</text:p>
              </table:table-cell>
              <table:table-cell office:value-type="float" office:value="0.616">
                <text:p>0.61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.81273599999999">
                <text:p>3.81273599999999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.81396399999999">
                <text:p>3.81396399999999</text:p>
              </table:table-cell>
              <table:table-cell office:value-type="float" office:value="0.614">
                <text:p>0.61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.81518999999999">
                <text:p>3.81518999999999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.81641399999999">
                <text:p>3.81641399999999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.81763799999999">
                <text:p>3.81763799999999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.81885999999999">
                <text:p>3.81885999999999</text:p>
              </table:table-cell>
              <table:table-cell office:value-type="float" office:value="0.611">
                <text:p>0.61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.82007999999999">
                <text:p>3.82007999999999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.82129999999999">
                <text:p>3.82129999999999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.82251799999999">
                <text:p>3.82251799999999</text:p>
              </table:table-cell>
              <table:table-cell office:value-type="float" office:value="0.609">
                <text:p>0.60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.82373599999999">
                <text:p>3.82373599999999</text:p>
              </table:table-cell>
              <table:table-cell office:value-type="float" office:value="0.609">
                <text:p>0.60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.82495199999999">
                <text:p>3.82495199999999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.82616599999999">
                <text:p>3.82616599999999</text:p>
              </table:table-cell>
              <table:table-cell office:value-type="float" office:value="0.607">
                <text:p>0.60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.82737999999999">
                <text:p>3.82737999999999</text:p>
              </table:table-cell>
              <table:table-cell office:value-type="float" office:value="0.607">
                <text:p>0.60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.82859199999999">
                <text:p>3.82859199999999</text:p>
              </table:table-cell>
              <table:table-cell office:value-type="float" office:value="0.606">
                <text:p>0.60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.82980399999999">
                <text:p>3.82980399999999</text:p>
              </table:table-cell>
              <table:table-cell office:value-type="float" office:value="0.606">
                <text:p>0.60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.83101399999999">
                <text:p>3.83101399999999</text:p>
              </table:table-cell>
              <table:table-cell office:value-type="float" office:value="0.605">
                <text:p>0.60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.83222399999999">
                <text:p>3.83222399999999</text:p>
              </table:table-cell>
              <table:table-cell office:value-type="float" office:value="0.605">
                <text:p>0.60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.83343199999999">
                <text:p>3.83343199999999</text:p>
              </table:table-cell>
              <table:table-cell office:value-type="float" office:value="0.604">
                <text:p>0.60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.83463999999999">
                <text:p>3.83463999999999</text:p>
              </table:table-cell>
              <table:table-cell office:value-type="float" office:value="0.604">
                <text:p>0.60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.83584599999999">
                <text:p>3.83584599999999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.83704999999999">
                <text:p>3.83704999999999</text:p>
              </table:table-cell>
              <table:table-cell office:value-type="float" office:value="0.602">
                <text:p>0.60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.83825399999999">
                <text:p>3.83825399999999</text:p>
              </table:table-cell>
              <table:table-cell office:value-type="float" office:value="0.602">
                <text:p>0.60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.83945599999999">
                <text:p>3.83945599999999</text:p>
              </table:table-cell>
              <table:table-cell office:value-type="float" office:value="0.601">
                <text:p>0.60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.84065599999999">
                <text:p>3.8406559999999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.84185599999999">
                <text:p>3.8418559999999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.84305399999999">
                <text:p>3.84305399999999</text:p>
              </table:table-cell>
              <table:table-cell office:value-type="float" office:value="0.599">
                <text:p>0.59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.84424999999999">
                <text:p>3.84424999999999</text:p>
              </table:table-cell>
              <table:table-cell office:value-type="float" office:value="0.598">
                <text:p>0.59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.84544599999999">
                <text:p>3.84544599999999</text:p>
              </table:table-cell>
              <table:table-cell office:value-type="float" office:value="0.598">
                <text:p>0.59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.84664199999999">
                <text:p>3.84664199999999</text:p>
              </table:table-cell>
              <table:table-cell office:value-type="float" office:value="0.598">
                <text:p>0.59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.84783799999999">
                <text:p>3.84783799999999</text:p>
              </table:table-cell>
              <table:table-cell office:value-type="float" office:value="0.598">
                <text:p>0.59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.84903199999999">
                <text:p>3.84903199999999</text:p>
              </table:table-cell>
              <table:table-cell office:value-type="float" office:value="0.597">
                <text:p>0.59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.85022799999999">
                <text:p>3.85022799999999</text:p>
              </table:table-cell>
              <table:table-cell office:value-type="float" office:value="0.598">
                <text:p>0.59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.851424">
                <text:p>3.851424</text:p>
              </table:table-cell>
              <table:table-cell office:value-type="float" office:value="0.598">
                <text:p>0.59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.85262">
                <text:p>3.85262</text:p>
              </table:table-cell>
              <table:table-cell office:value-type="float" office:value="0.598">
                <text:p>0.59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.853818">
                <text:p>3.853818</text:p>
              </table:table-cell>
              <table:table-cell office:value-type="float" office:value="0.599">
                <text:p>0.59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.855016">
                <text:p>3.855016</text:p>
              </table:table-cell>
              <table:table-cell office:value-type="float" office:value="0.599">
                <text:p>0.59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.856216">
                <text:p>3.85621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.857416">
                <text:p>3.85741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.858618">
                <text:p>3.858618</text:p>
              </table:table-cell>
              <table:table-cell office:value-type="float" office:value="0.601">
                <text:p>0.60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.859822">
                <text:p>3.859822</text:p>
              </table:table-cell>
              <table:table-cell office:value-type="float" office:value="0.602">
                <text:p>0.60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.861026">
                <text:p>3.861026</text:p>
              </table:table-cell>
              <table:table-cell office:value-type="float" office:value="0.602">
                <text:p>0.60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.86223">
                <text:p>3.86223</text:p>
              </table:table-cell>
              <table:table-cell office:value-type="float" office:value="0.602">
                <text:p>0.60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.863434">
                <text:p>3.863434</text:p>
              </table:table-cell>
              <table:table-cell office:value-type="float" office:value="0.602">
                <text:p>0.60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.864636">
                <text:p>3.864636</text:p>
              </table:table-cell>
              <table:table-cell office:value-type="float" office:value="0.601">
                <text:p>0.60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.865838">
                <text:p>3.865838</text:p>
              </table:table-cell>
              <table:table-cell office:value-type="float" office:value="0.601">
                <text:p>0.60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.867038">
                <text:p>3.86703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.868234">
                <text:p>3.868234</text:p>
              </table:table-cell>
              <table:table-cell office:value-type="float" office:value="0.598">
                <text:p>0.59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.869428">
                <text:p>3.869428</text:p>
              </table:table-cell>
              <table:table-cell office:value-type="float" office:value="0.597">
                <text:p>0.59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.870618">
                <text:p>3.870618</text:p>
              </table:table-cell>
              <table:table-cell office:value-type="float" office:value="0.595">
                <text:p>0.59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.871802">
                <text:p>3.871802</text:p>
              </table:table-cell>
              <table:table-cell office:value-type="float" office:value="0.592">
                <text:p>0.59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.872982">
                <text:p>3.872982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.874156">
                <text:p>3.874156</text:p>
              </table:table-cell>
              <table:table-cell office:value-type="float" office:value="0.587">
                <text:p>0.58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.87532399999999">
                <text:p>3.87532399999999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.87648399999999">
                <text:p>3.87648399999999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.877638">
                <text:p>3.877638</text:p>
              </table:table-cell>
              <table:table-cell office:value-type="float" office:value="0.577">
                <text:p>0.57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.87878399999999">
                <text:p>3.87878399999999</text:p>
              </table:table-cell>
              <table:table-cell office:value-type="float" office:value="0.573">
                <text:p>0.57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.87992399999999">
                <text:p>3.87992399999999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.881056">
                <text:p>3.881056</text:p>
              </table:table-cell>
              <table:table-cell office:value-type="float" office:value="0.566">
                <text:p>0.56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.88217999999999">
                <text:p>3.88217999999999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.88329599999999">
                <text:p>3.88329599999999</text:p>
              </table:table-cell>
              <table:table-cell office:value-type="float" office:value="0.558">
                <text:p>0.55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.88440399999999">
                <text:p>3.88440399999999</text:p>
              </table:table-cell>
              <table:table-cell office:value-type="float" office:value="0.554">
                <text:p>0.55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.88550599999999">
                <text:p>3.88550599999999</text:p>
              </table:table-cell>
              <table:table-cell office:value-type="float" office:value="0.551">
                <text:p>0.55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.88659999999999">
                <text:p>3.88659999999999</text:p>
              </table:table-cell>
              <table:table-cell office:value-type="float" office:value="0.547">
                <text:p>0.54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.887686">
                <text:p>3.887686</text:p>
              </table:table-cell>
              <table:table-cell office:value-type="float" office:value="0.543">
                <text:p>0.54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.888766">
                <text:p>3.88876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.88983999999999">
                <text:p>3.88983999999999</text:p>
              </table:table-cell>
              <table:table-cell office:value-type="float" office:value="0.537">
                <text:p>0.53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.89090799999999">
                <text:p>3.89090799999999</text:p>
              </table:table-cell>
              <table:table-cell office:value-type="float" office:value="0.534">
                <text:p>0.53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.89197">
                <text:p>3.89197</text:p>
              </table:table-cell>
              <table:table-cell office:value-type="float" office:value="0.531">
                <text:p>0.53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.893026">
                <text:p>3.893026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.894076">
                <text:p>3.894076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.89512">
                <text:p>3.89512</text:p>
              </table:table-cell>
              <table:table-cell office:value-type="float" office:value="0.522">
                <text:p>0.52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.89616">
                <text:p>3.8961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.897194">
                <text:p>3.897194</text:p>
              </table:table-cell>
              <table:table-cell office:value-type="float" office:value="0.517">
                <text:p>0.51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.898224">
                <text:p>3.898224</text:p>
              </table:table-cell>
              <table:table-cell office:value-type="float" office:value="0.515">
                <text:p>0.51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.89925">
                <text:p>3.89925</text:p>
              </table:table-cell>
              <table:table-cell office:value-type="float" office:value="0.513">
                <text:p>0.51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.900272">
                <text:p>3.900272</text:p>
              </table:table-cell>
              <table:table-cell office:value-type="float" office:value="0.511">
                <text:p>0.51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.901288">
                <text:p>3.901288</text:p>
              </table:table-cell>
              <table:table-cell office:value-type="float" office:value="0.508">
                <text:p>0.50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.9023">
                <text:p>3.9023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.903308">
                <text:p>3.903308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.904312">
                <text:p>3.904312</text:p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.905314">
                <text:p>3.905314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.906312">
                <text:p>3.906312</text:p>
              </table:table-cell>
              <table:table-cell office:value-type="float" office:value="0.499">
                <text:p>0.49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.907306">
                <text:p>3.907306</text:p>
              </table:table-cell>
              <table:table-cell office:value-type="float" office:value="0.497">
                <text:p>0.49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.908298">
                <text:p>3.908298</text:p>
              </table:table-cell>
              <table:table-cell office:value-type="float" office:value="0.496">
                <text:p>0.49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.909286">
                <text:p>3.909286</text:p>
              </table:table-cell>
              <table:table-cell office:value-type="float" office:value="0.494">
                <text:p>0.49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.910272">
                <text:p>3.910272</text:p>
              </table:table-cell>
              <table:table-cell office:value-type="float" office:value="0.493">
                <text:p>0.49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.911256">
                <text:p>3.911256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.912238">
                <text:p>3.912238</text:p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.913218">
                <text:p>3.913218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.914198">
                <text:p>3.914198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.915176">
                <text:p>3.915176</text:p>
              </table:table-cell>
              <table:table-cell office:value-type="float" office:value="0.489">
                <text:p>0.48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.916154">
                <text:p>3.916154</text:p>
              </table:table-cell>
              <table:table-cell office:value-type="float" office:value="0.489">
                <text:p>0.48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.91713">
                <text:p>3.91713</text:p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.918106">
                <text:p>3.918106</text:p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.919082">
                <text:p>3.919082</text:p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.92006">
                <text:p>3.92006</text:p>
              </table:table-cell>
              <table:table-cell office:value-type="float" office:value="0.489">
                <text:p>0.48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.921038">
                <text:p>3.921038</text:p>
              </table:table-cell>
              <table:table-cell office:value-type="float" office:value="0.489">
                <text:p>0.48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.922016">
                <text:p>3.922016</text:p>
              </table:table-cell>
              <table:table-cell office:value-type="float" office:value="0.489">
                <text:p>0.48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.922996">
                <text:p>3.92299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.923976">
                <text:p>3.92397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.924958">
                <text:p>3.924958</text:p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.92594">
                <text:p>3.92594</text:p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.926924">
                <text:p>3.926924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.927908">
                <text:p>3.927908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.928892">
                <text:p>3.928892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.929878">
                <text:p>3.929878</text:p>
              </table:table-cell>
              <table:table-cell office:value-type="float" office:value="0.493">
                <text:p>0.49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.930862">
                <text:p>3.930862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.931846">
                <text:p>3.931846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.93283">
                <text:p>3.93283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.933812">
                <text:p>3.933812</text:p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.934794">
                <text:p>3.934794</text:p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.935774">
                <text:p>3.93577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.936752">
                <text:p>3.936752</text:p>
              </table:table-cell>
              <table:table-cell office:value-type="float" office:value="0.489">
                <text:p>0.48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.937728">
                <text:p>3.937728</text:p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.9387">
                <text:p>3.9387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.93967">
                <text:p>3.93967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.940636">
                <text:p>3.940636</text:p>
              </table:table-cell>
              <table:table-cell office:value-type="float" office:value="0.483">
                <text:p>0.48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.941598">
                <text:p>3.941598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.942556">
                <text:p>3.942556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.94351">
                <text:p>3.94351</text:p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.944458">
                <text:p>3.944458</text:p>
              </table:table-cell>
              <table:table-cell office:value-type="float" office:value="0.474">
                <text:p>0.47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.9454">
                <text:p>3.9454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.946338">
                <text:p>3.946338</text:p>
              </table:table-cell>
              <table:table-cell office:value-type="float" office:value="0.469">
                <text:p>0.46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.94727">
                <text:p>3.94727</text:p>
              </table:table-cell>
              <table:table-cell office:value-type="float" office:value="0.466">
                <text:p>0.46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.948196">
                <text:p>3.948196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.949116">
                <text:p>3.94911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.95003">
                <text:p>3.95003</text:p>
              </table:table-cell>
              <table:table-cell office:value-type="float" office:value="0.457">
                <text:p>0.45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.950938">
                <text:p>3.950938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.95184">
                <text:p>3.95184</text:p>
              </table:table-cell>
              <table:table-cell office:value-type="float" office:value="0.451">
                <text:p>0.45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.952736">
                <text:p>3.952736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.953626">
                <text:p>3.953626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.954512">
                <text:p>3.954512</text:p>
              </table:table-cell>
              <table:table-cell office:value-type="float" office:value="0.443">
                <text:p>0.44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.955394">
                <text:p>3.955394</text:p>
              </table:table-cell>
              <table:table-cell office:value-type="float" office:value="0.441">
                <text:p>0.44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.956272">
                <text:p>3.956272</text:p>
              </table:table-cell>
              <table:table-cell office:value-type="float" office:value="0.439">
                <text:p>0.43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.957146">
                <text:p>3.957146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.958018">
                <text:p>3.958018</text:p>
              </table:table-cell>
              <table:table-cell office:value-type="float" office:value="0.436">
                <text:p>0.43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.958888">
                <text:p>3.958888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.959756">
                <text:p>3.959756</text:p>
              </table:table-cell>
              <table:table-cell office:value-type="float" office:value="0.434">
                <text:p>0.43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.960624">
                <text:p>3.960624</text:p>
              </table:table-cell>
              <table:table-cell office:value-type="float" office:value="0.434">
                <text:p>0.43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.961492">
                <text:p>3.961492</text:p>
              </table:table-cell>
              <table:table-cell office:value-type="float" office:value="0.434">
                <text:p>0.43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.96236">
                <text:p>3.96236</text:p>
              </table:table-cell>
              <table:table-cell office:value-type="float" office:value="0.434">
                <text:p>0.43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.963228">
                <text:p>3.963228</text:p>
              </table:table-cell>
              <table:table-cell office:value-type="float" office:value="0.434">
                <text:p>0.43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.964096">
                <text:p>3.964096</text:p>
              </table:table-cell>
              <table:table-cell office:value-type="float" office:value="0.434">
                <text:p>0.43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.964966">
                <text:p>3.964966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.965836">
                <text:p>3.965836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.966708">
                <text:p>3.966708</text:p>
              </table:table-cell>
              <table:table-cell office:value-type="float" office:value="0.436">
                <text:p>0.43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.967582">
                <text:p>3.967582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.968456">
                <text:p>3.968456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.969332">
                <text:p>3.969332</text:p>
              </table:table-cell>
              <table:table-cell office:value-type="float" office:value="0.438">
                <text:p>0.43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.970208">
                <text:p>3.970208</text:p>
              </table:table-cell>
              <table:table-cell office:value-type="float" office:value="0.438">
                <text:p>0.43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.971086">
                <text:p>3.971086</text:p>
              </table:table-cell>
              <table:table-cell office:value-type="float" office:value="0.439">
                <text:p>0.43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.971964">
                <text:p>3.971964</text:p>
              </table:table-cell>
              <table:table-cell office:value-type="float" office:value="0.439">
                <text:p>0.43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.972844">
                <text:p>3.97284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.973724">
                <text:p>3.97372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.974604">
                <text:p>3.97460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.975484">
                <text:p>3.97548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.976364">
                <text:p>3.97636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.977244">
                <text:p>3.97724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.978124">
                <text:p>3.97812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.979004">
                <text:p>3.97900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.979884">
                <text:p>3.97988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.980762">
                <text:p>3.980762</text:p>
              </table:table-cell>
              <table:table-cell office:value-type="float" office:value="0.439">
                <text:p>0.43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.98164">
                <text:p>3.98164</text:p>
              </table:table-cell>
              <table:table-cell office:value-type="float" office:value="0.439">
                <text:p>0.43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.982516">
                <text:p>3.982516</text:p>
              </table:table-cell>
              <table:table-cell office:value-type="float" office:value="0.438">
                <text:p>0.43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.98339">
                <text:p>3.98339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.984262">
                <text:p>3.984262</text:p>
              </table:table-cell>
              <table:table-cell office:value-type="float" office:value="0.436">
                <text:p>0.43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.985132">
                <text:p>3.985132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.985998">
                <text:p>3.985998</text:p>
              </table:table-cell>
              <table:table-cell office:value-type="float" office:value="0.433">
                <text:p>0.43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.986862">
                <text:p>3.986862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.987722">
                <text:p>3.98772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.988578">
                <text:p>3.988578</text:p>
              </table:table-cell>
              <table:table-cell office:value-type="float" office:value="0.428">
                <text:p>0.42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.989432">
                <text:p>3.989432</text:p>
              </table:table-cell>
              <table:table-cell office:value-type="float" office:value="0.427">
                <text:p>0.42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.990282">
                <text:p>3.990282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.991128">
                <text:p>3.991128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.99197">
                <text:p>3.99197</text:p>
              </table:table-cell>
              <table:table-cell office:value-type="float" office:value="0.421">
                <text:p>0.42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.992808">
                <text:p>3.992808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.993642">
                <text:p>3.993642</text:p>
              </table:table-cell>
              <table:table-cell office:value-type="float" office:value="0.417">
                <text:p>0.41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.994472">
                <text:p>3.994472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.995298">
                <text:p>3.995298</text:p>
              </table:table-cell>
              <table:table-cell office:value-type="float" office:value="0.413">
                <text:p>0.41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.99612">
                <text:p>3.99612</text:p>
              </table:table-cell>
              <table:table-cell office:value-type="float" office:value="0.411">
                <text:p>0.41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.996938">
                <text:p>3.996938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.997754">
                <text:p>3.997754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.998566">
                <text:p>3.998566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.999374">
                <text:p>3.999374</text:p>
              </table:table-cell>
              <table:table-cell office:value-type="float" office:value="0.404">
                <text:p>0.40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4.000178">
                <text:p>4.000178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4.000978">
                <text:p>4.00097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4.001774">
                <text:p>4.001774</text:p>
              </table:table-cell>
              <table:table-cell office:value-type="float" office:value="0.398">
                <text:p>0.39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4.002566">
                <text:p>4.002566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4.003356">
                <text:p>4.003356</text:p>
              </table:table-cell>
              <table:table-cell office:value-type="float" office:value="0.395">
                <text:p>0.39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4.004142">
                <text:p>4.004142</text:p>
              </table:table-cell>
              <table:table-cell office:value-type="float" office:value="0.393">
                <text:p>0.39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4.004924">
                <text:p>4.004924</text:p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4.005702">
                <text:p>4.005702</text:p>
              </table:table-cell>
              <table:table-cell office:value-type="float" office:value="0.389">
                <text:p>0.38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4.006476">
                <text:p>4.006476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4.007248">
                <text:p>4.007248</text:p>
              </table:table-cell>
              <table:table-cell office:value-type="float" office:value="0.386">
                <text:p>0.38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4.008016">
                <text:p>4.008016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4.008782">
                <text:p>4.008782</text:p>
              </table:table-cell>
              <table:table-cell office:value-type="float" office:value="0.383">
                <text:p>0.38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4.009544">
                <text:p>4.009544</text:p>
              </table:table-cell>
              <table:table-cell office:value-type="float" office:value="0.381">
                <text:p>0.38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4.010304">
                <text:p>4.01030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4.01106">
                <text:p>4.01106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4.011814">
                <text:p>4.011814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4.012566">
                <text:p>4.012566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4.013318">
                <text:p>4.013318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4.014068">
                <text:p>4.014068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4.014818">
                <text:p>4.014818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4.015566">
                <text:p>4.015566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4.016314">
                <text:p>4.016314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4.017062">
                <text:p>4.017062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4.017812">
                <text:p>4.01781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4.018562">
                <text:p>4.01856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4.019312">
                <text:p>4.01931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4.020064">
                <text:p>4.020064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4.020816">
                <text:p>4.020816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4.02157">
                <text:p>4.02157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4.022324">
                <text:p>4.022324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4.02308">
                <text:p>4.02308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4.023836">
                <text:p>4.023836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4.024592">
                <text:p>4.024592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4.02535">
                <text:p>4.02535</text:p>
              </table:table-cell>
              <table:table-cell office:value-type="float" office:value="0.379">
                <text:p>0.37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4.026108">
                <text:p>4.026108</text:p>
              </table:table-cell>
              <table:table-cell office:value-type="float" office:value="0.379">
                <text:p>0.37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4.026866">
                <text:p>4.026866</text:p>
              </table:table-cell>
              <table:table-cell office:value-type="float" office:value="0.379">
                <text:p>0.37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4.027624">
                <text:p>4.027624</text:p>
              </table:table-cell>
              <table:table-cell office:value-type="float" office:value="0.379">
                <text:p>0.37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4.028382">
                <text:p>4.028382</text:p>
              </table:table-cell>
              <table:table-cell office:value-type="float" office:value="0.379">
                <text:p>0.37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4.029138">
                <text:p>4.029138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4.029894">
                <text:p>4.029894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4.030648">
                <text:p>4.030648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4.0314">
                <text:p>4.0314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4.03215">
                <text:p>4.0321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4.032898">
                <text:p>4.032898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4.033644">
                <text:p>4.033644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4.034388">
                <text:p>4.034388</text:p>
              </table:table-cell>
              <table:table-cell office:value-type="float" office:value="0.372">
                <text:p>0.37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4.03513">
                <text:p>4.03513</text:p>
              </table:table-cell>
              <table:table-cell office:value-type="float" office:value="0.371">
                <text:p>0.37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4.035868">
                <text:p>4.035868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4.036604">
                <text:p>4.036604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4.037336">
                <text:p>4.037336</text:p>
              </table:table-cell>
              <table:table-cell office:value-type="float" office:value="0.366">
                <text:p>0.36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4.038066">
                <text:p>4.038066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4.038792">
                <text:p>4.038792</text:p>
              </table:table-cell>
              <table:table-cell office:value-type="float" office:value="0.363">
                <text:p>0.36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4.039514">
                <text:p>4.039514</text:p>
              </table:table-cell>
              <table:table-cell office:value-type="float" office:value="0.361">
                <text:p>0.36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4.040232">
                <text:p>4.040232</text:p>
              </table:table-cell>
              <table:table-cell office:value-type="float" office:value="0.359">
                <text:p>0.35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4.040946">
                <text:p>4.040946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4.041658">
                <text:p>4.041658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4.042366">
                <text:p>4.042366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4.04307">
                <text:p>4.04307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4.04377">
                <text:p>4.0437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4.044466">
                <text:p>4.044466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4.045158">
                <text:p>4.045158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4.045848">
                <text:p>4.045848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4.046534">
                <text:p>4.046534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4.047216">
                <text:p>4.047216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4.047896">
                <text:p>4.04789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4.048572">
                <text:p>4.048572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4.049246">
                <text:p>4.049246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4.049916">
                <text:p>4.049916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4.050584">
                <text:p>4.050584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4.05125">
                <text:p>4.05125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4.051914">
                <text:p>4.051914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4.052576">
                <text:p>4.052576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4.053236">
                <text:p>4.05323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4.053894">
                <text:p>4.053894</text:p>
              </table:table-cell>
              <table:table-cell office:value-type="float" office:value="0.329">
                <text:p>0.32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4.054552">
                <text:p>4.054552</text:p>
              </table:table-cell>
              <table:table-cell office:value-type="float" office:value="0.329">
                <text:p>0.32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4.055208">
                <text:p>4.055208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4.055864">
                <text:p>4.055864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4.056518">
                <text:p>4.056518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4.05717">
                <text:p>4.05717</text:p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4.057822">
                <text:p>4.057822</text:p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4.058472">
                <text:p>4.058472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4.059122">
                <text:p>4.059122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4.05977">
                <text:p>4.05977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4.060416">
                <text:p>4.060416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4.06106">
                <text:p>4.06106</text:p>
              </table:table-cell>
              <table:table-cell office:value-type="float" office:value="0.322">
                <text:p>0.32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4.061702">
                <text:p>4.061702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4.062342">
                <text:p>4.06234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4.06298">
                <text:p>4.06298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4.063616">
                <text:p>4.063616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4.064248">
                <text:p>4.06424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4.064878">
                <text:p>4.064878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4.065504">
                <text:p>4.065504</text:p>
              </table:table-cell>
              <table:table-cell office:value-type="float" office:value="0.313">
                <text:p>0.31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4.066128">
                <text:p>4.066128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4.066748">
                <text:p>4.066748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4.067366">
                <text:p>4.067366</text:p>
              </table:table-cell>
              <table:table-cell office:value-type="float" office:value="0.309">
                <text:p>0.30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4.067982">
                <text:p>4.067982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4.068594">
                <text:p>4.068594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4.069204">
                <text:p>4.069204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4.069812">
                <text:p>4.069812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4.070418">
                <text:p>4.070418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4.071022">
                <text:p>4.071022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4.071626">
                <text:p>4.071626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4.072228">
                <text:p>4.072228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4.07283">
                <text:p>4.07283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4.073432">
                <text:p>4.073432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4.074034">
                <text:p>4.074034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4.074636">
                <text:p>4.074636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4.07524">
                <text:p>4.07524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4.075844">
                <text:p>4.075844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4.076448">
                <text:p>4.076448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4.077054">
                <text:p>4.077054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4.07766">
                <text:p>4.07766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4.078266">
                <text:p>4.078266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4.078874">
                <text:p>4.078874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4.079482">
                <text:p>4.079482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4.08009">
                <text:p>4.08009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4.080698">
                <text:p>4.080698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4.081306">
                <text:p>4.081306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4.081914">
                <text:p>4.081914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4.082522">
                <text:p>4.082522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4.083132">
                <text:p>4.083132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4.083742">
                <text:p>4.083742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4.084352">
                <text:p>4.084352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4.084962">
                <text:p>4.084962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4.085572">
                <text:p>4.085572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4.086182">
                <text:p>4.086182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4.086792">
                <text:p>4.086792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4.087402">
                <text:p>4.087402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4.088012">
                <text:p>4.088012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4.088622">
                <text:p>4.088622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4.089232">
                <text:p>4.089232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4.08984">
                <text:p>4.08984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4.090448">
                <text:p>4.090448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4.091056">
                <text:p>4.091056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4.091664">
                <text:p>4.091664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4.09227">
                <text:p>4.09227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4.092876">
                <text:p>4.092876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4.09348">
                <text:p>4.09348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4.094082">
                <text:p>4.094082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4.094684">
                <text:p>4.094684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4.095284">
                <text:p>4.09528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4.095882">
                <text:p>4.095882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4.096478">
                <text:p>4.096478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4.097072">
                <text:p>4.097072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4.097664">
                <text:p>4.097664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4.098254">
                <text:p>4.09825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4.098842">
                <text:p>4.098842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4.099426">
                <text:p>4.099426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4.100008">
                <text:p>4.100008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4.100588">
                <text:p>4.100588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4.101164">
                <text:p>4.101164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4.101738">
                <text:p>4.101738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4.102308">
                <text:p>4.102308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4.102874">
                <text:p>4.102874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4.103436">
                <text:p>4.103436</text:p>
              </table:table-cell>
              <table:table-cell office:value-type="float" office:value="0.281">
                <text:p>0.28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4.103996">
                <text:p>4.10399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4.104552">
                <text:p>4.104552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4.105102">
                <text:p>4.105102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4.105648">
                <text:p>4.105648</text:p>
              </table:table-cell>
              <table:table-cell office:value-type="float" office:value="0.273">
                <text:p>0.273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4.10619">
                <text:p>4.10619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4.106728">
                <text:p>4.106728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4.107262">
                <text:p>4.107262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4.107792">
                <text:p>4.107792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4.108318">
                <text:p>4.108318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4.10884">
                <text:p>4.10884</text:p>
              </table:table-cell>
              <table:table-cell office:value-type="float" office:value="0.261">
                <text:p>0.26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4.109358">
                <text:p>4.109358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4.109874">
                <text:p>4.109874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4.110386">
                <text:p>4.110386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4.110896">
                <text:p>4.110896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4.111404">
                <text:p>4.111404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4.11191">
                <text:p>4.11191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4.112414">
                <text:p>4.112414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4.112916">
                <text:p>4.112916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4.113418">
                <text:p>4.113418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4.113918">
                <text:p>4.11391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4.114418">
                <text:p>4.11441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4.114918">
                <text:p>4.11491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4.115418">
                <text:p>4.11541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4.11591799999999">
                <text:p>4.1159179999999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4.11641799999999">
                <text:p>4.1164179999999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4.11691999999999">
                <text:p>4.11691999999999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4.11742199999999">
                <text:p>4.11742199999999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4.11792399999999">
                <text:p>4.11792399999999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4.11842599999999">
                <text:p>4.11842599999999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4.11892999999999">
                <text:p>4.11892999999999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4.119434">
                <text:p>4.119434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4.11993999999999">
                <text:p>4.11993999999999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4.12044599999999">
                <text:p>4.12044599999999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4.12095199999999">
                <text:p>4.12095199999999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4.12145999999999">
                <text:p>4.12145999999999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4.12196799999999">
                <text:p>4.12196799999999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4.12247599999999">
                <text:p>4.12247599999999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4.12298399999999">
                <text:p>4.12298399999999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4.12349199999999">
                <text:p>4.12349199999999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4.12399999999999">
                <text:p>4.12399999999999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4.12450599999999">
                <text:p>4.12450599999999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4.12501199999999">
                <text:p>4.12501199999999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4.12551799999999">
                <text:p>4.12551799999999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4.12602199999999">
                <text:p>4.12602199999999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4.12652599999999">
                <text:p>4.12652599999999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4.12702799999999">
                <text:p>4.12702799999999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4.12752799999999">
                <text:p>4.1275279999999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4.12802599999999">
                <text:p>4.12802599999999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4.12852399999999">
                <text:p>4.12852399999999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4.12901999999999">
                <text:p>4.12901999999999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4.12951399999999">
                <text:p>4.12951399999999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4.13000599999999">
                <text:p>4.13000599999999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4.13049799999999">
                <text:p>4.13049799999999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4.13098799999999">
                <text:p>4.13098799999999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4.13147799999999">
                <text:p>4.13147799999999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4.13196599999999">
                <text:p>4.13196599999999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4.13245199999999">
                <text:p>4.13245199999999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4.132938">
                <text:p>4.132938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4.133422">
                <text:p>4.133422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4.133904">
                <text:p>4.133904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4.134386">
                <text:p>4.134386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4.13486599999999">
                <text:p>4.1348659999999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4.13534599999999">
                <text:p>4.1353459999999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4.13582399999999">
                <text:p>4.13582399999999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4.13629999999999">
                <text:p>4.13629999999999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4.13677599999999">
                <text:p>4.13677599999999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4.13724999999999">
                <text:p>4.13724999999999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4.13772199999999">
                <text:p>4.13772199999999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4.13819399999999">
                <text:p>4.13819399999999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4.13866399999999">
                <text:p>4.13866399999999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4.13913199999999">
                <text:p>4.13913199999999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4.13959999999999">
                <text:p>4.13959999999999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4.14006599999999">
                <text:p>4.14006599999999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4.14053199999999">
                <text:p>4.14053199999999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4.14099599999999">
                <text:p>4.14099599999999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4.14145999999999">
                <text:p>4.14145999999999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4.14192399999999">
                <text:p>4.14192399999999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.14238599999999">
                <text:p>4.14238599999999</text:p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4.14284799999999">
                <text:p>4.14284799999999</text:p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4.14330999999999">
                <text:p>4.14330999999999</text:p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4.14377399999999">
                <text:p>4.14377399999999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4.14423799999999">
                <text:p>4.14423799999999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4.14470199999999">
                <text:p>4.14470199999999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4.14516599999999">
                <text:p>4.14516599999999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4.14563199999999">
                <text:p>4.14563199999999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4.14609799999999">
                <text:p>4.14609799999999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4.14656599999999">
                <text:p>4.14656599999999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4.14703399999999">
                <text:p>4.14703399999999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4.14750199999999">
                <text:p>4.14750199999999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4.14796999999999">
                <text:p>4.14796999999999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4.14843799999999">
                <text:p>4.14843799999999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4.14890599999999">
                <text:p>4.14890599999999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4.14937399999999">
                <text:p>4.14937399999999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4.14983999999999">
                <text:p>4.14983999999999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4.15030599999999">
                <text:p>4.15030599999999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4.15077199999999">
                <text:p>4.15077199999999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4.15123599999999">
                <text:p>4.15123599999999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4.15169999999999">
                <text:p>4.15169999999999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4.15216199999999">
                <text:p>4.15216199999999</text:p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4.15262199999999">
                <text:p>4.1526219999999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4.15308199999999">
                <text:p>4.1530819999999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4.15353999999999">
                <text:p>4.15353999999999</text:p>
              </table:table-cell>
              <table:table-cell office:value-type="float" office:value="0.229">
                <text:p>0.22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4.15399799999999">
                <text:p>4.15399799999999</text:p>
              </table:table-cell>
              <table:table-cell office:value-type="float" office:value="0.229">
                <text:p>0.229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4.15445399999999">
                <text:p>4.15445399999999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4.15490999999999">
                <text:p>4.15490999999999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4.15536599999999">
                <text:p>4.15536599999999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4.15581999999999">
                <text:p>4.15581999999999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4.15627399999999">
                <text:p>4.15627399999999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4.15672599999999">
                <text:p>4.15672599999999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4.15717799999999">
                <text:p>4.15717799999999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4.15762799999999">
                <text:p>4.15762799999999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4.15807799999999">
                <text:p>4.15807799999999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4.15852599999999">
                <text:p>4.15852599999999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4.15897199999999">
                <text:p>4.15897199999999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4.15941599999999">
                <text:p>4.15941599999999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4.15985799999999">
                <text:p>4.15985799999999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4.16029799999999">
                <text:p>4.1602979999999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.16073599999999">
                <text:p>4.16073599999999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4.16117199999999">
                <text:p>4.16117199999999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4.16160799999999">
                <text:p>4.16160799999999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4.16204199999999">
                <text:p>4.16204199999999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4.16247399999999">
                <text:p>4.16247399999999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4.16290399999999">
                <text:p>4.16290399999999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4.16333399999999">
                <text:p>4.16333399999999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4.16376399999999">
                <text:p>4.16376399999999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4.16419199999999">
                <text:p>4.16419199999999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4.16461999999999">
                <text:p>4.16461999999999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4.16504799999999">
                <text:p>4.16504799999999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4.16547799999999">
                <text:p>4.16547799999999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4.16590799999999">
                <text:p>4.16590799999999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4.16633799999999">
                <text:p>4.16633799999999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4.16676999999999">
                <text:p>4.16676999999999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4.16720399999999">
                <text:p>4.16720399999999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4.16763999999999">
                <text:p>4.16763999999999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4.16807799999999">
                <text:p>4.16807799999999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4.16851799999999">
                <text:p>4.1685179999999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4.16895799999999">
                <text:p>4.1689579999999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4.16939999999999">
                <text:p>4.16939999999999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4.16984399999999">
                <text:p>4.16984399999999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4.17028999999999">
                <text:p>4.17028999999999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4.17073799999999">
                <text:p>4.17073799999999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4.17118799999999">
                <text:p>4.17118799999999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4.17163999999999">
                <text:p>4.17163999999999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4.17209199999999">
                <text:p>4.17209199999999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4.17254599999999">
                <text:p>4.17254599999999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4.17299999999999">
                <text:p>4.17299999999999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4.17345599999999">
                <text:p>4.17345599999999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4.17391199999999">
                <text:p>4.17391199999999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4.17436799999999">
                <text:p>4.17436799999999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4.17482399999999">
                <text:p>4.17482399999999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4.17527999999999">
                <text:p>4.17527999999999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4.17573399999999">
                <text:p>4.17573399999999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4.17618799999999">
                <text:p>4.17618799999999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4.17663999999999">
                <text:p>4.17663999999999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4.17709199999999">
                <text:p>4.17709199999999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4.17754199999999">
                <text:p>4.17754199999999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4.17798999999999">
                <text:p>4.17798999999999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4.17843599999999">
                <text:p>4.17843599999999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4.17887999999999">
                <text:p>4.17887999999999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4.17932199999999">
                <text:p>4.17932199999999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4.17976199999999">
                <text:p>4.1797619999999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4.18019999999999">
                <text:p>4.18019999999999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4.18063399999999">
                <text:p>4.18063399999999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4.18106599999999">
                <text:p>4.18106599999999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4.18149399999999">
                <text:p>4.18149399999999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4.18191799999999">
                <text:p>4.18191799999999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4.18233799999999">
                <text:p>4.1823379999999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4.18275599999999">
                <text:p>4.18275599999999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4.18316999999999">
                <text:p>4.18316999999999</text:p>
              </table:table-cell>
              <table:table-cell office:value-type="float" office:value="0.207">
                <text:p>0.20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.18357999999999">
                <text:p>4.18357999999999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4.18398599999999">
                <text:p>4.18398599999999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.18438799999999">
                <text:p>4.18438799999999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4.18478599999999">
                <text:p>4.18478599999999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.18517999999999">
                <text:p>4.18517999999999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4.18557199999999">
                <text:p>4.18557199999999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4.18595999999999">
                <text:p>4.18595999999999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4.18634599999999">
                <text:p>4.18634599999999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4.18672799999999">
                <text:p>4.18672799999999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4.18710999999999">
                <text:p>4.18710999999999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4.18748999999999">
                <text:p>4.1874899999999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4.18786799999999">
                <text:p>4.18786799999999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4.18824599999999">
                <text:p>4.18824599999999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4.18862399999999">
                <text:p>4.18862399999999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4.18900199999999">
                <text:p>4.18900199999999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4.18937999999999">
                <text:p>4.18937999999999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4.18975999999999">
                <text:p>4.1897599999999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4.19014199999999">
                <text:p>4.19014199999999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4.19052599999999">
                <text:p>4.19052599999999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4.19091199999999">
                <text:p>4.19091199999999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.19130199999999">
                <text:p>4.19130199999999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4.19169399999999">
                <text:p>4.19169399999999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4.19208999999999">
                <text:p>4.19208999999999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4.19248999999999">
                <text:p>4.1924899999999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4.19289399999999">
                <text:p>4.19289399999999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4.19329999999999">
                <text:p>4.19329999999999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4.19370999999999">
                <text:p>4.19370999999999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.19412399999999">
                <text:p>4.19412399999999</text:p>
              </table:table-cell>
              <table:table-cell office:value-type="float" office:value="0.207">
                <text:p>0.207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.19453999999999">
                <text:p>4.19453999999999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.19495799999999">
                <text:p>4.19495799999999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.19537999999999">
                <text:p>4.19537999999999</text:p>
              </table:table-cell>
              <table:table-cell office:value-type="float" office:value="0.211">
                <text:p>0.21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.19580399999999">
                <text:p>4.19580399999999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.19622799999999">
                <text:p>4.19622799999999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.19665399999999">
                <text:p>4.19665399999999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.19707999999999">
                <text:p>4.19707999999999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.19750599999999">
                <text:p>4.19750599999999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.19793199999999">
                <text:p>4.19793199999999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4.19835799999999">
                <text:p>4.19835799999999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.19878199999999">
                <text:p>4.19878199999999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.19920599999999">
                <text:p>4.19920599999999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.19962799999999">
                <text:p>4.19962799999999</text:p>
              </table:table-cell>
              <table:table-cell office:value-type="float" office:value="0.211">
                <text:p>0.211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.20004799999999">
                <text:p>4.2000479999999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.20046599999999">
                <text:p>4.20046599999999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4.20087999999999">
                <text:p>4.20087999999999</text:p>
              </table:table-cell>
              <table:table-cell office:value-type="float" office:value="0.207">
                <text:p>0.207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.20129199999999">
                <text:p>4.20129199999999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.20169999999999">
                <text:p>4.20169999999999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4.20210599999999">
                <text:p>4.20210599999999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4.20250799999999">
                <text:p>4.20250799999999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4.20290599999999">
                <text:p>4.20290599999999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4.20330199999999">
                <text:p>4.20330199999999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4.20369399999999">
                <text:p>4.20369399999999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4.20408199999999">
                <text:p>4.20408199999999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4.20446799999999">
                <text:p>4.20446799999999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4.20484999999999">
                <text:p>4.20484999999999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4.20522799999999">
                <text:p>4.20522799999999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4.20560199999999">
                <text:p>4.20560199999999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4.20597399999999">
                <text:p>4.20597399999999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.20634199999999">
                <text:p>4.20634199999999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4.20670599999999">
                <text:p>4.20670599999999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4.20706599999999">
                <text:p>4.2070659999999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4.20742399999999">
                <text:p>4.20742399999999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4.20777799999999">
                <text:p>4.20777799999999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4.20812799999999">
                <text:p>4.20812799999999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4.20847599999999">
                <text:p>4.20847599999999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.20881999999999">
                <text:p>4.20881999999999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4.20916199999999">
                <text:p>4.20916199999999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4.20949999999999">
                <text:p>4.20949999999999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4.20983599999999">
                <text:p>4.20983599999999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.21016999999999">
                <text:p>4.21016999999999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4.21050199999999">
                <text:p>4.21050199999999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4.21083399999999">
                <text:p>4.21083399999999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4.21116399999999">
                <text:p>4.21116399999999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4.21149399999999">
                <text:p>4.21149399999999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4.21182399999999">
                <text:p>4.21182399999999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4.21215599999999">
                <text:p>4.21215599999999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4.21248799999999">
                <text:p>4.21248799999999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4.21282199999999">
                <text:p>4.21282199999999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4.21315799999999">
                <text:p>4.21315799999999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4.21349599999999">
                <text:p>4.21349599999999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4.21383599999999">
                <text:p>4.2138359999999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.21417799999999">
                <text:p>4.21417799999999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.21452199999999">
                <text:p>4.21452199999999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.21486799999999">
                <text:p>4.21486799999999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4.21521599999999">
                <text:p>4.21521599999999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4.21556599999999">
                <text:p>4.21556599999999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4.21591799999999">
                <text:p>4.21591799999999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4.21627199999999">
                <text:p>4.21627199999999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4.21662799999999">
                <text:p>4.21662799999999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4.21698599999999">
                <text:p>4.21698599999999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4.21734399999999">
                <text:p>4.21734399999999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4.21770199999999">
                <text:p>4.21770199999999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4.21806199999999">
                <text:p>4.2180619999999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4.21842199999999">
                <text:p>4.2184219999999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4.21877999999999">
                <text:p>4.21877999999999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4.21913799999999">
                <text:p>4.21913799999999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4.21949599999999">
                <text:p>4.21949599999999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4.21985399999999">
                <text:p>4.21985399999999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4.22020999999999">
                <text:p>4.22020999999999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.22056599999999">
                <text:p>4.22056599999999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4.22092199999999">
                <text:p>4.22092199999999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.22127599999999">
                <text:p>4.22127599999999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.22162999999999">
                <text:p>4.22162999999999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.22198399999999">
                <text:p>4.22198399999999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.22233599999999">
                <text:p>4.22233599999999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4.22268799999999">
                <text:p>4.22268799999999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.22303999999999">
                <text:p>4.22303999999999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4.22339199999999">
                <text:p>4.22339199999999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4.22374399999999">
                <text:p>4.22374399999999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4.224096">
                <text:p>4.224096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4.224446">
                <text:p>4.224446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4.224796">
                <text:p>4.224796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4.225146">
                <text:p>4.225146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4.225494">
                <text:p>4.225494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4.225842">
                <text:p>4.225842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4.22618999999999">
                <text:p>4.22618999999999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4.226536">
                <text:p>4.226536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4.226882">
                <text:p>4.226882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4.227228">
                <text:p>4.227228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4.227572">
                <text:p>4.227572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4.227916">
                <text:p>4.227916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4.228258">
                <text:p>4.228258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4.2286">
                <text:p>4.2286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4.228942">
                <text:p>4.228942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4.229282">
                <text:p>4.22928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4.22962199999999">
                <text:p>4.2296219999999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4.22996199999999">
                <text:p>4.2299619999999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4.23030199999999">
                <text:p>4.2303019999999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4.23064199999999">
                <text:p>4.2306419999999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4.23097999999999">
                <text:p>4.23097999999999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4.23131799999999">
                <text:p>4.23131799999999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4.23165799999999">
                <text:p>4.2316579999999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4.23199799999999">
                <text:p>4.2319979999999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4.23233799999999">
                <text:p>4.2323379999999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4.23267799999999">
                <text:p>4.2326779999999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4.23301799999999">
                <text:p>4.2330179999999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4.23335799999999">
                <text:p>4.2333579999999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4.23369999999999">
                <text:p>4.23369999999999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4.23404199999999">
                <text:p>4.23404199999999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4.23438399999999">
                <text:p>4.23438399999999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4.23472599999999">
                <text:p>4.23472599999999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4.23506999999999">
                <text:p>4.23506999999999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4.23541399999999">
                <text:p>4.23541399999999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4.23575799999999">
                <text:p>4.23575799999999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4.23610399999999">
                <text:p>4.23610399999999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4.23644999999999">
                <text:p>4.23644999999999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4.23679799999999">
                <text:p>4.23679799999999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4.23714599999999">
                <text:p>4.23714599999999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4.23749399999999">
                <text:p>4.23749399999999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4.23784399999999">
                <text:p>4.23784399999999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4.23819399999999">
                <text:p>4.23819399999999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4.23854399999999">
                <text:p>4.23854399999999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4.23889399999999">
                <text:p>4.23889399999999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4.23924399999999">
                <text:p>4.23924399999999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4.23959399999999">
                <text:p>4.23959399999999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4.23994399999999">
                <text:p>4.23994399999999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4.24029399999999">
                <text:p>4.24029399999999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4.24064399999999">
                <text:p>4.24064399999999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4.24099399999999">
                <text:p>4.24099399999999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4.24134199999999">
                <text:p>4.24134199999999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4.24168999999999">
                <text:p>4.24168999999999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4.24203599999999">
                <text:p>4.24203599999999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4.24238199999999">
                <text:p>4.24238199999999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4.24272799999999">
                <text:p>4.24272799999999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4.24307199999999">
                <text:p>4.24307199999999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4.24341599999999">
                <text:p>4.24341599999999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4.24375999999999">
                <text:p>4.24375999999999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4.24410399999999">
                <text:p>4.24410399999999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4.24444599999999">
                <text:p>4.24444599999999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4.24478799999999">
                <text:p>4.24478799999999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4.24512999999999">
                <text:p>4.24512999999999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4.24546999999999">
                <text:p>4.2454699999999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4.24580999999999">
                <text:p>4.2458099999999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4.24614999999999">
                <text:p>4.2461499999999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4.24648799999999">
                <text:p>4.24648799999999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4.24682599999999">
                <text:p>4.24682599999999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4.24716199999999">
                <text:p>4.24716199999999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4.24749799999999">
                <text:p>4.24749799999999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4.24783199999999">
                <text:p>4.24783199999999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4.24816399999999">
                <text:p>4.24816399999999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4.24849399999999">
                <text:p>4.24849399999999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4.24882399999999">
                <text:p>4.24882399999999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4.24915199999999">
                <text:p>4.24915199999999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4.24947799999999">
                <text:p>4.24947799999999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4.24980199999999">
                <text:p>4.24980199999999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4.25012399999999">
                <text:p>4.25012399999999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4.25044399999999">
                <text:p>4.2504439999999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4.25076199999999">
                <text:p>4.25076199999999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4.25107799999999">
                <text:p>4.25107799999999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4.25139399999999">
                <text:p>4.25139399999999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4.25170799999999">
                <text:p>4.25170799999999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4.25201999999999">
                <text:p>4.25201999999999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4.25233199999999">
                <text:p>4.25233199999999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4.25264399999999">
                <text:p>4.25264399999999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4.25295599999999">
                <text:p>4.25295599999999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4.25326799999999">
                <text:p>4.25326799999999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4.25357999999999">
                <text:p>4.25357999999999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4.25389199999999">
                <text:p>4.25389199999999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4.25420599999999">
                <text:p>4.25420599999999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4.25452199999999">
                <text:p>4.25452199999999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4.25483999999999">
                <text:p>4.25483999999999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4.25515999999999">
                <text:p>4.2551599999999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4.25548399999999">
                <text:p>4.25548399999999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4.25580999999999">
                <text:p>4.25580999999999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4.25613999999999">
                <text:p>4.25613999999999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4.25647199999999">
                <text:p>4.25647199999999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4.25680799999999">
                <text:p>4.25680799999999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4.25714799999999">
                <text:p>4.2571479999999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4.25748999999999">
                <text:p>4.25748999999999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4.25783599999999">
                <text:p>4.25783599999999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4.25818399999999">
                <text:p>4.25818399999999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4.25853599999999">
                <text:p>4.25853599999999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4.25888999999999">
                <text:p>4.25888999999999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4.25924799999999">
                <text:p>4.25924799999999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4.25960799999999">
                <text:p>4.2596079999999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4.25996999999999">
                <text:p>4.25996999999999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4.26033399999999">
                <text:p>4.26033399999999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4.26069999999999">
                <text:p>4.26069999999999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4.26106799999999">
                <text:p>4.26106799999999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4.26143799999999">
                <text:p>4.26143799999999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4.26180999999999">
                <text:p>4.26180999999999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4.26218399999999">
                <text:p>4.26218399999999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4.26255799999999">
                <text:p>4.26255799999999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4.26293399999999">
                <text:p>4.26293399999999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4.26330999999999">
                <text:p>4.26330999999999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4.26368799999999">
                <text:p>4.26368799999999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4.26406599999999">
                <text:p>4.26406599999999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4.26444399999999">
                <text:p>4.26444399999999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4.26482199999999">
                <text:p>4.26482199999999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4.26519999999999">
                <text:p>4.26519999999999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4.26557799999999">
                <text:p>4.26557799999999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4.26595399999999">
                <text:p>4.26595399999999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4.26632999999999">
                <text:p>4.26632999999999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4.26670399999999">
                <text:p>4.26670399999999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4.26707599999999">
                <text:p>4.26707599999999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4.26744599999999">
                <text:p>4.26744599999999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4.26781199999999">
                <text:p>4.26781199999999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4.26817599999999">
                <text:p>4.26817599999999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4.26853599999999">
                <text:p>4.2685359999999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4.26889199999999">
                <text:p>4.26889199999999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4.26924599999999">
                <text:p>4.26924599999999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4.26959599999999">
                <text:p>4.26959599999999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4.26994199999999">
                <text:p>4.26994199999999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4.27028399999999">
                <text:p>4.27028399999999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4.27062199999999">
                <text:p>4.27062199999999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4.27095599999999">
                <text:p>4.27095599999999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4.27128599999999">
                <text:p>4.27128599999999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4.27161199999999">
                <text:p>4.27161199999999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4.27193399999999">
                <text:p>4.27193399999999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4.27225399999999">
                <text:p>4.2722539999999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4.27256999999999">
                <text:p>4.27256999999999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4.27288399999999">
                <text:p>4.27288399999999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4.27319599999999">
                <text:p>4.27319599999999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4.27350399999999">
                <text:p>4.27350399999999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4.27381">
                <text:p>4.27381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4.274116">
                <text:p>4.274116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4.27442">
                <text:p>4.27442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4.27472199999999">
                <text:p>4.27472199999999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4.27502399999999">
                <text:p>4.27502399999999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4.27532399999999">
                <text:p>4.2753239999999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4.27562199999999">
                <text:p>4.27562199999999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4.27591999999999">
                <text:p>4.27591999999999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4.27621799999999">
                <text:p>4.27621799999999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4.27651399999999">
                <text:p>4.27651399999999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4.27680999999999">
                <text:p>4.27680999999999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4.27710399999999">
                <text:p>4.27710399999999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4.27739799999999">
                <text:p>4.27739799999999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4.27768999999999">
                <text:p>4.27768999999999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4.27798199999999">
                <text:p>4.27798199999999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4.27827399999999">
                <text:p>4.27827399999999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4.27856399999999">
                <text:p>4.27856399999999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4.27885399999999">
                <text:p>4.27885399999999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4.27914199999999">
                <text:p>4.27914199999999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4.27942999999999">
                <text:p>4.27942999999999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4.27971599999999">
                <text:p>4.27971599999999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4.28000199999999">
                <text:p>4.28000199999999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4.28028799999999">
                <text:p>4.28028799999999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4.28057199999999">
                <text:p>4.28057199999999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4.28085599999999">
                <text:p>4.28085599999999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4.28113799999999">
                <text:p>4.28113799999999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4.28141999999999">
                <text:p>4.28141999999999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4.28170199999999">
                <text:p>4.28170199999999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4.28198199999999">
                <text:p>4.2819819999999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4.28226199999999">
                <text:p>4.2822619999999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4.28254199999999">
                <text:p>4.2825419999999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4.28282199999999">
                <text:p>4.2828219999999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4.28310199999999">
                <text:p>4.2831019999999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4.28338199999999">
                <text:p>4.2833819999999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4.28366199999999">
                <text:p>4.2836619999999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4.28394199999999">
                <text:p>4.2839419999999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4.28422199999999">
                <text:p>4.2842219999999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4.284504">
                <text:p>4.284504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4.284786">
                <text:p>4.284786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4.28507">
                <text:p>4.28507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4.28535399999999">
                <text:p>4.28535399999999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4.28563999999999">
                <text:p>4.28563999999999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4.28592599999999">
                <text:p>4.28592599999999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4.286214">
                <text:p>4.286214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4.286502">
                <text:p>4.286502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4.28679">
                <text:p>4.28679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4.287078">
                <text:p>4.287078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4.287366">
                <text:p>4.287366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4.287654">
                <text:p>4.287654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4.28794">
                <text:p>4.28794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4.288226">
                <text:p>4.288226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4.28851">
                <text:p>4.28851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4.288794">
                <text:p>4.288794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4.289076">
                <text:p>4.289076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4.289356">
                <text:p>4.28935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4.289634">
                <text:p>4.289634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4.28991">
                <text:p>4.28991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4.290184">
                <text:p>4.290184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4.290456">
                <text:p>4.290456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4.290726">
                <text:p>4.290726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4.290992">
                <text:p>4.290992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4.291256">
                <text:p>4.291256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4.291518">
                <text:p>4.291518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4.291778">
                <text:p>4.29177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4.292034">
                <text:p>4.292034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4.292288">
                <text:p>4.292288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4.29254">
                <text:p>4.29254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4.292788">
                <text:p>4.292788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4.293034">
                <text:p>4.293034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4.293278">
                <text:p>4.293278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4.29352">
                <text:p>4.29352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4.29376">
                <text:p>4.2937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4.293998">
                <text:p>4.293998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4.294236">
                <text:p>4.294236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4.294472">
                <text:p>4.294472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4.294708">
                <text:p>4.294708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4.294942">
                <text:p>4.294942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4.295176">
                <text:p>4.295176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4.29541">
                <text:p>4.29541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4.295644">
                <text:p>4.295644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4.295878">
                <text:p>4.295878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4.296112">
                <text:p>4.296112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4.296346">
                <text:p>4.296346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4.296582">
                <text:p>4.296582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4.296818">
                <text:p>4.296818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4.297056">
                <text:p>4.297056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4.297294">
                <text:p>4.297294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4.297534">
                <text:p>4.29753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4.297776">
                <text:p>4.297776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4.298018">
                <text:p>4.298018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4.298262">
                <text:p>4.298262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4.298508">
                <text:p>4.298508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4.298756">
                <text:p>4.298756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4.299006">
                <text:p>4.299006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4.299258">
                <text:p>4.299258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4.299512">
                <text:p>4.299512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4.299766">
                <text:p>4.299766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4.300022">
                <text:p>4.300022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4.30028">
                <text:p>4.30028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4.30054">
                <text:p>4.3005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4.3008">
                <text:p>4.300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4.301062">
                <text:p>4.301062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4.301324">
                <text:p>4.301324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4.301588">
                <text:p>4.301588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4.301852">
                <text:p>4.301852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4.302116">
                <text:p>4.302116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4.302382">
                <text:p>4.302382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4.302648">
                <text:p>4.302648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4.302912">
                <text:p>4.302912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4.303176">
                <text:p>4.303176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4.30344">
                <text:p>4.30344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4.303702">
                <text:p>4.303702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4.303964">
                <text:p>4.303964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4.304224">
                <text:p>4.30422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4.304484">
                <text:p>4.30448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4.304742">
                <text:p>4.304742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4.304998">
                <text:p>4.304998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4.305252">
                <text:p>4.305252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.30550399999999">
                <text:p>4.30550399999999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4.30575599999999">
                <text:p>4.30575599999999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4.306006">
                <text:p>4.306006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4.306254">
                <text:p>4.306254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4.30649999999999">
                <text:p>4.30649999999999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4.306744">
                <text:p>4.306744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4.306988">
                <text:p>4.306988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4.30723">
                <text:p>4.30723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4.307472">
                <text:p>4.307472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4.307712">
                <text:p>4.3077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4.307952">
                <text:p>4.30795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4.308192">
                <text:p>4.30819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4.30843">
                <text:p>4.30843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4.308668">
                <text:p>4.308668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4.308906">
                <text:p>4.308906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4.309144">
                <text:p>4.309144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4.309382">
                <text:p>4.309382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4.309622">
                <text:p>4.30962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4.309862">
                <text:p>4.30986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4.310102">
                <text:p>4.31010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4.310342">
                <text:p>4.31034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4.310584">
                <text:p>4.310584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4.310826">
                <text:p>4.310826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4.311068">
                <text:p>4.311068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4.31131">
                <text:p>4.31131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4.311554">
                <text:p>4.311554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4.311798">
                <text:p>4.311798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4.312042">
                <text:p>4.312042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4.312286">
                <text:p>4.312286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4.31253">
                <text:p>4.31253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4.312774">
                <text:p>4.312774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4.313018">
                <text:p>4.313018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4.313262">
                <text:p>4.313262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4.313504">
                <text:p>4.313504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4.313746">
                <text:p>4.313746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4.313988">
                <text:p>4.313988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4.314228">
                <text:p>4.31422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4.314468">
                <text:p>4.31446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4.314706">
                <text:p>4.314706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4.314944">
                <text:p>4.314944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4.31518">
                <text:p>4.31518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4.315414">
                <text:p>4.315414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4.315646">
                <text:p>4.315646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4.315876">
                <text:p>4.315876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4.316106">
                <text:p>4.316106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4.316334">
                <text:p>4.316334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4.31656">
                <text:p>4.31656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4.316784">
                <text:p>4.316784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4.317006">
                <text:p>4.317006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4.317226">
                <text:p>4.31722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4.317444">
                <text:p>4.317444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4.31766">
                <text:p>4.31766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4.317876">
                <text:p>4.317876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4.31809">
                <text:p>4.31809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4.318304">
                <text:p>4.318304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4.318516">
                <text:p>4.318516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4.318728">
                <text:p>4.318728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4.31894">
                <text:p>4.31894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4.319152">
                <text:p>4.319152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4.319366">
                <text:p>4.31936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4.31958">
                <text:p>4.31958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4.319796">
                <text:p>4.319796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4.320012">
                <text:p>4.320012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4.32023">
                <text:p>4.32023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4.32045">
                <text:p>4.3204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4.320672">
                <text:p>4.320672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4.320896">
                <text:p>4.320896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4.32112">
                <text:p>4.32112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4.321346">
                <text:p>4.321346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4.321574">
                <text:p>4.321574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4.321804">
                <text:p>4.321804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4.322036">
                <text:p>4.322036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4.322268">
                <text:p>4.322268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4.322502">
                <text:p>4.322502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4.322736">
                <text:p>4.322736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4.322972">
                <text:p>4.322972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4.323208">
                <text:p>4.323208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4.323446">
                <text:p>4.323446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4.323684">
                <text:p>4.323684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4.323922">
                <text:p>4.323922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4.324162">
                <text:p>4.32416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4.324402">
                <text:p>4.32440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4.324642">
                <text:p>4.32464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4.324882">
                <text:p>4.32488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4.325122">
                <text:p>4.32512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4.325362">
                <text:p>4.32536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4.325602">
                <text:p>4.32560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4.325842">
                <text:p>4.32584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4.326082">
                <text:p>4.32608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4.326322">
                <text:p>4.32632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4.326562">
                <text:p>4.32656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4.326802">
                <text:p>4.32680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4.32704">
                <text:p>4.32704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4.327278">
                <text:p>4.327278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4.327516">
                <text:p>4.327516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4.327754">
                <text:p>4.327754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4.327992">
                <text:p>4.327992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4.32823">
                <text:p>4.32823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4.328468">
                <text:p>4.328468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4.328704">
                <text:p>4.328704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4.32894">
                <text:p>4.32894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4.329176">
                <text:p>4.329176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4.329412">
                <text:p>4.329412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4.329648">
                <text:p>4.329648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4.329884">
                <text:p>4.329884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4.330118">
                <text:p>4.330118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4.330352">
                <text:p>4.330352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4.330586">
                <text:p>4.330586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4.330818">
                <text:p>4.330818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4.33105">
                <text:p>4.33105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4.33128">
                <text:p>4.33128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4.33151">
                <text:p>4.33151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4.331738">
                <text:p>4.331738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4.331964">
                <text:p>4.331964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4.33219">
                <text:p>4.33219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4.332414">
                <text:p>4.332414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4.332638">
                <text:p>4.332638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4.33286">
                <text:p>4.33286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4.333082">
                <text:p>4.333082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4.333302">
                <text:p>4.33330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4.333522">
                <text:p>4.33352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4.33374">
                <text:p>4.33374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4.333958">
                <text:p>4.333958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4.334174">
                <text:p>4.334174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4.33439">
                <text:p>4.33439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4.334606">
                <text:p>4.334606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4.334822">
                <text:p>4.334822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4.335038">
                <text:p>4.335038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4.335254">
                <text:p>4.335254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4.33547">
                <text:p>4.33547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4.335686">
                <text:p>4.335686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4.335904">
                <text:p>4.335904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4.336122">
                <text:p>4.336122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4.336342">
                <text:p>4.33634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4.336562">
                <text:p>4.33656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4.336784">
                <text:p>4.336784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4.337008">
                <text:p>4.337008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4.337234">
                <text:p>4.337234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4.33746">
                <text:p>4.33746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4.337688">
                <text:p>4.337688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4.337918">
                <text:p>4.337918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4.338148">
                <text:p>4.338148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4.33838">
                <text:p>4.33838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4.338614">
                <text:p>4.338614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4.338848">
                <text:p>4.338848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4.339082">
                <text:p>4.339082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4.339316">
                <text:p>4.339316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4.33955">
                <text:p>4.33955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4.339784">
                <text:p>4.339784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4.340018">
                <text:p>4.340018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4.340252">
                <text:p>4.340252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4.340486">
                <text:p>4.340486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4.340718">
                <text:p>4.340718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4.34095">
                <text:p>4.34095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4.34118">
                <text:p>4.34118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4.341408">
                <text:p>4.341408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4.341632">
                <text:p>4.341632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4.341854">
                <text:p>4.341854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4.342074">
                <text:p>4.34207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4.34229">
                <text:p>4.34229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4.342506">
                <text:p>4.342506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4.342722">
                <text:p>4.342722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4.342938">
                <text:p>4.342938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4.343154">
                <text:p>4.343154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4.34337">
                <text:p>4.34337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4.343586">
                <text:p>4.343586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4.3438">
                <text:p>4.3438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4.34401">
                <text:p>4.34401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4.344216">
                <text:p>4.344216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4.344418">
                <text:p>4.344418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4.344616">
                <text:p>4.344616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4.34481">
                <text:p>4.34481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4.345">
                <text:p>4.345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4.345186">
                <text:p>4.345186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4.345368">
                <text:p>4.345368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4.345548">
                <text:p>4.34554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4.345724">
                <text:p>4.345724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4.345896">
                <text:p>4.345896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4.346064">
                <text:p>4.346064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4.34623">
                <text:p>4.34623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4.346392">
                <text:p>4.346392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4.34655">
                <text:p>4.34655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4.346704">
                <text:p>4.346704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4.346854">
                <text:p>4.346854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4.347002">
                <text:p>4.347002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4.347146">
                <text:p>4.347146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4.347286">
                <text:p>4.34728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4.347422">
                <text:p>4.347422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4.347554">
                <text:p>4.347554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4.347684">
                <text:p>4.347684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4.34781">
                <text:p>4.34781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4.347932">
                <text:p>4.347932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4.34805">
                <text:p>4.34805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4.348164">
                <text:p>4.348164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4.348276">
                <text:p>4.348276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4.348384">
                <text:p>4.348384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4.348488">
                <text:p>4.348488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4.348588">
                <text:p>4.34858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4.348684">
                <text:p>4.348684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4.348778">
                <text:p>4.348778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4.348868">
                <text:p>4.348868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4.348954">
                <text:p>4.348954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4.349036">
                <text:p>4.349036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4.349114">
                <text:p>4.349114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4.34919">
                <text:p>4.34919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4.349262">
                <text:p>4.349262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4.34933">
                <text:p>4.34933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4.349394">
                <text:p>4.349394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4.349456">
                <text:p>4.349456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4.349514">
                <text:p>4.349514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4.349568">
                <text:p>4.349568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4.349618">
                <text:p>4.34961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4.349664">
                <text:p>4.349664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4.349708">
                <text:p>4.34970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4.349748">
                <text:p>4.34974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4.349784">
                <text:p>4.349784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4.349816">
                <text:p>4.34981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4.349844">
                <text:p>4.349844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4.34987">
                <text:p>4.34987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4.349892">
                <text:p>4.349892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4.34991">
                <text:p>4.3499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4.349924">
                <text:p>4.349924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4.349934">
                <text:p>4.349934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4.349942">
                <text:p>4.34994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4.349946">
                <text:p>4.349946</text:p>
              </table:table-cell>
              <table:table-cell office:value-type="float" office:value="0.002">
                <text:p>0.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Windows_x86 LibreOffice_project/7545bee9c2a0782548772a21bc84a9dcc583b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